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2"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3" style:family="paragraph" style:parent-style-name="Preformatted_20_Text">
      <style:paragraph-properties fo:orphans="2" fo:widows="2"/>
      <style:text-properties fo:font-variant="normal" fo:text-transform="none" fo:color="#000000" loext:opacity="100%" fo:letter-spacing="normal"/>
    </style:style>
    <style:style style:name="T1" style:family="text">
      <style:text-properties fo:font-style="normal" fo:font-weight="normal"/>
    </style:style>
    <style:style style:name="T2" style:family="text">
      <style:text-properties style:font-style-asian="normal" style:font-weight-asian="normal"/>
    </style:style>
    <style:style style:name="T3" style:family="text">
      <style:text-properties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3"><text:s text:c="2"/><text:span text:style-name="T1">{</text:span></text:p>
      <text:p text:style-name="P3"><text:s text:c="4"/><text:span text:style-name="T1">"FIELD1": 0,</text:span></text:p>
      <text:p text:style-name="P3"><text:s text:c="4"/><text:span text:style-name="T1">"courseType": "v2.ondemand",</text:span></text:p>
      <text:p text:style-name="P3"><text:s text:c="4"/><text:span text:style-name="T1">"description": "This is the third course in the Teach English: Intermediate Grammar specialization. It will be useful to ESL teachers or those interested in learning to teach English language, but it is not an introduction to teaching course. You will learn about some specific problems students have learning intermediate grammar. You will learn why students have trouble with this tricky grammar and find out new ways to help students conquer it. You will also learn a variety of activities for teaching this content in a fun and interesting way. Finally, you will have opportunities to practice the skills you learn by creating sample assignments and recording short videos of your teaching demonstrations using a video camera, webcam, or smartphone. Learners wanting a grade will be required to submit short videos of their teaching skills.\n\nOnly learners who pay for the course will be able to take the graded quizzes or submit assignments for feedback. The free version provides access to the lectures and practice activities only.",</text:span></text:p>
      <text:p text:style-name="P3"><text:s text:c="4"/><text:span text:style-name="T1">"id": "3Rm7wSxHEeanqw4SNWFJ8Q",</text:span></text:p>
      <text:p text:style-name="P3"><text:s text:c="4"/><text:span text:style-name="T1">"slug": "teaching-common-grammar-mistakes",</text:span></text:p>
      <text:p text:style-name="P3"><text:s text:c="4"/><text:span text:style-name="T1">"instructorIds": "['13484864', '15414512', '13960609']",</text:span></text:p>
      <text:p text:style-name="P3"><text:s text:c="4"/><text:span text:style-name="T1">"specializations": "[]",</text:span></text:p>
      <text:p text:style-name="P3"><text:s text:c="4"/><text:span text:style-name="T1">"partnerIds": "['30']",</text:span></text:p>
      <text:p text:style-name="P3"><text:s text:c="4"/><text:span text:style-name="T1">"name": "Teaching Tips for Tricky English Grammar"</text:span></text:p>
      <text:p text:style-name="P3"><text:s text:c="2"/><text:span text:style-name="T1">},</text:span></text:p>
      <text:p text:style-name="P3"><text:s text:c="2"/><text:span text:style-name="T1">{</text:span></text:p>
      <text:p text:style-name="P3"><text:s text:c="4"/><text:span text:style-name="T1">"FIELD1": 1,</text:span></text:p>
      <text:p text:style-name="P3"><text:s text:c="4"/><text:span text:style-name="T1">"courseType": "v2.ondemand",</text:span></text:p>
      <text:p text:style-name="P3"><text:s text:c="4"/><text:span text:style-name="T1">"description": "In this course we study the ancient, Socratic art of blowing up your beliefs as you go, to make sure they're built to last. We spend six weeks studying three Platonic dialogues - \"Euthyphro\", \"Meno\", \"Republic\" Book I - then two weeks pondering a pair of footnotes to Plato: contemporary moral theory and moral psychology. \n\nPlatonic? Socratic? Socrates was the teacher, but he said he never did. Plato was the student who put words in his teacher's mouth. You'll get a feel for it.\n\nWe have a book: the new 4th edition of \"Reason and Persuasion\", by the instructor (and his wife, Belle Waring, the translator.) It contains the Plato you need, plus introductory material and in-depth, chapter-length commentaries. (Don't worry! John Holbo knows better than to read his book to the camera. The videos cover the same material, but the presentation is different.) \n\nThe book is offered free in PDF form - the whole thing, and individual chapter slices. It is also available in print and other e-editions. See the course content for links and information.\n\nThe course is suitable for beginning students of Plato and philosophy, but is intended to offer something to more advanced students as well. We seek new, odd angles on old, basic angles. Tricky! The strategy is to make a wide-ranging, interdisciplinary approach. <text:s/>Lots of contemporary connections, to make the weird bits intuitive; plus plenty of ancient color, still bright after all these years. So: arguments and ideas, new possibilities, old stories, fun facts. Plus cartoons. \n\nThe results can get elaborate (some book chapters and some lesson videos run long.) But each video comes with a brief summary of its contents. The lessons progress. I put them in this order for reasons. But there's no reason you can't skip over and around to find whatever seems most interesting. There are any number of self-contained mini-courses contained in this 8-week course. You are welcome to them.\n\nPlato has meant different things to different people. He's got his own ideas, no doubt. (Also, his own Ideas.) But these have, over the centuries, been worn into crossing paths for other feet; been built up into new platforms for projecting other voices. (Plato did it to Socrates, so fair is fair.) So your learning outcome should be: arrival somewhere interesting, in your head, where you haven't been before. I wouldn't presume to dictate more exactly.",</text:span></text:p>
      <text:p text:style-name="P3"><text:s text:c="4"/><text:span text:style-name="T1">"id": "yS8ezjDPEeW-zwq84wShFQ",</text:span></text:p>
      <text:p text:style-name="P3"><text:soft-page-break/><text:s text:c="4"/><text:span text:style-name="T1">"slug": "plato-dialogues",</text:span></text:p>
      <text:p text:style-name="P3"><text:s text:c="4"/><text:span text:style-name="T1">"instructorIds": "['268127']",</text:span></text:p>
      <text:p text:style-name="P3"><text:s text:c="4"/><text:span text:style-name="T1">"specializations": "[]",</text:span></text:p>
      <text:p text:style-name="P3"><text:s text:c="4"/><text:span text:style-name="T1">"partnerIds": "['47']",</text:span></text:p>
      <text:p text:style-name="P3"><text:s text:c="4"/><text:span text:style-name="T1">"name": "Reason and Persuasion: Thinking Through Three Dialogues By Plato"</text:span></text:p>
      <text:p text:style-name="P3"><text:s text:c="2"/><text:span text:style-name="T1">},</text:span></text:p>
      <text:p text:style-name="P3"><text:s text:c="2"/><text:span text:style-name="T1">{</text:span></text:p>
      <text:p text:style-name="P3"><text:s text:c="4"/><text:span text:style-name="T1">"FIELD1": 2,</text:span></text:p>
      <text:p text:style-name="P3"><text:s text:c="4"/><text:span text:style-name="T1">"courseType": "v2.ondemand",</text:span></text:p>
      <text:p text:style-name="P3"><text:s text:c="4"/><text:span text:style-name="T1">"description": "Whenever the word “accounting” is pronounced, it is immediately associated with the need to memorize endless boring numbers. However, it is the common financial statements that contain important information that provides inputs for valuation of investment projects. The only challenge is how to properly extract them.\n\nAccounting and finance are indeed intertwined. Sometimes people that are not experienced in the area even mix them up. But most often emphasis in accounting is on numbers. Still, the deep understanding of key accounting concepts helps reveal the interests and actions of people behind these numbers. And the human dimension of accounting adds invaluable insight in the potential of successful project implementation.\n\nThis Course discusses core ideas and concepts of both financial and managerial accounting. It by no means pretends to be comprehensive to any extent. But, being rather an accounting overview, it focuses on the issues that are most relevant and important for effective valuation of investment projects.\n\nThe learners will gain insight into the essence of accounting. They will be able to use the obtained knowledge and skills to successfully advance in their career at a financial institution, as well as in the area of financial management at non-financial businesses. To pursue a career in accounting, a more detailed study is strongly recommended.",</text:span></text:p>
      <text:p text:style-name="P3"><text:s text:c="4"/><text:span text:style-name="T1">"id": "8TCvZb_yEee38Ap8P6cP0A",</text:span></text:p>
      <text:p text:style-name="P3"><text:s text:c="4"/><text:span text:style-name="T1">"slug": "core-concepts-of-accounting",</text:span></text:p>
      <text:p text:style-name="P3"><text:s text:c="4"/><text:span text:style-name="T1">"instructorIds": "['17533334']",</text:span></text:p>
      <text:p text:style-name="P3"><text:s text:c="4"/><text:span text:style-name="T1">"specializations": "[]",</text:span></text:p>
      <text:p text:style-name="P3"><text:s text:c="4"/><text:span text:style-name="T1">"partnerIds": "['176', '440']",</text:span></text:p>
      <text:p text:style-name="P3"><text:s text:c="4"/><text:span text:style-name="T1">"name": "Core Concepts of Accounting – Numbers and People"</text:span></text:p>
      <text:p text:style-name="P3"><text:s text:c="2"/><text:span text:style-name="T1">},</text:span></text:p>
      <text:p text:style-name="P3"><text:s text:c="2"/><text:span text:style-name="T1">{</text:span></text:p>
      <text:p text:style-name="P3"><text:s text:c="4"/><text:span text:style-name="T1">"FIELD1": 3,</text:span></text:p>
      <text:p text:style-name="P3"><text:s text:c="4"/><text:span text:style-name="T1">"courseType": "v2.ondemand",</text:span></text:p>
      <text:p text:style-name="P3"><text:s text:c="4"/><text:span text:style-name="T1">"description": "This course is designed to introduce students to the issues of energy in the 21st century – including food and fuels – which are inseparably linked – and will discuss energy production and utilization from the biology, engineering, economics, climate science, and social science perspectives. \n\nThis course will cover the current production and utilization of energy, as well as the consequences of this use, examining finite fossil energy reserves, how food and energy are linked, impacts on the environment and climate, and the social and economic impacts of our present energy and food production and use. After the introductory lectures, we will examine the emerging field of sustainable energy, fuel and food production, emphasizing the importance of developing energy efficient and sustainable methods of production, and how these new technologies can contribute to replacing the diminishing supplies of fossil fuels, and reduce the consequences of carbon dioxide release into the environment. This course will also cover the importance of creating a sustainable energy future for all societies including those of the developing world. <text:s/>Lectures will be prepared and delivered by leading UC San Diego and Scripps Institution of Oceanography faculty and industry professionals across these areas of expertise.",</text:span></text:p>
      <text:p text:style-name="P3"><text:s text:c="4"/><text:span text:style-name="T1">"id": "5epfT7cBEeScDCIAC9REiQ",</text:span></text:p>
      <text:p text:style-name="P3"><text:s text:c="4"/><text:span text:style-name="T1">"slug": "future-of-energy",</text:span></text:p>
      <text:p text:style-name="P3"><text:s text:c="4"/><text:span text:style-name="T1">"instructorIds": "['5994674']",</text:span></text:p>
      <text:p text:style-name="P3"><text:s text:c="4"/><text:span text:style-name="T1">"specializations": "[]",</text:span></text:p>
      <text:p text:style-name="P3"><text:s text:c="4"/><text:span text:style-name="T1">"partnerIds": "['53']",</text:span></text:p>
      <text:p text:style-name="P3"><text:soft-page-break/><text:s text:c="4"/><text:span text:style-name="T1">"name": "Our Energy Future"</text:span></text:p>
      <text:p text:style-name="P3"><text:s text:c="2"/><text:span text:style-name="T1">},</text:span></text:p>
      <text:p text:style-name="P3"><text:s text:c="2"/><text:span text:style-name="T1">{</text:span></text:p>
      <text:p text:style-name="P3"><text:s text:c="4"/><text:span text:style-name="T1">"FIELD1": 4,</text:span></text:p>
      <text:p text:style-name="P3"><text:s text:c="4"/><text:span text:style-name="T1">"courseType": "v2.ondemand",</text:span></text:p>
      <text:p text:style-name="P3"><text:s text:c="4"/><text:span text:style-name="T1">"description": "This course sets out to provide an understanding of theories of learning and development and how these theories relate to educational technology. It has two components. The first is theoretical, in which we attempt to develop an overall frame of reference, locating approaches to the psychology of learning in terms of large paradigm shifts, from ‘behaviorism’ to ‘brain developmentalism’ to ‘social cognitivism’. The second component is practical, in which we will use these theoretical concepts to ‘parse’ a technology-mediated learning environment for its underlying presuppositions.",</text:span></text:p>
      <text:p text:style-name="P3"><text:s text:c="4"/><text:span text:style-name="T1">"id": "HdedLT8sEeeQDg6xSmfOXg",</text:span></text:p>
      <text:p text:style-name="P3"><text:s text:c="4"/><text:span text:style-name="T1">"slug": "learning-knowledge-human-development",</text:span></text:p>
      <text:p text:style-name="P3"><text:s text:c="4"/><text:span text:style-name="T1">"instructorIds": "['3734792', '3726726']",</text:span></text:p>
      <text:p text:style-name="P3"><text:s text:c="4"/><text:span text:style-name="T1">"specializations": "[]",</text:span></text:p>
      <text:p text:style-name="P3"><text:s text:c="4"/><text:span text:style-name="T1">"partnerIds": "['17']",</text:span></text:p>
      <text:p text:style-name="P3"><text:s text:c="4"/><text:span text:style-name="T1">"name": "Learning, Knowledge, and Human Development "</text:span></text:p>
      <text:p text:style-name="P3"><text:s text:c="2"/><text:span text:style-name="T1">},</text:span></text:p>
      <text:p text:style-name="P3"><text:s text:c="2"/><text:span text:style-name="T1">{</text:span></text:p>
      <text:p text:style-name="P3"><text:s text:c="4"/><text:span text:style-name="T1">"FIELD1": 5,</text:span></text:p>
      <text:p text:style-name="P3"><text:s text:c="4"/><text:span text:style-name="T1">"courseType": "v2.ondemand",</text:span></text:p>
      <text:p text:style-name="P3"><text:s text:c="4"/><text:span text:style-name="T1">"description": "Mountains 101­­ is a broad and integrated overview of the mountain world. This 12-lesson course covers an interdisciplinary field of study focusing on the physical, biological, and human dimensions of mountain places in Alberta, Canada, and around the world. Specifically, we'll study the geological origins of mountains, how they’re built-up and worn-down over time; we’ll learn about their importance for biodiversity and water cycles, globally and locally; we’ll explore their cultural significance to societies around the globe, and how that relationship has evolved over time; and we’ll learn how mountains are used, how they’re protected, and how today they’re experiencing rapid change in a warming climate. \n\nAt the end of each lesson, Mountains 101 will also provide learners with some smart tricks -- Tech Tips -- to safely enjoy time in the high alpine environment: from how to pick the best footwear for hiking to making smart decisions in avalanche terrain. \n\nWe’ll be delivering your online lessons from valley bottoms to mountaintops, from museums and labs, to alpine huts and other spectacular alpine sites, and we’ll do so with the help of a whole host of experts.\n \nWe invite you to join us for this online adventure! The mountains are calling...",</text:span></text:p>
      <text:p text:style-name="P3"><text:s text:c="4"/><text:span text:style-name="T1">"id": "PsTsfU0LEeWfzRIay-bDMQ",</text:span></text:p>
      <text:p text:style-name="P3"><text:s text:c="4"/><text:span text:style-name="T1">"slug": "mountains-101",</text:span></text:p>
      <text:p text:style-name="P3"><text:s text:c="4"/><text:span text:style-name="T1">"instructorIds": "['4331062', '18033641']",</text:span></text:p>
      <text:p text:style-name="P3"><text:s text:c="4"/><text:span text:style-name="T1">"specializations": "[]",</text:span></text:p>
      <text:p text:style-name="P3"><text:s text:c="4"/><text:span text:style-name="T1">"partnerIds": "['146']",</text:span></text:p>
      <text:p text:style-name="P3"><text:s text:c="4"/><text:span text:style-name="T1">"name": "Mountains 101"</text:span></text:p>
      <text:p text:style-name="P3"><text:s text:c="2"/><text:span text:style-name="T1">},</text:span></text:p>
      <text:p text:style-name="P3"><text:s text:c="2"/><text:span text:style-name="T1">{</text:span></text:p>
      <text:p text:style-name="P3"><text:s text:c="4"/><text:span text:style-name="T1">"FIELD1": 6,</text:span></text:p>
      <text:p text:style-name="P3"><text:s text:c="4"/><text:span text:style-name="T1">"courseType": "v2.ondemand",</text:span></text:p>
      <text:p text:style-name="P3"><text:s text:c="4"/><text:span text:style-name="T1">"description": "This course explores Javascript based front-end application development, and in particular the React library (Currently Ver. 16.3). This course will use JavaScript ES6 for developing React application. You will also get an introduction to the use of Reactstrap for Bootstrap 4-based responsive UI design. You will be introduced to various aspects of React components. You will learn about React router and its use in developing single-page applications. You will also learn about designing controlled forms. You will be introduced to the Flux architecture and Redux. You will explore various aspects of Redux and use it to develop React-Redux powered applications. You will then learn to use Fetch for </text:span><text:soft-page-break/><text:span text:style-name="T1">client-server communication and the use of REST API on the server side. A quick tour through React animation support and testing rounds off the course. You must have preferably completed the previous course in the specialization on Bootstrap 4, or have a working knowledge of Bootstrap 4 to be able to navigate this course. Also a good working knowledge of JavaScript, especially ES 5 is strongly recommended.\n\nAt the end of this course you will:\n\n- Be familiar with client-side Javascript application development and the React library\n- Be able to implement single page applications in React\n- Be able to use various React features including components and forms\n- Be able to implement a functional front-end web application using React\n- Be able to use Reactstrap for designing responsive React applications\n- Be able to use Redux to design the architecture for a React-Redux application",</text:span></text:p>
      <text:p text:style-name="P3"><text:s text:c="4"/><text:span text:style-name="T1">"id": "yG1EARC8EeiWoAqBnMlvMg",</text:span></text:p>
      <text:p text:style-name="P3"><text:s text:c="4"/><text:span text:style-name="T1">"slug": "front-end-react",</text:span></text:p>
      <text:p text:style-name="P3"><text:s text:c="4"/><text:span text:style-name="T1">"instructorIds": "['1017488']",</text:span></text:p>
      <text:p text:style-name="P3"><text:s text:c="4"/><text:span text:style-name="T1">"specializations": "[]",</text:span></text:p>
      <text:p text:style-name="P3"><text:s text:c="4"/><text:span text:style-name="T1">"partnerIds": "['35']",</text:span></text:p>
      <text:p text:style-name="P3"><text:s text:c="4"/><text:span text:style-name="T1">"name": "Front-End Web Development with React"</text:span></text:p>
      <text:p text:style-name="P3"><text:s text:c="2"/><text:span text:style-name="T1">},</text:span></text:p>
      <text:p text:style-name="P3"><text:s text:c="2"/><text:span text:style-name="T1">{</text:span></text:p>
      <text:p text:style-name="P3"><text:s text:c="4"/><text:span text:style-name="T1">"FIELD1": 7,</text:span></text:p>
      <text:p text:style-name="P3"><text:s text:c="4"/><text:span text:style-name="T1">"courseType": "v2.ondemand",</text:span></text:p>
      <text:p text:style-name="P3"><text:s text:c="4"/><text:span text:style-name="T1">"description": "This course teaches how to design a feedback system to control a switching converter. The equivalent circuit models derived in the previous courses are extended to model small-signal ac variations. These models are then solved, to find the important transfer functions of the converter and its regulator system. Finally, the feedback loop is modeled, analyzed, and designed to meet requirements such as output regulation, bandwidth and transient response, and rejection of disturbances.\n\nUpon completion of this course, you will be able to design and analyze the feedback systems of switching regulators.\n\nThis course assumes prior completion of courses Introduction to Power Electronics and Converter Circuits.",</text:span></text:p>
      <text:p text:style-name="P3"><text:s text:c="4"/><text:span text:style-name="T1">"id": "kcW15H3JEeWKYwric11Hpw",</text:span></text:p>
      <text:p text:style-name="P3"><text:s text:c="4"/><text:span text:style-name="T1">"slug": "converter-control",</text:span></text:p>
      <text:p text:style-name="P3"><text:s text:c="4"/><text:span text:style-name="T1">"instructorIds": "['2659612']",</text:span></text:p>
      <text:p text:style-name="P3"><text:s text:c="4"/><text:span text:style-name="T1">"specializations": "[]",</text:span></text:p>
      <text:p text:style-name="P3"><text:s text:c="4"/><text:span text:style-name="T1">"partnerIds": "['71']",</text:span></text:p>
      <text:p text:style-name="P3"><text:s text:c="4"/><text:span text:style-name="T1">"name": "Converter Control"</text:span></text:p>
      <text:p text:style-name="P3"><text:s text:c="2"/><text:span text:style-name="T1">},</text:span></text:p>
      <text:p text:style-name="P3"><text:s text:c="2"/><text:span text:style-name="T1">{</text:span></text:p>
      <text:p text:style-name="P3"><text:s text:c="4"/><text:span text:style-name="T1">"FIELD1": 8,</text:span></text:p>
      <text:p text:style-name="P3"><text:s text:c="4"/><text:span text:style-name="T1">"courseType": "v2.ondemand",</text:span></text:p>
      <text:p text:style-name="P3"><text:s text:c="4"/><text:span text:style-name="T1">"description": "In this course you will learn three key website programming and design languages: HTML, CSS and JavaScript. You will create a web page using basic elements to control layout and style. <text:s/>Additionally, your web page will support interactivity. \n\nAt the end of the course, you will be able to:\n\n1. Define the purpose of HTML, CSS and JavaScript\n2. Make a simple web page using HTML\n3. Use CSS to control text styles and layout\n4. Use CSS libraries such as Bootstrap to create responsive layouts\n5. Use JavaScript variables and functions\n6. Manipulate web page content using JavaScript\n7. Respond to user input using JavaScript\n\nIn this course, you will complete: \n2 assignments writing HTML, CSS and JavaScript, each taking ~1 hour to complete\n4 quizzes, each taking ~20 minutes to complete\n1 programming exercise~30 minutes to complete\nmultiple practice quizzes, each taking ~5 minutes to complete\n\nParticipation in or completion of this online course will not confer academic credit for University of London programmes.",</text:span></text:p>
      <text:p text:style-name="P3"><text:s text:c="4"/><text:span text:style-name="T1">"id": "HITLfhnoEeWjrA6seF25aw",</text:span></text:p>
      <text:p text:style-name="P3"><text:s text:c="4"/><text:span text:style-name="T1">"slug": "website-coding",</text:span></text:p>
      <text:p text:style-name="P3"><text:s text:c="4"/><text:span text:style-name="T1">"instructorIds": "['1960981', '1620951', '6059456']",</text:span></text:p>
      <text:p text:style-name="P3"><text:s text:c="4"/><text:span text:style-name="T1">"specializations": "[]",</text:span></text:p>
      <text:p text:style-name="P3"><text:s text:c="4"/><text:span text:style-name="T1">"partnerIds": "['26', '303']",</text:span></text:p>
      <text:p text:style-name="P3"><text:soft-page-break/><text:s text:c="4"/><text:span text:style-name="T1">"name": "Responsive Website Basics: Code with HTML, CSS, and JavaScript "</text:span></text:p>
      <text:p text:style-name="P3"><text:s text:c="2"/><text:span text:style-name="T1">},</text:span></text:p>
      <text:p text:style-name="P3"><text:s text:c="2"/><text:span text:style-name="T1">{</text:span></text:p>
      <text:p text:style-name="P3"><text:s text:c="4"/><text:span text:style-name="T1">"FIELD1": 9,</text:span></text:p>
      <text:p text:style-name="P3"><text:s text:c="4"/><text:span text:style-name="T1">"courseType": "v2.ondemand",</text:span></text:p>
      <text:p text:style-name="P3"><text:s text:c="4"/><text:span text:style-name="T1">"description": "Developing tomorrow's industrial infrastructure is a significant challenge. This course goes beyond the hype of consumer IoT to emphasize a much greater space for potential embedded system applications and growth: The Industrial Internet of Things (IIoT), also known as Industry 4.0. Cisco’s CEO stated: “IoT overall is a $19 Trillion market. IIoT is a significant subset including digital oilfield, advanced manufacturing, power grid automation, and smart cities”.\n\nThis is part 1 of the specialization. The primary objective of this specialization is to closely examine emerging markets, technology trends, applications and skills required by engineering students, or working engineers, exploring career opportunities in the IIoT space. The structure of the course is intentionally wide and shallow: We will cover many topics, but will not go extremely deep into any one topic area, thereby providing a broad overview of the immense landscape of IIoT. There is one exception: We will study security in some depth as this is the most important topic for all \"Internet of Things\" product development.\n\nIn this course students will learn :\n <text:s/>* What Industry 4.0 is and what factors have enabled the IIoT\n <text:s/>* Key skills to develop to be employed in the IIoT space\n <text:s/>* What platforms are, and also market information on Software and Services\n <text:s/>* What the top application areas are (examples include manufacturing and oil &amp;gas)\n <text:s/>* What the top operating systems are that are used in IIoT deployments\n <text:s/>* About networking and wireless communication protocols used in IIoT deployments\n <text:s/>* About computer security; encryption techniques and secure methods for insuring data integrity and authentication",</text:span></text:p>
      <text:p text:style-name="P3"><text:s text:c="4"/><text:span text:style-name="T1">"id": "88AS74tsEeiIKw52w5bZOA",</text:span></text:p>
      <text:p text:style-name="P3"><text:s text:c="4"/><text:span text:style-name="T1">"slug": "industrial-iot-markets-security",</text:span></text:p>
      <text:p text:style-name="P3"><text:s text:c="4"/><text:span text:style-name="T1">"instructorIds": "['28740057']",</text:span></text:p>
      <text:p text:style-name="P3"><text:s text:c="4"/><text:span text:style-name="T1">"specializations": "[]",</text:span></text:p>
      <text:p text:style-name="P3"><text:s text:c="4"/><text:span text:style-name="T1">"partnerIds": "['71']",</text:span></text:p>
      <text:p text:style-name="P3"><text:s text:c="4"/><text:span text:style-name="T1">"name": "Industrial IoT Markets and Security"</text:span></text:p>
      <text:p text:style-name="P3"><text:s text:c="2"/><text:span text:style-name="T1">},</text:span></text:p>
      <text:p text:style-name="P3"><text:s text:c="2"/><text:span text:style-name="T1">{</text:span></text:p>
      <text:p text:style-name="P3"><text:s text:c="4"/><text:span text:style-name="T1">"FIELD1": 10,</text:span></text:p>
      <text:p text:style-name="P3"><text:s text:c="4"/><text:span text:style-name="T1">"courseType": "v2.ondemand",</text:span></text:p>
      <text:p text:style-name="P3"><text:s text:c="4"/><text:span text:style-name="T1">"description": "Decision-makers often turn to scientists and engineers to assist them to navigate through complex environmental, health and societal challenges pervaded by systemic uncertainty, ambiguity and ethical implications. \n\nThis course prepares you to meet the requests and demands of current and future decision-makers and in this course, you will analyze ethical challenges associated with environmental dilemmas and apply different decision making tools relevant to environmental management and regulation.",</text:span></text:p>
      <text:p text:style-name="P3"><text:s text:c="4"/><text:span text:style-name="T1">"id": "#NAME?",</text:span></text:p>
      <text:p text:style-name="P3"><text:s text:c="4"/><text:span text:style-name="T1">"slug": "environmental-management-ethics",</text:span></text:p>
      <text:p text:style-name="P3"><text:s text:c="4"/><text:span text:style-name="T1">"instructorIds": "['14612349', '15973390']",</text:span></text:p>
      <text:p text:style-name="P3"><text:s text:c="4"/><text:span text:style-name="T1">"specializations": "[]",</text:span></text:p>
      <text:p text:style-name="P3"><text:s text:c="4"/><text:span text:style-name="T1">"partnerIds": "['57']",</text:span></text:p>
      <text:p text:style-name="P3"><text:s text:c="4"/><text:span text:style-name="T1">"name": "Environmental Management &amp; Ethics"</text:span></text:p>
      <text:p text:style-name="P3"><text:s text:c="2"/><text:span text:style-name="T1">},</text:span></text:p>
      <text:p text:style-name="P3"><text:s text:c="2"/><text:span text:style-name="T1">{</text:span></text:p>
      <text:p text:style-name="P3"><text:s text:c="4"/><text:span text:style-name="T1">"FIELD1": 11,</text:span></text:p>
      <text:p text:style-name="P3"><text:s text:c="4"/><text:span text:style-name="T1">"courseType": "v2.ondemand",</text:span></text:p>
      <text:p text:style-name="P3"><text:s text:c="4"/><text:span text:style-name="T1">"description": "The Foundations of Teaching for Learning programme is for anyone who is teaching, or who would like to teach, in any subject and any context - be it at school, at home or in the workplace. With dynamic lessons taught by established and respected professionals from across the Commonwealth, this eight course programme will see you develop and strengthen your skills in teaching, </text:span><text:soft-page-break/><text:span text:style-name="T1">professionalism, assessment, and more. As you carry on through the programme, you will find yourself strengthening not only your skills, but your connection with colleagues across the globe. A professional development opportunity not to be missed. \n\nPositive relationships with students supports children's learning. Positive relationships with colleagues and school leaders helps school improvement. <text:s/>This course helps teachers develop strong relationships with families and colleagues.\n\nEnhance your course by joining the Commonwealth teaching community on our website, Facebook and Twitter.",</text:span></text:p>
      <text:p text:style-name="P3"><text:s text:c="4"/><text:span text:style-name="T1">"id": "2mShqDVyEeW6RApRXdjJPw",</text:span></text:p>
      <text:p text:style-name="P3"><text:s text:c="4"/><text:span text:style-name="T1">"slug": "teacher-relationships",</text:span></text:p>
      <text:p text:style-name="P3"><text:s text:c="4"/><text:span text:style-name="T1">"instructorIds": "['5654261', '3678310', '3366373']",</text:span></text:p>
      <text:p text:style-name="P3"><text:s text:c="4"/><text:span text:style-name="T1">"specializations": "[]",</text:span></text:p>
      <text:p text:style-name="P3"><text:s text:c="4"/><text:span text:style-name="T1">"partnerIds": "['106']",</text:span></text:p>
      <text:p text:style-name="P3"><text:s text:c="4"/><text:span text:style-name="T1">"name": "Foundations of Teaching for Learning: Developing Relationships"</text:span></text:p>
      <text:p text:style-name="P3"><text:s text:c="2"/><text:span text:style-name="T1">},</text:span></text:p>
      <text:p text:style-name="P3"><text:s text:c="2"/><text:span text:style-name="T1">{</text:span></text:p>
      <text:p text:style-name="P3"><text:s text:c="4"/><text:span text:style-name="T1">"FIELD1": 12,</text:span></text:p>
      <text:p text:style-name="P3"><text:s text:c="4"/><text:span text:style-name="T1">"courseType": "v2.ondemand",</text:span></text:p>
      <text:p text:style-name="P3"><text:s text:c="4"/><text:span text:style-name="T1">"description": "Працюйте розумніше, а не більше\nВи зможете здобути і застосувати ваші знання та розуміння особистої та професійної обізнаності, організованості та виконання зобов’язань, а також використовувати інструменти, методи та прийоми, про які ви дізналися, для постановки цілей та пріоритетів, планування та делегування для подолання управлінських викликів та покращення продуктивності. \n\nThis course is translated by the Ukrainian mobile network operator, lifecell.",</text:span></text:p>
      <text:p text:style-name="P3"><text:s text:c="4"/><text:span text:style-name="T1">"id": "t2hchZe2EeWjfxIrc5BW9Q",</text:span></text:p>
      <text:p text:style-name="P3"><text:s text:c="4"/><text:span text:style-name="T1">"slug": "upravlinnya-chasom",</text:span></text:p>
      <text:p text:style-name="P3"><text:s text:c="4"/><text:span text:style-name="T1">"instructorIds": "['9772840']",</text:span></text:p>
      <text:p text:style-name="P3"><text:s text:c="4"/><text:span text:style-name="T1">"specializations": "[]",</text:span></text:p>
      <text:p text:style-name="P3"><text:s text:c="4"/><text:span text:style-name="T1">"partnerIds": "['30']",</text:span></text:p>
      <text:p text:style-name="P3"><text:s text:c="4"/><text:span text:style-name="T1">"name": "Працюйте розумніше, а не більше: управління часом для особистої та професійної продуктивності"</text:span></text:p>
      <text:p text:style-name="P3"><text:s text:c="2"/><text:span text:style-name="T1">},</text:span></text:p>
      <text:p text:style-name="P3"><text:s text:c="2"/><text:span text:style-name="T1">{</text:span></text:p>
      <text:p text:style-name="P3"><text:s text:c="4"/><text:span text:style-name="T1">"FIELD1": 13,</text:span></text:p>
      <text:p text:style-name="P3"><text:s text:c="4"/><text:span text:style-name="T1">"courseType": "v2.ondemand",</text:span></text:p>
      <text:p text:style-name="P3"><text:s text:c="4"/><text:span text:style-name="T1">"description": "The drive for development of new and novel oral biomaterials has never been more important with many people using oral biomaterials today and seeing their benefits in restoring and improving their oral health for a more enjoyable lifestyle. The unique properties of biomaterials such as titanium (Ti), zirconia (ZrO2) and various polymeric materials have made them materials of choice in oral health: dental implants, oral and maxillofacial surgery, and even regenerative medicine. Oral biomaterials research today is an exciting and intensive multidisciplinary area that encompasses contributions from a wide range of fields from professional dentistry to biology, chemistry, physics, material science, and engineering. \n\nMaterials in Oral Health is a FREE 4-week course open to all interested learners. In the course, you will learn about the special properties and benefits of biomaterials including, titanium and titanium alloys, zirconia and other alloys, ceramics, and modern composites. You will gain insights of the practical use of these biomaterials in different aspects of dentistry and clinical implications. You will realize how contemporary dentistry is about unifying synthetic materials to living tooth and bone tissues. You will get in touch with the crucial roles of digital dentistry and learn about CAD/CAM technology in crown fabrication, 3D printing and digital orthodontics. And lastly, you will be introduced to procedures and testing methods used to test significant mechanical properties of biomaterials in the research laboratory. \n\nWe cordially invite those of you who wish to make a difference in tomorrow’s dental materials and oral health development to join us in the 4-week journey in Materials in Oral Health.\n\nYou can get recognition for completion of the course by obtaining a </text:span><text:soft-page-break/><text:span text:style-name="T1">Course Certificate. You can refer to details on: https://learner.coursera.help/hc/en-us/articles/208280196",</text:span></text:p>
      <text:p text:style-name="P3"><text:s text:c="4"/><text:span text:style-name="T1">"id": "wP6bopzUEeaF3g7NeAQepg",</text:span></text:p>
      <text:p text:style-name="P3"><text:s text:c="4"/><text:span text:style-name="T1">"slug": "materials-oral-health",</text:span></text:p>
      <text:p text:style-name="P3"><text:s text:c="4"/><text:span text:style-name="T1">"instructorIds": "['25062171', '25062639']",</text:span></text:p>
      <text:p text:style-name="P3"><text:s text:c="4"/><text:span text:style-name="T1">"specializations": "[]",</text:span></text:p>
      <text:p text:style-name="P3"><text:s text:c="4"/><text:span text:style-name="T1">"partnerIds": "['235']",</text:span></text:p>
      <text:p text:style-name="P3"><text:s text:c="4"/><text:span text:style-name="T1">"name": "Materials in Oral Health"</text:span></text:p>
      <text:p text:style-name="P3"><text:s text:c="2"/><text:span text:style-name="T1">},</text:span></text:p>
      <text:p text:style-name="P3"><text:s text:c="2"/><text:span text:style-name="T1">{</text:span></text:p>
      <text:p text:style-name="P3"><text:s text:c="4"/><text:span text:style-name="T1">"FIELD1": 14,</text:span></text:p>
      <text:p text:style-name="P3"><text:s text:c="4"/><text:span text:style-name="T1">"courseType": "v2.ondemand",</text:span></text:p>
      <text:p text:style-name="P3"><text:s text:c="4"/><text:span text:style-name="T1">"description": "The art of uncovering the insights and trends in data has been around since ancient times. The ancient Egyptians used census data to increase efficiency in tax collection and they accurately predicted the flooding of the Nile river every year. Since then, people working in data science have carved out a unique and distinct field for the work they do. This field is data science. In this course, we will meet some data science practitioners and we will get an overview of what data science is today.\n\nLIMITED TIME OFFER: Subscription is only $39 USD per month for access to graded materials and a certificate.",</text:span></text:p>
      <text:p text:style-name="P3"><text:s text:c="4"/><text:span text:style-name="T1">"id": "r0GnHOZaEees-Q6jQMxlrg",</text:span></text:p>
      <text:p text:style-name="P3"><text:s text:c="4"/><text:span text:style-name="T1">"slug": "what-is-datascience",</text:span></text:p>
      <text:p text:style-name="P3"><text:s text:c="4"/><text:span text:style-name="T1">"instructorIds": "['28512151', '28511560']",</text:span></text:p>
      <text:p text:style-name="P3"><text:s text:c="4"/><text:span text:style-name="T1">"specializations": "[]",</text:span></text:p>
      <text:p text:style-name="P3"><text:s text:c="4"/><text:span text:style-name="T1">"partnerIds": "['348']",</text:span></text:p>
      <text:p text:style-name="P3"><text:s text:c="4"/><text:span text:style-name="T1">"name": "What is Data Science? "</text:span></text:p>
      <text:p text:style-name="P3"><text:s text:c="2"/><text:span text:style-name="T1">},</text:span></text:p>
      <text:p text:style-name="P3"><text:s text:c="2"/><text:span text:style-name="T1">{</text:span></text:p>
      <text:p text:style-name="P3"><text:s text:c="4"/><text:span text:style-name="T1">"FIELD1": 15,</text:span></text:p>
      <text:p text:style-name="P3"><text:s text:c="4"/><text:span text:style-name="T1">"courseType": "v2.ondemand",</text:span></text:p>
      <text:p text:style-name="P3"><text:s text:c="4"/><text:span text:style-name="T1">"description": "</text:span><text:span text:style-name="T2">本課程第二部分著重在和人工智慧密不可分的機器學習。課程內容包含了機器學習基礎理論（包含 </text:span><text:span text:style-name="T1">1990 </text:span><text:span text:style-name="T2">年代發展的</text:span><text:span text:style-name="T1">VC</text:span><text:span text:style-name="T2">理論）、分類器（包含決策樹及支援向量機）、神經網路（包含深度學習）及增強式學習（包含深度增強式學習。</text:span><text:span text:style-name="T1">\n <text:s text:c="7"/></text:span><text:span text:style-name="T2">此部份技術包含最早追溯至 </text:span><text:span text:style-name="T1">1950 </text:span><text:span text:style-name="T2">年代直到最近 </text:span><text:span text:style-name="T1">2016 </text:span><text:span text:style-name="T2">年附近的最新發展。此課程從基礎理論開始，簡介了各機器學習主流技法以及從淺層學習架構演變到最近深度架構的轉換。</text:span><text:span text:style-name="T1">\n\n</text:span><text:span text:style-name="T2">本課程之核心目標為：</text:span><text:span text:style-name="T1">\n</text:span><text:span text:style-name="T2">（一）使同學對人工智慧相關的機器學習技術有基礎概念</text:span><text:span text:style-name="T1">\n</text:span><text:span text:style-name="T2">（二）同學能夠理解機器學習基礎理論、分類器、神經網路、增強式學習</text:span><text:span text:style-name="T1">\n</text:span><text:span text:style-name="T2">（三）同學能將相關技術應用到自己的問題上</text:span><text:span text:style-name="T1">\n\n</text:span><text:span text:style-name="T2">修課前，基礎背景知識：</text:span><text:span text:style-name="T1">\n</text:span><text:span text:style-name="T2">需要的先備知識：計算機概論</text:span><text:span text:style-name="T1">\n</text:span><text:span text:style-name="T2">建議的先備知識：資料結構與演算法</text:span><text:span text:style-name="T1">",</text:span></text:p>
      <text:p text:style-name="P3"><text:s text:c="4"/><text:span text:style-name="T1">"id": "_HYzDzDHEeiWTQ4fi9qqFg",</text:span></text:p>
      <text:p text:style-name="P3"><text:s text:c="4"/><text:span text:style-name="T1">"slug": "ai2",</text:span></text:p>
      <text:p text:style-name="P3"><text:s text:c="4"/><text:span text:style-name="T1">"instructorIds": "['8180013']",</text:span></text:p>
      <text:p text:style-name="P3"><text:s text:c="4"/><text:span text:style-name="T1">"specializations": "[]",</text:span></text:p>
      <text:p text:style-name="P3"><text:s text:c="4"/><text:span text:style-name="T1">"partnerIds": "['75']",</text:span></text:p>
      <text:p text:style-name="P3"><text:s text:c="4"/><text:span text:style-name="T1">"name": "</text:span><text:span text:style-name="T2">人工智慧：機器學習與理論基礎 </text:span><text:span text:style-name="T1">(Artificial Intelligence - Learning &amp; Theory)"</text:span></text:p>
      <text:p text:style-name="P3"><text:s text:c="2"/><text:span text:style-name="T1">},</text:span></text:p>
      <text:p text:style-name="P3"><text:s text:c="2"/><text:span text:style-name="T1">{</text:span></text:p>
      <text:p text:style-name="P3"><text:s text:c="4"/><text:span text:style-name="T1">"FIELD1": 16,</text:span></text:p>
      <text:p text:style-name="P3"><text:s text:c="4"/><text:span text:style-name="T1">"courseType": "v2.ondemand",</text:span></text:p>
      <text:p text:style-name="P3"><text:s text:c="4"/><text:span text:style-name="T1">"description": "This course aims to introduce learners to advanced visualization techniques beyond the basic charts covered in Information Visualization: Fundamentals. These techniques are organized around data types to cover advance methods for: temporal and spatial data, networks and trees and textual data. In this module we also teach learners how to develop innovative techniques in D3.js.\n\nLearning Goals\nGoal: Analyze the design space of visualization solutions for various kinds of data visualization problems. Learn what designs are available for a given problem and what are their respective advantages and disadvantages.\n- Temporal\n- Spatial\n- Spatio-Temporal\n- Networks\n- Trees\n- Text\n\nThis is the fourth course in the Information </text:span><text:soft-page-break/><text:span text:style-name="T1">Visualization Specialization. The course expects you to have some basic knowledge of programming as well as some basic visualization skills (as those introduced in the first course of the specialization).",</text:span></text:p>
      <text:p text:style-name="P3"><text:s text:c="4"/><text:span text:style-name="T1">"id": "OULAMCiEEei4ABKHM5bfFA",</text:span></text:p>
      <text:p text:style-name="P3"><text:s text:c="4"/><text:span text:style-name="T1">"slug": "information-visualization-advanced-techniques",</text:span></text:p>
      <text:p text:style-name="P3"><text:s text:c="4"/><text:span text:style-name="T1">"instructorIds": "['28471750', '31680372']",</text:span></text:p>
      <text:p text:style-name="P3"><text:s text:c="4"/><text:span text:style-name="T1">"specializations": "[]",</text:span></text:p>
      <text:p text:style-name="P3"><text:s text:c="4"/><text:span text:style-name="T1">"partnerIds": "['309']",</text:span></text:p>
      <text:p text:style-name="P3"><text:s text:c="4"/><text:span text:style-name="T1">"name": "Information Visualization: Advanced Techniques"</text:span></text:p>
      <text:p text:style-name="P3"><text:s text:c="2"/><text:span text:style-name="T1">},</text:span></text:p>
      <text:p text:style-name="P3"><text:s text:c="2"/><text:span text:style-name="T1">{</text:span></text:p>
      <text:p text:style-name="P3"><text:s text:c="4"/><text:span text:style-name="T1">"FIELD1": 17,</text:span></text:p>
      <text:p text:style-name="P3"><text:s text:c="4"/><text:span text:style-name="T1">"courseType": "v2.ondemand",</text:span></text:p>
      <text:p text:style-name="P3"><text:s text:c="4"/><text:span text:style-name="T1">"description": "Este curso te ofrece desarrollar un modelo de negocio estructurado, con base en la metodología del Canvas Business Model, para crear una propuesta de valor orientada a los diferentes segmentos identificados como mercado objetivo de tu negocio o empresa. \n\nAl terminar el curso, tendrás un modelo de negocio diferenciado, con una propuesta de valor clara a través de prototipos validados con los consumidores. Vas a estructurar un modelo de negocio que te permitirá obtener un negocio diferenciado, viable y efectivo. \n\nObjetivos de aprendizaje:\n\n1. Construir el modelo de negocio en torno a la propuesta de valor. El modelo de negocio es el sistema de actividades que se debe constituir para lograr que el proyecto emprendedor funcione en la práctica. Sus componentes incluyen la definición del segmento de mercado en el que se va a operar; los canales a través de los cuales se va a llegar al consumidor; las actividades, recursos y aliados del proyecto; y las fuentes de ingresos y costos. \n\n2. Identificar los actores críticos que deben tomar decisiones favorables para el proyecto en cada uno de los componentes del modelo de negocio. Establecer una propuesta de valor diferenciada para cada uno de esos actores.\n\n3. Validar el modelo de negocio en contacto directo con los consumidores y con los diferentes actores, cuyas decisiones son importantes para el proyecto.\n\nTen en cuenta que este curso ha sido diseñado como el segundo de cuatro cursos que hacen parte del programa especializado en “Desarrollo de nuevas empresas” (https://www.coursera.org/specializations/desarrollo-nuevas-empresas), cuyo objetivo es brindarte una ruta práctica y accesible para crear y consolidar tu propia empresa, partiendo del análisis de tus ideas, de tus propias habilidades y de las oportunidades que te ofrece tu entorno inmediato. El primer curso del programa se llama \"¿Cómo convertir mi idea en empresa?\" (https://www.coursera.org/learn/idea-empresa/home/welcome), te recomendamos que te inscribas y participes en él si no lo has hecho.\n\nPuedes tomar todos los cursos del programa por separado o sólo uno de ellos, sin embargo te recomendamos que te inscribas y participes en los cuatro, ojalá en el orden que te proponemos, de manera que llegues al último curso denominado \"Mi nueva empresa: los siguientes pasos\" preparado para aplicar los conocimientos adquiridos en los cursos anteriores y lleves tu emprendimiento o negocio a la realidad.",</text:span></text:p>
      <text:p text:style-name="P3"><text:s text:c="4"/><text:span text:style-name="T1">"id": "wNpXSI7-EeW93wo8Ha4kow",</text:span></text:p>
      <text:p text:style-name="P3"><text:s text:c="4"/><text:span text:style-name="T1">"slug": "modelo-negocio",</text:span></text:p>
      <text:p text:style-name="P3"><text:s text:c="4"/><text:span text:style-name="T1">"instructorIds": "['3252576', '3239255']",</text:span></text:p>
      <text:p text:style-name="P3"><text:s text:c="4"/><text:span text:style-name="T1">"specializations": "[]",</text:span></text:p>
      <text:p text:style-name="P3"><text:s text:c="4"/><text:span text:style-name="T1">"partnerIds": "['273']",</text:span></text:p>
      <text:p text:style-name="P3"><text:s text:c="4"/><text:span text:style-name="T1">"name": "¿Cómo construir mi modelo de negocio?"</text:span></text:p>
      <text:p text:style-name="P3"><text:s text:c="2"/><text:span text:style-name="T1">},</text:span></text:p>
      <text:p text:style-name="P3"><text:s text:c="2"/><text:span text:style-name="T1">{</text:span></text:p>
      <text:p text:style-name="P3"><text:s text:c="4"/><text:span text:style-name="T1">"FIELD1": 18,</text:span></text:p>
      <text:p text:style-name="P3"><text:s text:c="4"/><text:span text:style-name="T1">"courseType": "v2.ondemand",</text:span></text:p>
      <text:p text:style-name="P3"><text:s text:c="4"/><text:span text:style-name="T1">"description": "</text:span><text:span text:style-name="T2">剪辑台前，剪辑师就像厨师对待食材一样，摆弄着拍摄现场记录下来的影像片段，用影像和声音去捕捉线索和瞬间，讲述一个故事，同时赋予故事以力量、以情感。怎样平衡剪辑給画面带来的跳跃？当有几条情节线索相互穿插时，又应使用哪些剪辑手法？剪辑过程和编剧的过程一样，以叙事和抒情为最高准则，</text:span><text:soft-page-break/><text:span text:style-name="T2">同时不断突破陈规，创造专属于自己的独特风格。本课程将带领学习者从剪辑开始，认识镜头，认识剪辑的语法，揭开微电影创作的神秘面纱。</text:span><text:span text:style-name="T1">",</text:span></text:p>
      <text:p text:style-name="P3"><text:s text:c="4"/><text:span text:style-name="T1">"id": "rajsT7UJEeWl_hJObLDVwQ",</text:span></text:p>
      <text:p text:style-name="P3"><text:s text:c="4"/><text:span text:style-name="T1">"slug": "jian-ji",</text:span></text:p>
      <text:p text:style-name="P3"><text:s text:c="4"/><text:span text:style-name="T1">"instructorIds": "['8054217']",</text:span></text:p>
      <text:p text:style-name="P3"><text:s text:c="4"/><text:span text:style-name="T1">"specializations": "[]",</text:span></text:p>
      <text:p text:style-name="P3"><text:s text:c="4"/><text:span text:style-name="T1">"partnerIds": "['188']",</text:span></text:p>
      <text:p text:style-name="P3"><text:s text:c="4"/><text:span text:style-name="T1">"name": "</text:span><text:span text:style-name="T2">剪辑：像编剧一样剪辑</text:span><text:span text:style-name="T1">"</text:span></text:p>
      <text:p text:style-name="P3"><text:s text:c="2"/><text:span text:style-name="T1">},</text:span></text:p>
      <text:p text:style-name="P3"><text:s text:c="2"/><text:span text:style-name="T1">{</text:span></text:p>
      <text:p text:style-name="P3"><text:s text:c="4"/><text:span text:style-name="T1">"FIELD1": 19,</text:span></text:p>
      <text:p text:style-name="P3"><text:s text:c="4"/><text:span text:style-name="T1">"courseType": "v2.ondemand",</text:span></text:p>
      <text:p text:style-name="P3"><text:s text:c="4"/><text:span text:style-name="T1">"description": "In this comprehensive overview of annual giving programs, you’ll gain an introduction to the basic terminology and concepts of annual giving as well as the various solicitation channels and donor types. Learn how to write a direct mail appeal, craft an impactful email appeal, and develop a script for phone solicitation. You’ll learn how to build a leadership annual giving portfolio and maximize the impact of memberships and events in annual campaigns. You’ll complete the course with the knowledge and skills to build and implement a multi-channel solicitation strategy that achieves the goals of an annual campaign.",</text:span></text:p>
      <text:p text:style-name="P3"><text:s text:c="4"/><text:span text:style-name="T1">"id": "2RSojHtiEea8UwqBOmLqOQ",</text:span></text:p>
      <text:p text:style-name="P3"><text:s text:c="4"/><text:span text:style-name="T1">"slug": "annual-campaigns",</text:span></text:p>
      <text:p text:style-name="P3"><text:s text:c="4"/><text:span text:style-name="T1">"instructorIds": "['29777341']",</text:span></text:p>
      <text:p text:style-name="P3"><text:s text:c="4"/><text:span text:style-name="T1">"specializations": "[]",</text:span></text:p>
      <text:p text:style-name="P3"><text:s text:c="4"/><text:span text:style-name="T1">"partnerIds": "['83']",</text:span></text:p>
      <text:p text:style-name="P3"><text:s text:c="4"/><text:span text:style-name="T1">"name": "Annual Campaigns: Building a Case for Support"</text:span></text:p>
      <text:p text:style-name="P3"><text:s text:c="2"/><text:span text:style-name="T1">},</text:span></text:p>
      <text:p text:style-name="P3"><text:s text:c="2"/><text:span text:style-name="T1">{</text:span></text:p>
      <text:p text:style-name="P3"><text:s text:c="4"/><text:span text:style-name="T1">"FIELD1": 20,</text:span></text:p>
      <text:p text:style-name="P3"><text:s text:c="4"/><text:span text:style-name="T1">"courseType": "v2.ondemand",</text:span></text:p>
      <text:p text:style-name="P3"><text:s text:c="4"/><text:span text:style-name="T1">"description": "Kidney transplantation is a major advance of modern medicine which provides high-quality of life for patients with end-stage renal disease. What used to be an experimental, risky, and very limited treatment option more than 50 years ago is now routinely performed in many countries worldwide. The number of renal transplants is expected to rise sharply in the next decade since the proportion of patients with end stage renal disease is increasing. \n\nAre you interested in clinical kidney, pancreas and islet transplantation? If you are a (bio) medical student or a health care professional who works in the (pre) clinical transplant field this might be the course for you. This course is also for anyone interested in the research and knowledge on clinical transplantation. The course will be taught by a multidisciplinary team of transplant professionals and will give you the state of the art updates. \n\nIt is divided in 4 modules: \n1) Before the transplant \n2) The surgical procedures and the challenged patient, including the patient with diabetes \n3) Early challenges \n4) Late challenges after transplantation. \n\nThe offered modules will include lectures, interactive patient cases, 3D movies, interviews with well-known experts and with patients and a donor, a serious game to increase knowledge of the field and of course an active forum. Become an expert and join us!\n\nThe course is endorsed by The European Society of Organ Transplantation (ESOT), The International Society of Nephrology (ISN) and The Transplantation Society (TTS).\n\nThis MOOC has been accredited for Continuing Medical Education (CME). Health care professionals who works in the (pre) clinical transplant field, other health care professionals and general practitioners can obtain CME credit at 'LUMC-Boerhaave CME' upon passing the course. For more information we like to refer to the \"Additional introduction for obtaining CME credit\" module in week 1 of the course \n\nFor another interesting course on organ donation and transplantation, see Organ Donation: From Death to Life from Cape Town University https://www.coursera.org/learn/organ-donation",</text:span></text:p>
      <text:p text:style-name="P3"><text:s text:c="4"/><text:span text:style-name="T1">"id": "nUm5Ry-iEeWUWxIOAnoaFQ",</text:span></text:p>
      <text:p text:style-name="P3"><text:s text:c="4"/><text:span text:style-name="T1">"slug": "clinical-kidney-transplantation",</text:span></text:p>
      <text:p text:style-name="P3"><text:soft-page-break/><text:s text:c="4"/><text:span text:style-name="T1">"instructorIds": "['8586225', '10430080', '14732317', '14411190', '16127375', '14409425', '14575959', '15263864', '14427399', '14411004', '14463568', '14426465', '15665608']",</text:span></text:p>
      <text:p text:style-name="P3"><text:s text:c="4"/><text:span text:style-name="T1">"specializations": "[]",</text:span></text:p>
      <text:p text:style-name="P3"><text:s text:c="4"/><text:span text:style-name="T1">"partnerIds": "['25', '328']",</text:span></text:p>
      <text:p text:style-name="P3"><text:s text:c="4"/><text:span text:style-name="T1">"name": "Clinical Kidney, Pancreas and Islet Transplantation"</text:span></text:p>
      <text:p text:style-name="P3"><text:s text:c="2"/><text:span text:style-name="T1">},</text:span></text:p>
      <text:p text:style-name="P3"><text:s text:c="2"/><text:span text:style-name="T1">{</text:span></text:p>
      <text:p text:style-name="P3"><text:s text:c="4"/><text:span text:style-name="T1">"FIELD1": 21,</text:span></text:p>
      <text:p text:style-name="P3"><text:s text:c="4"/><text:span text:style-name="T1">"courseType": "v2.ondemand",</text:span></text:p>
      <text:p text:style-name="P3"><text:s text:c="4"/><text:span text:style-name="T1">"description": "Ces quelques leçons de mécanique lagrangienne font partie d'un cours de formation de base en mécanique Newtonienne présenté sous la forme d'un MOOC en quatre parties : \n\n1. Lois de Newton\nhttps://www.coursera.org/learn/mecanique-newton\n\n2. Mécanique du point matériel\nhttps://www.coursera.org/learn/mecanique-point-materiel\n\n3. Mécanique du Solide Indéformable\nhttps://www.coursera.org/learn/mecanique-solide\n\n4. Mécanique Lagrangienne\n\nLe formalisme de Lagrange permet une résolution efficace de problèmes complexes de mécanique. Il permet aussi d'apporter un éclairage plus fondamental sur les lois de conservation (théorème de Noether). A titre d'illustration de la méthode de Lagrange, on traitera le problème très important des oscillateurs harmoniques couplés, exprimé comme un problème de valeurs propres et de vecteurs propres. On termine avec un formalisme permettant d'analyser les <text:s/>résonances paramétriques, notion illustrée par l'expérience montrant la stabilité d'un pendule inversé forcé.",</text:span></text:p>
      <text:p text:style-name="P3"><text:s text:c="4"/><text:span text:style-name="T1">"id": "5Ek-BHjkEeWfrQ7ngHMGEQ",</text:span></text:p>
      <text:p text:style-name="P3"><text:s text:c="4"/><text:span text:style-name="T1">"slug": "mecanique-lagrangienne",</text:span></text:p>
      <text:p text:style-name="P3"><text:s text:c="4"/><text:span text:style-name="T1">"instructorIds": "['2489806']",</text:span></text:p>
      <text:p text:style-name="P3"><text:s text:c="4"/><text:span text:style-name="T1">"specializations": "[]",</text:span></text:p>
      <text:p text:style-name="P3"><text:s text:c="4"/><text:span text:style-name="T1">"partnerIds": "['16']",</text:span></text:p>
      <text:p text:style-name="P3"><text:s text:c="4"/><text:span text:style-name="T1">"name": "Mécanique Lagrangienne"</text:span></text:p>
      <text:p text:style-name="P3"><text:s text:c="2"/><text:span text:style-name="T1">},</text:span></text:p>
      <text:p text:style-name="P3"><text:s text:c="2"/><text:span text:style-name="T1">{</text:span></text:p>
      <text:p text:style-name="P3"><text:s text:c="4"/><text:span text:style-name="T1">"FIELD1": 22,</text:span></text:p>
      <text:p text:style-name="P3"><text:s text:c="4"/><text:span text:style-name="T1">"courseType": "v2.ondemand",</text:span></text:p>
      <text:p text:style-name="P3"><text:s text:c="4"/><text:span text:style-name="T1">"description": "What you’ll achieve:\n\nIn this project-centered course*, you’ll design, build, and publish a basic website that incorporates text, sound, images, hyperlinks, plug-ins, and social media interactivity. We’ll provide you with step-by-step instructions, exercises, tips, and tools that enable you to set up a domain name, create an attractive layout for your pages, organize your content properly, ensure that your site functions well across different operating systems and on mobile devices, keep your site safe, and finally, let people know your site is online. We’ll even show you how to track your visitors. Throughout the course, you'll engage in collaboration and discussion with other learners through course forums and peer review.\n\nOnce you complete your first website project using Wordpress, you can move on to our optional, extended module that covers more advanced techniques such as using a simple text editor, coding in HTML, CSS, and Javascript, and more.\n\nWhat you’ll need to get started:\n\nThis project-centered course is designed for learners who have little or no prior experience developing a web site. You will need a computer with a stable Internet connection. We’ll use Wordpress to get you started, provide lots of downloadable examples, and guide you through the process of giving and receiving constructive peer-to-peer feedback.\n\n*About Project-Centered Courses: Project-centered courses are designed to help you complete a personally meaningful real-world project, with your instructor and a community of learners with similar goals providing guidance and suggestions along the way. By actively applying new concepts as you learn, you’ll master the course content more efficiently; you’ll also get a head start on using the skills you gain to make positive changes in your life and career. When you complete the course, you’ll have a finished project that you’ll be proud to use and share.",</text:span></text:p>
      <text:p text:style-name="P3"><text:s text:c="4"/><text:span text:style-name="T1">"id": "jA4AZLlTEeWfYA612mWHZw",</text:span></text:p>
      <text:p text:style-name="P3"><text:soft-page-break/><text:s text:c="4"/><text:span text:style-name="T1">"slug": "how-to-create-a-website",</text:span></text:p>
      <text:p text:style-name="P3"><text:s text:c="4"/><text:span text:style-name="T1">"instructorIds": "['3788568', '17933621']",</text:span></text:p>
      <text:p text:style-name="P3"><text:s text:c="4"/><text:span text:style-name="T1">"specializations": "[]",</text:span></text:p>
      <text:p text:style-name="P3"><text:s text:c="4"/><text:span text:style-name="T1">"partnerIds": "['117']",</text:span></text:p>
      <text:p text:style-name="P3"><text:s text:c="4"/><text:span text:style-name="T1">"name": "How To Create a Website in a Weekend! (Project-Centered Course)"</text:span></text:p>
      <text:p text:style-name="P3"><text:s text:c="2"/><text:span text:style-name="T1">},</text:span></text:p>
      <text:p text:style-name="P3"><text:s text:c="2"/><text:span text:style-name="T1">{</text:span></text:p>
      <text:p text:style-name="P3"><text:s text:c="4"/><text:span text:style-name="T1">"FIELD1": 23,</text:span></text:p>
      <text:p text:style-name="P3"><text:s text:c="4"/><text:span text:style-name="T1">"courseType": "v2.ondemand",</text:span></text:p>
      <text:p text:style-name="P3"><text:s text:c="4"/><text:span text:style-name="T1">"description": "International Law in Action explains the functions of each international court and tribunal present in The Hague, and it looks at how these institutions address contemporary problems. On the basis of selected cases, and through interviews with judges and lawyers, you will explore the role of these courts and tribunals and their potential to contribute to global justice. \n\nThe first module of the course will investigate how judicial settlement is different from other more political forms of dispute settlement, such as negotiation and mediation. It offers a brief historical overview and introduces the judicial and arbitral bodies based in The Hague. In the remaining modules you will learn about the functions of these courts and tribunals, and some of the challenges and prospects that they face. Three cross-cutting themes tie together all of these modules: (i) The interaction between law and politics; (ii) The continuing role of State consent; and (iii) The ability of international courts and tribunals to protect the public interest and global values.\n\nThis course offers you an opportunity to gain a better insight into the functions and features of the courts and tribunals present in The Hague. You will gain a familiarity with each court or tribunal. You will develop realistic expectations of their capacity to address contemporary problems and an awareness of their limitations. You will also be able to discuss some of their most prominent cases. \n\nIf you would like to have a better understanding of international law in action in The Hague, this is definitely the course for you!\n\nThis course is free to join and to participate in. There is the possibility to get a verified certificate for the course, which is a paid option. If you want a certificate, but are unable to pay for it, you can request financial aid via Coursera",</text:span></text:p>
      <text:p text:style-name="P3"><text:s text:c="4"/><text:span text:style-name="T1">"id": "prHAajqwEeWXuQopUhAqaw",</text:span></text:p>
      <text:p text:style-name="P3"><text:s text:c="4"/><text:span text:style-name="T1">"slug": "international-law-in-action",</text:span></text:p>
      <text:p text:style-name="P3"><text:s text:c="4"/><text:span text:style-name="T1">"instructorIds": "['6899486', '9045848', '11450454']",</text:span></text:p>
      <text:p text:style-name="P3"><text:s text:c="4"/><text:span text:style-name="T1">"specializations": "[]",</text:span></text:p>
      <text:p text:style-name="P3"><text:s text:c="4"/><text:span text:style-name="T1">"partnerIds": "['25']",</text:span></text:p>
      <text:p text:style-name="P3"><text:s text:c="4"/><text:span text:style-name="T1">"name": "International Law in Action: A Guide to the International Courts and Tribunals in The Hague"</text:span></text:p>
      <text:p text:style-name="P3"><text:s text:c="2"/><text:span text:style-name="T1">},</text:span></text:p>
      <text:p text:style-name="P3"><text:s text:c="2"/><text:span text:style-name="T1">{</text:span></text:p>
      <text:p text:style-name="P3"><text:s text:c="4"/><text:span text:style-name="T1">"FIELD1": 24,</text:span></text:p>
      <text:p text:style-name="P3"><text:s text:c="4"/><text:span text:style-name="T1">"courseType": "v2.ondemand",</text:span></text:p>
      <text:p text:style-name="P3"><text:s text:c="4"/><text:span text:style-name="T1">"description": "Let’s keep making history together - over and over!\n\nIn 2013 and 2014, over 200,000 people from more than 190 countries came together in this MOOC to explore creativity, innovation, and change.\n\nWhat did we DO?\nWe discovered creative uniqueness through Creative Diversity.\nWe used Intelligent Fast Failure to build innovative skills.\nWe applied CENTER principles to drive personal change.\nAnd we implemented value creation skills to initiate lasting change.\n\nThat was CIC 1.0 and CIC 2.0, and it was a BLAST!\n\nNow we’re back - and even better than before - with some new faces and fresh ideas to help you develop your creative potential, so you can enhance and transform your business, your community, and your personal life.\nThis is CIC On-demand … we’re ready to ROCK … AND we are always open!\n\nRecommended Readings\nInnovate or Die - Jack Matson: http://amzn.to/14Wed0V\nCENTER - Darrell Velegol: http://amzn.to/17rLzXJ",</text:span></text:p>
      <text:p text:style-name="P3"><text:s text:c="4"/><text:span text:style-name="T1">"id": "c8dPVxUQEeWpKw4zIcjkHw",</text:span></text:p>
      <text:p text:style-name="P3"><text:s text:c="4"/><text:span text:style-name="T1">"slug": "creativity-innovation",</text:span></text:p>
      <text:p text:style-name="P3"><text:soft-page-break/><text:s text:c="4"/><text:span text:style-name="T1">"instructorIds": "['2631338', '2644910', '5573781', '4347153', '4477707', '7397048']",</text:span></text:p>
      <text:p text:style-name="P3"><text:s text:c="4"/><text:span text:style-name="T1">"specializations": "[]",</text:span></text:p>
      <text:p text:style-name="P3"><text:s text:c="4"/><text:span text:style-name="T1">"partnerIds": "['51']",</text:span></text:p>
      <text:p text:style-name="P3"><text:s text:c="4"/><text:span text:style-name="T1">"name": "Creativity, Innovation, and Change"</text:span></text:p>
      <text:p text:style-name="P3"><text:s text:c="2"/><text:span text:style-name="T1">},</text:span></text:p>
      <text:p text:style-name="P3"><text:s text:c="2"/><text:span text:style-name="T1">{</text:span></text:p>
      <text:p text:style-name="P3"><text:s text:c="4"/><text:span text:style-name="T1">"FIELD1": 25,</text:span></text:p>
      <text:p text:style-name="P3"><text:s text:c="4"/><text:span text:style-name="T1">"courseType": "v2.ondemand",</text:span></text:p>
      <text:p text:style-name="P3"><text:s text:c="4"/><text:span text:style-name="T1">"description": "Курс посвящён изучению языка программирования Swift. Swift является основным языком разработки приложений под такие операционные системы, как iOS, macOS, watchOS и tvOS.\n\nВо время обучения вы познакомитесь как с азами разработки — переменными, классами, циклами, протоколами, так и с более сложными темами — <text:s/>дженериками, замыканиями и ассоциированными типами. Мы сконцентрируемся на особенностях Swift и тех парадигмах, которые он предлагает для написания производительного, красивого и понятного кода.",</text:span></text:p>
      <text:p text:style-name="P3"><text:s text:c="4"/><text:span text:style-name="T1">"id": "IME8Drl7Eeet3RK-_YoEFA",</text:span></text:p>
      <text:p text:style-name="P3"><text:s text:c="4"/><text:span text:style-name="T1">"slug": "ios-razrabotka-na-swift",</text:span></text:p>
      <text:p text:style-name="P3"><text:s text:c="4"/><text:span text:style-name="T1">"instructorIds": "['1628363', '28355252', '350464']",</text:span></text:p>
      <text:p text:style-name="P3"><text:s text:c="4"/><text:span text:style-name="T1">"specializations": "[]",</text:span></text:p>
      <text:p text:style-name="P3"><text:s text:c="4"/><text:span text:style-name="T1">"partnerIds": "['176', '493', '515']",</text:span></text:p>
      <text:p text:style-name="P3"><text:s text:c="4"/><text:span text:style-name="T1">"name": "Введение в iOS-разработку"</text:span></text:p>
      <text:p text:style-name="P3"><text:s text:c="2"/><text:span text:style-name="T1">},</text:span></text:p>
      <text:p text:style-name="P3"><text:s text:c="2"/><text:span text:style-name="T1">{</text:span></text:p>
      <text:p text:style-name="P3"><text:s text:c="4"/><text:span text:style-name="T1">"FIELD1": 26,</text:span></text:p>
      <text:p text:style-name="P3"><text:s text:c="4"/><text:span text:style-name="T1">"courseType": "v2.ondemand",</text:span></text:p>
      <text:p text:style-name="P3"><text:s text:c="4"/><text:span text:style-name="T1">"description": "How are international power relations changing and how can global peace and stability be maintained? This course familiarizes you with some main theories of international relations, shows how the global order is gradually changing and discusses how selected international and regional organizations contribute to the maintenance of global peace and security. You learn what research findings tell us in terms of the capacity of international organizations and actors to help prevent or stop violent conflict, what tools are used to negotiate agreements and how foundations for sustainable peace are best created. We will also focus on the role of the European Union in terms of diplomacy and efforts to prevent conflict, the North Atlantic Treaty Organization and the contribution of organizations such as the African Union to the prevention of conflict and war. We will study the United Nations Security Council and see in which ways its membership could be adapted to more accurately reflect the power relations of the current global order. Through quizzes and exercises testing your knowledge of these subjects, you will understand crucial concepts and get insights into how the academic study of international relations and international organization contributes to the search for global stability and peace in practice.",</text:span></text:p>
      <text:p text:style-name="P3"><text:s text:c="4"/><text:span text:style-name="T1">"id": "vwcoxOyuEeWLaBLI8fdMlw",</text:span></text:p>
      <text:p text:style-name="P3"><text:s text:c="4"/><text:span text:style-name="T1">"slug": "changing-global-order",</text:span></text:p>
      <text:p text:style-name="P3"><text:s text:c="4"/><text:span text:style-name="T1">"instructorIds": "['5698953']",</text:span></text:p>
      <text:p text:style-name="P3"><text:s text:c="4"/><text:span text:style-name="T1">"specializations": "[]",</text:span></text:p>
      <text:p text:style-name="P3"><text:s text:c="4"/><text:span text:style-name="T1">"partnerIds": "['25']",</text:span></text:p>
      <text:p text:style-name="P3"><text:s text:c="4"/><text:span text:style-name="T1">"name": "The Changing Global Order"</text:span></text:p>
      <text:p text:style-name="P3"><text:s text:c="2"/><text:span text:style-name="T1">},</text:span></text:p>
      <text:p text:style-name="P3"><text:s text:c="2"/><text:span text:style-name="T1">{</text:span></text:p>
      <text:p text:style-name="P3"><text:s text:c="4"/><text:span text:style-name="T1">"FIELD1": 27,</text:span></text:p>
      <text:p text:style-name="P3"><text:s text:c="4"/><text:span text:style-name="T1">"courseType": "v2.ondemand",</text:span></text:p>
      <text:p text:style-name="P3"><text:s text:c="4"/><text:span text:style-name="T1">"description": "В качестве базовой экономической дисциплины макроэкономика создает фундамент для изучения других дисциплин, поэтому курс ставит целью дать знания в области общего понимания идеи экономического равновесия, основных экономических категорий и терминов. Изучение дисциплины должно обеспечить понимание того, как функционирует национальное хозяйство, какое место занимает фирма в общем </text:span><text:soft-page-break/><text:span text:style-name="T1">макроэкономическом окружении, каковы основные методы регулирования со стороны государства.",</text:span></text:p>
      <text:p text:style-name="P3"><text:s text:c="4"/><text:span text:style-name="T1">"id": "QXo5IEiBEei6DRKAF22yIg",</text:span></text:p>
      <text:p text:style-name="P3"><text:s text:c="4"/><text:span text:style-name="T1">"slug": "makroekonomika",</text:span></text:p>
      <text:p text:style-name="P3"><text:s text:c="4"/><text:span text:style-name="T1">"instructorIds": "['36010574']",</text:span></text:p>
      <text:p text:style-name="P3"><text:s text:c="4"/><text:span text:style-name="T1">"specializations": "[]",</text:span></text:p>
      <text:p text:style-name="P3"><text:s text:c="4"/><text:span text:style-name="T1">"partnerIds": "['312']",</text:span></text:p>
      <text:p text:style-name="P3"><text:s text:c="4"/><text:span text:style-name="T1">"name": "Макроэкономика <text:s/>(вводный курс)"</text:span></text:p>
      <text:p text:style-name="P3"><text:s text:c="2"/><text:span text:style-name="T1">},</text:span></text:p>
      <text:p text:style-name="P3"><text:s text:c="2"/><text:span text:style-name="T1">{</text:span></text:p>
      <text:p text:style-name="P3"><text:s text:c="4"/><text:span text:style-name="T1">"FIELD1": 28,</text:span></text:p>
      <text:p text:style-name="P3"><text:s text:c="4"/><text:span text:style-name="T1">"courseType": "v2.ondemand",</text:span></text:p>
      <text:p text:style-name="P3"><text:s text:c="4"/><text:span text:style-name="T1">"description": "</text:span><text:span text:style-name="T2">《真格北大创业课》是真格基金与北京大学国家发展研究院首次联合开发的中文“慕课”（</text:span><text:span text:style-name="T1">MOOC, Massive Open Online Course</text:span><text:span text:style-name="T2">，大型公开在线课程</text:span><text:span text:style-name="T1">)</text:span><text:span text:style-name="T2">。课程以创业为主题，共分为三个部分：创业前的准备工作，创业中的要点，以及融资、众筹的技巧等。此课程的目的是让所有有创业意愿的或者刚刚起步的创业者更好地了解现在中国创业行业的氛围，以及创业初期不得不知的干货。每节课都凝结了真格基金业内专家和北京大学资深教授的丰富知识，也包括多位成功创业者的实践经验。完成本课程之时，你将能够为自己绝妙的创意找到切实可行的商业模式，组建能力出色行动高效的团队，撰写专业具体可执行的策划书。在课程的最后，我们希望所有的学员可以完成一份完整的商业计划书，把自己的创业想法有效地表达出来。成功完成慕课的学生会得到由</text:span><text:span text:style-name="T1">Coursera</text:span><text:span text:style-name="T2">提供的真格基金与北京大学联合认证的付费认证书，并且其商业计划书会得到真格基金的认真考虑。</text:span><text:span text:style-name="T1">\n\n</text:span><text:span text:style-name="T2">课程特点：</text:span><text:span text:style-name="T1">\n•\t</text:span><text:span text:style-name="T2">真格基金与北京大学国家发展研究院联合开发的首部中文“慕课”</text:span><text:span text:style-name="T1">\n•\t</text:span><text:span text:style-name="T2">徐小平、王强领衔，多位来自国内知名机构的专家和成功创业公司的创始人亲授</text:span><text:span text:style-name="T1">\n•\t</text:span><text:span text:style-name="T2">北京大学国家发展研究院</text:span><text:span text:style-name="T1">BiMBA</text:span><text:span text:style-name="T2">商学院张黎院长、杨壮院长对创业者倾力指导</text:span><text:span text:style-name="T1">\n\n•\t</text:span><text:span text:style-name="T2">专注于创业的在线课程</text:span><text:span text:style-name="T1">\n•\t</text:span><text:span text:style-name="T2">注重实践，最鲜活的案例教学</text:span><text:span text:style-name="T1">\n•\t</text:span><text:span text:style-name="T2">充分利用碎片化时间学习，每节课</text:span><text:span text:style-name="T1">15</text:span><text:span text:style-name="T2">分钟以内，每周仅需</text:span><text:span text:style-name="T1">1-2</text:span><text:span text:style-name="T2">个小时学习时间</text:span><text:span text:style-name="T1">\n•\t</text:span><text:span text:style-name="T2">无需相关教育或工作背景，对所有人开放</text:span><text:span text:style-name="T1">\n \n</text:span><text:span text:style-name="T2">参与本课程，您将收获：</text:span><text:span text:style-name="T1">\n•\t12</text:span><text:span text:style-name="T2">位知名公益专家亲自设计的教学内容、资料</text:span><text:span text:style-name="T1">\n•\t</text:span><text:span text:style-name="T2">加入讨论区，与业内专家、资深教授和同行互动的机会</text:span><text:span text:style-name="T1">\n•\t</text:span><text:span text:style-name="T2">对中国创业大环境的进一步了解</text:span><text:span text:style-name="T1">\n•\t</text:span><text:span text:style-name="T2">为自己绝妙的创意找到切实可行的商业模式</text:span><text:span text:style-name="T1">\n\n•\t</text:span><text:span text:style-name="T2">组建能力出色行动高效的团队</text:span><text:span text:style-name="T1">\n•\t</text:span><text:span text:style-name="T2">撰写专业具体可执行的策划书</text:span><text:span text:style-name="T1">\n•\t</text:span><text:span text:style-name="T2">您在课程结束时提交的商业计划书将得到真格基金的认真考虑</text:span><text:span text:style-name="T1">\n\n</text:span><text:span text:style-name="T2">除此之外，完成课程的同学可以获得由课程平台提供方</text:span><text:span text:style-name="T1">Coursera</text:span><text:span text:style-name="T2">颁发的付费认证证书（电子版）。获得认证证书要求同学们总体得分超过</text:span><text:span text:style-name="T1">80%</text:span><text:span text:style-name="T2">，并需向</text:span><text:span text:style-name="T1">Coursera</text:span><text:span text:style-name="T2">支付</text:span><text:span text:style-name="T1">$29</text:span><text:span text:style-name="T2">美金的费用。您可以先免费注册课程，开始学习课程后再选择支付证书费用。</text:span><text:span text:style-name="T1">",</text:span></text:p>
      <text:p text:style-name="P3"><text:s text:c="4"/><text:span text:style-name="T1">"id": "H7QOTaItEeWm9xJA1YXcWQ",</text:span></text:p>
      <text:p text:style-name="P3"><text:s text:c="4"/><text:span text:style-name="T1">"slug": "zhenge-beida-zaixian-chuangye",</text:span></text:p>
      <text:p text:style-name="P3"><text:s text:c="4"/><text:span text:style-name="T1">"instructorIds": "['16718408', '16882127', '16718433', '16882131']",</text:span></text:p>
      <text:p text:style-name="P3"><text:s text:c="4"/><text:span text:style-name="T1">"specializations": "[]",</text:span></text:p>
      <text:p text:style-name="P3"><text:s text:c="4"/><text:span text:style-name="T1">"partnerIds": "['163', '340']",</text:span></text:p>
      <text:p text:style-name="P3"><text:s text:c="4"/><text:span text:style-name="T1">"name": "</text:span><text:span text:style-name="T2">真格—北大在线创业课堂</text:span><text:span text:style-name="T1">"</text:span></text:p>
      <text:p text:style-name="P3"><text:s text:c="2"/><text:span text:style-name="T1">},</text:span></text:p>
      <text:p text:style-name="P3"><text:s text:c="2"/><text:span text:style-name="T1">{</text:span></text:p>
      <text:p text:style-name="P3"><text:s text:c="4"/><text:span text:style-name="T1">"FIELD1": 29,</text:span></text:p>
      <text:p text:style-name="P3"><text:s text:c="4"/><text:span text:style-name="T1">"courseType": "v2.ondemand",</text:span></text:p>
      <text:p text:style-name="P3"><text:s text:c="4"/><text:span text:style-name="T1">"description": "</text:span><text:span text:style-name="T2">人是否會如同理論經濟學的預測進行決策？這門課將透過每週的課程影片以及課後作業帶你了解實驗經濟學的基本概念。每週將會有習題練習以及指定閱讀的期刊論文。你將會參與一些線上的實驗、報告論文並且互評其他同學的報告。</text:span><text:span text:style-name="T1">\n\n❖ </text:span><text:span text:style-name="T2">課程介紹（</text:span><text:span text:style-name="T1">About the course</text:span><text:span text:style-name="T2">）</text:span><text:span text:style-name="T1">\n\n</text:span><text:span text:style-name="T2">這是一門進階的經濟學課程，課程目標為介紹實驗經濟學的基本概念，並且讓學生們能開始在這個領域從事自己的相關研究。</text:span><text:span text:style-name="T1">\n\n</text:span><text:span text:style-name="T2">詳細課程目標如下</text:span><text:span text:style-name="T1">:\n\n1. </text:span><text:span text:style-name="T2">實驗經濟學的介紹</text:span><text:span text:style-name="T1">: </text:span><text:span text:style-name="T2">在上完這堂課之後，學生應能列舉經濟學各個領域的數個知名實驗，並且解釋實驗結果如何驗證或否證經濟理論及其他實地資料。</text:span><text:span text:style-name="T1">\n\n2. </text:span><text:span text:style-name="T2">評論近期相關領域研究：上完這堂課之後，學生應能閱讀並評論實驗經濟學相關的期刊論文。在課堂中，學生將會閱讀指定的期刊論文，並且（在影片中）親自上台報告一篇論文。</text:span><text:span text:style-name="T1">\n\n\n\n❖ </text:span><text:span text:style-name="T2">授課形式（</text:span><text:span text:style-name="T1">Course format</text:span><text:span text:style-name="T2">）</text:span><text:span text:style-name="T1">\n\n1. </text:span><text:span text:style-name="T2">本堂課將以影片的形式為主，搭配課後作業的形式來進行。</text:span><text:span text:style-name="T1">\n\n</text:span><text:span text:style-name="T2">每個同學將閱讀一篇實驗經濟學論文，並錄影成兩段各 </text:span><text:span text:style-name="T1">10 </text:span><text:span text:style-name="T2">分鐘的介紹影片並後上傳至 </text:span><text:span text:style-name="T1">Coursera</text:span><text:span text:style-name="T2">（或上傳到 </text:span><text:span text:style-name="T1">Youku</text:span><text:span text:style-name="T2">，再複製連結到作業上傳區）。第一段期中報告影片請同學介紹該論文所描述的實驗設計，第二段，也就是期末報告影片則介紹實驗結果。此外每位同學至少需觀看其他兩位同學的呈現內容，並給予評論。</text:span><text:span text:style-name="T1">\n\n2. </text:span><text:span text:style-name="T2">這堂課將簡單地運用以下賽局（博弈）概念：</text:span><text:span text:style-name="T1">\n\n</text:span><text:span text:style-name="T2">奈許均衡 </text:span><text:span text:style-name="T1">/ </text:span><text:span text:style-name="T2">纳什均衡（</text:span><text:span text:style-name="T1">Nash Equilibrium</text:span><text:span text:style-name="T2">）</text:span><text:span text:style-name="T1">\n</text:span><text:span text:style-name="T2">混合策略均衡（</text:span><text:span text:style-name="T1">Mixed Strategy Equilibrium</text:span><text:span text:style-name="T2">）</text:span><text:span text:style-name="T1">\n</text:span><text:span text:style-name="T2">子賽局完美均衡 </text:span><text:span text:style-name="T1">/ </text:span><text:span text:style-name="T2">子博弈精練纳什均衡（</text:span><text:span text:style-name="T1">SPNE</text:span><text:span text:style-name="T2">）</text:span><text:span text:style-name="T1">\n</text:span><text:span text:style-name="T2">共識 </text:span><text:span text:style-name="T1">/ </text:span><text:span text:style-name="T2">共同知識（</text:span><text:span text:style-name="T1">Common Knowledge</text:span><text:span text:style-name="T2">）</text:span><text:span text:style-name="T1">\n</text:span><text:span text:style-name="T2">信念（</text:span><text:span text:style-name="T1">Belief</text:span><text:span text:style-name="T2">）</text:span><text:span text:style-name="T1">",</text:span></text:p>
      <text:p text:style-name="P3"><text:s text:c="4"/><text:span text:style-name="T1">"id": "ceSIMmPeEeWXRApPoSsREw",</text:span></text:p>
      <text:p text:style-name="P3"><text:s text:c="4"/><text:span text:style-name="T1">"slug": "shiyan-jingji-xue",</text:span></text:p>
      <text:p text:style-name="P3"><text:soft-page-break/><text:s text:c="4"/><text:span text:style-name="T1">"instructorIds": "['8020813']",</text:span></text:p>
      <text:p text:style-name="P3"><text:s text:c="4"/><text:span text:style-name="T1">"specializations": "[]",</text:span></text:p>
      <text:p text:style-name="P3"><text:s text:c="4"/><text:span text:style-name="T1">"partnerIds": "['75']",</text:span></text:p>
      <text:p text:style-name="P3"><text:s text:c="4"/><text:span text:style-name="T1">"name": "</text:span><text:span text:style-name="T2">實驗經濟學 </text:span><text:span text:style-name="T1">(Experimental Economics: Behavioral Game Theory)"</text:span></text:p>
      <text:p text:style-name="P3"><text:s text:c="2"/><text:span text:style-name="T1">},</text:span></text:p>
      <text:p text:style-name="P3"><text:s text:c="2"/><text:span text:style-name="T1">{</text:span></text:p>
      <text:p text:style-name="P3"><text:s text:c="4"/><text:span text:style-name="T1">"FIELD1": 30,</text:span></text:p>
      <text:p text:style-name="P3"><text:s text:c="4"/><text:span text:style-name="T1">"courseType": "v2.ondemand",</text:span></text:p>
      <text:p text:style-name="P3"><text:s text:c="4"/><text:span text:style-name="T1">"description": "If you really care about the big questions in the economies and societies of the 21st century, such as distributive justice - namely, inequality of income or wealth, and its correlation with economic growth - this course is meant for you. The knowledge you will gain can truly change your outlook on our world.\n\n\"Economic Growth and Distributive Justice - <text:s/>Maximizing Social Wellbeing\" is the second part of a two part course and it includes the following five lectures: \n(1) The excess burden of taxation\n(2) Tax incidence: who bears the economic burden of tax?\n(3) Progressivity: definition and ways to achieve\n(4) Low Income, Low Ability and the Optimal Income Tax Model\n(5) Designing the Tax and Transfer System that Maximizes Social Wellbeing\nIf you haven't done that already, we strongly recommend that you register for the first part of the course: \"Economic Growth and Distributive Justice - the Role of the State\". Taking both parts of the course would enable you to obtain a fuller and more comprehensive knowledge about Economic Growth and Distributed Justice.\n\nThe course is founded upon the elemental idea that the role of the state is to maximize the well-being - or simply the happiness - of its residents. In 9 fascinating, edifying lessons, using only simple words and decoding professional terminologies that sometimes baffle the intelligent layman, the course expounds many truths – both intuitive and unintuitive. Often using examples from the US and Europe, it does not however focus on policies in any particular region of the world, and is directly applicable to all countries around the globe.\n\nThe course touches upon the essence of important concepts like efficiency and equity, inequality and poverty, gross domestic product, tax evasion and tax planning; it presents the work of Nobel Laureate James Mirrlees and his followers - promoting a coherent system that integrates tax and government expenditures to maximize social welfare; and illuminates a range of high-profile issues from their economic angle:\n• Climate change: the atmosphere and oceans as public goods, and how smart (Pigovian) taxation can be used to combat the rapidly increasing threats to our planet;\n• Technology as the engine of economic growth;\n• Taxing the rich: How can we mitigate the growing inequality problem? Should we <text:s text:c="2"/>impose a global tax on capital?\n\nThe curriculum includes interviews with major figures in the fields of law and of economics: <text:s/>Harvard's Elhanan Helpman, Dan Shaviro from NYU and Richard Epstein from the University of Chicago and NYU.\n\nAfter successfully completing this course, you can expect to be able to:\n• better understand economic issues presented in the media\n• form an informed opinion on the strengths and weaknesses of presented social economic policies\n• define and measure inequality and poverty\n• define the connection between inequality (income, wealth) and economic growth\n• explain the foundations of economic growth\n• design a tax and transfer system to maximize the happiness of individuals\n\nAll these will allow you to better understand the policies being developed around you, and to play a larger, more informed role in their development, as a conscientious citizen.\n\n\nIn order to receive academic credit for this course you must successfully pass the academic exam on campus. For information on how to register for the academic exam – https://tauonline.tau.ac.il/registration\n\nAdditionally, you can apply to certain degrees using the grades you received on the courses. Read more on this here – \nhttps://go.tau.ac.il/b.a/mooc-acceptance\n\nTeachers interested in teaching this course in their class rooms are invited to explore our Academic High school program here – https://tauonline.tau.ac.il/online-highschool\n\nThis course is a direct extension of the first part \"Economic Growth and Distributive Justice Part I -The Role of the State\", so if you have not yet taken it, we highly recommend you start your learning from there (https://www.coursera.org/learn/economic-growth-part-1/home/welcome).",</text:span></text:p>
      <text:p text:style-name="P3"><text:soft-page-break/><text:s text:c="4"/><text:span text:style-name="T1">"id": "DJfupMVPEeWLqBIulHpzDw",</text:span></text:p>
      <text:p text:style-name="P3"><text:s text:c="4"/><text:span text:style-name="T1">"slug": "economic-growth-part-2",</text:span></text:p>
      <text:p text:style-name="P3"><text:s text:c="4"/><text:span text:style-name="T1">"instructorIds": "['4065570']",</text:span></text:p>
      <text:p text:style-name="P3"><text:s text:c="4"/><text:span text:style-name="T1">"specializations": "[]",</text:span></text:p>
      <text:p text:style-name="P3"><text:s text:c="4"/><text:span text:style-name="T1">"partnerIds": "['110']",</text:span></text:p>
      <text:p text:style-name="P3"><text:s text:c="4"/><text:span text:style-name="T1">"name": "Economic Growth and Distributive Justice Part II - Maximize Social Wellbeing"</text:span></text:p>
      <text:p text:style-name="P3"><text:s text:c="2"/><text:span text:style-name="T1">},</text:span></text:p>
      <text:p text:style-name="P3"><text:s text:c="2"/><text:span text:style-name="T1">{</text:span></text:p>
      <text:p text:style-name="P3"><text:s text:c="4"/><text:span text:style-name="T1">"FIELD1": 31,</text:span></text:p>
      <text:p text:style-name="P3"><text:s text:c="4"/><text:span text:style-name="T1">"courseType": "v2.ondemand",</text:span></text:p>
      <text:p text:style-name="P3"><text:s text:c="4"/><text:span text:style-name="T1">"description": "This course extends object-oriented analysis and design by incorporating design patterns to create interactive applications. Through a survey of established design patterns, you will gain a foundation for more complex software applications. Finally, you will identify problematic software designs by referencing a catalog of code smells.\n\nYou will be challenged in the Capstone Project to redesign an existing Java-based Android application to implement a combination of design patterns. You will also critique a given Java codebase for code smells.\n\nAfter completing this course, you will be able to: \n• Demonstrate how to use design patterns to address user interface design issues.\t\n• Identify the most suitable design pattern to address a given application design problem.\t\n• Apply design principles (e.g., open-closed, dependency inversion, least knowledge).\t\n• Critique code by identifying and refactoring anti-patterns.\n• Apply the model-view-controller architectural pattern.",</text:span></text:p>
      <text:p text:style-name="P3"><text:s text:c="4"/><text:span text:style-name="T1">"id": "CVJg1EYkEeejjw678ALX-g",</text:span></text:p>
      <text:p text:style-name="P3"><text:s text:c="4"/><text:span text:style-name="T1">"slug": "design-patterns",</text:span></text:p>
      <text:p text:style-name="P3"><text:s text:c="4"/><text:span text:style-name="T1">"instructorIds": "['14283726']",</text:span></text:p>
      <text:p text:style-name="P3"><text:s text:c="4"/><text:span text:style-name="T1">"specializations": "[]",</text:span></text:p>
      <text:p text:style-name="P3"><text:s text:c="4"/><text:span text:style-name="T1">"partnerIds": "['146']",</text:span></text:p>
      <text:p text:style-name="P3"><text:s text:c="4"/><text:span text:style-name="T1">"name": "Design Patterns"</text:span></text:p>
      <text:p text:style-name="P3"><text:s text:c="2"/><text:span text:style-name="T1">},</text:span></text:p>
      <text:p text:style-name="P3"><text:s text:c="2"/><text:span text:style-name="T1">{</text:span></text:p>
      <text:p text:style-name="P3"><text:s text:c="4"/><text:span text:style-name="T1">"FIELD1": 32,</text:span></text:p>
      <text:p text:style-name="P3"><text:s text:c="4"/><text:span text:style-name="T1">"courseType": "v2.ondemand",</text:span></text:p>
      <text:p text:style-name="P3"><text:s text:c="4"/><text:span text:style-name="T1">"description": "Bem vindo ao terceiro curso de desenvolvimento de aplicativos para iPhone e iPad.\nQuer fazer mais do que um simples aplicativo? Colocar fotos, videos e músicas em seus aplicativos? Ou quem sabe colocar mapa ou usar o mais novo relógio da Apple (Apple Watch) junto com o seu aplicativo de iPhone? \nSe você respondeu \"sim\" para alguma dessas perguntas ou se deseja aprender os passos para publicar o seu próprio aplicativo, esse é o curso tem as respostas para você!\n\nNeste curso você vai descobrir como colocar diversas funcionalidades no seu aplicativo iPhone ou iPad: colocar photos, músicas, videos, usar mapa, permitir que o aplicativo faça posts no facebook ou twitter e também como fazer um aplicativo do iPhone que conecte com o AppleWatch! Além de tudo, você irá ver passo a passo como publicar e monetizar seu aplicativo uma vez que ele estiver publicado na App Store.\n\nEste curso é composto por várias videoaulas passo a passo, para você que tem pouca experiência com programação, ou já é um programador experiente mas não conhece o Swift ou nunca fez um aplicativo iOS, acompanhar as aulas e evoluir no seu próprio ritmo.\n\nConcluindo esse curso, você será capaz de desenvolver um aplicativo iPhone com funcionalidades avançadas, criar aplicativos para Apple Watch, e também saberá como publicá-lo na App Store!\n\nO que você está esperando? Junte-se a milhares de outros usuários e publique o seu próprio aplicativo!",</text:span></text:p>
      <text:p text:style-name="P3"><text:s text:c="4"/><text:span text:style-name="T1">"id": "cm6wNxqEEeWwrBKfKrqlSQ",</text:span></text:p>
      <text:p text:style-name="P3"><text:s text:c="4"/><text:span text:style-name="T1">"slug": "ios-avancado",</text:span></text:p>
      <text:p text:style-name="P3"><text:s text:c="4"/><text:span text:style-name="T1">"instructorIds": "['13190619', '13230757']",</text:span></text:p>
      <text:p text:style-name="P3"><text:s text:c="4"/><text:span text:style-name="T1">"specializations": "[]",</text:span></text:p>
      <text:p text:style-name="P3"><text:s text:c="4"/><text:span text:style-name="T1">"partnerIds": "['208']",</text:span></text:p>
      <text:p text:style-name="P3"><text:s text:c="4"/><text:span text:style-name="T1">"name": "Como aprimorar e monetizar seu aplicativo para iOS e Apple Watch"</text:span></text:p>
      <text:p text:style-name="P3"><text:s text:c="2"/><text:span text:style-name="T1">},</text:span></text:p>
      <text:p text:style-name="P3"><text:soft-page-break/><text:s text:c="2"/><text:span text:style-name="T1">{</text:span></text:p>
      <text:p text:style-name="P3"><text:s text:c="4"/><text:span text:style-name="T1">"FIELD1": 33,</text:span></text:p>
      <text:p text:style-name="P3"><text:s text:c="4"/><text:span text:style-name="T1">"courseType": "v2.ondemand",</text:span></text:p>
      <text:p text:style-name="P3"><text:s text:c="4"/><text:span text:style-name="T1">"description": "The purpose of this course is to summarize new directions in Chinese history and social science produced by the creation and analysis of big historical datasets based on newly opened Chinese archival holdings, and to organize this knowledge in a framework that encourages learning about China in comparative perspective.\n\nOur course demonstrates how a new scholarship of discovery is redefining what is singular about modern China and modern Chinese history. Current understandings of human history and social theory are based largely on Western experience or on non-Western experience seen through a Western lens. This course offers alternative perspectives derived from Chinese experience over the last three centuries. We present specific case studies of this new scholarship of discovery divided into two stand-alone parts, which means that students can take any part without prior or subsequent attendance of the other part.\n\nPart 1 (https://www.coursera.org/learn/understanding-china-history-part-1) focuses on comparative inequality and opportunity and addresses two related questions ‘Who rises to the top?’ and ‘Who gets what?’. \n\nPart 2 (this course) turns to an arguably even more important question ‘Who are we?’ as seen through the framework of comparative population behavior - mortality, marriage, and reproduction – and their interaction with economic conditions and human values. We do so because mortality and reproduction are fundamental and universal, because they differ historically just as radically between China and the West as patterns of inequality and opportunity, and because these differences demonstrate the mutability of human behavior and values.\n\nCourse Overview video: https://youtu.be/dzUPRyJ4ETk",</text:span></text:p>
      <text:p text:style-name="P3"><text:s text:c="4"/><text:span text:style-name="T1">"id": "CPLPuDKiEeaGtRI0HQleow",</text:span></text:p>
      <text:p text:style-name="P3"><text:s text:c="4"/><text:span text:style-name="T1">"slug": "understanding-china-history-part-2",</text:span></text:p>
      <text:p text:style-name="P3"><text:s text:c="4"/><text:span text:style-name="T1">"instructorIds": "['1465513']",</text:span></text:p>
      <text:p text:style-name="P3"><text:s text:c="4"/><text:span text:style-name="T1">"specializations": "[]",</text:span></text:p>
      <text:p text:style-name="P3"><text:s text:c="4"/><text:span text:style-name="T1">"partnerIds": "['35']",</text:span></text:p>
      <text:p text:style-name="P3"><text:s text:c="4"/><text:span text:style-name="T1">"name": "Understanding China, 1700-2000: A Data Analytic Approach, Part 2"</text:span></text:p>
      <text:p text:style-name="P3"><text:s text:c="2"/><text:span text:style-name="T1">},</text:span></text:p>
      <text:p text:style-name="P3"><text:s text:c="2"/><text:span text:style-name="T1">{</text:span></text:p>
      <text:p text:style-name="P3"><text:s text:c="4"/><text:span text:style-name="T1">"FIELD1": 34,</text:span></text:p>
      <text:p text:style-name="P3"><text:s text:c="4"/><text:span text:style-name="T1">"courseType": "v2.ondemand",</text:span></text:p>
      <text:p text:style-name="P3"><text:s text:c="4"/><text:span text:style-name="T1">"description": "In this course, you will learn how to use strategic marketing and personal branding techniques for designing, enhancing, and promoting your professional image. Acting as \"your own Chief Executive Officer\" (P. Drucker), you will learn how to use relationship and network marketing and impression management to showcase your skills to prospective employers, colleagues, supervisors, and other interested parties. This course will help you to:\n\n- Recognize the importance of marketing orientation and career brand building for your career development; use marketing communication strategies for your self-marketing;\n\n- Implement strategic marketing planning for your career development and engage in creating your own strategic self-marketing plan;\n\n- Devise strategies for managing your professional reputation; begin creating your personal brand, and plan steps for strategic personal branding;\n\n- Create personal branding statements, and integrate social networking into your career branding;\n\n- Refine your self-management information system to systematically collect and analyze self-marketing and personal branding related data, select appropriate tools and apply them for a thorough, accurate, evidence-based and data driven self-assessment of your self-marketing and personal branding skills;\n\n- Develop and implement an effective instrument for displaying your artifacts and monitoring your marketing communications strategies (\"The Showcaser\") and a realistic performance metric for evaluating your career brand building activities (\"The Career Brand Equity Builder\").",</text:span></text:p>
      <text:p text:style-name="P3"><text:s text:c="4"/><text:span text:style-name="T1">"id": "DPSL2G03EeWyAQ6K5KeLkw",</text:span></text:p>
      <text:p text:style-name="P3"><text:s text:c="4"/><text:span text:style-name="T1">"slug": "self-marketing",</text:span></text:p>
      <text:p text:style-name="P3"><text:soft-page-break/><text:s text:c="4"/><text:span text:style-name="T1">"instructorIds": "['7581768', '7850590', '7824266', '9026100', '9775195']",</text:span></text:p>
      <text:p text:style-name="P3"><text:s text:c="4"/><text:span text:style-name="T1">"specializations": "[]",</text:span></text:p>
      <text:p text:style-name="P3"><text:s text:c="4"/><text:span text:style-name="T1">"partnerIds": "['117']",</text:span></text:p>
      <text:p text:style-name="P3"><text:s text:c="4"/><text:span text:style-name="T1">"name": "Strategic Self-Marketing and Personal Branding"</text:span></text:p>
      <text:p text:style-name="P3"><text:s text:c="2"/><text:span text:style-name="T1">},</text:span></text:p>
      <text:p text:style-name="P3"><text:s text:c="2"/><text:span text:style-name="T1">{</text:span></text:p>
      <text:p text:style-name="P3"><text:s text:c="4"/><text:span text:style-name="T1">"FIELD1": 35,</text:span></text:p>
      <text:p text:style-name="P3"><text:s text:c="4"/><text:span text:style-name="T1">"courseType": "v2.ondemand",</text:span></text:p>
      <text:p text:style-name="P3"><text:s text:c="4"/><text:span text:style-name="T1">"description": "Курс посвящен изучению макроэкономических вопросов, таких как долгосрочный рост, циклические колебания экономики и стабилизационная политика государства.\n\nЦелью курса является знакомство слушателей с основными понятиями макроэкономики, с базовыми моделями и принципами, которые используются при анализе текущего состояния экономики той или иной страны, что позволит самостоятельно ориентироваться в происходящих процессах и явлениях, а также проводить оценку эффективности и необходимости проводимой государством макроэкономической политики.\n\nДанный курс покрывает на базовом уровне все основные темы макроэкономики. Примерно две трети курса посвящены анализу общего равновесия на рынках труда, заемных средств, финансовых, денежных, товарных рынках, а также международных потоков капитала. Изучается долгосрочный экономический рост, идущий за счет накопления капитальных мощностей и технического прогресса. <text:s/>Вторая часть курса посвящена изучению природы краткосрочных колебаний вокруг долгосрочной траектории роста, таким как финансовый кризис и мировая рецессия 2008-2009 годов. Обсуждаются причины подобных спадов, а также оптимальная стабилизационная политика государства, призванная либо предотвращать подобные катаклизмы, либо сглаживать последствия от них.\n\nДля успешного прохождения курса желательно (но не обязательно) иметь базовые знания по микроэкономике.",</text:span></text:p>
      <text:p text:style-name="P3"><text:s text:c="4"/><text:span text:style-name="T1">"id": "1npjqJPKEeWF6gpQJiw6hQ",</text:span></text:p>
      <text:p text:style-name="P3"><text:s text:c="4"/><text:span text:style-name="T1">"slug": "makrojekonomika",</text:span></text:p>
      <text:p text:style-name="P3"><text:s text:c="4"/><text:span text:style-name="T1">"instructorIds": "['5193603']",</text:span></text:p>
      <text:p text:style-name="P3"><text:s text:c="4"/><text:span text:style-name="T1">"specializations": "[]",</text:span></text:p>
      <text:p text:style-name="P3"><text:s text:c="4"/><text:span text:style-name="T1">"partnerIds": "['160']",</text:span></text:p>
      <text:p text:style-name="P3"><text:s text:c="4"/><text:span text:style-name="T1">"name": "Макроэкономика (Macroeconomics)"</text:span></text:p>
      <text:p text:style-name="P3"><text:s text:c="2"/><text:span text:style-name="T1">},</text:span></text:p>
      <text:p text:style-name="P3"><text:s text:c="2"/><text:span text:style-name="T1">{</text:span></text:p>
      <text:p text:style-name="P3"><text:s text:c="4"/><text:span text:style-name="T1">"FIELD1": 36,</text:span></text:p>
      <text:p text:style-name="P3"><text:s text:c="4"/><text:span text:style-name="T1">"courseType": "v2.ondemand",</text:span></text:p>
      <text:p text:style-name="P3"><text:s text:c="4"/><text:span text:style-name="T1">"description": "Much of the world's data resides in databases. SQL (or Structured Query Language) is a powerful language which is used for communicating with and extracting data from databases. A working knowledge of databases and SQL is a must if you want to become a data scientist.\n\nThe purpose of this course is to introduce relational database concepts and help you learn and apply foundational knowledge of the SQL language. It is also intended to get you started with performing SQL access in a data science environment. <text:s/>\n\nThe emphasis in this course is on hands-on and practical learning . As such, you will work with real databases, real data science tools, and real-world datasets. You will create a database instance in the cloud. Through a series of hands-on labs you will practice building and running SQL queries. You will also learn how to access databases from Jupyter notebooks using SQL and Python.\n\nNo prior knowledge of databases, SQL, Python, or programming is required.\n\nAnyone can audit this course at no-charge. If you choose to take this course and earn the Coursera course certificate, you can also earn an IBM digital badge upon successful completion of the course.\n\nLIMITED TIME OFFER: Subscription is only $39 USD per month for access to graded materials and a certificate.",</text:span></text:p>
      <text:p text:style-name="P3"><text:s text:c="4"/><text:span text:style-name="T1">"id": "GDQMSxDWEeitFhJL4G-A_g",</text:span></text:p>
      <text:p text:style-name="P3"><text:s text:c="4"/><text:span text:style-name="T1">"slug": "sql-data-science",</text:span></text:p>
      <text:p text:style-name="P3"><text:s text:c="4"/><text:span text:style-name="T1">"instructorIds": "['28513748']",</text:span></text:p>
      <text:p text:style-name="P3"><text:s text:c="4"/><text:span text:style-name="T1">"specializations": "[]",</text:span></text:p>
      <text:p text:style-name="P3"><text:s text:c="4"/><text:span text:style-name="T1">"partnerIds": "['348']",</text:span></text:p>
      <text:p text:style-name="P3"><text:s text:c="4"/><text:span text:style-name="T1">"name": "Databases and SQL for Data Science"</text:span></text:p>
      <text:p text:style-name="P3"><text:soft-page-break/><text:s text:c="2"/><text:span text:style-name="T1">},</text:span></text:p>
      <text:p text:style-name="P3"><text:s text:c="2"/><text:span text:style-name="T1">{</text:span></text:p>
      <text:p text:style-name="P3"><text:s text:c="4"/><text:span text:style-name="T1">"FIELD1": 37,</text:span></text:p>
      <text:p text:style-name="P3"><text:s text:c="4"/><text:span text:style-name="T1">"courseType": "v2.ondemand",</text:span></text:p>
      <text:p text:style-name="P3"><text:s text:c="4"/><text:span text:style-name="T1">"description": "Large-scale biology projects such as the sequencing of the human genome and gene expression surveys using RNA-seq, microarrays and other technologies have created a wealth of data for biologists. However, the challenge facing scientists is analyzing and even accessing these data to extract useful information pertaining to the system being studied. This course focuses on employing existing bioinformatic resources – mainly web-based programs and databases – to access the wealth of data to answer questions relevant to the average biologist, and is highly hands-on. \n\nTopics covered include multiple sequence alignments, phylogenetics, gene expression data analysis, and protein interaction networks, in two separate parts. \n\nThe first part, Bioinformatic Methods I (this one), deals with databases, Blast, multiple sequence alignments, phylogenetics, selection analysis and metagenomics. \n\nThe second part, Bioinformatic Methods II, covers motif searching, protein-protein interactions, structural bioinformatics, gene expression data analysis, and cis-element predictions. \n\nThis pair of courses is useful to any student considering graduate school in the biological sciences, as well as students considering molecular medicine. Both provide an overview of the many different bioinformatic tools that are out there. \n\nThese courses are based on one taught at the University of Toronto to upper-level undergraduates who have some understanding of basic molecular biology. If you're not familiar with this, something like https://learn.saylor.org/course/bio101 might be helpful. No programming is required for this course. \n\nBioinformatic Methods I is regularly updated, and was last updated for January 2019.",</text:span></text:p>
      <text:p text:style-name="P3"><text:s text:c="4"/><text:span text:style-name="T1">"id": "5uXCfFu2EeSU0SIACxCMgg",</text:span></text:p>
      <text:p text:style-name="P3"><text:s text:c="4"/><text:span text:style-name="T1">"slug": "bioinformatics-methods-1",</text:span></text:p>
      <text:p text:style-name="P3"><text:s text:c="4"/><text:span text:style-name="T1">"instructorIds": "['3133590']",</text:span></text:p>
      <text:p text:style-name="P3"><text:s text:c="4"/><text:span text:style-name="T1">"specializations": "[]",</text:span></text:p>
      <text:p text:style-name="P3"><text:s text:c="4"/><text:span text:style-name="T1">"partnerIds": "['11']",</text:span></text:p>
      <text:p text:style-name="P3"><text:s text:c="4"/><text:span text:style-name="T1">"name": "Bioinformatic Methods I"</text:span></text:p>
      <text:p text:style-name="P3"><text:s text:c="2"/><text:span text:style-name="T1">},</text:span></text:p>
      <text:p text:style-name="P3"><text:s text:c="2"/><text:span text:style-name="T1">{</text:span></text:p>
      <text:p text:style-name="P3"><text:s text:c="4"/><text:span text:style-name="T1">"FIELD1": 38,</text:span></text:p>
      <text:p text:style-name="P3"><text:s text:c="4"/><text:span text:style-name="T1">"courseType": "v2.ondemand",</text:span></text:p>
      <text:p text:style-name="P3"><text:s text:c="4"/><text:span text:style-name="T1">"description": "No matter the professional level, we can all benefit from learning how to succeed in our careers. Whether a well-seasoned professional, a management trainee, or a service level employee, this course will help you enrich your career by honing your professional behavior and networking. \n\nThrough industry expert support and resources, this course is designed to prepare you for success in any chosen career. You will develop the habits and attitudes you need to perform effectively in the job market. You will identify a mentor to add value to your career. <text:s/>You will analyze your relationships and develop a practical approach for engaging your LinkedIn network. You will differentiate between networking and networking with intention. You will also discover the most effective ways to ask for help from your peer or professional group. Finally, you will evaluate the best methods of adjusting your career path at various stages of life.",</text:span></text:p>
      <text:p text:style-name="P3"><text:s text:c="4"/><text:span text:style-name="T1">"id": "Akz7SBbAEeaXaw7Yj6TwHQ",</text:span></text:p>
      <text:p text:style-name="P3"><text:s text:c="4"/><text:span text:style-name="T1">"slug": "career-advancement",</text:span></text:p>
      <text:p text:style-name="P3"><text:s text:c="4"/><text:span text:style-name="T1">"instructorIds": "['16485256', '4256136', '19182476', '19182609']",</text:span></text:p>
      <text:p text:style-name="P3"><text:s text:c="4"/><text:span text:style-name="T1">"specializations": "[]",</text:span></text:p>
      <text:p text:style-name="P3"><text:s text:c="4"/><text:span text:style-name="T1">"partnerIds": "['123']",</text:span></text:p>
      <text:p text:style-name="P3"><text:s text:c="4"/><text:span text:style-name="T1">"name": "Successful Career Development"</text:span></text:p>
      <text:p text:style-name="P3"><text:s text:c="2"/><text:span text:style-name="T1">},</text:span></text:p>
      <text:p text:style-name="P3"><text:s text:c="2"/><text:span text:style-name="T1">{</text:span></text:p>
      <text:p text:style-name="P3"><text:s text:c="4"/><text:span text:style-name="T1">"FIELD1": 39,</text:span></text:p>
      <text:p text:style-name="P3"><text:s text:c="4"/><text:span text:style-name="T1">"courseType": "v2.ondemand",</text:span></text:p>
      <text:p text:style-name="P3"><text:soft-page-break/><text:s text:c="4"/><text:span text:style-name="T1">"description": "This course is an introduction to the basic concepts of programming languages, with a strong emphasis on functional programming. The course uses the languages ML, Racket, and Ruby as vehicles for teaching the concepts, but the real intent is to teach enough about how any language “fits together” to make you more effective programming in any language -- and in learning new ones.\n\nThis course is neither particularly theoretical nor just about programming specifics -- it will give you a framework for understanding how to use language constructs effectively and how to design correct and elegant programs. By using different languages, you will learn to think more deeply than in terms of the particular syntax of one language. The emphasis on functional programming is essential for learning how to write robust, reusable, composable, and elegant programs. Indeed, many of the most important ideas in modern languages have their roots in functional programming. Get ready to learn a fresh and beautiful way to look at software and how to have fun building it.\n\nThe course assumes some prior experience with programming, as described in more detail in the first module.\n\nThe course is divided into three Coursera courses: Part A, Part B, and Part C. <text:s/>As explained in more detail in the first module of Part A, the overall course is a substantial amount of challenging material, so the three-part format provides two intermediate milestones and opportunities for a pause before continuing. <text:s/>The three parts are designed to be completed in order and set up to motivate you to continue through to the end of Part C. <text:s/>The three parts are not quite equal in length: Part A is almost as substantial as Part B and Part C combined.\n\nWeek 1 of Part A has a more detailed list of topics for all three parts of the course, but it is expected that most course participants will not (yet!) know what all these topics mean.",</text:span></text:p>
      <text:p text:style-name="P3"><text:s text:c="4"/><text:span text:style-name="T1">"id": "8om3I-4LEeSbxyIACw0OOQ",</text:span></text:p>
      <text:p text:style-name="P3"><text:s text:c="4"/><text:span text:style-name="T1">"slug": "programming-languages",</text:span></text:p>
      <text:p text:style-name="P3"><text:s text:c="4"/><text:span text:style-name="T1">"instructorIds": "['873260']",</text:span></text:p>
      <text:p text:style-name="P3"><text:s text:c="4"/><text:span text:style-name="T1">"specializations": "[]",</text:span></text:p>
      <text:p text:style-name="P3"><text:s text:c="4"/><text:span text:style-name="T1">"partnerIds": "['15']",</text:span></text:p>
      <text:p text:style-name="P3"><text:s text:c="4"/><text:span text:style-name="T1">"name": "Programming Languages, Part A"</text:span></text:p>
      <text:p text:style-name="P3"><text:s text:c="2"/><text:span text:style-name="T1">},</text:span></text:p>
      <text:p text:style-name="P3"><text:s text:c="2"/><text:span text:style-name="T1">{</text:span></text:p>
      <text:p text:style-name="P3"><text:s text:c="4"/><text:span text:style-name="T1">"FIELD1": 40,</text:span></text:p>
      <text:p text:style-name="P3"><text:s text:c="4"/><text:span text:style-name="T1">"courseType": "v2.ondemand",</text:span></text:p>
      <text:p text:style-name="P3"><text:s text:c="4"/><text:span text:style-name="T1">"description": "Todas las regiones del mundo se enfrentan a vulnerabilidades concretas ante el cambio climático y tienen diversas oportunidades de mitigar los efectos y aumentar su resiliencia en el siglo XXI. La comunidad internacional ha expresado su intención de actuar al respecto mediante el Acuerdo de París en la 21ª Conferencia de las Partes en la Convención Marco de las Naciones Unidas sobre el Cambio Climático. De hecho, décadas de avances en desarrollo se ven amenazadas si no se adoptan medidas contra el cambio climático, lo que significa que nos encontramos en un momento de «ahora o nunca». Este curso presenta las pruebas científicas más recientes sobre el cambio climático, explica los distintos efectos de alcance regional y difunde estrategias de acción contra el cambio climático, así como oportunidades para que pueda tomar medidas en relación con el cambio climático.\n\nAcerca del curso\n\nEste MOOC orientado a la acción le brindará la oportunidad de conocer los efectos del cambio climático a escala regional y las estrategias sectoriales específicas utilizadas para aumentar la resiliencia y avanzar hacia un futuro con bajas emisiones de carbono. Tendrá la oportunidad de estudiar a fondo estas cuestiones y adaptar su experiencia de aprendizaje a una o varias de las siguientes regiones:\n\n•\tAmérica Latina y el Caribe\n•\tÁfrica Subsahariana\n•\tOriente Medio y Norte de África\n•\tEuropa Oriental y Asia Central\n•\tAsia Oriental y el Pacífico\n•\tAsia Meridional\n\nPara ello el MOOC reúne a reconocidos científicos y responsables políticos que ofrecerán un resumen de las últimas pruebas científicas sobre el cambio climático, estrategias de desarrollo con bajas emisiones de carbono y capacidad de adaptación al cambio climático a escala regional entre sectores, así como un análisis del Acuerdo de París y otros de los resultados de la 21ª Conferencia de las Partes.\nPrograma del curso\n\nDescripción \n\nBajemos la temperatura: La ciencia climática pasa a la </text:span><text:soft-page-break/><text:span text:style-name="T1">acción se divide en cuatro semanas. En las primeras dos semanas se presentará una visión global de las pruebas científicas del cambio climático, que irá seguida de perspectivas específicas de cada región sobre los efectos de un aumento de la temperatura en el mundo en el siglo XXI. Las últimas dos semanas se centrarán en las estrategias de acción emprendidas en distintas regiones y países para abordar el desafío climático, y sobre cómo puede actuar la población de manera individual.\n\nSemana 1: <text:s/>El cambio climático en el siglo XXI\n\n•\tCambios históricos y previstos observados en el sistema climático en los últimos años del siglo XXI.\n•\tEl potencial de contribución prevista determinada a nivel nacional (CPDN) presentada en la 21ª Conferencia de las Partes por parte de 187 países para inducir a la acción climática.\n•\tTendencias de los efectos del cambio climático, entre otros la pérdida de la capa de hielo del Ártico, el deshielo de los glaciares, el aumento de las olas de calor y las temperaturas extremas, la sequía y la aridez. \n•\tLas posibles respuestas de los sistemas naturales, explicando cómo el calentamiento podría dar lugar al aumento del nivel del mar, a olas de calor y temperaturas extremas, y a la acidificación de los océanos.\n\nSemana 2: Efectos de alcance sectorial y regional\n\n•\tRepercusiones en sectores clave del desarrollo —desde el calentamiento por encima de la temperatura de la época preindustrial y tendencias climáticas previstas— en cada una de las regiones del mundo.\n•\tRepercusiones sectoriales centradas en la producción agrícola, los recursos hídricos, los servicios de los ecosistemas y la vulnerabilidad de las zonas costeras para las poblaciones afectadas. \n•\tImportancia de los riesgos que pueden invertir los logros de desarrollo obtenidos con tanto esfuerzo y atrapar en la pobreza a millones de personas, ilustrando la necesidad de actuar ya con urgencia.\n\nSemana 3: La ciencia climática pasa a la acción en materia de cambio climático\n\n•\tDebates sobre regiones específicas en torno a las acciones de mitigación necesarias para reducir las emisiones a la vez que se disminuye la vulnerabilidad ante los efectos del cambio climático por medio de la adaptación y el aumento de la resiliencia al clima.\n•\tPerspectivas de expertos regionales sobre sus experiencias con estrategias y acciones propuestas en cada región para contribuir a la transición hacia una senda de desarrollo con bajas emisiones y resiliente al clima. \n\nSemana 4: Qué puede hacer\n\n•\tEfecto transformador de los cambios diarios a escala mundial\n•\tLa razón de actuar ahora, actuar juntos y actuar de un modo diferente\n•\tEjemplos y beneficios esperados de las políticas de mitigación y adaptación, teniendo en cuenta las contribuciones a las reducciones de las emisiones a escala mundial y las oportunidades de desarrollo a escala local\n\nAparte de los principales recursos y asignaciones, podrá optar por aprovechar aún más el curso participando en ejercicios divertidos opcionales, interconexiones y debates, y sumergiéndose a fondo en nuestra rica selección de recursos complementarios. Tendrá la oportunidad de estudiar a fondo estas cuestiones y adaptar su experiencia de aprendizaje a una o varias de las siguientes regiones:\n\n•\tAmérica Latina y el Caribe\n•\tÁfrica Subsahariana\n•\tOriente Medio y Norte de África\n•\tEuropa Oriental y Asia Central\n•\tAsia Oriental y el Pacífico\n•\tAsia Meridional\n\nFormación recomendada\n\nNo es necesario ningún conocimiento previo El contenido de este curso está diseñado para ser accesible para estudiantes de cualquier materia.\n\nConectar\n\nComunique y comparta recursos a través de Twitter utilizando la etiqueta #learnclimate. Registre una cuenta gratuita en http://twitter.com\n\nFormato del curso\n\nLa estructura de este MOOC es semanal, con recursos, actividades y ejercicios diseñados para que participe en ellos durante cada una de las cuatro semanas del curso. Cada semana encontrará un conjunto de material didáctico, entre otros: \n\n•\tConversaciones de vídeo interactivas de reconocidos científicos y profesionales estudiosos del clima. \n•\tRecursos: actividades interactivas principales, opcionales (inmersión a fondo) y divertidas sobre el tema de la semana.\n•\tCuestionarios para comprobar su conocimiento, reforzar el material de la lección y proporcionar respuestas inmediatas.\n•\tAsignaciones que perfeccionarán sus capacidades de análisis, reflexión y comunicación.\n•\tForos de debate y redes sociales que permiten la colaboración con personas de todo el mundo, enriqueciendo la interacción entre los participantes.\n•\tUna sesión interactiva de Google Hangouts en directo con </text:span><text:soft-page-break/><text:span text:style-name="T1">expertos internacionales que participarán en una sesión de preguntas y respuestas sobre el cambio climático.\n•\tComo proyecto final, creará un artefacto digital.",</text:span></text:p>
      <text:p text:style-name="P3"><text:s text:c="4"/><text:span text:style-name="T1">"id": "C1-4dMSdEeWiGxJ5iODchw",</text:span></text:p>
      <text:p text:style-name="P3"><text:s text:c="4"/><text:span text:style-name="T1">"slug": "cambios-temperatura",</text:span></text:p>
      <text:p text:style-name="P3"><text:s text:c="4"/><text:span text:style-name="T1">"instructorIds": "['12071633', '21301093', '13341844', '12448205']",</text:span></text:p>
      <text:p text:style-name="P3"><text:s text:c="4"/><text:span text:style-name="T1">"specializations": "[]",</text:span></text:p>
      <text:p text:style-name="P3"><text:s text:c="4"/><text:span text:style-name="T1">"partnerIds": "['73']",</text:span></text:p>
      <text:p text:style-name="P3"><text:s text:c="4"/><text:span text:style-name="T1">"name": "Bajemos la temperatura: De la ciencia climática a la acción"</text:span></text:p>
      <text:p text:style-name="P3"><text:s text:c="2"/><text:span text:style-name="T1">},</text:span></text:p>
      <text:p text:style-name="P3"><text:s text:c="2"/><text:span text:style-name="T1">{</text:span></text:p>
      <text:p text:style-name="P3"><text:s text:c="4"/><text:span text:style-name="T1">"FIELD1": 41,</text:span></text:p>
      <text:p text:style-name="P3"><text:s text:c="4"/><text:span text:style-name="T1">"courseType": "v2.ondemand",</text:span></text:p>
      <text:p text:style-name="P3"><text:s text:c="4"/><text:span text:style-name="T1">"description": "Les participants intéressés par Google Cloud Platform peuvent continuer leur apprentissage en suivant l'une de nos nouvelles spécialisations consacrées à l'infrastructure de GCP.\n\nOption 1 : La spécialisation Developing Applications with Google Cloud Platform est disponible depuis peu sur Coursera. Vous y apprendrez à créer des applications cloud natives sécurisées, évolutives et intelligentes. Rendez-vous sur https://www.coursera.org/specializations/developing-apps-gcp pour en savoir plus.\n\nOption 2 : La spécialisation Architecting with Google Cloud Platform est également disponible. Son contenu a été mis à jour et amélioré. Cette spécialisation vous aidera à préparer l'examen Google Certified Professional – Cloud Architect. Accédez à https://www.coursera.org/specializations/gcp-architecture pour explorer le contenu mis à jour.\n\nLe cours Google Cloud Platform Fundamentals: Core Infrastructure couvre les bases de Google Cloud Platform et constitue le premier cours de ces deux spécialisations. \n\nIl présente des concepts et termes importants de Google Cloud Platform (GCP). Vous y découvrirez et pourrez comparer de nombreux services de calcul et de stockage disponibles dans Google Cloud Platform, dont Google App Engine, Google Compute Engine et Google Container Engine.\n\nRemarques :\n• Vous avez besoin d'un compte Google/Gmail, et d'une carte de crédit ou d'un compte bancaire pour vous inscrire à l'essai gratuit de Google Cloud Platform. (Les services Google sont actuellement indisponibles en Chine.)\n• Si votre adresse de facturation pour les services GCP est située en Union européenne (UE) ou en Russie, lisez la documentation relative à la TVA à l'adresse suivante : https://cloud.google.com/billing/docs/resources/vat-overview.\n• Vous trouverez d'autres questions fréquentes relatives à l'essai gratuit de GCP à l'adresse suivante : https://cloud.google.com/free/?hl=fr.",</text:span></text:p>
      <text:p text:style-name="P3"><text:s text:c="4"/><text:span text:style-name="T1">"id": "Tq_sjE-_EeiNBQqYqBGpZg",</text:span></text:p>
      <text:p text:style-name="P3"><text:s text:c="4"/><text:span text:style-name="T1">"slug": "gcp-fundamentals-fr",</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Google Cloud Platform Fundamentals: Core Infrastructure en Français"</text:span></text:p>
      <text:p text:style-name="P3"><text:s text:c="2"/><text:span text:style-name="T1">},</text:span></text:p>
      <text:p text:style-name="P3"><text:s text:c="2"/><text:span text:style-name="T1">{</text:span></text:p>
      <text:p text:style-name="P3"><text:s text:c="4"/><text:span text:style-name="T1">"FIELD1": 42,</text:span></text:p>
      <text:p text:style-name="P3"><text:s text:c="4"/><text:span text:style-name="T1">"courseType": "v2.ondemand",</text:span></text:p>
      <text:p text:style-name="P3"><text:s text:c="4"/><text:span text:style-name="T1">"description": "Chimpanzees are one of our closest living relatives, yet almost nothing was known about their behavior in the wild until Jane Goodall started her groundbreaking study of the chimpanzees of Gombe, Tanzania in 1960. This study continues today, following the same chimpanzee families that Jane Goodall first encountered over 55 years ago. Guided by three course instructors who have lived and worked with the Gombe chimpanzees, you will learn how Goodall’s early discoveries changed our view of human uniqueness. By completing the course, you will gain a new appreciation of the deep similarities between chimpanzees and humans in intelligence, tool use, hunting, personality and social relationships, as well as some key differences. You will learn how chimpanzees interact with their environment and how their behavior is influenced by ecology, as well as the severe conservation challenges they face today. And you will employ your new knowledge of </text:span><text:soft-page-break/><text:span text:style-name="T1">chimpanzees to construct a persuasive argument for their protection. This course is open to everyone interested in learning more about these fascinating and complex beings. Knowledge of high-school level biology is beneficial but not required. Please keep in mind, however, that the content of this course will cover all aspects of chimpanzee life, including scientific discussion of sexual and aggressive behaviors.",</text:span></text:p>
      <text:p text:style-name="P3"><text:s text:c="4"/><text:span text:style-name="T1">"id": "HVjlxtHlEea6rA7xa5ZVSg",</text:span></text:p>
      <text:p text:style-name="P3"><text:s text:c="4"/><text:span text:style-name="T1">"slug": "chimp",</text:span></text:p>
      <text:p text:style-name="P3"><text:s text:c="4"/><text:span text:style-name="T1">"instructorIds": "['1371143', '35497072', '35639741']",</text:span></text:p>
      <text:p text:style-name="P3"><text:s text:c="4"/><text:span text:style-name="T1">"specializations": "[]",</text:span></text:p>
      <text:p text:style-name="P3"><text:s text:c="4"/><text:span text:style-name="T1">"partnerIds": "['7']",</text:span></text:p>
      <text:p text:style-name="P3"><text:s text:c="4"/><text:span text:style-name="T1">"name": "Chimpanzee Behavior and Conservation"</text:span></text:p>
      <text:p text:style-name="P3"><text:s text:c="2"/><text:span text:style-name="T1">},</text:span></text:p>
      <text:p text:style-name="P3"><text:s text:c="2"/><text:span text:style-name="T1">{</text:span></text:p>
      <text:p text:style-name="P3"><text:s text:c="4"/><text:span text:style-name="T1">"FIELD1": 43,</text:span></text:p>
      <text:p text:style-name="P3"><text:s text:c="4"/><text:span text:style-name="T1">"courseType": "v2.ondemand",</text:span></text:p>
      <text:p text:style-name="P3"><text:s text:c="4"/><text:span text:style-name="T1">"description": "This course focuses on technical, mobile and social strategies for increasing site traffic. Learn how to build SEO for international audiences through content localization, global team alignment and optimizing for local search engines. Discover techniques to optimize mobile-friendly websites, get mobile apps discovered, and leverage social media to drive organic SEO traffic. <text:s/>You will also learn how to identify key SEO metrics and collect, interpret, validate, and report success to your clients and stakeholders.",</text:span></text:p>
      <text:p text:style-name="P3"><text:s text:c="4"/><text:span text:style-name="T1">"id": "9h_j5XEiEeWbbw5cIAKQrw",</text:span></text:p>
      <text:p text:style-name="P3"><text:s text:c="4"/><text:span text:style-name="T1">"slug": "seo-strategies",</text:span></text:p>
      <text:p text:style-name="P3"><text:s text:c="4"/><text:span text:style-name="T1">"instructorIds": "['15566828']",</text:span></text:p>
      <text:p text:style-name="P3"><text:s text:c="4"/><text:span text:style-name="T1">"specializations": "[]",</text:span></text:p>
      <text:p text:style-name="P3"><text:s text:c="4"/><text:span text:style-name="T1">"partnerIds": "['83']",</text:span></text:p>
      <text:p text:style-name="P3"><text:s text:c="4"/><text:span text:style-name="T1">"name": "Advanced Search Engine Optimization Strategies"</text:span></text:p>
      <text:p text:style-name="P3"><text:s text:c="2"/><text:span text:style-name="T1">},</text:span></text:p>
      <text:p text:style-name="P3"><text:s text:c="2"/><text:span text:style-name="T1">{</text:span></text:p>
      <text:p text:style-name="P3"><text:s text:c="4"/><text:span text:style-name="T1">"FIELD1": 44,</text:span></text:p>
      <text:p text:style-name="P3"><text:s text:c="4"/><text:span text:style-name="T1">"courseType": "v2.ondemand",</text:span></text:p>
      <text:p text:style-name="P3"><text:s text:c="4"/><text:span text:style-name="T1">"description": "The aim of the course is to obtain the idea of the lexicon as a complex system and to get the methodology of the typological approach to the lexicon cross-linguistically, as well as to learn about the general mechanisms of semantic shift and their typological relevance.\n\nBy the end of the course the students should know the basic principles of lexical organization, the main parameters of semantic variations in lexicon, and be able to apply the basic methods of the analysis of lexical meaning to different lexical domains.\nThe course is designed for students of linguistic programs (BA, MA, PhD), as well as for teachers and researchers in the named field. \n\nThe course contains the overview of different approaches to the semantic description of lexical items and lexical systems in different languages and discusses the methodology of Moscow Lexical Typology Group (lecture 1). This methodology (“frame approach”) is illustrated with the data of the following domains: aquamotion verbs (lecture 2), verbs of falling (lecture 3), adjectives denoting oldness (lecture <text:s/>4) and pain metaphors (lecture 5 and 6). The results of the analyses are visualized with specially constructed lexical semantic maps.",</text:span></text:p>
      <text:p text:style-name="P3"><text:s text:c="4"/><text:span text:style-name="T1">"id": "X1gEFr4LEeaqug5_d2-DwA",</text:span></text:p>
      <text:p text:style-name="P3"><text:s text:c="4"/><text:span text:style-name="T1">"slug": "lexical-semantic-typology",</text:span></text:p>
      <text:p text:style-name="P3"><text:s text:c="4"/><text:span text:style-name="T1">"instructorIds": "['23172161']",</text:span></text:p>
      <text:p text:style-name="P3"><text:s text:c="4"/><text:span text:style-name="T1">"specializations": "[]",</text:span></text:p>
      <text:p text:style-name="P3"><text:s text:c="4"/><text:span text:style-name="T1">"partnerIds": "['160']",</text:span></text:p>
      <text:p text:style-name="P3"><text:s text:c="4"/><text:span text:style-name="T1">"name": "Towards language universals through lexical semantics: introduction to lexical and semantic typology"</text:span></text:p>
      <text:p text:style-name="P3"><text:s text:c="2"/><text:span text:style-name="T1">},</text:span></text:p>
      <text:p text:style-name="P3"><text:s text:c="2"/><text:span text:style-name="T1">{</text:span></text:p>
      <text:p text:style-name="P3"><text:s text:c="4"/><text:span text:style-name="T1">"FIELD1": 45,</text:span></text:p>
      <text:p text:style-name="P3"><text:soft-page-break/><text:s text:c="4"/><text:span text:style-name="T1">"courseType": "v2.ondemand",</text:span></text:p>
      <text:p text:style-name="P3"><text:s text:c="4"/><text:span text:style-name="T1">"description": "This course aims to provide a succinct overview of the emerging discipline of Materials Informatics at the intersection of materials science, computational science, and information science. Attention is drawn to specific opportunities afforded by this new field in accelerating materials development and deployment efforts. A particular emphasis is placed on materials exhibiting hierarchical internal structures spanning multiple length/structure scales and the impediments involved in establishing invertible process-structure-property (PSP) linkages for these materials. More specifically, it is argued that modern data sciences (including advanced statistics, dimensionality reduction, and formulation of metamodels) and innovative cyberinfrastructure tools (including integration platforms, databases, and customized tools for enhancement of collaborations among cross-disciplinary team members) are likely to play a critical and pivotal role in addressing the above challenges.",</text:span></text:p>
      <text:p text:style-name="P3"><text:s text:c="4"/><text:span text:style-name="T1">"id": "8ZbHjRtCEeWBKhJRV_B8Gw",</text:span></text:p>
      <text:p text:style-name="P3"><text:s text:c="4"/><text:span text:style-name="T1">"slug": "material-informatics",</text:span></text:p>
      <text:p text:style-name="P3"><text:s text:c="4"/><text:span text:style-name="T1">"instructorIds": "['12515595']",</text:span></text:p>
      <text:p text:style-name="P3"><text:s text:c="4"/><text:span text:style-name="T1">"specializations": "[]",</text:span></text:p>
      <text:p text:style-name="P3"><text:s text:c="4"/><text:span text:style-name="T1">"partnerIds": "['9']",</text:span></text:p>
      <text:p text:style-name="P3"><text:s text:c="4"/><text:span text:style-name="T1">"name": "Materials Data Sciences and Informatics"</text:span></text:p>
      <text:p text:style-name="P3"><text:s text:c="2"/><text:span text:style-name="T1">},</text:span></text:p>
      <text:p text:style-name="P3"><text:s text:c="2"/><text:span text:style-name="T1">{</text:span></text:p>
      <text:p text:style-name="P3"><text:s text:c="4"/><text:span text:style-name="T1">"FIELD1": 46,</text:span></text:p>
      <text:p text:style-name="P3"><text:s text:c="4"/><text:span text:style-name="T1">"courseType": "v2.ondemand",</text:span></text:p>
      <text:p text:style-name="P3"><text:s text:c="4"/><text:span text:style-name="T1">"description": "Welcome to the Inbound Certification course!\n\nThis course will introduce you to inbound and provide you with a big picture view of everything you need for a successful inbound strategy.\n\nSo, why inbound?\n\nInbound is a fundamental shift in the way you do business. Instead of an interruption-based message where the marketer or salesperson had all the control, inbound is about empowering potential customers. Consumer’s buying behaviors have changed and will continue to change. That's the driving force behind inbound. What your customers want today is different than what they wanted 10 years ago. That means you need to change the way you market, sell, and service to match the way people actually want to shop and buy.\n\nSo, wondering what to expect in this course?\n\nAfter an initial lesson on an introduction to the inbound fundamentals, the course consists of a set of lessons that follows the inbound methodology. The inbound methodology illustrates the four stages that make an inbound business. It reflects the entire inbound marketing, sales, services, and relationship process. The stages are Attract, Convert, Close, and Delight.\n\nEach lesson includes different tactics that you can apply to help you and your business grow better. You’ll also hear from HubSpot executives and leadership including: HubSpot’s Co-founders Brian Halligan &amp; Dharmesh Shah. Chief People Officer, Katie Burke. VP of HubSpot Academy, Mark Kilens. VP of Marketing, Meghan Anderson. SVP of Product, Christopher O’Donnell. VP of Sales, Michelle Benfer. And VP of Customer Success, Alison Elworthy",</text:span></text:p>
      <text:p text:style-name="P3"><text:s text:c="4"/><text:span text:style-name="T1">"id": "eAPzf1rCEeiSewqcLVURIg",</text:span></text:p>
      <text:p text:style-name="P3"><text:s text:c="4"/><text:span text:style-name="T1">"slug": "inbound-business-strategy",</text:span></text:p>
      <text:p text:style-name="P3"><text:s text:c="4"/><text:span text:style-name="T1">"instructorIds": "['35739519']",</text:span></text:p>
      <text:p text:style-name="P3"><text:s text:c="4"/><text:span text:style-name="T1">"specializations": "[]",</text:span></text:p>
      <text:p text:style-name="P3"><text:s text:c="4"/><text:span text:style-name="T1">"partnerIds": "['485']",</text:span></text:p>
      <text:p text:style-name="P3"><text:s text:c="4"/><text:span text:style-name="T1">"name": "Sales Training: Inbound Business Strategy"</text:span></text:p>
      <text:p text:style-name="P3"><text:s text:c="2"/><text:span text:style-name="T1">},</text:span></text:p>
      <text:p text:style-name="P3"><text:s text:c="2"/><text:span text:style-name="T1">{</text:span></text:p>
      <text:p text:style-name="P3"><text:s text:c="4"/><text:span text:style-name="T1">"FIELD1": 47,</text:span></text:p>
      <text:p text:style-name="P3"><text:s text:c="4"/><text:span text:style-name="T1">"courseType": "v2.ondemand",</text:span></text:p>
      <text:p text:style-name="P3"><text:s text:c="4"/><text:span text:style-name="T1">"description": "In this course, you will develop and test hypotheses about your data. You will learn a variety of statistical tests, as well as strategies to know how to apply the appropriate one to your specific data and question. Using your choice of two powerful statistical software packages (SAS or Python), you will explore ANOVA, Chi-Square, and Pearson correlation analysis. This course will guide </text:span><text:soft-page-break/><text:span text:style-name="T1">you through basic statistical principles to give you the tools to answer questions you have developed. Throughout the course, you will share your progress with others to gain valuable feedback and provide insight to other learners about their work.",</text:span></text:p>
      <text:p text:style-name="P3"><text:s text:c="4"/><text:span text:style-name="T1">"id": "ENhHCTboEeW8ZAoCexam_w",</text:span></text:p>
      <text:p text:style-name="P3"><text:s text:c="4"/><text:span text:style-name="T1">"slug": "data-analysis-tools",</text:span></text:p>
      <text:p text:style-name="P3"><text:s text:c="4"/><text:span text:style-name="T1">"instructorIds": "['3182044', '1121232']",</text:span></text:p>
      <text:p text:style-name="P3"><text:s text:c="4"/><text:span text:style-name="T1">"specializations": "[]",</text:span></text:p>
      <text:p text:style-name="P3"><text:s text:c="4"/><text:span text:style-name="T1">"partnerIds": "['34']",</text:span></text:p>
      <text:p text:style-name="P3"><text:s text:c="4"/><text:span text:style-name="T1">"name": "Data Analysis Tools"</text:span></text:p>
      <text:p text:style-name="P3"><text:s text:c="2"/><text:span text:style-name="T1">},</text:span></text:p>
      <text:p text:style-name="P3"><text:s text:c="2"/><text:span text:style-name="T1">{</text:span></text:p>
      <text:p text:style-name="P3"><text:s text:c="4"/><text:span text:style-name="T1">"FIELD1": 48,</text:span></text:p>
      <text:p text:style-name="P3"><text:s text:c="4"/><text:span text:style-name="T1">"courseType": "v2.ondemand",</text:span></text:p>
      <text:p text:style-name="P3"><text:s text:c="4"/><text:span text:style-name="T1">"description": "Designing a product is only part of the process. Now, can that product be manufactured? A CNC machinist works with computer numeric controlled (CNC) machines from generating the machine code to machine setup and run. Understanding both CAD and CAM is essential to this portion of a design. Even if you are not the end user who programs a machine, it is invaluable to know how it’s done. This knowledge translates directly to part design by helping make intelligent design decisions with manufacturing in mind. This course introduces you to the integrated CAD/CAM approach behind Fusion 360 CAD/CAM as well as 3D printed design setup and finally assembly and testing. All stages of product design in one place!\n\nAfter completing this course, you will be able to:\n • Explain the Fusion 360 integrated CAD/CAM manufacturing workflow.\n • Summarize the trends that are influencing the future of manufacturing.\n • Demonstrate knowledge and skills in foundational concepts of Fusion 360 CAD/CAM software.\n • Set up a Flight Controller.\n • Assemble a quadcopter.\n • Fly the final design.",</text:span></text:p>
      <text:p text:style-name="P3"><text:s text:c="4"/><text:span text:style-name="T1">"id": "FGxleI9gEee2yBIlFMkZng",</text:span></text:p>
      <text:p text:style-name="P3"><text:s text:c="4"/><text:span text:style-name="T1">"slug": "manufacturing-process-fusion-360",</text:span></text:p>
      <text:p text:style-name="P3"><text:s text:c="4"/><text:span text:style-name="T1">"instructorIds": "['29428879']",</text:span></text:p>
      <text:p text:style-name="P3"><text:s text:c="4"/><text:span text:style-name="T1">"specializations": "[]",</text:span></text:p>
      <text:p text:style-name="P3"><text:s text:c="4"/><text:span text:style-name="T1">"partnerIds": "['470']",</text:span></text:p>
      <text:p text:style-name="P3"><text:s text:c="4"/><text:span text:style-name="T1">"name": "Manufacturing Process with Autodesk Fusion 360"</text:span></text:p>
      <text:p text:style-name="P3"><text:s text:c="2"/><text:span text:style-name="T1">},</text:span></text:p>
      <text:p text:style-name="P3"><text:s text:c="2"/><text:span text:style-name="T1">{</text:span></text:p>
      <text:p text:style-name="P3"><text:s text:c="4"/><text:span text:style-name="T1">"FIELD1": 49,</text:span></text:p>
      <text:p text:style-name="P3"><text:s text:c="4"/><text:span text:style-name="T1">"courseType": "v2.ondemand",</text:span></text:p>
      <text:p text:style-name="P3"><text:s text:c="4"/><text:span text:style-name="T1">"description": "How can we create nano-structures that are 10,000 times smaller than the diameter of a human hair? How can we “see” at the nano-scale? <text:s text:c="2"/>Through instruction and lab demonstrations in this course you will obtain a rich understanding of the capabilities of nanotechnology tools and how to use this equipment for nano-scale fabrication and characterization. <text:s/>The nanoscale is the next frontier of the Maker culture where designs become reality. <text:s/>To become a Nanotechnology Maker pioneer we will introduce you to the practical knowledge skills and tools that can turn your nanotechnology ideas into physical form and that enable you to image objects at the nano-scale. \n\nThis course has been developed by faculty and staff experts in nano-fabrication electron beam microscopy and nano-characterization through the Research Triangle Nanotechnology Network (RTNN). <text:s/>The RTNN offers training and use of the tools demonstrated in this course to schools <text:s/>and industry through the United States National Nanotechnology Coordinated Infrastructure program. <text:s/>The tools demonstrated in this course are available to the public through the RTNN.",</text:span></text:p>
      <text:p text:style-name="P3"><text:s text:c="4"/><text:span text:style-name="T1">"id": "P71s724mEeaWZAqzz79ZVw",</text:span></text:p>
      <text:p text:style-name="P3"><text:s text:c="4"/><text:span text:style-name="T1">"slug": "nanotechnology",</text:span></text:p>
      <text:p text:style-name="P3"><text:s text:c="4"/><text:span text:style-name="T1">"instructorIds": "['1167229', '7320131', '22530482', '21935394']",</text:span></text:p>
      <text:p text:style-name="P3"><text:s text:c="4"/><text:span text:style-name="T1">"specializations": "[]",</text:span></text:p>
      <text:p text:style-name="P3"><text:s text:c="4"/><text:span text:style-name="T1">"partnerIds": "['7', '441', '77']",</text:span></text:p>
      <text:p text:style-name="P3"><text:s text:c="4"/><text:span text:style-name="T1">"name": "Nanotechnology: A Maker’s Course"</text:span></text:p>
      <text:p text:style-name="P3"><text:s text:c="2"/><text:span text:style-name="T1">},</text:span></text:p>
      <text:p text:style-name="P3"><text:soft-page-break/><text:s text:c="2"/><text:span text:style-name="T1">{</text:span></text:p>
      <text:p text:style-name="P3"><text:s text:c="4"/><text:span text:style-name="T1">"FIELD1": 50,</text:span></text:p>
      <text:p text:style-name="P3"><text:s text:c="4"/><text:span text:style-name="T1">"courseType": "v2.ondemand",</text:span></text:p>
      <text:p text:style-name="P3"><text:s text:c="4"/><text:span text:style-name="T1">"description": "Have you wondered how information from physical devices in the real world gets communicated to Smartphone processors? <text:s/>Do you want to make informed design decisions about sampling frequencies and bit-width requirements for various kinds of sensors? Do you want to gain expertise to affect the real world with actuators such as stepper motors, LEDs and generate notifications?\n\nIn this course, you will learn to interface common sensors and actuators to the DragonBoard™ 410c hardware. You will then develop software to acquire sensory data, process the data and actuate stepper motors, LEDs, etc. for use in mobile-enabled products. Along the way, you’ll learn to apply both analog-to-digital and digital-to-analog conversion concepts. \n\nLearning Goals: After completing this course, you will be able to:\n\n1.\tEstimate sampling frequency and bit-width required for different sensors.\n2.\tProgram GPIOs (general purpose input/output pins) to enable communication between the DragonBoard 410c and common sensors.\n3.\tWrite data acquisition code for sensors such as passive and active infrared (IR) sensors, microphones, cameras, GPS, accelerometers, ultrasonic sensors, etc.\n4.\tWrite applications that process sensor data and take specific actions, such as stepper motors, LED matrices for digital signage and gaming, etc.",</text:span></text:p>
      <text:p text:style-name="P3"><text:s text:c="4"/><text:span text:style-name="T1">"id": "QO7QgCzfEeWv_w7cMMH1Uw",</text:span></text:p>
      <text:p text:style-name="P3"><text:s text:c="4"/><text:span text:style-name="T1">"slug": "internet-of-things-sensing-actuation",</text:span></text:p>
      <text:p text:style-name="P3"><text:s text:c="4"/><text:span text:style-name="T1">"instructorIds": "['12279078', '12280323']",</text:span></text:p>
      <text:p text:style-name="P3"><text:s text:c="4"/><text:span text:style-name="T1">"specializations": "[]",</text:span></text:p>
      <text:p text:style-name="P3"><text:s text:c="4"/><text:span text:style-name="T1">"partnerIds": "['53']",</text:span></text:p>
      <text:p text:style-name="P3"><text:s text:c="4"/><text:span text:style-name="T1">"name": "Internet of Things: Sensing and Actuation From Devices"</text:span></text:p>
      <text:p text:style-name="P3"><text:s text:c="2"/><text:span text:style-name="T1">},</text:span></text:p>
      <text:p text:style-name="P3"><text:s text:c="2"/><text:span text:style-name="T1">{</text:span></text:p>
      <text:p text:style-name="P3"><text:s text:c="4"/><text:span text:style-name="T1">"FIELD1": 51,</text:span></text:p>
      <text:p text:style-name="P3"><text:s text:c="4"/><text:span text:style-name="T1">"courseType": "v2.ondemand",</text:span></text:p>
      <text:p text:style-name="P3"><text:s text:c="4"/><text:span text:style-name="T1">"description": "Improving health and healthcare institutions requires understanding of data and creation of interventions at the many levels at which health IT interact and affect the institution. These levels range from the external “world” in which the institution operates down to the specific technologies. Data scientists find that, when they aim at implementing their models in practice, it is the “socio” components that are both novel to them and mission critical to success. At the end of this course, students will be able to make a quick assessment of a health informatics problem—or a proposed solution—and to determine what is missing and what more needs to be learned.",</text:span></text:p>
      <text:p text:style-name="P3"><text:s text:c="4"/><text:span text:style-name="T1">"id": "AqeLjUQ1EeiJ3RL_2DUY7A",</text:span></text:p>
      <text:p text:style-name="P3"><text:s text:c="4"/><text:span text:style-name="T1">"slug": "the-socio-technical-health-informatics-context",</text:span></text:p>
      <text:p text:style-name="P3"><text:s text:c="4"/><text:span text:style-name="T1">"instructorIds": "['678654']",</text:span></text:p>
      <text:p text:style-name="P3"><text:s text:c="4"/><text:span text:style-name="T1">"specializations": "[]",</text:span></text:p>
      <text:p text:style-name="P3"><text:s text:c="4"/><text:span text:style-name="T1">"partnerIds": "['8']",</text:span></text:p>
      <text:p text:style-name="P3"><text:s text:c="4"/><text:span text:style-name="T1">"name": "The Social and Technical Context of Health Informatics"</text:span></text:p>
      <text:p text:style-name="P3"><text:s text:c="2"/><text:span text:style-name="T1">},</text:span></text:p>
      <text:p text:style-name="P3"><text:s text:c="2"/><text:span text:style-name="T1">{</text:span></text:p>
      <text:p text:style-name="P3"><text:s text:c="4"/><text:span text:style-name="T1">"FIELD1": 52,</text:span></text:p>
      <text:p text:style-name="P3"><text:s text:c="4"/><text:span text:style-name="T1">"courseType": "v2.ondemand",</text:span></text:p>
      <text:p text:style-name="P3"><text:s text:c="4"/><text:span text:style-name="T1">"description": "“Welcome to Introduction to Numerical Mathematics. This is designed to give you part of the mathematical foundations needed to work in computer science in any of its strands, from business to visual digital arts, music, games. At any stage of the problem solving and modelling stage you will require numerical and computational tools. We get you started in binary and other number bases, some tools to make sense of sequences of numbers, how to represent space numerical using coordinates, how to study variations of quantities via functions and their graphs. For this we prepared computing and everyday life problems for you to solve using these tools, from sending secret messages to designing computer graphics. \nIf you wish to take it further you can join the BSc </text:span><text:soft-page-break/><text:span text:style-name="T1">Computer Science degree and complete the full module ‘Numerical Mathematics’. \nEnjoy!”",</text:span></text:p>
      <text:p text:style-name="P3"><text:s text:c="4"/><text:span text:style-name="T1">"id": "meDrevxaEeeNyA6Y57g_sA",</text:span></text:p>
      <text:p text:style-name="P3"><text:s text:c="4"/><text:span text:style-name="T1">"slug": "mathematics-for-computer-science",</text:span></text:p>
      <text:p text:style-name="P3"><text:s text:c="4"/><text:span text:style-name="T1">"instructorIds": "['1960981', '32849918']",</text:span></text:p>
      <text:p text:style-name="P3"><text:s text:c="4"/><text:span text:style-name="T1">"specializations": "[]",</text:span></text:p>
      <text:p text:style-name="P3"><text:s text:c="4"/><text:span text:style-name="T1">"partnerIds": "['26', '303']",</text:span></text:p>
      <text:p text:style-name="P3"><text:s text:c="4"/><text:span text:style-name="T1">"name": "Mathematics for Computer Science"</text:span></text:p>
      <text:p text:style-name="P3"><text:s text:c="2"/><text:span text:style-name="T1">},</text:span></text:p>
      <text:p text:style-name="P3"><text:s text:c="2"/><text:span text:style-name="T1">{</text:span></text:p>
      <text:p text:style-name="P3"><text:s text:c="4"/><text:span text:style-name="T1">"FIELD1": 53,</text:span></text:p>
      <text:p text:style-name="P3"><text:s text:c="4"/><text:span text:style-name="T1">"courseType": "v2.ondemand",</text:span></text:p>
      <text:p text:style-name="P3"><text:s text:c="4"/><text:span text:style-name="T1">"description": "An introduction to data integration and statistical methods used in contemporary Systems Biology, Bioinformatics and Systems Pharmacology research. The course covers methods to process raw data from genome-wide mRNA expression studies (microarrays and RNA-seq) including data normalization, differential expression, clustering, enrichment analysis and network construction. The course contains practical tutorials for using tools and setting up pipelines, but it also covers the mathematics behind the methods applied within the tools. The course is mostly appropriate for beginning graduate students and advanced undergraduates majoring in fields such as biology, math, physics, chemistry, computer science, biomedical and electrical engineering. The course should be useful for researchers who encounter large datasets in their own research. The course presents software tools developed by the Ma’ayan Laboratory (http://labs.icahn.mssm.edu/maayanlab/) from the Icahn School of Medicine at Mount Sinai, but also other freely available data analysis and visualization tools. The ultimate aim of the course is to enable participants to utilize the methods presented in this course for analyzing their own data for their own projects. For those participants that do not work in the field, the course introduces the current research challenges faced in the field of computational systems biology.",</text:span></text:p>
      <text:p text:style-name="P3"><text:s text:c="4"/><text:span text:style-name="T1">"id": "Vrih-AYnEeWJMSIAC7Jl0w",</text:span></text:p>
      <text:p text:style-name="P3"><text:s text:c="4"/><text:span text:style-name="T1">"slug": "network-biology",</text:span></text:p>
      <text:p text:style-name="P3"><text:s text:c="4"/><text:span text:style-name="T1">"instructorIds": "['1305172']",</text:span></text:p>
      <text:p text:style-name="P3"><text:s text:c="4"/><text:span text:style-name="T1">"specializations": "[]",</text:span></text:p>
      <text:p text:style-name="P3"><text:s text:c="4"/><text:span text:style-name="T1">"partnerIds": "['27']",</text:span></text:p>
      <text:p text:style-name="P3"><text:s text:c="4"/><text:span text:style-name="T1">"name": "Network Analysis in Systems Biology"</text:span></text:p>
      <text:p text:style-name="P3"><text:s text:c="2"/><text:span text:style-name="T1">},</text:span></text:p>
      <text:p text:style-name="P3"><text:s text:c="2"/><text:span text:style-name="T1">{</text:span></text:p>
      <text:p text:style-name="P3"><text:s text:c="4"/><text:span text:style-name="T1">"FIELD1": 54,</text:span></text:p>
      <text:p text:style-name="P3"><text:s text:c="4"/><text:span text:style-name="T1">"courseType": "v2.ondemand",</text:span></text:p>
      <text:p text:style-name="P3"><text:s text:c="4"/><text:span text:style-name="T1">"description": "Cada día es más importante hablar bien en público. \nLa mejor oratoria es la que permite al orador conseguir los objetivos que se había planteado. Contrariamente a la creencia común, la necesidad de una buena oratoria no es exclusiva de ciertos grupos profesionales, sino que todas las personas deberían superar el miedo escénico y hablar bien en público. ¿El motivo? Poder trasladar de manera eficiente el mensaje deseado, ya sea para fines laborales (exponer proyectos laborales, convencer ante foros, asambleas o parlamentos, comunicar mejor con clientes, aumentar el grado de persuasión), como personales (exponer proyectos personales, mejorar la comunicación con las personas). \nEl orador se hace, no nace. \nEn este curso adquirirás recursos para hablar bien y conseguir, a través de la palabra, los objetivos planteados. Te invitamos a descubrirlo con nosotros.",</text:span></text:p>
      <text:p text:style-name="P3"><text:s text:c="4"/><text:span text:style-name="T1">"id": "G-vdZPxdEeegShL0o4I5-A",</text:span></text:p>
      <text:p text:style-name="P3"><text:s text:c="4"/><text:span text:style-name="T1">"slug": "hablar-bien-en-publico",</text:span></text:p>
      <text:p text:style-name="P3"><text:s text:c="4"/><text:span text:style-name="T1">"instructorIds": "['32130549']",</text:span></text:p>
      <text:p text:style-name="P3"><text:s text:c="4"/><text:span text:style-name="T1">"specializations": "[]",</text:span></text:p>
      <text:p text:style-name="P3"><text:s text:c="4"/><text:span text:style-name="T1">"partnerIds": "['80']",</text:span></text:p>
      <text:p text:style-name="P3"><text:s text:c="4"/><text:span text:style-name="T1">"name": "Cómo hablar bien en público"</text:span></text:p>
      <text:p text:style-name="P3"><text:s text:c="2"/><text:span text:style-name="T1">},</text:span></text:p>
      <text:p text:style-name="P3"><text:soft-page-break/><text:s text:c="2"/><text:span text:style-name="T1">{</text:span></text:p>
      <text:p text:style-name="P3"><text:s text:c="4"/><text:span text:style-name="T1">"FIELD1": 55,</text:span></text:p>
      <text:p text:style-name="P3"><text:s text:c="4"/><text:span text:style-name="T1">"courseType": "v2.ondemand",</text:span></text:p>
      <text:p text:style-name="P3"><text:s text:c="4"/><text:span text:style-name="T1">"description": "Now that your APIs are developed, it's time to talk about how to secure them. This course covers API security using the Apigee API platform. We'll learn about how to properly secure your APIs by covering topics such as the types of OAuth, TLS, and SAML to name a few. We'll apply these concepts with hands on labs to implement proper authentication and validation in your APIs.\n\nBy taking this course, you'll come to have a high level understanding of API security and why it's important. All supplemental materials will be provided to you for offline review / reference. Since this is the final course in the Specialization, you'll come out of this course with a fully working and secure API to be used as reference for all your future builds!\n\nNote: Before starting this course, please ensure that you have completed the \"API Design and Fundamentals of Google Cloud's Apigee API Platform\" and \"API Development on Google Cloud's Apigee API Platform\" courses.",</text:span></text:p>
      <text:p text:style-name="P3"><text:s text:c="4"/><text:span text:style-name="T1">"id": "baumlTm8Eeeahg4SvlLy9A",</text:span></text:p>
      <text:p text:style-name="P3"><text:s text:c="4"/><text:span text:style-name="T1">"slug": "api-security-apigee-gcp",</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API Security on Google Cloud's Apigee API Platform"</text:span></text:p>
      <text:p text:style-name="P3"><text:s text:c="2"/><text:span text:style-name="T1">},</text:span></text:p>
      <text:p text:style-name="P3"><text:s text:c="2"/><text:span text:style-name="T1">{</text:span></text:p>
      <text:p text:style-name="P3"><text:s text:c="4"/><text:span text:style-name="T1">"FIELD1": 56,</text:span></text:p>
      <text:p text:style-name="P3"><text:s text:c="4"/><text:span text:style-name="T1">"courseType": "v2.ondemand",</text:span></text:p>
      <text:p text:style-name="P3"><text:s text:c="4"/><text:span text:style-name="T1">"description": "Welcome to Course 2 - Sales Strategy - This course is designed to discuss the application of intelligence analysis in the sales planning process. And this approach contributes to integrating the sales planning process into the corporate strategy of the company because, in the strategy analysis and formulation process, we apply models, frameworks, tools, and techniques that also apply to the sales planning and management process. \nTherefore, the expected outcomes of this course focus on the transition from traditional to strategic sales planning, by discussing and applying the concepts recommended to support the development of the strategic guidelines. \nThe concepts, models, tools, and techniques discussed and practiced during the course focus on the improvement of value creation from the sales function empowered by intelligence analysis, a process which typically applies in the strategy analysis front. \nThe discussions go through how intelligence analysis can support the sales function, by providing methods to connect strategy to marketing and sales planning processes. \nIn this course, the primary learning outcome is the ability to apply intelligence analysis to support sales planning process, and by being able to do this, you’ll improve your competencies and skills to support sales planning with a strategic approach. \nYou’ll develop a final assignment at the end of the course, and it is designed from an adapted real-life business case. The challenges of the case comprise the business context, through which you’ll apply the conceptual framework discussed during Course 2. \nThe outcomes of your analysis on the assignment case will be evaluated through a peer-review process.",</text:span></text:p>
      <text:p text:style-name="P3"><text:s text:c="4"/><text:span text:style-name="T1">"id": "lYVp74v7EeeMexKwGJd-pg",</text:span></text:p>
      <text:p text:style-name="P3"><text:s text:c="4"/><text:span text:style-name="T1">"slug": "sales-strategy",</text:span></text:p>
      <text:p text:style-name="P3"><text:s text:c="4"/><text:span text:style-name="T1">"instructorIds": "['24305501', '25437496', '11290526']",</text:span></text:p>
      <text:p text:style-name="P3"><text:s text:c="4"/><text:span text:style-name="T1">"specializations": "[]",</text:span></text:p>
      <text:p text:style-name="P3"><text:s text:c="4"/><text:span text:style-name="T1">"partnerIds": "['376']",</text:span></text:p>
      <text:p text:style-name="P3"><text:s text:c="4"/><text:span text:style-name="T1">"name": "Sales Strategy"</text:span></text:p>
      <text:p text:style-name="P3"><text:s text:c="2"/><text:span text:style-name="T1">},</text:span></text:p>
      <text:p text:style-name="P3"><text:s text:c="2"/><text:span text:style-name="T1">{</text:span></text:p>
      <text:p text:style-name="P3"><text:s text:c="4"/><text:span text:style-name="T1">"FIELD1": 57,</text:span></text:p>
      <text:p text:style-name="P3"><text:s text:c="4"/><text:span text:style-name="T1">"courseType": "v2.ondemand",</text:span></text:p>
      <text:p text:style-name="P3"><text:soft-page-break/><text:s text:c="4"/><text:span text:style-name="T1">"description": "You are encouraged to take the first four courses of the Foundations of Positive Psychology Specialization before starting this course and completing the Specialization Project. This course, taught by Dr. Martin E.P. Seligman brings all the key concepts from the first four courses to practice as you develop and test a new positive intervention for an audience of your choice. You identify opportunities in your daily life to increase the wellbeing by using knowledge you developed in the first four courses of the Specialization. In this final project, you evaluate the efficacy of a positive intervention based on subjective and objective measures. Then, you compare how empirical and non-empirically-based positive interventions can be applied to influence a person's wellbeing. Lastly, you reflect on how the fundamental elements of research methods are important in the everyday application of positive psychology.\n\nAfter completing all five courses, learners earn a certificate signed by Dr. Martin E.P. Seligman, Dr. James Pawelski, Dr. Angela Duckworth, Dr. Claire Robertson-Kraft and Dr. Karen Reivich.",</text:span></text:p>
      <text:p text:style-name="P3"><text:s text:c="4"/><text:span text:style-name="T1">"id": "75TPppoQEeaeaRLE7qfOBA",</text:span></text:p>
      <text:p text:style-name="P3"><text:s text:c="4"/><text:span text:style-name="T1">"slug": "positive-psychology-project",</text:span></text:p>
      <text:p text:style-name="P3"><text:s text:c="4"/><text:span text:style-name="T1">"instructorIds": "['21550535']",</text:span></text:p>
      <text:p text:style-name="P3"><text:s text:c="4"/><text:span text:style-name="T1">"specializations": "[]",</text:span></text:p>
      <text:p text:style-name="P3"><text:s text:c="4"/><text:span text:style-name="T1">"partnerIds": "['6']",</text:span></text:p>
      <text:p text:style-name="P3"><text:s text:c="4"/><text:span text:style-name="T1">"name": "Positive Psychology Specialization Project: Design Your Life for Well-being"</text:span></text:p>
      <text:p text:style-name="P3"><text:s text:c="2"/><text:span text:style-name="T1">},</text:span></text:p>
      <text:p text:style-name="P3"><text:s text:c="2"/><text:span text:style-name="T1">{</text:span></text:p>
      <text:p text:style-name="P3"><text:s text:c="4"/><text:span text:style-name="T1">"FIELD1": 58,</text:span></text:p>
      <text:p text:style-name="P3"><text:s text:c="4"/><text:span text:style-name="T1">"courseType": "v2.ondemand",</text:span></text:p>
      <text:p text:style-name="P3"><text:s text:c="4"/><text:span text:style-name="T1">"description": "</text:span><text:span text:style-name="T3">تساعدك هذه الدورة التدريبية لتصبح مفاوضًا بمستوى أفضل</text:span><text:span text:style-name="T1">.\n</text:span><text:span text:style-name="T3">بخلاف الكثير من الدورات التدريبية في التفاوض، نضع إطار عمل لتحليل المفاوضات وتشكيلها</text:span><text:span text:style-name="T1">.\n</text:span><text:span text:style-name="T3">سيتيح لك إطار العمل الحالي تقديم حجج مرتكزة على مبادئ من شأنها إقناع الآخرين</text:span><text:span text:style-name="T1">.\n</text:span><text:span text:style-name="T3">حيث سيتيح لك الاطلاع على ما وراء النزاعات الظاهرة للكشف عن الاهتمامات الرئيسية</text:span><text:span text:style-name="T1">.\n</text:span><text:span text:style-name="T3">بعد انتهاء هذه الدورة التدريبية، ستصبح أكثر قدرةً على التنبؤ بسلوك الأشخاص الذين ستواجههم في مواقف تنافسية وتفسير سلوكياتهم وتشكيلها</text:span><text:span text:style-name="T1">.\\n\\n</text:span><text:span text:style-name="T3">في هذه الدورة التدريبية، سيُتاح لك العديد من الفرص للتفاوض مع طلاب آخرين من خلال دراسات الحالة القائمة على المواقف الشائعة في العمل وفي الحياة</text:span><text:span text:style-name="T1">.\n</text:span><text:span text:style-name="T3">يمكنك الحصول على تقييم لأدائك، ومقارنة ما قمت به مع كيفية تناول الآخرين للسيناريو نفسه</text:span><text:span text:style-name="T1">.\n</text:span><text:span text:style-name="T3">تقدم دراسات الحالة أيضًا إطارًا لمناقشة مجموعة واسعة النطاق من الموضوعات التي تتضمن الاستعداد للتفاوض، وإصدار الإنذارات النهائية، وتجنب الشعور بالأسف، وتكبير الكعكة </text:span><text:span text:style-name="T1">(</text:span><text:span text:style-name="T3">توسيع نطاق التفاوض</text:span><text:span text:style-name="T1">)</text:span><text:span text:style-name="T3">، والتعامل مع شخص له رؤية مختلفة تمامًا حول العالم</text:span><text:span text:style-name="T1">.\n</text:span><text:span text:style-name="T3">تتضمن الموضوعات المتقدمة التفاوض عندما لا يكون لديك أي صلاحية، والتفاوض عبر البريد الإلكتروني، ودور اختلافات النوع الجنسي في التفاوض</text:span><text:span text:style-name="T1">.\n</text:span><text:span text:style-name="T3">وفي ختام الدورة التدريبية، سنحصل على رؤى من ثلاثة خبراء في التفاوض</text:span><text:span text:style-name="T1">:\n\"</text:span><text:span text:style-name="T3">ليندا بابكوك</text:span><text:span text:style-name="T1">\"</text:span><text:span text:style-name="T3">، و</text:span><text:span text:style-name="T1">\"</text:span><text:span text:style-name="T3">هيرب كوهين</text:span><text:span text:style-name="T1">\"</text:span><text:span text:style-name="T3">، و</text:span><text:span text:style-name="T1">\"</text:span><text:span text:style-name="T3">جون ماكول ماكبين</text:span><text:span text:style-name="T1">\".\n</text:span><text:span text:style-name="T3">استمتع</text:span><text:span text:style-name="T1">.",</text:span></text:p>
      <text:p text:style-name="P3"><text:s text:c="4"/><text:span text:style-name="T1">"id": "NMqE4dbxEeimThLb1L5gBg",</text:span></text:p>
      <text:p text:style-name="P3"><text:s text:c="4"/><text:span text:style-name="T1">"slug": "negotiation-ar",</text:span></text:p>
      <text:p text:style-name="P3"><text:s text:c="4"/><text:span text:style-name="T1">"instructorIds": "['473433']",</text:span></text:p>
      <text:p text:style-name="P3"><text:s text:c="4"/><text:span text:style-name="T1">"specializations": "[]",</text:span></text:p>
      <text:p text:style-name="P3"><text:s text:c="4"/><text:span text:style-name="T1">"partnerIds": "['109']",</text:span></text:p>
      <text:p text:style-name="P3"><text:s text:c="4"/><text:span text:style-name="T1">"name": "</text:span><text:span text:style-name="T3">مقدمة عن التفاوض</text:span><text:span text:style-name="T1">: </text:span><text:span text:style-name="T3">دليل استراتيجي لتصبح مُفاوضًا ذا مبادئ ومُقنعًا</text:span><text:span text:style-name="T1">"</text:span></text:p>
      <text:p text:style-name="P3"><text:s text:c="2"/><text:span text:style-name="T1">},</text:span></text:p>
      <text:p text:style-name="P3"><text:s text:c="2"/><text:span text:style-name="T1">{</text:span></text:p>
      <text:p text:style-name="P3"><text:s text:c="4"/><text:span text:style-name="T1">"FIELD1": 59,</text:span></text:p>
      <text:p text:style-name="P3"><text:s text:c="4"/><text:span text:style-name="T1">"courseType": "v2.ondemand",</text:span></text:p>
      <text:p text:style-name="P3"><text:s text:c="4"/><text:span text:style-name="T1">"description": "This course will introduce the core data structures of the Python programming language. We will move past the basics of procedural programming and explore how we can use the Python built-in data structures such as lists, dictionaries, and tuples to perform increasingly complex data analysis. This course will cover Chapters 6-10 of the textbook “Python for Everybody”. <text:s/>This course covers Python 3.",</text:span></text:p>
      <text:p text:style-name="P3"><text:s text:c="4"/><text:span text:style-name="T1">"id": "P--h6zpNEeWYbg7p2_3OHQ",</text:span></text:p>
      <text:p text:style-name="P3"><text:s text:c="4"/><text:span text:style-name="T1">"slug": "python-data",</text:span></text:p>
      <text:p text:style-name="P3"><text:s text:c="4"/><text:span text:style-name="T1">"instructorIds": "['122340']",</text:span></text:p>
      <text:p text:style-name="P3"><text:s text:c="4"/><text:span text:style-name="T1">"specializations": "[]",</text:span></text:p>
      <text:p text:style-name="P3"><text:s text:c="4"/><text:span text:style-name="T1">"partnerIds": "['3']",</text:span></text:p>
      <text:p text:style-name="P3"><text:s text:c="4"/><text:span text:style-name="T1">"name": "Python Data Structures"</text:span></text:p>
      <text:p text:style-name="P3"><text:soft-page-break/><text:s text:c="2"/><text:span text:style-name="T1">},</text:span></text:p>
      <text:p text:style-name="P3"><text:s text:c="2"/><text:span text:style-name="T1">{</text:span></text:p>
      <text:p text:style-name="P3"><text:s text:c="4"/><text:span text:style-name="T1">"FIELD1": 60,</text:span></text:p>
      <text:p text:style-name="P3"><text:s text:c="4"/><text:span text:style-name="T1">"courseType": "v2.ondemand",</text:span></text:p>
      <text:p text:style-name="P3"><text:s text:c="4"/><text:span text:style-name="T1">"description": "Internet of Things (IoT) is an emerging area of information and communications technology (ICT) involving many disciplines of computer science and engineering including sensors/actuators, communications networking, server platforms, data analytics and smart applications. IoT is considered to be an essential part of the 4th Industrial Revolution along with AI and Big Data. This course aims at introducing IoT Cloud platforms from Samsung, Microsoft, Amazon, IBM and Google and how they can be used in developing IoT applications. This course will be offered in English. Subtitles/captions in English and will be also provided. \n\nIoT (Internet of Things, </text:span><text:span text:style-name="T2">사물인터넷</text:span><text:span text:style-name="T1">)</text:span><text:span text:style-name="T2">는 최근 중요한 정보통신기술로 주목 받고 있으며 센서</text:span><text:span text:style-name="T1">/ </text:span><text:span text:style-name="T2">제어기</text:span><text:span text:style-name="T1">, </text:span><text:span text:style-name="T2">통신 네트워크</text:span><text:span text:style-name="T1">, </text:span><text:span text:style-name="T2">서버 플랫폼</text:span><text:span text:style-name="T1">, </text:span><text:span text:style-name="T2">데이터 분석</text:span><text:span text:style-name="T1">, </text:span><text:span text:style-name="T2">스마트 앱 등의 컴퓨터공학 기술들이 융합된 기술입니다</text:span><text:span text:style-name="T1">. IoT</text:span><text:span text:style-name="T2">는 인공지능</text:span><text:span text:style-name="T1">, </text:span><text:span text:style-name="T2">빅데이터와 함께</text:span><text:span text:style-name="T1">, 4</text:span><text:span text:style-name="T2">차산업혁명의 </text:span><text:span text:style-name="T1">3</text:span><text:span text:style-name="T2">대 핵심 기술 중 하나로 손꼽히고 있습니다</text:span><text:span text:style-name="T1">. </text:span><text:span text:style-name="T2">글로벌 </text:span><text:span text:style-name="T1">Cloud </text:span><text:span text:style-name="T2">서비스 제공자들이 </text:span><text:span text:style-name="T1">IoT</text:span><text:span text:style-name="T2">를 특별히 지원하기 위하여 개발한 </text:span><text:span text:style-name="T1">IoT Cloud </text:span><text:span text:style-name="T2">플랫폼들을 소개합니다</text:span><text:span text:style-name="T1">. </text:span><text:span text:style-name="T2">이것들을 활용하여 다양한 </text:span><text:span text:style-name="T1">IoT </text:span><text:span text:style-name="T2">어플리케이션을 개발할 수 있습니다</text:span><text:span text:style-name="T1">. </text:span><text:span text:style-name="T2">본 과목은 영어로 진행되며</text:span><text:span text:style-name="T1">, </text:span><text:span text:style-name="T2">영문자막</text:span><text:span text:style-name="T1">(</text:span><text:span text:style-name="T2">일부 한글과 영문 모두</text:span><text:span text:style-name="T1">)</text:span><text:span text:style-name="T2">을 제공합니다</text:span><text:span text:style-name="T1">.",</text:span></text:p>
      <text:p text:style-name="P3"><text:s text:c="4"/><text:span text:style-name="T1">"id": "9Rh96sXcEeiTeRJBbcsvoA",</text:span></text:p>
      <text:p text:style-name="P3"><text:s text:c="4"/><text:span text:style-name="T1">"slug": "cloud-iot-platform",</text:span></text:p>
      <text:p text:style-name="P3"><text:s text:c="4"/><text:span text:style-name="T1">"instructorIds": "['14446400']",</text:span></text:p>
      <text:p text:style-name="P3"><text:s text:c="4"/><text:span text:style-name="T1">"specializations": "[]",</text:span></text:p>
      <text:p text:style-name="P3"><text:s text:c="4"/><text:span text:style-name="T1">"partnerIds": "['430']",</text:span></text:p>
      <text:p text:style-name="P3"><text:s text:c="4"/><text:span text:style-name="T1">"name": "Programming with Cloud IoT Platforms"</text:span></text:p>
      <text:p text:style-name="P3"><text:s text:c="2"/><text:span text:style-name="T1">},</text:span></text:p>
      <text:p text:style-name="P3"><text:s text:c="2"/><text:span text:style-name="T1">{</text:span></text:p>
      <text:p text:style-name="P3"><text:s text:c="4"/><text:span text:style-name="T1">"FIELD1": 61,</text:span></text:p>
      <text:p text:style-name="P3"><text:s text:c="4"/><text:span text:style-name="T1">"courseType": "v2.ondemand",</text:span></text:p>
      <text:p text:style-name="P3"><text:s text:c="4"/><text:span text:style-name="T1">"description": "This course is multidisciplinary in nature, and aims to equip the global audience of interested lay people, people with chronic disease, public health researchers, health clinicians, students, administrators, and researchers to reflect on the overall impact of the burden of chronic disease . It shows how all chronic diseases (obesity, diabetes, cardiovascular disease, chronic obstructive pulmonary disease, and cancer) are related by a set of common causes, and that such diseases should be tackled, not individually, but as part of a complex system, with interrelated contributing factors. These factors are genetic, environmental, psychological, economic, social, developmental, and media related. \n\nThe Charles Perkins Centre at the University of Sydney is a unique interdisciplinary education and research hub which seeks solutions to chronic disease through a complex systems approach. Academics in many disciplines (in Science and Medicine, but also in Architecture, Humanities, Law etc) <text:s/>work in a collaborative fashion to produce novel solutions to the problems of chronic disease. <text:s/>All contributors and participants in this course are members of the Charles Perkins Centre and will <text:s/>speak from the unique interdisciplinary perspective that this Centre affords. \n\nThe course will describe a complex systems approach as the most productive way to ease the burden of chronic disease. It then describes <text:s/>these diseases in detail, their risk factors, and the environmental and biological factors that have led to the <text:s/>current epidemic of <text:s/>obesity, diabetes and cardiovascular disease. Finally, the solutions – and more importantly the process for finding solutions- is the subject of the last module. No one approach by itself can ever be the answer, and certainly not a simple diet and exercise approach. \n\nThe entire course consists of 5 content modules, plus an extra module for completing assignments and discussions, and takes about 6 weeks to complete. Completion certificates are issued on the basis of participation in all 6 modules. \n\nWhat you'll learn: \n-\tHow the Charles Perkins Centre recruits interdisciplinary teams to ease the burden of chronic disease\n-\tHow a complex systems approach is necessary to provide solutions to a complex problem\n-\tThe fundamentals of chronic disease research and where it is heading\n-\tThe biggest risk factors for chronic disease and their </text:span><text:soft-page-break/><text:span text:style-name="T1">global incidence\n-\tThe biological, genetic, social, regulatory, and other influences that have inflated these risk factors\n-\tHow to provide solutions globally for the reduction of chronic disease",</text:span></text:p>
      <text:p text:style-name="P3"><text:s text:c="4"/><text:span text:style-name="T1">"id": "1AOj5h1WEeaSjBI-YFKkww",</text:span></text:p>
      <text:p text:style-name="P3"><text:s text:c="4"/><text:span text:style-name="T1">"slug": "easing-the-burden-of-obesity-diabetes-cvd",</text:span></text:p>
      <text:p text:style-name="P3"><text:s text:c="4"/><text:span text:style-name="T1">"instructorIds": "['26206517']",</text:span></text:p>
      <text:p text:style-name="P3"><text:s text:c="4"/><text:span text:style-name="T1">"specializations": "[]",</text:span></text:p>
      <text:p text:style-name="P3"><text:s text:c="4"/><text:span text:style-name="T1">"partnerIds": "['264']",</text:span></text:p>
      <text:p text:style-name="P3"><text:s text:c="4"/><text:span text:style-name="T1">"name": "Easing the burden of obesity, diabetes and cardiovascular disease"</text:span></text:p>
      <text:p text:style-name="P3"><text:s text:c="2"/><text:span text:style-name="T1">},</text:span></text:p>
      <text:p text:style-name="P3"><text:s text:c="2"/><text:span text:style-name="T1">{</text:span></text:p>
      <text:p text:style-name="P3"><text:s text:c="4"/><text:span text:style-name="T1">"FIELD1": 62,</text:span></text:p>
      <text:p text:style-name="P3"><text:s text:c="4"/><text:span text:style-name="T1">"courseType": "v2.ondemand",</text:span></text:p>
      <text:p text:style-name="P3"><text:s text:c="4"/><text:span text:style-name="T1">"description": "There’s a songwriter lurking somewhere inside you, peeking around corners, wondering if it’s safe to come out. Now it is. This course is an invitation to let your inner songwriter step into the sunlight. All it takes is a simple “yes” and you’ll be climbing that windy hill, marveling at the view.\n\nIf you haven’t written any or many songs, this course will show you an efficient, effective process for tailoring songs to express your ideas and emotions. If you have, you’ll look at your process differently, taking control of aspects of the process you may have not noticed.\n\nThe course will start by examining the tools available to you, all revolving around the essential concept of prosody. You’ll learn to use your tools to enhance your message—to work compositionally at the same time you’re developing your ideas.\n\nYou’ll be working both lyrically and musically, though musically it’s not necessary that you either read music or play an instrument. If you play, great, and you’ll be encouraged to play and record your musical responses to the assignments. If you don’t play, the course offers you a number of musical loops to work with. All you’ll have to do is sing your melodies over the loops.\n\nAssignments will ask you to post something for peer review—sometimes lyric lines or sections, sometimes melodies, sometimes both. None of it has to be polished. The course is about writing, not performing.\n\nMost important, you’ll have a lot of fun.",</text:span></text:p>
      <text:p text:style-name="P3"><text:s text:c="4"/><text:span text:style-name="T1">"id": "4gFDJxJhEeayXBIQdVd_6w",</text:span></text:p>
      <text:p text:style-name="P3"><text:s text:c="4"/><text:span text:style-name="T1">"slug": "songwriting-lyrics",</text:span></text:p>
      <text:p text:style-name="P3"><text:s text:c="4"/><text:span text:style-name="T1">"instructorIds": "['1340080']",</text:span></text:p>
      <text:p text:style-name="P3"><text:s text:c="4"/><text:span text:style-name="T1">"specializations": "[]",</text:span></text:p>
      <text:p text:style-name="P3"><text:s text:c="4"/><text:span text:style-name="T1">"partnerIds": "['21']",</text:span></text:p>
      <text:p text:style-name="P3"><text:s text:c="4"/><text:span text:style-name="T1">"name": "Songwriting: Writing the Lyrics"</text:span></text:p>
      <text:p text:style-name="P3"><text:s text:c="2"/><text:span text:style-name="T1">},</text:span></text:p>
      <text:p text:style-name="P3"><text:s text:c="2"/><text:span text:style-name="T1">{</text:span></text:p>
      <text:p text:style-name="P3"><text:s text:c="4"/><text:span text:style-name="T1">"FIELD1": 63,</text:span></text:p>
      <text:p text:style-name="P3"><text:s text:c="4"/><text:span text:style-name="T1">"courseType": "v2.ondemand",</text:span></text:p>
      <text:p text:style-name="P3"><text:s text:c="4"/><text:span text:style-name="T1">"description": "В течение жизни мы постоянно взаимодействуем с другими людьми. Маленькие дети, пытаясь добиться того, чтобы родители купили понравившуюся конфетку, часто шантажируют родителей своими слезами. Принимая решение заплакать, ребенок рискует — он не знает, как поведут себя папа с мамой. В чуть более взрослом возрасте абитуриенты, выбирающие вуз, принимают сложное решение о том, в какие университеты подать документы. Ошибка может стоить дорого: при неправильной стратегии можно оказаться в слабом университете или вообще остаться без заветного студенческого билета. Окончив вуз, юноши и девушки начинают искать работу. Перед интервью с работодателем они штудируют статьи в интернете о том, что можно и чего нельзя говорить на интервью, — они пытаются найти наилучшую стратегию своего поведения, исходя из ожиданий компании, в которую они устраиваются. Все эти ситуации объединяет то, что решения, которые принимают одни люди, оказывают влияние на других людей. Такие взаимодействия называются стратегическими. Именно их изучает теория игр.\n\nЧтобы проанализировать ту или иную реальную жизненную ситуацию стратегического взаимодействия и найти оптимальный вариант поведения в ней, необходимо сделать две вещи. Во-первых, необходимо формально записать ситуацию на языке теории игр, то есть создать модель (игру). Во-вторых, после того как модель </text:span><text:soft-page-break/><text:span text:style-name="T1">(игра) составлена, ее необходимо решить. Этому мы будем учиться в течение курса. Мы разберем основные виды игр (одновременные и последовательные, с совершенной и несовершенной информацией, коалиционные и некоалиционные), приведем способы их решения и обсудим их на многочисленных примерах.\n\nКурс будет интересен желающим разобраться в том, как конкурируют друг с другом несколько компаний и можно ли гарантированно выиграть в шашки, есть ли смысл угрожать на переговорах и с кем стоит объединяться в коалиции в парламенте.\n\nFAQ\n\nВ: Требуется ли предварительная подготовка для прохождения курса?\nО: Курс является базовым, поэтому он не требует специальной подготовки. Для его успешного освоения достаточно уверенных знаний курса математики в объеме школьной программы. В одном-двух примерах могут пригодиться знания начал математического анализа (дифференцирование функций одной переменной, необходимое условие экстремума) и знания начал теории вероятностей (понятие математического ожидания случайной величины).\n\nВ: Что требуется для успешного окончания курса?\nО: Итоговая оценка за курс складывается из результатов 10 оцениваемых тестов. Для успешного окончания курса необходимо дать не менее 80 % правильных ответов на каждый из этих тестов.",</text:span></text:p>
      <text:p text:style-name="P3"><text:s text:c="4"/><text:span text:style-name="T1">"id": "IzWUDIo9EeWbIxKn7M-nSQ",</text:span></text:p>
      <text:p text:style-name="P3"><text:s text:c="4"/><text:span text:style-name="T1">"slug": "game-theory",</text:span></text:p>
      <text:p text:style-name="P3"><text:s text:c="4"/><text:span text:style-name="T1">"instructorIds": "['8172193']",</text:span></text:p>
      <text:p text:style-name="P3"><text:s text:c="4"/><text:span text:style-name="T1">"specializations": "[]",</text:span></text:p>
      <text:p text:style-name="P3"><text:s text:c="4"/><text:span text:style-name="T1">"partnerIds": "['160']",</text:span></text:p>
      <text:p text:style-name="P3"><text:s text:c="4"/><text:span text:style-name="T1">"name": "Теория игр (Game Theory)"</text:span></text:p>
      <text:p text:style-name="P3"><text:s text:c="2"/><text:span text:style-name="T1">},</text:span></text:p>
      <text:p text:style-name="P3"><text:s text:c="2"/><text:span text:style-name="T1">{</text:span></text:p>
      <text:p text:style-name="P3"><text:s text:c="4"/><text:span text:style-name="T1">"FIELD1": 64,</text:span></text:p>
      <text:p text:style-name="P3"><text:s text:c="4"/><text:span text:style-name="T1">"courseType": "v2.ondemand",</text:span></text:p>
      <text:p text:style-name="P3"><text:s text:c="4"/><text:span text:style-name="T1">"description": "This course is an introduction to sequence models and their applications, including an overview of sequence model architectures and how to handle inputs of variable length.\n\n• Predict future values of a time-series\n• Classify free form text\n• Address time-series and text problems with recurrent neural networks\n• Choose between RNNs/LSTMs and simpler models\n• Train and reuse word embeddings in text problems\n\nYou will get hands-on practice building and optimizing your own text classification and sequence models on a variety of public datasets in the labs we’ll work on together. <text:s/>\n\nPrerequisites: Basic SQL, familiarity with Python and TensorFlow",</text:span></text:p>
      <text:p text:style-name="P3"><text:s text:c="4"/><text:span text:style-name="T1">"id": "7sNP37xrEeiL4Q6DgrZ6DA",</text:span></text:p>
      <text:p text:style-name="P3"><text:s text:c="4"/><text:span text:style-name="T1">"slug": "sequence-models-tensorflow-gcp",</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Sequence Models for Time Series and Natural Language Processing"</text:span></text:p>
      <text:p text:style-name="P3"><text:s text:c="2"/><text:span text:style-name="T1">},</text:span></text:p>
      <text:p text:style-name="P3"><text:s text:c="2"/><text:span text:style-name="T1">{</text:span></text:p>
      <text:p text:style-name="P3"><text:s text:c="4"/><text:span text:style-name="T1">"FIELD1": 65,</text:span></text:p>
      <text:p text:style-name="P3"><text:s text:c="4"/><text:span text:style-name="T1">"courseType": "v2.ondemand",</text:span></text:p>
      <text:p text:style-name="P3"><text:s text:c="4"/><text:span text:style-name="T1">"description": "This course deals with the fundamentals important in Psychology as a science. Psychology is the study of behavior and the mind. <text:s/>But all of us have tried to understand and predict behavior throughout our lives, first with our parents, then with our peers and teachers, and finally with our friends and co-workers. <text:s/>The difference is that psychological scientists conduct research that discovers the facts about behavior and our minds, so its principles are based on science and not just on intuition and experience. <text:s/>The course covers the fundamentals of learning, memory, motivation, emotion, and how behavior changes as we age. <text:s/>The content of the course has received approval from \"Quality Matters\", an organization that evaluates on-line courses. <text:s/>The learning outcomes are: <text:s/>(1) Students will be able to recognize and describe major psychological principles of learning; <text:s/>(2) Students will be able to distinguish between different types of memory; <text:s/>(3) Students will be able to describe how motivation and emotion can </text:span><text:soft-page-break/><text:span text:style-name="T1">affect how we behave; and (4) Students will know how cognitive behavior and social behavior develops as we age.",</text:span></text:p>
      <text:p text:style-name="P3"><text:s text:c="4"/><text:span text:style-name="T1">"id": "82aQj7-XEeWlXArQvkLgXw",</text:span></text:p>
      <text:p text:style-name="P3"><text:s text:c="4"/><text:span text:style-name="T1">"slug": "mind-behavior-fundamentals",</text:span></text:p>
      <text:p text:style-name="P3"><text:s text:c="4"/><text:span text:style-name="T1">"instructorIds": "['2606554']",</text:span></text:p>
      <text:p text:style-name="P3"><text:s text:c="4"/><text:span text:style-name="T1">"specializations": "[]",</text:span></text:p>
      <text:p text:style-name="P3"><text:s text:c="4"/><text:span text:style-name="T1">"partnerIds": "['9']",</text:span></text:p>
      <text:p text:style-name="P3"><text:s text:c="4"/><text:span text:style-name="T1">"name": "Introduction to Psychology as a Science 2 – Fundamentals of the Mind and Behavior "</text:span></text:p>
      <text:p text:style-name="P3"><text:s text:c="2"/><text:span text:style-name="T1">},</text:span></text:p>
      <text:p text:style-name="P3"><text:s text:c="2"/><text:span text:style-name="T1">{</text:span></text:p>
      <text:p text:style-name="P3"><text:s text:c="4"/><text:span text:style-name="T1">"FIELD1": 66,</text:span></text:p>
      <text:p text:style-name="P3"><text:s text:c="4"/><text:span text:style-name="T1">"courseType": "v2.ondemand",</text:span></text:p>
      <text:p text:style-name="P3"><text:s text:c="4"/><text:span text:style-name="T1">"description": "This course is the first in the Customer Insights and New Product Development (CIPD) specialization. It will introduce learners to the tools and process of gathering customer insights for identifying and developing new product opportunities. Through an integrated set of five modules and hands-on project experiences, learners will acquire the knowledge and skills to turn their ideas gained from understanding customer needs into innovative new products.",</text:span></text:p>
      <text:p text:style-name="P3"><text:s text:c="4"/><text:span text:style-name="T1">"id": "2yrg8AmqEeehuBIVBG78lg",</text:span></text:p>
      <text:p text:style-name="P3"><text:s text:c="4"/><text:span text:style-name="T1">"slug": "customer-insights-orientation",</text:span></text:p>
      <text:p text:style-name="P3"><text:s text:c="4"/><text:span text:style-name="T1">"instructorIds": "['12891058']",</text:span></text:p>
      <text:p text:style-name="P3"><text:s text:c="4"/><text:span text:style-name="T1">"specializations": "[]",</text:span></text:p>
      <text:p text:style-name="P3"><text:s text:c="4"/><text:span text:style-name="T1">"partnerIds": "['17']",</text:span></text:p>
      <text:p text:style-name="P3"><text:s text:c="4"/><text:span text:style-name="T1">"name": "Customer Insights: New Product Development Orientation"</text:span></text:p>
      <text:p text:style-name="P3"><text:s text:c="2"/><text:span text:style-name="T1">},</text:span></text:p>
      <text:p text:style-name="P3"><text:s text:c="2"/><text:span text:style-name="T1">{</text:span></text:p>
      <text:p text:style-name="P3"><text:s text:c="4"/><text:span text:style-name="T1">"FIELD1": 67,</text:span></text:p>
      <text:p text:style-name="P3"><text:s text:c="4"/><text:span text:style-name="T1">"courseType": "v2.ondemand",</text:span></text:p>
      <text:p text:style-name="P3"><text:s text:c="4"/><text:span text:style-name="T1">"description": "Have you ever wanted to invest in financial markets, but were always afraid that you didn’t have the proper tools or knowledge to make informed decisions? Have you ever wondered how investment management companies operate and what fund managers do? AXA Investment Managers, in partnership with HEC Paris, will introduce you to the most important ideas and concepts in investment management, to help you better understand your financial future.\n\nThis course will enable you to:\n•\tDefine what type of investor you are, your investment objectives, and potential constraints. \n•\tIdentify the main investable assets and important players in financial markets. \n•\tUnderstand basic portfolio management techniques. \n•\tApply these techniques in real case studies from the outset, through practical assessments. \n\nFinally, we will provide a comprehensive overview of today's asset management industry: the product cycles, professionals, and regulations. For those who want to identify a talented fund manager to invest for you, we offer important criteria for selecting one. For those who are interested in learning more about this fascinating industry, we lay the foundation for your ongoing financial journey. Join us now to explore the world of investment management! \n\nCourse Specialists\nThe course has been developed in collaboration between HEC Paris, with Hugues Langlois managing the academic aspect, and AXA Investment Managers specialists, sharing their experiences and expertise and coordinated by Marion Le Morhedec. AXA Investment Managers participants include Maxime Alimi, Stephanie Condra, Nicholas Jeans, Elodie Laugel, Pierre-François de Mont-Serrat, Jean-Gabriel Pierre (AXA Group), Dorothée Sauloup, Irina Topa-Serry, Fiona Southall, Patrice Viot Coster, Susanna Warner, and Joachim Weitgasser.\n\nRecommended Background\nWe expect most participants to have a basic level of knowledge in mathematics and economics. However this is not essential, and we believe that people from any background can succeed with commitment and a strong interest.\nBe aware that in the case study, you will have to use Excel.\n\nCourse Format \nThis course will run for 4 weeks and consists of 4 modules, each with a series of lecture videos between 5 to 8 minutes long. Each module contains a set of practice and graded quiz questions. A complete portfolio management exercise covers </text:span><text:soft-page-break/><text:span text:style-name="T1">concepts learned in all modules\n\nLanguage\nThe course is in English, with Spanish, Italian, German, French, and Chinese (Simplified) subtitles.\n\nThe Project\nThe preparation of this MOOC has been an exciting adventure for many professionals at AXA Investment Managers and HEC, both for the speakers and a wealth of contributors. Thank you to all of them.\nWe hope you enjoy this course as much as we enjoyed creating it!",</text:span></text:p>
      <text:p text:style-name="P3"><text:s text:c="4"/><text:span text:style-name="T1">"id": "NDBJAUWDEeWbNhIvIryYow",</text:span></text:p>
      <text:p text:style-name="P3"><text:s text:c="4"/><text:span text:style-name="T1">"slug": "investment-management",</text:span></text:p>
      <text:p text:style-name="P3"><text:s text:c="4"/><text:span text:style-name="T1">"instructorIds": "['16627281', '11676404']",</text:span></text:p>
      <text:p text:style-name="P3"><text:s text:c="4"/><text:span text:style-name="T1">"specializations": "[]",</text:span></text:p>
      <text:p text:style-name="P3"><text:s text:c="4"/><text:span text:style-name="T1">"partnerIds": "['161']",</text:span></text:p>
      <text:p text:style-name="P3"><text:s text:c="4"/><text:span text:style-name="T1">"name": "Investment Management in an Evolving and Volatile World by HEC Paris and AXA Investment Managers"</text:span></text:p>
      <text:p text:style-name="P3"><text:s text:c="2"/><text:span text:style-name="T1">},</text:span></text:p>
      <text:p text:style-name="P3"><text:s text:c="2"/><text:span text:style-name="T1">{</text:span></text:p>
      <text:p text:style-name="P3"><text:s text:c="4"/><text:span text:style-name="T1">"FIELD1": 68,</text:span></text:p>
      <text:p text:style-name="P3"><text:s text:c="4"/><text:span text:style-name="T1">"courseType": "v2.ondemand",</text:span></text:p>
      <text:p text:style-name="P3"><text:s text:c="4"/><text:span text:style-name="T1">"description": "This course follows the extraordinary development of Western Christianity from its early persecution under the Roman Empire in the third century to its global expansion with the Jesuits of the early modern world. We explore the dynamic and diverse character of a religion with an enormous cast characters. We will meet men and women who tell stories of faith as well as of violence, suppression, and division. Along the way, we encounter Perpetua and her martyrdom in Carthage; the struggles of Augustine the bishop in North Africa; the zeal of Celtic monks and missionaries; the viciousness of the Crusades; the visions of Brigit of Sweden; and the fracturing of Christianity by Martin Luther’s protest. We hear the voices of great theologians as well as of those branded heretics by the Church, a powerful reminder that the growth of Christianity is a story with many narratives of competing visions of reform and ideals, powerful critiques of corruption and venality, and exclusion of the vanquished. <text:s/>The troubled history of Christian engagement with Jews and Muslims is found in pogroms and expulsions, but also in the astonishing ways in which the culture of the West was transformed by Jewish and Islamic learning.\n \nWe shall explore the stunning beauty of the Book of Kells, exquisitely prepared by monks as the Vikings terrorized the coast of England. We will experience the blue light of the windows of Chartres, and ponder the opening questions of Thomas Aquinas’ great Summa. We will read from the Gutenberg Bible of the fifteenth century, which heralded the revolution brought by the printing press. We will travel from Calvin’s Geneva to Elizabeth’s England to Trent, where a Catholic Council met to inaugurate a modern, missionary Catholic church. We will walk through the great Escorial of Philip II of Spain, hear the poetry of John of the Cross, and follow the Jesuits to Brazil and China.\n \nChristianity in the West was forged in the fires of conflict and tumult, and it brought forth both creativity and violence. It echoed with calls for God’s world to be transformed, it inspired the most sublime art and architecture, yet it also revealed the power of the union of cross and sword to destroy. The course is a journey through the formation of the West as one strand of Christianity, as one chapter in a global story. It is a journey that has shaped our world.",</text:span></text:p>
      <text:p text:style-name="P3"><text:s text:c="4"/><text:span text:style-name="T1">"id": "Ai0UE_dJEeWttArM01H4SQ",</text:span></text:p>
      <text:p text:style-name="P3"><text:s text:c="4"/><text:span text:style-name="T1">"slug": "western-christianity-200-1650",</text:span></text:p>
      <text:p text:style-name="P3"><text:s text:c="4"/><text:span text:style-name="T1">"instructorIds": "['19514728']",</text:span></text:p>
      <text:p text:style-name="P3"><text:s text:c="4"/><text:span text:style-name="T1">"specializations": "[]",</text:span></text:p>
      <text:p text:style-name="P3"><text:s text:c="4"/><text:span text:style-name="T1">"partnerIds": "['109']",</text:span></text:p>
      <text:p text:style-name="P3"><text:s text:c="4"/><text:span text:style-name="T1">"name": "A Journey through Western Christianity: from Persecuted Faith to Global Religion (200 - 1650) "</text:span></text:p>
      <text:p text:style-name="P3"><text:s text:c="2"/><text:span text:style-name="T1">},</text:span></text:p>
      <text:p text:style-name="P3"><text:s text:c="2"/><text:span text:style-name="T1">{</text:span></text:p>
      <text:p text:style-name="P3"><text:s text:c="4"/><text:span text:style-name="T1">"FIELD1": 69,</text:span></text:p>
      <text:p text:style-name="P3"><text:s text:c="4"/><text:span text:style-name="T1">"courseType": "v2.ondemand",</text:span></text:p>
      <text:p text:style-name="P3"><text:soft-page-break/><text:s text:c="4"/><text:span text:style-name="T1">"description": "Learn about novel sensing tools that make use of nanotechnology to screen, detect and monitor various events in personal or professional life. Together, we will lay the groundwork for infinite innovative applications, starting from diagnosis and treatments of diseases, continuing with quality control of goods and environmental aspects, and ending with monitoring security issues.\n\n_ _ _ _ _ _ _ _ _ <text:s/>_ _ _ <text:s/>_ _ _ _ _ _ _ _ _ \n\nNanotechnology and nanosensors are broad, interdisciplinary areas that encompass (bio)chemistry, physics, biology, materials science, electrical engineering and more. The present course will provide a survey on some of the fundamental principles behind nanotechnology and nanomaterials and their vital role in novel sensing properties and applications. The course will discuss interesting interdisciplinary scientific and engineering knowledge at the nanoscale to understand fundamental physical differences at the nanosensors. By the end of the two parts of the course, students will understand the fabrication, characterization, and manipulation of nanomaterials, nanosensors, and how they can be exploited for new applications. Also, students will apply their knowledge of nanotechnology and nanosensors to a topic of personal interest in this course.\n\n- - - - - - - -- -- -- - - - -\nCOURSE OBJECTIVES\nThe course main objective is to enhance critical, creative, and innovative thinking. The course encourages multicultural group work, constructing international 'thinking tanks' for the creation of new ideas. Throughout the course, you will be asked to reflect upon your learning, think \"out of the box\", and suggest creative ideas. <text:s text:c="2"/>\n\nThe two parts of the course are set to encourage the understanding of:\n1. The importance of nanoscale materials for sensing applications.\n2. Approaches used for characterizing sensors based nanomaterials.\n3. Approaches used for tailoring nanomaterials for a specific sensing application.\n4. Metallic and semiconductor nanoparticles.\n5. Organic and inorganic nanotubes and nanowires.\n6. Optical, mechanical and chemical sensors based on nanomaterials.\n7. Hybrid nanomaterial-based sensors.\n\n----------------\nWe recommend that you read the following supplementary reading materials:\n-Jiří Janata, Principles of Chemical Sensors, Springer, 2d Edition (1989).\n-Roger George Jackson, Novel Sensors and Sensing, CRC Press (2004).\n_ _ _ _ _ _ _ _ _ _ _ _ _ _ _ _ _ _\n\nTeaching Team\n\nAbout Professor Haick Hossam\n\nProfessor Hossam Haick is an expert in the field of nanotechnology, nanosensors, and non-invasive disease diagnosis. Prof. Haick is the recipient of the prestigious Marie Curie Excellence Award, ERC Award, and the FP-7 Health Award. He is also the recipient of more than 42 international honors and prizes for his achievements, including a Knight of the Order of Academic Palms (conferred by the French Government) and the “List of the World’s Top 35 Young Scientists”, and the Discovery Award of the Bill &amp; Melinda Gates. Prof. Haick is the founder and the leader of a European consortium of eight universities and companies for the development of advanced generation of nanosensors for disease diagnosis. He also serves as an associate editor of the two journals and serves as an advisory consultant to the Chemical Abstracts Service (CAS) – the world's authority for chemical information - a senior scientific advisory member of several national and international companies and institutes, and as a scientific evaluator in the European Commission.\nEmail: hhossam@technion.ac.il <text:s/>\n_ _ _ _ _ _ _ _ _ _ _ _ _ _ _ _ _ _ \n\nCourse Staff\n\nMeital Bar-Segev, Teaching Assistant: Received her B.A. (Cum Laude) in Chemistry and B.Sc (Cum Laude) in Materials Engineering from the Technion – Israel Institute of Technology (both in 2010). During her studies, she worked in a student position at Tower Semiconductors Ltd. After graduation she worked at Alfred Mann Institute in the Technion (AMIT) as a process development engineer. Currently, she performs her Ph.D. degree (direct track) in the Russell Berrie Nanotechnology Institute (RBNI) of the Technion under the supervision of Prof. Hossam Haick. The research of Meital focuses is the development of electronic skin based on nanoparticles.\n\nAbeer Watted, Teaching Assistant: Received her B.Sc. and M.Sc. in Transportation and Highways Engineering from the Technion. <text:s/>She is a Ph.D. student at the Faculty of Education in Science and Technology at the Technion, under the supervision of Asst. Prof. Miri Barak. She received a second master degree in Educatu in Science and Technology from the Technion in 2013. Her research focuses on science education and inquiry-based </text:span><text:soft-page-break/><text:span text:style-name="T1">laboratories. Currently, Abeer works as a lecturer at Al-Qasemi Academic College of Education, where she serves also as the head of Civil Engineering Department.\n\nMaya Usher, Teaching Assistant: Received her B.A. and M.A. (Cum Laude) in Communication Studies from Sapir Academic College and Ben Gurion University- Israel (2009; 2013 respectively). Currently, Maya is a PhD. candidate at the Faculty of Education in Science and Technology at the Technion, under the supervision of Asst. Prof. Miri Barak. Her research focuses on examining online collaborative learning in small multicultural groups. \n\nMuhammad Khatib, Teaching Assistant: Received his B.Sc in Biochemical Engineering from the Technion – Israel Institute of Technology (2015). His final research project, conducted with Prof. Avi Schroeder, dealt with harnessing liposome-based drug delivery systems to applications in precise agriculture. Currently, he performs his Ph.D. (special track) in the Department of Chemical Engineering of the Technion under the supervision of Prof. Hossam Haick, and his research focuses on self-healing devices for monitoring infectious diseases.\n\nMiri Barak, Pedagogical Advisor: Assistant Professor at the Faculty of Education in Science and Technology, Technion- Israel Institute of Technology. She is the Head of the Science and Learning Technologies group and the advisor of graduate students. Her academic activities focus on developing, integrating, and evaluating science education curricula at school and higher education levels. Her studies involve the use of information and communication technologies (ICT), with emphasis on emerging web-2.0 and cloud applications, to foster meaningful learning and high-order thinking.",</text:span></text:p>
      <text:p text:style-name="P3"><text:s text:c="4"/><text:span text:style-name="T1">"id": "tn8lP4fjEeWQhRJp8aTWZQ",</text:span></text:p>
      <text:p text:style-name="P3"><text:s text:c="4"/><text:span text:style-name="T1">"slug": "nanotechnology2",</text:span></text:p>
      <text:p text:style-name="P3"><text:s text:c="4"/><text:span text:style-name="T1">"instructorIds": "['2444381']",</text:span></text:p>
      <text:p text:style-name="P3"><text:s text:c="4"/><text:span text:style-name="T1">"specializations": "[]",</text:span></text:p>
      <text:p text:style-name="P3"><text:s text:c="4"/><text:span text:style-name="T1">"partnerIds": "['129']",</text:span></text:p>
      <text:p text:style-name="P3"><text:s text:c="4"/><text:span text:style-name="T1">"name": "Nanotechnology and Nanosensors, Part 2"</text:span></text:p>
      <text:p text:style-name="P3"><text:s text:c="2"/><text:span text:style-name="T1">},</text:span></text:p>
      <text:p text:style-name="P3"><text:s text:c="2"/><text:span text:style-name="T1">{</text:span></text:p>
      <text:p text:style-name="P3"><text:s text:c="4"/><text:span text:style-name="T1">"FIELD1": 70,</text:span></text:p>
      <text:p text:style-name="P3"><text:s text:c="4"/><text:span text:style-name="T1">"courseType": "v2.ondemand",</text:span></text:p>
      <text:p text:style-name="P3"><text:s text:c="4"/><text:span text:style-name="T1">"description": "The course focuses on:\n• the formation of an adequate representation about the diversity of contemporary Psychodiagnostics and Assessment methods;\n• deep learning of the current world ethical standards of psychological diagnostics and assessment activity;\n• technology of test reliability determination that obtained by different Psychodiagnostics methods;\n• studying of classical and contemporary intellect diagnostic approaches, Psychodiagnostics of personality characteristics, talent potential and achievements potential of the person.\n\nThe course will make it easy:\n1. To master the technology of getting “informed consent” with a client about Psychodiagnostics and assessment procedure.\n2. To assess the compliance of the proposed Psychodiagnostics programs with the final testing objectives.\n3. To understand the variety of ways to assess different characteristics of a person.\n4. To understand the possibilities of Psychodiagnostics of this or that characteristic of a person with <text:s/>use of various diagnostic techniques.\n5. To be able to determine the level of reliability of the received diagnostic data.\n\nThe course consists of 5 modules. Every module’s broken into 4-6 topics with some tasks and additional literature.",</text:span></text:p>
      <text:p text:style-name="P3"><text:s text:c="4"/><text:span text:style-name="T1">"id": "MpbXP5H1EeaNrQrkg4diMQ",</text:span></text:p>
      <text:p text:style-name="P3"><text:s text:c="4"/><text:span text:style-name="T1">"slug": "psychodiagnostics",</text:span></text:p>
      <text:p text:style-name="P3"><text:s text:c="4"/><text:span text:style-name="T1">"instructorIds": "['17556317']",</text:span></text:p>
      <text:p text:style-name="P3"><text:s text:c="4"/><text:span text:style-name="T1">"specializations": "[]",</text:span></text:p>
      <text:p text:style-name="P3"><text:s text:c="4"/><text:span text:style-name="T1">"partnerIds": "['276']",</text:span></text:p>
      <text:p text:style-name="P3"><text:s text:c="4"/><text:span text:style-name="T1">"name": "Psychodiagnostics and Psychological Assessment"</text:span></text:p>
      <text:p text:style-name="P3"><text:s text:c="2"/><text:span text:style-name="T1">},</text:span></text:p>
      <text:p text:style-name="P3"><text:s text:c="2"/><text:span text:style-name="T1">{</text:span></text:p>
      <text:p text:style-name="P3"><text:s text:c="4"/><text:span text:style-name="T1">"FIELD1": 71,</text:span></text:p>
      <text:p text:style-name="P3"><text:s text:c="4"/><text:span text:style-name="T1">"courseType": "v2.ondemand",</text:span></text:p>
      <text:p text:style-name="P3"><text:soft-page-break/><text:s text:c="4"/><text:span text:style-name="T1">"description": "About this Course\n\nThis course brings together two key subjects, International Marketing and Cross Industry Innovation. It will provide the basic foundations of international marketing and then explain how companies can grow by going abroad or sourcing ideas/expanding into other countries or industries. This is summarized as CCCI: Cross-Country and Cross-Industry Innovation, a term and analytical platform used throughout not only this course but others in the specialization. As an introductory course, we keep the concepts short and simple in order to ease learners into the wonderful world of international marketing. More specific operational aspects such as managing the product, price, place and promotion as well as targeting and positioning will be provided in the second course of the specialization. \n\nAfter you successfully complete this course learners will obtain the following outcomes:\n\n(1) an understanding of the core meaning of marketing and international marketing. \n(2) learn that international marketing is about striking the right balance between maximizing the similarities across cultures (Etic approach) and customizing marketing (Emic approach) to important local differences.\n(3) learn about how to source or expand into other industries at home or abroad via cross industry innovation.\n(4) obtain a solid foundation for subsequent courses such as course 2 (International Marketing Entry and Execution) and the industry-specific courses in the specialization.",</text:span></text:p>
      <text:p text:style-name="P3"><text:s text:c="4"/><text:span text:style-name="T1">"id": "7pzdAYE3EeWb1w5ZMj87pw",</text:span></text:p>
      <text:p text:style-name="P3"><text:s text:c="4"/><text:span text:style-name="T1">"slug": "intro-international-marketing",</text:span></text:p>
      <text:p text:style-name="P3"><text:s text:c="4"/><text:span text:style-name="T1">"instructorIds": "['10324047']",</text:span></text:p>
      <text:p text:style-name="P3"><text:s text:c="4"/><text:span text:style-name="T1">"specializations": "[]",</text:span></text:p>
      <text:p text:style-name="P3"><text:s text:c="4"/><text:span text:style-name="T1">"partnerIds": "['220']",</text:span></text:p>
      <text:p text:style-name="P3"><text:s text:c="4"/><text:span text:style-name="T1">"name": "Intro to International Marketing"</text:span></text:p>
      <text:p text:style-name="P3"><text:s text:c="2"/><text:span text:style-name="T1">},</text:span></text:p>
      <text:p text:style-name="P3"><text:s text:c="2"/><text:span text:style-name="T1">{</text:span></text:p>
      <text:p text:style-name="P3"><text:s text:c="4"/><text:span text:style-name="T1">"FIELD1": 72,</text:span></text:p>
      <text:p text:style-name="P3"><text:s text:c="4"/><text:span text:style-name="T1">"courseType": "v2.ondemand",</text:span></text:p>
      <text:p text:style-name="P3"><text:s text:c="4"/><text:span text:style-name="T1">"description": "In the previous course in the Specialization, we learned how to compare genes, proteins, and genomes. <text:s/>One way we can use these methods is in order to construct a \"Tree of Life\" showing how a large collection of related organisms have evolved over time.\n\nIn the first half of the course, we will discuss approaches for evolutionary tree construction that have been the subject of some of the most cited scientific papers of all time, and show how they can resolve quandaries from finding the origin of a deadly virus to locating the birthplace of modern humans.\n\nIn the second half of the course, we will shift gears and examine the old claim that birds evolved from dinosaurs. <text:s/>How can we prove this? <text:s/>In particular, we will examine a result that claimed that peptides harvested from a T. rex fossil closely matched peptides found in chickens. In particular, we will use methods from computational proteomics to ask how we could assess whether this result is valid or due to some form of contamination.\n\nFinally, you will learn how to apply popular bioinformatics software tools to reconstruct an evolutionary tree of ebolaviruses and identify the source of the recent Ebola epidemic that caused global headlines.",</text:span></text:p>
      <text:p text:style-name="P3"><text:s text:c="4"/><text:span text:style-name="T1">"id": "5hRQhN9AEeWsvwp02yXW0Q",</text:span></text:p>
      <text:p text:style-name="P3"><text:s text:c="4"/><text:span text:style-name="T1">"slug": "molecular-evolution",</text:span></text:p>
      <text:p text:style-name="P3"><text:s text:c="4"/><text:span text:style-name="T1">"instructorIds": "['1540981', '2658887']",</text:span></text:p>
      <text:p text:style-name="P3"><text:s text:c="4"/><text:span text:style-name="T1">"specializations": "[]",</text:span></text:p>
      <text:p text:style-name="P3"><text:s text:c="4"/><text:span text:style-name="T1">"partnerIds": "['53']",</text:span></text:p>
      <text:p text:style-name="P3"><text:s text:c="4"/><text:span text:style-name="T1">"name": "Molecular Evolution (Bioinformatics IV)"</text:span></text:p>
      <text:p text:style-name="P3"><text:s text:c="2"/><text:span text:style-name="T1">},</text:span></text:p>
      <text:p text:style-name="P3"><text:s text:c="2"/><text:span text:style-name="T1">{</text:span></text:p>
      <text:p text:style-name="P3"><text:s text:c="4"/><text:span text:style-name="T1">"FIELD1": 73,</text:span></text:p>
      <text:p text:style-name="P3"><text:s text:c="4"/><text:span text:style-name="T1">"courseType": "v2.ondemand",</text:span></text:p>
      <text:p text:style-name="P3"><text:s text:c="4"/><text:span text:style-name="T1">"description": "¿Qué son las políticas públicas? Son la plasmación más concreta de la política. Lo que los gobiernos hacen, y dejan de hacer, para hacer frente a los problemas colectivos. Este curso trata sobre cómo se decide qué problemas abordar y qué soluciones adoptar. Un proceso primordialmente político y social que </text:span><text:soft-page-break/><text:span text:style-name="T1">suele escapar al análisis puramente racional.\n\nA lo largo del curso analizaremos por qué algunos problemas adquieren la categoría de problemas públicos mientras que otros no llegan a captar la atención, describiremos la pugna política que suele haber tras la descripción e interpretación de los problemas, identificaremos el complejo entramado de actores dispuestos a influir en la adopción de las políticas públicas, y cómo las discrepancias se suelen extender más allá de la toma de decisiones y hasta la aplicación práctica de la política pública. Trataremos también sobre las grandes dificultades que padecen gobiernos y actores sociales para llegar a saber si las políticas que se llevan a cabo son realmente útiles y cómo aprender a mejorar su rendimiento.\n\n Los objetivos de este curso son:\n1.\tMostrar a los alumnos un número de casos reales que ilustran la complejidad de los procesos de adopción de las políticas públicas, y cómo estos procesos pueden ser incoherentes con los modelos racionales de toma de decisiones.\n2.\tTransmitir a los alumnos los fundamentos e instrumental del análisis de políticas públicas para que puedan afrontar creativamente problemas del mundo real.\n3.\tContribuir a que los alumnos sean ciudadanos conocedores del funcionamiento de los sistemas democráticos.\n\n\nPor ello, el curso se dirige a todas las personas interesadas en los problemas colectivos, así como a aquellas que quieran convertirse en participantes influyentes en el proceso de formación de las políticas, ya sea como analistas, funcionarios públicos, trabajadores del tercer sector, o como ciudadanos comprometidos en causas políticas. También se dirige a estudiantes que se dispongan a iniciar estudios de grado o postgrado en administración pública, gestión pública o análisis de políticas públicas.",</text:span></text:p>
      <text:p text:style-name="P3"><text:s text:c="4"/><text:span text:style-name="T1">"id": "7mVd2Bh8EeWiMA6gO89JYQ",</text:span></text:p>
      <text:p text:style-name="P3"><text:s text:c="4"/><text:span text:style-name="T1">"slug": "democracia",</text:span></text:p>
      <text:p text:style-name="P3"><text:s text:c="4"/><text:span text:style-name="T1">"instructorIds": "['7575382', '2402351', '6733856', '6724257', '6732953', '6735813', '6723758']",</text:span></text:p>
      <text:p text:style-name="P3"><text:s text:c="4"/><text:span text:style-name="T1">"specializations": "[]",</text:span></text:p>
      <text:p text:style-name="P3"><text:s text:c="4"/><text:span text:style-name="T1">"partnerIds": "['80']",</text:span></text:p>
      <text:p text:style-name="P3"><text:s text:c="4"/><text:span text:style-name="T1">"name": "Democracia y decisiones públicas. Introducción al análisis de políticas públicas"</text:span></text:p>
      <text:p text:style-name="P3"><text:s text:c="2"/><text:span text:style-name="T1">},</text:span></text:p>
      <text:p text:style-name="P3"><text:s text:c="2"/><text:span text:style-name="T1">{</text:span></text:p>
      <text:p text:style-name="P3"><text:s text:c="4"/><text:span text:style-name="T1">"FIELD1": 74,</text:span></text:p>
      <text:p text:style-name="P3"><text:s text:c="4"/><text:span text:style-name="T1">"courseType": "v2.ondemand",</text:span></text:p>
      <text:p text:style-name="P3"><text:s text:c="4"/><text:span text:style-name="T1">"description": "Successful projects do not just happen. They are planned. Understanding what success for a specific project means is part of the plan. Take the opportunity to understand how you will measure success. Does your project require assistance or materials from the outside? If it does, will you know what type of contract will support your success? <text:s/>When you understand these basics and you know how to identify the risks you face and how all of this information shapes your estimates, then you are ready to consider committing to a schedule and a budget. This course will take you through critical project planning basics so that when it is time for your schedule and budget, you are well informed.\n\nBy the end of this course, students will be able to: \n•\tDevelop two quality metrics for a project\n•\tDifferentiate between fixed price and cost reimbursable contract types\n•\tPerform a basic risk assessment\n•\tEstimate the quantities and costs of resources required to perform project activities\n•\tIdentify differences in three common cost estimating techniques",</text:span></text:p>
      <text:p text:style-name="P3"><text:s text:c="4"/><text:span text:style-name="T1">"id": "RpCqbucEEeaH9Q51wS-wDA",</text:span></text:p>
      <text:p text:style-name="P3"><text:s text:c="4"/><text:span text:style-name="T1">"slug": "project-planning-1",</text:span></text:p>
      <text:p text:style-name="P3"><text:s text:c="4"/><text:span text:style-name="T1">"instructorIds": "['29346301', '34570496', '31085965', '36232005']",</text:span></text:p>
      <text:p text:style-name="P3"><text:s text:c="4"/><text:span text:style-name="T1">"specializations": "[]",</text:span></text:p>
      <text:p text:style-name="P3"><text:s text:c="4"/><text:span text:style-name="T1">"partnerIds": "['30']",</text:span></text:p>
      <text:p text:style-name="P3"><text:s text:c="4"/><text:span text:style-name="T1">"name": "Project Planning"</text:span></text:p>
      <text:p text:style-name="P3"><text:s text:c="2"/><text:span text:style-name="T1">},</text:span></text:p>
      <text:p text:style-name="P3"><text:s text:c="2"/><text:span text:style-name="T1">{</text:span></text:p>
      <text:p text:style-name="P3"><text:s text:c="4"/><text:span text:style-name="T1">"FIELD1": 75,</text:span></text:p>
      <text:p text:style-name="P3"><text:s text:c="4"/><text:span text:style-name="T1">"courseType": "v2.ondemand",</text:span></text:p>
      <text:p text:style-name="P3"><text:soft-page-break/><text:s text:c="4"/><text:span text:style-name="T1">"description": "Have you wondered how “Things” talk to each other and the cloud? Do you understand the alternatives for conveying latency-sensitive real time data versus reliable signaling data? Building on the skills from the Sensing and Actuation course, we will explore protocols to exchange information between processors. \n\nIn this course, you will learn how VoIP systems like Skype work and implement your own app for voice calls and text messages. <text:s/>You will start by using the Session Initiation Protocol (SIP) for session management. Next, you will learn how voice codecs such as Adaptive Multi Rate (AMR) are used in 3G networks and use them for voice traffic in your app. \n\nLearning Goals: After completing this course, you will be able to:\n\n1.\tImplement session initiation, management and termination on your DragonBoard™ 410c using SIP.\n2.\tDiscover other users and exchange device capabilities.\n3.\tCompare and contrast narrowband and wideband codecs and experience the voice quality differences between them.\n4.\tImplement and demonstrate VoIP calls using the DragonBoard 410c.",</text:span></text:p>
      <text:p text:style-name="P3"><text:s text:c="4"/><text:span text:style-name="T1">"id": "X4ituSzfEeWl3A7Kuc0JCQ",</text:span></text:p>
      <text:p text:style-name="P3"><text:s text:c="4"/><text:span text:style-name="T1">"slug": "internet-of-things-communication",</text:span></text:p>
      <text:p text:style-name="P3"><text:s text:c="4"/><text:span text:style-name="T1">"instructorIds": "['12279078', '12280323']",</text:span></text:p>
      <text:p text:style-name="P3"><text:s text:c="4"/><text:span text:style-name="T1">"specializations": "[]",</text:span></text:p>
      <text:p text:style-name="P3"><text:s text:c="4"/><text:span text:style-name="T1">"partnerIds": "['53']",</text:span></text:p>
      <text:p text:style-name="P3"><text:s text:c="4"/><text:span text:style-name="T1">"name": "Internet of Things: Communication Technologies"</text:span></text:p>
      <text:p text:style-name="P3"><text:s text:c="2"/><text:span text:style-name="T1">},</text:span></text:p>
      <text:p text:style-name="P3"><text:s text:c="2"/><text:span text:style-name="T1">{</text:span></text:p>
      <text:p text:style-name="P3"><text:s text:c="4"/><text:span text:style-name="T1">"FIELD1": 76,</text:span></text:p>
      <text:p text:style-name="P3"><text:s text:c="4"/><text:span text:style-name="T1">"courseType": "v2.ondemand",</text:span></text:p>
      <text:p text:style-name="P3"><text:s text:c="4"/><text:span text:style-name="T1">"description": "As well as a form of art and entertainment, games are about business. Whether you want to work at a game studio, start your own business or make games as a hobby, recognizing the dynamic landscape of the videogame industry is critical to finding your place. This course will introduce you to game production, project management, teamwork skills, and how to position your game ideas and yourself in the broader marketplace. By the end of the course, you will be able to develop an impactful portfolio of game work to get noticed and/or develop an effective business plan to bring your game to market.",</text:span></text:p>
      <text:p text:style-name="P3"><text:s text:c="4"/><text:span text:style-name="T1">"id": "urbm-CT-EeWCGRL6mLoB5w",</text:span></text:p>
      <text:p text:style-name="P3"><text:s text:c="4"/><text:span text:style-name="T1">"slug": "gamedev-business",</text:span></text:p>
      <text:p text:style-name="P3"><text:s text:c="4"/><text:span text:style-name="T1">"instructorIds": "['13631314']",</text:span></text:p>
      <text:p text:style-name="P3"><text:s text:c="4"/><text:span text:style-name="T1">"specializations": "[]",</text:span></text:p>
      <text:p text:style-name="P3"><text:s text:c="4"/><text:span text:style-name="T1">"partnerIds": "['228']",</text:span></text:p>
      <text:p text:style-name="P3"><text:s text:c="4"/><text:span text:style-name="T1">"name": "Business of Games and Entrepreneurship"</text:span></text:p>
      <text:p text:style-name="P3"><text:s text:c="2"/><text:span text:style-name="T1">},</text:span></text:p>
      <text:p text:style-name="P3"><text:s text:c="2"/><text:span text:style-name="T1">{</text:span></text:p>
      <text:p text:style-name="P3"><text:s text:c="4"/><text:span text:style-name="T1">"FIELD1": 77,</text:span></text:p>
      <text:p text:style-name="P3"><text:s text:c="4"/><text:span text:style-name="T1">"courseType": "v2.ondemand",</text:span></text:p>
      <text:p text:style-name="P3"><text:s text:c="4"/><text:span text:style-name="T1">"description": "How can we live a good life on one planet with over seven billion people? \n\nThis course will explore greening the economy on four levels – individual, business, city, and nation. We will look at the relationships between these levels and give many practical examples of the complexities and solutions across the levels. Scandinavia, a pioneering place advancing sustainability and combating climate change, is a unique starting point for learning about greening the economy. We will learn from many initiatives attempted in Scandinavia since the 1970s, which are all potentially helpful and useful for other countries and contexts.\n\nThe International Institute for Industrial Environmental Economics (IIIEE) at Lund University is an international centre of excellence on strategies for sustainable solutions. The IIIEE is ideally suited to understand and explain the interdisciplinary issues in green economies utilising the diverse disciplinary backgrounds of its international staff. The IIIEE has been researching and teaching on sustainability and greener economies since the 1990s and it has extensive international networks connecting with a variety of organizations.\n\n5-8 hours/week\n5 weeks duration\n40 films\n20 teachers",</text:span></text:p>
      <text:p text:style-name="P3"><text:s text:c="4"/><text:span text:style-name="T1">"id": "_j_95QpWEeWoRw4pD4cXmw",</text:span></text:p>
      <text:p text:style-name="P3"><text:soft-page-break/><text:s text:c="4"/><text:span text:style-name="T1">"slug": "greening-the-economy",</text:span></text:p>
      <text:p text:style-name="P3"><text:s text:c="4"/><text:span text:style-name="T1">"instructorIds": "['6931825', '7951242', '7001900', '7964300', '7955828', '5969150', '6814134', '6925725']",</text:span></text:p>
      <text:p text:style-name="P3"><text:s text:c="4"/><text:span text:style-name="T1">"specializations": "[]",</text:span></text:p>
      <text:p text:style-name="P3"><text:s text:c="4"/><text:span text:style-name="T1">"partnerIds": "['199']",</text:span></text:p>
      <text:p text:style-name="P3"><text:s text:c="4"/><text:span text:style-name="T1">"name": "Greening the Economy: Lessons from Scandinavia"</text:span></text:p>
      <text:p text:style-name="P3"><text:s text:c="2"/><text:span text:style-name="T1">},</text:span></text:p>
      <text:p text:style-name="P3"><text:s text:c="2"/><text:span text:style-name="T1">{</text:span></text:p>
      <text:p text:style-name="P3"><text:s text:c="4"/><text:span text:style-name="T1">"FIELD1": 78,</text:span></text:p>
      <text:p text:style-name="P3"><text:s text:c="4"/><text:span text:style-name="T1">"courseType": "v2.ondemand",</text:span></text:p>
      <text:p text:style-name="P3"><text:s text:c="4"/><text:span text:style-name="T1">"description": "This course covers advanced converter control techniques, including averaged-switch modeling and Spice simulations, modeling and design of peak current mode and average current mode controlled converters, as well as an introduction to control of single-phase ac grid tied rectifiers and inverters. Design and simulation examples include wide bandwidth point-of-load voltage regulators, low-harmonic power-factor-correction rectifiers, and grid-tied inverters for solar photovoltaic power systems. Upon completion of the course, you will be able to model, design control loops, and simulate state-of-the-art pulse-width modulated (PWM) dc-dc converters, dc-ac inverters, ac-dc rectifiers, and other power electronics systems. \n\nThis course assumes prior completion of Introduction to Power Electronics, Converter Circuits, and Converter Control",</text:span></text:p>
      <text:p text:style-name="P3"><text:s text:c="4"/><text:span text:style-name="T1">"id": "Wa2LIymGEeWFggqB2SRvtQ",</text:span></text:p>
      <text:p text:style-name="P3"><text:s text:c="4"/><text:span text:style-name="T1">"slug": "current-control",</text:span></text:p>
      <text:p text:style-name="P3"><text:s text:c="4"/><text:span text:style-name="T1">"instructorIds": "['3376074']",</text:span></text:p>
      <text:p text:style-name="P3"><text:s text:c="4"/><text:span text:style-name="T1">"specializations": "[]",</text:span></text:p>
      <text:p text:style-name="P3"><text:s text:c="4"/><text:span text:style-name="T1">"partnerIds": "['71']",</text:span></text:p>
      <text:p text:style-name="P3"><text:s text:c="4"/><text:span text:style-name="T1">"name": "Advanced Converter Control Techniques"</text:span></text:p>
      <text:p text:style-name="P3"><text:s text:c="2"/><text:span text:style-name="T1">},</text:span></text:p>
      <text:p text:style-name="P3"><text:s text:c="2"/><text:span text:style-name="T1">{</text:span></text:p>
      <text:p text:style-name="P3"><text:s text:c="4"/><text:span text:style-name="T1">"FIELD1": 79,</text:span></text:p>
      <text:p text:style-name="P3"><text:s text:c="4"/><text:span text:style-name="T1">"courseType": "v2.ondemand",</text:span></text:p>
      <text:p text:style-name="P3"><text:s text:c="4"/><text:span text:style-name="T1">"description": "Meeting another person is one of the most amazing experiences you can have in Virtual Reality. It is quite unlike communicating through any other medium except a real life face-to-face conversation. Because the other person is life size and shares a virtual space with you, body language works in a way that cannot be done on a flat screen. This course will enable you to create realistic social interactions in VR. \n\nYou will learn about both the psychology of social interaction and the practical skills to implement it in Unity3D. We will take you through the basics of 3D character animation and how to create body language. You will learn about how to make characters that can respond to players’ speech and body language. You will also learn about avatars: the virtual representation of other players, and agents: computer controlled NPC characters and how to implement both of them. \n\nAs many people have said before us, social is the future of VR. This course will help you become part of the future of Virtual Reality social experiences.",</text:span></text:p>
      <text:p text:style-name="P3"><text:s text:c="4"/><text:span text:style-name="T1">"id": "dc1vwfjcEeaRLwq7mFlYug",</text:span></text:p>
      <text:p text:style-name="P3"><text:s text:c="4"/><text:span text:style-name="T1">"slug": "interactive-3d-characters-social-virtual-reality",</text:span></text:p>
      <text:p text:style-name="P3"><text:s text:c="4"/><text:span text:style-name="T1">"instructorIds": "['24333271', '1620951']",</text:span></text:p>
      <text:p text:style-name="P3"><text:s text:c="4"/><text:span text:style-name="T1">"specializations": "[]",</text:span></text:p>
      <text:p text:style-name="P3"><text:s text:c="4"/><text:span text:style-name="T1">"partnerIds": "['26', '303']",</text:span></text:p>
      <text:p text:style-name="P3"><text:s text:c="4"/><text:span text:style-name="T1">"name": "Building Interactive 3D Characters and Social VR"</text:span></text:p>
      <text:p text:style-name="P3"><text:s text:c="2"/><text:span text:style-name="T1">},</text:span></text:p>
      <text:p text:style-name="P3"><text:s text:c="2"/><text:span text:style-name="T1">{</text:span></text:p>
      <text:p text:style-name="P3"><text:s text:c="4"/><text:span text:style-name="T1">"FIELD1": 80,</text:span></text:p>
      <text:p text:style-name="P3"><text:s text:c="4"/><text:span text:style-name="T1">"courseType": "v2.ondemand",</text:span></text:p>
      <text:p text:style-name="P3"><text:s text:c="4"/><text:span text:style-name="T1">"description": "In this course, we trace the evolution of networks and identify the key concepts and functions that form the basis for layered architecture. We introduce examples of protocols and services that are familiar to the students, and we explain how these services are supported by networks. Further, we explain </text:span><text:soft-page-break/><text:span text:style-name="T1">fundamental concepts in digital communication, and focus on error control techniques that include parity check, polynomial code, and Internet checksum. Students will be required to have some previous programming experience in C-programming (C++/Java), some fundamental knowledge of computer organization and IT architecture and a background in computer science is a plus.",</text:span></text:p>
      <text:p text:style-name="P3"><text:s text:c="4"/><text:span text:style-name="T1">"id": "8-shGkfyEeemlQrrzf9X-A",</text:span></text:p>
      <text:p text:style-name="P3"><text:s text:c="4"/><text:span text:style-name="T1">"slug": "fundamentals-network-communications",</text:span></text:p>
      <text:p text:style-name="P3"><text:s text:c="4"/><text:span text:style-name="T1">"instructorIds": "['26632591']",</text:span></text:p>
      <text:p text:style-name="P3"><text:s text:c="4"/><text:span text:style-name="T1">"specializations": "[]",</text:span></text:p>
      <text:p text:style-name="P3"><text:s text:c="4"/><text:span text:style-name="T1">"partnerIds": "['126']",</text:span></text:p>
      <text:p text:style-name="P3"><text:s text:c="4"/><text:span text:style-name="T1">"name": "Fundamentals of Network Communication"</text:span></text:p>
      <text:p text:style-name="P3"><text:s text:c="2"/><text:span text:style-name="T1">},</text:span></text:p>
      <text:p text:style-name="P3"><text:s text:c="2"/><text:span text:style-name="T1">{</text:span></text:p>
      <text:p text:style-name="P3"><text:s text:c="4"/><text:span text:style-name="T1">"FIELD1": 81,</text:span></text:p>
      <text:p text:style-name="P3"><text:s text:c="4"/><text:span text:style-name="T1">"courseType": "v2.ondemand",</text:span></text:p>
      <text:p text:style-name="P3"><text:s text:c="4"/><text:span text:style-name="T1">"description": "Dieser einwöchige On-Demand-Schnellkurs baut auf dem Kurs \"Google Cloud Platform Big Data and Machine Learning Fundamentals\" auf. Mit einem Mix aus Lernvideos, Demos und praxisorientierten Labs lernen Sie, wie Sie mit Google Cloud Pub/Sub und Dataflow Streamingdaten-Pipelines erstellen und die gewonnenen Erkenntnisse für Entscheidungen in Echtzeit nutzen können. Sie lernen auch, Dashboards zu erstellen, die gezielt für verschiedene Stakeholder-Gruppen Informationen abbilden.\n\nVoraussetzungen:\n• Abgeschlossener Kurs \"Google Cloud Platform Big Data and Machine Learning Fundamentals\" (oder gleichwertige Kenntnisse)\n• Kenntnisse in Java\n\nLernziele:\n• Anwendungsmöglichkeiten für Echtzeit-Streaminganalysen kennenlernen\n• Den asynchronen Messaging-Dienst Google Cloud Pub/Sub zur Verwaltung von Datenereignissen verwenden\n• Streaming-Pipelines schreiben und Transformationen ausführen, falls nötig\n• Die Streaming-Pipeline von beiden Seiten kennenlernen: Produktion und Nutzung\n• Dataflow, BigQuery und Cloud Pub/Sub für Echtzeit-Streaming und -Analysen einsetzen",</text:span></text:p>
      <text:p text:style-name="P3"><text:s text:c="4"/><text:span text:style-name="T1">"id": "ogqLhaZOEei7SwoHnjp4jA",</text:span></text:p>
      <text:p text:style-name="P3"><text:s text:c="4"/><text:span text:style-name="T1">"slug": "building-resilient-streaming-systems-gcp-de",</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Building Resilient Streaming Systems on Google Cloud Platform auf Deutsch"</text:span></text:p>
      <text:p text:style-name="P3"><text:s text:c="2"/><text:span text:style-name="T1">},</text:span></text:p>
      <text:p text:style-name="P3"><text:s text:c="2"/><text:span text:style-name="T1">{</text:span></text:p>
      <text:p text:style-name="P3"><text:s text:c="4"/><text:span text:style-name="T1">"FIELD1": 82,</text:span></text:p>
      <text:p text:style-name="P3"><text:s text:c="4"/><text:span text:style-name="T1">"courseType": "v2.ondemand",</text:span></text:p>
      <text:p text:style-name="P3"><text:s text:c="4"/><text:span text:style-name="T1">"description": "Machine learning is the science of getting computers to act without being explicitly programmed. In the past decade, machine learning has given us self-driving cars, practical speech recognition, effective web search, and a vastly improved understanding of the human genome. Machine learning is so pervasive today that you probably use it dozens of times a day without knowing it. Many researchers also think it is the best way to make progress towards human-level AI. In this class, you will learn about the most effective machine learning techniques, and gain practice implementing them and getting them to work for yourself. More importantly, you'll learn about not only the theoretical underpinnings of learning, but also gain the practical know-how needed to quickly and powerfully apply these techniques to new problems. Finally, you'll learn about some of Silicon Valley's best practices in innovation as it pertains to machine learning and AI.\n\nThis course provides a broad introduction to machine learning, datamining, and statistical pattern recognition. Topics include: (i) Supervised learning (parametric/non-parametric algorithms, support vector machines, kernels, neural networks). (ii) Unsupervised learning (clustering, dimensionality reduction, recommender systems, deep learning). (iii) Best practices in machine learning (bias/variance theory; innovation process in machine learning and AI). The course will also draw from numerous case studies and applications, so that you'll also </text:span><text:soft-page-break/><text:span text:style-name="T1">learn how to apply learning algorithms to building smart robots (perception, control), text understanding (web search, anti-spam), computer vision, medical informatics, audio, database mining, and other areas.",</text:span></text:p>
      <text:p text:style-name="P3"><text:s text:c="4"/><text:span text:style-name="T1">"id": "Gtv4Xb1-EeS-ViIACwYKVQ",</text:span></text:p>
      <text:p text:style-name="P3"><text:s text:c="4"/><text:span text:style-name="T1">"slug": "machine-learning",</text:span></text:p>
      <text:p text:style-name="P3"><text:s text:c="4"/><text:span text:style-name="T1">"instructorIds": "['1244']",</text:span></text:p>
      <text:p text:style-name="P3"><text:s text:c="4"/><text:span text:style-name="T1">"specializations": "[]",</text:span></text:p>
      <text:p text:style-name="P3"><text:s text:c="4"/><text:span text:style-name="T1">"partnerIds": "['1']",</text:span></text:p>
      <text:p text:style-name="P3"><text:s text:c="4"/><text:span text:style-name="T1">"name": "Machine Learning"</text:span></text:p>
      <text:p text:style-name="P3"><text:s text:c="2"/><text:span text:style-name="T1">},</text:span></text:p>
      <text:p text:style-name="P3"><text:s text:c="2"/><text:span text:style-name="T1">{</text:span></text:p>
      <text:p text:style-name="P3"><text:s text:c="4"/><text:span text:style-name="T1">"FIELD1": 83,</text:span></text:p>
      <text:p text:style-name="P3"><text:s text:c="4"/><text:span text:style-name="T1">"courseType": "v2.ondemand",</text:span></text:p>
      <text:p text:style-name="P3"><text:s text:c="4"/><text:span text:style-name="T1">"description": "This free course from the University of London explores critical thinking, and the interpretation of texts, through the Shakespeare authorship question. Using doubt about Shakespeare’s authorship as our playground, we will explore the key concept of authorship attribution, while developing skills in literary analysis, interpretation, and argument. Through forensic exploration of key texts, you will learn why Shakespeare’s authorship is questioned, and what evidence is cited on both sides of the debate.\n\nFor those of you interested in exploring the works of Shakespeare from a new angle, or just wanting to hone your analytical thinking skills, this course offers an introduction to a fascinating area of interest. Those of you already interested in the Shakespeare authorship question will be encouraged to question your own assumptions in fruitful ways. Whether undertaken as a standalone course, or as preparation for the University of London BA in English, this course will be food for thought.",</text:span></text:p>
      <text:p text:style-name="P3"><text:s text:c="4"/><text:span text:style-name="T1">"id": "H4Lq9DClEeeckAoFzJuh9g",</text:span></text:p>
      <text:p text:style-name="P3"><text:s text:c="4"/><text:span text:style-name="T1">"slug": "shakespeare",</text:span></text:p>
      <text:p text:style-name="P3"><text:s text:c="4"/><text:span text:style-name="T1">"instructorIds": "['25938680']",</text:span></text:p>
      <text:p text:style-name="P3"><text:s text:c="4"/><text:span text:style-name="T1">"specializations": "[]",</text:span></text:p>
      <text:p text:style-name="P3"><text:s text:c="4"/><text:span text:style-name="T1">"partnerIds": "['26', '303']",</text:span></text:p>
      <text:p text:style-name="P3"><text:s text:c="4"/><text:span text:style-name="T1">"name": "Introduction to Who Wrote Shakespeare"</text:span></text:p>
      <text:p text:style-name="P3"><text:s text:c="2"/><text:span text:style-name="T1">},</text:span></text:p>
      <text:p text:style-name="P3"><text:s text:c="2"/><text:span text:style-name="T1">{</text:span></text:p>
      <text:p text:style-name="P3"><text:s text:c="4"/><text:span text:style-name="T1">"FIELD1": 84,</text:span></text:p>
      <text:p text:style-name="P3"><text:s text:c="4"/><text:span text:style-name="T1">"courseType": "v2.ondemand",</text:span></text:p>
      <text:p text:style-name="P3"><text:s text:c="4"/><text:span text:style-name="T1">"description": "</text:span><text:span text:style-name="T2">工程圖學在教什麼？這門課有的重要性為何</text:span><text:span text:style-name="T1">? </text:span><text:span text:style-name="T2">對我的專業有什麼幫助</text:span><text:span text:style-name="T1">?</text:span><text:span text:style-name="T2">沒有工程背景的人也可以學習工程圖學嗎？我不是工程師，學習工程圖學對我的生活有幫助嗎？</text:span><text:span text:style-name="T1">\n</text:span><text:span text:style-name="T2">這門課是</text:span><text:span text:style-name="T1">CAD/BIM</text:span><text:span text:style-name="T2">技術與應用專項課程的第一門課，與其他三門課「工程圖學</text:span><text:span text:style-name="T1">2D</text:span><text:span text:style-name="T2">專題」、「工程圖學</text:span><text:span text:style-name="T1">3D</text:span><text:span text:style-name="T2">」，及「工程圖學</text:span><text:span text:style-name="T1">3D</text:span><text:span text:style-name="T2">專題」，作為工程圖學及電腦繪圖的入門課程，你將在這門課會學到各種繪圖的原理與方法，以及</text:span><text:span text:style-name="T1">AutoCAD</text:span><text:span text:style-name="T2">電腦繪圖技術，並在相關的作業練習中，逐漸熟練這些基本技術。</text:span><text:span text:style-name="T1">\n</text:span><text:span text:style-name="T2">工程製圖的應用無所不在，最主要的目的就是利用圖像來描述物體的形貌與功能，作為保存與傳遞想法的工具。繪圖一點也不難，無論你從事什麼工作，來自什麼背景，只要你具備中學程度的基本幾何和三角函數概念，就可以在這裡從頭開始，學會工程圖學！你會驚訝的發現，當繪圖融入你的生活時帶來的趣味與方便！</text:span><text:span text:style-name="T1">",</text:span></text:p>
      <text:p text:style-name="P3"><text:s text:c="4"/><text:span text:style-name="T1">"id": "POZJ3uOtEeSoXCIACw4Gzg",</text:span></text:p>
      <text:p text:style-name="P3"><text:s text:c="4"/><text:span text:style-name="T1">"slug": "2d-cad",</text:span></text:p>
      <text:p text:style-name="P3"><text:s text:c="4"/><text:span text:style-name="T1">"instructorIds": "['2139037']",</text:span></text:p>
      <text:p text:style-name="P3"><text:s text:c="4"/><text:span text:style-name="T1">"specializations": "[]",</text:span></text:p>
      <text:p text:style-name="P3"><text:s text:c="4"/><text:span text:style-name="T1">"partnerIds": "['75']",</text:span></text:p>
      <text:p text:style-name="P3"><text:s text:c="4"/><text:span text:style-name="T1">"name": "</text:span><text:span text:style-name="T2">工程圖學 </text:span><text:span text:style-name="T1">2D CAD"</text:span></text:p>
      <text:p text:style-name="P3"><text:s text:c="2"/><text:span text:style-name="T1">},</text:span></text:p>
      <text:p text:style-name="P3"><text:s text:c="2"/><text:span text:style-name="T1">{</text:span></text:p>
      <text:p text:style-name="P3"><text:s text:c="4"/><text:span text:style-name="T1">"FIELD1": 85,</text:span></text:p>
      <text:p text:style-name="P3"><text:s text:c="4"/><text:span text:style-name="T1">"courseType": "v2.ondemand",</text:span></text:p>
      <text:p text:style-name="P3"><text:s text:c="4"/><text:span text:style-name="T1">"description": "Welcome to The City and You: Find Your Best Place. I'm excited to have you in the class and look forward to your contributions to the other learners in our community.\n\nThis free course will provide the knowledge and <text:s/>the tools needed to understand what cities do, why they matter, the forces shaping the </text:span><text:soft-page-break/><text:span text:style-name="T1">greatest wave of urbanization in history, and how to pick the right place for you. The course will also help you develop critical thinking skills. We'll accomplish this by providing evidence of the importance of cities, and why and how they matter to you. Then we’ll ask you to apply what you’ve learned in an exercise which will help you assess your own community and find your best place.\n\n This course is accessible and open to anyone who is interested in learning more about cities and the ways they affect our lives. It is organized around five key modules: (1) Why Cities Matter, <text:s/>(2) A World of Cities, <text:s/>(3) The Creative City, (4) The Divided City and the New Urban Crisis, and (5) How to Find the Best Place for You.\n\n After completing the course, you will be able to:\n\n\n(1) Identify why cities are the drivers of economic prosperity;\n(2) Explain the drivers and implications of fast-growing urbanization worldwide;\n(3) Outline the key characteristics of a creative and innovative city;\n(4) Describe the social divides and challenges facing cities and the solutions cities are using to address them; and\n(5) Recognize the trade-offs of staying in your current city versus moving, and identify the best place for you and your family to live.\n\nGood luck as you get started, and I hope you enjoy the course!",</text:span></text:p>
      <text:p text:style-name="P3"><text:s text:c="4"/><text:span text:style-name="T1">"id": "GHhkynNMEeWKsgrp3VnvAw",</text:span></text:p>
      <text:p text:style-name="P3"><text:s text:c="4"/><text:span text:style-name="T1">"slug": "city-and-you-find-best-place",</text:span></text:p>
      <text:p text:style-name="P3"><text:s text:c="4"/><text:span text:style-name="T1">"instructorIds": "['15652512']",</text:span></text:p>
      <text:p text:style-name="P3"><text:s text:c="4"/><text:span text:style-name="T1">"specializations": "[]",</text:span></text:p>
      <text:p text:style-name="P3"><text:s text:c="4"/><text:span text:style-name="T1">"partnerIds": "['11']",</text:span></text:p>
      <text:p text:style-name="P3"><text:s text:c="4"/><text:span text:style-name="T1">"name": "The City and You: Find Your Best Place"</text:span></text:p>
      <text:p text:style-name="P3"><text:s text:c="2"/><text:span text:style-name="T1">},</text:span></text:p>
      <text:p text:style-name="P3"><text:s text:c="2"/><text:span text:style-name="T1">{</text:span></text:p>
      <text:p text:style-name="P3"><text:s text:c="4"/><text:span text:style-name="T1">"FIELD1": 86,</text:span></text:p>
      <text:p text:style-name="P3"><text:s text:c="4"/><text:span text:style-name="T1">"courseType": "v2.ondemand",</text:span></text:p>
      <text:p text:style-name="P3"><text:s text:c="4"/><text:span text:style-name="T1">"description": "Data science courses contain math—no avoiding that! This course is designed to teach learners the basic math you will need in order to be successful in almost any data science math course and was created for learners who have basic math skills but may not have taken algebra or pre-calculus. Data Science Math Skills introduces the core math that data science is built upon, with no extra complexity, introducing unfamiliar ideas and math symbols one-at-a-time. \n\nLearners who complete this course will master the vocabulary, notation, concepts, and algebra rules that all data scientists must know before moving on to more advanced material.\n\nTopics include:\n~Set theory, including Venn diagrams\n~Properties of the real number line\n~Interval notation and algebra with inequalities\n~Uses for summation and Sigma notation\n~Math on the Cartesian (x,y) plane, slope and distance formulas\n~Graphing and describing functions and their inverses on the x-y plane,\n~The concept of instantaneous rate of change and tangent lines to a curve\n~Exponents, logarithms, and the natural log function.\n~Probability theory, including Bayes’ theorem.\n\nWhile this course is intended as a general introduction to the math skills needed for data science, it can be considered a prerequisite for learners interested in the course, \"Mastering Data Analysis in Excel,\" which is part of the Excel to MySQL Data Science Specialization. <text:s/>Learners who master Data Science Math Skills will be fully prepared for success with the more advanced math concepts introduced in \"Mastering Data Analysis in Excel.\" \n\nGood luck and we hope you enjoy the course!",</text:span></text:p>
      <text:p text:style-name="P3"><text:s text:c="4"/><text:span text:style-name="T1">"id": "2RGeY3RDEeatvg5z1JaMJw",</text:span></text:p>
      <text:p text:style-name="P3"><text:s text:c="4"/><text:span text:style-name="T1">"slug": "datasciencemathskills",</text:span></text:p>
      <text:p text:style-name="P3"><text:s text:c="4"/><text:span text:style-name="T1">"instructorIds": "['13723820', '23311056']",</text:span></text:p>
      <text:p text:style-name="P3"><text:s text:c="4"/><text:span text:style-name="T1">"specializations": "[]",</text:span></text:p>
      <text:p text:style-name="P3"><text:s text:c="4"/><text:span text:style-name="T1">"partnerIds": "['7']",</text:span></text:p>
      <text:p text:style-name="P3"><text:s text:c="4"/><text:span text:style-name="T1">"name": "Data Science Math Skills"</text:span></text:p>
      <text:p text:style-name="P3"><text:s text:c="2"/><text:span text:style-name="T1">},</text:span></text:p>
      <text:p text:style-name="P3"><text:s text:c="2"/><text:span text:style-name="T1">{</text:span></text:p>
      <text:p text:style-name="P3"><text:s text:c="4"/><text:span text:style-name="T1">"FIELD1": 87,</text:span></text:p>
      <text:p text:style-name="P3"><text:s text:c="4"/><text:span text:style-name="T1">"courseType": "v2.ondemand",</text:span></text:p>
      <text:p text:style-name="P3"><text:soft-page-break/><text:s text:c="4"/><text:span text:style-name="T1">"description": "The world is urbanizing fast. In less than a century more than 1 billion people have been urbanized. That translates into the fact that more than half of the world’s population is already living in cities. Experts forecast that very soon Africa will become one of the most urbanized continents. However, almost 70% of world’s urban population is living in the cities where governments are struggling to provide basic services like sanitation, schools, hospitals, and adequate clean water. \n\nThe reason is that, their governments do not have enough money. This may also be true also for the city where you live or work. Poor infrastructure affects your daily life. Local governments struggle with mobilizing finances so that they can improve your quality of life but many times they are not aware of the right mechanisms. \n\nImagine that your government wants to know how can they finance cities and they want you to advise – where will you begin with? Our finance experts are bringing their experience right at your Desk through this MOOC. This MOOC has five modules and in five weeks you will learn:\n•\tFinancial decision making environment in urban systems\n•\tMechanisms for mobilizing local revenues\n•\tInnovative mechanisms for financing infrastructure projects through partnerships, and \n•\tFinancial decision making under uncertainties and risks\n\nWe will provide you a carefully selected set of literature, quizzes and interactive discussion forums. So join our MOOC and find out the ways to make your city a better place to live in for yourself and for your next generations.\n\n(This MOOC was developed in collaboration with the United Cities and Local Governments of Africa (UCLG-Africa), African Local Governments Academy (ALGA), and Erasmus University Rotterdam)",</text:span></text:p>
      <text:p text:style-name="P3"><text:s text:c="4"/><text:span text:style-name="T1">"id": "AzePbKBBEea7IQ5foiOduA",</text:span></text:p>
      <text:p text:style-name="P3"><text:s text:c="4"/><text:span text:style-name="T1">"slug": "financing-infrastructure-in-african-cities",</text:span></text:p>
      <text:p text:style-name="P3"><text:s text:c="4"/><text:span text:style-name="T1">"instructorIds": "['19920968', '27008725', '28166700', '19170642']",</text:span></text:p>
      <text:p text:style-name="P3"><text:s text:c="4"/><text:span text:style-name="T1">"specializations": "[]",</text:span></text:p>
      <text:p text:style-name="P3"><text:s text:c="4"/><text:span text:style-name="T1">"partnerIds": "['489', '488', '244', '491']",</text:span></text:p>
      <text:p text:style-name="P3"><text:s text:c="4"/><text:span text:style-name="T1">"name": "Financing Infrastructure in African Cities"</text:span></text:p>
      <text:p text:style-name="P3"><text:s text:c="2"/><text:span text:style-name="T1">},</text:span></text:p>
      <text:p text:style-name="P3"><text:s text:c="2"/><text:span text:style-name="T1">{</text:span></text:p>
      <text:p text:style-name="P3"><text:s text:c="4"/><text:span text:style-name="T1">"FIELD1": 88,</text:span></text:p>
      <text:p text:style-name="P3"><text:s text:c="4"/><text:span text:style-name="T1">"courseType": "v2.ondemand",</text:span></text:p>
      <text:p text:style-name="P3"><text:s text:c="4"/><text:span text:style-name="T1">"description": "Philosophy, Science and Religion mark three of the most fundamental modes of thinking about the world and our place in it. Are these modes incompatible? Put another way: is the intellectually responsible thing to do to ‘pick sides’ and identify with one of these approaches at the exclusion of others? Or, are they complementary or mutually supportive? As is typical of questions of such magnitude, the devil is in the details. For example, it is important to work out what is really distinctive about each of these ways of inquiring about the world. In order to gain some clarity here, we’ll be investigating what some of the current leading thinkers in philosophy, science and religion are actually doing.\n\nThis course, entitled ‘Religion and Science’, is the third of three related courses in our Philosophy, Science and Religion Online series. The course will address five themes, each presented by an expert in the area. \n\n1. Science, Religion, and the Origin of the Universe (Professor Tim Maudlin, NYU )\n2. Buddhism and Science (Professor Graham Priest, CUNY)\n3. Evolution and Design (Dr Kevin Scharp, St Andrews)\n4. Sin Suffering and Salvation: Evolutions Thorny Issues (Dr Bethany Sollereder, Oxford)\n5. Human Uniqueness in Science, Theology, and Ethics (Professor David Clough, Chester)\n\nThe first and second courses in the Philosophy, Science and Religion series, 'Science and Philosophy' and 'Philosophy and Religion' were launched in 2017 and you can sign up to these at any time. It is not necessary to have completed these courses to follow this course. However, completing all three courses will give you a broader understanding of this fascinating topic. Look for: \n\n• Philosophy, Science and Religion I: Science and Philosophy - https://www.coursera.org/learn/philosophy-science-religion-1\n• Philosophy, Science and Religion II: Philosophy and Religion - https://www.coursera.org/learn/philosophy-science-religion-2\n\nUpon successful completion of all three courses, students will:\n\n(1) Understand the main </text:span><text:soft-page-break/><text:span text:style-name="T1">parameters at stake in the current debate between science and religion.\n(2) Have some familiarity with the relevant areas of science that feature in the debate—including cosmology, evolution, and the neurosciences—and will have begun to engage with them conceptually.\n(3) Have encountered key philosophical approaches to the interface between science and religion, and will have had the opportunity to engage them in practice.\n(4) Have embarked constructively in cross-disciplinary conversations.\n(5) Have demonstrated an openness to personal growth through a commitment to dialogue across intellectual and spiritual boundaries.\n\nYou can also follow us on Twitter at https://twitter.com/EdiPhilOnline and you can follow the hashtag #psrmooc",</text:span></text:p>
      <text:p text:style-name="P3"><text:s text:c="4"/><text:span text:style-name="T1">"id": "zqK9dFM2EeaIlw57rh81AQ",</text:span></text:p>
      <text:p text:style-name="P3"><text:s text:c="4"/><text:span text:style-name="T1">"slug": "philosophy-science-religion-3",</text:span></text:p>
      <text:p text:style-name="P3"><text:s text:c="4"/><text:span text:style-name="T1">"instructorIds": "['952121', '2494928', '15796482', '20461450', '1935119']",</text:span></text:p>
      <text:p text:style-name="P3"><text:s text:c="4"/><text:span text:style-name="T1">"specializations": "[]",</text:span></text:p>
      <text:p text:style-name="P3"><text:s text:c="4"/><text:span text:style-name="T1">"partnerIds": "['14']",</text:span></text:p>
      <text:p text:style-name="P3"><text:s text:c="4"/><text:span text:style-name="T1">"name": "Philosophy, Science and Religion: Religion and Science"</text:span></text:p>
      <text:p text:style-name="P3"><text:s text:c="2"/><text:span text:style-name="T1">},</text:span></text:p>
      <text:p text:style-name="P3"><text:s text:c="2"/><text:span text:style-name="T1">{</text:span></text:p>
      <text:p text:style-name="P3"><text:s text:c="4"/><text:span text:style-name="T1">"FIELD1": 89,</text:span></text:p>
      <text:p text:style-name="P3"><text:s text:c="4"/><text:span text:style-name="T1">"courseType": "v2.ondemand",</text:span></text:p>
      <text:p text:style-name="P3"><text:s text:c="4"/><text:span text:style-name="T1">"description": "In their ambition to capture “real life,” Japanese painters, poets, novelists and photographers of the nineteenth century collaborated in ways seldom explored by their European contemporaries. This course offers learners the chance to encounter and appreciate behavior, moral standards and some of the material conditions surrounding Japanese artists in the nineteenth century, in order to renew our assumptions about what artistic “realism” is and what it meant.\n\nLearners will walk away with a clear understanding of how society and the individual were conceived of and represented in early modern Japan. Unlike contemporary western art forms, which acknowledge their common debt as “sister arts” but remain divided by genre and discourse, Japanese visual and literary culture tended to combine, producing literary texts inspired by visual images, and visual images which would then be inscribed with poems and prose. Noticing and being able to interpret this indivisibility of visual/literary cultures is essential in understanding the social and psychological values embedded within the beauty of Japanese art.",</text:span></text:p>
      <text:p text:style-name="P3"><text:s text:c="4"/><text:span text:style-name="T1">"id": "fYdWi52JEeWIXgpWJNgyEw",</text:span></text:p>
      <text:p text:style-name="P3"><text:s text:c="4"/><text:span text:style-name="T1">"slug": "visual-literary-culture-in-japan",</text:span></text:p>
      <text:p text:style-name="P3"><text:s text:c="4"/><text:span text:style-name="T1">"instructorIds": "['28167989']",</text:span></text:p>
      <text:p text:style-name="P3"><text:s text:c="4"/><text:span text:style-name="T1">"specializations": "[]",</text:span></text:p>
      <text:p text:style-name="P3"><text:s text:c="4"/><text:span text:style-name="T1">"partnerIds": "['76']",</text:span></text:p>
      <text:p text:style-name="P3"><text:s text:c="4"/><text:span text:style-name="T1">"name": "Words Spun Out of Images: Visual and Literary Culture in Nineteenth Century Japan"</text:span></text:p>
      <text:p text:style-name="P3"><text:s text:c="2"/><text:span text:style-name="T1">},</text:span></text:p>
      <text:p text:style-name="P3"><text:s text:c="2"/><text:span text:style-name="T1">{</text:span></text:p>
      <text:p text:style-name="P3"><text:s text:c="4"/><text:span text:style-name="T1">"FIELD1": 90,</text:span></text:p>
      <text:p text:style-name="P3"><text:s text:c="4"/><text:span text:style-name="T1">"courseType": "v2.ondemand",</text:span></text:p>
      <text:p text:style-name="P3"><text:s text:c="4"/><text:span text:style-name="T1">"description": "Knowing yourself, your team, your manager, and your organization are keys to personal and business success. What were once labeled soft skills are now modern requirements in today's workplace - especially if you are trying to get in the door or are already leading a team. This course is specifically designed for the:\n\n <text:s text:c="6"/>-Job Seeker: You will create a usable cover letter with feedback from your peers as well as develop exceptional responses to some of the most common, yet challenging interview questions. We will get you the skills to help get in the door!\n\n <text:s text:c="6"/>-Team Member: You will develop an action plan to confront your personality weaknesses and highlight your strengths so you can ace your annual review. We will also cover strategies that will help you uncover your true worth so you can ask with more confidence. We will get you the skills to get ahead!\n\n <text:s text:c="6"/>-Manager: You will create an effective action plan for an employee, team, or organization based on your new knowledge of personality </text:span><text:soft-page-break/><text:span text:style-name="T1">types and you will create a 360 degree review plan to better identify your strengths and weaknesses. We will get you the skills to rise above the rest!\n\nWe will dive deep into the types and teach you how to translate your new knowledge into business success by leveraging personality and emotional intelligence in the workplace - wherever you may be! <text:s/>Join us!",</text:span></text:p>
      <text:p text:style-name="P3"><text:s text:c="4"/><text:span text:style-name="T1">"id": "PI5sDtTUEeWoww7Hc7148Q",</text:span></text:p>
      <text:p text:style-name="P3"><text:s text:c="4"/><text:span text:style-name="T1">"slug": "personality-types-at-work",</text:span></text:p>
      <text:p text:style-name="P3"><text:s text:c="4"/><text:span text:style-name="T1">"instructorIds": "['5807257']",</text:span></text:p>
      <text:p text:style-name="P3"><text:s text:c="4"/><text:span text:style-name="T1">"specializations": "[]",</text:span></text:p>
      <text:p text:style-name="P3"><text:s text:c="4"/><text:span text:style-name="T1">"partnerIds": "['31']",</text:span></text:p>
      <text:p text:style-name="P3"><text:s text:c="4"/><text:span text:style-name="T1">"name": "Personality Types at Work"</text:span></text:p>
      <text:p text:style-name="P3"><text:s text:c="2"/><text:span text:style-name="T1">},</text:span></text:p>
      <text:p text:style-name="P3"><text:s text:c="2"/><text:span text:style-name="T1">{</text:span></text:p>
      <text:p text:style-name="P3"><text:s text:c="4"/><text:span text:style-name="T1">"FIELD1": 91,</text:span></text:p>
      <text:p text:style-name="P3"><text:s text:c="4"/><text:span text:style-name="T1">"courseType": "v2.ondemand",</text:span></text:p>
      <text:p text:style-name="P3"><text:s text:c="4"/><text:span text:style-name="T1">"description": "Firms make significant investments in IT. In the IS/IT Governance course we will discuss how to govern IT to make sure that the IT investments contribute to organizational goals and strategies.\n \nFirms need to formally evaluate significant IT investments. IT investments are also risky, so firms need to consider the risk associated with the investments to appropriately evaluate the investment. We will discuss how to evaluate IT investments.\n\nFirms usually make multiple IT investments in a given year. In this course we will discuss how to evaluate a portfolio of IT investments. Firms need a mechanism to charge users for the IT investments made to encourage prudent consumption of IT resources. We will discuss different mechanisms for charging for IT that incents users to spend IT dollars wisely.\n\nFinally, IT investments are made to generate value for the firm. This requires that employees actually use the new IT systems that is developed. Thus, in the IS/IT Governance course we will discuss strategies to make sure that users use the new system so that the firm derives value from its IT investments.",</text:span></text:p>
      <text:p text:style-name="P3"><text:s text:c="4"/><text:span text:style-name="T1">"id": "uGFQ39bLEeeeugriPTTa_A",</text:span></text:p>
      <text:p text:style-name="P3"><text:s text:c="4"/><text:span text:style-name="T1">"slug": "is-it-governance",</text:span></text:p>
      <text:p text:style-name="P3"><text:s text:c="4"/><text:span text:style-name="T1">"instructorIds": "['32100576']",</text:span></text:p>
      <text:p text:style-name="P3"><text:s text:c="4"/><text:span text:style-name="T1">"specializations": "[]",</text:span></text:p>
      <text:p text:style-name="P3"><text:s text:c="4"/><text:span text:style-name="T1">"partnerIds": "['50']",</text:span></text:p>
      <text:p text:style-name="P3"><text:s text:c="4"/><text:span text:style-name="T1">"name": "IS/IT Governance"</text:span></text:p>
      <text:p text:style-name="P3"><text:s text:c="2"/><text:span text:style-name="T1">},</text:span></text:p>
      <text:p text:style-name="P3"><text:s text:c="2"/><text:span text:style-name="T1">{</text:span></text:p>
      <text:p text:style-name="P3"><text:s text:c="4"/><text:span text:style-name="T1">"FIELD1": 92,</text:span></text:p>
      <text:p text:style-name="P3"><text:s text:c="4"/><text:span text:style-name="T1">"courseType": "v2.ondemand",</text:span></text:p>
      <text:p text:style-name="P3"><text:s text:c="4"/><text:span text:style-name="T1">"description": "Ders çok değişkenli fonksiyonlardaki iki derslik dizinin ikincisidir. Birinci ders türev ve entegral kavramlarını geliştirmekte ve bu konulardaki problemleri temel çözme yöntemlerini sunmaktadır. Bu ders, birinci derste geliştirilen temeller üzerine daha ileri konuları işlemekte ve daha kapsamlı uygulamalar ve çözümlü örnekler sunmaktadır. Ders gerçek yaşamdan gelen uygulamaları da tanıtmaya önem veren “içerikli yaklaşımla” tasarlanmıştır. \n\nBölümler\nBölüm 1: Multivar 1'in Özeti, Dairesel Koordinatlarda Entegraller\nBölüm 2: Türev Uygulamalarından Seçme Konular\nBölüm 3: Çok Değişkenle Zincirleme Türev ve Jakobiyan\nBölüm 4: Uzayda Yüzey ve Hacım Entegralleri\nBölüm 5: Düzlemde Akı Entegralleri\nBölüm 6: Düzlemde Green, Uzayda Stokes ve Green-Gauss Teoremleri\nBölüm 7: Stokes ve Green-Gauss Teoremleri ve Doğanın Korunum Yasaları\n-----------\nThe course is the second of the two course sequence of calculus of multivariable functions. The first course develops the concepts of derivatives and integrals of functions of several variables, and the basic tools for doing the relevant calculations. This course builds on the foundations of the first course and introduces more advanced topics along with more advanced applications and solved problems. The course is designed with a “content-based” approach, i. e. by solving examples, as many as possible from real life situations.\n\nBölümler\nBölüm 1: Summary of Multivar I, Integral in Circular Coordinates\nBölüm 2: Topics of </text:span><text:soft-page-break/><text:span text:style-name="T1">Derivative Applications\nBölüm 3: Chain Derivatives with Multi Variables and Jacobian\nBölüm 4: Surface and Volume Integrals in Space\nBölüm 5: Flux Integrals in the Plane\nBölüm 6: Green in Plane, Stokes in Space and Green-Gauss Theorems\nBölüm 7: <text:s/>Stokes and Green-Gauss Theorem and Nature Conservation Laws\n-----------\nKaynak: Attila Aşkar, “Çok değişkenli fonksiyonlarda türev ve entegral”. Bu kitap dört ciltlik dizinin ikinci cildidir. Dizinin diğer kitapları Cilt 1 “Tek değişkenli fonksiyonlarda türev ve entegral”, Cilt 3: “Doğrusal cebir” ve Cilt 4: “Diferansiyel denklemler” dir.\n\nSource: Attila Aşkar, Calculus of Multivariable Functions, Volume 2 of the set of Vol1: Calculus of Single Variable Functions, Volume 3: Linear Algebra and Volume 4: Differential Equations. All available online starting on January 6, 2014",</text:span></text:p>
      <text:p text:style-name="P3"><text:s text:c="4"/><text:span text:style-name="T1">"id": "ugSnwH9hEeSiIiIAC3lQMQ",</text:span></text:p>
      <text:p text:style-name="P3"><text:s text:c="4"/><text:span text:style-name="T1">"slug": "calculus-diferansiyel-hesap",</text:span></text:p>
      <text:p text:style-name="P3"><text:s text:c="4"/><text:span text:style-name="T1">"instructorIds": "['3575896']",</text:span></text:p>
      <text:p text:style-name="P3"><text:s text:c="4"/><text:span text:style-name="T1">"specializations": "[]",</text:span></text:p>
      <text:p text:style-name="P3"><text:s text:c="4"/><text:span text:style-name="T1">"partnerIds": "['182']",</text:span></text:p>
      <text:p text:style-name="P3"><text:s text:c="4"/><text:span text:style-name="T1">"name": "Çok değişkenli Fonksiyon II: Uygulamalar / Multivariable Calculus II: Applications"</text:span></text:p>
      <text:p text:style-name="P3"><text:s text:c="2"/><text:span text:style-name="T1">},</text:span></text:p>
      <text:p text:style-name="P3"><text:s text:c="2"/><text:span text:style-name="T1">{</text:span></text:p>
      <text:p text:style-name="P3"><text:s text:c="4"/><text:span text:style-name="T1">"FIELD1": 93,</text:span></text:p>
      <text:p text:style-name="P3"><text:s text:c="4"/><text:span text:style-name="T1">"courseType": "v2.ondemand",</text:span></text:p>
      <text:p text:style-name="P3"><text:s text:c="4"/><text:span text:style-name="T1">"description": "</text:span><text:span text:style-name="T2">社会调查与研究方法，</text:span><text:span text:style-name="T1">\n</text:span><text:span text:style-name="T2">首先，是一套观察社会现象、测量社会现象的工具；</text:span><text:span text:style-name="T1">\n</text:span><text:span text:style-name="T2">其次，是一套分析和运用社会现象数据的科学方法；</text:span><text:span text:style-name="T1">\n</text:span><text:span text:style-name="T2">最高境界，则是一套针对社会、经济、教育、政治、法律、管理、公共卫生、新闻报道等人类的生产与生活现象，进行科学沟通的思维逻辑与表达方式。</text:span><text:span text:style-name="T1">",</text:span></text:p>
      <text:p text:style-name="P3"><text:s text:c="4"/><text:span text:style-name="T1">"id": "IEE-83HuEeWi0g6YoSAL-w",</text:span></text:p>
      <text:p text:style-name="P3"><text:s text:c="4"/><text:span text:style-name="T1">"slug": "shehu-yanjiu-fangfa",</text:span></text:p>
      <text:p text:style-name="P3"><text:s text:c="4"/><text:span text:style-name="T1">"instructorIds": "['4517421']",</text:span></text:p>
      <text:p text:style-name="P3"><text:s text:c="4"/><text:span text:style-name="T1">"specializations": "[]",</text:span></text:p>
      <text:p text:style-name="P3"><text:s text:c="4"/><text:span text:style-name="T1">"partnerIds": "['163']",</text:span></text:p>
      <text:p text:style-name="P3"><text:s text:c="4"/><text:span text:style-name="T1">"name": "</text:span><text:span text:style-name="T2">社会调查与研究方法 （上）</text:span><text:span text:style-name="T1">Methodologies in Social Research (Part I)"</text:span></text:p>
      <text:p text:style-name="P3"><text:s text:c="2"/><text:span text:style-name="T1">},</text:span></text:p>
      <text:p text:style-name="P3"><text:s text:c="2"/><text:span text:style-name="T1">{</text:span></text:p>
      <text:p text:style-name="P3"><text:s text:c="4"/><text:span text:style-name="T1">"FIELD1": 94,</text:span></text:p>
      <text:p text:style-name="P3"><text:s text:c="4"/><text:span text:style-name="T1">"courseType": "v2.ondemand",</text:span></text:p>
      <text:p text:style-name="P3"><text:s text:c="4"/><text:span text:style-name="T1">"description": "Este curso está diseñado para acompañarte en seleccionar un desafío personal de liderazgo y aplicar herramientas con las cuales realizarás experimentos y evaluarás el ciclo de diagnóstico y acción en tu tema. Asimismo, serás consiente de cómo en el proceso, el fracaso y la resiliencia te ayudarán a avanzar en tus restos de liderazgo. Al finalizar este curso estarás en capacidad de:\n\n1.\tUtilizar herramientas de diagnóstico y acción para avanzar en un proyecto de liderazgo propio.\n2.\tPracticar y profundizar el uso de narrativas y otras herramientas de comunicación (con uno mismo y con otros) para fortalecer el ejercicio personal de liderazgo.\n3.\tDesarrollar resiliencia, una habilidad que permite perseverar en proyectos de liderazgo.\n\nEl Programa especializado en “Liderazgo Efectivo para el Siglo XXI”, es el primer programa especializado en línea, abierto y masivo que se produce desde el Centro de Liderazgo Público (CLP) de la Escuela de Gobierno Alberto Lleras Camargo de la Universidad de los Andes, Colombia. El CLP tiene como misión crear conocimiento y capacidad de liderazgo para ayudar a que progresemos en los temas complejos que más nos importan en el mundo actual. \n\nEl programa fue diseñado por Maite Careaga Tagüeña, PhD y Héctor Fabio Hernández, MPP, con el apoyo de Saluma Castillo y el equipo Conecta-TE de la Universidad de los Andes, Colombia, y está inspirado en los cursos y talleres <text:s/>de liderazgo que Maite lleva 15 años diseñando y facilitando <text:s/>(los primeros los diseñó junto con Felipe Bozzo y Sebastián Quirmbach en Leaderbuilding) y en las lecciones aprendidas <text:s/>al investigar cómo diseñar y evaluar estrategias pedagógicas para enseñar habilidades personales y sociales para el liderazgo.\n\nEste curso ha sido diseñado como el cuarto y último del programa especializado (https://www.coursera.org/specializations/liderazgo), el cual te permitirá </text:span><text:soft-page-break/><text:span text:style-name="T1">adueñarte de una metodología de intervención, que llamamos espiral de liderazgo consciente, y desarrollar y aplicar una caja de herramientas para movilizar personas (a sí mismo y a otros) a trabajar en solucionar los desafíos complejos que las afectan e importan. Los otros tres cursos del programa son: \"Estilos de Liderazgo: opciones para avanzar en desafíos complejos\", \"Autoliderazgo y Gestión de Emociones para Avanzar en Desafíos Complejos\" y \"Comunicación, Experimentación y Aprendizaje en Liderazgo\". Puedes tomar todos los cursos por separado o sólo uno de ellos, sin embargo te recomendamos que te inscribas y participes en los cuatro, ojalá en el orden que te proponemos.",</text:span></text:p>
      <text:p text:style-name="P3"><text:s text:c="4"/><text:span text:style-name="T1">"id": "UXIWR-xTEeWaMA7Pe7xMzw",</text:span></text:p>
      <text:p text:style-name="P3"><text:s text:c="4"/><text:span text:style-name="T1">"slug": "liderazgo",</text:span></text:p>
      <text:p text:style-name="P3"><text:s text:c="4"/><text:span text:style-name="T1">"instructorIds": "['4722148', '321656']",</text:span></text:p>
      <text:p text:style-name="P3"><text:s text:c="4"/><text:span text:style-name="T1">"specializations": "[]",</text:span></text:p>
      <text:p text:style-name="P3"><text:s text:c="4"/><text:span text:style-name="T1">"partnerIds": "['273']",</text:span></text:p>
      <text:p text:style-name="P3"><text:s text:c="4"/><text:span text:style-name="T1">"name": "Liderazgo para el Siglo XXI: proyecto final"</text:span></text:p>
      <text:p text:style-name="P3"><text:s text:c="2"/><text:span text:style-name="T1">},</text:span></text:p>
      <text:p text:style-name="P3"><text:s text:c="2"/><text:span text:style-name="T1">{</text:span></text:p>
      <text:p text:style-name="P3"><text:s text:c="4"/><text:span text:style-name="T1">"FIELD1": 95,</text:span></text:p>
      <text:p text:style-name="P3"><text:s text:c="4"/><text:span text:style-name="T1">"courseType": "v2.ondemand",</text:span></text:p>
      <text:p text:style-name="P3"><text:s text:c="4"/><text:span text:style-name="T1">"description": "In this course, we will explore basic principles behind using data for estimation and for assessing theories. We will analyze both categorical data and quantitative data, starting with one population techniques and expanding to handle comparisons of two populations. We will learn how to construct confidence intervals. We will also use sample data to assess whether or not a theory about the value of a parameter is consistent with the data. A major focus will be on interpreting inferential results appropriately. <text:s/>\n\nAt the end of each week, learners will apply what they’ve learned using Python within the course environment. During these lab-based sessions, learners will work through tutorials focusing on specific case studies to help solidify the week’s statistical concepts, which will include further deep dives into Python libraries including Statsmodels, Pandas, and Seaborn. This course utilizes the Jupyter Notebook environment within Coursera.",</text:span></text:p>
      <text:p text:style-name="P3"><text:s text:c="4"/><text:span text:style-name="T1">"id": "6knu7KfQEeilbxKRbz37rg",</text:span></text:p>
      <text:p text:style-name="P3"><text:s text:c="4"/><text:span text:style-name="T1">"slug": "inferential-statistical-analysis-python",</text:span></text:p>
      <text:p text:style-name="P3"><text:s text:c="4"/><text:span text:style-name="T1">"instructorIds": "['251091', '34237657', '34919608']",</text:span></text:p>
      <text:p text:style-name="P3"><text:s text:c="4"/><text:span text:style-name="T1">"specializations": "[]",</text:span></text:p>
      <text:p text:style-name="P3"><text:s text:c="4"/><text:span text:style-name="T1">"partnerIds": "['3']",</text:span></text:p>
      <text:p text:style-name="P3"><text:s text:c="4"/><text:span text:style-name="T1">"name": "Inferential Statistical Analysis with Python"</text:span></text:p>
      <text:p text:style-name="P3"><text:s text:c="2"/><text:span text:style-name="T1">},</text:span></text:p>
      <text:p text:style-name="P3"><text:s text:c="2"/><text:span text:style-name="T1">{</text:span></text:p>
      <text:p text:style-name="P3"><text:s text:c="4"/><text:span text:style-name="T1">"FIELD1": 96,</text:span></text:p>
      <text:p text:style-name="P3"><text:s text:c="4"/><text:span text:style-name="T1">"courseType": "v2.ondemand",</text:span></text:p>
      <text:p text:style-name="P3"><text:s text:c="4"/><text:span text:style-name="T1">"description": "The world is facing unprecedented humanitarian needs. Today’s humanitarian crisis tend to be greater in number, often in urban settings, longer in duration and broader in regional impact. They generate human sufferings on a greater scale, disrupt essential services, such as water supply or sanitation and put health of large population at risk. Engineers and technical specialists in water, sanitation, energy, environment, and in other related fields play a vital role to respond to these challenges and growing needs. In the humanitarian sector, they are called the public health engineers and today they are increasingly needed! Why public health engineering matters so much in humanitarian crises? And how its related activities are carrying out in such complex environment? This is what this MOOC is all about!\n\nThe EPFL, EAWAG-SANDEC and ICRC have decided to partner to guide you through this introduction to the fascinating field of public health engineering in humanitarian contexts.",</text:span></text:p>
      <text:p text:style-name="P3"><text:s text:c="4"/><text:span text:style-name="T1">"id": "2cxEVCqMEeehpAoOJWlweA",</text:span></text:p>
      <text:p text:style-name="P3"><text:s text:c="4"/><text:span text:style-name="T1">"slug": "engineering-humanitarian",</text:span></text:p>
      <text:p text:style-name="P3"><text:s text:c="4"/><text:span text:style-name="T1">"instructorIds": "['9206274', '29579933']",</text:span></text:p>
      <text:p text:style-name="P3"><text:s text:c="4"/><text:span text:style-name="T1">"specializations": "[]",</text:span></text:p>
      <text:p text:style-name="P3"><text:soft-page-break/><text:s text:c="4"/><text:span text:style-name="T1">"partnerIds": "['16']",</text:span></text:p>
      <text:p text:style-name="P3"><text:s text:c="4"/><text:span text:style-name="T1">"name": "Introduction to Public Health Engineering in Humanitarian Contexts"</text:span></text:p>
      <text:p text:style-name="P3"><text:s text:c="2"/><text:span text:style-name="T1">},</text:span></text:p>
      <text:p text:style-name="P3"><text:s text:c="2"/><text:span text:style-name="T1">{</text:span></text:p>
      <text:p text:style-name="P3"><text:s text:c="4"/><text:span text:style-name="T1">"FIELD1": 97,</text:span></text:p>
      <text:p text:style-name="P3"><text:s text:c="4"/><text:span text:style-name="T1">"courseType": "v2.ondemand",</text:span></text:p>
      <text:p text:style-name="P3"><text:s text:c="4"/><text:span text:style-name="T1">"description": "This course provides an introduction to Apigee API Platform On-Premises. The material walks you over Apigee product capabilities overview, architecture characteristics, technology stack and the fundamentals of topology design.\n\nAs part of the course key terminology, software organizational structure and architecture are covered. \nThe course represents the foundation for your understanding of Apigee API Platform On-Premises. The knowledge built on this course is a must for your understanding of the rest of the material on this specialization.\n\nThe second half of the course will focus on the installation of the Apigee API Platform on your on premise instance.",</text:span></text:p>
      <text:p text:style-name="P3"><text:s text:c="4"/><text:span text:style-name="T1">"id": "0mUWawwqEei4Vw5pGASqjA",</text:span></text:p>
      <text:p text:style-name="P3"><text:s text:c="4"/><text:span text:style-name="T1">"slug": "onprem-fundamentals-apigee-gcp",</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On Premises Installation and Fundamentals with Google Cloud's Apigee API Platform"</text:span></text:p>
      <text:p text:style-name="P3"><text:s text:c="2"/><text:span text:style-name="T1">},</text:span></text:p>
      <text:p text:style-name="P3"><text:s text:c="2"/><text:span text:style-name="T1">{</text:span></text:p>
      <text:p text:style-name="P3"><text:s text:c="4"/><text:span text:style-name="T1">"FIELD1": 98,</text:span></text:p>
      <text:p text:style-name="P3"><text:s text:c="4"/><text:span text:style-name="T1">"courseType": "v2.ondemand",</text:span></text:p>
      <text:p text:style-name="P3"><text:s text:c="4"/><text:span text:style-name="T1">"description": "Welcome to Logistic Regression in R for Public Health Why logistic regression for public health rather than just logistic regression? Well there are some particular considerations for every data set and public health data sets have particular features that need special attention. In a word they are messy. Like the others in the series this is a hands on course giving you plenty of practice with R on real-life messy data with predicting who has diabetes from a set of patient characteristics as the worked example for this course. Additionally the interpretation of the outputs from the regression model can differ depending on the perspective that you take, and public health doesnot just take the perspective of an individual patient but must also consider the population angle. That said much of what is covered in this course is true for logistic regression when applied to any data set so you will be able to apply the principles of this course to logistic regression more broadly too. By the end of this course you will be able to explain when it is valid to use logistic regression and define odds and odds ratios and run simple and multiple logistic regression analyses in R and interpret the output ",</text:span></text:p>
      <text:p text:style-name="P3"><text:s text:c="4"/><text:span text:style-name="T1">"id": "HIWhL1UPEeiYKRJKvk-prg",</text:span></text:p>
      <text:p text:style-name="P3"><text:s text:c="4"/><text:span text:style-name="T1">"slug": "logistic-regression-r-public-health",</text:span></text:p>
      <text:p text:style-name="P3"><text:s text:c="4"/><text:span text:style-name="T1">"instructorIds": "['31616650']",</text:span></text:p>
      <text:p text:style-name="P3"><text:s text:c="4"/><text:span text:style-name="T1">"specializations": "[]",</text:span></text:p>
      <text:p text:style-name="P3"><text:s text:c="4"/><text:span text:style-name="T1">"partnerIds": "['434']",</text:span></text:p>
      <text:p text:style-name="P3"><text:s text:c="4"/><text:span text:style-name="T1">"name": "Logistic Regression in R for Public Health"</text:span></text:p>
      <text:p text:style-name="P3"><text:s text:c="2"/><text:span text:style-name="T1">},</text:span></text:p>
      <text:p text:style-name="P3"><text:s text:c="2"/><text:span text:style-name="T1">{</text:span></text:p>
      <text:p text:style-name="P3"><text:s text:c="4"/><text:span text:style-name="T1">"FIELD1": 99,</text:span></text:p>
      <text:p text:style-name="P3"><text:s text:c="4"/><text:span text:style-name="T1">"courseType": "v2.ondemand",</text:span></text:p>
      <text:p text:style-name="P3"><text:s text:c="4"/><text:span text:style-name="T1">"description": "How can robots use their motors and sensors to move around in an unstructured environment? <text:s/>You will understand how to design robot bodies and behaviors that recruit limbs and more general appendages to apply physical forces that confer reliable mobility in a complex and dynamic world. <text:s/>We develop an approach to composing simple dynamical abstractions that partially automate the generation of complicated sensorimotor programs. <text:s/>Specific topics that will be covered include: mobility in animals and robots, kinematics and dynamics of legged machines, and design of dynamical behavior via energy landscapes.",</text:span></text:p>
      <text:p text:style-name="P3"><text:soft-page-break/><text:s text:c="4"/><text:span text:style-name="T1">"id": "v8BCQVu-EeWzUQ41NnCQkQ",</text:span></text:p>
      <text:p text:style-name="P3"><text:s text:c="4"/><text:span text:style-name="T1">"slug": "robotics-mobility",</text:span></text:p>
      <text:p text:style-name="P3"><text:s text:c="4"/><text:span text:style-name="T1">"instructorIds": "['14966546']",</text:span></text:p>
      <text:p text:style-name="P3"><text:s text:c="4"/><text:span text:style-name="T1">"specializations": "[]",</text:span></text:p>
      <text:p text:style-name="P3"><text:s text:c="4"/><text:span text:style-name="T1">"partnerIds": "['6']",</text:span></text:p>
      <text:p text:style-name="P3"><text:s text:c="4"/><text:span text:style-name="T1">"name": "Robotics: Mobility"</text:span></text:p>
      <text:p text:style-name="P3"><text:s text:c="2"/><text:span text:style-name="T1">},</text:span></text:p>
      <text:p text:style-name="P3"><text:s text:c="2"/><text:span text:style-name="T1">{</text:span></text:p>
      <text:p text:style-name="P3"><text:s text:c="4"/><text:span text:style-name="T1">"FIELD1": 100,</text:span></text:p>
      <text:p text:style-name="P3"><text:s text:c="4"/><text:span text:style-name="T1">"courseType": "v2.ondemand",</text:span></text:p>
      <text:p text:style-name="P3"><text:s text:c="4"/><text:span text:style-name="T1">"description": "The aim of this course is to promote critical thinking with regard to forensic science. Today, in general, most people are dazzled by the technical possibilities offered by forensic science. They somewhat live in the illusion that forensic evidence is fool proof and brings factual findings with 100% certainty. This course – given by specialists in the field – goes beyond the conventional image that is promoted through TV series such as CSI. It alerts (without alarming) the public on the limits of the techniques in order to promote a sound administration of forensic science in the criminal justice system.  It allows participants to understand the importance of probabilistic reasoning in forensic science, because uncertainty is a constitutive part of forensic science. The course is constructed as a series of causes célèbres that could or have led to miscarriages of justice. Some of these cases have been part of case reviews carried out at the School of Criminal Justice of the University of Lausanne.",</text:span></text:p>
      <text:p text:style-name="P3"><text:s text:c="4"/><text:span text:style-name="T1">"id": "6Ls0uS4PEei5Xwq_Ud-HLA",</text:span></text:p>
      <text:p text:style-name="P3"><text:s text:c="4"/><text:span text:style-name="T1">"slug": "challenging-forensic-science",</text:span></text:p>
      <text:p text:style-name="P3"><text:s text:c="4"/><text:span text:style-name="T1">"instructorIds": "['8178206', '37028863', '36997714', '19974301']",</text:span></text:p>
      <text:p text:style-name="P3"><text:s text:c="4"/><text:span text:style-name="T1">"specializations": "[]",</text:span></text:p>
      <text:p text:style-name="P3"><text:s text:c="4"/><text:span text:style-name="T1">"partnerIds": "['159']",</text:span></text:p>
      <text:p text:style-name="P3"><text:s text:c="4"/><text:span text:style-name="T1">"name": "Challenging Forensic Science: How Science Should Speak to Court"</text:span></text:p>
      <text:p text:style-name="P3"><text:s text:c="2"/><text:span text:style-name="T1">},</text:span></text:p>
      <text:p text:style-name="P3"><text:s text:c="2"/><text:span text:style-name="T1">{</text:span></text:p>
      <text:p text:style-name="P3"><text:s text:c="4"/><text:span text:style-name="T1">"FIELD1": 101,</text:span></text:p>
      <text:p text:style-name="P3"><text:s text:c="4"/><text:span text:style-name="T1">"courseType": "v2.ondemand",</text:span></text:p>
      <text:p text:style-name="P3"><text:s text:c="4"/><text:span text:style-name="T1">"description": "Covering the tools and techniques of both multivariate and geographical analysis, this course provides hands-on experience visualizing data that represents multiple variables. This course will use statistical techniques and software to develop and analyze geographical knowledge.",</text:span></text:p>
      <text:p text:style-name="P3"><text:s text:c="4"/><text:span text:style-name="T1">"id": "dgVe7vcFEee5QAoaLNzYmg",</text:span></text:p>
      <text:p text:style-name="P3"><text:s text:c="4"/><text:span text:style-name="T1">"slug": "multivariate-geographical-analysis",</text:span></text:p>
      <text:p text:style-name="P3"><text:s text:c="4"/><text:span text:style-name="T1">"instructorIds": "['29726256', '33034272']",</text:span></text:p>
      <text:p text:style-name="P3"><text:s text:c="4"/><text:span text:style-name="T1">"specializations": "[]",</text:span></text:p>
      <text:p text:style-name="P3"><text:s text:c="4"/><text:span text:style-name="T1">"partnerIds": "['287']",</text:span></text:p>
      <text:p text:style-name="P3"><text:s text:c="4"/><text:span text:style-name="T1">"name": "Multivariate and Geographical Data Analysis"</text:span></text:p>
      <text:p text:style-name="P3"><text:s text:c="2"/><text:span text:style-name="T1">},</text:span></text:p>
      <text:p text:style-name="P3"><text:s text:c="2"/><text:span text:style-name="T1">{</text:span></text:p>
      <text:p text:style-name="P3"><text:s text:c="4"/><text:span text:style-name="T1">"FIELD1": 102,</text:span></text:p>
      <text:p text:style-name="P3"><text:s text:c="4"/><text:span text:style-name="T1">"courseType": "v2.ondemand",</text:span></text:p>
      <text:p text:style-name="P3"><text:s text:c="4"/><text:span text:style-name="T1">"description": "This course will review challenges for maternal and newborn health in the developing world, where a great many women and babies are suffering from complications during pregnancy, childbirth, and the days following birth. Themes covered include the epidemiology of maternal and newborn mortality and morbidity, relevant issues for the global health workforce, community-based interventions to improve maternal and newborn health and survival, and sociocultural dynamics surrounding birth.\n\nThis course provides a broad overview of maternal and newborn health issues facing low-income and transitional countries, where more than 2.6 million babies are stillborn and nearly 500,000 women die during childbirth or from pregnancy-related complications each year. In the developing world, many women deliver at home without a skilled care provider, drugs, or technological supports. Maternal and newborn survival can be improved by </text:span><text:soft-page-break/><text:span text:style-name="T1">mobilizing communities and improving access to skilled care.\n\nThrough lectures, case studies and readings, course participants will learn about delivery challenges for maternal and newborn health services and how to utilize community-based strategies to improve the health and survival of mothers and babies.",</text:span></text:p>
      <text:p text:style-name="P3"><text:s text:c="4"/><text:span text:style-name="T1">"id": "LTW4CnQjEeSrZyIACzcE9w",</text:span></text:p>
      <text:p text:style-name="P3"><text:s text:c="4"/><text:span text:style-name="T1">"slug": "childbirth",</text:span></text:p>
      <text:p text:style-name="P3"><text:s text:c="4"/><text:span text:style-name="T1">"instructorIds": "['5240157']",</text:span></text:p>
      <text:p text:style-name="P3"><text:s text:c="4"/><text:span text:style-name="T1">"specializations": "[]",</text:span></text:p>
      <text:p text:style-name="P3"><text:s text:c="4"/><text:span text:style-name="T1">"partnerIds": "['23']",</text:span></text:p>
      <text:p text:style-name="P3"><text:s text:c="4"/><text:span text:style-name="T1">"name": "Childbirth: A Global Perspective"</text:span></text:p>
      <text:p text:style-name="P3"><text:s text:c="2"/><text:span text:style-name="T1">},</text:span></text:p>
      <text:p text:style-name="P3"><text:s text:c="2"/><text:span text:style-name="T1">{</text:span></text:p>
      <text:p text:style-name="P3"><text:s text:c="4"/><text:span text:style-name="T1">"FIELD1": 103,</text:span></text:p>
      <text:p text:style-name="P3"><text:s text:c="4"/><text:span text:style-name="T1">"courseType": "v2.ondemand",</text:span></text:p>
      <text:p text:style-name="P3"><text:s text:c="4"/><text:span text:style-name="T1">"description": "Starting in the late 1990s, “globalization” became a buzzword to describe the apparent integration of markets in the world economy. Many authors and pundits claimed that the world was converging towards a market-friendly democratic place, while gurus and consulting firms were not short of formulae and advice on how to make profits out of the global economy. Decades later, new realities show that globalization does not mean political, cultural, and economic convergence and that forces against it are strong.\n\nThis course seeks to help you understand the forces of globalization and how cross-cultural management and the relationship of a multinational organization to various host countries is becoming more and more critical in today’s global economy. This course begins with the discussion of these issues and global relationships and delves into a deeper understanding of business strategy in today’s global business marketplace.\n\nUpon successful completion of this course, you will be able to:\n•\tUnderstand how we got here and why it matters\n•\tUnderstand the complexities of the current globalization (not all countries are the same)\n•\tEvaluate the effects of international trade regulations on international business\n•\tEvaluate when and why should we operate as multinationals\n\nThis course is part of the iMBA offered by the University of Illinois, a flexible, fully-accredited online MBA at an incredibly competitive price. For more information, please see the Resource page in this course and onlinemba.illinois.edu.",</text:span></text:p>
      <text:p text:style-name="P3"><text:s text:c="4"/><text:span text:style-name="T1">"id": "9LVz3HXtEeaisA57vr8X4Q",</text:span></text:p>
      <text:p text:style-name="P3"><text:s text:c="4"/><text:span text:style-name="T1">"slug": "global-strategy",</text:span></text:p>
      <text:p text:style-name="P3"><text:s text:c="4"/><text:span text:style-name="T1">"instructorIds": "['22102454']",</text:span></text:p>
      <text:p text:style-name="P3"><text:s text:c="4"/><text:span text:style-name="T1">"specializations": "[]",</text:span></text:p>
      <text:p text:style-name="P3"><text:s text:c="4"/><text:span text:style-name="T1">"partnerIds": "['17']",</text:span></text:p>
      <text:p text:style-name="P3"><text:s text:c="4"/><text:span text:style-name="T1">"name": "Global Strategy I: How The Global Economy Works"</text:span></text:p>
      <text:p text:style-name="P3"><text:s text:c="2"/><text:span text:style-name="T1">},</text:span></text:p>
      <text:p text:style-name="P3"><text:s text:c="2"/><text:span text:style-name="T1">{</text:span></text:p>
      <text:p text:style-name="P3"><text:s text:c="4"/><text:span text:style-name="T1">"FIELD1": 104,</text:span></text:p>
      <text:p text:style-name="P3"><text:s text:c="4"/><text:span text:style-name="T1">"courseType": "v2.ondemand",</text:span></text:p>
      <text:p text:style-name="P3"><text:s text:c="4"/><text:span text:style-name="T1">"description": "Markets begins with one of the most common and important elements of the financial system – interest rates. <text:s/>You will learn why interest rates have always been a key barometer in determining the value of everything. <text:s/>You will explore the changing influence of interest rates; the impact of interest rates on consumption, investment and economic growth; and the bizarre realities of negative interest rates. Markets explains how interest rates change the value of all financial instruments, highlighting the role of the bond and stock markets that have toppled empires. <text:s/>We take a closer look at the equity pricing models and equity markets that reverberate across the globe, and explore everything from the first stock ever issued – by the Dutch East India Company – to the little-understood but powerful derivative securities market. <text:s/>By the end of the course, you will have developed insight into the intersections of the financial markets with worlds of policy, politics, and power. You will have demonstrated that insight by teaching an important financial concept and translating a financial product or transaction to someone who will clearly benefit from your advice.",</text:span></text:p>
      <text:p text:style-name="P3"><text:soft-page-break/><text:s text:c="4"/><text:span text:style-name="T1">"id": "orCUF26dEeW8nw5ORrHGtQ",</text:span></text:p>
      <text:p text:style-name="P3"><text:s text:c="4"/><text:span text:style-name="T1">"slug": "finance-markets",</text:span></text:p>
      <text:p text:style-name="P3"><text:s text:c="4"/><text:span text:style-name="T1">"instructorIds": "['1703453']",</text:span></text:p>
      <text:p text:style-name="P3"><text:s text:c="4"/><text:span text:style-name="T1">"specializations": "[]",</text:span></text:p>
      <text:p text:style-name="P3"><text:s text:c="4"/><text:span text:style-name="T1">"partnerIds": "['148']",</text:span></text:p>
      <text:p text:style-name="P3"><text:s text:c="4"/><text:span text:style-name="T1">"name": "Finance for Everyone: Markets"</text:span></text:p>
      <text:p text:style-name="P3"><text:s text:c="2"/><text:span text:style-name="T1">},</text:span></text:p>
      <text:p text:style-name="P3"><text:s text:c="2"/><text:span text:style-name="T1">{</text:span></text:p>
      <text:p text:style-name="P3"><text:s text:c="4"/><text:span text:style-name="T1">"FIELD1": 105,</text:span></text:p>
      <text:p text:style-name="P3"><text:s text:c="4"/><text:span text:style-name="T1">"courseType": "v2.ondemand",</text:span></text:p>
      <text:p text:style-name="P3"><text:s text:c="4"/><text:span text:style-name="T1">"description": "Анализ данных и машинное обучение существенно опираются на результаты из математического анализа, линейной алгебры, методов оптимизации, теории вероятностей. Без фундаментальных знаний по этим наукам невозможно понимать, как устроены методы анализа данных. Задача этого курса — сформировать такой фундамент. Мы обойдёмся без сложных формул и доказательств и сделаем упор на интерпретации и понимании смысла математических понятий и объектов. \n\nДля успешного применения методов анализа данных нужно уметь программировать. Фактическим стандартом для этого в наши дни является язык Python. В данном курсе мы предлагаем познакомиться с его синтаксисом, а также научиться работать с его основными библиотеками, полезными для анализа данных, например, NumPy, SciPy, Matplotlib и Pandas.\n\nЗадания и видео разработаны на Python 2.",</text:span></text:p>
      <text:p text:style-name="P3"><text:s text:c="4"/><text:span text:style-name="T1">"id": "RcnRZHHtEeWxvQr3acyajw",</text:span></text:p>
      <text:p text:style-name="P3"><text:s text:c="4"/><text:span text:style-name="T1">"slug": "mathematics-and-python",</text:span></text:p>
      <text:p text:style-name="P3"><text:s text:c="4"/><text:span text:style-name="T1">"instructorIds": "['349711', '143601', '3722005', '188273']",</text:span></text:p>
      <text:p text:style-name="P3"><text:s text:c="4"/><text:span text:style-name="T1">"specializations": "[]",</text:span></text:p>
      <text:p text:style-name="P3"><text:s text:c="4"/><text:span text:style-name="T1">"partnerIds": "['176', '468']",</text:span></text:p>
      <text:p text:style-name="P3"><text:s text:c="4"/><text:span text:style-name="T1">"name": "Математика и Python для анализа данных"</text:span></text:p>
      <text:p text:style-name="P3"><text:s text:c="2"/><text:span text:style-name="T1">},</text:span></text:p>
      <text:p text:style-name="P3"><text:s text:c="2"/><text:span text:style-name="T1">{</text:span></text:p>
      <text:p text:style-name="P3"><text:s text:c="4"/><text:span text:style-name="T1">"FIELD1": 106,</text:span></text:p>
      <text:p text:style-name="P3"><text:s text:c="4"/><text:span text:style-name="T1">"courseType": "v2.ondemand",</text:span></text:p>
      <text:p text:style-name="P3"><text:s text:c="4"/><text:span text:style-name="T1">"description": "Throughout the world, writing serves to express, record and even create meaningful moments. In academic spaces, writing becomes the bridge between ourselves and the world of ideas. In this course, we provide practical insights into how to write an academic essay. We show you how to develop the academic skills needed to be a <text:s/>competent academic writer. You will have an opportunity to engage with texts written by academics, and to see how some of the ideas in these texts are used by students in constructing an academic essay. We address some of the challenges these students face with respect to academic writing and offer you the opportunity to practice and to develop your own writing style. For this course, we centre our lessons around a specific topic - the concept of identity, since it forms such an important feature of how we locate ourselves in an ever-changing global world. In other words, this course teaches academic writing skills through getting you to write and reflect on your understanding of identity. So if you are thinking about studying at a tertiary institution, or if you just want to brush up on your academic essay writing skills, this course is for you!",</text:span></text:p>
      <text:p text:style-name="P3"><text:s text:c="4"/><text:span text:style-name="T1">"id": "13cxmIVmEeaSuApRnRH4vw",</text:span></text:p>
      <text:p text:style-name="P3"><text:s text:c="4"/><text:span text:style-name="T1">"slug": "writing-your-world",</text:span></text:p>
      <text:p text:style-name="P3"><text:s text:c="4"/><text:span text:style-name="T1">"instructorIds": "['20568331', '2415500']",</text:span></text:p>
      <text:p text:style-name="P3"><text:s text:c="4"/><text:span text:style-name="T1">"specializations": "[]",</text:span></text:p>
      <text:p text:style-name="P3"><text:s text:c="4"/><text:span text:style-name="T1">"partnerIds": "['255']",</text:span></text:p>
      <text:p text:style-name="P3"><text:s text:c="4"/><text:span text:style-name="T1">"name": "Writing your World: Finding yourself in the academic space "</text:span></text:p>
      <text:p text:style-name="P3"><text:s text:c="2"/><text:span text:style-name="T1">},</text:span></text:p>
      <text:p text:style-name="P3"><text:s text:c="2"/><text:span text:style-name="T1">{</text:span></text:p>
      <text:p text:style-name="P3"><text:s text:c="4"/><text:span text:style-name="T1">"FIELD1": 107,</text:span></text:p>
      <text:p text:style-name="P3"><text:s text:c="4"/><text:span text:style-name="T1">"courseType": "v2.ondemand",</text:span></text:p>
      <text:p text:style-name="P3"><text:s text:c="4"/><text:span text:style-name="T1">"description": "This course provides an introduction to International Organizations and the United Nations, and explores how business and management tools can be applied in these settings to achieve better, more effective results. </text:span><text:soft-page-break/><text:span text:style-name="T1">With a focus on cross-sector partnerships in a changing world, the course offers you insights into the inner workings of international organizations and the challenges they face today. It will introduce you to effective, state-of-the art management tools and principles to help you lead change in this world – taught by senior staff of international organizations themselves. \n\nThis is an introductory course offered by the International Organizations MBA (IO-MBA) of the University of Geneva, an executive program for change-makers in international organizations, NGOs and social ventures.",</text:span></text:p>
      <text:p text:style-name="P3"><text:s text:c="4"/><text:span text:style-name="T1">"id": "kw2eEcR8EeWUVgrPm5MRqw",</text:span></text:p>
      <text:p text:style-name="P3"><text:s text:c="4"/><text:span text:style-name="T1">"slug": "international-organizations-management",</text:span></text:p>
      <text:p text:style-name="P3"><text:s text:c="4"/><text:span text:style-name="T1">"instructorIds": "['2683483', '2643705', '2672304', '4326899', '5326990', '2249278', '10543669', '29702535', '19500656']",</text:span></text:p>
      <text:p text:style-name="P3"><text:s text:c="4"/><text:span text:style-name="T1">"specializations": "[]",</text:span></text:p>
      <text:p text:style-name="P3"><text:s text:c="4"/><text:span text:style-name="T1">"partnerIds": "['49']",</text:span></text:p>
      <text:p text:style-name="P3"><text:s text:c="4"/><text:span text:style-name="T1">"name": "International Organizations Management "</text:span></text:p>
      <text:p text:style-name="P3"><text:s text:c="2"/><text:span text:style-name="T1">},</text:span></text:p>
      <text:p text:style-name="P3"><text:s text:c="2"/><text:span text:style-name="T1">{</text:span></text:p>
      <text:p text:style-name="P3"><text:s text:c="4"/><text:span text:style-name="T1">"FIELD1": 108,</text:span></text:p>
      <text:p text:style-name="P3"><text:s text:c="4"/><text:span text:style-name="T1">"courseType": "v2.ondemand",</text:span></text:p>
      <text:p text:style-name="P3"><text:s text:c="4"/><text:span text:style-name="T1">"description": "Este es el primer curso en una línea de especialización de Coursera que trata el desarrollo de aplicaciones Web. Este curso le dará los conocimienots básicos, la terminología y los conceptos fundamentales que son necesarios para construir aplicaciones web integradas modernas. Un desarrollador de aplicaciones web integradas está familiarizado con cada \"capa\" de las tecnologías de software que participan en una aplicación web, incluidas las tecnologías de modelado de datos y bases de datos, los componentes del entorno de servidor web y middleware, protocolos de red, la interfaz de usuario y diseño visual básicos, y los conceptos de interacción del usuario.\n\nEn este curso vamos a aprender practicando. Vamos a empezar por el aprendizaje de los principales componentes de las arquitecturas de aplicaciones web, junto con los patrones de diseño fundamentales y filosofías que se utilizan para organizarlos. El alumno construirá y perfeccionará continuamente una aplicación web integrada totalmente funcional a medida que avanzamos a través de los módulos de este curso. En el camino el alumno levará a cabo prácticas ágiles de desarrollo de softwar, numerosas herramientas que los ingenieros de software deben sabe cómo utilizar, y un marco de desarrollo de aplicaciones web integradas modernas.",</text:span></text:p>
      <text:p text:style-name="P3"><text:s text:c="4"/><text:span text:style-name="T1">"id": "u93dzIMGEeWMKBKa9I4u8Q",</text:span></text:p>
      <text:p text:style-name="P3"><text:s text:c="4"/><text:span text:style-name="T1">"slug": "aplicaciones-web",</text:span></text:p>
      <text:p text:style-name="P3"><text:s text:c="4"/><text:span text:style-name="T1">"instructorIds": "['3506150', '15808745']",</text:span></text:p>
      <text:p text:style-name="P3"><text:s text:c="4"/><text:span text:style-name="T1">"specializations": "[]",</text:span></text:p>
      <text:p text:style-name="P3"><text:s text:c="4"/><text:span text:style-name="T1">"partnerIds": "['120']",</text:span></text:p>
      <text:p text:style-name="P3"><text:s text:c="4"/><text:span text:style-name="T1">"name": "Desarrollo de Aplicaciones Web: Conceptos Básicos"</text:span></text:p>
      <text:p text:style-name="P3"><text:s text:c="2"/><text:span text:style-name="T1">},</text:span></text:p>
      <text:p text:style-name="P3"><text:s text:c="2"/><text:span text:style-name="T1">{</text:span></text:p>
      <text:p text:style-name="P3"><text:s text:c="4"/><text:span text:style-name="T1">"FIELD1": 109,</text:span></text:p>
      <text:p text:style-name="P3"><text:s text:c="4"/><text:span text:style-name="T1">"courseType": "v2.ondemand",</text:span></text:p>
      <text:p text:style-name="P3"><text:s text:c="4"/><text:span text:style-name="T1">"description": "Safety culture is a facet of organizational culture that captures attitudes, beliefs, perceptions, and values about safety. <text:s/>A culture of safety is essential in high reliability organizations and is a critical mechanism for the delivery of safe and high-quality care. <text:s/>It requires a strong commitment from leadership and staff. <text:s/>In this course, a safe culture is promoted through the use of identifying and reporting patient safety hazards, accountability and transparency, involvement with patients and families, and effective teamwork.",</text:span></text:p>
      <text:p text:style-name="P3"><text:s text:c="4"/><text:span text:style-name="T1">"id": "Rf7lg3xQEeeM4grXmQ48dg",</text:span></text:p>
      <text:p text:style-name="P3"><text:s text:c="4"/><text:span text:style-name="T1">"slug": "patient-safety-culture",</text:span></text:p>
      <text:p text:style-name="P3"><text:s text:c="4"/><text:span text:style-name="T1">"instructorIds": "['28357752']",</text:span></text:p>
      <text:p text:style-name="P3"><text:s text:c="4"/><text:span text:style-name="T1">"specializations": "[]",</text:span></text:p>
      <text:p text:style-name="P3"><text:s text:c="4"/><text:span text:style-name="T1">"partnerIds": "['8']",</text:span></text:p>
      <text:p text:style-name="P3"><text:soft-page-break/><text:s text:c="4"/><text:span text:style-name="T1">"name": "Setting the Stage for Success: An Eye on Safety Culture and Teamwork (Patient Safety II)"</text:span></text:p>
      <text:p text:style-name="P3"><text:s text:c="2"/><text:span text:style-name="T1">},</text:span></text:p>
      <text:p text:style-name="P3"><text:s text:c="2"/><text:span text:style-name="T1">{</text:span></text:p>
      <text:p text:style-name="P3"><text:s text:c="4"/><text:span text:style-name="T1">"FIELD1": 110,</text:span></text:p>
      <text:p text:style-name="P3"><text:s text:c="4"/><text:span text:style-name="T1">"courseType": "v2.ondemand",</text:span></text:p>
      <text:p text:style-name="P3"><text:s text:c="4"/><text:span text:style-name="T1">"description": "Systems science has been instrumental in breaking new scientific ground in diverse fields such as meteorology, engineering and decision analysis. <text:s text:c="2"/>However, it is just beginning to impact public health. <text:s text:c="2"/>This seminar is designed to introduce students to basic tools of theory building and data analysis in systems science and to apply those tools to better understand the obesity epidemic in human populations. There will also be a lab in which students will use a simple demonstration model of food acquisition behavior using agent-based modeling on standard (free) software (netlogo). <text:s text:c="2"/>The central organizing idea of the course is to examine the obesity epidemic at a population level as an emergent properties of complex, nested systems, with attention to feedback processes, multilevel interactions, and the phenomenon of emergence. <text:s text:c="2"/>While the emphasis will be on obesity, the goal will be to explore ways in which the systems approach can be applied to other non-communicable diseases both nationally and internationally. <text:s/>\n \nTopics will include:\na) the epidemiology of obesity across time and place,\nb) theories to explain population obesity,\nc) the role of environments and economic resources in obesity\nc) basic concepts and tools of systems science,\nd) modeling energy-balance related behaviors in context,\ne) agent-based models, systems dynamic models, and social network models",</text:span></text:p>
      <text:p text:style-name="P3"><text:s text:c="4"/><text:span text:style-name="T1">"id": "UIi0kNpgEeWP9RIK11q74w",</text:span></text:p>
      <text:p text:style-name="P3"><text:s text:c="4"/><text:span text:style-name="T1">"slug": "systems-science-obesity",</text:span></text:p>
      <text:p text:style-name="P3"><text:s text:c="4"/><text:span text:style-name="T1">"instructorIds": "['16417440', '853654', '18672677', '14969750', '16231611']",</text:span></text:p>
      <text:p text:style-name="P3"><text:s text:c="4"/><text:span text:style-name="T1">"specializations": "[]",</text:span></text:p>
      <text:p text:style-name="P3"><text:s text:c="4"/><text:span text:style-name="T1">"partnerIds": "['8']",</text:span></text:p>
      <text:p text:style-name="P3"><text:s text:c="4"/><text:span text:style-name="T1">"name": "Systems Science and Obesity"</text:span></text:p>
      <text:p text:style-name="P3"><text:s text:c="2"/><text:span text:style-name="T1">},</text:span></text:p>
      <text:p text:style-name="P3"><text:s text:c="2"/><text:span text:style-name="T1">{</text:span></text:p>
      <text:p text:style-name="P3"><text:s text:c="4"/><text:span text:style-name="T1">"FIELD1": 111,</text:span></text:p>
      <text:p text:style-name="P3"><text:s text:c="4"/><text:span text:style-name="T1">"courseType": "v2.ondemand",</text:span></text:p>
      <text:p text:style-name="P3"><text:s text:c="4"/><text:span text:style-name="T1">"description": "What is climate change ? How are mountain regions affected by the evolution of water resources and their uses ? What kind of risks need to be considered ? \n\nMountains are recognized as particularly sensitive physical environments where intense and rapid changes have in the past, and may increasingly in the future, place pressure on their resource base. \n\nIn this context, a team of roughly 100 experts worked from 2008 to 2013 for the European ACQWA project (www.acqwa.ch) which was coordinated by the University of Geneva. The primary objectives of the project were to assess the impacts of a changing climate on the quantity and quality of water originating in mountain regions, particularly where snow- and ice melt represent a large, sometimes the largest, streamflow component. A further objective of the project was to determine the potential disruptions to water-dependent economic activities related to the climate impacts on hydrological systems, and to propose a portfolio of possible adaptation strategies.\n\nThis particular MOOC is inspired by the ACQWA Project and offers a better understanding of climate change, its impacts on the quality and quantity of water in mountain regions and the risks related to changing water resources. From an interdisciplinary perspective, the participation of twenty-five instructors from five different countries (Switzerland, England, South Korea, India and Nepal) and fourteen institutions (UNIGE, RTS, UNIFR, UZH, ETHZ, Meteodat GmbH, WGMS, Imperial College London, Agroscope, République et Canton de Genève, Yonsei University, IHCAP, ICIMOD, SDC, FOEN) highlights the diversity of both theoretical and practical viewpoints related to these issues.\n\nBy the end of this course, you will be able :\n\n- to define the general concept of climate change in mountain regions\n- to understand the concepts associated with climate change such as adaptation and water governance strategies\n- to consider the impacts of climate </text:span><text:soft-page-break/><text:span text:style-name="T1">change on water resources in mountain regions\n- to identify the impacts of climate change on hydropower, agriculture, aquatic ecosystems and health \n- to enumerate risks that can occur in mountain areas and lead to disruptions in water availability and use.\n\nYour acquired knowledge will be evaluated through multiple-choice quizzes at the end of each unit of the course.\n\nThis MOOC on “Climate Change and Water in Mountain Regions : A Global Concern” was initiated and financed by the University of Geneva, through its Institute for Environmental Sciences. \n\nWe look forward to you joining us !",</text:span></text:p>
      <text:p text:style-name="P3"><text:s text:c="4"/><text:span text:style-name="T1">"id": "wF-tFF1yEeesyA7p9Q1Ckg",</text:span></text:p>
      <text:p text:style-name="P3"><text:s text:c="4"/><text:span text:style-name="T1">"slug": "climate-changes-mountains-water",</text:span></text:p>
      <text:p text:style-name="P3"><text:s text:c="4"/><text:span text:style-name="T1">"instructorIds": "['9283156', '31315739']",</text:span></text:p>
      <text:p text:style-name="P3"><text:s text:c="4"/><text:span text:style-name="T1">"specializations": "[]",</text:span></text:p>
      <text:p text:style-name="P3"><text:s text:c="4"/><text:span text:style-name="T1">"partnerIds": "['49']",</text:span></text:p>
      <text:p text:style-name="P3"><text:s text:c="4"/><text:span text:style-name="T1">"name": "Climate Change and Water in Mountains: A Global Concern"</text:span></text:p>
      <text:p text:style-name="P3"><text:s text:c="2"/><text:span text:style-name="T1">},</text:span></text:p>
      <text:p text:style-name="P3"><text:s text:c="2"/><text:span text:style-name="T1">{</text:span></text:p>
      <text:p text:style-name="P3"><text:s text:c="4"/><text:span text:style-name="T1">"FIELD1": 112,</text:span></text:p>
      <text:p text:style-name="P3"><text:s text:c="4"/><text:span text:style-name="T1">"courseType": "v2.ondemand",</text:span></text:p>
      <text:p text:style-name="P3"><text:s text:c="4"/><text:span text:style-name="T1">"description": "Experienced Computer Scientists analyze and solve computational problems at a level of abstraction that is beyond that of any particular programming language. <text:s/>This two-part class is designed to train students in the mathematical concepts and process of \"Algorithmic Thinking\", allowing them to build simpler, more efficient solutions to computational problems.\n\nIn part 2 of this course, we will study advanced algorithmic techniques such as divide-and-conquer and dynamic programming. <text:s/>As the central part of the course, students will implement several algorithms in Python that incorporate these techniques and then use these algorithms to analyze two large real-world data sets. <text:s/>The main focus of these tasks is to understand interaction between the algorithms and the structure of the data sets being analyzed by these algorithms.\n\nOnce students have completed this class, they will have both the mathematical and programming skills to analyze, design, and program solutions to a wide range of computational problems. <text:s/>While this class will use Python as its vehicle of choice to practice Algorithmic Thinking, the concepts that you will learn in this class transcend any particular programming language.",</text:span></text:p>
      <text:p text:style-name="P3"><text:s text:c="4"/><text:span text:style-name="T1">"id": "c1njRLZEEeWEoAqTi6kTYw",</text:span></text:p>
      <text:p text:style-name="P3"><text:s text:c="4"/><text:span text:style-name="T1">"slug": "algorithmic-thinking-2",</text:span></text:p>
      <text:p text:style-name="P3"><text:s text:c="4"/><text:span text:style-name="T1">"instructorIds": "['157988', '726142', '527518']",</text:span></text:p>
      <text:p text:style-name="P3"><text:s text:c="4"/><text:span text:style-name="T1">"specializations": "[]",</text:span></text:p>
      <text:p text:style-name="P3"><text:s text:c="4"/><text:span text:style-name="T1">"partnerIds": "['13']",</text:span></text:p>
      <text:p text:style-name="P3"><text:s text:c="4"/><text:span text:style-name="T1">"name": "Algorithmic Thinking (Part 2)"</text:span></text:p>
      <text:p text:style-name="P3"><text:s text:c="2"/><text:span text:style-name="T1">},</text:span></text:p>
      <text:p text:style-name="P3"><text:s text:c="2"/><text:span text:style-name="T1">{</text:span></text:p>
      <text:p text:style-name="P3"><text:s text:c="4"/><text:span text:style-name="T1">"FIELD1": 113,</text:span></text:p>
      <text:p text:style-name="P3"><text:s text:c="4"/><text:span text:style-name="T1">"courseType": "v2.ondemand",</text:span></text:p>
      <text:p text:style-name="P3"><text:s text:c="4"/><text:span text:style-name="T1">"description": "What is “progress”? How do we decide when we’re moving forward and not taking steps backward? And how do we explore the idea of progress around public sites of memory? This Teach-Out is an invitation to think about what progress means, and how you can look for it wherever you are—in your city, community, or neighborhood—and reflect upon your own ideas about the place you live in.\n\nChanges in the built environment of our communities are themselves the result of human actions and intentions, such as municipal planning, commercial enterprises, or communities transforming their own space. In other words, in our cities we can see the results of our plans—our attempts to create and shape the future. Neighbors, political groups, corporations, governments, schools, and other organizations, they all shape the community, leaving traces that allow us to see in what directions they transformed our lives. \n\nThis Teach-Out will ask the following questions:\n•\tWhat are the forces that shape and change the places we inhabit? \n•\tHow do people connect with places in our modern cities? \n•\tDo places progress? \n•\tHow can we measure in them whether there is any “progress”? \</text:span><text:soft-page-break/><text:span text:style-name="T1">n\nWe will interview a number of people who work in Atlanta, Georgia, but the questions and places we will see here are comparable to many of other places in the world on what it means to progress. In this Teach-Out you will learn how to find the history of public spaces in any community and how to reflect upon the idea of progress. Finally, you can join a conversation to discuss what has been explored, uncovered, and possibly transformed both within ourselves and our communities.\n\nA Teach-Out is: \n– an event – it takes place over a fixed, short period of time \n– an opportunity – it is open for free participation to everyone around the world \n– a community – it will be joined by a large number of diverse individuals \n– a conversation – an opportunity to give and take ideas and information from people \n\nThis community learning event invites participants from around the world to come together in conversation with the Emory campus community, including faculty experts. This Teach-Out is part of Emory’s commitment to engage the local and global community in exploring and understanding problems, events, and phenomena most important to our society. \n\nOriginating from University of Michigan (Teach-Out.org), Teach-Outs are short learning experiences focused on a specific current issue. Attendees will come together over a few days not only to learn about a subject or event but also to gain skills. Teach-Outs are open to the world and are designed to bring together individuals with wide-ranging perspectives in respectful and deep conversation. These events are an opportunity for diverse learners and a multitude of experts to come together to ask questions of one another and explore new solutions to the pressing concerns of our global community. Come, join the conversation!",</text:span></text:p>
      <text:p text:style-name="P3"><text:s text:c="4"/><text:span text:style-name="T1">"id": "7CTtLjk6Eem43Q65umcheg",</text:span></text:p>
      <text:p text:style-name="P3"><text:s text:c="4"/><text:span text:style-name="T1">"slug": "makingprogress",</text:span></text:p>
      <text:p text:style-name="P3"><text:s text:c="4"/><text:span text:style-name="T1">"instructorIds": "['39999749']",</text:span></text:p>
      <text:p text:style-name="P3"><text:s text:c="4"/><text:span text:style-name="T1">"specializations": "[]",</text:span></text:p>
      <text:p text:style-name="P3"><text:s text:c="4"/><text:span text:style-name="T1">"partnerIds": "['23']",</text:span></text:p>
      <text:p text:style-name="P3"><text:s text:c="4"/><text:span text:style-name="T1">"name": "\"Making\" Progress Teach-Out"</text:span></text:p>
      <text:p text:style-name="P3"><text:s text:c="2"/><text:span text:style-name="T1">},</text:span></text:p>
      <text:p text:style-name="P3"><text:s text:c="2"/><text:span text:style-name="T1">{</text:span></text:p>
      <text:p text:style-name="P3"><text:s text:c="4"/><text:span text:style-name="T1">"FIELD1": 114,</text:span></text:p>
      <text:p text:style-name="P3"><text:s text:c="4"/><text:span text:style-name="T1">"courseType": "v2.ondemand",</text:span></text:p>
      <text:p text:style-name="P3"><text:s text:c="4"/><text:span text:style-name="T1">"description": "You already know how to build a basic web application with the Ruby on Rails framework. Perhaps, you have even taken Course 1, \"Ruby on Rails: An Introduction\" (we highly recommend it) where you relied on external web services to be your “data layer”. But in the back of your mind, you always knew that there would come a time when you would need to roll up your sleeves and learn SQL to be able to interact with your own relational database (RDBMS). But there is an easier way to get started with SQL using the Active Record Object/Relational (ORM) framework. In this course, we will be able to use the Ruby language and the Active Record ORM framework to automate interactions with the database to quickly build the application we want.\n \nIn Rails with Active Record and Action Pack, we will explore how to interact with relational databases by using Active Record, a Ruby gem, which Rails uses by default for database access. We will then take a look at what role Active Record plays in the overall request-response cycle, when a client (the browser) requests data from the server, as well as how to submit the data to the server. <text:s/>Of course, when accessing data, security is of paramount importance! We will talk about vulnerabilities such as SQL injection, as well as how to secure access to data by authenticating and authorizing users accessing the data. Take this course to build a Ruby on Rails application with Active Record to automate the detailed SQL interactions with our database.",</text:span></text:p>
      <text:p text:style-name="P3"><text:s text:c="4"/><text:span text:style-name="T1">"id": "M0etLDe9EeWJaxK5AT4frw",</text:span></text:p>
      <text:p text:style-name="P3"><text:s text:c="4"/><text:span text:style-name="T1">"slug": "rails-with-active-record",</text:span></text:p>
      <text:p text:style-name="P3"><text:s text:c="4"/><text:span text:style-name="T1">"instructorIds": "['280924']",</text:span></text:p>
      <text:p text:style-name="P3"><text:s text:c="4"/><text:span text:style-name="T1">"specializations": "[]",</text:span></text:p>
      <text:p text:style-name="P3"><text:s text:c="4"/><text:span text:style-name="T1">"partnerIds": "['8']",</text:span></text:p>
      <text:p text:style-name="P3"><text:s text:c="4"/><text:span text:style-name="T1">"name": "Rails with Active Record and Action Pack"</text:span></text:p>
      <text:p text:style-name="P3"><text:s text:c="2"/><text:span text:style-name="T1">},</text:span></text:p>
      <text:p text:style-name="P3"><text:soft-page-break/><text:s text:c="2"/><text:span text:style-name="T1">{</text:span></text:p>
      <text:p text:style-name="P3"><text:s text:c="4"/><text:span text:style-name="T1">"FIELD1": 115,</text:span></text:p>
      <text:p text:style-name="P3"><text:s text:c="4"/><text:span text:style-name="T1">"courseType": "v2.ondemand",</text:span></text:p>
      <text:p text:style-name="P3"><text:s text:c="4"/><text:span text:style-name="T1">"description": "Understanding the characteristics of autism spectrum disorder (ASD) and their implications for behavior, learning and the ability to process information is critical for anyone working or interacting with those on the spectrum -- educators, clinicians, counselors, therapists, medical staff, family and employers. This course will give you a fundamental understanding of what ASD is, how it is diagnosed, the primary areas of impairment, and why prevalence is increasing. \n\nExamine the developmental and sensori-motor differences that may impact academic, play, social and self-help skills at different stages of life, including the transition to higher education and employment. Gain a clear understanding of how sensory regulation differs for individuals on the spectrum, and explore practical tools for identifying triggers and communicating feelings. <text:s/>Learn to use evidence-based practices to provide effective interventions and explore typical strengths and weaknesses of individuals on the spectrum in relation to identified impairments. \n\nThe course culminates with a description of the ASD system of care, an overview of the National Standards Report studies and treatments, and an explanation of how evidence-based practices are established and implemented.\n\nThose seeking a more in-depth, instructor-led experience are encouraged to check out the Professional Concentration in Autism offered by UC Davis Extension: https://extension.ucdavis.edu/certificate-program/professional-concentration-autism-spectrum-disorders",</text:span></text:p>
      <text:p text:style-name="P3"><text:s text:c="4"/><text:span text:style-name="T1">"id": "GMSg0yWsEeWCGRL6mLoB5w",</text:span></text:p>
      <text:p text:style-name="P3"><text:s text:c="4"/><text:span text:style-name="T1">"slug": "autism-spectrum-disorder",</text:span></text:p>
      <text:p text:style-name="P3"><text:s text:c="4"/><text:span text:style-name="T1">"instructorIds": "['15768063']",</text:span></text:p>
      <text:p text:style-name="P3"><text:s text:c="4"/><text:span text:style-name="T1">"specializations": "[]",</text:span></text:p>
      <text:p text:style-name="P3"><text:s text:c="4"/><text:span text:style-name="T1">"partnerIds": "['83']",</text:span></text:p>
      <text:p text:style-name="P3"><text:s text:c="4"/><text:span text:style-name="T1">"name": "Autism Spectrum Disorder"</text:span></text:p>
      <text:p text:style-name="P3"><text:s text:c="2"/><text:span text:style-name="T1">},</text:span></text:p>
      <text:p text:style-name="P3"><text:s text:c="2"/><text:span text:style-name="T1">{</text:span></text:p>
      <text:p text:style-name="P3"><text:s text:c="4"/><text:span text:style-name="T1">"FIELD1": 116,</text:span></text:p>
      <text:p text:style-name="P3"><text:s text:c="4"/><text:span text:style-name="T1">"courseType": "v2.ondemand",</text:span></text:p>
      <text:p text:style-name="P3"><text:s text:c="4"/><text:span text:style-name="T1">"description": "In this course, we give an in-depth study of the TCP/IP protocols. We examine the details of how IP enables communications across a collection of networks. We pay particular attention to the hierarchical structure of IP addresses and explain their role in ensuring scalability of the Internet. The role of address prefixes and the uses of masks are explained in details. We review in details about TCP three-way handshake, flow control, and congestion control. Furthermore, we provide an introduction to some advanced topics, including Multicast, SDN and security",</text:span></text:p>
      <text:p text:style-name="P3"><text:s text:c="4"/><text:span text:style-name="T1">"id": "KfuykmTsEeeqbxLIz9M6nA",</text:span></text:p>
      <text:p text:style-name="P3"><text:s text:c="4"/><text:span text:style-name="T1">"slug": "tcp-ip-advanced",</text:span></text:p>
      <text:p text:style-name="P3"><text:s text:c="4"/><text:span text:style-name="T1">"instructorIds": "['26632591']",</text:span></text:p>
      <text:p text:style-name="P3"><text:s text:c="4"/><text:span text:style-name="T1">"specializations": "[]",</text:span></text:p>
      <text:p text:style-name="P3"><text:s text:c="4"/><text:span text:style-name="T1">"partnerIds": "['126']",</text:span></text:p>
      <text:p text:style-name="P3"><text:s text:c="4"/><text:span text:style-name="T1">"name": "TCP/IP and Advanced Topics"</text:span></text:p>
      <text:p text:style-name="P3"><text:s text:c="2"/><text:span text:style-name="T1">},</text:span></text:p>
      <text:p text:style-name="P3"><text:s text:c="2"/><text:span text:style-name="T1">{</text:span></text:p>
      <text:p text:style-name="P3"><text:s text:c="4"/><text:span text:style-name="T1">"FIELD1": 117,</text:span></text:p>
      <text:p text:style-name="P3"><text:s text:c="4"/><text:span text:style-name="T1">"courseType": "v2.ondemand",</text:span></text:p>
      <text:p text:style-name="P3"><text:s text:c="4"/><text:span text:style-name="T1">"description": "Today, there is demand for people skilled in Sports Marketing. <text:s/>Organizations want your expertise to strength and grow customer bases and teams want to enlarge their fan base, attract new sponsors to their sport, build strong programs with existing sponsors, and run their fan conventions and other events. <text:s/>In addition, a wide range of companies recognize the value sports relationships have in positioning and building their brands. <text:s/>In this Sports Marketing MOOC, you will learn:\n\n— Ticket pricing strategies\n— How a crisis might happen in sport\n— How all types of companies are using sports to enhance and position their brands\n— </text:span><text:soft-page-break/><text:span text:style-name="T1">How to promote and market a sporting event\n— How to develop sponsorships\n— How to use social media to grow your team’s follower base and promote your sporting events, conferences and conventions\n\nThe Sports Marketing MOOC was created by Professor Candy Lee of Northwestern’s Medill School of Journalism and Integrated Marketing Communications. <text:s/>She is joined by experts in the many specialty topics important to Sports Marketing.",</text:span></text:p>
      <text:p text:style-name="P3"><text:s text:c="4"/><text:span text:style-name="T1">"id": "kX2OfavCEeitCBJhye2WVA",</text:span></text:p>
      <text:p text:style-name="P3"><text:s text:c="4"/><text:span text:style-name="T1">"slug": "sports-marketing",</text:span></text:p>
      <text:p text:style-name="P3"><text:s text:c="4"/><text:span text:style-name="T1">"instructorIds": "['2685251']",</text:span></text:p>
      <text:p text:style-name="P3"><text:s text:c="4"/><text:span text:style-name="T1">"specializations": "[]",</text:span></text:p>
      <text:p text:style-name="P3"><text:s text:c="4"/><text:span text:style-name="T1">"partnerIds": "['54']",</text:span></text:p>
      <text:p text:style-name="P3"><text:s text:c="4"/><text:span text:style-name="T1">"name": "Sports Marketing"</text:span></text:p>
      <text:p text:style-name="P3"><text:s text:c="2"/><text:span text:style-name="T1">},</text:span></text:p>
      <text:p text:style-name="P3"><text:s text:c="2"/><text:span text:style-name="T1">{</text:span></text:p>
      <text:p text:style-name="P3"><text:s text:c="4"/><text:span text:style-name="T1">"FIELD1": 118,</text:span></text:p>
      <text:p text:style-name="P3"><text:s text:c="4"/><text:span text:style-name="T1">"courseType": "v2.capstone",</text:span></text:p>
      <text:p text:style-name="P3"><text:s text:c="4"/><text:span text:style-name="T1">"description": "The Final Research Project consists of a research study that you will perform in collaboration with fellow learners. Together you will formulate a research hypothesis and design, come up with operationalizations, create manipulation and measurement instruments, collect data, perform statistical analyses and document the results. \n\nIn this course you will go through the entire research process and will be able to help determine what research question we will investigate and how we design and perform the research. This is an invaluable experience if you want to be able to critically evaluate scientific research in the social and behavioral sciences or design and perform your own studies in the future.",</text:span></text:p>
      <text:p text:style-name="P3"><text:s text:c="4"/><text:span text:style-name="T1">"id": "FgBcI0qwEeWzkQpjUi2OvQ",</text:span></text:p>
      <text:p text:style-name="P3"><text:s text:c="4"/><text:span text:style-name="T1">"slug": "social-science-capstone",</text:span></text:p>
      <text:p text:style-name="P3"><text:s text:c="4"/><text:span text:style-name="T1">"instructorIds": "['959950']",</text:span></text:p>
      <text:p text:style-name="P3"><text:s text:c="4"/><text:span text:style-name="T1">"specializations": "[]",</text:span></text:p>
      <text:p text:style-name="P3"><text:s text:c="4"/><text:span text:style-name="T1">"partnerIds": "['131']",</text:span></text:p>
      <text:p text:style-name="P3"><text:s text:c="4"/><text:span text:style-name="T1">"name": "Methods and Statistics in Social Science - Final Research Project"</text:span></text:p>
      <text:p text:style-name="P3"><text:s text:c="2"/><text:span text:style-name="T1">},</text:span></text:p>
      <text:p text:style-name="P3"><text:s text:c="2"/><text:span text:style-name="T1">{</text:span></text:p>
      <text:p text:style-name="P3"><text:s text:c="4"/><text:span text:style-name="T1">"FIELD1": 119,</text:span></text:p>
      <text:p text:style-name="P3"><text:s text:c="4"/><text:span text:style-name="T1">"courseType": "v2.ondemand",</text:span></text:p>
      <text:p text:style-name="P3"><text:s text:c="4"/><text:span text:style-name="T1">"description": "Любой растущей компании могут потребоваться инвестиции для финансирования дальнейшего роста. Для решения этой задачи в условиях нарастания неустойчивости деловой среды Вам понадобится понимание механизмов работы венчурной индустрии. Курс входит в специализацию “Корпоративные финансы и стоимость компании”, включающую 5 связанных курсов и заключительный прикладной проект “Мастерство создания стоимости компании”.\n\nЭтот курс позволит вам узнать:\n- как финансируется бизнес на этапе роста, \n- почему появились и как работают венчурные фонды и фонды прямых инвестиций,\n- кого они хотят видеть в качестве объекта инвестирования,\n- как готовить заявку на инвестиции и как она рассматривается фондом,\n- как фонд и компания сотрудничают в увеличении стоимости бизнеса,\n- когда и как осуществляется капитализация этой стоимости путем выхода венчурного инвестора из компании.\n\nДля освоения курса Вам потребуются знания финансовой отчетности, оценки стоимости и эффективности инвестиционных проектов, оптимизации структуры источников финансирования, которые предлагаются в курсах 1-3 специализации и уметь работать с Excel.\n\nВ ходе курса Вас ждут интересные лекции и увлекательные задания.\nКаждое из 4-х занятий предполагает оценочные тесты и заключительное экзаменационное задание.",</text:span></text:p>
      <text:p text:style-name="P3"><text:s text:c="4"/><text:span text:style-name="T1">"id": "__zdPoeqEeWQhRJp8aTWZQ",</text:span></text:p>
      <text:p text:style-name="P3"><text:s text:c="4"/><text:span text:style-name="T1">"slug": "venchurnyj-kapital",</text:span></text:p>
      <text:p text:style-name="P3"><text:s text:c="4"/><text:span text:style-name="T1">"instructorIds": "['16219699']",</text:span></text:p>
      <text:p text:style-name="P3"><text:s text:c="4"/><text:span text:style-name="T1">"specializations": "[]",</text:span></text:p>
      <text:p text:style-name="P3"><text:s text:c="4"/><text:span text:style-name="T1">"partnerIds": "['160']",</text:span></text:p>
      <text:p text:style-name="P3"><text:s text:c="4"/><text:span text:style-name="T1">"name": "Венчурный капитал"</text:span></text:p>
      <text:p text:style-name="P3"><text:soft-page-break/><text:s text:c="2"/><text:span text:style-name="T1">},</text:span></text:p>
      <text:p text:style-name="P3"><text:s text:c="2"/><text:span text:style-name="T1">{</text:span></text:p>
      <text:p text:style-name="P3"><text:s text:c="4"/><text:span text:style-name="T1">"FIELD1": 120,</text:span></text:p>
      <text:p text:style-name="P3"><text:s text:c="4"/><text:span text:style-name="T1">"courseType": "v2.ondemand",</text:span></text:p>
      <text:p text:style-name="P3"><text:s text:c="4"/><text:span text:style-name="T1">"description": "The objectives of this course are:\n\n-To introduce participants to different concepts of love, to empower them to be conscious of the power of love and the possibility of practicing it in everyday life, and to highlight in particular the idea of love as a force for social justice.\n\n-To communicate a sense of personal strength and empowerment by actively learning from each other and beginning to define how participants can apply their learning in service to society.\n\nThis course will explore the concept of agape love (compassion/kindness) as a force for social justice and action and as the inspiration for service and the application of knowledge to positive social change. Biological, psychological, religious, and social perspectives of love will be discussed, drawing on the expertise of people from a variety of disciplines. \n\nDuring the six-week course, the following topics will be raised and discussed: kinds of love/defining love; non-violent communication; love and the biology of the brain; love as a basic concept of religious and ethical beliefs (e.g., Judaism, Christianity, Islam, Buddhism, Gandhian); love applied in action, and poetic expressions of love as a social force. This curriculum aims to foster a sense of the importance of love as a key phenomenon in creating community, connection, and functional societies among humans.\n\nCourse materials will draw from a variety of sources. One of the goals of the class is to provide participants with some knowledge of the literature of love, and readings for the course are listed in the outline of the course on the pages that follow.",</text:span></text:p>
      <text:p text:style-name="P3"><text:s text:c="4"/><text:span text:style-name="T1">"id": "#NAME?",</text:span></text:p>
      <text:p text:style-name="P3"><text:s text:c="4"/><text:span text:style-name="T1">"slug": "love-social-justice",</text:span></text:p>
      <text:p text:style-name="P3"><text:s text:c="4"/><text:span text:style-name="T1">"instructorIds": "['3543363']",</text:span></text:p>
      <text:p text:style-name="P3"><text:s text:c="4"/><text:span text:style-name="T1">"specializations": "[]",</text:span></text:p>
      <text:p text:style-name="P3"><text:s text:c="4"/><text:span text:style-name="T1">"partnerIds": "['1']",</text:span></text:p>
      <text:p text:style-name="P3"><text:s text:c="4"/><text:span text:style-name="T1">"name": "Love as a Force for Social Justice"</text:span></text:p>
      <text:p text:style-name="P3"><text:s text:c="2"/><text:span text:style-name="T1">},</text:span></text:p>
      <text:p text:style-name="P3"><text:s text:c="2"/><text:span text:style-name="T1">{</text:span></text:p>
      <text:p text:style-name="P3"><text:s text:c="4"/><text:span text:style-name="T1">"FIELD1": 121,</text:span></text:p>
      <text:p text:style-name="P3"><text:s text:c="4"/><text:span text:style-name="T1">"courseType": "v2.capstone",</text:span></text:p>
      <text:p text:style-name="P3"><text:s text:c="4"/><text:span text:style-name="T1">"description": "Each course in F4E offers key insights and knowledge you will be able to apply in real-life situations. You’ll test drive those insights through activities and assessments that will influence your key money Decisions, your participation in financial Markets, your experience in preserving or creating Value, and in managing Debt. These activities are designed to immerse you in financial thinking by giving you a safe environment for buying and selling and for making, creating, simulating, writing, and teaching. Each activity is a milestone in your learning process and each milestone has a product that will be part of your learning portfolio. The Capstone Project is the culmination of your F4E experience. <text:s/>It will engage you in a series of scaffolded and reflective exercises focused on a single aspect of the specialization selected by you to match your learning goals, and will help you create a piece of work that reflects your new knowledge and showcases your new skills for your employer, colleagues, friends and family.",</text:span></text:p>
      <text:p text:style-name="P3"><text:s text:c="4"/><text:span text:style-name="T1">"id": "HiViPXdVEeWIfhKr_WcYsQ",</text:span></text:p>
      <text:p text:style-name="P3"><text:s text:c="4"/><text:span text:style-name="T1">"slug": "finance-capstone",</text:span></text:p>
      <text:p text:style-name="P3"><text:s text:c="4"/><text:span text:style-name="T1">"instructorIds": "['1703453']",</text:span></text:p>
      <text:p text:style-name="P3"><text:s text:c="4"/><text:span text:style-name="T1">"specializations": "[]",</text:span></text:p>
      <text:p text:style-name="P3"><text:s text:c="4"/><text:span text:style-name="T1">"partnerIds": "['148']",</text:span></text:p>
      <text:p text:style-name="P3"><text:s text:c="4"/><text:span text:style-name="T1">"name": "Finance for Everyone Capstone Project"</text:span></text:p>
      <text:p text:style-name="P3"><text:s text:c="2"/><text:span text:style-name="T1">},</text:span></text:p>
      <text:p text:style-name="P3"><text:s text:c="2"/><text:span text:style-name="T1">{</text:span></text:p>
      <text:p text:style-name="P3"><text:s text:c="4"/><text:span text:style-name="T1">"FIELD1": 122,</text:span></text:p>
      <text:p text:style-name="P3"><text:s text:c="4"/><text:span text:style-name="T1">"courseType": "v2.ondemand",</text:span></text:p>
      <text:p text:style-name="P3"><text:soft-page-break/><text:s text:c="4"/><text:span text:style-name="T1">"description": "A blank canvas is full of possibility. If you have an idea for a user experience, how do you turn it into a beautiful and effective user interface? <text:s/>This covers covers principles of visual design so that you can effectively organize and present information with your interfaces. You'll learn concrete strategies to create user interfaces, including key lessons in typography, information architecture, layout, color, and more. You’ll learn particular issues that arise in new device contexts, such as mobile and responsive interfaces. You will learn how to apply these design principles in a modern context of increasingly diverse form factors - from tablets, to walls, to watches.",</text:span></text:p>
      <text:p text:style-name="P3"><text:s text:c="4"/><text:span text:style-name="T1">"id": "afay6xVFEeWfzgpfp_iBVw",</text:span></text:p>
      <text:p text:style-name="P3"><text:s text:c="4"/><text:span text:style-name="T1">"slug": "infodesign",</text:span></text:p>
      <text:p text:style-name="P3"><text:s text:c="4"/><text:span text:style-name="T1">"instructorIds": "['1250']",</text:span></text:p>
      <text:p text:style-name="P3"><text:s text:c="4"/><text:span text:style-name="T1">"specializations": "[]",</text:span></text:p>
      <text:p text:style-name="P3"><text:s text:c="4"/><text:span text:style-name="T1">"partnerIds": "['53']",</text:span></text:p>
      <text:p text:style-name="P3"><text:s text:c="4"/><text:span text:style-name="T1">"name": "Information Design"</text:span></text:p>
      <text:p text:style-name="P3"><text:s text:c="2"/><text:span text:style-name="T1">},</text:span></text:p>
      <text:p text:style-name="P3"><text:s text:c="2"/><text:span text:style-name="T1">{</text:span></text:p>
      <text:p text:style-name="P3"><text:s text:c="4"/><text:span text:style-name="T1">"FIELD1": 123,</text:span></text:p>
      <text:p text:style-name="P3"><text:s text:c="4"/><text:span text:style-name="T1">"courseType": "v2.ondemand",</text:span></text:p>
      <text:p text:style-name="P3"><text:s text:c="4"/><text:span text:style-name="T1">"description": "In \"Engaging in Persuasive and Credible Communication\", you will learn the key skill of persuasion, in the context of professional communication in a globalised world. \n\nPersuasive communication is essential to any professional workplace. From a simple email request for your colleague to help you, to developing a presentation for the board of directors, these are acts of communication that require a good degree of persuasion. Even the process of entering the workforce requires effective persuasive communication, for in the act of writing your resume, cover-letter, or in the interview process, you are essentially persuading the potential employer to hire you.\n\nBy the end of this course, you will be able to structure and express your ideas in a convincing and persuasive manner in writing, apply basic principles of persuasive writing to convince different sets of audiences at the globalised workplace, and learn to engage in persuasive and credible communication across different cultures in a complex globalised environment.",</text:span></text:p>
      <text:p text:style-name="P3"><text:s text:c="4"/><text:span text:style-name="T1">"id": "9GGvo5QIEeWBAQoVMoNgNQ",</text:span></text:p>
      <text:p text:style-name="P3"><text:s text:c="4"/><text:span text:style-name="T1">"slug": "persuasive-communication",</text:span></text:p>
      <text:p text:style-name="P3"><text:s text:c="4"/><text:span text:style-name="T1">"instructorIds": "['15700452', '2699776']",</text:span></text:p>
      <text:p text:style-name="P3"><text:s text:c="4"/><text:span text:style-name="T1">"specializations": "[]",</text:span></text:p>
      <text:p text:style-name="P3"><text:s text:c="4"/><text:span text:style-name="T1">"partnerIds": "['47']",</text:span></text:p>
      <text:p text:style-name="P3"><text:s text:c="4"/><text:span text:style-name="T1">"name": "Engaging in Persuasive and Credible Communication"</text:span></text:p>
      <text:p text:style-name="P3"><text:s text:c="2"/><text:span text:style-name="T1">},</text:span></text:p>
      <text:p text:style-name="P3"><text:s text:c="2"/><text:span text:style-name="T1">{</text:span></text:p>
      <text:p text:style-name="P3"><text:s text:c="4"/><text:span text:style-name="T1">"FIELD1": 124,</text:span></text:p>
      <text:p text:style-name="P3"><text:s text:c="4"/><text:span text:style-name="T1">"courseType": "v2.ondemand",</text:span></text:p>
      <text:p text:style-name="P3"><text:s text:c="4"/><text:span text:style-name="T1">"description": "Do you need to write more easily and effectively in English? This course will provide the tools to help you do just that. You will develop your personal voice in your writing. You will develop strategies to plan and produce clear, understandable text. You will learn and practice specific writing skills to use in different types of business communications including cover letters, mission and vision statements, proposals , instructions and reports. You will organize, design and write clear text for Power Point Productions. Writing skills include how to choose correct noun and noun modifiers; how to choose correct verb forms and tenses; how to write a variety of clauses and sentences.\n\nAs you work through the course, you will complete self- and peer-evaluations. Many of the peer assignments will have 2 or more options so that you can choose the best path depending on your current situation. Through a combination of lectures, quizzes, supplementary resources, practice and performance, you’ll gain the skills and confidence to write well in English for your business and professional purposes.",</text:span></text:p>
      <text:p text:style-name="P3"><text:s text:c="4"/><text:span text:style-name="T1">"id": "sTnBxiGIEeapkBKJ0Y_FqQ",</text:span></text:p>
      <text:p text:style-name="P3"><text:s text:c="4"/><text:span text:style-name="T1">"slug": "business-writing-english",</text:span></text:p>
      <text:p text:style-name="P3"><text:soft-page-break/><text:s text:c="4"/><text:span text:style-name="T1">"instructorIds": "['15785348']",</text:span></text:p>
      <text:p text:style-name="P3"><text:s text:c="4"/><text:span text:style-name="T1">"specializations": "[]",</text:span></text:p>
      <text:p text:style-name="P3"><text:s text:c="4"/><text:span text:style-name="T1">"partnerIds": "['9']",</text:span></text:p>
      <text:p text:style-name="P3"><text:s text:c="4"/><text:span text:style-name="T1">"name": "Better Business Writing in English"</text:span></text:p>
      <text:p text:style-name="P3"><text:s text:c="2"/><text:span text:style-name="T1">},</text:span></text:p>
      <text:p text:style-name="P3"><text:s text:c="2"/><text:span text:style-name="T1">{</text:span></text:p>
      <text:p text:style-name="P3"><text:s text:c="4"/><text:span text:style-name="T1">"FIELD1": 125,</text:span></text:p>
      <text:p text:style-name="P3"><text:s text:c="4"/><text:span text:style-name="T1">"courseType": "v2.ondemand",</text:span></text:p>
      <text:p text:style-name="P3"><text:s text:c="4"/><text:span text:style-name="T1">"description": "Developed by David Owens at Vanderbilt University and customized for the cultural sector with National Arts Strategies, this course is designed to help arts and culture leaders create an environment where new ideas are constantly created, shared, evaluated and the best ones are successfully put to work.\n\nOne of the toughest challenges for any leader is getting traction for new ideas. Winning support can be a struggle. As a result, powerful new ideas often get stuck. This is especially true in the cultural sector. People involved in arts and culture often have little time and even less money for experimentation and risks. This course will help those in the performing arts, museums, zoos, libraries and other cultural organizations build environments where new management and program ideas flourish.\n\nLeading Innovation in Arts &amp; Culture will teach you how to make an \"innovation strategy\" a fundamental component of your organization's overall strategy. In this seminar you will learn to:\n\n- Analyze constraints on innovation in your organization, foresee obstacles and opportunities, and develop a shared vision\n- Develop a process to manage the demands of multiple stakeholders, shifting priorities and the uncertainty inherent in new initiatives\n- Create a culture for innovation and risk-taking that generates new perspectives and challenges existing practice\n- Create a strong customer focus within your organization that anticipates customer needs\n\nNational Arts Strategies worked with David Owens to customize this course for those working in the cultural sector. They based their work on David Owens’ Leading Strategic Innovation in Organizations course. This highly interactive 8-week course will engage you in a series of class discussions and exercises.",</text:span></text:p>
      <text:p text:style-name="P3"><text:s text:c="4"/><text:span text:style-name="T1">"id": "oHkr8bWNEeW2iwpbOuagWQ",</text:span></text:p>
      <text:p text:style-name="P3"><text:s text:c="4"/><text:span text:style-name="T1">"slug": "arts-culture-innovation",</text:span></text:p>
      <text:p text:style-name="P3"><text:s text:c="4"/><text:span text:style-name="T1">"instructorIds": "['1330818', '6859544']",</text:span></text:p>
      <text:p text:style-name="P3"><text:s text:c="4"/><text:span text:style-name="T1">"specializations": "[]",</text:span></text:p>
      <text:p text:style-name="P3"><text:s text:c="4"/><text:span text:style-name="T1">"partnerIds": "['37', '227']",</text:span></text:p>
      <text:p text:style-name="P3"><text:s text:c="4"/><text:span text:style-name="T1">"name": "Leading Innovation in Arts and Culture"</text:span></text:p>
      <text:p text:style-name="P3"><text:s text:c="2"/><text:span text:style-name="T1">},</text:span></text:p>
      <text:p text:style-name="P3"><text:s text:c="2"/><text:span text:style-name="T1">{</text:span></text:p>
      <text:p text:style-name="P3"><text:s text:c="4"/><text:span text:style-name="T1">"FIELD1": 126,</text:span></text:p>
      <text:p text:style-name="P3"><text:s text:c="4"/><text:span text:style-name="T1">"courseType": "v2.ondemand",</text:span></text:p>
      <text:p text:style-name="P3"><text:s text:c="4"/><text:span text:style-name="T1">"description": "In App Design and Development for iOS, the third course of the iOS App Development with Swift specialization, you will be developing foundational programming skills to support graphical element presentation and data manipulation from basic functions through to advanced processing. You will continue to build your skill set to use and apply core graphics, touch handling and gestures, animations and transitions, alerts and actions as well as advanced algorithms, threading and more. By the end of this course you will be able to develop a more advanced, fully functioning app.\n\nCurrently this course is taught using Swift 2. The team is aware of the release of Swift 3 and will be making edits to the course in time. Please be aware that at this time the instruction is entirely with Swift 2.",</text:span></text:p>
      <text:p text:style-name="P3"><text:s text:c="4"/><text:span text:style-name="T1">"id": "AMBr8zelEeWJaxK5AT4frw",</text:span></text:p>
      <text:p text:style-name="P3"><text:s text:c="4"/><text:span text:style-name="T1">"slug": "ios-app-design-development",</text:span></text:p>
      <text:p text:style-name="P3"><text:s text:c="4"/><text:span text:style-name="T1">"instructorIds": "['14417702']",</text:span></text:p>
      <text:p text:style-name="P3"><text:s text:c="4"/><text:span text:style-name="T1">"specializations": "[]",</text:span></text:p>
      <text:p text:style-name="P3"><text:s text:c="4"/><text:span text:style-name="T1">"partnerIds": "['11']",</text:span></text:p>
      <text:p text:style-name="P3"><text:s text:c="4"/><text:span text:style-name="T1">"name": "App Design and Development for iOS"</text:span></text:p>
      <text:p text:style-name="P3"><text:s text:c="2"/><text:span text:style-name="T1">},</text:span></text:p>
      <text:p text:style-name="P3"><text:soft-page-break/><text:s text:c="2"/><text:span text:style-name="T1">{</text:span></text:p>
      <text:p text:style-name="P3"><text:s text:c="4"/><text:span text:style-name="T1">"FIELD1": 127,</text:span></text:p>
      <text:p text:style-name="P3"><text:s text:c="4"/><text:span text:style-name="T1">"courseType": "v2.ondemand",</text:span></text:p>
      <text:p text:style-name="P3"><text:s text:c="4"/><text:span text:style-name="T1">"description": "This course will cover the steps used in weighting sample surveys, including methods for adjusting for nonresponse and using data external to the survey for calibration. <text:s/>Among the techniques discussed are adjustments using estimated response propensities, poststratification, raking, and general regression estimation. <text:s/>Alternative techniques for imputing values for missing items will be discussed. <text:s/>For both weighting and imputation, the capabilities of different statistical software packages will be covered, including R®, Stata®, and SAS®.",</text:span></text:p>
      <text:p text:style-name="P3"><text:s text:c="4"/><text:span text:style-name="T1">"id": "0HiU7Oe4EeWTAQ4yevf_oQ",</text:span></text:p>
      <text:p text:style-name="P3"><text:s text:c="4"/><text:span text:style-name="T1">"slug": "missing-data",</text:span></text:p>
      <text:p text:style-name="P3"><text:s text:c="4"/><text:span text:style-name="T1">"instructorIds": "['8394050']",</text:span></text:p>
      <text:p text:style-name="P3"><text:s text:c="4"/><text:span text:style-name="T1">"specializations": "[]",</text:span></text:p>
      <text:p text:style-name="P3"><text:s text:c="4"/><text:span text:style-name="T1">"partnerIds": "['32']",</text:span></text:p>
      <text:p text:style-name="P3"><text:s text:c="4"/><text:span text:style-name="T1">"name": "Dealing With Missing Data"</text:span></text:p>
      <text:p text:style-name="P3"><text:s text:c="2"/><text:span text:style-name="T1">},</text:span></text:p>
      <text:p text:style-name="P3"><text:s text:c="2"/><text:span text:style-name="T1">{</text:span></text:p>
      <text:p text:style-name="P3"><text:s text:c="4"/><text:span text:style-name="T1">"FIELD1": 128,</text:span></text:p>
      <text:p text:style-name="P3"><text:s text:c="4"/><text:span text:style-name="T1">"courseType": "v2.ondemand",</text:span></text:p>
      <text:p text:style-name="P3"><text:s text:c="4"/><text:span text:style-name="T1">"description": "Do you want to communicate with English speakers fluently? Welcome to our course. The course consists of 6 units with different topics: meeting new people, the people in your life, eating in and eating out, the reason to learn English, good times and bad times, and hobbies. From this course, you will have a good knowledge of conversational English skills in your daily life. We invite you to learn with our teachers and friends from different countries in the videos, such as the United States, the United Kingdom, Ireland, Canada, Australia, and Columbia. <text:s/>Are you ready? Let’s go!",</text:span></text:p>
      <text:p text:style-name="P3"><text:s text:c="4"/><text:span text:style-name="T1">"id": "55597PK7EeinOArCJTdfMg",</text:span></text:p>
      <text:p text:style-name="P3"><text:s text:c="4"/><text:span text:style-name="T1">"slug": "conversational-english-skills",</text:span></text:p>
      <text:p text:style-name="P3"><text:s text:c="4"/><text:span text:style-name="T1">"instructorIds": "['6937061', '41459758']",</text:span></text:p>
      <text:p text:style-name="P3"><text:s text:c="4"/><text:span text:style-name="T1">"specializations": "[]",</text:span></text:p>
      <text:p text:style-name="P3"><text:s text:c="4"/><text:span text:style-name="T1">"partnerIds": "['528']",</text:span></text:p>
      <text:p text:style-name="P3"><text:s text:c="4"/><text:span text:style-name="T1">"name": "Conversational English Skills"</text:span></text:p>
      <text:p text:style-name="P3"><text:s text:c="2"/><text:span text:style-name="T1">},</text:span></text:p>
      <text:p text:style-name="P3"><text:s text:c="2"/><text:span text:style-name="T1">{</text:span></text:p>
      <text:p text:style-name="P3"><text:s text:c="4"/><text:span text:style-name="T1">"FIELD1": 129,</text:span></text:p>
      <text:p text:style-name="P3"><text:s text:c="4"/><text:span text:style-name="T1">"courseType": "v2.ondemand",</text:span></text:p>
      <text:p text:style-name="P3"><text:s text:c="4"/><text:span text:style-name="T1">"description": "The blues is an American art form and the most important musical form in jazz. Although there are other formal paradigms of the blues, such as 8-bar or 16-bar, this course focuses on different incarnations of the 12-bar blues. There are considerable differences between Early Jazz blues, Swing blues, Bebop blues, Modal blues, and Post Bop blues. Each type has its unique harmonic syntax, melodic vocabulary and, associated with them, improvisational techniques. While other aspects of jazz performance practice have been constantly changing from one stylistic convention to another, the blues has never lost its identity and expressive power, and continues to exert a powerful influence on the harmonic and melodic syntax of jazz.\n\nThis seven-week course explores important aspects of the blues, blues improvisation, basic keyboard textures, jazz harmonic and melodic syntax. Topics include: (1) Blues Progressions; (2) Blues and Other Scales; (3) Improvisational Tools, and others. This course will also cover valuable theoretical concepts enabling the student to master the art of jazz improvisation. Each topic will be introduced from a practical perspective with the clearly stated goal: to improve one’s improvisational skills. Jazz improvisation is rooted in spontaneity, creativity, self-expression and, at the same time, self-control and order. A unique pedagogical approach based on a one-to-one musical interaction conducted with different instrumentalists will help to reinforce many of the concepts introduced in this course and realize its stated objectives.",</text:span></text:p>
      <text:p text:style-name="P3"><text:s text:c="4"/><text:span text:style-name="T1">"id": "emCu12atEeW2DA58V0Z6GQ",</text:span></text:p>
      <text:p text:style-name="P3"><text:soft-page-break/><text:s text:c="4"/><text:span text:style-name="T1">"slug": "the-blues",</text:span></text:p>
      <text:p text:style-name="P3"><text:s text:c="4"/><text:span text:style-name="T1">"instructorIds": "['16954597']",</text:span></text:p>
      <text:p text:style-name="P3"><text:s text:c="4"/><text:span text:style-name="T1">"specializations": "[]",</text:span></text:p>
      <text:p text:style-name="P3"><text:s text:c="4"/><text:span text:style-name="T1">"partnerIds": "['60']",</text:span></text:p>
      <text:p text:style-name="P3"><text:s text:c="4"/><text:span text:style-name="T1">"name": "The Blues: Understanding and Performing an American Art Form"</text:span></text:p>
      <text:p text:style-name="P3"><text:s text:c="2"/><text:span text:style-name="T1">},</text:span></text:p>
      <text:p text:style-name="P3"><text:s text:c="2"/><text:span text:style-name="T1">{</text:span></text:p>
      <text:p text:style-name="P3"><text:s text:c="4"/><text:span text:style-name="T1">"FIELD1": 130,</text:span></text:p>
      <text:p text:style-name="P3"><text:s text:c="4"/><text:span text:style-name="T1">"courseType": "v2.ondemand",</text:span></text:p>
      <text:p text:style-name="P3"><text:s text:c="4"/><text:span text:style-name="T1">"description": "Are you concerned about climate change? Would you like to learn how to address and respond to this challenge? If so, this course is for you. <text:s/>\n\nAct on Climate: Steps to Individual, Community, and Political Action is intended to help learners understand, address and respond to climate change as individuals and in partnership with their communities and political leaders. The course focuses on how to translate learning into action on climate change in the areas of food, energy, transportation and the built environment (cities). This course was co-developed and taught by Michaela Zint, Professor of Environmental Education and Communication, and University of Michigan Students. A range of academic climate change experts and professional leaders are featured.\n\nAs a result of completing this course, you will be able to:\n\n1) Identify individual, community, and political actions you can engage in to effectively address and respond to climate change.\n\n2) Describe how insights from the social sciences can be employed to create change at the individual, community, and political levels.\n\n3) Feel empowered to continue to influence how you, your community, and political leaders address and respond to climate change.\n\nUse #UMichActonClimate on social media to share what you're doing and connect with other learners.",</text:span></text:p>
      <text:p text:style-name="P3"><text:s text:c="4"/><text:span text:style-name="T1">"id": "R-SjCeF4EeavSQqUZOzWHA",</text:span></text:p>
      <text:p text:style-name="P3"><text:s text:c="4"/><text:span text:style-name="T1">"slug": "act-on-climate",</text:span></text:p>
      <text:p text:style-name="P3"><text:s text:c="4"/><text:span text:style-name="T1">"instructorIds": "['21991111']",</text:span></text:p>
      <text:p text:style-name="P3"><text:s text:c="4"/><text:span text:style-name="T1">"specializations": "[]",</text:span></text:p>
      <text:p text:style-name="P3"><text:s text:c="4"/><text:span text:style-name="T1">"partnerIds": "['3']",</text:span></text:p>
      <text:p text:style-name="P3"><text:s text:c="4"/><text:span text:style-name="T1">"name": "Act on Climate: Steps to Individual, Community, and Political Action"</text:span></text:p>
      <text:p text:style-name="P3"><text:s text:c="2"/><text:span text:style-name="T1">},</text:span></text:p>
      <text:p text:style-name="P3"><text:s text:c="2"/><text:span text:style-name="T1">{</text:span></text:p>
      <text:p text:style-name="P3"><text:s text:c="4"/><text:span text:style-name="T1">"FIELD1": 131,</text:span></text:p>
      <text:p text:style-name="P3"><text:s text:c="4"/><text:span text:style-name="T1">"courseType": "v2.ondemand",</text:span></text:p>
      <text:p text:style-name="P3"><text:s text:c="4"/><text:span text:style-name="T1">"description": "In this course, the second in the Geographic Information Systems (GIS) Specialization, you will go in-depth with common data types (such as raster and vector data), structures, quality and storage during four week-long modules: \n\nWeek 1: Learn about data models and formats, including a full understanding of vector data and raster concepts. You will also learn about the implications of a data’s scale and how to load layers from web services. \n\nWeek 2: Create a vector data model by using vector attribute tables, writing query strings, defining queries, and adding and calculating fields. You'll also learn how to create new data through the process of digitizing and you'll use the built-in Editor tools in ArcGIS.\n\nWeek 3: Learn about common data storage mechanisms within GIS, including geodatabases and shapefiles. Learn how to choose between them for your projects and how to optimize them for speed and size. You'll also work with rasters for the first time, using digital elevation models and creating slope and distance analysis products.\n\nWeek 4: Explore datasets and assess them for quality and uncertainty. <text:s/>You will also learn how to bring your maps and data to the Internet and create web maps quickly with ArcGIS Online.\n\nTake GIS Data Formats, Design and Quality as a standalone course or as part of the Geographic Information Systems (GIS) Specialization. You should have equivalent experience to completing the first course in this specialization, Fundamentals of GIS, before taking this course. By completing the second class in the Specialization you will gain the skills needed to succeed in the full program.",</text:span></text:p>
      <text:p text:style-name="P3"><text:s text:c="4"/><text:span text:style-name="T1">"id": "qqP6hnElEeWi0g6YoSAL-w",</text:span></text:p>
      <text:p text:style-name="P3"><text:s text:c="4"/><text:span text:style-name="T1">"slug": "gis-data",</text:span></text:p>
      <text:p text:style-name="P3"><text:soft-page-break/><text:s text:c="4"/><text:span text:style-name="T1">"instructorIds": "['1460655']",</text:span></text:p>
      <text:p text:style-name="P3"><text:s text:c="4"/><text:span text:style-name="T1">"specializations": "[]",</text:span></text:p>
      <text:p text:style-name="P3"><text:s text:c="4"/><text:span text:style-name="T1">"partnerIds": "['83']",</text:span></text:p>
      <text:p text:style-name="P3"><text:s text:c="4"/><text:span text:style-name="T1">"name": "GIS Data Formats, Design and Quality"</text:span></text:p>
      <text:p text:style-name="P3"><text:s text:c="2"/><text:span text:style-name="T1">},</text:span></text:p>
      <text:p text:style-name="P3"><text:s text:c="2"/><text:span text:style-name="T1">{</text:span></text:p>
      <text:p text:style-name="P3"><text:s text:c="4"/><text:span text:style-name="T1">"FIELD1": 132,</text:span></text:p>
      <text:p text:style-name="P3"><text:s text:c="4"/><text:span text:style-name="T1">"courseType": "v2.ondemand",</text:span></text:p>
      <text:p text:style-name="P3"><text:s text:c="4"/><text:span text:style-name="T1">"description": "In this course, participants will develop an understanding of the intuitive foundations of asset and investment valuation, and how alternative valuation techniques may be used in practice. This is part of a Specialization in corporate finance created in partnership between the University of Melbourne and Bank of New York Mellon (BNY Mellon). \n\nView the MOOC promotional video here: http://tinyurl.com/h75pzt6",</text:span></text:p>
      <text:p text:style-name="P3"><text:s text:c="4"/><text:span text:style-name="T1">"id": "l-VzSGYDEeWq4RLQvtY_lQ",</text:span></text:p>
      <text:p text:style-name="P3"><text:s text:c="4"/><text:span text:style-name="T1">"slug": "valuation",</text:span></text:p>
      <text:p text:style-name="P3"><text:s text:c="4"/><text:span text:style-name="T1">"instructorIds": "['11799990', '11282268']",</text:span></text:p>
      <text:p text:style-name="P3"><text:s text:c="4"/><text:span text:style-name="T1">"specializations": "[]",</text:span></text:p>
      <text:p text:style-name="P3"><text:s text:c="4"/><text:span text:style-name="T1">"partnerIds": "['33']",</text:span></text:p>
      <text:p text:style-name="P3"><text:s text:c="4"/><text:span text:style-name="T1">"name": "Alternative Approaches to Valuation and Investment"</text:span></text:p>
      <text:p text:style-name="P3"><text:s text:c="2"/><text:span text:style-name="T1">},</text:span></text:p>
      <text:p text:style-name="P3"><text:s text:c="2"/><text:span text:style-name="T1">{</text:span></text:p>
      <text:p text:style-name="P3"><text:s text:c="4"/><text:span text:style-name="T1">"FIELD1": 133,</text:span></text:p>
      <text:p text:style-name="P3"><text:s text:c="4"/><text:span text:style-name="T1">"courseType": "v2.ondemand",</text:span></text:p>
      <text:p text:style-name="P3"><text:s text:c="4"/><text:span text:style-name="T1">"description": "</text:span><text:span text:style-name="T3">التحول الرقمي موضوع مثير للاهتمام، ولكن ماذا يُقصد به بالضبط؟ وماذا يعني للشركات؟ في هذه الدورة التدريبيّة، نتحدث عن التحوّل الرقمي بطريقتين</text:span><text:span text:style-name="T1">. </text:span><text:span text:style-name="T3">أولًا، نناقش وتيرة التغيّر والضرورة التي يفرضها لنجاح الأعمال</text:span><text:span text:style-name="T1">. </text:span><text:span text:style-name="T3">ثم نقدّم سياق هذا التحوّل وما الذي يحتاج إليه لتحقيق النجاح في عصر التكنولوجيا الرقمية</text:span><text:span text:style-name="T1">. </text:span><text:span text:style-name="T3">وبعد ذلك، نستعرض إطار ملكية مجموعة بوسطن الاستشارية </text:span><text:span text:style-name="T1">(BCG)</text:span><text:span text:style-name="T3">، الذي يساعدك في تحديد المجالات الرئيسية التي يُمكن تحويلها إلى الصيغ الرقمية، ومنها الاستراتيجية، والعمليات الأساسية، والتكنولوجيا</text:span><text:span text:style-name="T1">. \n\n</text:span><text:span text:style-name="T3">بنهاية هذه الدورة التدريبيّة، ستتمكّن من</text:span><text:span text:style-name="T1">:\n--</text:span><text:span text:style-name="T3">وصف علم الاقتصاد الذي يرتكز عليه الإبداع، والتكنولوجيا، واضطراب السوق</text:span><text:span text:style-name="T1">\n--</text:span><text:span text:style-name="T3">تقييم مزايا التكنولوجيا الرقمية الحالية التي تدفع التقدُّم وعيوبها</text:span><text:span text:style-name="T1">\n--</text:span><text:span text:style-name="T3">استخدام إطار مجموعة بوسطن الاستشارية </text:span><text:span text:style-name="T1">(BCG) </text:span><text:span text:style-name="T3">للتحوّل الرقمي كمرجع </text:span><text:span text:style-name="T1">\"\"</text:span><text:span text:style-name="T3">لكيفية</text:span><text:span text:style-name="T1">\"\" </text:span><text:span text:style-name="T3">التحوّل الرقمي لمنظمتك</text:span><text:span text:style-name="T1">",</text:span></text:p>
      <text:p text:style-name="P3"><text:s text:c="4"/><text:span text:style-name="T1">"id": "pzHUPOIDEeinRwpDc_MQBg",</text:span></text:p>
      <text:p text:style-name="P3"><text:s text:c="4"/><text:span text:style-name="T1">"slug": "bcg-uva-darden-digital-transformation-ar",</text:span></text:p>
      <text:p text:style-name="P3"><text:s text:c="4"/><text:span text:style-name="T1">"instructorIds": "['1400787', '3401752', '22583591', '14206443']",</text:span></text:p>
      <text:p text:style-name="P3"><text:s text:c="4"/><text:span text:style-name="T1">"specializations": "[]",</text:span></text:p>
      <text:p text:style-name="P3"><text:s text:c="4"/><text:span text:style-name="T1">"partnerIds": "['345', '18']",</text:span></text:p>
      <text:p text:style-name="P3"><text:s text:c="4"/><text:span text:style-name="T1">"name": "</text:span><text:span text:style-name="T3">التحوّل الرقمي</text:span><text:span text:style-name="T1">"</text:span></text:p>
      <text:p text:style-name="P3"><text:s text:c="2"/><text:span text:style-name="T1">},</text:span></text:p>
      <text:p text:style-name="P3"><text:s text:c="2"/><text:span text:style-name="T1">{</text:span></text:p>
      <text:p text:style-name="P3"><text:s text:c="4"/><text:span text:style-name="T1">"FIELD1": 134,</text:span></text:p>
      <text:p text:style-name="P3"><text:s text:c="4"/><text:span text:style-name="T1">"courseType": "v2.ondemand",</text:span></text:p>
      <text:p text:style-name="P3"><text:s text:c="4"/><text:span text:style-name="T1">"description": "</text:span><text:span text:style-name="T2">課程介紹　　　　　　　</text:span><text:span text:style-name="T1">\n</text:span><text:span text:style-name="T2">　　　　　　　　　</text:span><text:span text:style-name="T1">\n</text:span><text:span text:style-name="T2">世上有許多事可以等待 　　　　　　　　　　　　　　　　　　</text:span><text:span text:style-name="T1">\n</text:span><text:span text:style-name="T2">但孩子是不能等的 　　　　　　　　　　　　　　　　 </text:span><text:span text:style-name="T1">\n</text:span><text:span text:style-name="T2">他的骨在長，他的血在生 　　　　　　　　　　　　　　　　　　</text:span><text:span text:style-name="T1">\n</text:span><text:span text:style-name="T2">他的意識在形成 　　　　　　　　　　　　　　</text:span><text:span text:style-name="T1">\n</text:span><text:span text:style-name="T2">我們對他的一切不能答以「明天」 　　　　　　　　　　　　　　　　　　</text:span><text:span text:style-name="T1">\n</text:span><text:span text:style-name="T2">他的名字是「今天」 　　　　　　　　　　　　　　　　－智利詩人</text:span><text:span text:style-name="T1">Gabriela Mistral </text:span><text:span text:style-name="T2">　　</text:span><text:span text:style-name="T1">\n\n\n</text:span><text:span text:style-name="T2">少年是我們國家未來的「希望」，如何提供他們一個健全發展的環境是各國致力的目標。本課程旨在探討當今少年的基本福利與權利，以及其所面臨的各種問題與挑戰，並討論影響少年問題產生之相關因素，以及社會工作領域在處理少年問題時所採用的對策。此外，也將探討相關少年福利政策的意義與對社工實務的影響，並將強調以社會工作的觀點來深入討論上述各項與少年有關的議題或問題、影響問題形成的因素以及預防和輔導少年問題相關對策。 （課程涵蓋國內外相關論述）</text:span><text:span text:style-name="T1">\n\n</text:span><text:span text:style-name="T2">因響應聯合國人權倡議課程計畫，特別將此門課的影片字幕更新為有英文字幕可以供學習者選擇，歡迎外國朋友一同來學習，不過英文學習部分，目前現階段計畫僅影片有英文字幕，其他學習資源、素材的語言更新，有待後續完整化。</text:span><text:span text:style-name="T1">\n\n</text:span><text:span text:style-name="T2">另外在作業方面也新增了相關方案執行的範例提供大家參閱，也鼓勵同學在學習之餘，除了有擬定計畫的能力之外，也可以嘗試執行，進而對此領域有不同貢獻。</text:span><text:span text:style-name="T1">\n\n\n</text:span><text:span text:style-name="T2">本課程之課程目標： </text:span><text:span text:style-name="T1">\n1) </text:span><text:span text:style-name="T2">對於少年之福利、權利議題有正確的認識。 </text:span><text:span text:style-name="T1">\n2) </text:span><text:span text:style-name="T2">建立對少年族群正確的觀念，破除相關迷思與刻板印象。 </text:span><text:span text:style-name="T1">\n3) </text:span><text:span text:style-name="T2">具備社會工作基礎專業知識來同理並協助處遇少年福利相關議題。 </text:span><text:span text:style-name="T1">\n4) </text:span><text:span text:style-name="T2">能夠發揮社會正義的精神來倡導少年權利維護之相關議題。</text:span><text:span text:style-name="T1">\n\n</text:span><text:span text:style-name="T2">本課程之授課形式：　</text:span><text:span text:style-name="T1">\n</text:span><text:span text:style-name="T2">本堂課將以演講影片為主，其中也包含實務工作者經驗分享與個案分析等，並穿插選擇題項的問題討論，帶動同學能將課堂知識與生活經驗連結、反思。此外，同學也必須完成線上討論與作業繳交，以及至少需觀看其他兩位同學的作業並給予評論。</text:span><text:soft-page-break/><text:span text:style-name="T2"> </text:span><text:span text:style-name="T1">\n\n</text:span><text:span text:style-name="T2">本課程之修課背景要求：　</text:span><text:span text:style-name="T1">\n</text:span><text:span text:style-name="T2">修習本課程的同學，不需專業基礎，只要具備基本中文、英文閱讀能力，並對少年福利、權利及社會工作方法有興趣即可。</text:span><text:span text:style-name="T1">\n\n\nAbout the course </text:span><text:span text:style-name="T2">（</text:span><text:span text:style-name="T1">Course Introduction</text:span><text:span text:style-name="T2">）</text:span><text:span text:style-name="T1">\n\n“Many things we need can wait. \nThe child cannot. \nNow is the time his bones are formed, his mind developed. \nTo him we cannot say tomorrow, his name is today.”\n--Gabriela Mistral\n\nYouth are “hope” of our country’s future, to provide them with a proper environment for development is a goal pursuited by every country out there. This course aims to explore the basics of youth welfare and right as well as the various problems and challenges to be overcome. We will also discusses factors that affect the emerging youth problems and how social workers deal with such situation.\n\nIn addition, we will also explore the significance of youth welfare policy and its impact on the social work practices. We’ll expand upon and discuss factors that affect the problems as well as prevention and consultation from social work perspective. The course will cover perspective from around the world.\n\nIn response to the SDG (Sustainable development goals) initiative project, this course is updated with English subtitle. Foreign students are welcomed to join us. However, the course now only features partial translation. Various resources will be updated with English translation in the future. Moreover, we’ve also added examples of program implementation to our homework. Students are encouraged to participate in related projects extend learning beyond the scope of this course.\n\n\nThe objectives of the course are:\n1) To have proper understanding of obstacles faced when implementing youth welfare and rights.\n2) To establish the correct concept of youth group, and dispel related myths and stereotypes.\n3) To have the basic knowledge of social work to empathize and assist in dealing with issues related to the welfare of youth. \n4) To motivate students in protecting youth rights.\n\nCourse format </text:span><text:span text:style-name="T2">　　</text:span><text:span text:style-name="T1">\nThis course is consisted of lecture videos, featuring practitioners experience sharing, case analysis, mid-course discussion. Linking students’ personal experience with knowledge provided in this course. In addition, students must also complete the online discussion and upload homework, and at least review and comment on two other students’ homework.\n\nRecommended background\nStudents who study this course do not need to have a professional foundation as long as they have basic reading and writing skills and are interested in youth welfare, rights and social work methods.",</text:span></text:p>
      <text:p text:style-name="P3"><text:s text:c="4"/><text:span text:style-name="T1">"id": "MCV_qmBCEeWQAgqoue9YNw",</text:span></text:p>
      <text:p text:style-name="P3"><text:s text:c="4"/><text:span text:style-name="T1">"slug": "shaonian-fuli",</text:span></text:p>
      <text:p text:style-name="P3"><text:s text:c="4"/><text:span text:style-name="T1">"instructorIds": "['2072127']",</text:span></text:p>
      <text:p text:style-name="P3"><text:s text:c="4"/><text:span text:style-name="T1">"specializations": "[]",</text:span></text:p>
      <text:p text:style-name="P3"><text:s text:c="4"/><text:span text:style-name="T1">"partnerIds": "['75']",</text:span></text:p>
      <text:p text:style-name="P3"><text:s text:c="4"/><text:span text:style-name="T1">"name": "</text:span><text:span text:style-name="T2">少年福利與權利 </text:span><text:span text:style-name="T1">(Welfare and Rights of Youth)"</text:span></text:p>
      <text:p text:style-name="P3"><text:s text:c="2"/><text:span text:style-name="T1">},</text:span></text:p>
      <text:p text:style-name="P3"><text:s text:c="2"/><text:span text:style-name="T1">{</text:span></text:p>
      <text:p text:style-name="P3"><text:s text:c="4"/><text:span text:style-name="T1">"FIELD1": 135,</text:span></text:p>
      <text:p text:style-name="P3"><text:s text:c="4"/><text:span text:style-name="T1">"courseType": "v2.capstone",</text:span></text:p>
      <text:p text:style-name="P3"><text:s text:c="4"/><text:span text:style-name="T1">"description": "El Proyecto Final de Conocimiento Aplicado de Wharton te permite aplicar tus habilidades analíticas a retos de negocios reales, incluyendo el tuyo. Usarás esas habilidades empresariales recientemente adquiridas, para evaluar de manera reflexiva una oportunidad o situación real de compañías dirigidas por Wharton como Televisa.También podrás preparar un análisis estratégico y plantear una solución a un reto al que se enfrente tu propia compañía u organización. Personal cualificado de Wharton evaluará los mejores trabajos, y equipos de dirección de Televisa revisarán los proyectos que obtengan mejor puntuación.",</text:span></text:p>
      <text:p text:style-name="P3"><text:s text:c="4"/><text:span text:style-name="T1">"id": "k1EoDdm3EeWpMxLJs6PspQ",</text:span></text:p>
      <text:p text:style-name="P3"><text:s text:c="4"/><text:span text:style-name="T1">"slug": "wharton-proyecto-final-empresariales",</text:span></text:p>
      <text:p text:style-name="P3"><text:s text:c="4"/><text:span text:style-name="T1">"instructorIds": "['1349478']",</text:span></text:p>
      <text:p text:style-name="P3"><text:s text:c="4"/><text:span text:style-name="T1">"specializations": "[]",</text:span></text:p>
      <text:p text:style-name="P3"><text:s text:c="4"/><text:span text:style-name="T1">"partnerIds": "['6']",</text:span></text:p>
      <text:p text:style-name="P3"><text:s text:c="4"/><text:span text:style-name="T1">"name": "Proyecto de Fundamentos Empresariales de Wharton"</text:span></text:p>
      <text:p text:style-name="P3"><text:s text:c="2"/><text:span text:style-name="T1">},</text:span></text:p>
      <text:p text:style-name="P3"><text:s text:c="2"/><text:span text:style-name="T1">{</text:span></text:p>
      <text:p text:style-name="P3"><text:soft-page-break/><text:s text:c="4"/><text:span text:style-name="T1">"FIELD1": 136,</text:span></text:p>
      <text:p text:style-name="P3"><text:s text:c="4"/><text:span text:style-name="T1">"courseType": "v2.ondemand",</text:span></text:p>
      <text:p text:style-name="P3"><text:s text:c="4"/><text:span text:style-name="T1">"description": "Este curso provee al estudiante con conceptos y herramientas matemáticas para modelar problemas en física, que al aplicar podrá enfrentar con éxito los cursos de física universitarios.\n\nAsí pues, la filosofía de este curso consiste en cubrir temas conceptuales relativos a la Física y desarrollar tu capacidad de aprender y aplicarlos en tu vida profesional.\n\nEl curso se aborda en dos fases a través de las cuales el alumno:\n\n- Aprenderá a aplicar el cálculo diferencial e integral para interpretar y modelar la cinemática de una partícula en una dimensión,\n- Aprenderá el manejo de cantidades físicas vectoriales en forma gráfica y analítica en dos y tres dimensiones.",</text:span></text:p>
      <text:p text:style-name="P3"><text:s text:c="4"/><text:span text:style-name="T1">"id": "pFHX98SQEeWUVgrPm5MRqw",</text:span></text:p>
      <text:p text:style-name="P3"><text:s text:c="4"/><text:span text:style-name="T1">"slug": "fisica-universitaria",</text:span></text:p>
      <text:p text:style-name="P3"><text:s text:c="4"/><text:span text:style-name="T1">"instructorIds": "['3797221', '4360475', '3473689']",</text:span></text:p>
      <text:p text:style-name="P3"><text:s text:c="4"/><text:span text:style-name="T1">"specializations": "[]",</text:span></text:p>
      <text:p text:style-name="P3"><text:s text:c="4"/><text:span text:style-name="T1">"partnerIds": "['62']",</text:span></text:p>
      <text:p text:style-name="P3"><text:s text:c="4"/><text:span text:style-name="T1">"name": "Conceptos y Herramientas para la Física Universitaria"</text:span></text:p>
      <text:p text:style-name="P3"><text:s text:c="2"/><text:span text:style-name="T1">},</text:span></text:p>
      <text:p text:style-name="P3"><text:s text:c="2"/><text:span text:style-name="T1">{</text:span></text:p>
      <text:p text:style-name="P3"><text:s text:c="4"/><text:span text:style-name="T1">"FIELD1": 137,</text:span></text:p>
      <text:p text:style-name="P3"><text:s text:c="4"/><text:span text:style-name="T1">"courseType": "v2.ondemand",</text:span></text:p>
      <text:p text:style-name="P3"><text:s text:c="4"/><text:span text:style-name="T1">"description": "Курс является одной из первых попыток дать системный анализ развития промышленности, научного и инженерного образования, прикладных исследований с использованием одновременно историко-научного материала, современных сравнительно-экономических данных, системного анализа истории технологий. Системный исторический анализ проводится с целью найти решения для сегодняшнего дня. Автор является одновременно специалистом в истории науки и технологий и действующим руководителем современного научно-производственного предприятия в области новейших производственных технологий. \nПрограмма курса состоит из 5 недель. В течение первой недели речь пойдет об <text:s/>инженерном образовании в России, истории его появления и перспективах. На второй неделе мы поговорим о так называемых \"Технологических эпохах\" в мировой и Российской истории, и увидим, в каком пространстве создаются и развиваются новые технологии. В третьей и четвертой неделях вы узнаете о важной связи гуманитарного и технического образования, о \"Великих эпохах\" русской науки, а также о том, как <text:s/>взаимодействуют наука и технологии.После краткого экскурса в историю, вам предстоит подумать и понять,что же нас ожидает в будущем, и каким образом действовать сейчас, чтобы в новом научно-технологическом укладе Россия оказалась в числе лидеров.",</text:span></text:p>
      <text:p text:style-name="P3"><text:s text:c="4"/><text:span text:style-name="T1">"id": "UQ4TMNBPEeeMnQqxz228cg",</text:span></text:p>
      <text:p text:style-name="P3"><text:s text:c="4"/><text:span text:style-name="T1">"slug": "promyshlennost",</text:span></text:p>
      <text:p text:style-name="P3"><text:s text:c="4"/><text:span text:style-name="T1">"instructorIds": "['30509811']",</text:span></text:p>
      <text:p text:style-name="P3"><text:s text:c="4"/><text:span text:style-name="T1">"specializations": "[]",</text:span></text:p>
      <text:p text:style-name="P3"><text:s text:c="4"/><text:span text:style-name="T1">"partnerIds": "['176']",</text:span></text:p>
      <text:p text:style-name="P3"><text:s text:c="4"/><text:span text:style-name="T1">"name": "Промышленность, инженерное образование и наука: история и перспективы"</text:span></text:p>
      <text:p text:style-name="P3"><text:s text:c="2"/><text:span text:style-name="T1">},</text:span></text:p>
      <text:p text:style-name="P3"><text:s text:c="2"/><text:span text:style-name="T1">{</text:span></text:p>
      <text:p text:style-name="P3"><text:s text:c="4"/><text:span text:style-name="T1">"FIELD1": 138,</text:span></text:p>
      <text:p text:style-name="P3"><text:s text:c="4"/><text:span text:style-name="T1">"courseType": "v2.ondemand",</text:span></text:p>
      <text:p text:style-name="P3"><text:s text:c="4"/><text:span text:style-name="T1">"description": "Neste curso, assumimos que você já sabe projetar e desenvolver programas mais complexos em Java, com método e organização graças às boas práticas e princípios exercitados no curso anterior; mas você talvez não se sinta ainda confortável em projetar programas usando técnicas ágeis, como o desenvolvimento guiado por testes (TDD). \n\nO objetivo deste curso é expor você aos princípios e práticas de desenvolvimento guiado por testes, tanto para modelar quanto para desenvolver aplicações e componentes de software, sem abandonar os conceitos e princípios de orientação a objetos aprendidos no curso anterior. De fato, pregamos que tais conceitos e princípios fortalecem o emprego do TDD no desenvolvimento ágil de software com mais qualidade. Este curso terá um grande foco em atividades hands-on, permitindo a você captar todos os aspectos práticos da técnica e facilitar a </text:span><text:soft-page-break/><text:span text:style-name="T1">sua aplicação quando estiver projetando e desenvolvendo software de maneira ágil nos próximos cursos.\n\nOs conceitos de desenvolvimento de software com Java apresentados neste curso incluem o seguinte: revisão de testes de unidade; automação de testes; desenvolvimento guiado por testes; ciclo do TDD; refatoração de código de produção; ciclo de refatoração; uso de objetos stubs e mocks; boas práticas no TDD; modelagem de software por meio do TDD.\n\nAo final deste curso, você terá amadurecido de tal modo suas habilidades de programação que será capaz de implementar, agora usando o TDD, versões modificadas e estendidas do componente de gamificação constante do Trabalho de Conclusão da Especialização, com base nas boas práticas exercitadas neste curso.",</text:span></text:p>
      <text:p text:style-name="P3"><text:s text:c="4"/><text:span text:style-name="T1">"id": "eGUHRneUEeWtpg5GoAM5Iw",</text:span></text:p>
      <text:p text:style-name="P3"><text:s text:c="4"/><text:span text:style-name="T1">"slug": "tdd-desenvolvimento-de-software-guiado-por-testes",</text:span></text:p>
      <text:p text:style-name="P3"><text:s text:c="4"/><text:span text:style-name="T1">"instructorIds": "['1330144', '14963182']",</text:span></text:p>
      <text:p text:style-name="P3"><text:s text:c="4"/><text:span text:style-name="T1">"specializations": "[]",</text:span></text:p>
      <text:p text:style-name="P3"><text:s text:c="4"/><text:span text:style-name="T1">"partnerIds": "['252']",</text:span></text:p>
      <text:p text:style-name="P3"><text:s text:c="4"/><text:span text:style-name="T1">"name": "TDD – Desenvolvimento de Software Guiado por Testes"</text:span></text:p>
      <text:p text:style-name="P3"><text:s text:c="2"/><text:span text:style-name="T1">},</text:span></text:p>
      <text:p text:style-name="P3"><text:s text:c="2"/><text:span text:style-name="T1">{</text:span></text:p>
      <text:p text:style-name="P3"><text:s text:c="4"/><text:span text:style-name="T1">"FIELD1": 139,</text:span></text:p>
      <text:p text:style-name="P3"><text:s text:c="4"/><text:span text:style-name="T1">"courseType": "v2.ondemand",</text:span></text:p>
      <text:p text:style-name="P3"><text:s text:c="4"/><text:span text:style-name="T1">"description": "Learn about Smart Cities within the context of management of urban infrastructures. The introduction of Smart urban technologies into legacy infrastructures has resulted in numerous challenges and opportunities for contemporary cities and will continue to do so. This course will help you to understand how to make the best of these smart technologies in your cities’ legacy infrastructures. <text:s/>\nOver the past few years, advances in the Information and Communication Technologies (ICTs) have significantly challenged the traditionally stable land scape of urban infrastructure service provision. This has resulted in increasing interest from both technology vendors and public authorities in the transition of cities towards so-called “Smart Cities”. Although such “Smart technologies” can provide immense opportunities for citizens and service providers alike, the ICTs often act as disruptive innovators of urban infrastructure service provision.\nIn this MOOC, you will gain a thorough understanding of the challenges and opportunities associated with the Smart urban infrastructures, namely Smart urban transportation and Smart urban energy systems. Over the journey of this 5-week online course you will learn about the most important principles for the management of Smart urban infrastructures as well as the applications of these principles in the transportation and energy sectors. \nThis course does not have any prerequisites. However, to take the most away from of this MOOC, we strongly encourage you to enroll in our other MOOC on the Management of Urban Infrastructures, which has been widely praised by learners. \nThrough this course, you will:\n- Gain a deep understanding of the nature of disruptive innovations (smart technologies) in urban infrastructure systems;\n- Learn about state-of-the-art strategies for effectively managing the transition from legacy infrastructures to smart urban systems;\n- Study the management of the transition phase from legacy infrastructure systems to smart cities by supporting innovations while avoiding early lock-in; and\n- Understand potential applications of the materials learned in this course within the context of the management of smart urban transportation systems as well as smart urban energy systems.",</text:span></text:p>
      <text:p text:style-name="P3"><text:s text:c="4"/><text:span text:style-name="T1">"id": "AHvXwCwKEeaMjA6stS_New",</text:span></text:p>
      <text:p text:style-name="P3"><text:s text:c="4"/><text:span text:style-name="T1">"slug": "smart-cities",</text:span></text:p>
      <text:p text:style-name="P3"><text:s text:c="4"/><text:span text:style-name="T1">"instructorIds": "['14614731']",</text:span></text:p>
      <text:p text:style-name="P3"><text:s text:c="4"/><text:span text:style-name="T1">"specializations": "[]",</text:span></text:p>
      <text:p text:style-name="P3"><text:s text:c="4"/><text:span text:style-name="T1">"partnerIds": "['16']",</text:span></text:p>
      <text:p text:style-name="P3"><text:s text:c="4"/><text:span text:style-name="T1">"name": "Smart Cities – Management of Smart Urban Infrastructures"</text:span></text:p>
      <text:p text:style-name="P3"><text:s text:c="2"/><text:span text:style-name="T1">},</text:span></text:p>
      <text:p text:style-name="P3"><text:s text:c="2"/><text:span text:style-name="T1">{</text:span></text:p>
      <text:p text:style-name="P3"><text:s text:c="4"/><text:span text:style-name="T1">"FIELD1": 140,</text:span></text:p>
      <text:p text:style-name="P3"><text:s text:c="4"/><text:span text:style-name="T1">"courseType": "v2.ondemand",</text:span></text:p>
      <text:p text:style-name="P3"><text:soft-page-break/><text:s text:c="4"/><text:span text:style-name="T1">"description": "Are you a living creature? Then, congratulations! You’ve got DNA. But how much do you really know about the microscopic molecules that make you unique? \n\nWhy is DNA called the “blueprint of life”? \nWhat is a “DNA fingerprint”?\nHow do scientists clone DNA? \nWhat can DNA teach you about your family history?\nAre Genetically Modified Organisms (GMOs) safe?\nIs it possible to revive dinosaurs by cloning their DNA? \n\nDNA Decoded answers these questions and more. If you’re curious about DNA, join Felicia Vulcu and Caitlin Mullarkey, two biochemists from McMaster University, as they explore the structure of DNA, how scientists cracked the genetic code, and what our DNA can tell us about ourselves. Along the way, you’ll learn about the practical techniques that scientists use to analyze our genetic risks, to manipulate DNA, and to develop new treatments for a range of different diseases. Then, step into our virtual lab to perform your own forensic DNA analysis of samples from a crime scene and solve a murder.",</text:span></text:p>
      <text:p text:style-name="P3"><text:s text:c="4"/><text:span text:style-name="T1">"id": "XtG-3iXXEee9kRIpW6HxRg",</text:span></text:p>
      <text:p text:style-name="P3"><text:s text:c="4"/><text:span text:style-name="T1">"slug": "dna-decoded",</text:span></text:p>
      <text:p text:style-name="P3"><text:s text:c="4"/><text:span text:style-name="T1">"instructorIds": "['25111224', '3568545']",</text:span></text:p>
      <text:p text:style-name="P3"><text:s text:c="4"/><text:span text:style-name="T1">"specializations": "[]",</text:span></text:p>
      <text:p text:style-name="P3"><text:s text:c="4"/><text:span text:style-name="T1">"partnerIds": "['148']",</text:span></text:p>
      <text:p text:style-name="P3"><text:s text:c="4"/><text:span text:style-name="T1">"name": "DNA Decoded"</text:span></text:p>
      <text:p text:style-name="P3"><text:s text:c="2"/><text:span text:style-name="T1">},</text:span></text:p>
      <text:p text:style-name="P3"><text:s text:c="2"/><text:span text:style-name="T1">{</text:span></text:p>
      <text:p text:style-name="P3"><text:s text:c="4"/><text:span text:style-name="T1">"FIELD1": 141,</text:span></text:p>
      <text:p text:style-name="P3"><text:s text:c="4"/><text:span text:style-name="T1">"courseType": "v2.ondemand",</text:span></text:p>
      <text:p text:style-name="P3"><text:s text:c="4"/><text:span text:style-name="T1">"description": "This course will introduce you to the wonderful world of Python programming! <text:s/>We'll learn about the essential elements of programming and how to construct basic Python programs. We will cover expressions, variables, functions, logic, and conditionals, which are foundational concepts in computer programming. We will also teach you how to use Python modules, which enable you to benefit from the vast array of functionality that is already a part of the Python language. These concepts and skills will help you to begin to think like a computer programmer and to understand how to go about writing Python programs.\n\nBy the end of the course, you will be able to write short Python programs that are able to accomplish real, practical tasks. This course is the foundation for building expertise in Python programming. As the first course in a specialization, it provides the necessary building blocks for you to succeed at learning to write more complex Python programs.\n\nThis course uses Python 3. <text:s/>While many Python programs continue to use Python 2, Python 3 is the future of the Python programming language. This first course will use a Python 3 version of the CodeSkulptor development environment, which is specifically designed to help beginning programmers learn quickly. <text:s/>CodeSkulptor runs within any modern web browser and does not require you to install any software, allowing you to start writing and running small programs immediately. <text:s/>In the later courses in this specialization, <text:s/>we will help you to move to more sophisticated desktop development environments.",</text:span></text:p>
      <text:p text:style-name="P3"><text:s text:c="4"/><text:span text:style-name="T1">"id": "7zlrfeNdEeafIArLeQBXwg",</text:span></text:p>
      <text:p text:style-name="P3"><text:s text:c="4"/><text:span text:style-name="T1">"slug": "python-programming",</text:span></text:p>
      <text:p text:style-name="P3"><text:s text:c="4"/><text:span text:style-name="T1">"instructorIds": "['726142', '527518']",</text:span></text:p>
      <text:p text:style-name="P3"><text:s text:c="4"/><text:span text:style-name="T1">"specializations": "[]",</text:span></text:p>
      <text:p text:style-name="P3"><text:s text:c="4"/><text:span text:style-name="T1">"partnerIds": "['13']",</text:span></text:p>
      <text:p text:style-name="P3"><text:s text:c="4"/><text:span text:style-name="T1">"name": "Python Programming Essentials"</text:span></text:p>
      <text:p text:style-name="P3"><text:s text:c="2"/><text:span text:style-name="T1">},</text:span></text:p>
      <text:p text:style-name="P3"><text:s text:c="2"/><text:span text:style-name="T1">{</text:span></text:p>
      <text:p text:style-name="P3"><text:s text:c="4"/><text:span text:style-name="T1">"FIELD1": 142,</text:span></text:p>
      <text:p text:style-name="P3"><text:s text:c="4"/><text:span text:style-name="T1">"courseType": "v2.ondemand",</text:span></text:p>
      <text:p text:style-name="P3"><text:s text:c="4"/><text:span text:style-name="T1">"description": "At the center of a good story are the characters in it. In this course aspiring writers will discover how to build and bring to life complex, vivid and unforgettable characters. We will study the choices a writer makes to bring all characters to life on the page, and we will perform written exercises in order to develop a variety of writing and pre-writing techniques, in order to create a variety of characters. We will learn how to use our own life experiences, and the </text:span><text:soft-page-break/><text:span text:style-name="T1">people we know (and how not to!). We will develop inner (thoughts and feelings) and outer (appearance, habits, behavior) lives for our characters and see how that can lead us to richer and more interesting stories. We will breathe life into our characters and let them surprise us.",</text:span></text:p>
      <text:p text:style-name="P3"><text:s text:c="4"/><text:span text:style-name="T1">"id": "9a6pC3gcEeWxvQr3acyajw",</text:span></text:p>
      <text:p text:style-name="P3"><text:s text:c="4"/><text:span text:style-name="T1">"slug": "craft-of-character",</text:span></text:p>
      <text:p text:style-name="P3"><text:s text:c="4"/><text:span text:style-name="T1">"instructorIds": "['17099594']",</text:span></text:p>
      <text:p text:style-name="P3"><text:s text:c="4"/><text:span text:style-name="T1">"specializations": "[]",</text:span></text:p>
      <text:p text:style-name="P3"><text:s text:c="4"/><text:span text:style-name="T1">"partnerIds": "['34']",</text:span></text:p>
      <text:p text:style-name="P3"><text:s text:c="4"/><text:span text:style-name="T1">"name": "Creative Writing: The Craft of Character"</text:span></text:p>
      <text:p text:style-name="P3"><text:s text:c="2"/><text:span text:style-name="T1">},</text:span></text:p>
      <text:p text:style-name="P3"><text:s text:c="2"/><text:span text:style-name="T1">{</text:span></text:p>
      <text:p text:style-name="P3"><text:s text:c="4"/><text:span text:style-name="T1">"FIELD1": 143,</text:span></text:p>
      <text:p text:style-name="P3"><text:s text:c="4"/><text:span text:style-name="T1">"courseType": "v2.ondemand",</text:span></text:p>
      <text:p text:style-name="P3"><text:s text:c="4"/><text:span text:style-name="T1">"description": "This course “FinTech Risk Management” help you understand risk management and corporate governance in finance industry with the disruption by FinTech and RegTech. You will become more confident to analyse and make recommendations to develop business strategies balancing the risks in operation, reputation and the stability of finance firms.\n\nYou will learn about new challenges of compliance with financial requirements and government regulations and how you can deal with these changes, strategies in analysing FinTech risk and how operation risks increase in finance industry in this changing environment. As tech firms are now becoming more like finance firms such as Alibaba, Apple, and Tencent etc., you will learn about the importance of IT compliance and assurance and practical skills in dealing with these changes.",</text:span></text:p>
      <text:p text:style-name="P3"><text:s text:c="4"/><text:span text:style-name="T1">"id": "RHsxQtoSEeeHwhJGCo5gVg",</text:span></text:p>
      <text:p text:style-name="P3"><text:s text:c="4"/><text:span text:style-name="T1">"slug": "fintech-risk-management",</text:span></text:p>
      <text:p text:style-name="P3"><text:s text:c="4"/><text:span text:style-name="T1">"instructorIds": "['30456493', '20086586']",</text:span></text:p>
      <text:p text:style-name="P3"><text:s text:c="4"/><text:span text:style-name="T1">"specializations": "[]",</text:span></text:p>
      <text:p text:style-name="P3"><text:s text:c="4"/><text:span text:style-name="T1">"partnerIds": "['35']",</text:span></text:p>
      <text:p text:style-name="P3"><text:s text:c="4"/><text:span text:style-name="T1">"name": "FinTech Risk Management"</text:span></text:p>
      <text:p text:style-name="P3"><text:s text:c="2"/><text:span text:style-name="T1">},</text:span></text:p>
      <text:p text:style-name="P3"><text:s text:c="2"/><text:span text:style-name="T1">{</text:span></text:p>
      <text:p text:style-name="P3"><text:s text:c="4"/><text:span text:style-name="T1">"FIELD1": 144,</text:span></text:p>
      <text:p text:style-name="P3"><text:s text:c="4"/><text:span text:style-name="T1">"courseType": "v2.ondemand",</text:span></text:p>
      <text:p text:style-name="P3"><text:s text:c="4"/><text:span text:style-name="T1">"description": "This course will introduce the learner to text mining and text manipulation basics. The course begins with an understanding of how text is handled by python, the structure of text both to the machine and to humans, and an overview of the nltk framework for manipulating text. The second week focuses on common manipulation needs, including regular expressions (searching for text), cleaning text, and preparing text for use by machine learning processes. The third week will apply basic natural language processing methods to text, and demonstrate how text classification is accomplished. The final week will explore more advanced methods for detecting the topics in documents and grouping them by similarity (topic modelling). \n\nThis course should be taken after: Introduction to Data Science in Python, Applied Plotting, Charting &amp; Data Representation in Python, and Applied Machine Learning in Python.",</text:span></text:p>
      <text:p text:style-name="P3"><text:s text:c="4"/><text:span text:style-name="T1">"id": "Bkx-PB00Eea0YQ7Ij7lJXw",</text:span></text:p>
      <text:p text:style-name="P3"><text:s text:c="4"/><text:span text:style-name="T1">"slug": "python-text-mining",</text:span></text:p>
      <text:p text:style-name="P3"><text:s text:c="4"/><text:span text:style-name="T1">"instructorIds": "['20226469']",</text:span></text:p>
      <text:p text:style-name="P3"><text:s text:c="4"/><text:span text:style-name="T1">"specializations": "[]",</text:span></text:p>
      <text:p text:style-name="P3"><text:s text:c="4"/><text:span text:style-name="T1">"partnerIds": "['3']",</text:span></text:p>
      <text:p text:style-name="P3"><text:s text:c="4"/><text:span text:style-name="T1">"name": "Applied Text Mining in Python"</text:span></text:p>
      <text:p text:style-name="P3"><text:s text:c="2"/><text:span text:style-name="T1">},</text:span></text:p>
      <text:p text:style-name="P3"><text:s text:c="2"/><text:span text:style-name="T1">{</text:span></text:p>
      <text:p text:style-name="P3"><text:s text:c="4"/><text:span text:style-name="T1">"FIELD1": 145,</text:span></text:p>
      <text:p text:style-name="P3"><text:s text:c="4"/><text:span text:style-name="T1">"courseType": "v2.ondemand",</text:span></text:p>
      <text:p text:style-name="P3"><text:s text:c="4"/><text:span text:style-name="T1">"description": "Learn about traditional and mobile malware, the security threats they represent, state-of-the-art analysis and detection techniques, and the </text:span><text:soft-page-break/><text:span text:style-name="T1">underground ecosystem that drives such a profitable but illegal business.\n\nMalicious Software and its Underground Economy: Two Sides to Every Story is a short, introductory, and experimental (i.e., pilot) course featuring 6 lectures. Each lecture lasts roughly anything between 1h and 1.5h and is logically divided in a number of ~15 mins self-contained units. Although a non-negligible effort has been made to fulfill this breakdown, some units last definitely longer and require a bit more effort---just pause the video and take a break ;-)\n\nIn addition, the course features 6 multiple-choices mandatory quizzes (i.e., 1 per lecture) and 1 bonus quiz. Passing all the mandatory quizzes awards a \"pass\" mark of the course, while passing all the mandatory quizzes and the bonus one awards a \"distinction\" mark.",</text:span></text:p>
      <text:p text:style-name="P3"><text:s text:c="4"/><text:span text:style-name="T1">"id": "kJKZg6jiEeWoKQ4rUD57pQ",</text:span></text:p>
      <text:p text:style-name="P3"><text:s text:c="4"/><text:span text:style-name="T1">"slug": "malsoftware",</text:span></text:p>
      <text:p text:style-name="P3"><text:s text:c="4"/><text:span text:style-name="T1">"instructorIds": "['1347691']",</text:span></text:p>
      <text:p text:style-name="P3"><text:s text:c="4"/><text:span text:style-name="T1">"specializations": "[]",</text:span></text:p>
      <text:p text:style-name="P3"><text:s text:c="4"/><text:span text:style-name="T1">"partnerIds": "['26']",</text:span></text:p>
      <text:p text:style-name="P3"><text:s text:c="4"/><text:span text:style-name="T1">"name": "Malicious Software and its Underground Economy: Two Sides to Every Story"</text:span></text:p>
      <text:p text:style-name="P3"><text:s text:c="2"/><text:span text:style-name="T1">},</text:span></text:p>
      <text:p text:style-name="P3"><text:s text:c="2"/><text:span text:style-name="T1">{</text:span></text:p>
      <text:p text:style-name="P3"><text:s text:c="4"/><text:span text:style-name="T1">"FIELD1": 146,</text:span></text:p>
      <text:p text:style-name="P3"><text:s text:c="4"/><text:span text:style-name="T1">"courseType": "v2.ondemand",</text:span></text:p>
      <text:p text:style-name="P3"><text:s text:c="4"/><text:span text:style-name="T1">"description": "Le cours porte sur les usages généralement admis en matière de rédaction de contrats commerciaux, dans leur forme continentale ou anglo-saxonne. Les principales clauses de ces contrats sont examinées, à l’aide d’exemples tirés de contrats classiques.",</text:span></text:p>
      <text:p text:style-name="P3"><text:s text:c="4"/><text:span text:style-name="T1">"id": "JV2US53WEeW4xRJkiwxnYw",</text:span></text:p>
      <text:p text:style-name="P3"><text:s text:c="4"/><text:span text:style-name="T1">"slug": "contrats",</text:span></text:p>
      <text:p text:style-name="P3"><text:s text:c="4"/><text:span text:style-name="T1">"instructorIds": "['6103741']",</text:span></text:p>
      <text:p text:style-name="P3"><text:s text:c="4"/><text:span text:style-name="T1">"specializations": "[]",</text:span></text:p>
      <text:p text:style-name="P3"><text:s text:c="4"/><text:span text:style-name="T1">"partnerIds": "['49']",</text:span></text:p>
      <text:p text:style-name="P3"><text:s text:c="4"/><text:span text:style-name="T1">"name": "Rédaction de contrats"</text:span></text:p>
      <text:p text:style-name="P3"><text:s text:c="2"/><text:span text:style-name="T1">},</text:span></text:p>
      <text:p text:style-name="P3"><text:s text:c="2"/><text:span text:style-name="T1">{</text:span></text:p>
      <text:p text:style-name="P3"><text:s text:c="4"/><text:span text:style-name="T1">"FIELD1": 147,</text:span></text:p>
      <text:p text:style-name="P3"><text:s text:c="4"/><text:span text:style-name="T1">"courseType": "v2.ondemand",</text:span></text:p>
      <text:p text:style-name="P3"><text:s text:c="4"/><text:span text:style-name="T1">"description": "El aprendizaje de máquinas es una rama de la inteligencia artificial dedicada al estudio de métodos para dotar a los agentes artificiales de la capacidad de aprender a partir de ejemplos y/o experiencia. Los métodos de aprendizaje de máquinas pueden generar modelos de problemas complejos a través de instancias específicas, los cuales son capaces de generalizar y/o adaptarse a situaciones nuevas. Estos modelos han permitido llevar a cabo muchas nuevas aplicaciones en áreas muy diversas como generación de descripciones de imágenes, predicción de readmisión hospitalaria o detección de partículas subatómicas. En la actualizada frecuentemente interactuamos con modelos de aprendizaje de máquinas en diversas actividades de nuestra vida cotidiana. Por ejemplo, cuando utilizamos el teclado virtual en nuestros teléfonos móviles, un modelo de aprendizaje de máquinas trata de predecir la siguiente palabra que queremos escribir a partir de nuestro patrón de escritura y la de otros usuarios. De igual manera, al realizar una búsqueda en Internet, un modelo de aprendizaje de máquinas identifica los documentos más relevantes a ser mostrados de todos los posibles documentos usando nuestro historial de búsqueda. Al tomar una foto con nuestra cámara digital, un modelo de aprendizaje de máquinas detecta los rostros en la escena para poder enfocarlos de forma adecuada.\n\nEste es un curso básico introductorio al aprendizaje de máquinas con un enfoque práctico, el cual aborda tanto los fundamentos generales como métodos específicos y algunos aspectos prácticos. El curso aborda tanto el aprendizaje supervisado como el aprendizaje sin supervisión. Los métodos que se presentan en el curso son regresión lineal, regresión logística, redes neuronales y K-medias.",</text:span></text:p>
      <text:p text:style-name="P3"><text:soft-page-break/><text:s text:c="4"/><text:span text:style-name="T1">"id": "OJnhiqfoEeiS7RI0Mi1tOA",</text:span></text:p>
      <text:p text:style-name="P3"><text:s text:c="4"/><text:span text:style-name="T1">"slug": "aprendizaje-maquinas",</text:span></text:p>
      <text:p text:style-name="P3"><text:s text:c="4"/><text:span text:style-name="T1">"instructorIds": "['33602370', '37793939', '37793928']",</text:span></text:p>
      <text:p text:style-name="P3"><text:s text:c="4"/><text:span text:style-name="T1">"specializations": "[]",</text:span></text:p>
      <text:p text:style-name="P3"><text:s text:c="4"/><text:span text:style-name="T1">"partnerIds": "['58']",</text:span></text:p>
      <text:p text:style-name="P3"><text:s text:c="4"/><text:span text:style-name="T1">"name": "Aprendizaje de máquinas"</text:span></text:p>
      <text:p text:style-name="P3"><text:s text:c="2"/><text:span text:style-name="T1">},</text:span></text:p>
      <text:p text:style-name="P3"><text:s text:c="2"/><text:span text:style-name="T1">{</text:span></text:p>
      <text:p text:style-name="P3"><text:s text:c="4"/><text:span text:style-name="T1">"FIELD1": 148,</text:span></text:p>
      <text:p text:style-name="P3"><text:s text:c="4"/><text:span text:style-name="T1">"courseType": "v2.ondemand",</text:span></text:p>
      <text:p text:style-name="P3"><text:s text:c="4"/><text:span text:style-name="T1">"description": "Le Mooc géopolitique de l’Europe offre un parcours dynamique sur les enjeux et les tensions internes de l’Union européenne comme sur ses interactions avec le reste du monde. Par les cartes, l’iconographie, les vidéos, l’infographie et les jeux de rôle, le Mooc restitue les principaux enjeux géopolitiques propres à l’Europe, tout en insistant sur les représentations dont elle est l’objet dans le monde. Résolument pluri-disciplinaire, ce mooc offre aux apprenants une boite à outils forgés par le recours à une combinaison originale d’histoire, de géopolitique, d’économie, de science politique, de géographie, et de droit.\nFormat : le parcours pédagogique est progressif et modulaire. Il se décline en sept séquences thématique. Chacune d’elle bénéficie d’une variation de l’échelle et de l’angle d’approche. A chaque séance, l’exploration du problème principal est pensée comme un cheminement libre mais bien balisé par six étapes : une mise en situation cartographique, l’étude d’un corpus documentaire, un gros plan sur les perceptions nationales et un éclairage sur l’actualité. Les acquis de ces quatre premières étapes peuvent ensuite être testés dans un quizz d’évaluation, et mis en pratique lors du jeu de rôle final ou serious game : un scenario européen, une mission et … des décisions à prendre ! \nLa septième séance propose des analyses nouvelles pour mettre l’actualité de l’année 2016 en perspective.",</text:span></text:p>
      <text:p text:style-name="P3"><text:s text:c="4"/><text:span text:style-name="T1">"id": "awXhkY6qEeWBSw79YYA_8Q",</text:span></text:p>
      <text:p text:style-name="P3"><text:s text:c="4"/><text:span text:style-name="T1">"slug": "geopolitique",</text:span></text:p>
      <text:p text:style-name="P3"><text:s text:c="4"/><text:span text:style-name="T1">"instructorIds": "['14896328', '8481820', '21122707']",</text:span></text:p>
      <text:p text:style-name="P3"><text:s text:c="4"/><text:span text:style-name="T1">"specializations": "[]",</text:span></text:p>
      <text:p text:style-name="P3"><text:s text:c="4"/><text:span text:style-name="T1">"partnerIds": "['210']",</text:span></text:p>
      <text:p text:style-name="P3"><text:s text:c="4"/><text:span text:style-name="T1">"name": "Géopolitique de l'Europe"</text:span></text:p>
      <text:p text:style-name="P3"><text:s text:c="2"/><text:span text:style-name="T1">},</text:span></text:p>
      <text:p text:style-name="P3"><text:s text:c="2"/><text:span text:style-name="T1">{</text:span></text:p>
      <text:p text:style-name="P3"><text:s text:c="4"/><text:span text:style-name="T1">"FIELD1": 149,</text:span></text:p>
      <text:p text:style-name="P3"><text:s text:c="4"/><text:span text:style-name="T1">"courseType": "v2.ondemand",</text:span></text:p>
      <text:p text:style-name="P3"><text:s text:c="4"/><text:span text:style-name="T1">"description": "This course, Instructional Design Foundations, is an introductory course as part of Instructional Design MasterTrack Certificate. This particular course will introduce learners to the conceptual and theoretical foundations of instructional design as well as the analysis aspect of instructional systems design in order to create an innovative instructional solution to performance problems in organizations. \nUpon successful completion of this course, you will be able to:\n●Describe the major concepts of instructional systems design \n●Describe the major learning and instructional theories\n●Describe the process of instructional design and instructional design models\n●Describe various analysis activities for instructional design",</text:span></text:p>
      <text:p text:style-name="P3"><text:s text:c="4"/><text:span text:style-name="T1">"id": "LSKyLoqnEeiA2BLnQCAh6g",</text:span></text:p>
      <text:p text:style-name="P3"><text:s text:c="4"/><text:span text:style-name="T1">"slug": "instructional-design-foundations-applications",</text:span></text:p>
      <text:p text:style-name="P3"><text:s text:c="4"/><text:span text:style-name="T1">"instructorIds": "['32400437']",</text:span></text:p>
      <text:p text:style-name="P3"><text:s text:c="4"/><text:span text:style-name="T1">"specializations": "[]",</text:span></text:p>
      <text:p text:style-name="P3"><text:s text:c="4"/><text:span text:style-name="T1">"partnerIds": "['17']",</text:span></text:p>
      <text:p text:style-name="P3"><text:s text:c="4"/><text:span text:style-name="T1">"name": "Instructional Design Foundations and Applications"</text:span></text:p>
      <text:p text:style-name="P3"><text:s text:c="2"/><text:span text:style-name="T1">},</text:span></text:p>
      <text:p text:style-name="P3"><text:s text:c="2"/><text:span text:style-name="T1">{</text:span></text:p>
      <text:p text:style-name="P3"><text:s text:c="4"/><text:span text:style-name="T1">"FIELD1": 150,</text:span></text:p>
      <text:p text:style-name="P3"><text:s text:c="4"/><text:span text:style-name="T1">"courseType": "v2.ondemand",</text:span></text:p>
      <text:p text:style-name="P3"><text:soft-page-break/><text:s text:c="4"/><text:span text:style-name="T1">"description": "In this course, you will develop the knowledge and skills to assess and stabilize certain types of patients for transport. By the end of this course, you will be able to: (1) Identify the signs and symptoms associated with a patient in shock, to describe the major categories of shock, to assess a patient with signs of shock and formulate a plan for treatment to stabilize the patient for transport, (2) Identify a patient in cardiac arrest and to describe the components of high performance CPR including placement of an AED, components of quality chest compressions, and options for oxygenation, (3) Identify a patient with under the influence of a drug of abuse or a toxicologic ingestion, assess a patient with a potential or known ingestion, and to formulate a plan for treatment and stabilization for transport including that of a violent patient, (4) Identify the symptoms associated with the most common environmental emergencies including hypothermia, hyperthermia, lightning strike and drowning, to assess patients with an environmental emergency and to describe initial treatment and stabilization for transportation and (5) Understanding your patient's story as well as to think critically about the complaint and symptoms associated with the gastrointestinal track, renal system, and the reproductive system.",</text:span></text:p>
      <text:p text:style-name="P3"><text:s text:c="4"/><text:span text:style-name="T1">"id": "nBmsoNbMEeelahJ6QeV7ig",</text:span></text:p>
      <text:p text:style-name="P3"><text:s text:c="4"/><text:span text:style-name="T1">"slug": "medical-emergencies-cpr-toxicology-wilderness",</text:span></text:p>
      <text:p text:style-name="P3"><text:s text:c="4"/><text:span text:style-name="T1">"instructorIds": "['31865193', '31906087', '29207876', '37546177']",</text:span></text:p>
      <text:p text:style-name="P3"><text:s text:c="4"/><text:span text:style-name="T1">"specializations": "[]",</text:span></text:p>
      <text:p text:style-name="P3"><text:s text:c="4"/><text:span text:style-name="T1">"partnerIds": "['126']",</text:span></text:p>
      <text:p text:style-name="P3"><text:s text:c="4"/><text:span text:style-name="T1">"name": "Medical Emergencies: CPR, Toxicology, and Wilderness"</text:span></text:p>
      <text:p text:style-name="P3"><text:s text:c="2"/><text:span text:style-name="T1">},</text:span></text:p>
      <text:p text:style-name="P3"><text:s text:c="2"/><text:span text:style-name="T1">{</text:span></text:p>
      <text:p text:style-name="P3"><text:s text:c="4"/><text:span text:style-name="T1">"FIELD1": 151,</text:span></text:p>
      <text:p text:style-name="P3"><text:s text:c="4"/><text:span text:style-name="T1">"courseType": "v2.capstone",</text:span></text:p>
      <text:p text:style-name="P3"><text:s text:c="4"/><text:span text:style-name="T1">"description": "The capstone will develop a professional-quality web portfolio. <text:s/>Students will demonstrate the ability to design and implement a responsive site for a minimum of three platforms. <text:s/>Adherence to validation and accessibility standards will be required. The evolving student implementations will be reviewed each week by capstone peers and teaching assistants to make sure that the student keeps up with the agenda of the course. \n\nUpon completion of this course students will feel comfortable creating and/or updating existing front-end sites, utilizing existing frameworks, and testing sites for accessibility compliance.\n\nThis course is only open to students who have completed the first four courses in the Web Design for Everybody specialization: Introduction to HTML5, Introduction to CSS3, Interactivity with JavaScript, and Advanced Styling with Responsive Design.",</text:span></text:p>
      <text:p text:style-name="P3"><text:s text:c="4"/><text:span text:style-name="T1">"id": "zN_XyjlAEeWCYBKNeFwojw",</text:span></text:p>
      <text:p text:style-name="P3"><text:s text:c="4"/><text:span text:style-name="T1">"slug": "web-design-project",</text:span></text:p>
      <text:p text:style-name="P3"><text:s text:c="4"/><text:span text:style-name="T1">"instructorIds": "['14130305', '122340']",</text:span></text:p>
      <text:p text:style-name="P3"><text:s text:c="4"/><text:span text:style-name="T1">"specializations": "[]",</text:span></text:p>
      <text:p text:style-name="P3"><text:s text:c="4"/><text:span text:style-name="T1">"partnerIds": "['3']",</text:span></text:p>
      <text:p text:style-name="P3"><text:s text:c="4"/><text:span text:style-name="T1">"name": "Web Design for Everybody Capstone"</text:span></text:p>
      <text:p text:style-name="P3"><text:s text:c="2"/><text:span text:style-name="T1">},</text:span></text:p>
      <text:p text:style-name="P3"><text:s text:c="2"/><text:span text:style-name="T1">{</text:span></text:p>
      <text:p text:style-name="P3"><text:s text:c="4"/><text:span text:style-name="T1">"FIELD1": 152,</text:span></text:p>
      <text:p text:style-name="P3"><text:s text:c="4"/><text:span text:style-name="T1">"courseType": "v2.ondemand",</text:span></text:p>
      <text:p text:style-name="P3"><text:s text:c="4"/><text:span text:style-name="T1">"description": "In this course you will be introduced to the basic ideas behind the qualitative research in social science. You will learn about data collection, description, analysis and interpretation in qualitative research. Qualitative research often involves an iterative process. We will focus on the ingredients required for this process: data collection and analysis.\nYou won't learn how to use qualitative methods by just watching video's, so we put much stress on collecting data through observation and interviewing and on analysing and interpreting the collected data in other assignments.\nObviously, the most important concepts in qualitative research will be discussed, just as we will discuss quality criteria, good practices, ethics, writing some methods of analysis, </text:span><text:soft-page-break/><text:span text:style-name="T1">and mixing methods.\nWe hope to take away some prejudice, and enthuse many students for qualitative research.",</text:span></text:p>
      <text:p text:style-name="P3"><text:s text:c="4"/><text:span text:style-name="T1">"id": "OmgIw0C2EeWZtA4u62x6lQ",</text:span></text:p>
      <text:p text:style-name="P3"><text:s text:c="4"/><text:span text:style-name="T1">"slug": "qualitative-methods",</text:span></text:p>
      <text:p text:style-name="P3"><text:s text:c="4"/><text:span text:style-name="T1">"instructorIds": "['7649224']",</text:span></text:p>
      <text:p text:style-name="P3"><text:s text:c="4"/><text:span text:style-name="T1">"specializations": "[]",</text:span></text:p>
      <text:p text:style-name="P3"><text:s text:c="4"/><text:span text:style-name="T1">"partnerIds": "['131']",</text:span></text:p>
      <text:p text:style-name="P3"><text:s text:c="4"/><text:span text:style-name="T1">"name": "Qualitative Research Methods"</text:span></text:p>
      <text:p text:style-name="P3"><text:s text:c="2"/><text:span text:style-name="T1">},</text:span></text:p>
      <text:p text:style-name="P3"><text:s text:c="2"/><text:span text:style-name="T1">{</text:span></text:p>
      <text:p text:style-name="P3"><text:s text:c="4"/><text:span text:style-name="T1">"FIELD1": 153,</text:span></text:p>
      <text:p text:style-name="P3"><text:s text:c="4"/><text:span text:style-name="T1">"courseType": "v2.ondemand",</text:span></text:p>
      <text:p text:style-name="P3"><text:s text:c="4"/><text:span text:style-name="T1">"description": "This course introduces students to strategies for style writing of common practice European art music. <text:s/>The issues of harmonic progression, voice leading, and texture are addressed in addition to relevant compositional concepts like repetition, variation, and elaboration. <text:s/>The course aims to offer a creative space even within the restrictions of stylistic emulation.",</text:span></text:p>
      <text:p text:style-name="P3"><text:s text:c="4"/><text:span text:style-name="T1">"id": "fjjF0gVfEeW0KyIACxqWIg",</text:span></text:p>
      <text:p text:style-name="P3"><text:s text:c="4"/><text:span text:style-name="T1">"slug": "classical-composition",</text:span></text:p>
      <text:p text:style-name="P3"><text:s text:c="4"/><text:span text:style-name="T1">"instructorIds": "['2683051']",</text:span></text:p>
      <text:p text:style-name="P3"><text:s text:c="4"/><text:span text:style-name="T1">"specializations": "[]",</text:span></text:p>
      <text:p text:style-name="P3"><text:s text:c="4"/><text:span text:style-name="T1">"partnerIds": "['47']",</text:span></text:p>
      <text:p text:style-name="P3"><text:s text:c="4"/><text:span text:style-name="T1">"name": "Write Like Mozart: An Introduction to Classical Music Composition"</text:span></text:p>
      <text:p text:style-name="P3"><text:s text:c="2"/><text:span text:style-name="T1">},</text:span></text:p>
      <text:p text:style-name="P3"><text:s text:c="2"/><text:span text:style-name="T1">{</text:span></text:p>
      <text:p text:style-name="P3"><text:s text:c="4"/><text:span text:style-name="T1">"FIELD1": 154,</text:span></text:p>
      <text:p text:style-name="P3"><text:s text:c="4"/><text:span text:style-name="T1">"courseType": "v2.ondemand",</text:span></text:p>
      <text:p text:style-name="P3"><text:s text:c="4"/><text:span text:style-name="T1">"description": "In this class, we will derive equilibrium outcomes across a variety of market structures. We will begin by understanding equilibrium under a market structure called Perfect Competition, a benchmark construction. Economists have tools to measure the efficiency of market outcomes. We next consider the polar extreme of a competitive market: a monopoly market. We will determine the monopoly equilibrium price and quantity and efficiency properties. Much economic activity takes place in markets with just a handful of very large producers. To understand equilibrium in these oligopoly markets requires more careful attention to strategic interdependence. To capture this interdependence, we consider collusive arrangements among a small number of rivals as well as the use of simple game theoretic techniques to model equilibrium. Market Failure describes situations where markets fail to find the efficient outcome. Information asymmetries are one fertile form of market failure. Another form of market failure occurs when externalities are present. We will examine one key externality, pollution, and construct a policy prescription to mitigate the negative efficiency impacts of this externality.\n\nUpon successful completion of this course, you will be able to:\n•\tExplain how different market structures result in different resource allocations.\n•\tModel the impact of external shocks to a particular market structure and demonstrate the new equilibrium price and quantity after the impact of this external shock has played out.\n•\tEvaluate the efficiency of an equilibrium. Different market structures produce different levels of efficiency. <text:s/>\n•\tExplain when and why the government might intervene with regulatory authority or antitrust litigation to lessen inefficiencies in some markets.\n•\tDescribe how information problems can cause inefficient outcomes.\n•\tUnderstand externalities and consider optimal government response to these market failures.\n\nThis course is part of the iMBA offered by the University of Illinois, a flexible, fully-accredited online MBA at an incredibly competitive price. For more information, please see the Resource page in this course and onlinemba.illinois.edu.",</text:span></text:p>
      <text:p text:style-name="P3"><text:s text:c="4"/><text:span text:style-name="T1">"id": "UwQkL5z8EeWJORITtzkPnQ",</text:span></text:p>
      <text:p text:style-name="P3"><text:s text:c="4"/><text:span text:style-name="T1">"slug": "firm-level-economics-markets",</text:span></text:p>
      <text:p text:style-name="P3"><text:s text:c="4"/><text:span text:style-name="T1">"instructorIds": "['16631679']",</text:span></text:p>
      <text:p text:style-name="P3"><text:s text:c="4"/><text:span text:style-name="T1">"specializations": "[]",</text:span></text:p>
      <text:p text:style-name="P3"><text:soft-page-break/><text:s text:c="4"/><text:span text:style-name="T1">"partnerIds": "['17']",</text:span></text:p>
      <text:p text:style-name="P3"><text:s text:c="4"/><text:span text:style-name="T1">"name": "Firm Level Economics: Markets and Allocations"</text:span></text:p>
      <text:p text:style-name="P3"><text:s text:c="2"/><text:span text:style-name="T1">},</text:span></text:p>
      <text:p text:style-name="P3"><text:s text:c="2"/><text:span text:style-name="T1">{</text:span></text:p>
      <text:p text:style-name="P3"><text:s text:c="4"/><text:span text:style-name="T1">"FIELD1": 155,</text:span></text:p>
      <text:p text:style-name="P3"><text:s text:c="4"/><text:span text:style-name="T1">"courseType": "v2.ondemand",</text:span></text:p>
      <text:p text:style-name="P3"><text:s text:c="4"/><text:span text:style-name="T1">"description": "In this course, you’ll learn the key components of modern-day investment strategies which utilize fintech. Professors Natasha Sarin and Chris Geczy <text:s/>of the Wharton School have designed this course to help you understand the complex structure of <text:s/>payment methods and financial regulations, so you can determine how fintech plays a role in the future of investing. Through analysis of robo-advising and changing demographic forces, you’ll learn how basic elements of trust underlie complex choice architecture in investments and impact investing. You’ll also explore payment methodologies and how fintech is emerging as an entrepreneurial solution to both investments and payment systems. By the end of this course, you’ll be able to identify different financial technologies, and understand the dynamic between the innovations and regulations, <text:s/>and <text:s/>employ best practices in developing a fintech strategy for yourself or your business. No prerequisites are required for this course, although a basic understanding of credit cards and other payment methods is helpful.",</text:span></text:p>
      <text:p text:style-name="P3"><text:s text:c="4"/><text:span text:style-name="T1">"id": "Ux2WtmBXEemE2Q6eJy4pcg",</text:span></text:p>
      <text:p text:style-name="P3"><text:s text:c="4"/><text:span text:style-name="T1">"slug": "wharton-fintech-overview-payments-regulations",</text:span></text:p>
      <text:p text:style-name="P3"><text:s text:c="4"/><text:span text:style-name="T1">"instructorIds": "['14265595', '41845090']",</text:span></text:p>
      <text:p text:style-name="P3"><text:s text:c="4"/><text:span text:style-name="T1">"specializations": "[]",</text:span></text:p>
      <text:p text:style-name="P3"><text:s text:c="4"/><text:span text:style-name="T1">"partnerIds": "['6']",</text:span></text:p>
      <text:p text:style-name="P3"><text:s text:c="4"/><text:span text:style-name="T1">"name": "FinTech: Foundations, Payments, and Regulations"</text:span></text:p>
      <text:p text:style-name="P3"><text:s text:c="2"/><text:span text:style-name="T1">},</text:span></text:p>
      <text:p text:style-name="P3"><text:s text:c="2"/><text:span text:style-name="T1">{</text:span></text:p>
      <text:p text:style-name="P3"><text:s text:c="4"/><text:span text:style-name="T1">"FIELD1": 156,</text:span></text:p>
      <text:p text:style-name="P3"><text:s text:c="4"/><text:span text:style-name="T1">"courseType": "v2.ondemand",</text:span></text:p>
      <text:p text:style-name="P3"><text:s text:c="4"/><text:span text:style-name="T1">"description": "An immersive experience in the world of sports that will take students through the four stages of a professional athlete's career. Utilizing lectures, guest speakers, reading assignments and hypothetical walkthroughs, students will learn how the best sports agents manage clients at each of these four stages.\n\nThis course will provide each student with the skills necessary to guide an athlete through the difficult decisions that can make or lose the athlete millions of dollars, as well as affect their public image and career. Walking through the four stages of an athlete's career, we will provide a broad scope of the landscape of amateur and professional sports so that you can avoid the pitfalls and traps that so many have fallen into in the past; not to mention, bringing you updates throughout the course regarding the rapidly changing sports world that we live in today. Analyzing the best practices in the management of the superstar athletes with whom Professor Carfagna, Professor Volante and their expert guests have worked, we will show you how to manage the career of any professional athlete who might seek your guidance at any stage of his or her professional career.",</text:span></text:p>
      <text:p text:style-name="P3"><text:s text:c="4"/><text:span text:style-name="T1">"id": "JVtxhFi2EeWPXA4vXFBIfw",</text:span></text:p>
      <text:p text:style-name="P3"><text:s text:c="4"/><text:span text:style-name="T1">"slug": "sports-agent",</text:span></text:p>
      <text:p text:style-name="P3"><text:s text:c="4"/><text:span text:style-name="T1">"instructorIds": "['8603010', '8602996']",</text:span></text:p>
      <text:p text:style-name="P3"><text:s text:c="4"/><text:span text:style-name="T1">"specializations": "[]",</text:span></text:p>
      <text:p text:style-name="P3"><text:s text:c="4"/><text:span text:style-name="T1">"partnerIds": "['68']",</text:span></text:p>
      <text:p text:style-name="P3"><text:s text:c="4"/><text:span text:style-name="T1">"name": "Becoming a Sports Agent"</text:span></text:p>
      <text:p text:style-name="P3"><text:s text:c="2"/><text:span text:style-name="T1">},</text:span></text:p>
      <text:p text:style-name="P3"><text:s text:c="2"/><text:span text:style-name="T1">{</text:span></text:p>
      <text:p text:style-name="P3"><text:s text:c="4"/><text:span text:style-name="T1">"FIELD1": 157,</text:span></text:p>
      <text:p text:style-name="P3"><text:s text:c="4"/><text:span text:style-name="T1">"courseType": "v2.ondemand",</text:span></text:p>
      <text:p text:style-name="P3"><text:s text:c="4"/><text:span text:style-name="T1">"description": "Integrated landscape management and large-scale landscape restoration should be in every company’s business strategy because in order to reach the Sustainable Development Goal on Land Degradation Neutrality (SDG Number 15.3) scaling up and acceleration of business-driven landscape restoration is </text:span><text:soft-page-break/><text:span text:style-name="T1">urgently needed.\n\nThis requires business professionals with a vision, the right knowledge and skills. This MOOC aims to train the next generation of business professionals and developers to acknowledge business’ interdependency with healthy landscapes and understand the value of ecosystem resources.\n\n“Historically, we have found countless ways to justify our continued exploitation of the environment: discovery, tradition, Manifest Destiny, even Chinese hoax. But we’re all out of excuses now. Each passing day swells the data on greenhouse gases and extreme weather, shrinking reservoirs and rising sea levels, and diminishing biodiversity. Our resources are finite, the window for change if not firmly shut, is certainly closing, and all life must adapt or be doomed.”\n\nTéa Obreht, \nThe New Yorker, Dec. 19&amp;26, 2016, p. 106.\n\nIt is a frightening prospect indeed – that all life on Earth must either adapt or be doomed. This course is about landscape degradation – a global and wicked problem that is contributing to the dooming prospect of depletion of Earth’s finite resources. But this course is also about the solutions to this problem – business driven landscape restoration.\nSo rather than leaving you powerless with the prospect Obreht puts fowards above, it is our hope that you learn how you can be part of the solution to making sure that Planet Earth still provides a safe and habitable home for future generations. \nWe must act big and we must act now.\nWith this course we want to pass on valuable knowledge and teach you useful skills that you can apply in your professional life that will enable you to tackle the issue of landscape degradation and restoration. \nThe issue is urgent, so let’s dive right into it.\n\nThis MOOC is developed by the ENABLE partnership, which is co-funded by the ERASMUS+ programme of the European Commission and involves a diverse, international group of organizations including Rotterdam School of Management, Erasmus University, Commonland, United Nations University Land Restoration Training Programme, the Spanish National Research Council and Estoril Global Conferences.",</text:span></text:p>
      <text:p text:style-name="P3"><text:s text:c="4"/><text:span text:style-name="T1">"id": "c8ICsd1SEeavSQqUZOzWHA",</text:span></text:p>
      <text:p text:style-name="P3"><text:s text:c="4"/><text:span text:style-name="T1">"slug": "landscape-restoration-sustainable-development",</text:span></text:p>
      <text:p text:style-name="P3"><text:s text:c="4"/><text:span text:style-name="T1">"instructorIds": "['24682845', '22526066', '25028948', '24963903', '25052126', '22656799', '24909446']",</text:span></text:p>
      <text:p text:style-name="P3"><text:s text:c="4"/><text:span text:style-name="T1">"specializations": "[]",</text:span></text:p>
      <text:p text:style-name="P3"><text:s text:c="4"/><text:span text:style-name="T1">"partnerIds": "['244']",</text:span></text:p>
      <text:p text:style-name="P3"><text:s text:c="4"/><text:span text:style-name="T1">"name": "A Business Approach to Sustainable Landscape Restoration"</text:span></text:p>
      <text:p text:style-name="P3"><text:s text:c="2"/><text:span text:style-name="T1">},</text:span></text:p>
      <text:p text:style-name="P3"><text:s text:c="2"/><text:span text:style-name="T1">{</text:span></text:p>
      <text:p text:style-name="P3"><text:s text:c="4"/><text:span text:style-name="T1">"FIELD1": 158,</text:span></text:p>
      <text:p text:style-name="P3"><text:s text:c="4"/><text:span text:style-name="T1">"courseType": "v2.ondemand",</text:span></text:p>
      <text:p text:style-name="P3"><text:s text:c="4"/><text:span text:style-name="T1">"description": "Being a successful FinTech firm requires more than just great technology; it also requires an understanding of the laws and regulations applicable to your business. This course will provide you with that understanding. You will learn about the critical legal, regulatory, and policy issues associated with cryptocurrencies, initial coin offerings, online lending, new payments and wealth management technologies, and financial account aggregators. <text:s/>In addition, you will learn how regulatory agencies in the U.S. are continually adjusting to the emergence of new financial technologies and how one specific agency has proposed a path for FinTech firms to become regulated banks. You will also learn the basics of how banks are regulated in the U.S.\n\nIf you are unfamiliar with how these new financial technologies work, fear not. We will begin each new course section with a high-level overview of the underlying technology. <text:s/>While the course is principally focused on the U.S. FinTech industry, we cannot possibly cover every relevant legal and regulatory issue. Therefore, this course should not be construed as legal advice. Rather, the goal of the course is to familiarize you with the key legal and regulatory challenges FinTech firms in various sectors face, as well as the critical policy debates that are occurring in Washington D.C. and state capitals across the country.",</text:span></text:p>
      <text:p text:style-name="P3"><text:s text:c="4"/><text:span text:style-name="T1">"id": "nhAPFV0cEeiNthLYUFoHkg",</text:span></text:p>
      <text:p text:style-name="P3"><text:s text:c="4"/><text:span text:style-name="T1">"slug": "fintechlawandpolicy",</text:span></text:p>
      <text:p text:style-name="P3"><text:s text:c="4"/><text:span text:style-name="T1">"instructorIds": "['31625534']",</text:span></text:p>
      <text:p text:style-name="P3"><text:soft-page-break/><text:s text:c="4"/><text:span text:style-name="T1">"specializations": "[]",</text:span></text:p>
      <text:p text:style-name="P3"><text:s text:c="4"/><text:span text:style-name="T1">"partnerIds": "['7']",</text:span></text:p>
      <text:p text:style-name="P3"><text:s text:c="4"/><text:span text:style-name="T1">"name": "FinTech Law and Policy"</text:span></text:p>
      <text:p text:style-name="P3"><text:s text:c="2"/><text:span text:style-name="T1">},</text:span></text:p>
      <text:p text:style-name="P3"><text:s text:c="2"/><text:span text:style-name="T1">{</text:span></text:p>
      <text:p text:style-name="P3"><text:s text:c="4"/><text:span text:style-name="T1">"FIELD1": 159,</text:span></text:p>
      <text:p text:style-name="P3"><text:s text:c="4"/><text:span text:style-name="T1">"courseType": "v2.ondemand",</text:span></text:p>
      <text:p text:style-name="P3"><text:s text:c="4"/><text:span text:style-name="T1">"description": "Есть мнение, что русский язык – не просто один из самых распространенных языков в мире, но и один из самых сложных для изучения. В нашем курсе мы покажем, что знакомство с русским языком может быть увлекательным и даже забавным. Пройдя обучение, вы сможете поддержать простую беседу на русском языке, найти выход из обыденной ситуации, рассказать что-то о себе. <text:s/>\n\nНебольшие видеозарисовки иллюстрируют и объясняют грамматический материал, позволяют легко и быстро освоиться в новой языковой среде. Лексические блоки подобраны таким образом, что к концу курса слушатель сможет самостоятельно решать элементарные коммуникативные задачи на русском языке (на уровне владения языком А1). \n\nНаш курс подойдет вам идеально, если недавно вы начали изучать русский язык или только решили его освоить. В каждом из четырех модулей курса «Я говорю по-русски» вы найдете пять видеолекций, интерактивные таблицы, новые слова и задания для контроля. Курс поможет слушателям запомнить и закрепить основные лексико-грамматические конструкции; получить навыки чтения, письма и аудирования; понять сложный грамматический материал и уверено использовать его в разговорной практике.\n\nПродолжить изучение русского языка с преподавателями Томского государственного университета можно на онлайн-курсах «Зарисовки о Сибири. Город Томск» и «Русский язык как инструмент успешной коммуникации».",</text:span></text:p>
      <text:p text:style-name="P3"><text:s text:c="4"/><text:span text:style-name="T1">"id": "CyAufKmgEei1AAo9TgayGg",</text:span></text:p>
      <text:p text:style-name="P3"><text:s text:c="4"/><text:span text:style-name="T1">"slug": "ya-govoryu-po-russki",</text:span></text:p>
      <text:p text:style-name="P3"><text:s text:c="4"/><text:span text:style-name="T1">"instructorIds": "['39112664', '32706737']",</text:span></text:p>
      <text:p text:style-name="P3"><text:s text:c="4"/><text:span text:style-name="T1">"specializations": "[]",</text:span></text:p>
      <text:p text:style-name="P3"><text:s text:c="4"/><text:span text:style-name="T1">"partnerIds": "['276']",</text:span></text:p>
      <text:p text:style-name="P3"><text:s text:c="4"/><text:span text:style-name="T1">"name": "Я говорю по-русски/ I speak Russian"</text:span></text:p>
      <text:p text:style-name="P3"><text:s text:c="2"/><text:span text:style-name="T1">},</text:span></text:p>
      <text:p text:style-name="P3"><text:s text:c="2"/><text:span text:style-name="T1">{</text:span></text:p>
      <text:p text:style-name="P3"><text:s text:c="4"/><text:span text:style-name="T1">"FIELD1": 160,</text:span></text:p>
      <text:p text:style-name="P3"><text:s text:c="4"/><text:span text:style-name="T1">"courseType": "v2.ondemand",</text:span></text:p>
      <text:p text:style-name="P3"><text:s text:c="4"/><text:span text:style-name="T1">"description": "This course teaches learners (industry professionals and students) the fundamental concepts of concurrent programming in the context of Java 8. <text:s text:c="2"/>Concurrent programming enables developers to efficiently and correctly mediate the use of shared resources in parallel programs. <text:s/>By the end of this course, you will learn how to use basic concurrency constructs in Java such as threads, locks, critical sections, atomic variables, isolation, actors, optimistic concurrency and concurrent collections, as well as their theoretical foundations (e.g., progress guarantees, deadlock, livelock, starvation, linearizability).\n\nWhy take this course?\n\n•\tIt is important for you to be aware of the theoretical foundations of concurrency to avoid common but subtle programming errors. \n•\tJava 8 has modernized many of the concurrency constructs since the early days of threads and locks.\n•\tDuring the course, you will have online access to the instructor and mentors to get individualized answers to your questions posted on the forums.\n•\tEach of the four modules in the course includes an assigned mini-project that will provide you with the necessary hands-on experience to use the concepts learned in the course on your own, after the course ends.\n\nThe desired learning outcomes of this course are as follows:\n\n•\tConcurrency theory: progress guarantees, deadlock, livelock, starvation, linearizability\n•\tUse of threads and structured/unstructured locks in Java\n•\tAtomic variables and isolation\n•\tOptimistic concurrency and concurrent collections in Java (e.g., concurrent queues, concurrent <text:s/>hashmaps)\n•\tActor model in Java\n\nMastery of these concepts will enable you to immediately apply them in the context of concurrent Java programs, and will also help you master other concurrent programming system that you may encounter in the future <text:s/>(e.g., POSIX threads, .NET threads).",</text:span></text:p>
      <text:p text:style-name="P3"><text:soft-page-break/><text:s text:c="4"/><text:span text:style-name="T1">"id": "KDpdcxuGEea2Gw5ROLcooQ",</text:span></text:p>
      <text:p text:style-name="P3"><text:s text:c="4"/><text:span text:style-name="T1">"slug": "concurrent-programming-in-java",</text:span></text:p>
      <text:p text:style-name="P3"><text:s text:c="4"/><text:span text:style-name="T1">"instructorIds": "['1186058']",</text:span></text:p>
      <text:p text:style-name="P3"><text:s text:c="4"/><text:span text:style-name="T1">"specializations": "[]",</text:span></text:p>
      <text:p text:style-name="P3"><text:s text:c="4"/><text:span text:style-name="T1">"partnerIds": "['13']",</text:span></text:p>
      <text:p text:style-name="P3"><text:s text:c="4"/><text:span text:style-name="T1">"name": "Concurrent Programming in Java"</text:span></text:p>
      <text:p text:style-name="P3"><text:s text:c="2"/><text:span text:style-name="T1">},</text:span></text:p>
      <text:p text:style-name="P3"><text:s text:c="2"/><text:span text:style-name="T1">{</text:span></text:p>
      <text:p text:style-name="P3"><text:s text:c="4"/><text:span text:style-name="T1">"FIELD1": 161,</text:span></text:p>
      <text:p text:style-name="P3"><text:s text:c="4"/><text:span text:style-name="T1">"courseType": "v2.ondemand",</text:span></text:p>
      <text:p text:style-name="P3"><text:s text:c="4"/><text:span text:style-name="T1">"description": "In previous courses in the Specialization, we have discussed how to sequence and compare genomes. This course will cover advanced topics in finding mutations lurking within DNA and proteins.\n\nIn the first half of the course, we would like to ask how an individual's genome differs from the \"reference genome\" of the species. Our goal is to take small fragments of DNA from the individual and \"map\" them to the reference genome. <text:s/>We will see that the combinatorial pattern matching algorithms solving this problem are elegant and extremely efficient, requiring a surprisingly small amount of runtime and memory.\n\nIn the second half of the course, we will learn how to identify the function of a protein even if it has been bombarded by so many mutations compared to similar proteins with known functions that it has become barely recognizable. <text:s/>This is the case, for example, in HIV studies, since the virus often mutates so quickly that researchers can struggle to study it. <text:s/>The approach we will use is based on a powerful machine learning tool called a hidden Markov model.\n\nFinally, you will learn how to apply popular bioinformatics software tools applying hidden Markov models to compare a protein against a related family of proteins.",</text:span></text:p>
      <text:p text:style-name="P3"><text:s text:c="4"/><text:span text:style-name="T1">"id": "M5IS7Pw3EeW3kAo3Iffzfw",</text:span></text:p>
      <text:p text:style-name="P3"><text:s text:c="4"/><text:span text:style-name="T1">"slug": "dna-mutations",</text:span></text:p>
      <text:p text:style-name="P3"><text:s text:c="4"/><text:span text:style-name="T1">"instructorIds": "['1540981', '2658887']",</text:span></text:p>
      <text:p text:style-name="P3"><text:s text:c="4"/><text:span text:style-name="T1">"specializations": "[]",</text:span></text:p>
      <text:p text:style-name="P3"><text:s text:c="4"/><text:span text:style-name="T1">"partnerIds": "['53']",</text:span></text:p>
      <text:p text:style-name="P3"><text:s text:c="4"/><text:span text:style-name="T1">"name": "Finding Mutations in DNA and Proteins (Bioinformatics VI)"</text:span></text:p>
      <text:p text:style-name="P3"><text:s text:c="2"/><text:span text:style-name="T1">},</text:span></text:p>
      <text:p text:style-name="P3"><text:s text:c="2"/><text:span text:style-name="T1">{</text:span></text:p>
      <text:p text:style-name="P3"><text:s text:c="4"/><text:span text:style-name="T1">"FIELD1": 162,</text:span></text:p>
      <text:p text:style-name="P3"><text:s text:c="4"/><text:span text:style-name="T1">"courseType": "v2.ondemand",</text:span></text:p>
      <text:p text:style-name="P3"><text:s text:c="4"/><text:span text:style-name="T1">"description": "Effective teamwork and group communication are essential for your professional and personal success. <text:s/>In this course you will learn to: make better decisions, be more creative and innovative, manage conflict and work with difficult group members, negotiate for preferred outcomes, improve group communication in virtual environments, develop a better overall understanding of human interaction, and work more effectively as a team. <text:s/>Our goal is to help you understand these important dynamics of group communication and learn how to put them into practice to improve your overall teamwork.",</text:span></text:p>
      <text:p text:style-name="P3"><text:s text:c="4"/><text:span text:style-name="T1">"id": "IrvLQAqFEeeBuxL5UjD8lg",</text:span></text:p>
      <text:p text:style-name="P3"><text:s text:c="4"/><text:span text:style-name="T1">"slug": "teamwork-skills-effective-communication",</text:span></text:p>
      <text:p text:style-name="P3"><text:s text:c="4"/><text:span text:style-name="T1">"instructorIds": "['26205080']",</text:span></text:p>
      <text:p text:style-name="P3"><text:s text:c="4"/><text:span text:style-name="T1">"specializations": "[]",</text:span></text:p>
      <text:p text:style-name="P3"><text:s text:c="4"/><text:span text:style-name="T1">"partnerIds": "['71']",</text:span></text:p>
      <text:p text:style-name="P3"><text:s text:c="4"/><text:span text:style-name="T1">"name": "Teamwork Skills: Communicating Effectively in Groups"</text:span></text:p>
      <text:p text:style-name="P3"><text:s text:c="2"/><text:span text:style-name="T1">},</text:span></text:p>
      <text:p text:style-name="P3"><text:s text:c="2"/><text:span text:style-name="T1">{</text:span></text:p>
      <text:p text:style-name="P3"><text:s text:c="4"/><text:span text:style-name="T1">"FIELD1": 163,</text:span></text:p>
      <text:p text:style-name="P3"><text:s text:c="4"/><text:span text:style-name="T1">"courseType": "v2.ondemand",</text:span></text:p>
      <text:p text:style-name="P3"><text:s text:c="4"/><text:span text:style-name="T1">"description": "Welcome to Integrating Scripts for Scene Interactions, the third course in the Unity Certified 3D Artist Specialization from Unity Technologies.\n\nThe courses in this series will help you prepare for the Unity Certified 3D Artist exam, the professional certification for entry- to mid-level Unity artists. 3D artists are critical to the Unity development pipeline. They are </text:span><text:soft-page-break/><text:span text:style-name="T1">a bridge between the programmers writing the application code and the designers or art directors who define the application’s aesthetics and style. In these courses, you will be challenged to complete realistic art implementation tasks in Unity that are aligned to the topics covered on the exam.\n\nIn this third course, you will complete work on the Kitchen Configurator application - an app that lets users view a realistic rendering of a kitchen and swap out objects and materials to customize the design. Now you’ll work on the allowing users to actually interact with your beautiful design. You’ll implement a User Interface (UI) in Unity and add some pre-written scripts to the project to make it interactive. Finally, you’ll adapt the project to VR with by bringing the UI into world space. By the end of the course, you’ll have a functioning Kitchen Configurator app that would be ready to take to the final stages of production and launch.\n\nThis is an intermediate course, intended for people who are ready for their first paying roles as Unity 3D artists, or enthusiasts who would like to verify their skills against a professional standard. To succeed, you should have at least 1-2 years of experience implementing 3D art in Unity. You should be proficient at importing assets into Unity from Digital Content Creation (DCC) tools, prototyping scenes, working with lighting, and adding particles and effects. You should also have a basic understanding of 2D asset management, animation, and working with scripts. You should have experience in the full product development lifecycle, and understand multi-platform development, including for XR (AR and VR) platforms.",</text:span></text:p>
      <text:p text:style-name="P3"><text:s text:c="4"/><text:span text:style-name="T1">"id": "A8fh7cy4Eei0tApsIT9dlg",</text:span></text:p>
      <text:p text:style-name="P3"><text:s text:c="4"/><text:span text:style-name="T1">"slug": "integrating-scripts-for-scene-interactions",</text:span></text:p>
      <text:p text:style-name="P3"><text:s text:c="4"/><text:span text:style-name="T1">"instructorIds": "['33398563', '32937405']",</text:span></text:p>
      <text:p text:style-name="P3"><text:s text:c="4"/><text:span text:style-name="T1">"specializations": "[]",</text:span></text:p>
      <text:p text:style-name="P3"><text:s text:c="4"/><text:span text:style-name="T1">"partnerIds": "['482']",</text:span></text:p>
      <text:p text:style-name="P3"><text:s text:c="4"/><text:span text:style-name="T1">"name": "Integrating Scripts for Scene Interactions"</text:span></text:p>
      <text:p text:style-name="P3"><text:s text:c="2"/><text:span text:style-name="T1">},</text:span></text:p>
      <text:p text:style-name="P3"><text:s text:c="2"/><text:span text:style-name="T1">{</text:span></text:p>
      <text:p text:style-name="P3"><text:s text:c="4"/><text:span text:style-name="T1">"FIELD1": 164,</text:span></text:p>
      <text:p text:style-name="P3"><text:s text:c="4"/><text:span text:style-name="T1">"courseType": "v2.ondemand",</text:span></text:p>
      <text:p text:style-name="P3"><text:s text:c="4"/><text:span text:style-name="T1">"description": "This course is an introduction to how to use relational databases in business analysis. <text:s/>You will learn how relational databases work, and how to use entity-relationship diagrams to display the structure of the data held within them. <text:s/>This knowledge will help you understand how data needs to be collected in business contexts, and help you identify features you want to consider if you are involved in implementing new data collection efforts. <text:s/>You will also learn how to execute the most useful query and table aggregation statements for business analysts, and practice using them with real databases. No more waiting 48 hours for someone else in the company to provide data to you – you will be able to get the data by yourself!\n\nBy the end of this course, you will have a clear understanding of how relational databases work, and have a portfolio of queries you can show potential employers. Businesses are collecting increasing amounts of information with the hope that data will yield novel insights into how to improve businesses. Analysts that understand how to access this data – this means you! – will have a strong competitive advantage in this data-smitten business world.",</text:span></text:p>
      <text:p text:style-name="P3"><text:s text:c="4"/><text:span text:style-name="T1">"id": "GplkvRnqEeW9dA4X94-nLQ",</text:span></text:p>
      <text:p text:style-name="P3"><text:s text:c="4"/><text:span text:style-name="T1">"slug": "analytics-mysql",</text:span></text:p>
      <text:p text:style-name="P3"><text:s text:c="4"/><text:span text:style-name="T1">"instructorIds": "['13723820', '12388058']",</text:span></text:p>
      <text:p text:style-name="P3"><text:s text:c="4"/><text:span text:style-name="T1">"specializations": "[]",</text:span></text:p>
      <text:p text:style-name="P3"><text:s text:c="4"/><text:span text:style-name="T1">"partnerIds": "['7']",</text:span></text:p>
      <text:p text:style-name="P3"><text:s text:c="4"/><text:span text:style-name="T1">"name": "Managing Big Data with MySQL"</text:span></text:p>
      <text:p text:style-name="P3"><text:s text:c="2"/><text:span text:style-name="T1">},</text:span></text:p>
      <text:p text:style-name="P3"><text:s text:c="2"/><text:span text:style-name="T1">{</text:span></text:p>
      <text:p text:style-name="P3"><text:s text:c="4"/><text:span text:style-name="T1">"FIELD1": 165,</text:span></text:p>
      <text:p text:style-name="P3"><text:s text:c="4"/><text:span text:style-name="T1">"courseType": "v2.ondemand",</text:span></text:p>
      <text:p text:style-name="P3"><text:s text:c="4"/><text:span text:style-name="T1">"description": "This UX course provides an introduction to the fields of UX research and design. Learners will gain an understanding of what is involved in UX research, including conducting interviews, evaluating systems, and analyzing </text:span><text:soft-page-break/><text:span text:style-name="T1">systems using principles of good design. Learners will also learn about the work involved in UX Design, including the generation of promising design solutions and the creation of prototypes at multiple levels of fidelity. By interleaving successive phases of UX Research and Design, learners will see how to learn from inevitable mistakes and improve towards a product with a great UX.\n\nWhat you'll learn:\n\n- The skills needed for UX research and design\n- How UX researchers discover and assess user needs and assess possible designs\n- How to conduct a micro-usability test\n- How UX designers use sketching and prototyping to develop design concepts\n- How to incorporate a user-centered focus into the design process\n- Key features of human behavior and describe their impact on the design of interactive systems\n- Techniques for critiquing and designing interactive systems based on human capabilities and behavior",</text:span></text:p>
      <text:p text:style-name="P3"><text:s text:c="4"/><text:span text:style-name="T1">"id": "fZGtX7LUEeilNhJ2KR9bNg",</text:span></text:p>
      <text:p text:style-name="P3"><text:s text:c="4"/><text:span text:style-name="T1">"slug": "introtoux-principles-and-processes",</text:span></text:p>
      <text:p text:style-name="P3"><text:s text:c="4"/><text:span text:style-name="T1">"instructorIds": "['34219310']",</text:span></text:p>
      <text:p text:style-name="P3"><text:s text:c="4"/><text:span text:style-name="T1">"specializations": "[]",</text:span></text:p>
      <text:p text:style-name="P3"><text:s text:c="4"/><text:span text:style-name="T1">"partnerIds": "['3']",</text:span></text:p>
      <text:p text:style-name="P3"><text:s text:c="4"/><text:span text:style-name="T1">"name": "Introduction to User Experience Principles and Processes"</text:span></text:p>
      <text:p text:style-name="P3"><text:s text:c="2"/><text:span text:style-name="T1">},</text:span></text:p>
      <text:p text:style-name="P3"><text:s text:c="2"/><text:span text:style-name="T1">{</text:span></text:p>
      <text:p text:style-name="P3"><text:s text:c="4"/><text:span text:style-name="T1">"FIELD1": 166,</text:span></text:p>
      <text:p text:style-name="P3"><text:s text:c="4"/><text:span text:style-name="T1">"courseType": "v2.ondemand",</text:span></text:p>
      <text:p text:style-name="P3"><text:s text:c="4"/><text:span text:style-name="T1">"description": "Engineering leaders must write extensively for their jobs, and their writing needs to be professional, reader-focused, and error-free. What leaders write in particular can affect productivity and the bottom line, so the written communication that leaders create must be clear and concise. In this course, you’ll learn essential writing skills that you can apply in your daily activities on the job as an engineering leader. You’ll learn key principles in\n•\tApproaching various engineering genres\n•\tUsing the writing process to create quality documents\n•\tMaking your writing structured\n•\tMaking your writing clear and concise\n•\tHandling style, tone, and voice\n\nSelected materials courtesy of Communication Faculty at Rice University - all rights reserved.",</text:span></text:p>
      <text:p text:style-name="P3"><text:s text:c="4"/><text:span text:style-name="T1">"id": "6sk543Q6EeaRqAobOpNSMQ",</text:span></text:p>
      <text:p text:style-name="P3"><text:s text:c="4"/><text:span text:style-name="T1">"slug": "engineering-writing",</text:span></text:p>
      <text:p text:style-name="P3"><text:s text:c="4"/><text:span text:style-name="T1">"instructorIds": "['18984882', '17889770']",</text:span></text:p>
      <text:p text:style-name="P3"><text:s text:c="4"/><text:span text:style-name="T1">"specializations": "[]",</text:span></text:p>
      <text:p text:style-name="P3"><text:s text:c="4"/><text:span text:style-name="T1">"partnerIds": "['13']",</text:span></text:p>
      <text:p text:style-name="P3"><text:s text:c="4"/><text:span text:style-name="T1">"name": "Writing Skills for Engineering Leaders"</text:span></text:p>
      <text:p text:style-name="P3"><text:s text:c="2"/><text:span text:style-name="T1">},</text:span></text:p>
      <text:p text:style-name="P3"><text:s text:c="2"/><text:span text:style-name="T1">{</text:span></text:p>
      <text:p text:style-name="P3"><text:s text:c="4"/><text:span text:style-name="T1">"FIELD1": 167,</text:span></text:p>
      <text:p text:style-name="P3"><text:s text:c="4"/><text:span text:style-name="T1">"courseType": "v2.ondemand",</text:span></text:p>
      <text:p text:style-name="P3"><text:s text:c="4"/><text:span text:style-name="T1">"description": "An entrepreneur is someone who is always on the lookout for problems that can be turned into opportunities and finds creative ways to leverage limited resources to reach their goals. In this course, learners will be introduced to the fundamental concepts, theories, and frameworks of entrepreneurship and learn how to apply them within the context of the world's largest market: China. Through cases, articles, and experiential learning, learners will gain expertise in how to identify and evaluate opportunities; interpret, analyze, and build financial models to enable high-growth ventures; practice living life as an entrepreneurial leader; and create a new product or service for the Chinese market.",</text:span></text:p>
      <text:p text:style-name="P3"><text:s text:c="4"/><text:span text:style-name="T1">"id": "vvDJ410QEeaFYA4dzi3AFw",</text:span></text:p>
      <text:p text:style-name="P3"><text:s text:c="4"/><text:span text:style-name="T1">"slug": "entrepreneurship",</text:span></text:p>
      <text:p text:style-name="P3"><text:s text:c="4"/><text:span text:style-name="T1">"instructorIds": "['20840260']",</text:span></text:p>
      <text:p text:style-name="P3"><text:s text:c="4"/><text:span text:style-name="T1">"specializations": "[]",</text:span></text:p>
      <text:p text:style-name="P3"><text:s text:c="4"/><text:span text:style-name="T1">"partnerIds": "['45']",</text:span></text:p>
      <text:p text:style-name="P3"><text:s text:c="4"/><text:span text:style-name="T1">"name": "Entrepreneurship"</text:span></text:p>
      <text:p text:style-name="P3"><text:s text:c="2"/><text:span text:style-name="T1">},</text:span></text:p>
      <text:p text:style-name="P3"><text:s text:c="2"/><text:span text:style-name="T1">{</text:span></text:p>
      <text:p text:style-name="P3"><text:soft-page-break/><text:s text:c="4"/><text:span text:style-name="T1">"FIELD1": 168,</text:span></text:p>
      <text:p text:style-name="P3"><text:s text:c="4"/><text:span text:style-name="T1">"courseType": "v2.ondemand",</text:span></text:p>
      <text:p text:style-name="P3"><text:s text:c="4"/><text:span text:style-name="T1">"description": "This one-week, accelerated online class equips students to containerize workloads in Docker containers, deploy them to Kubernetes clusters provided by Google Kubernetes Engine, and scale those workloads to handle increased traffic. <text:s/>Students also learn how to continuously deploy new code in a Kubernetes cluster to provide application updates.\n\nAt the end of the course, you will be able to:\n• Understand container basics\n• Containerize an existing application\n• Understand Kubernetes concepts and principles\n• Deploy applications to Kubernetes using the CLI\n• Set up a continuous delivery pipeline using Jenkins\n• Locate more documentation and training.\n\nTo get the most of out of this course, learners should have basic proficiency with command-line tools and Linux operating system environments, as well as Web server technologies such as Nginx. We also recommend systems operations experience, including deploying and managing applications, either on-premises or in a public cloud environment.\n\n&gt;&gt;&gt; By enrolling in this course you agree to the Qwiklabs Terms of Service as set out in the FAQ and located at: https://qwiklabs.com/terms_of_service &lt;&lt;&lt;",</text:span></text:p>
      <text:p text:style-name="P3"><text:s text:c="4"/><text:span text:style-name="T1">"id": "lAe6xrqUEeeJRwrm1qGMrA",</text:span></text:p>
      <text:p text:style-name="P3"><text:s text:c="4"/><text:span text:style-name="T1">"slug": "google-kubernetes-engine",</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Getting Started with Google Kubernetes Engine"</text:span></text:p>
      <text:p text:style-name="P3"><text:s text:c="2"/><text:span text:style-name="T1">},</text:span></text:p>
      <text:p text:style-name="P3"><text:s text:c="2"/><text:span text:style-name="T1">{</text:span></text:p>
      <text:p text:style-name="P3"><text:s text:c="4"/><text:span text:style-name="T1">"FIELD1": 169,</text:span></text:p>
      <text:p text:style-name="P3"><text:s text:c="4"/><text:span text:style-name="T1">"courseType": "v2.ondemand",</text:span></text:p>
      <text:p text:style-name="P3"><text:s text:c="4"/><text:span text:style-name="T1">"description": "This course will provide you with an overview of the most important health challenges facing the world today. You will gain insight into how challenges have changed over time, we will discuss the likely determinants of such changes and examine future projections. Successful international strategies and programs promoting human health will be highlighted and global health governance structures will be mapped and the role of the key actors explored.",</text:span></text:p>
      <text:p text:style-name="P3"><text:s text:c="4"/><text:span text:style-name="T1">"id": "cKvqIUXWEeSAFiIACyyIrg",</text:span></text:p>
      <text:p text:style-name="P3"><text:s text:c="4"/><text:span text:style-name="T1">"slug": "global-health-introduction",</text:span></text:p>
      <text:p text:style-name="P3"><text:s text:c="4"/><text:span text:style-name="T1">"instructorIds": "['2566087']",</text:span></text:p>
      <text:p text:style-name="P3"><text:s text:c="4"/><text:span text:style-name="T1">"specializations": "[]",</text:span></text:p>
      <text:p text:style-name="P3"><text:s text:c="4"/><text:span text:style-name="T1">"partnerIds": "['63']",</text:span></text:p>
      <text:p text:style-name="P3"><text:s text:c="4"/><text:span text:style-name="T1">"name": "An Introduction to Global Health"</text:span></text:p>
      <text:p text:style-name="P3"><text:s text:c="2"/><text:span text:style-name="T1">},</text:span></text:p>
      <text:p text:style-name="P3"><text:s text:c="2"/><text:span text:style-name="T1">{</text:span></text:p>
      <text:p text:style-name="P3"><text:s text:c="4"/><text:span text:style-name="T1">"FIELD1": 170,</text:span></text:p>
      <text:p text:style-name="P3"><text:s text:c="4"/><text:span text:style-name="T1">"courseType": "v2.ondemand",</text:span></text:p>
      <text:p text:style-name="P3"><text:s text:c="4"/><text:span text:style-name="T1">"description": "This if the final course in the specialization which builds upon the knowledge learned in Python Programming Essentials, Python Data Representations, and Python Data Analysis. <text:s/>We will learn how to install external packages for use within Python, acquire data from sources on the Web, and then we will clean, process, analyze, and visualize that data. This course will combine the skills learned throughout the specialization to enable you to write interesting, practical, and useful programs.\n\nBy the end of the course, you will be comfortable installing Python packages, analyzing existing data, and generating visualizations of that data. <text:s/>This course will complete your education as a scripter, enabling you to locate, install, and use Python packages written by others. You will be able to effectively utilize tools and packages that are widely available to amplify your effectiveness and write useful programs.",</text:span></text:p>
      <text:p text:style-name="P3"><text:s text:c="4"/><text:span text:style-name="T1">"id": "WM6vmONeEea9axKK2AGYJA",</text:span></text:p>
      <text:p text:style-name="P3"><text:s text:c="4"/><text:span text:style-name="T1">"slug": "python-visualization",</text:span></text:p>
      <text:p text:style-name="P3"><text:s text:c="4"/><text:span text:style-name="T1">"instructorIds": "['726142', '527518']",</text:span></text:p>
      <text:p text:style-name="P3"><text:s text:c="4"/><text:span text:style-name="T1">"specializations": "[]",</text:span></text:p>
      <text:p text:style-name="P3"><text:soft-page-break/><text:s text:c="4"/><text:span text:style-name="T1">"partnerIds": "['13']",</text:span></text:p>
      <text:p text:style-name="P3"><text:s text:c="4"/><text:span text:style-name="T1">"name": "Python Data Visualization"</text:span></text:p>
      <text:p text:style-name="P3"><text:s text:c="2"/><text:span text:style-name="T1">},</text:span></text:p>
      <text:p text:style-name="P3"><text:s text:c="2"/><text:span text:style-name="T1">{</text:span></text:p>
      <text:p text:style-name="P3"><text:s text:c="4"/><text:span text:style-name="T1">"FIELD1": 171,</text:span></text:p>
      <text:p text:style-name="P3"><text:s text:c="4"/><text:span text:style-name="T1">"courseType": "v2.ondemand",</text:span></text:p>
      <text:p text:style-name="P3"><text:s text:c="4"/><text:span text:style-name="T1">"description": "Gamification is the application of game elements and digital game design techniques to non-game problems, such as business and social impact challenges. This course will teach you the mechanisms of gamification, why it has such tremendous potential, and how to use it effectively. For additional information on the concepts described in the course, you can purchase Professor Werbach's book For the Win: How Game Thinking Can Revolutionize Your Business in print or ebook format in several languages.",</text:span></text:p>
      <text:p text:style-name="P3"><text:s text:c="4"/><text:span text:style-name="T1">"id": "69Bku0KoEeWZtA4u62x6lQ",</text:span></text:p>
      <text:p text:style-name="P3"><text:s text:c="4"/><text:span text:style-name="T1">"slug": "gamification",</text:span></text:p>
      <text:p text:style-name="P3"><text:s text:c="4"/><text:span text:style-name="T1">"instructorIds": "['226710']",</text:span></text:p>
      <text:p text:style-name="P3"><text:s text:c="4"/><text:span text:style-name="T1">"specializations": "[]",</text:span></text:p>
      <text:p text:style-name="P3"><text:s text:c="4"/><text:span text:style-name="T1">"partnerIds": "['6']",</text:span></text:p>
      <text:p text:style-name="P3"><text:s text:c="4"/><text:span text:style-name="T1">"name": "Gamification"</text:span></text:p>
      <text:p text:style-name="P3"><text:s text:c="2"/><text:span text:style-name="T1">},</text:span></text:p>
      <text:p text:style-name="P3"><text:s text:c="2"/><text:span text:style-name="T1">{</text:span></text:p>
      <text:p text:style-name="P3"><text:s text:c="4"/><text:span text:style-name="T1">"FIELD1": 172,</text:span></text:p>
      <text:p text:style-name="P3"><text:s text:c="4"/><text:span text:style-name="T1">"courseType": "v2.ondemand",</text:span></text:p>
      <text:p text:style-name="P3"><text:s text:c="4"/><text:span text:style-name="T1">"description": "Why are organisational misbehaviours such as cynicism, apathy, bullying and disengagement increasingly prevalent in the workplace? This course examines these tensions and how transformational, authentic and inclusive leadership styles offer an alternative to the more autocratic, job-centred and controlling leadership styles of the past. You’ll learn how the digital revolution, along with an increased focus on projects and teamwork, has dramatically altered the perception of leadership in a way that now demands all organisational members take on some form of self-leadership. And you’ll learn how this change is causing tensions between traditional leaders and the contemporary practices vital to maintain agility in today’s ultra-competitive marketplace. This learning will be complemented by structured activities such as video lectures, quizzes, discussion prompts and written assessments.",</text:span></text:p>
      <text:p text:style-name="P3"><text:s text:c="4"/><text:span text:style-name="T1">"id": "hN6So5BcEeilcQpNXeebtA",</text:span></text:p>
      <text:p text:style-name="P3"><text:s text:c="4"/><text:span text:style-name="T1">"slug": "leadership-adapt-your-style",</text:span></text:p>
      <text:p text:style-name="P3"><text:s text:c="4"/><text:span text:style-name="T1">"instructorIds": "['36624930']",</text:span></text:p>
      <text:p text:style-name="P3"><text:s text:c="4"/><text:span text:style-name="T1">"specializations": "[]",</text:span></text:p>
      <text:p text:style-name="P3"><text:s text:c="4"/><text:span text:style-name="T1">"partnerIds": "['254']",</text:span></text:p>
      <text:p text:style-name="P3"><text:s text:c="4"/><text:span text:style-name="T1">"name": "Adapt your leadership style"</text:span></text:p>
      <text:p text:style-name="P3"><text:s text:c="2"/><text:span text:style-name="T1">},</text:span></text:p>
      <text:p text:style-name="P3"><text:s text:c="2"/><text:span text:style-name="T1">{</text:span></text:p>
      <text:p text:style-name="P3"><text:s text:c="4"/><text:span text:style-name="T1">"FIELD1": 173,</text:span></text:p>
      <text:p text:style-name="P3"><text:s text:c="4"/><text:span text:style-name="T1">"courseType": "v2.ondemand",</text:span></text:p>
      <text:p text:style-name="P3"><text:s text:c="4"/><text:span text:style-name="T1">"description": "This course introduces simple and multiple linear regression models. These models allow you to assess the relationship between variables in a data set and a continuous response variable. Is there a relationship between the physical attractiveness of a professor and their student evaluation scores? Can we predict the test score for a child based on certain characteristics of his or her mother? In this course, you will learn the fundamental theory behind linear regression and, through data examples, learn to fit, examine, and utilize regression models to examine relationships between multiple variables, using the free statistical software R and RStudio.",</text:span></text:p>
      <text:p text:style-name="P3"><text:s text:c="4"/><text:span text:style-name="T1">"id": "oSAFEslDEeWCSBJ1_yk7Tw",</text:span></text:p>
      <text:p text:style-name="P3"><text:s text:c="4"/><text:span text:style-name="T1">"slug": "linear-regression-model",</text:span></text:p>
      <text:p text:style-name="P3"><text:s text:c="4"/><text:span text:style-name="T1">"instructorIds": "['1549355']",</text:span></text:p>
      <text:p text:style-name="P3"><text:s text:c="4"/><text:span text:style-name="T1">"specializations": "[]",</text:span></text:p>
      <text:p text:style-name="P3"><text:s text:c="4"/><text:span text:style-name="T1">"partnerIds": "['7']",</text:span></text:p>
      <text:p text:style-name="P3"><text:soft-page-break/><text:s text:c="4"/><text:span text:style-name="T1">"name": "Linear Regression and Modeling "</text:span></text:p>
      <text:p text:style-name="P3"><text:s text:c="2"/><text:span text:style-name="T1">},</text:span></text:p>
      <text:p text:style-name="P3"><text:s text:c="2"/><text:span text:style-name="T1">{</text:span></text:p>
      <text:p text:style-name="P3"><text:s text:c="4"/><text:span text:style-name="T1">"FIELD1": 174,</text:span></text:p>
      <text:p text:style-name="P3"><text:s text:c="4"/><text:span text:style-name="T1">"courseType": "v2.ondemand",</text:span></text:p>
      <text:p text:style-name="P3"><text:s text:c="4"/><text:span text:style-name="T1">"description": "¡Claro que todos podemos potenciar nuestra creatividad a través de procedimientos, rutinas y protocolos sencillos! El participante desarrollará su talento creativo para aportar soluciones originales y generar ideas y productos en el ámbito en que se desenvuelve y en la vida cotidiana.",</text:span></text:p>
      <text:p text:style-name="P3"><text:s text:c="4"/><text:span text:style-name="T1">"id": "4G2HtIWlEeSlzyIACiGe0w",</text:span></text:p>
      <text:p text:style-name="P3"><text:s text:c="4"/><text:span text:style-name="T1">"slug": "creatividad",</text:span></text:p>
      <text:p text:style-name="P3"><text:s text:c="4"/><text:span text:style-name="T1">"instructorIds": "['323100']",</text:span></text:p>
      <text:p text:style-name="P3"><text:s text:c="4"/><text:span text:style-name="T1">"specializations": "[]",</text:span></text:p>
      <text:p text:style-name="P3"><text:s text:c="4"/><text:span text:style-name="T1">"partnerIds": "['58']",</text:span></text:p>
      <text:p text:style-name="P3"><text:s text:c="4"/><text:span text:style-name="T1">"name": "Ser más creativos"</text:span></text:p>
      <text:p text:style-name="P3"><text:s text:c="2"/><text:span text:style-name="T1">},</text:span></text:p>
      <text:p text:style-name="P3"><text:s text:c="2"/><text:span text:style-name="T1">{</text:span></text:p>
      <text:p text:style-name="P3"><text:s text:c="4"/><text:span text:style-name="T1">"FIELD1": 175,</text:span></text:p>
      <text:p text:style-name="P3"><text:s text:c="4"/><text:span text:style-name="T1">"courseType": "v2.ondemand",</text:span></text:p>
      <text:p text:style-name="P3"><text:s text:c="4"/><text:span text:style-name="T1">"description": "What is a musician’s response to the condition of the world? Do musicians have an obligation and an opportunity to serve the needs of the world with their musicianship?\n \nAt a time of crisis for the classical music profession, with a changing commercial landscape, a shrinking audience base, and a contraction in the number of professional orchestras, how does a young musician construct a career today? Are we looking at a dying art form or a moment of reinvigoration?\n \nIn this course we will develop a response to these questions, and we will explore the notion that the classical musician, the artist, is an important public figure with a critical role to play in society.\n \nThe course will include inquiry into a set of ideas in philosophy of aesthetics; a discussion about freedom, civil society, and ways that art can play a role in readying people for democracy; discussion on philosophy of education as it relates to the question of positive social change; and an exploration of musical and artistic initiatives that have been particularly focused on a positive social impact.\n \nGuiding questions for this course inquiry will include:\n \n <text:s text:c="5"/>- How can classical music effect social change?\n <text:s text:c="5"/>- How has music made positive change in communities around the globe?\n <text:s text:c="5"/>- What can the field of classical music learn from other movements for social change?\n <text:s text:c="5"/>- How have educators and philosophers thought about the arts and their connection to daily contemporary life?\n \nEach class will explore one critical question through lectures, discussions, interviews, or documentaries.",</text:span></text:p>
      <text:p text:style-name="P3"><text:s text:c="4"/><text:span text:style-name="T1">"id": "Kzg9QkDxEeWZtA4u62x6lQ",</text:span></text:p>
      <text:p text:style-name="P3"><text:s text:c="4"/><text:span text:style-name="T1">"slug": "music-and-social-action",</text:span></text:p>
      <text:p text:style-name="P3"><text:s text:c="4"/><text:span text:style-name="T1">"instructorIds": "['14642761']",</text:span></text:p>
      <text:p text:style-name="P3"><text:s text:c="4"/><text:span text:style-name="T1">"specializations": "[]",</text:span></text:p>
      <text:p text:style-name="P3"><text:s text:c="4"/><text:span text:style-name="T1">"partnerIds": "['109']",</text:span></text:p>
      <text:p text:style-name="P3"><text:s text:c="4"/><text:span text:style-name="T1">"name": "Music and Social Action"</text:span></text:p>
      <text:p text:style-name="P3"><text:s text:c="2"/><text:span text:style-name="T1">},</text:span></text:p>
      <text:p text:style-name="P3"><text:s text:c="2"/><text:span text:style-name="T1">{</text:span></text:p>
      <text:p text:style-name="P3"><text:s text:c="4"/><text:span text:style-name="T1">"FIELD1": 176,</text:span></text:p>
      <text:p text:style-name="P3"><text:s text:c="4"/><text:span text:style-name="T1">"courseType": "v2.ondemand",</text:span></text:p>
      <text:p text:style-name="P3"><text:s text:c="4"/><text:span text:style-name="T1">"description": "Курс «Введение в биоинформатику» адресован тем, кто хочет получить расширенное представление о том, что такое биоинформатика и как она помогает биологам и медикам в их работе.\n\n\nThe course is aimed at those who would like to have a better idea of what bioinformatics is and how it helps biologists and medical scientists in research and clinical work.",</text:span></text:p>
      <text:p text:style-name="P3"><text:s text:c="4"/><text:span text:style-name="T1">"id": "ZnKBObKrEeWKaQ6n__gsuQ",</text:span></text:p>
      <text:p text:style-name="P3"><text:s text:c="4"/><text:span text:style-name="T1">"slug": "bioinformatika",</text:span></text:p>
      <text:p text:style-name="P3"><text:s text:c="4"/><text:span text:style-name="T1">"instructorIds": "['4973869', '6081', '1240234', '1702251', '1239903']",</text:span></text:p>
      <text:p text:style-name="P3"><text:s text:c="4"/><text:span text:style-name="T1">"specializations": "[]",</text:span></text:p>
      <text:p text:style-name="P3"><text:soft-page-break/><text:s text:c="4"/><text:span text:style-name="T1">"partnerIds": "['179']",</text:span></text:p>
      <text:p text:style-name="P3"><text:s text:c="4"/><text:span text:style-name="T1">"name": "Введение в биоинформатику (Introduction to Bioinformatics)"</text:span></text:p>
      <text:p text:style-name="P3"><text:s text:c="2"/><text:span text:style-name="T1">},</text:span></text:p>
      <text:p text:style-name="P3"><text:s text:c="2"/><text:span text:style-name="T1">{</text:span></text:p>
      <text:p text:style-name="P3"><text:s text:c="4"/><text:span text:style-name="T1">"FIELD1": 177,</text:span></text:p>
      <text:p text:style-name="P3"><text:s text:c="4"/><text:span text:style-name="T1">"courseType": "v2.ondemand",</text:span></text:p>
      <text:p text:style-name="P3"><text:s text:c="4"/><text:span text:style-name="T1">"description": "This six-week course titled Doing Business in Europe is the second in a series of three exploring some of the main business aspects of European Union law. Besides providing learners with a sound knowledge base of European laws and regulations relevant to establishing and managing a company within the European Union, the course also explores business considerations within a broader perspective by including inputs from leading law practitioners in the field. More specifically, the course discusses strategic and financial considerations within Company law, as well as Labour law issues such as restructuring enterprises, working conditions and handling crises situations. The course also examines other legal areas such as Tax law, Environmental law and Private International law, and how they tie in to doing business in Europe.\n\nAt the end of this course, you will have a basic understanding of how to:\n\n· Understand the relevant regulations governing the internal European Union market\n\n· Establish and run a company within the European Union\n\n· Employ staff and recognize workers’ rights and obligations\n\n· Comply with tax regulations and environmental standards\n\n· Set up agreements and resolve cross-border disputes\n\n· Successfully analyse EU case law and draft case reports\n\n\nAbout the Series\n\nThe Lund series in European Business Law ranges from considering the basic structures and principles of the European Union to focusing on specialized areas of European Union law. The first course, Understanding the Fundamentals, examines the core structures and principles of the European Union. The third and final course, Competing in Europe, goes into depth concerning how to compete on the internal market and protect your brand, product or invention. All three courses can be taken independently or in sequence depending on your needs and preferences.\n\nTo keep up to speed on the course series, visit our Facebook page at:\n\nhttps://www.facebook.com/eblmooc/\n\n\nSyllabus and Format\n\nEach course consists of a number of modules where one module represents about one week of work. A module includes a number of lectures and readings, and finishes with an assessment – a quiz or a peer graded assignment. The assessments are intended to encourage learning and ensure that you understand the material of the course. Participating in forum discussions is voluntary. \n\nCourse I - Understanding the Fundamentals\n\nModule 1.\tIntroduction \nModule 2.\tLegal Method and Sources \nModule 3.\tConstitutional Freedoms and Fundamental principles \nModule 4.\tFreedom of Movement \nModule 5.\tThe External Dimension \n\nCourse II - Doing Business in Europe \n\nModule 1. \tMaking Business Transactions\nModule 2. \tEstablishing a Company\nModule 3. \tEmploying and Working in Europe\nModule 4. \tPaying Taxes and Complying with Environmental Standards \nModule 5. \tCase Clinic\nModule 6. \tResolving Cross-border Disputes \n\nCourse III - Competing in Europe\n\nModule 1. \tTrademarks as essential Assets\nModule 2. \tDefending Patents \nModule 3. \tCompetition: Illegal Agreements \nModule 4. \tCompetition: Abuse of Dominance and Mergers \nModule 5. \tLegal Writing and Argumentation\nModule 6. \tSelling to the State and State Aid \n\n\nLund University\n\nLund University was founded in 1666 and has for a number of years been ranked among the world’s top 100 universities. The University has 47 700 students and 7 500 staff based in Lund, Sweden. Lund University unites tradition with a modern, dynamic, and highly international profile. With eight different faculties and numerous research centers and specialized institutes, Lund is the strongest research university in Sweden and one of Scandinavia's largest institutions for education and research. The university annually attracts a large number of international students and offers a wide range of courses and programmes taught in English. \n\nThe Faulty of Law is one of Lund University’s four original faculties, dating back to 1666. It is a modern faculty with an international profile, welcoming both international and Swedish students. Education, research and interaction with the surrounding community are the main focus of the Faculty’s </text:span><text:soft-page-break/><text:span text:style-name="T1">work. The connection between the three is particularly apparent in the programmes and courses offered by the university, including the university’s MOOC course in European Business Law. The students get the chance to engross themselves in traditional legal studies, while interacting with both researchers and professionally active lawyers with qualifications and experience from various areas of law.\nThe faculty offers three international Masters: two 2-year Master’s programmes in International Human Rights Law and European Business Law, and a 1-year Master’s in European and International Tax Law. Students from around 40 countries take part in the programmes which offer a unique subject specialization within each field, with highly qualified researchers and professional legal practitioners engaged in the teaching. \n\nThe Master’s programme in European Business Law provides an in-depth understanding of both the practical and the theoretical aspects of business law within the European Union. The programme provides both general and specific knowledge of the European Union legal framework, which is necessary for students intending to work as legal advisors or business decision-makers. The programme is delivered in English and is open to students with at least a three year degree in Law (Bachelor, LL.B, or equivalent) who want to specialise in European economic and business law.\nThe MOOC course in European Business Law is a great course to start with for students intending to apply for the Master’s programme in European Business Law. Even though the MOOC course does not grant credits previous knowledge of the subject is considered upon admission to the master’s programme. For more information about the Master’s programme in European Business Law see https://www.law.lu.se/#!meb",</text:span></text:p>
      <text:p text:style-name="P3"><text:s text:c="4"/><text:span text:style-name="T1">"id": "DAJLDyr8EeWGvAojQA48rw",</text:span></text:p>
      <text:p text:style-name="P3"><text:s text:c="4"/><text:span text:style-name="T1">"slug": "eu-law-doing-business",</text:span></text:p>
      <text:p text:style-name="P3"><text:s text:c="4"/><text:span text:style-name="T1">"instructorIds": "['14370698', '10552253', '8028579', '7944952', '4599053', '7944925', '7944970', '7944907']",</text:span></text:p>
      <text:p text:style-name="P3"><text:s text:c="4"/><text:span text:style-name="T1">"specializations": "[]",</text:span></text:p>
      <text:p text:style-name="P3"><text:s text:c="4"/><text:span text:style-name="T1">"partnerIds": "['199']",</text:span></text:p>
      <text:p text:style-name="P3"><text:s text:c="4"/><text:span text:style-name="T1">"name": "European Business Law: Doing Business in Europe"</text:span></text:p>
      <text:p text:style-name="P3"><text:s text:c="2"/><text:span text:style-name="T1">},</text:span></text:p>
      <text:p text:style-name="P3"><text:s text:c="2"/><text:span text:style-name="T1">{</text:span></text:p>
      <text:p text:style-name="P3"><text:s text:c="4"/><text:span text:style-name="T1">"FIELD1": 178,</text:span></text:p>
      <text:p text:style-name="P3"><text:s text:c="4"/><text:span text:style-name="T1">"courseType": "v2.ondemand",</text:span></text:p>
      <text:p text:style-name="P3"><text:s text:c="4"/><text:span text:style-name="T1">"description": "Welcome to Application Systems Programming, the second course in the Unity Certified Programmer Specialization from Unity Technologies.\n\nThis course will help you prepare for the Unity Certified Programmer exam, the professional certification for entry to mid-level Unity programmers. Unity is used to create real-time 3D applications for many industries, including video games, automotive, film, training, and more. In this course, you will be challenged to solve realistic Unity programming problems that are aligned to topics covered on the exam. Throughout the second course, you will expand upon the development of a 2D action video game that was started in the first course: AsteraX. In doing so, you will practice many of the skills covered in the exam, including adding particles effects, implementing user customizations, managing user and application data, and optimizing for different platforms. \n\nThis is an intermediate course, intended for people who are ready for their first paying roles as Unity programmers, or enthusiasts who would like to verify their skills against a professional standard. To succeed, you should have at least 1-2 years of experience programming interactive applications in Unity. You should be proficient at programming in the C# language and familiar with Unity's scripting APIs. You should have experience in the full product development lifecycle, from concept to launch (and beyond). And you should understand multi-platform development, including deploying applications to XR (AR and VR) platforms.",</text:span></text:p>
      <text:p text:style-name="P3"><text:s text:c="4"/><text:span text:style-name="T1">"id": "oHlWRHjPEeiLdA4Qw67G5A",</text:span></text:p>
      <text:p text:style-name="P3"><text:s text:c="4"/><text:span text:style-name="T1">"slug": "application-systems-programming",</text:span></text:p>
      <text:p text:style-name="P3"><text:s text:c="4"/><text:span text:style-name="T1">"instructorIds": "['18556726', '32937405']",</text:span></text:p>
      <text:p text:style-name="P3"><text:s text:c="4"/><text:span text:style-name="T1">"specializations": "[]",</text:span></text:p>
      <text:p text:style-name="P3"><text:s text:c="4"/><text:span text:style-name="T1">"partnerIds": "['482']",</text:span></text:p>
      <text:p text:style-name="P3"><text:soft-page-break/><text:s text:c="4"/><text:span text:style-name="T1">"name": "Application Systems Programming"</text:span></text:p>
      <text:p text:style-name="P3"><text:s text:c="2"/><text:span text:style-name="T1">},</text:span></text:p>
      <text:p text:style-name="P3"><text:s text:c="2"/><text:span text:style-name="T1">{</text:span></text:p>
      <text:p text:style-name="P3"><text:s text:c="4"/><text:span text:style-name="T1">"FIELD1": 179,</text:span></text:p>
      <text:p text:style-name="P3"><text:s text:c="4"/><text:span text:style-name="T1">"courseType": "v2.ondemand",</text:span></text:p>
      <text:p text:style-name="P3"><text:s text:c="4"/><text:span text:style-name="T1">"description": "Nach einem ersten Überblick über die Geschichte von ML erfahren Sie in diesem Kurs, weshalb heute mithilfe neuronaler Netzwerke viele Probleme so erfolgreich gelöst werden können. Wir erklären anschließend, wie Sie überwachtes Lernen zur Problemlösung einrichten und mithilfe des Gradientenverfahrens gute Ergebnisse erzielen. Dazu sind Datasets erforderlich, mit denen die Generalisierung möglich ist. In diesem Kurs zeigen wir Ihnen, wie Sie Datasets auf wiederholbare Weise erstellen, um Experimente zu ermöglichen.\n\nKursziele:\nErkennen, warum Deep Learning derzeit beliebt ist\nModelle anhand von Verlustfunktionen und Leistungsmesswerten optimieren und auswerten\nHäufige Probleme rund um maschinelles Lernen minimieren\nWiederholbare und skalierbare Datasets zum Trainieren, Auswerten und Testen erstellen",</text:span></text:p>
      <text:p text:style-name="P3"><text:s text:c="4"/><text:span text:style-name="T1">"id": "rASUBG_yEei3VA5XIGna9A",</text:span></text:p>
      <text:p text:style-name="P3"><text:s text:c="4"/><text:span text:style-name="T1">"slug": "launching-machine-learning-de",</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Launching into Machine Learning auf Deutsch"</text:span></text:p>
      <text:p text:style-name="P3"><text:s text:c="2"/><text:span text:style-name="T1">},</text:span></text:p>
      <text:p text:style-name="P3"><text:s text:c="2"/><text:span text:style-name="T1">{</text:span></text:p>
      <text:p text:style-name="P3"><text:s text:c="4"/><text:span text:style-name="T1">"FIELD1": 180,</text:span></text:p>
      <text:p text:style-name="P3"><text:s text:c="4"/><text:span text:style-name="T1">"courseType": "v2.ondemand",</text:span></text:p>
      <text:p text:style-name="P3"><text:s text:c="4"/><text:span text:style-name="T1">"description": "Focusing on the Large Marine Ecosystems (LMEs) of the world, this course will introduce the concept and practice of ecosystem-based management. LMEs occupy areas of coastal ocean at least 200 000 km² or greater in size. These coastal waters produce 12.6 trillion USD in ecosystem goods and services annually and are vitally important for billions of people around the globe.\n\nBecause LMEs are bounded by ocean features and are globally linked, management of human activities needs to occur in an integrated fashion across political boundaries and economic sectors (e.g. fishing, shipping, energy, tourism, and mining.) This represents a new type of management approached - shifting from single sector-based to multi-sector assessment and management within the spatial domain of the world's 66 Large Marine Ecosystems. There is global high-level support for this new approach and in this course, we will introduce the concepts and tools for assessing and managing LMEs.\n\nTogether, leaders and experts in a global movement to recover and sustain the goods and services of LMEs will introduce you to the mechanisms used for assessment (Transboundary Diagnostic Analysis), planning and implementation (Strategic Action Programme). Based on recent activities in implementation and practice of the LME approach in 22 projects around the globe, we will showcase examples of effective management at this scale, and highlight the challenges and issues. By the end of the online course, we hope you will be able to actively use this knowledge to advance sustainable development of the world’s oceans.\n\nThe course was created with the support and input of: the Global Environment Facility (GEF), the United Nations Development Program (UNDP), the National Oceanic and Atmospheric Administration (NOAA), UNESCO-IOC and IW:LEARN.",</text:span></text:p>
      <text:p text:style-name="P3"><text:s text:c="4"/><text:span text:style-name="T1">"id": "qYE1_lWtEee9zA480n2xtg",</text:span></text:p>
      <text:p text:style-name="P3"><text:s text:c="4"/><text:span text:style-name="T1">"slug": "large-marine-ecosystems",</text:span></text:p>
      <text:p text:style-name="P3"><text:s text:c="4"/><text:span text:style-name="T1">"instructorIds": "['15946896']",</text:span></text:p>
      <text:p text:style-name="P3"><text:s text:c="4"/><text:span text:style-name="T1">"specializations": "[]",</text:span></text:p>
      <text:p text:style-name="P3"><text:s text:c="4"/><text:span text:style-name="T1">"partnerIds": "['255', '538', '540', '537', '263', '539', '541']",</text:span></text:p>
      <text:p text:style-name="P3"><text:s text:c="4"/><text:span text:style-name="T1">"name": "Large Marine Ecosystems: Assessment and Management"</text:span></text:p>
      <text:p text:style-name="P3"><text:s text:c="2"/><text:span text:style-name="T1">},</text:span></text:p>
      <text:p text:style-name="P3"><text:s text:c="2"/><text:span text:style-name="T1">{</text:span></text:p>
      <text:p text:style-name="P3"><text:s text:c="4"/><text:span text:style-name="T1">"FIELD1": 181,</text:span></text:p>
      <text:p text:style-name="P3"><text:s text:c="4"/><text:span text:style-name="T1">"courseType": "v2.capstone",</text:span></text:p>
      <text:p text:style-name="P3"><text:soft-page-break/><text:s text:c="4"/><text:span text:style-name="T1">"description": "This course will guide you through the final project for the Developing Your Musicianship Specialization. This course will continue to help you apply the musical concepts you learned throughout the specialization, enabling you to create and perform a 36-measure composition. Taught by Berklee College of Music professor George W. Russell, Jr., the course includes four videos in which George models each stage of the project. Through peer feedback and discussion, practice, and applying what you’ve learned, this final project will hone your skills as a musician.",</text:span></text:p>
      <text:p text:style-name="P3"><text:s text:c="4"/><text:span text:style-name="T1">"id": "IjzcekeSEeaL3g5tgt_P6Q",</text:span></text:p>
      <text:p text:style-name="P3"><text:s text:c="4"/><text:span text:style-name="T1">"slug": "musicianship-final-project",</text:span></text:p>
      <text:p text:style-name="P3"><text:s text:c="4"/><text:span text:style-name="T1">"instructorIds": "['6124304']",</text:span></text:p>
      <text:p text:style-name="P3"><text:s text:c="4"/><text:span text:style-name="T1">"specializations": "[]",</text:span></text:p>
      <text:p text:style-name="P3"><text:s text:c="4"/><text:span text:style-name="T1">"partnerIds": "['21']",</text:span></text:p>
      <text:p text:style-name="P3"><text:s text:c="4"/><text:span text:style-name="T1">"name": "Developing Your Musicianship: Final Project"</text:span></text:p>
      <text:p text:style-name="P3"><text:s text:c="2"/><text:span text:style-name="T1">},</text:span></text:p>
      <text:p text:style-name="P3"><text:s text:c="2"/><text:span text:style-name="T1">{</text:span></text:p>
      <text:p text:style-name="P3"><text:s text:c="4"/><text:span text:style-name="T1">"FIELD1": 182,</text:span></text:p>
      <text:p text:style-name="P3"><text:s text:c="4"/><text:span text:style-name="T1">"courseType": "v2.ondemand",</text:span></text:p>
      <text:p text:style-name="P3"><text:s text:c="4"/><text:span text:style-name="T1">"description": "This 5 week course will guide learners through the essential steps in planning an individualized weight loss program. There is no guarantee of weight loss through completing the course; learners will have the framework and essential components for an evidence-based weight loss program. This course is intended for healthy adults who do not have any chronic disease such as diabetes, high blood pressure, heart disease, lung disease or any others. In addition, this course does not provide information for people who have food allergies or intolerances.\n\nLosing weight and keeping it off requires planning and goal-setting. Crash diets or fad diets are ineffective and can be dangerous. This course provides evidence-based information for planning a weight loss program that is safe and effective in producing a one to two pound loss per week.\n\nThis course will help learners establish the following: \n\n1. A realistic goal weight with a specific plan for rate of weight loss and time frame for achieving goal weight.\n2. A realistic goal for the frequency, duration, and intensity of exercise that will enable the learner to achieve and maintain the goal weight.\n3. A specific set of strategies for grocery shopping, eating in restaurants, eating at social occasions, and dealing with hunger and emotional eating.\n4. A plan for monitoring food intake, exercise and weight loss.\n5. A plan for continued evaluation of progress to goals and strategies for adjusting goals for continued weight loss for the next 6 months or longer.\n6. A thorough understanding of the difficulty of maintaining weight loss and a plan for maximizing the chances of keeping off the weight lost.",</text:span></text:p>
      <text:p text:style-name="P3"><text:s text:c="4"/><text:span text:style-name="T1">"id": "4IKVIdWxEeWlbgqNCYymGw",</text:span></text:p>
      <text:p text:style-name="P3"><text:s text:c="4"/><text:span text:style-name="T1">"slug": "weight-loss-plan",</text:span></text:p>
      <text:p text:style-name="P3"><text:s text:c="4"/><text:span text:style-name="T1">"instructorIds": "['18572889']",</text:span></text:p>
      <text:p text:style-name="P3"><text:s text:c="4"/><text:span text:style-name="T1">"specializations": "[]",</text:span></text:p>
      <text:p text:style-name="P3"><text:s text:c="4"/><text:span text:style-name="T1">"partnerIds": "['68']",</text:span></text:p>
      <text:p text:style-name="P3"><text:s text:c="4"/><text:span text:style-name="T1">"name": "Designing Your Personal Weight Loss Plan"</text:span></text:p>
      <text:p text:style-name="P3"><text:s text:c="2"/><text:span text:style-name="T1">},</text:span></text:p>
      <text:p text:style-name="P3"><text:s text:c="2"/><text:span text:style-name="T1">{</text:span></text:p>
      <text:p text:style-name="P3"><text:s text:c="4"/><text:span text:style-name="T1">"FIELD1": 183,</text:span></text:p>
      <text:p text:style-name="P3"><text:s text:c="4"/><text:span text:style-name="T1">"courseType": "v2.ondemand",</text:span></text:p>
      <text:p text:style-name="P3"><text:s text:c="4"/><text:span text:style-name="T1">"description": "This is Course 3 in the Introduction to Blockchain course series.\n\nBlockchain technology is in a period of exceptional growth, and the accounting profession will play a significant role in driving its adoption. Be part of the blockchain evolution with this course. Starting with a focus on the history and evolution of blockchain and bitcoin and then on to the characteristics of bitcoin, you will get a refresher on the fundamentals of money/currency and learn how bitcoin fits into the global business landscape. This course also demonstrates the unique characteristics of blockchain and bitcoin, so accounting and finance professionals will be able to have meaningful and relevant conversations with internal and external clients.\n\nIn addition, this course introduces several key </text:span><text:soft-page-break/><text:span text:style-name="T1">concepts within the realm of blockchain, including core components of blockchain technology, the custody, responsibility and control continuum, push vs pull paradigm and private blockchain vs public blockchain, which will significantly impact the way accountants and auditors perform their job functions.",</text:span></text:p>
      <text:p text:style-name="P3"><text:s text:c="4"/><text:span text:style-name="T1">"id": "o03I4mqBEemMJQ7uACVE_A",</text:span></text:p>
      <text:p text:style-name="P3"><text:s text:c="4"/><text:span text:style-name="T1">"slug": "blockchain-benefits-values-opportunities",</text:span></text:p>
      <text:p text:style-name="P3"><text:s text:c="4"/><text:span text:style-name="T1">"instructorIds": "['41263940']",</text:span></text:p>
      <text:p text:style-name="P3"><text:s text:c="4"/><text:span text:style-name="T1">"specializations": "[]",</text:span></text:p>
      <text:p text:style-name="P3"><text:s text:c="4"/><text:span text:style-name="T1">"partnerIds": "['546']",</text:span></text:p>
      <text:p text:style-name="P3"><text:s text:c="4"/><text:span text:style-name="T1">"name": "Introduction to Blockchain: Benefits, Values and Opportunities"</text:span></text:p>
      <text:p text:style-name="P3"><text:s text:c="2"/><text:span text:style-name="T1">},</text:span></text:p>
      <text:p text:style-name="P3"><text:s text:c="2"/><text:span text:style-name="T1">{</text:span></text:p>
      <text:p text:style-name="P3"><text:s text:c="4"/><text:span text:style-name="T1">"FIELD1": 184,</text:span></text:p>
      <text:p text:style-name="P3"><text:s text:c="4"/><text:span text:style-name="T1">"courseType": "v2.ondemand",</text:span></text:p>
      <text:p text:style-name="P3"><text:s text:c="4"/><text:span text:style-name="T1">"description": "Want to know how to query and process petabytes of data in seconds? Curious about data analysis that scales automatically as your data grows? Welcome to the Data Insights course!\n\nThis 1-week, accelerated online course teaches participants how to derive insights through data analysis and visualization using the Google Cloud Platform. The course features interactive scenarios and hands-on labs where participants explore, mine, load, visualize, and extract insights from diverse Google BigQuery datasets. The course covers data loading, querying, schema modeling, optimizing performance, query pricing, <text:s/>and data visualization.\n\nPREREQUISITES\nTo get the most out of this course, participants must complete the prior courses in this specialization:\n• Exploring and Preparing your Data\n• Storing and Visualizing your Data\n• Architecture and Performance\n\n&gt;&gt;&gt; By enrolling in this specialization you agree to the Qwiklabs Terms of Service as set out in the FAQ and located at: https://qwiklabs.com/terms_of_service &lt;&lt;&lt;",</text:span></text:p>
      <text:p text:style-name="P3"><text:s text:c="4"/><text:span text:style-name="T1">"id": "T_e2Fp5sEeehoxIgNgFKoA",</text:span></text:p>
      <text:p text:style-name="P3"><text:s text:c="4"/><text:span text:style-name="T1">"slug": "data-insights-gcp-apply-ml",</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Applying Machine Learning to your Data with GCP"</text:span></text:p>
      <text:p text:style-name="P3"><text:s text:c="2"/><text:span text:style-name="T1">},</text:span></text:p>
      <text:p text:style-name="P3"><text:s text:c="2"/><text:span text:style-name="T1">{</text:span></text:p>
      <text:p text:style-name="P3"><text:s text:c="4"/><text:span text:style-name="T1">"FIELD1": 185,</text:span></text:p>
      <text:p text:style-name="P3"><text:s text:c="4"/><text:span text:style-name="T1">"courseType": "v2.ondemand",</text:span></text:p>
      <text:p text:style-name="P3"><text:s text:c="4"/><text:span text:style-name="T1">"description": "Курс разработан совместно c Фондом развития интернет-инициатив (ФРИИ) — самым активным российским фондом венчурных инвестиций. Фонд предоставляет инвестиции технологическим компаниям на ранних этапах развития, проводит акселерационные программы и участвует в разработке методов правового регулирования венчурной отрасли.\n\nПрограмма состоит из 5 недель. В течение первой недели вы выработаете ряд гипотез о проблемах и потребностях людей, которых вы рассматриваете в качестве своих клиентов. На второй неделе вы подробно расскажете о своих клиентах и их потребностях с помощью карт эмпатии и выполните сегментирование рынка на основе профилей клиентов. В третьей и четвертой неделях узнаете методы валидации клиентов, строящиеся на проблемных интервью с ними – вам придется подготовить сценарии и провести собеседования. После того как вы выявите определенный набор проблем, с которыми сталкиваются ваши потенциальные клиенты, вы оцените объем этого сегмента рынка и жизнеспособность бизнеса, построенного вокруг него.\n\n\nКроме видеолекций вы получите готовые полезные материалы:\n\n– Список проверенных рыночных гипотез,\n– Набор сценариев для проблемных интервью,\n– Записи/расшифровки нескольких интервью с клиентами,\n– Наброски для ценностного предложения и\n– Таблица с оценкой рыночных сегментов.\n \n\nПо завершении курса вы сможете:\n\n– Понимать основные концепции предпринимательства (что такое: стартап, бизнес-модель, гипотеза, потребительский сегмент, потребности и проблемы, hadi-циклы и их применение, а также как модель жизненного цикла рынка технологий управляет бизнесом)\n– Определять потребительские сегменты и потребности клиентов\n– Выполнять сегментирование рынка на основе потребностей клиентов и произвольных </text:span><text:soft-page-break/><text:span text:style-name="T1">параметров\n– Разрабатывать и проверять профили клиентов с использованием карт эмпатии\n– Строить гипотезы относительно потребностей клиентов\n– Проверять гипотезы с помощью проблемных интервью с клиентами\n– Подготавливать и проводить собеседования с клиентами\n– Анализировать результаты проблемных интервью и делать соответствующие выводы на их основе\n– Составлять убедительные ценностные предложения, основанные на результатах опросов клиентов\n– Оценивать объем сегментов рынка и их жизнеспособность\n– Внедрять итерационный подход к работе над курсовым проектом, используя hadi-циклы.",</text:span></text:p>
      <text:p text:style-name="P3"><text:s text:c="4"/><text:span text:style-name="T1">"id": "DRNck83GEeaskwrhgK9PcA",</text:span></text:p>
      <text:p text:style-name="P3"><text:s text:c="4"/><text:span text:style-name="T1">"slug": "internet-predprinimatelstvo",</text:span></text:p>
      <text:p text:style-name="P3"><text:s text:c="4"/><text:span text:style-name="T1">"instructorIds": "['1055967', '21332669', '28129563', '28129623', '28129690']",</text:span></text:p>
      <text:p text:style-name="P3"><text:s text:c="4"/><text:span text:style-name="T1">"specializations": "[]",</text:span></text:p>
      <text:p text:style-name="P3"><text:s text:c="4"/><text:span text:style-name="T1">"partnerIds": "['176', '474']",</text:span></text:p>
      <text:p text:style-name="P3"><text:s text:c="4"/><text:span text:style-name="T1">"name": "Интернет-предпринимательство"</text:span></text:p>
      <text:p text:style-name="P3"><text:s text:c="2"/><text:span text:style-name="T1">},</text:span></text:p>
      <text:p text:style-name="P3"><text:s text:c="2"/><text:span text:style-name="T1">{</text:span></text:p>
      <text:p text:style-name="P3"><text:s text:c="4"/><text:span text:style-name="T1">"FIELD1": 186,</text:span></text:p>
      <text:p text:style-name="P3"><text:s text:c="4"/><text:span text:style-name="T1">"courseType": "v2.ondemand",</text:span></text:p>
      <text:p text:style-name="P3"><text:s text:c="4"/><text:span text:style-name="T1">"description": "Learn how debt and equity can be used to finance infrastructure investments and how investors approach infrastructure investments! \n\nAccording to the OECD, the global infrastructure investment requirement by 2030 for transport, electricity generation, transmission &amp; distribution, and water &amp; telecommunications totals to 71 trillion dollars. This figure represents about 3.5% of the annual World GDP from 2007 to 2030.\n\nThe European Commission estimated, that by 2020, Europe will need between 1.5 - 2 trillion Euros in infrastructure investments. Between 2011 and 2020, about 500 billion Euros will be required for the implementation of the Trans-European Transport Network (TEN-T) program, 400 billion Euros for Energy distribution networks and smart grids, 200 billion Euros on Energy transmission networks and storage, and 500 billion Euros for the upgrade and construction of new power plants. An additional 38 - 58 billion Euros and 181 - 268 billion Euros in capital investment will be needed to achieve the targets set by the European Commission for broadband diffusion.\n\nTraditionally investments in infrastructure were financed using public sources. However, severe budget constraints and inefficient management of infrastructure by public entities have led to an increased involvement of private investors in the business. \n\nThe course focuses on how private investors approach infrastructure projects from the standpoint of equity, debt, and hybrid instruments. \n\nThe course concentrates on the practical aspects of project finance: the most frequently used financial techniques for infrastructure investments. The repeated use of real life examples and case studies will allow students to link the theoretical background to actual business practices.\n\nIn the end of the course, students will be capable of analyzing a complex transaction, identifying the key elements of a deal, and suggesting proper solutions for deal structuring from a financial advisor's perspective.\n\nCourse Format\nThe course will consist of lecture videos, readings, and talks given by guest speakers. Although we do hope you will attend the entire course, it is possible to just focus on single topics.\n\nSuggested Readings\nThe course is designed to be self-contained, there are no obligatory readings that must be acquired outside of the course. \nFor students interested in additional study material, you may refer to:\n•\tGatti Stefano, \"Project Finance in theory and practice\", Academic Press, 2nd edition, 2012.",</text:span></text:p>
      <text:p text:style-name="P3"><text:s text:c="4"/><text:span text:style-name="T1">"id": "KK4EhXQMEeSc3CIACrbZqg",</text:span></text:p>
      <text:p text:style-name="P3"><text:s text:c="4"/><text:span text:style-name="T1">"slug": "infrastructure-investing",</text:span></text:p>
      <text:p text:style-name="P3"><text:s text:c="4"/><text:span text:style-name="T1">"instructorIds": "['5151558']",</text:span></text:p>
      <text:p text:style-name="P3"><text:s text:c="4"/><text:span text:style-name="T1">"specializations": "[]",</text:span></text:p>
      <text:p text:style-name="P3"><text:s text:c="4"/><text:span text:style-name="T1">"partnerIds": "['157']",</text:span></text:p>
      <text:p text:style-name="P3"><text:s text:c="4"/><text:span text:style-name="T1">"name": "Financing and Investing in Infrastructure"</text:span></text:p>
      <text:p text:style-name="P3"><text:s text:c="2"/><text:span text:style-name="T1">},</text:span></text:p>
      <text:p text:style-name="P3"><text:s text:c="2"/><text:span text:style-name="T1">{</text:span></text:p>
      <text:p text:style-name="P3"><text:s text:c="4"/><text:span text:style-name="T1">"FIELD1": 187,</text:span></text:p>
      <text:p text:style-name="P3"><text:soft-page-break/><text:s text:c="4"/><text:span text:style-name="T1">"courseType": "v2.ondemand",</text:span></text:p>
      <text:p text:style-name="P3"><text:s text:c="4"/><text:span text:style-name="T1">"description": "Aprende un proceso eficiente y efectivo para escribir canciones que expresen tus ideas y emociones, incluyendo una gama de herramientas que giren alrededor del concepto de prosodia; la adecuación de letra y música para apoyar tu mensaje subyacente.\n\n\n\nEsta obra fue financiada con una donación del Banco Inter-Americano de Desarrollo con recursos del Fondo Coreano para la Reducción de la Pobreza. \n\nLas opiniones expresadas en esta obra son exclusivamente de los autores y no necesariamente reflejan el punto de vista del Banco Interamericano de Desarrollo, de su Directorio Ejecutivo ni de los países que representa.\n\nEl Banco Interamericano de Desarrollo no garantiza la veracidad de la data incorporada en esta obra.\n\n\n\nPuedes cambiar el idioma en Coursera de inglés al español utilizando la página de ajustes de tu cuenta. Para cambiar los ajustes en tu cuenta de Coursera sigue los siguientes pasos:\n\n1. Ve a coursera.org\n2. En la esquina derecha superior haz click en el pequeño triángulo invertido que está a lado de tu nombre y foto.\n3. Haz click en ‘Settings’.\n4. Selecciona el recuadro debajo de ‘Language’ (idioma), selecciona español y salva los cambios realizados.\n\nCoursera ofrece ayuda financiera a los estudiantes que no pueden pagar los cursos y necesiten de una beca. Los estudiantes con ayuda financiera podrán tener acceso a todo el contenido del curso y completar todo el trabajo requerido para adquirir el Certificado de Coursera. La ayuda financiera solo aplica al curso en el que se aprobó la solicitud de ayuda financiera. Para aplicar haz click en la opción “Learn More and Apply” (aprende mas y aplica) debajo del menú a la izquierda.",</text:span></text:p>
      <text:p text:style-name="P3"><text:s text:c="4"/><text:span text:style-name="T1">"id": "Hm73dlDLEeWeiwqPB940Pw",</text:span></text:p>
      <text:p text:style-name="P3"><text:s text:c="4"/><text:span text:style-name="T1">"slug": "composicion-canciones",</text:span></text:p>
      <text:p text:style-name="P3"><text:s text:c="4"/><text:span text:style-name="T1">"instructorIds": "['1340080']",</text:span></text:p>
      <text:p text:style-name="P3"><text:s text:c="4"/><text:span text:style-name="T1">"specializations": "[]",</text:span></text:p>
      <text:p text:style-name="P3"><text:s text:c="4"/><text:span text:style-name="T1">"partnerIds": "['21', '467']",</text:span></text:p>
      <text:p text:style-name="P3"><text:s text:c="4"/><text:span text:style-name="T1">"name": "Composición de canciones"</text:span></text:p>
      <text:p text:style-name="P3"><text:s text:c="2"/><text:span text:style-name="T1">},</text:span></text:p>
      <text:p text:style-name="P3"><text:s text:c="2"/><text:span text:style-name="T1">{</text:span></text:p>
      <text:p text:style-name="P3"><text:s text:c="4"/><text:span text:style-name="T1">"FIELD1": 188,</text:span></text:p>
      <text:p text:style-name="P3"><text:s text:c="4"/><text:span text:style-name="T1">"courseType": "v2.ondemand",</text:span></text:p>
      <text:p text:style-name="P3"><text:s text:c="4"/><text:span text:style-name="T1">"description": "Often called “the cornerstone” of public health, epidemiology is the study of the distribution and determinants of diseases, health conditions, or events among populations and the application of that study to control health problems. By applying the concepts learned in this course to current public health problems and issues, students will <text:s/>understand the practice of epidemiology as it relates to real life and makes for a better appreciation of public health programs and policies. This course explores public health issues like cardiovascular and infectious diseases – both locally and globally – through the lens of epidemiology.",</text:span></text:p>
      <text:p text:style-name="P3"><text:s text:c="4"/><text:span text:style-name="T1">"id": "FjD-ZB8oEeScWCIACnuVZQ",</text:span></text:p>
      <text:p text:style-name="P3"><text:s text:c="4"/><text:span text:style-name="T1">"slug": "epidemiology",</text:span></text:p>
      <text:p text:style-name="P3"><text:s text:c="4"/><text:span text:style-name="T1">"instructorIds": "['704621', '2694658']",</text:span></text:p>
      <text:p text:style-name="P3"><text:s text:c="4"/><text:span text:style-name="T1">"specializations": "[]",</text:span></text:p>
      <text:p text:style-name="P3"><text:s text:c="4"/><text:span text:style-name="T1">"partnerIds": "['77']",</text:span></text:p>
      <text:p text:style-name="P3"><text:s text:c="4"/><text:span text:style-name="T1">"name": "Epidemiology: The Basic Science of Public Health"</text:span></text:p>
      <text:p text:style-name="P3"><text:s text:c="2"/><text:span text:style-name="T1">},</text:span></text:p>
      <text:p text:style-name="P3"><text:s text:c="2"/><text:span text:style-name="T1">{</text:span></text:p>
      <text:p text:style-name="P3"><text:s text:c="4"/><text:span text:style-name="T1">"FIELD1": 189,</text:span></text:p>
      <text:p text:style-name="P3"><text:s text:c="4"/><text:span text:style-name="T1">"courseType": "v2.ondemand",</text:span></text:p>
      <text:p text:style-name="P3"><text:s text:c="4"/><text:span text:style-name="T1">"description": "In the final project for the Sales Operations/Management Specialization, learners will be asked to apply the knowledge they have obtained by performing a critical analysis of a real-world business. Learners are to select a business that has a sales function/operation. The learners are to identify the manager responsible for the sales function (typically called a Sales Manager) and interview this person on the sales management practices at this firm.",</text:span></text:p>
      <text:p text:style-name="P3"><text:s text:c="4"/><text:span text:style-name="T1">"id": "Z2mhMMZtEee2dA7J3c5BSg",</text:span></text:p>
      <text:p text:style-name="P3"><text:s text:c="4"/><text:span text:style-name="T1">"slug": "sales-operations-final-project",</text:span></text:p>
      <text:p text:style-name="P3"><text:soft-page-break/><text:s text:c="4"/><text:span text:style-name="T1">"instructorIds": "['35186510', '30444079', '30289690']",</text:span></text:p>
      <text:p text:style-name="P3"><text:s text:c="4"/><text:span text:style-name="T1">"specializations": "[]",</text:span></text:p>
      <text:p text:style-name="P3"><text:s text:c="4"/><text:span text:style-name="T1">"partnerIds": "['116']",</text:span></text:p>
      <text:p text:style-name="P3"><text:s text:c="4"/><text:span text:style-name="T1">"name": "Sales Operations: Final Project"</text:span></text:p>
      <text:p text:style-name="P3"><text:s text:c="2"/><text:span text:style-name="T1">},</text:span></text:p>
      <text:p text:style-name="P3"><text:s text:c="2"/><text:span text:style-name="T1">{</text:span></text:p>
      <text:p text:style-name="P3"><text:s text:c="4"/><text:span text:style-name="T1">"FIELD1": 190,</text:span></text:p>
      <text:p text:style-name="P3"><text:s text:c="4"/><text:span text:style-name="T1">"courseType": "v2.ondemand",</text:span></text:p>
      <text:p text:style-name="P3"><text:s text:c="4"/><text:span text:style-name="T1">"description": "This introductory course provides a framework for incorporating integrative therapies into your work with clients or patients. <text:s/>By the end of the course, you will be able to assess if integrative therapies are good options in specific situations, as well as educate patients and colleagues about benefits and risks. <text:s/>You will be confident discussing the evidence base for integrative therapies in general, with an understanding of some of the challenges of research in this area, and able to identify reliable sources of evidence-based information. You will leave with the skills to <text:s/>partner with patients or clients around use of <text:s/>these therapies and a plan to introduce integrative therapies in your work or other setting.\n\nContinuing Education Credit\nThis course has been designed to meet 15 hours of Minnesota Board of Nursing continuing education requirements and may be eligible for CE credit from other professional boards. Retain the certificate of completion for this course to complete records that may be required to document continuing education activities. <text:s/>This course is also approved by ICHWC (Health Coaching) for 15 continuing education units (CEP # 100057).\n\nFor example, this course is approved by ICHWC (Health Coaching) for 15 continuing education units (CEP # 100057).",</text:span></text:p>
      <text:p text:style-name="P3"><text:s text:c="4"/><text:span text:style-name="T1">"id": "gD7pn8syEeiPthLQFRat4A",</text:span></text:p>
      <text:p text:style-name="P3"><text:s text:c="4"/><text:span text:style-name="T1">"slug": "integrative-therapies-and-healing-practices",</text:span></text:p>
      <text:p text:style-name="P3"><text:s text:c="4"/><text:span text:style-name="T1">"instructorIds": "['19742686', '36979086']",</text:span></text:p>
      <text:p text:style-name="P3"><text:s text:c="4"/><text:span text:style-name="T1">"specializations": "[]",</text:span></text:p>
      <text:p text:style-name="P3"><text:s text:c="4"/><text:span text:style-name="T1">"partnerIds": "['50']",</text:span></text:p>
      <text:p text:style-name="P3"><text:s text:c="4"/><text:span text:style-name="T1">"name": "Introduction to Integrative Therapies and Healing Practices"</text:span></text:p>
      <text:p text:style-name="P3"><text:s text:c="2"/><text:span text:style-name="T1">},</text:span></text:p>
      <text:p text:style-name="P3"><text:s text:c="2"/><text:span text:style-name="T1">{</text:span></text:p>
      <text:p text:style-name="P3"><text:s text:c="4"/><text:span text:style-name="T1">"FIELD1": 191,</text:span></text:p>
      <text:p text:style-name="P3"><text:s text:c="4"/><text:span text:style-name="T1">"courseType": "v2.ondemand",</text:span></text:p>
      <text:p text:style-name="P3"><text:s text:c="4"/><text:span text:style-name="T1">"description": "This course uses the lives, ideals and achievements of Theodore, Franklin, and Eleanor Roosevelt to create the idea of a Rooseveltian century. It is about doing research, analyzing primary sources, and connecting all this information with a coherent and logical interpretation. It is an invitation to think critically and historically, and it wants to give you a glimpse of what it means to be a historian at work. \n\nWe are convinced that the three Roosevelts – the 3Rs, as we will refer to them throughout this course – profoundly shaped the twentieth century. This course shows you why we think so and which paradigms, ideas, and sources we use to uphold our claim. But this course also asks you to give your opinion, and ground it on your own research findings. \n\nThe structure of the course is straightforward: \n- An introductory module gives you the biographical information you need to connect the personal stories of the 3Rs with the major events of the twentieth century;\n- <text:s/>Module 2 explains how the 3Rs reframed our thinking on security, broadening its meaning and reconfiguring the government’s role in providing it; \n- Module 3, focusing on equality, shows how the 3Rs changed the relationship between leaders and led, rejected laissez-faire economics, and supported a politics of intervention to overcome the inequalities that undermined social cohesion;\n- Module 4 describes how the 3Rs promoted and protected the freedom of ordinary citizens, and communicated that as one of their central political goals;\n- Module 5 summarizes the long-lasting legacies of the 3Rs, and asks for your opinion on the Rooseveltian century. Do you agree with this interpretation of our recent past – and our possible futures?\n\nThe five modules contain quizzes to test your knowledge and understanding, discussion prompts to </text:span><text:soft-page-break/><text:span text:style-name="T1">stimulate your creativity, and research guidance and assignments to sharpen up your historical skills. \n\nWe hope you will enjoy this intellectual journey!",</text:span></text:p>
      <text:p text:style-name="P3"><text:s text:c="4"/><text:span text:style-name="T1">"id": "PJg2NGKXEeWpHwqwM9Gg0w",</text:span></text:p>
      <text:p text:style-name="P3"><text:s text:c="4"/><text:span text:style-name="T1">"slug": "roosevelt",</text:span></text:p>
      <text:p text:style-name="P3"><text:s text:c="4"/><text:span text:style-name="T1">"instructorIds": "['9490856']",</text:span></text:p>
      <text:p text:style-name="P3"><text:s text:c="4"/><text:span text:style-name="T1">"specializations": "[]",</text:span></text:p>
      <text:p text:style-name="P3"><text:s text:c="4"/><text:span text:style-name="T1">"partnerIds": "['25']",</text:span></text:p>
      <text:p text:style-name="P3"><text:s text:c="4"/><text:span text:style-name="T1">"name": "The Rooseveltian Century"</text:span></text:p>
      <text:p text:style-name="P3"><text:s text:c="2"/><text:span text:style-name="T1">},</text:span></text:p>
      <text:p text:style-name="P3"><text:s text:c="2"/><text:span text:style-name="T1">{</text:span></text:p>
      <text:p text:style-name="P3"><text:s text:c="4"/><text:span text:style-name="T1">"FIELD1": 192,</text:span></text:p>
      <text:p text:style-name="P3"><text:s text:c="4"/><text:span text:style-name="T1">"courseType": "v2.ondemand",</text:span></text:p>
      <text:p text:style-name="P3"><text:s text:c="4"/><text:span text:style-name="T1">"description": "Do you want to be more successful? This course was designed to help you define what success means to you, and to develop a plan for achieving it. Wharton Professor G. Richard Shell, an award-winning author and the creator of the popular Wharton School course on the meaning of success, created this course to help you answer the questions that arise when you consider how best to use your life. Drawing on his decades of research and mentoring, Shell offers personalized assessments to help you probe your past, imagine your future, and measure your strengths. He then combines these with the latest scientific insights on everything from self-confidence and happiness to relationships and careers. Throughout, he shares inspiring examples of people who found what they were meant to do by embracing their own true measure of success. Get ready for the journey of a lifetime—one that will help you reevaluate your future and envision success on your own terms. Students and executives say that Richard Shell’s courses and executive training programs have changed their lives. Let this course change yours.",</text:span></text:p>
      <text:p text:style-name="P3"><text:s text:c="4"/><text:span text:style-name="T1">"id": "GNtVE1J0EeaAmBJfqzpttQ",</text:span></text:p>
      <text:p text:style-name="P3"><text:s text:c="4"/><text:span text:style-name="T1">"slug": "wharton-succcess",</text:span></text:p>
      <text:p text:style-name="P3"><text:s text:c="4"/><text:span text:style-name="T1">"instructorIds": "['11666630']",</text:span></text:p>
      <text:p text:style-name="P3"><text:s text:c="4"/><text:span text:style-name="T1">"specializations": "[]",</text:span></text:p>
      <text:p text:style-name="P3"><text:s text:c="4"/><text:span text:style-name="T1">"partnerIds": "['6']",</text:span></text:p>
      <text:p text:style-name="P3"><text:s text:c="4"/><text:span text:style-name="T1">"name": "Success"</text:span></text:p>
      <text:p text:style-name="P3"><text:s text:c="2"/><text:span text:style-name="T1">},</text:span></text:p>
      <text:p text:style-name="P3"><text:s text:c="2"/><text:span text:style-name="T1">{</text:span></text:p>
      <text:p text:style-name="P3"><text:s text:c="4"/><text:span text:style-name="T1">"FIELD1": 193,</text:span></text:p>
      <text:p text:style-name="P3"><text:s text:c="4"/><text:span text:style-name="T1">"courseType": "v2.ondemand",</text:span></text:p>
      <text:p text:style-name="P3"><text:s text:c="4"/><text:span text:style-name="T1">"description": "The concepts and use of project management tools, techniques and methodologies are becoming all pervasive. This course addresses project management in the context of IT projects, including software projects. Using the framework of project life cycle, the course covers various aspects pertaining to (i) project initiation, (ii) project planning and scheduling, (iii) project monitoring and control, and (iv) project termination. For planning and scheduling of projects, the use of project network and estimation of time and cost are covered in detail. <text:s/>Scheduling of projects with resource limitations is covered next.\n\nRisk assessment methods including simulation and risk reduction approaches are also be covered. The students will be required to use the software @risk to simulate project completion times. The use of Earned Value Analysis for Project Monitoring and Control is emphasized. For Software Project Management, the Waterfall Model and Agile Project Management are covered in detail.",</text:span></text:p>
      <text:p text:style-name="P3"><text:s text:c="4"/><text:span text:style-name="T1">"id": "w_suTyKnEeauCw5n3ibpNQ",</text:span></text:p>
      <text:p text:style-name="P3"><text:s text:c="4"/><text:span text:style-name="T1">"slug": "it-project-management",</text:span></text:p>
      <text:p text:style-name="P3"><text:s text:c="4"/><text:span text:style-name="T1">"instructorIds": "['20439403']",</text:span></text:p>
      <text:p text:style-name="P3"><text:s text:c="4"/><text:span text:style-name="T1">"specializations": "[]",</text:span></text:p>
      <text:p text:style-name="P3"><text:s text:c="4"/><text:span text:style-name="T1">"partnerIds": "['215']",</text:span></text:p>
      <text:p text:style-name="P3"><text:s text:c="4"/><text:span text:style-name="T1">"name": "IT Project Management"</text:span></text:p>
      <text:p text:style-name="P3"><text:s text:c="2"/><text:span text:style-name="T1">},</text:span></text:p>
      <text:p text:style-name="P3"><text:s text:c="2"/><text:span text:style-name="T1">{</text:span></text:p>
      <text:p text:style-name="P3"><text:s text:c="4"/><text:span text:style-name="T1">"FIELD1": 194,</text:span></text:p>
      <text:p text:style-name="P3"><text:s text:c="4"/><text:span text:style-name="T1">"courseType": "v2.ondemand",</text:span></text:p>
      <text:p text:style-name="P3"><text:soft-page-break/><text:s text:c="4"/><text:span text:style-name="T1">"description": "In this course you will become familiar with the ideas of the water-energy-food nexus and transdisciplinary thinking. <text:s/>\n\nYou will learn to see your community or country as a complex social-ecological system and to describe its water, energy and food metabolism in the form of a pattern, as well as to map the categories of social actors. <text:s/>\nWe will provide you with the tools to measure the nexus elements and to analyze them in a coherent way across scales and dimensions of analysis. In this way, your quantitative analysis will become useful for informed decision-making. You will be able to detect and quantify dependence on non-renewable resources and externalization of environmental problems to other societies and ecosystems (a popular ‘solution’ in the western world). <text:s/>Practical case studies, from both developed and developing countries, will help you evaluate the state-of-play of a given community or country and to evaluate possible solutions. Last but not least, you will learn to see pressing social-ecological issues, such as energy poverty, water scarcity and inequity, from a radically different perspective, and to question everything you’ve been told so far.\n\nACKNOWLEDGEMENT\nPart of the results and case studies presented have been developed within two projects: MAGIC and PARTICIPIA. However, the course does not reflect the views of the funding institutions or of the project partners as a whole, and the case studies were presented purely with an educational and illustrative purpose.",</text:span></text:p>
      <text:p text:style-name="P3"><text:s text:c="4"/><text:span text:style-name="T1">"id": "Frsakpd0Eea2shJAHKQhjA",</text:span></text:p>
      <text:p text:style-name="P3"><text:s text:c="4"/><text:span text:style-name="T1">"slug": "sustainability-social-ecological-systems",</text:span></text:p>
      <text:p text:style-name="P3"><text:s text:c="4"/><text:span text:style-name="T1">"instructorIds": "['26404539', '26314938', '26076853']",</text:span></text:p>
      <text:p text:style-name="P3"><text:s text:c="4"/><text:span text:style-name="T1">"specializations": "[]",</text:span></text:p>
      <text:p text:style-name="P3"><text:s text:c="4"/><text:span text:style-name="T1">"partnerIds": "['80']",</text:span></text:p>
      <text:p text:style-name="P3"><text:s text:c="4"/><text:span text:style-name="T1">"name": "Sustainability of Social-Ecological Systems: the Nexus between Water, Energy and Food"</text:span></text:p>
      <text:p text:style-name="P3"><text:s text:c="2"/><text:span text:style-name="T1">},</text:span></text:p>
      <text:p text:style-name="P3"><text:s text:c="2"/><text:span text:style-name="T1">{</text:span></text:p>
      <text:p text:style-name="P3"><text:s text:c="4"/><text:span text:style-name="T1">"FIELD1": 195,</text:span></text:p>
      <text:p text:style-name="P3"><text:s text:c="4"/><text:span text:style-name="T1">"courseType": "v2.ondemand",</text:span></text:p>
      <text:p text:style-name="P3"><text:s text:c="4"/><text:span text:style-name="T1">"description": "Agile embraces change which means that team should be able to effectively make changes to the system as team learns about users and market. <text:s/>To be good at effectively making changes to the system, teams need to have engineering rigor and excellence else embracing change becomes very painful and expensive. <text:s/>\n\nIn this course we will learn about engineering practices and processes that agile team uses to make sure the team is setup for change.\n\nIn additional to this, we will also learn about practices, techniques and processes that can help team build high quality software\n\nAt the end of this course, you will be able to comfortably and effectively participate in various techniques and processes for building secure and high quality software.",</text:span></text:p>
      <text:p text:style-name="P3"><text:s text:c="4"/><text:span text:style-name="T1">"id": "S3Hq7-PtEeaH9Q51wS-wDA",</text:span></text:p>
      <text:p text:style-name="P3"><text:s text:c="4"/><text:span text:style-name="T1">"slug": "engineering-practices-secure-software-quality",</text:span></text:p>
      <text:p text:style-name="P3"><text:s text:c="4"/><text:span text:style-name="T1">"instructorIds": "['22895573']",</text:span></text:p>
      <text:p text:style-name="P3"><text:s text:c="4"/><text:span text:style-name="T1">"specializations": "[]",</text:span></text:p>
      <text:p text:style-name="P3"><text:s text:c="4"/><text:span text:style-name="T1">"partnerIds": "['50']",</text:span></text:p>
      <text:p text:style-name="P3"><text:s text:c="4"/><text:span text:style-name="T1">"name": "Engineering Practices for Building Quality Software"</text:span></text:p>
      <text:p text:style-name="P3"><text:s text:c="2"/><text:span text:style-name="T1">},</text:span></text:p>
      <text:p text:style-name="P3"><text:s text:c="2"/><text:span text:style-name="T1">{</text:span></text:p>
      <text:p text:style-name="P3"><text:s text:c="4"/><text:span text:style-name="T1">"FIELD1": 196,</text:span></text:p>
      <text:p text:style-name="P3"><text:s text:c="4"/><text:span text:style-name="T1">"courseType": "v2.ondemand",</text:span></text:p>
      <text:p text:style-name="P3"><text:s text:c="4"/><text:span text:style-name="T1">"description": "In this course, application developers learn how to design and develop cloud-native applications that seamlessly integrate components from the Google Cloud ecosystem. Through a combination of presentations, demos, and hands-on labs, participants learn how to create repeatable deployments by treating infrastructure as code, choose the appropriate application execution environment for an application, and monitor application performance. \n\nPrerequisites and prework\n\n• Completed Google Cloud Platform Fundamentals or have equivalent experience\n• Working knowledge of Node.js\n• Basic proficiency with command-line </text:span><text:soft-page-break/><text:span text:style-name="T1">tools and Linux operating system environments\n• Previous course(s) in the specialization",</text:span></text:p>
      <text:p text:style-name="P3"><text:s text:c="4"/><text:span text:style-name="T1">"id": "d26jecB3EeepZQrj6yeCug",</text:span></text:p>
      <text:p text:style-name="P3"><text:s text:c="4"/><text:span text:style-name="T1">"slug": "app-deployment-debugging-performance",</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App Deployment, Debugging, and Performance"</text:span></text:p>
      <text:p text:style-name="P3"><text:s text:c="2"/><text:span text:style-name="T1">},</text:span></text:p>
      <text:p text:style-name="P3"><text:s text:c="2"/><text:span text:style-name="T1">{</text:span></text:p>
      <text:p text:style-name="P3"><text:s text:c="4"/><text:span text:style-name="T1">"FIELD1": 197,</text:span></text:p>
      <text:p text:style-name="P3"><text:s text:c="4"/><text:span text:style-name="T1">"courseType": "v2.ondemand",</text:span></text:p>
      <text:p text:style-name="P3"><text:s text:c="4"/><text:span text:style-name="T1">"description": "Calculus is one of the grandest achievements of human thought, explaining everything from planetary orbits to the optimal size of a city to the periodicity of a heartbeat. This brisk course covers the core ideas of single-variable Calculus with emphases on conceptual understanding and applications. The course is ideal for students beginning in the engineering, physical, and social sciences. Distinguishing features of the course include: 1) the introduction and use of Taylor series and approximations from the beginning; 2) a novel synthesis of discrete and continuous forms of Calculus; 3) an emphasis on the conceptual over the computational; and 4) a clear, dynamic, unified approach.\n\nIn this fourth part--part four of five--we cover computing areas and volumes, other geometric applications, physical applications, and averages and mass. <text:s/>We also introduce probability.",</text:span></text:p>
      <text:p text:style-name="P3"><text:s text:c="4"/><text:span text:style-name="T1">"id": "FXS00V1oEeWK1woL5P9cGQ",</text:span></text:p>
      <text:p text:style-name="P3"><text:s text:c="4"/><text:span text:style-name="T1">"slug": "applications-calculus",</text:span></text:p>
      <text:p text:style-name="P3"><text:s text:c="4"/><text:span text:style-name="T1">"instructorIds": "['227062']",</text:span></text:p>
      <text:p text:style-name="P3"><text:s text:c="4"/><text:span text:style-name="T1">"specializations": "[]",</text:span></text:p>
      <text:p text:style-name="P3"><text:s text:c="4"/><text:span text:style-name="T1">"partnerIds": "['6']",</text:span></text:p>
      <text:p text:style-name="P3"><text:s text:c="4"/><text:span text:style-name="T1">"name": "Calculus: Single Variable Part 4 - Applications"</text:span></text:p>
      <text:p text:style-name="P3"><text:s text:c="2"/><text:span text:style-name="T1">},</text:span></text:p>
      <text:p text:style-name="P3"><text:s text:c="2"/><text:span text:style-name="T1">{</text:span></text:p>
      <text:p text:style-name="P3"><text:s text:c="4"/><text:span text:style-name="T1">"FIELD1": 198,</text:span></text:p>
      <text:p text:style-name="P3"><text:s text:c="4"/><text:span text:style-name="T1">"courseType": "v2.ondemand",</text:span></text:p>
      <text:p text:style-name="P3"><text:s text:c="4"/><text:span text:style-name="T1">"description": "In this course, you will learn how to design assessments around the needs of your ELL students and their language level. <text:s/>You will learn how to incorporate language and content requirements for both formative and summative assessment types. You will learn to assess your ELL students through the use of project and task-based assignments. <text:s/>You will learn to use and modify rubrics to align to and measure student achievement of your language and content learning objectives. <text:s/>The course will also briefly cover strategies for supporting ELL students during standardized testing. \n\nUpon completing this course, you will be able to:\n <text:s text:c="3"/>* Conceptualize theories of authentic assessment as they apply to second language learners\n <text:s text:c="3"/>* Design formative assessment types incorporating language and content objectives\n <text:s text:c="3"/>* Design summative assessment types incorporating language and content objectives\n <text:s text:c="3"/>* Incorporate project and task-based assignments as assessment tools for ELLs\n <text:s text:c="3"/>* Design rubrics that align to language and content objectives for your ELL(s)\n <text:s text:c="3"/>* Apply the use of rubrics, both language and content, to the work of your ELL(s). \n <text:s text:c="3"/>* Support your ELL(s) <text:s/>as they participate in standardized testing",</text:span></text:p>
      <text:p text:style-name="P3"><text:s text:c="4"/><text:span text:style-name="T1">"id": "gttJnUtZEeW4rRLEP0z9Bw",</text:span></text:p>
      <text:p text:style-name="P3"><text:s text:c="4"/><text:span text:style-name="T1">"slug": "ell-assessment",</text:span></text:p>
      <text:p text:style-name="P3"><text:s text:c="4"/><text:span text:style-name="T1">"instructorIds": "['12746403', '7942296']",</text:span></text:p>
      <text:p text:style-name="P3"><text:s text:c="4"/><text:span text:style-name="T1">"specializations": "[]",</text:span></text:p>
      <text:p text:style-name="P3"><text:s text:c="4"/><text:span text:style-name="T1">"partnerIds": "['287']",</text:span></text:p>
      <text:p text:style-name="P3"><text:s text:c="4"/><text:span text:style-name="T1">"name": "Assessing Achievement with the ELL in Mind"</text:span></text:p>
      <text:p text:style-name="P3"><text:s text:c="2"/><text:span text:style-name="T1">},</text:span></text:p>
      <text:p text:style-name="P3"><text:s text:c="2"/><text:span text:style-name="T1">{</text:span></text:p>
      <text:p text:style-name="P3"><text:s text:c="4"/><text:span text:style-name="T1">"FIELD1": 199,</text:span></text:p>
      <text:p text:style-name="P3"><text:soft-page-break/><text:s text:c="4"/><text:span text:style-name="T1">"courseType": "v2.ondemand",</text:span></text:p>
      <text:p text:style-name="P3"><text:s text:c="4"/><text:span text:style-name="T1">"description": "Social media connects us across space and time, allowing us to find like-minded communities and participate creatively in public life as never before. <text:s/>We may often use social media without thinking much about the possible consequences. <text:s text:c="2"/>But there is a shadow side associated with social media use, which takes the form of hate speech, increased surveillance, lack of anonymity and questionable use of our data. What do we need to know to use social media spaces effectively, in a way that is safe and productive for all?\n\nThis course will guide you into a deeper exploration of online identity, social media communities and their users. <text:s/>You will examine the ways that social media is being used by public institutions such as government to build participation and conversation with audiences. <text:s/>You will encounter the most common ethical debates in social media. <text:s/>\n\nYou will also have the opportunity to build your practical skills by developing your professional social media profile, defining your audience, building your social media influence and understanding how to interpret data analytics to \"listen\" and communicate well.",</text:span></text:p>
      <text:p text:style-name="P3"><text:s text:c="4"/><text:span text:style-name="T1">"id": "5uY2s0U4EeWbNhIvIryYow",</text:span></text:p>
      <text:p text:style-name="P3"><text:s text:c="4"/><text:span text:style-name="T1">"slug": "ethical-social-media",</text:span></text:p>
      <text:p text:style-name="P3"><text:s text:c="4"/><text:span text:style-name="T1">"instructorIds": "['13373862']",</text:span></text:p>
      <text:p text:style-name="P3"><text:s text:c="4"/><text:span text:style-name="T1">"specializations": "[]",</text:span></text:p>
      <text:p text:style-name="P3"><text:s text:c="4"/><text:span text:style-name="T1">"partnerIds": "['264']",</text:span></text:p>
      <text:p text:style-name="P3"><text:s text:c="4"/><text:span text:style-name="T1">"name": "Ethical Social Media "</text:span></text:p>
      <text:p text:style-name="P3"><text:s text:c="2"/><text:span text:style-name="T1">},</text:span></text:p>
      <text:p text:style-name="P3"><text:s text:c="2"/><text:span text:style-name="T1">{</text:span></text:p>
      <text:p text:style-name="P3"><text:s text:c="4"/><text:span text:style-name="T1">"FIELD1": 200,</text:span></text:p>
      <text:p text:style-name="P3"><text:s text:c="4"/><text:span text:style-name="T1">"courseType": "v2.ondemand",</text:span></text:p>
      <text:p text:style-name="P3"><text:s text:c="4"/><text:span text:style-name="T1">"description": "Маркетинг – система ведения производственно-коммерческой деятельности предприятия с ориентацией на рынок, главными элементами которой являются 1) потребитель, 2) конкуренты. В курсе рассмотрены аспекты маркетинга как предприятий, работающих с потребителями товаров широкого потребления (В2С рынки), так и предприятий, клиентами которых являются другие предприятия (В2В рынки). Структура курса включает в себя изучение аспектов поведения потребителей на В2С и В2В рынках, методов маркетинговых исследований потребителей и конкурентов, управления маркетингом и оценки его эффективности. В разработке курса приняли участие компании «CML - Центр компьютерного инжиниринга СПбПУ», 3М, SWED-MOBIL, DDC.Lab, Media Price. В заданиях были использованы данные компании Mediascope, материалы маркетингового клуба КЛУМБА|ПОЛИТЕХ.\n\nЦель курса \nСформировать у слушателей представление о маркетинге как о рыночном подходе к управлению предприятием, на практических примерах показать его суть. \n\nРезультаты обучения и формируемые компетенции\nВ результате обучения слушатели будут знать и уметь применять методы маркетинговых исследований потребителей и конкурентов, понимать аспекты поведения потребителей на В2С и В2В рынках, владеть методами управления маркетингом и оценки его эффективности.",</text:span></text:p>
      <text:p text:style-name="P3"><text:s text:c="4"/><text:span text:style-name="T1">"id": "_9Re1ZenEee7dg7Ex4vIdA",</text:span></text:p>
      <text:p text:style-name="P3"><text:s text:c="4"/><text:span text:style-name="T1">"slug": "marketing-printsipy",</text:span></text:p>
      <text:p text:style-name="P3"><text:s text:c="4"/><text:span text:style-name="T1">"instructorIds": "['30378745']",</text:span></text:p>
      <text:p text:style-name="P3"><text:s text:c="4"/><text:span text:style-name="T1">"specializations": "[]",</text:span></text:p>
      <text:p text:style-name="P3"><text:s text:c="4"/><text:span text:style-name="T1">"partnerIds": "['313']",</text:span></text:p>
      <text:p text:style-name="P3"><text:s text:c="4"/><text:span text:style-name="T1">"name": "Маркетинг. Часть 1. Основные категории, принципы и подходы"</text:span></text:p>
      <text:p text:style-name="P3"><text:s text:c="2"/><text:span text:style-name="T1">},</text:span></text:p>
      <text:p text:style-name="P3"><text:s text:c="2"/><text:span text:style-name="T1">{</text:span></text:p>
      <text:p text:style-name="P3"><text:s text:c="4"/><text:span text:style-name="T1">"FIELD1": 201,</text:span></text:p>
      <text:p text:style-name="P3"><text:s text:c="4"/><text:span text:style-name="T1">"courseType": "v2.ondemand",</text:span></text:p>
      <text:p text:style-name="P3"><text:s text:c="4"/><text:span text:style-name="T1">"description": "This course explores Excel as a tool for solving business problems. In this course you will learn the basic functions of excel through guided demonstration. Each week you will build on your excel skills and be provided an opportunity to practice what you’ve learned. Finally, you will have a chance to put your knowledge to work in a final project. <text:s/>Please note, the content in this course was developed using a Windows version of Excel 2013. <text:s/>\n\nThis course was created </text:span><text:soft-page-break/><text:span text:style-name="T1">by PricewaterhouseCoopers LLP with an address at 300 Madison Avenue, New York, New York, 10017.",</text:span></text:p>
      <text:p text:style-name="P3"><text:s text:c="4"/><text:span text:style-name="T1">"id": "RGh8fgWwEeakgQ4xJu4oAw",</text:span></text:p>
      <text:p text:style-name="P3"><text:s text:c="4"/><text:span text:style-name="T1">"slug": "excel-analysis",</text:span></text:p>
      <text:p text:style-name="P3"><text:s text:c="4"/><text:span text:style-name="T1">"instructorIds": "['19932496']",</text:span></text:p>
      <text:p text:style-name="P3"><text:s text:c="4"/><text:span text:style-name="T1">"specializations": "[]",</text:span></text:p>
      <text:p text:style-name="P3"><text:s text:c="4"/><text:span text:style-name="T1">"partnerIds": "['329']",</text:span></text:p>
      <text:p text:style-name="P3"><text:s text:c="4"/><text:span text:style-name="T1">"name": "Problem Solving with Excel "</text:span></text:p>
      <text:p text:style-name="P3"><text:s text:c="2"/><text:span text:style-name="T1">},</text:span></text:p>
      <text:p text:style-name="P3"><text:s text:c="2"/><text:span text:style-name="T1">{</text:span></text:p>
      <text:p text:style-name="P3"><text:s text:c="4"/><text:span text:style-name="T1">"FIELD1": 202,</text:span></text:p>
      <text:p text:style-name="P3"><text:s text:c="4"/><text:span text:style-name="T1">"courseType": "v2.ondemand",</text:span></text:p>
      <text:p text:style-name="P3"><text:s text:c="4"/><text:span text:style-name="T1">"description": "¿Sientes curiosidad por la civilización del antiguo Egipto? ¿Eres un apasionado de su cultura e historia?\n\nEn este curso nos acercaremos a los templos de los antiguos faraones, a sus complejos funerarios, a sus ciudades, a su escritura jeroglífica, a su religión y a muchos otros aspectos de esta gran civilización. Con ello pretendemos ofrecerte una visión general de la historia y cultura de esta fascinante civilización; proporcionarte un planteamiento docente y unos materiales de alto nivel académico que te permitan introducirte en la disciplina egiptológica con una cierta profundidad y sin concesiones a los consabidos tópicos que la rodean, para, después, si lo deseas, seguir profundizando por tu cuenta. \n\nDe momento te dejamos con este vídeo: https://youtu.be/FPPhkYxWvfI\n\n¿Querrías acompañarnos en este viaje?\n\nACLARACIONES\n* Puedes realizar el curso de manera gratuita. Con ello puedes acceder a todo los contenidos (vídeos, lecturas, cuestionarios, foros). Sin embargo, no permite la opción de obtener un certificado. \n* Obtener el certificado implica cumplir una serie de requisitos, entre los cuales, abonar el coste asociado.\n\nEtiquetas: egiptología, egyptology",</text:span></text:p>
      <text:p text:style-name="P3"><text:s text:c="4"/><text:span text:style-name="T1">"id": "OPehmvpeEeSTISIAC3lNCw",</text:span></text:p>
      <text:p text:style-name="P3"><text:s text:c="4"/><text:span text:style-name="T1">"slug": "egypt",</text:span></text:p>
      <text:p text:style-name="P3"><text:s text:c="4"/><text:span text:style-name="T1">"instructorIds": "['2690314', '2690319']",</text:span></text:p>
      <text:p text:style-name="P3"><text:s text:c="4"/><text:span text:style-name="T1">"specializations": "[]",</text:span></text:p>
      <text:p text:style-name="P3"><text:s text:c="4"/><text:span text:style-name="T1">"partnerIds": "['80']",</text:span></text:p>
      <text:p text:style-name="P3"><text:s text:c="4"/><text:span text:style-name="T1">"name": "Egiptología (Egyptology)"</text:span></text:p>
      <text:p text:style-name="P3"><text:s text:c="2"/><text:span text:style-name="T1">},</text:span></text:p>
      <text:p text:style-name="P3"><text:s text:c="2"/><text:span text:style-name="T1">{</text:span></text:p>
      <text:p text:style-name="P3"><text:s text:c="4"/><text:span text:style-name="T1">"FIELD1": 203,</text:span></text:p>
      <text:p text:style-name="P3"><text:s text:c="4"/><text:span text:style-name="T1">"courseType": "v2.ondemand",</text:span></text:p>
      <text:p text:style-name="P3"><text:s text:c="4"/><text:span text:style-name="T1">"description": "This course will help you ‘up’ your game and develop the advanced level skills and techniques that elude even some of the most experienced virtual teachers. We will examine the pitfalls beginning teachers run into and learn how to overcome them by focusing on the fundamentals that have the greatest impact on student learning in a blended or online environment. Throughout the course, you will be challenged to assess your own skills and apply what you are learning by creating a guide, assignment, or resource that you will be able to use in a class that you teach or hope to teach someday soon. By the end of the course, you will not only have a better understanding of the basics, you will be able to put them together like a pro and empower your future students to be voracious learners who are ready to go out and make the world a better place to live.\n\nUpon completing this course, you will be able to:\n1. <text:s text:c="6"/>Meet your students' needs and craft a better virtual learning experience for them\n2. <text:s text:c="6"/>Set up the learning environment so you get to know your students and they get to know each other\n3. <text:s text:c="6"/>Personalize learning by providing feedback using a variety of online tools\n5. <text:s text:c="6"/>Identify at-risk students and employ effective strategies for teaching them\n6. <text:s text:c="6"/>Compare and contrast online and face-to-face learning communities\n7. <text:s text:c="6"/>Apply strategies to make virtual courses more human",</text:span></text:p>
      <text:p text:style-name="P3"><text:s text:c="4"/><text:span text:style-name="T1">"id": "gPmGQZoiEeWXlw53nZA94w",</text:span></text:p>
      <text:p text:style-name="P3"><text:s text:c="4"/><text:span text:style-name="T1">"slug": "teaching-strategies",</text:span></text:p>
      <text:p text:style-name="P3"><text:s text:c="4"/><text:span text:style-name="T1">"instructorIds": "['6806354']",</text:span></text:p>
      <text:p text:style-name="P3"><text:soft-page-break/><text:s text:c="4"/><text:span text:style-name="T1">"specializations": "[]",</text:span></text:p>
      <text:p text:style-name="P3"><text:s text:c="4"/><text:span text:style-name="T1">"partnerIds": "['30']",</text:span></text:p>
      <text:p text:style-name="P3"><text:s text:c="4"/><text:span text:style-name="T1">"name": "Advanced Instructional Strategies in the Virtual Classroom"</text:span></text:p>
      <text:p text:style-name="P3"><text:s text:c="2"/><text:span text:style-name="T1">},</text:span></text:p>
      <text:p text:style-name="P3"><text:s text:c="2"/><text:span text:style-name="T1">{</text:span></text:p>
      <text:p text:style-name="P3"><text:s text:c="4"/><text:span text:style-name="T1">"FIELD1": 204,</text:span></text:p>
      <text:p text:style-name="P3"><text:s text:c="4"/><text:span text:style-name="T1">"courseType": "v2.ondemand",</text:span></text:p>
      <text:p text:style-name="P3"><text:s text:c="4"/><text:span text:style-name="T1">"description": "Why just write poems when you can write better ones? This course is built on the notion that the most exciting writing begins after the first draft. It is specifically for folks who believe that writing poems just to express oneself is like using the Internet just for email. After all, poetry can change the way you and your readers think of the world and its inhabitants; it can break new ground for language; turn a blank sheet of paper into a teeming concert of voices and music.\n\nThough any of us may have the potential to make that happen, having an understanding of how several tools of poetic composition can be used (and audaciously “mis-used”) gives you more ways to try (and if we do this right, we might surprise ourselves most of all). \n\nWe'll cover key poetic terms and devices by studying poems by a handful of modern and contemporary poets and then get a chance to try our own hand at writing new poem drafts from a select number of prompts. Throughout the course you will have the opportunity to workshop your poem drafts and get feedback on your work, working towards a more polished poem.",</text:span></text:p>
      <text:p text:style-name="P3"><text:s text:c="4"/><text:span text:style-name="T1">"id": "lHabnht2EeWo5g5SXpDA8Q",</text:span></text:p>
      <text:p text:style-name="P3"><text:s text:c="4"/><text:span text:style-name="T1">"slug": "poetry-workshop",</text:span></text:p>
      <text:p text:style-name="P3"><text:s text:c="4"/><text:span text:style-name="T1">"instructorIds": "['8493745']",</text:span></text:p>
      <text:p text:style-name="P3"><text:s text:c="4"/><text:span text:style-name="T1">"specializations": "[]",</text:span></text:p>
      <text:p text:style-name="P3"><text:s text:c="4"/><text:span text:style-name="T1">"partnerIds": "['59']",</text:span></text:p>
      <text:p text:style-name="P3"><text:s text:c="4"/><text:span text:style-name="T1">"name": "Sharpened Visions: A Poetry Workshop"</text:span></text:p>
      <text:p text:style-name="P3"><text:s text:c="2"/><text:span text:style-name="T1">},</text:span></text:p>
      <text:p text:style-name="P3"><text:s text:c="2"/><text:span text:style-name="T1">{</text:span></text:p>
      <text:p text:style-name="P3"><text:s text:c="4"/><text:span text:style-name="T1">"FIELD1": 205,</text:span></text:p>
      <text:p text:style-name="P3"><text:s text:c="4"/><text:span text:style-name="T1">"courseType": "v2.ondemand",</text:span></text:p>
      <text:p text:style-name="P3"><text:s text:c="4"/><text:span text:style-name="T1">"description": "Ce cours à la demande s'appuie sur la formation Google Cloud Platform Big Data and Machine Learning Fundamentals. Il s'agit d'un cours accéléré, que vous pourrez effectuer en une semaine. Grâce à une série de conférences vidéo, de démonstrations et d'ateliers, vous apprendrez à créer des pipelines de flux de données à l'aide de Google Cloud Pub/Sub et de Dataflow. Objectif : faciliter la prise de décisions en temps réel. Vous apprendrez également à créer des tableaux de bord pour présenter des résultats personnalisés à différents groupes d'intervenants.\n\n\nPrérequis :\n• Avoir suivi la formation Google Cloud Platform Big Data and Machine Learning Fundamentals (ou disposer d'une expérience équivalente)\n• Quelques connaissances en Java\n\nObjectifs :\n• Savoir quand utiliser l'analyse de flux en temps réel\n• Gérer les événements de données avec le service de messagerie asynchrone Google Cloud PubSub\n• Rédiger des pipelines de flux de données et effectuer des transformations le cas échéant\n• Maîtriser les deux facettes d'un pipeline de flux de données : production et consommation\n• Faire interagir Dataflow, BigQuery et Cloud Pub/Sub pour obtenir des analyses et des flux en temps réel",</text:span></text:p>
      <text:p text:style-name="P3"><text:s text:c="4"/><text:span text:style-name="T1">"id": "kAa6kaZOEeipIQrH-_6yOA",</text:span></text:p>
      <text:p text:style-name="P3"><text:s text:c="4"/><text:span text:style-name="T1">"slug": "building-resilient-streaming-systems-gcp-fr",</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Building Resilient Streaming Systems on Google Cloud Platform en Français"</text:span></text:p>
      <text:p text:style-name="P3"><text:s text:c="2"/><text:span text:style-name="T1">},</text:span></text:p>
      <text:p text:style-name="P3"><text:s text:c="2"/><text:span text:style-name="T1">{</text:span></text:p>
      <text:p text:style-name="P3"><text:s text:c="4"/><text:span text:style-name="T1">"FIELD1": 206,</text:span></text:p>
      <text:p text:style-name="P3"><text:s text:c="4"/><text:span text:style-name="T1">"courseType": "v2.ondemand",</text:span></text:p>
      <text:p text:style-name="P3"><text:soft-page-break/><text:s text:c="4"/><text:span text:style-name="T1">"description": "Since many software developers are compulsive coders, they have created software over the years to help them do their job. <text:s/>There are tools which make design and its associated tasks easier. <text:s/>The course introduces some basic tools and techniques to help you with design. <text:s/>Tools aren’t always tangible, however. <text:s/>The last two lessons of this course discuss questions of Ethics in software development. The purpose here is, as with tools, to equip you to better carry our your responsibilities as a designer. Students will be required to have a prior knowledge of writing and delivering software and some programming knowledge in java.",</text:span></text:p>
      <text:p text:style-name="P3"><text:s text:c="4"/><text:span text:style-name="T1">"id": "xkJeRWOTEeeqbxLIz9M6nA",</text:span></text:p>
      <text:p text:style-name="P3"><text:s text:c="4"/><text:span text:style-name="T1">"slug": "software-design-methods-tools",</text:span></text:p>
      <text:p text:style-name="P3"><text:s text:c="4"/><text:span text:style-name="T1">"instructorIds": "['20861395']",</text:span></text:p>
      <text:p text:style-name="P3"><text:s text:c="4"/><text:span text:style-name="T1">"specializations": "[]",</text:span></text:p>
      <text:p text:style-name="P3"><text:s text:c="4"/><text:span text:style-name="T1">"partnerIds": "['126']",</text:span></text:p>
      <text:p text:style-name="P3"><text:s text:c="4"/><text:span text:style-name="T1">"name": "Software Design Methods and Tools"</text:span></text:p>
      <text:p text:style-name="P3"><text:s text:c="2"/><text:span text:style-name="T1">},</text:span></text:p>
      <text:p text:style-name="P3"><text:s text:c="2"/><text:span text:style-name="T1">{</text:span></text:p>
      <text:p text:style-name="P3"><text:s text:c="4"/><text:span text:style-name="T1">"FIELD1": 207,</text:span></text:p>
      <text:p text:style-name="P3"><text:s text:c="4"/><text:span text:style-name="T1">"courseType": "v2.ondemand",</text:span></text:p>
      <text:p text:style-name="P3"><text:s text:c="4"/><text:span text:style-name="T1">"description": "Every day you use your smartphone. Your smartphone wakes you up, it is the first thing you use in the morning, and the last thing you check (e.g., alarm setting) before you sleep. In addition, you use it all day. A typical cellphone user touches their mobile phone 2,617 times a day (Dscout report based on 2017) and people spend over 4 hours a day on their mobile phones (Hackernoon report) on average. Smartphones and smart watches are very useful and will become even more useful due to their smaller sizes, lighter weights, versatile functionalities, advanced mobile communications &amp; wireless networking (e.g., Wi-Fi &amp; Bluetooth) technologies. In this course, the start-of-the-art smartphone and smart watch technology and components in addition to the global market trends and future forecasts are introduced. Since everybody uses smartphones and smart watches, knowing the details about the most globally used electronic device will definitely help you in all aspects of new product and app design &amp; development, as well as business planning. In addition, the core technology and components of the world’s most popular smartphones (i.e., the Samsung Galaxy Note8 and Apple iPhone X) and smart watches (i.e., Samsung Gear S3 and the Apple Watch Series 3) are introduced along with details of the iOS and Android smartphone OSs (Operating Systems) and mobile communications 1G to 5G (for details on Wi-Fi and Bluetooth, please take my course “IoT Wireless &amp; Cloud Emerging Technology”). This course ends with projects that teach how to analyze the components of smartphones and check the mobile network. Consequently, this course will prepare you to be more successful in businesses strategic planning in the upcoming smart device era. I cordially welcome you in to the amazing internal dynamics of the smart device world!",</text:span></text:p>
      <text:p text:style-name="P3"><text:s text:c="4"/><text:span text:style-name="T1">"id": "I2Ny6xkJEeiDeA4Rm_JxDg",</text:span></text:p>
      <text:p text:style-name="P3"><text:s text:c="4"/><text:span text:style-name="T1">"slug": "smart-device-mobile-emerging-technologies",</text:span></text:p>
      <text:p text:style-name="P3"><text:s text:c="4"/><text:span text:style-name="T1">"instructorIds": "['10450398']",</text:span></text:p>
      <text:p text:style-name="P3"><text:s text:c="4"/><text:span text:style-name="T1">"specializations": "[]",</text:span></text:p>
      <text:p text:style-name="P3"><text:s text:c="4"/><text:span text:style-name="T1">"partnerIds": "['220']",</text:span></text:p>
      <text:p text:style-name="P3"><text:s text:c="4"/><text:span text:style-name="T1">"name": "Smart Device &amp; Mobile Emerging Technologies"</text:span></text:p>
      <text:p text:style-name="P3"><text:s text:c="2"/><text:span text:style-name="T1">},</text:span></text:p>
      <text:p text:style-name="P3"><text:s text:c="2"/><text:span text:style-name="T1">{</text:span></text:p>
      <text:p text:style-name="P3"><text:s text:c="4"/><text:span text:style-name="T1">"FIELD1": 208,</text:span></text:p>
      <text:p text:style-name="P3"><text:s text:c="4"/><text:span text:style-name="T1">"courseType": "v2.ondemand",</text:span></text:p>
      <text:p text:style-name="P3"><text:s text:c="4"/><text:span text:style-name="T1">"description": "This course is of an applied nature and is oriented to studies in the field of creative life intensification psychology, help with the experience of crises, human potential realization and care. It may be useful for professional psychologists, for specialists whose activity involves empathy, inspiration, understanding and creating of daily life, and for all who are interested in the topic. \n\nThe main idea of the course\nGenius, talent and golden mediocrity are different (perpendicularly oriented) dimensions of human existence. They should be </text:span><text:soft-page-break/><text:span text:style-name="T1">studied coherently with their manifestations. All together they construct a space for creative life, but each taken separately provokes traumatic, devastating and exhausting forms of anxieties. Our course shows how these three dimensions manifest themselves in life and how you can fulfill your genius, abilities, talents more fully and completely.\n\nOur Method\nWe critically examine the manifestations of the studied \"dimensions\" (phenomena), in order that by putting off all \"the supposed\" we could find specific and inherent meaning. The phenomenological method is to understand and express in simple terms the fundamental structure of creative activity, to express everything that was, that is and that will be important in the psychology of creative life.\n\nCourse objective\nOur main objective is a phenomenological description of genius, talent and golden mediocrity as specific dimensions of human life, correction of errors and misapprehensions of common sense regarding these phenomena.\n\nWhat you gain\nAfter taking this course you will know what it is to be genius. You will see the phenomena of mediocrity and talent in a new light. You will understand these phenomena better based on our various examples. You will also be able to practice various aspects of these dimensions of creativity in your daily life.",</text:span></text:p>
      <text:p text:style-name="P3"><text:s text:c="4"/><text:span text:style-name="T1">"id": "fdzGmVdFEee91g5WFbHAAA",</text:span></text:p>
      <text:p text:style-name="P3"><text:s text:c="4"/><text:span text:style-name="T1">"slug": "genius",</text:span></text:p>
      <text:p text:style-name="P3"><text:s text:c="4"/><text:span text:style-name="T1">"instructorIds": "['20428570', '7413475']",</text:span></text:p>
      <text:p text:style-name="P3"><text:s text:c="4"/><text:span text:style-name="T1">"specializations": "[]",</text:span></text:p>
      <text:p text:style-name="P3"><text:s text:c="4"/><text:span text:style-name="T1">"partnerIds": "['276']",</text:span></text:p>
      <text:p text:style-name="P3"><text:s text:c="4"/><text:span text:style-name="T1">"name": "Genius. Talent. Golden Mediocrity"</text:span></text:p>
      <text:p text:style-name="P3"><text:s text:c="2"/><text:span text:style-name="T1">},</text:span></text:p>
      <text:p text:style-name="P3"><text:s text:c="2"/><text:span text:style-name="T1">{</text:span></text:p>
      <text:p text:style-name="P3"><text:s text:c="4"/><text:span text:style-name="T1">"FIELD1": 209,</text:span></text:p>
      <text:p text:style-name="P3"><text:s text:c="4"/><text:span text:style-name="T1">"courseType": "v2.ondemand",</text:span></text:p>
      <text:p text:style-name="P3"><text:s text:c="4"/><text:span text:style-name="T1">"description": "Este curso apresenta os principais conceitos do controle de sistemas e mostra suas vantagens e importância para a sociedade moderna. Você vai entender o que é o controle de sistemas e como o controle com realimentação funciona, e passará a perceber a sua presença em diversas situações em seu dia-a-dia, na natureza, no corpo humano e em diversos dispositivos, desde os mais simples até os mais complexos.\n\nVocê vai perceber a necessidade de modelos teóricos para a análise e o projeto do controle de sistemas e aprenderá como verificar se um sistema atende a determinados requisitos de desempenho. Você também aprenderá como projetar um controle simples de modo a obter o melhor desempenho possível de um sistema de controle. Este é apenas o primeiro passo em direção a um vasto campo do conhecimento e lhe dará a base e a segurança necessárias para avançar em seus estudos no maravilhoso mundo do controle de sistemas.",</text:span></text:p>
      <text:p text:style-name="P3"><text:s text:c="4"/><text:span text:style-name="T1">"id": "2prtDtPREeWh-hLKMaYc3w",</text:span></text:p>
      <text:p text:style-name="P3"><text:s text:c="4"/><text:span text:style-name="T1">"slug": "controle",</text:span></text:p>
      <text:p text:style-name="P3"><text:s text:c="4"/><text:span text:style-name="T1">"instructorIds": "['13268751', '1983568']",</text:span></text:p>
      <text:p text:style-name="P3"><text:s text:c="4"/><text:span text:style-name="T1">"specializations": "[]",</text:span></text:p>
      <text:p text:style-name="P3"><text:s text:c="4"/><text:span text:style-name="T1">"partnerIds": "['252']",</text:span></text:p>
      <text:p text:style-name="P3"><text:s text:c="4"/><text:span text:style-name="T1">"name": "Introdução ao Controle de Sistemas"</text:span></text:p>
      <text:p text:style-name="P3"><text:s text:c="2"/><text:span text:style-name="T1">},</text:span></text:p>
      <text:p text:style-name="P3"><text:s text:c="2"/><text:span text:style-name="T1">{</text:span></text:p>
      <text:p text:style-name="P3"><text:s text:c="4"/><text:span text:style-name="T1">"FIELD1": 210,</text:span></text:p>
      <text:p text:style-name="P3"><text:s text:c="4"/><text:span text:style-name="T1">"courseType": "v2.ondemand",</text:span></text:p>
      <text:p text:style-name="P3"><text:s text:c="4"/><text:span text:style-name="T1">"description": "Few kinds of communication can have the effect of a powerful presentation. <text:s/>Even a short speech can motivate people to change long-held beliefs or to take action, and a wonderfully delivered speech can transform a normal person into a leader.\n\nIn this course, Prof. William Kuskin provides a series of pragmatic videos and exercises for successful public speaking and presentations. The course develops through four themes—mastering fear, developing a creative formula, using verbal and body language, and anticipating the room—so that you can discover your personal power as a speaker and give excellent presentations. <text:s/>\n\nSuccessful presentations do not rely on perfect teeth, a deep voice, or an army of scriptwriters. <text:s/>They depend largely on the same skills as successful Business </text:span><text:soft-page-break/><text:span text:style-name="T1">Writing and Graphic Design: clarity, structure, and revision. The goal of the course, therefore, is to enable you to discover your own internal power as a speaker and express it to the world. <text:s/>After this course, with some practice, you will be able to go into any situation and command the room for as long as you like. ",</text:span></text:p>
      <text:p text:style-name="P3"><text:s text:c="4"/><text:span text:style-name="T1">"id": "KlAJ6oysEeW79RIwiAyGoQ",</text:span></text:p>
      <text:p text:style-name="P3"><text:s text:c="4"/><text:span text:style-name="T1">"slug": "presentation-skills",</text:span></text:p>
      <text:p text:style-name="P3"><text:s text:c="4"/><text:span text:style-name="T1">"instructorIds": "['2679701']",</text:span></text:p>
      <text:p text:style-name="P3"><text:s text:c="4"/><text:span text:style-name="T1">"specializations": "[]",</text:span></text:p>
      <text:p text:style-name="P3"><text:s text:c="4"/><text:span text:style-name="T1">"partnerIds": "['71']",</text:span></text:p>
      <text:p text:style-name="P3"><text:s text:c="4"/><text:span text:style-name="T1">"name": "Successful Presentation"</text:span></text:p>
      <text:p text:style-name="P3"><text:s text:c="2"/><text:span text:style-name="T1">},</text:span></text:p>
      <text:p text:style-name="P3"><text:s text:c="2"/><text:span text:style-name="T1">{</text:span></text:p>
      <text:p text:style-name="P3"><text:s text:c="4"/><text:span text:style-name="T1">"FIELD1": 211,</text:span></text:p>
      <text:p text:style-name="P3"><text:s text:c="4"/><text:span text:style-name="T1">"courseType": "v2.ondemand",</text:span></text:p>
      <text:p text:style-name="P3"><text:s text:c="4"/><text:span text:style-name="T1">"description": "Este curso acelerado bajo demanda presenta a los participantes los servicios integrales y flexibles de infraestructura y plataforma que ofrece Google Cloud Platform. Mediante una combinación de clases por video, demostraciones y labs prácticos, los participantes exploran e implementan elementos de soluciones, incluidos componentes de infraestructura como redes, sistemas y servicios de aplicaciones. Este curso también abarca la implementación de soluciones prácticas, como interconexión de redes de manera segura, balanceo de cargas, ajuste de escala automático, automatización de la infraestructura y servicios administrados.\n\nRequisitos previos:\nPara aprovechar al máximo este curso, los participantes deberían reunir los siguientes requisitos:\n• Haber completado el curso Google Cloud Platform Fundamentals (infraestructura central o para profesionales de AWS) o tener experiencia equivalente\n• Haber completado el curso Essential Cloud Infrastructure: Foundation o tener experiencia equivalente\n• Haber completado el curso Essential Cloud Infrastructure: Core Services o tener experiencia equivalente\n• Tener conocimientos básicos sobre las herramientas de línea de comandos y los entornos del sistema operativo Linux\n• Tener experiencia en operaciones de sistemas, que incluye la implementación y la administración de aplicaciones, tanto a nivel local como en un entorno de nube pública",</text:span></text:p>
      <text:p text:style-name="P3"><text:s text:c="4"/><text:span text:style-name="T1">"id": "NEMPQKWKEeis9hK3qadDqA",</text:span></text:p>
      <text:p text:style-name="P3"><text:s text:c="4"/><text:span text:style-name="T1">"slug": "gcp-infrastructure-scaling-automation-es",</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Elastic Cloud Infrastructure: Scaling and Automation en Español"</text:span></text:p>
      <text:p text:style-name="P3"><text:s text:c="2"/><text:span text:style-name="T1">},</text:span></text:p>
      <text:p text:style-name="P3"><text:s text:c="2"/><text:span text:style-name="T1">{</text:span></text:p>
      <text:p text:style-name="P3"><text:s text:c="4"/><text:span text:style-name="T1">"FIELD1": 212,</text:span></text:p>
      <text:p text:style-name="P3"><text:s text:c="4"/><text:span text:style-name="T1">"courseType": "v2.ondemand",</text:span></text:p>
      <text:p text:style-name="P3"><text:s text:c="4"/><text:span text:style-name="T1">"description": "Economics, psychology, and neuroscience are converging today into a unified discipline of Neuroeconomics with the ultimate aim of creating a single, general theory of human decision-making. \n\nNeuroeconomics provides biologists, economists, psychologists and social scientists with a deeper understanding of how they make their own decisions and how others decide. Neuroscience, when allied with psychology and economics, creates powerful new models to explain why we make decisions. Neurobiological mechanisms of decision-making, decisions under risk, trust and cooperation will be central issues in this course. You will be provided with the most recent evidence from brain-imaging techniques (fMRI, TMS, etc.) and introduced to the explanatory models behind them.\n\nThe course does not require any prior study of economics and neuroscience; however, it might require you to study novel interdisciplinary materials. The course provides an introduction to the methodology, assumptions, and main findings of <text:s/>Neuroeconomics. Our students have different backgrounds; therefore, I have adapted and simplified the course to allow all students to understand the interdisciplinary content. This course will help you to start your progress in the </text:span><text:soft-page-break/><text:span text:style-name="T1">field of Neuroeconomics and to further develop your skills during other more advanced courses and trainings in the future. For some topics, the course will also provide supplementary videos to reveal the opinions of leading experts in the field. Each module provides optional reading material.\n\nThe course structure is as follows: During each video, you will have to answer some relevant questions. Your answers will not affect your final grade. At the end of each module, you must complete a quiz consisting of 15 questions. To pass the course, you must reach a satisfactory standard in all the course modules by completing all graded quizzes and the final exam. In addition to watching video lectures and taking quizzes, you will receive an invitation to join our forum. We plan to join the discussions in the forum on a weekly basis.\n\nWelcome to Neuroeconomics World!",</text:span></text:p>
      <text:p text:style-name="P3"><text:s text:c="4"/><text:span text:style-name="T1">"id": "mGM6AmlPEeSdNiIACrbZkA",</text:span></text:p>
      <text:p text:style-name="P3"><text:s text:c="4"/><text:span text:style-name="T1">"slug": "neuroeconomics",</text:span></text:p>
      <text:p text:style-name="P3"><text:s text:c="4"/><text:span text:style-name="T1">"instructorIds": "['5178967']",</text:span></text:p>
      <text:p text:style-name="P3"><text:s text:c="4"/><text:span text:style-name="T1">"specializations": "[]",</text:span></text:p>
      <text:p text:style-name="P3"><text:s text:c="4"/><text:span text:style-name="T1">"partnerIds": "['160']",</text:span></text:p>
      <text:p text:style-name="P3"><text:s text:c="4"/><text:span text:style-name="T1">"name": "Introduction to Neuroeconomics: How the Brain Makes Decisions"</text:span></text:p>
      <text:p text:style-name="P3"><text:s text:c="2"/><text:span text:style-name="T1">},</text:span></text:p>
      <text:p text:style-name="P3"><text:s text:c="2"/><text:span text:style-name="T1">{</text:span></text:p>
      <text:p text:style-name="P3"><text:s text:c="4"/><text:span text:style-name="T1">"FIELD1": 213,</text:span></text:p>
      <text:p text:style-name="P3"><text:s text:c="4"/><text:span text:style-name="T1">"courseType": "v2.ondemand",</text:span></text:p>
      <text:p text:style-name="P3"><text:s text:c="4"/><text:span text:style-name="T1">"description": "This is a course aimed at making you a better designer. The course marries theory and practice, as both are valuable in improving design performance. Lectures and readings will lay out the fundamental concepts that underpin design as a human activity. Weekly design challenges test your ability to apply those ideas to solve real problems. The course is deliberately broad - spanning all domains of design, including architecture, graphics, services, apparel, engineered goods, and products. The emphasis of the course is the basic design process: define, explore, select, and refine. You, the student, bring to the course your particular interests and expertise related to, for instance, engineering, furniture, fashion, architecture, or products. In prior sessions of the course about half of the participants were novices and about half had prior professional design expertise. Both groups seem to benefit substantially from the course. All project work is evaluated by your peers -- and indeed, you will also be a peer reviewer. This format allows you to see an interesting collection of projects while getting useful feedback on your own project.",</text:span></text:p>
      <text:p text:style-name="P3"><text:s text:c="4"/><text:span text:style-name="T1">"id": "FlptMGk3EeSiViIACw8GlA",</text:span></text:p>
      <text:p text:style-name="P3"><text:s text:c="4"/><text:span text:style-name="T1">"slug": "design",</text:span></text:p>
      <text:p text:style-name="P3"><text:s text:c="4"/><text:span text:style-name="T1">"instructorIds": "['341966']",</text:span></text:p>
      <text:p text:style-name="P3"><text:s text:c="4"/><text:span text:style-name="T1">"specializations": "[]",</text:span></text:p>
      <text:p text:style-name="P3"><text:s text:c="4"/><text:span text:style-name="T1">"partnerIds": "['6']",</text:span></text:p>
      <text:p text:style-name="P3"><text:s text:c="4"/><text:span text:style-name="T1">"name": "Design: Creation of Artifacts in Society"</text:span></text:p>
      <text:p text:style-name="P3"><text:s text:c="2"/><text:span text:style-name="T1">},</text:span></text:p>
      <text:p text:style-name="P3"><text:s text:c="2"/><text:span text:style-name="T1">{</text:span></text:p>
      <text:p text:style-name="P3"><text:s text:c="4"/><text:span text:style-name="T1">"FIELD1": 214,</text:span></text:p>
      <text:p text:style-name="P3"><text:s text:c="4"/><text:span text:style-name="T1">"courseType": "v2.ondemand",</text:span></text:p>
      <text:p text:style-name="P3"><text:s text:c="4"/><text:span text:style-name="T1">"description": "How tall is a modern wind turbine and how can it possibly generate power from the wind? This course gives an overview of key aspects in wind energy engineering. Whether you are looking for general insight in this green technology or your ambition is to pursue a career in wind energy engineering, 'Wind Energy' is an excellent starting point. \n\nExperts located in the wind pioneering country of Denmark will take you on a tour through the most fundamental disciplines of wind energy research such as wind measurements and resource assessment, aerodynamics, wind turbine technology, structural mechanics, materials, financial and electrical systems. \n\nYou will gain a rational understanding of wind energy engineering and, through hands-on exercises, you will learn to perform wind energy calculations based on simple models. Working with the different course disciplines will give you a taste of what wind energy engineering is all about. This allows you to identify the most interesting or relevant aspects of wind energy engineering to </text:span><text:soft-page-break/><text:span text:style-name="T1">be pursued in your future studies or in your professional career.\n\nView our video: https://youtu.be/he4UWTGHxrY",</text:span></text:p>
      <text:p text:style-name="P3"><text:s text:c="4"/><text:span text:style-name="T1">"id": "7O843CBJEeWcQw5YiljpGw",</text:span></text:p>
      <text:p text:style-name="P3"><text:s text:c="4"/><text:span text:style-name="T1">"slug": "wind-energy",</text:span></text:p>
      <text:p text:style-name="P3"><text:s text:c="4"/><text:span text:style-name="T1">"instructorIds": "['3931196', '14874677', '15138227', '15145491', '15401162', '15383423', '15814231', '15810974', '15935741', '15924047', '15920933', '15922791', '15928067', '15920508', '14885414']",</text:span></text:p>
      <text:p text:style-name="P3"><text:s text:c="4"/><text:span text:style-name="T1">"specializations": "[]",</text:span></text:p>
      <text:p text:style-name="P3"><text:s text:c="4"/><text:span text:style-name="T1">"partnerIds": "['57']",</text:span></text:p>
      <text:p text:style-name="P3"><text:s text:c="4"/><text:span text:style-name="T1">"name": "Wind Energy"</text:span></text:p>
      <text:p text:style-name="P3"><text:s text:c="2"/><text:span text:style-name="T1">},</text:span></text:p>
      <text:p text:style-name="P3"><text:s text:c="2"/><text:span text:style-name="T1">{</text:span></text:p>
      <text:p text:style-name="P3"><text:s text:c="4"/><text:span text:style-name="T1">"FIELD1": 215,</text:span></text:p>
      <text:p text:style-name="P3"><text:s text:c="4"/><text:span text:style-name="T1">"courseType": "v2.ondemand",</text:span></text:p>
      <text:p text:style-name="P3"><text:s text:c="4"/><text:span text:style-name="T1">"description": "Whether your interest lies in solving the world’s biggest problems, creating the next commercial success or addressing something closer to home, this course will give you a toolbox to vet your ideas and test them in the real world.",</text:span></text:p>
      <text:p text:style-name="P3"><text:s text:c="4"/><text:span text:style-name="T1">"id": "qu8u8vqKEeSDoyIAC1CH0g",</text:span></text:p>
      <text:p text:style-name="P3"><text:s text:c="4"/><text:span text:style-name="T1">"slug": "big-ideas",</text:span></text:p>
      <text:p text:style-name="P3"><text:s text:c="4"/><text:span text:style-name="T1">"instructorIds": "['5093098', '5079864']",</text:span></text:p>
      <text:p text:style-name="P3"><text:s text:c="4"/><text:span text:style-name="T1">"specializations": "[]",</text:span></text:p>
      <text:p text:style-name="P3"><text:s text:c="4"/><text:span text:style-name="T1">"partnerIds": "['77']",</text:span></text:p>
      <text:p text:style-name="P3"><text:s text:c="4"/><text:span text:style-name="T1">"name": "What’s Your Big Idea?"</text:span></text:p>
      <text:p text:style-name="P3"><text:s text:c="2"/><text:span text:style-name="T1">},</text:span></text:p>
      <text:p text:style-name="P3"><text:s text:c="2"/><text:span text:style-name="T1">{</text:span></text:p>
      <text:p text:style-name="P3"><text:s text:c="4"/><text:span text:style-name="T1">"FIELD1": 216,</text:span></text:p>
      <text:p text:style-name="P3"><text:s text:c="4"/><text:span text:style-name="T1">"courseType": "v2.ondemand",</text:span></text:p>
      <text:p text:style-name="P3"><text:s text:c="4"/><text:span text:style-name="T1">"description": "Learn Mandarin Chinese: Capstone Project is a beginner's course of Mandarin Chinese in continuation of Mandarin Chinese 3:\nChinese for Beginners. In this course, learners are required to complete a few tasks of using Chinese languages in simulated real life situations. Some guidance on taking and passing HSK (Chinese proficiency test) will also be provided. By completing this course, the learners will finish the learning of the whole series and be standing at the threshold of intermediate Chinese proficiency.",</text:span></text:p>
      <text:p text:style-name="P3"><text:s text:c="4"/><text:span text:style-name="T1">"id": "gILtv3bTEeaGhRIqUFWO8Q",</text:span></text:p>
      <text:p text:style-name="P3"><text:s text:c="4"/><text:span text:style-name="T1">"slug": "learn-mandarin-project",</text:span></text:p>
      <text:p text:style-name="P3"><text:s text:c="4"/><text:span text:style-name="T1">"instructorIds": "['8847624', '9605606']",</text:span></text:p>
      <text:p text:style-name="P3"><text:s text:c="4"/><text:span text:style-name="T1">"specializations": "[]",</text:span></text:p>
      <text:p text:style-name="P3"><text:s text:c="4"/><text:span text:style-name="T1">"partnerIds": "['150']",</text:span></text:p>
      <text:p text:style-name="P3"><text:s text:c="4"/><text:span text:style-name="T1">"name": "Learn Mandarin Chinese: Capstone Project"</text:span></text:p>
      <text:p text:style-name="P3"><text:s text:c="2"/><text:span text:style-name="T1">},</text:span></text:p>
      <text:p text:style-name="P3"><text:s text:c="2"/><text:span text:style-name="T1">{</text:span></text:p>
      <text:p text:style-name="P3"><text:s text:c="4"/><text:span text:style-name="T1">"FIELD1": 217,</text:span></text:p>
      <text:p text:style-name="P3"><text:s text:c="4"/><text:span text:style-name="T1">"courseType": "v2.ondemand",</text:span></text:p>
      <text:p text:style-name="P3"><text:s text:c="4"/><text:span text:style-name="T1">"description": "</text:span><text:span text:style-name="T2">　　他這麼活過他的一生，留下一本書，《莊子》。這本書影響了陶淵明的一生，影響了李太白的一生，影響了白居易的一生，影響了蘇東坡的一生。唐玄宗下詔稱此書為《南華真經》，尊莊子為南華真人。清初名評論家金聖歎，評定這本書是「天下第一才子書」。</text:span><text:span text:style-name="T1">\n\n</text:span><text:span text:style-name="T2">　　才子必讀，欲成才者必讀。如果你醉心於技進於道、技道合一的職人文化，追本溯源，請讀《莊子》。如果你不想成材、不想在優勝劣敗的競走中疲憊一生，也請讀《莊子》。如果想處於才與不才之間、想在人生的驚濤駭浪間存活、無傷，更錬就日益精進的乘御之力，就請打開《莊子》。</text:span><text:span text:style-name="T1">\n\n</text:span><text:span text:style-name="T2">　「福輕乎羽，莫之知載。禍重乎地，莫之知避。」（《莊子．人間世》）</text:span><text:span text:style-name="T1">\n\n</text:span><text:span text:style-name="T2">　　莊子所處的戰國時代，平民百姓能擁有的福份比羽毛還要輕薄，飄忽不定不知道要怎樣才能承接、擁有；可是災難禍患卻比山河大地還要沈重，想要閃避卻不知道有什麼方法能全身而退。當時，一次戰爭裡被斬首、殺害的士卒多達數萬、數十萬人。</text:span><text:span text:style-name="T1">\n\n</text:span><text:span text:style-name="T2">　　而莊子，就在這麼個布滿羅網、暗藏凶器的時代社會裏，擔任一個小小漆樹園的，小小吏。</text:span><text:span text:style-name="T1">\n\n</text:span><text:span text:style-name="T2">　　必須承受、最能感受時代之傷的，莫過於金字塔底層。</text:span><text:span text:style-name="T1">\n</text:span><text:span text:style-name="T2">　　是戰國中期的莊子，也是當代的你我。</text:span><text:span text:style-name="T1">\n</text:span><text:span text:style-name="T2">　　蕭條異代都同樣湧動著如風浪翻滾、層出不窮的普世之傷。</text:span><text:span text:style-name="T1">\n\n</text:span><text:span text:style-name="T2">　　與莊子為友，在李白之後、東坡之後，在詩人、哲人、職人與成千上萬因此改變姿勢、意識與用情的人們之後，本季課程將陪你逐字逐句讀完莊子親筆內七篇中的前三篇〈逍遙遊〉、〈齊物論〉、〈養生主〉，而莊周在此中斷續鋪陳、輻</text:span><text:soft-page-break/><text:span text:style-name="T2">輳的三個主題：姿勢、意識與感情，也將在逐字逐句的講解中豁然胸次。──你會發現，原來只要把注意力收回自身，心就可以不煩、不亂、不痛。原來只要掌握正確的姿勢原則，身體竟可以如此輕靈放鬆。原來感情可以不執著、不陷溺，只要懂得深情而不滯於情。原來身心的安定，是面對混亂的時代最有力量的武器。</text:span><text:span text:style-name="T1">\n\n</text:span><text:span text:style-name="T2">　　時局板蕩，曖昧天光，半部《論語》治天下，半部《莊子》治身心，正是時候，好好讀《莊子》。</text:span><text:span text:style-name="T1">\n\n</text:span><text:span text:style-name="T2">　　為使聽者易於掌握《莊》學大旨，將〈逍遙遊〉、〈齊物論〉、〈養生主〉各分為三、五、五章，各章下依長度略分小節；並設計體驗古典單元，使能活用於日常。</text:span><text:span text:style-name="T1">",</text:span></text:p>
      <text:p text:style-name="P3"><text:s text:c="4"/><text:span text:style-name="T1">"id": "Wp3w4NoFEeWrwgqR7TTqGQ",</text:span></text:p>
      <text:p text:style-name="P3"><text:s text:c="4"/><text:span text:style-name="T1">"slug": "zhuangzi",</text:span></text:p>
      <text:p text:style-name="P3"><text:s text:c="4"/><text:span text:style-name="T1">"instructorIds": "['19848516']",</text:span></text:p>
      <text:p text:style-name="P3"><text:s text:c="4"/><text:span text:style-name="T1">"specializations": "[]",</text:span></text:p>
      <text:p text:style-name="P3"><text:s text:c="4"/><text:span text:style-name="T1">"partnerIds": "['75']",</text:span></text:p>
      <text:p text:style-name="P3"><text:s text:c="4"/><text:span text:style-name="T1">"name": "</text:span><text:span text:style-name="T2">莊子─姿勢、意識與感情 </text:span><text:span text:style-name="T1">(Zhuangzi─Posture, Awareness, and Sentiment)"</text:span></text:p>
      <text:p text:style-name="P3"><text:s text:c="2"/><text:span text:style-name="T1">},</text:span></text:p>
      <text:p text:style-name="P3"><text:s text:c="2"/><text:span text:style-name="T1">{</text:span></text:p>
      <text:p text:style-name="P3"><text:s text:c="4"/><text:span text:style-name="T1">"FIELD1": 218,</text:span></text:p>
      <text:p text:style-name="P3"><text:s text:c="4"/><text:span text:style-name="T1">"courseType": "v2.ondemand",</text:span></text:p>
      <text:p text:style-name="P3"><text:s text:c="4"/><text:span text:style-name="T1">"description": "Influencer marketing is the practice of engaging internal and industry experts with active networks to help achieve measurable business goals. \n\nThis course is about strategy. Although there is no all-purpose, one-size-fits-all influencer marketing strategy template, you will learn how to tailor one for a wide variety of B2B, B2C, and nonprofit organizations using the two-step flow model of communication.\n \nBut this course is also about tactics. I believe, “Strategy without tactics is the slowest route to victory. Tactics without strategy is the noise before defeat.” So, you will learn both in this 6-week long course.\n\nYour final project for this course is to create a pitch deck for a social media influencer strategy. The purpose of your final project is to give you a concrete artifact that you can use to demonstrate your mastery of new competencies and skills to either the executives in your current organization or to prospective employers.",</text:span></text:p>
      <text:p text:style-name="P3"><text:s text:c="4"/><text:span text:style-name="T1">"id": "Axwi2MCtEeedJRJjt8USWA",</text:span></text:p>
      <text:p text:style-name="P3"><text:s text:c="4"/><text:span text:style-name="T1">"slug": "influencer-marketing-strategy",</text:span></text:p>
      <text:p text:style-name="P3"><text:s text:c="4"/><text:span text:style-name="T1">"instructorIds": "['26878288']",</text:span></text:p>
      <text:p text:style-name="P3"><text:s text:c="4"/><text:span text:style-name="T1">"specializations": "[]",</text:span></text:p>
      <text:p text:style-name="P3"><text:s text:c="4"/><text:span text:style-name="T1">"partnerIds": "['67']",</text:span></text:p>
      <text:p text:style-name="P3"><text:s text:c="4"/><text:span text:style-name="T1">"name": "Influencer Marketing Strategy"</text:span></text:p>
      <text:p text:style-name="P3"><text:s text:c="2"/><text:span text:style-name="T1">},</text:span></text:p>
      <text:p text:style-name="P3"><text:s text:c="2"/><text:span text:style-name="T1">{</text:span></text:p>
      <text:p text:style-name="P3"><text:s text:c="4"/><text:span text:style-name="T1">"FIELD1": 219,</text:span></text:p>
      <text:p text:style-name="P3"><text:s text:c="4"/><text:span text:style-name="T1">"courseType": "v2.ondemand",</text:span></text:p>
      <text:p text:style-name="P3"><text:s text:c="4"/><text:span text:style-name="T1">"description": "</text:span><text:span text:style-name="T2">人最宝贵的是生命，而在生命历程中充满着安全威胁与挑战。本课程以“珍爱生命、关注安全”为主线，期望通过该课程教学，努力增强学生在体育运动及野外活动中的安全防范意识，提高自我保护能力，掌握生存、自救和互救的基本技能，学会常见运动创伤的处置方法以及危险环境中的避险、自救和互助技能，具备应对突发事件的基本能力。</text:span><text:span text:style-name="T1">",</text:span></text:p>
      <text:p text:style-name="P3"><text:s text:c="4"/><text:span text:style-name="T1">"id": "192QixZOEeWKlgqs7LdhRw",</text:span></text:p>
      <text:p text:style-name="P3"><text:s text:c="4"/><text:span text:style-name="T1">"slug": "sheng-ming-an-quan-ji-jiu",</text:span></text:p>
      <text:p text:style-name="P3"><text:s text:c="4"/><text:span text:style-name="T1">"instructorIds": "['11330774']",</text:span></text:p>
      <text:p text:style-name="P3"><text:s text:c="4"/><text:span text:style-name="T1">"specializations": "[]",</text:span></text:p>
      <text:p text:style-name="P3"><text:s text:c="4"/><text:span text:style-name="T1">"partnerIds": "['150']",</text:span></text:p>
      <text:p text:style-name="P3"><text:s text:c="4"/><text:span text:style-name="T1">"name": "</text:span><text:span text:style-name="T2">生命安全与救援</text:span><text:span text:style-name="T1">Life Safety and Rescue"</text:span></text:p>
      <text:p text:style-name="P3"><text:s text:c="2"/><text:span text:style-name="T1">},</text:span></text:p>
      <text:p text:style-name="P3"><text:s text:c="2"/><text:span text:style-name="T1">{</text:span></text:p>
      <text:p text:style-name="P3"><text:s text:c="4"/><text:span text:style-name="T1">"FIELD1": 220,</text:span></text:p>
      <text:p text:style-name="P3"><text:s text:c="4"/><text:span text:style-name="T1">"courseType": "v2.ondemand",</text:span></text:p>
      <text:p text:style-name="P3"><text:s text:c="4"/><text:span text:style-name="T1">"description": "The success of every organization depends on attracting and retaining customers. Although the marketing concepts for doing so are well established, digital technology has empowered customers, while producing massive amounts of data, revolutionizing the processes through which organizations attract and retain customers. In this course, students will learn how to identify new </text:span><text:soft-page-break/><text:span text:style-name="T1">opportunities to create value for empowered consumers, develop strategies that yield an advantage over rivals, and develop the data science skills to lead more effectively, allocate resources, and to confront this very challenging environment with confidence.",</text:span></text:p>
      <text:p text:style-name="P3"><text:s text:c="4"/><text:span text:style-name="T1">"id": "VlLC102NEeWEHRLwpfV5DQ",</text:span></text:p>
      <text:p text:style-name="P3"><text:s text:c="4"/><text:span text:style-name="T1">"slug": "leadership-marketing",</text:span></text:p>
      <text:p text:style-name="P3"><text:s text:c="4"/><text:span text:style-name="T1">"instructorIds": "['15267349', '15325853', '15306259']",</text:span></text:p>
      <text:p text:style-name="P3"><text:s text:c="4"/><text:span text:style-name="T1">"specializations": "[]",</text:span></text:p>
      <text:p text:style-name="P3"><text:s text:c="4"/><text:span text:style-name="T1">"partnerIds": "['54']",</text:span></text:p>
      <text:p text:style-name="P3"><text:s text:c="4"/><text:span text:style-name="T1">"name": "Leadership Through Marketing"</text:span></text:p>
      <text:p text:style-name="P3"><text:s text:c="2"/><text:span text:style-name="T1">},</text:span></text:p>
      <text:p text:style-name="P3"><text:s text:c="2"/><text:span text:style-name="T1">{</text:span></text:p>
      <text:p text:style-name="P3"><text:s text:c="4"/><text:span text:style-name="T1">"FIELD1": 221,</text:span></text:p>
      <text:p text:style-name="P3"><text:s text:c="4"/><text:span text:style-name="T1">"courseType": "v2.ondemand",</text:span></text:p>
      <text:p text:style-name="P3"><text:s text:c="4"/><text:span text:style-name="T1">"description": "This course is aimed at everyone with an interest in entrepreneurship and innovation. This includes graduate and undergraduate students, current, past, and future entrepreneurs, managers of innovative firms, or managers in charge of leading innovation in their company. There is no formal prerequisite for this course. \n\nThroughout the course you’ll be exposed to an in-depth analysis of four applied case studies of successful ventures, as well as both theoretical and applied frameworks that will help you to better design and manage your organization. To begin, we recommend you take a few minutes to explore our website. Click on Course Content on the left to see what material we’ll cover in each of the four modules. You can also preview the assignments you’ll need to complete to pass the course. Click Discussions to see the forums where you can discuss the course material with fellow students taking the class. Be sure to introduce yourself to everyone in the Meet and Greet forum!\n\nThis course should take you about 4 weeks to complete. By the time you finish it, you’ll have learned to:\n\n•Evaluate the value-creating potential of your business idea and design the business model that is best suited to capture this value\n• Manage talent and creativity by structuring the right incentives for existing employees as well as design strategies to retain and attract the very best talent\n• Design formal organization structures that fit with the strategy of your business and the culture of your organization\n• Understand and manage norms guiding behavior in organizations\n• Recognize and manage bottlenecks hampering organizational growth\n\nWe really hope that you’ll enjoy the learning journey ahead. Good luck as you get started and we look forward to seeing you in class!\n\nProfs. Giada Di Stefano and Tomasz Obloj and HEC Paris Digital Learning\n\nThis course is part of the HEC Paris MSc in Innovation and Entrepreneurship. If you are admitted to the full program, your coursework will count towards your degree program.",</text:span></text:p>
      <text:p text:style-name="P3"><text:s text:c="4"/><text:span text:style-name="T1">"id": "nM26_CAgEeeIYhLE7kr1cg",</text:span></text:p>
      <text:p text:style-name="P3"><text:s text:c="4"/><text:span text:style-name="T1">"slug": "organizational-design-management",</text:span></text:p>
      <text:p text:style-name="P3"><text:s text:c="4"/><text:span text:style-name="T1">"instructorIds": "['6549906', '22614364']",</text:span></text:p>
      <text:p text:style-name="P3"><text:s text:c="4"/><text:span text:style-name="T1">"specializations": "[]",</text:span></text:p>
      <text:p text:style-name="P3"><text:s text:c="4"/><text:span text:style-name="T1">"partnerIds": "['161']",</text:span></text:p>
      <text:p text:style-name="P3"><text:s text:c="4"/><text:span text:style-name="T1">"name": "Organizational Design and Management"</text:span></text:p>
      <text:p text:style-name="P3"><text:s text:c="2"/><text:span text:style-name="T1">},</text:span></text:p>
      <text:p text:style-name="P3"><text:s text:c="2"/><text:span text:style-name="T1">{</text:span></text:p>
      <text:p text:style-name="P3"><text:s text:c="4"/><text:span text:style-name="T1">"FIELD1": 222,</text:span></text:p>
      <text:p text:style-name="P3"><text:s text:c="4"/><text:span text:style-name="T1">"courseType": "v2.ondemand",</text:span></text:p>
      <text:p text:style-name="P3"><text:s text:c="4"/><text:span text:style-name="T1">"description": "Learn how to implement concurrent programming in Go. Explore the roles of channels and goroutines in implementing concurrency. Topics include writing goroutines and implementing channels for communications between goroutines. Course activities will allow you to exercise Go’s capabilities for concurrent programming by developing several example programs.",</text:span></text:p>
      <text:p text:style-name="P3"><text:s text:c="4"/><text:span text:style-name="T1">"id": "m8BEnbnZEeewUQ7IuhPUJA",</text:span></text:p>
      <text:p text:style-name="P3"><text:s text:c="4"/><text:span text:style-name="T1">"slug": "golang-concurrency",</text:span></text:p>
      <text:p text:style-name="P3"><text:s text:c="4"/><text:span text:style-name="T1">"instructorIds": "['14641356']",</text:span></text:p>
      <text:p text:style-name="P3"><text:s text:c="4"/><text:span text:style-name="T1">"specializations": "[]",</text:span></text:p>
      <text:p text:style-name="P3"><text:soft-page-break/><text:s text:c="4"/><text:span text:style-name="T1">"partnerIds": "['30']",</text:span></text:p>
      <text:p text:style-name="P3"><text:s text:c="4"/><text:span text:style-name="T1">"name": "Concurrency in Go"</text:span></text:p>
      <text:p text:style-name="P3"><text:s text:c="2"/><text:span text:style-name="T1">},</text:span></text:p>
      <text:p text:style-name="P3"><text:s text:c="2"/><text:span text:style-name="T1">{</text:span></text:p>
      <text:p text:style-name="P3"><text:s text:c="4"/><text:span text:style-name="T1">"FIELD1": 223,</text:span></text:p>
      <text:p text:style-name="P3"><text:s text:c="4"/><text:span text:style-name="T1">"courseType": "v2.ondemand",</text:span></text:p>
      <text:p text:style-name="P3"><text:s text:c="4"/><text:span text:style-name="T1">"description": "Linear models, as their name implies, relates an outcome to a set of predictors of interest using linear assumptions. <text:s/>Regression models, a subset of linear models, are the most important statistical analysis tool in a data scientist’s toolkit. This course covers regression analysis, least squares and inference using regression models. Special cases of the regression model, ANOVA and ANCOVA will be covered as well. Analysis of residuals and variability will be investigated. The course will cover modern thinking on model selection and novel uses of regression models including scatterplot smoothing.",</text:span></text:p>
      <text:p text:style-name="P3"><text:s text:c="4"/><text:span text:style-name="T1">"id": "a_xPWXNVEeWxvQr3acyajw",</text:span></text:p>
      <text:p text:style-name="P3"><text:s text:c="4"/><text:span text:style-name="T1">"slug": "regression-models",</text:span></text:p>
      <text:p text:style-name="P3"><text:s text:c="4"/><text:span text:style-name="T1">"instructorIds": "['688901', '685384', '694443']",</text:span></text:p>
      <text:p text:style-name="P3"><text:s text:c="4"/><text:span text:style-name="T1">"specializations": "[]",</text:span></text:p>
      <text:p text:style-name="P3"><text:s text:c="4"/><text:span text:style-name="T1">"partnerIds": "['8']",</text:span></text:p>
      <text:p text:style-name="P3"><text:s text:c="4"/><text:span text:style-name="T1">"name": "Regression Models"</text:span></text:p>
      <text:p text:style-name="P3"><text:s text:c="2"/><text:span text:style-name="T1">},</text:span></text:p>
      <text:p text:style-name="P3"><text:s text:c="2"/><text:span text:style-name="T1">{</text:span></text:p>
      <text:p text:style-name="P3"><text:s text:c="4"/><text:span text:style-name="T1">"FIELD1": 224,</text:span></text:p>
      <text:p text:style-name="P3"><text:s text:c="4"/><text:span text:style-name="T1">"courseType": "v2.ondemand",</text:span></text:p>
      <text:p text:style-name="P3"><text:s text:c="4"/><text:span text:style-name="T1">"description": "Este curso forma parte de una secuencia con la que se propone un acercamiento a la Matemática Preuniversitaria que prepara para la Matemática Universitaria.\nEn él se asocia un significado real con el contenido matemático que se aprende y se integran tecnologías digitales en el proceso de aprendizaje. \nSe propone la reinterpretación de los contenidos matemáticos relativos a Modelos con Radicales y Exponentes en términos de nociones y procesos del Cálculo Diferencial. Esto servirá como puente para el desarrollo de un pensamiento matemático avanzado con el que se trabajará en la Matemática Universitaria. El período de acreditación para la materia Introducción a las Matemáticas ha concluido. La última fecha para recibir certificados de Coursera es 24 de julio 2017. Informaremos oportunamente cuando la opción de acreditación esté disponible de nuevo. \n\nCurso con crédito académico para alumnos admitidos y aspirantes a ingresar a su primer semestre de un programa de profesional en el Tecnológico de Monterrey. Si estás inscrito en este MOOC con el fin de obtener el crédito académico para el curso de Introducción a las matemáticas (Matemáticas Remedial), confirma tu interés en la acreditación a la cuenta: mooc@servicios.itesm.mx. Consulta las preguntas frecuentes para conocer el proceso de acreditación.",</text:span></text:p>
      <text:p text:style-name="P3"><text:s text:c="4"/><text:span text:style-name="T1">"id": "xaYbkyBTEeWibgoGfGzczQ",</text:span></text:p>
      <text:p text:style-name="P3"><text:s text:c="4"/><text:span text:style-name="T1">"slug": "calculo-4",</text:span></text:p>
      <text:p text:style-name="P3"><text:s text:c="4"/><text:span text:style-name="T1">"instructorIds": "['2672777']",</text:span></text:p>
      <text:p text:style-name="P3"><text:s text:c="4"/><text:span text:style-name="T1">"specializations": "[]",</text:span></text:p>
      <text:p text:style-name="P3"><text:s text:c="4"/><text:span text:style-name="T1">"partnerIds": "['62']",</text:span></text:p>
      <text:p text:style-name="P3"><text:s text:c="4"/><text:span text:style-name="T1">"name": "4.- El Cálculo - Otros Modelos"</text:span></text:p>
      <text:p text:style-name="P3"><text:s text:c="2"/><text:span text:style-name="T1">},</text:span></text:p>
      <text:p text:style-name="P3"><text:s text:c="2"/><text:span text:style-name="T1">{</text:span></text:p>
      <text:p text:style-name="P3"><text:s text:c="4"/><text:span text:style-name="T1">"FIELD1": 225,</text:span></text:p>
      <text:p text:style-name="P3"><text:s text:c="4"/><text:span text:style-name="T1">"courseType": "v2.ondemand",</text:span></text:p>
      <text:p text:style-name="P3"><text:s text:c="4"/><text:span text:style-name="T1">"description": "Course in French with English and Chinese subtitles\n\nCe cours présente les principaux courants qui marquent aujourd'hui la réflexion éthique et touchent tout un chacun dans sa vie personnelle, sociale et citoyenne. D’Aristote à Kant, de Bentham à Derrida, à travers un voyage philosophique passionnant nous entrerons dans le vif du débat éthique contemporain.\n\nNotre monde toujours plus complexe semble nous échapper. Réchauffement climatique, questions de début et de fin de vie, évolution vertigineuse des bio-technologies, inégale distribution des richesses, pressions migratoires accentuées… La tentation est grande d’une vie </text:span><text:soft-page-break/><text:span text:style-name="T1">morale repliée sur elle-même à partir d’une éthique minimale : « fais ce que tu veux, du moment que tu ne mets pas en péril la liberté des autres ». Nous proposons de prendre le contre-pied : défendre l’idée d’une éthique qui nous plonge dans notre réalité sociale et politique, parmi nos semblables et avec eux. Et pour cela nous reposons la question de ce qui est juste, de ce qui est bien. Sans repartir de rien, sans tout réinventer.\nC’est pourquoi nous présentons un cours qui permet de se familiariser avec les plus importantes perspectives éthiques traversant le monde contemporain : l’éthique des vertus (ou perfectionnisme) ; l’éthique du devoir (ou déontologisme) ; l’éthique utilitariste (ou conséquentialisme) ; l’éthique de l’amour (ou éthique du don). Ainsi chacun pourra mettre de l’ordre dans ses idées, repérer les différentes manières de s’orienter dans la vie morale, comprendre les différences d’appréciation face aux diverses situations qui interpellent et sollicitent.\n\nQuels que soient votre champ de savoir académique, votre engagement professionnel ou vos choix personnels, il s’agit de proposer des clés d’analyse dont vous disposerez. Pour cela, nous alternerons tout au long de ce cours les présentations des grands courants, sous leur forme ancienne puis contemporaine, et des questions plus transversales ou des cas concrets. Avec un seul but : clarifier les idées pour mieux comprendre le réel et mieux orienter l’action.\n- - - - - - - - - - - - - - - - - - - - - - - - - - -\nAbout this course:\n\nThis course presents the main schools of thought that frame today’s ethical reflection and affect everyone in their personal, social and civic life. From Aristotle to Kant, from Bentham to Derrida, we will take you to the heart of contemporary ethical debates through a fascinating philosophical journey. Our increasingly complex world seems to elude our grasp. Global warming, beginning and end-of-life issues, the dizzying evolution of bio-technologies, the unequal distribution of wealth, heightened migratory pressures ... In response, we are tempted to make the moral life a self-legislating and isolated affair: \"do what you want, as long as you do not put at risk the freedom of others\". We propose to go against this trend and to defend the idea of ​​an ethics that immerses us in our social and political reality, in and amongst our peers. We thus reformulate the question of what is right and what is good. This is not to say we are starting from scratch and reinventing the wheel. Rather, we will offer a course that allows you to encounter the most important ethical perspectives of our contemporary world: virtue ethics (or perfectionism); ethics of duty (or deontology); utilitarianism (or consequentialism); ethics of love (or ethics of the gift). Everyone will thus have a chance to evaluate his or her ideas, to identify different approaches to the moral life, and to understand a range of perspectives on different situations that face us in our lives. Whatever your field of academic knowledge, your professional commitments or personal choices, this course presents key concepts for further analysis. Therefore, we will alternate discussions of the founding schools of ethical thought, in their ancient and contemporary formulations, with cross-disciplinary issues and applied case studies. The goal throughout is to clarify ideas in order to better understand reality and orient human action.\n\n- - - - - - - - -- - - -- - - - - - - -- - - - - - -- \n</text:span><text:span text:style-name="T2">善、正义、功用：哲学伦理学导论</text:span><text:span text:style-name="T1">\n \n</text:span><text:span text:style-name="T2">本课程旨在向大家介绍伦理学的主要流派，这些流派对如今的伦理思考意义非凡，并且涉及到每个人的个人生活、社会生活和公民生活。</text:span><text:span text:style-name="T1">\n</text:span><text:span text:style-name="T2">从亚里士多德到康德，从边沁到德里达，通过引人入胜的哲学之旅，我们将进入当代伦理学辩论的核心问题。</text:span><text:span text:style-name="T1">",</text:span></text:p>
      <text:p text:style-name="P3"><text:s text:c="4"/><text:span text:style-name="T1">"id": "_Rz3I59yEeWIXgpWJNgyEw",</text:span></text:p>
      <text:p text:style-name="P3"><text:s text:c="4"/><text:span text:style-name="T1">"slug": "ethique",</text:span></text:p>
      <text:p text:style-name="P3"><text:s text:c="4"/><text:span text:style-name="T1">"instructorIds": "['2604148', '5210189']",</text:span></text:p>
      <text:p text:style-name="P3"><text:s text:c="4"/><text:span text:style-name="T1">"specializations": "[]",</text:span></text:p>
      <text:p text:style-name="P3"><text:s text:c="4"/><text:span text:style-name="T1">"partnerIds": "['49']",</text:span></text:p>
      <text:p text:style-name="P3"><text:s text:c="4"/><text:span text:style-name="T1">"name": "Le Bien, le Juste, l'Utile. Introduction aux éthiques philosophiques"</text:span></text:p>
      <text:p text:style-name="P3"><text:s text:c="2"/><text:span text:style-name="T1">},</text:span></text:p>
      <text:p text:style-name="P3"><text:s text:c="2"/><text:span text:style-name="T1">{</text:span></text:p>
      <text:p text:style-name="P3"><text:s text:c="4"/><text:span text:style-name="T1">"FIELD1": 226,</text:span></text:p>
      <text:p text:style-name="P3"><text:s text:c="4"/><text:span text:style-name="T1">"courseType": "v2.ondemand",</text:span></text:p>
      <text:p text:style-name="P3"><text:s text:c="4"/><text:span text:style-name="T1">"description": "En este curso, «Producción musical y su efecto en la composición», exploraremos cómo el proceso de producir un proyecto musical interactúa con los elementos de la composición de la música que se está </text:span><text:soft-page-break/><text:span text:style-name="T1">produciendo. Enrique Gonzalez Müller, profesor de Berklee College of Music, reconocido productor e ingeniero de sonido y ganador del Latin Grammy®, facilitará esta exploración, guiándonos a través de la producción de un tema musical en todas sus etapas, desde el demo hasta la versión final. Con esta experiencia, se demostrará la importancia de capturar las emociones que genera la música y plasmarlas en la grabación, maximizando los elementos originales que brinda una composición. Estudiantes de Berklee College of Music y la banda ganadora del Latin Grammy® Los Amigos Invisibles darán vida al proceso y ejemplificarán los conceptos de esta interesante exploración.\n\nTu profesor asistente será Sergio Torres-Letelier. Sergio es un compositor de cine, arreglista y productor musical, nacido en Chile y radicado en Los Angeles, USA. Tras obtener el título de Intérprete Instrumental (Batería) otorgado por el Instituto Profesional Escuela Moderna de Música de Santiago de Chile, Sergio fue aceptado en Berklee College of Music, en donde obtuvo un Bachelor Degree en Film Scoring, con un Minor en Conducción para Cine y Televisión.\n\n\n\nEsta obra fue financiada con una donación del Banco Inter-Americano de Desarrollo con recursos del Fondo Coreano para la Reducción de la Pobreza. \n\nLas opiniones expresadas en esta obra son exclusivamente de los autores y no necesariamente reflejan el punto de vista del Banco Interamericano de Desarrollo, de su Directorio Ejecutivo ni de los países que representa.\n\nEl Banco Interamericano de Desarrollo no garantiza la veracidad de la data incorporada en esta obra.\n\n\n\nPuedes cambiar el idioma en Coursera de inglés al español utilizando la página de ajustes de tu cuenta. Para cambiar los ajustes en tu cuenta de Coursera sigue los siguientes pasos:\n\n1. Ve a coursera.org\n2. En la esquina derecha superior haz click en el pequeño triángulo invertido que está a lado de tu nombre y foto.\n3. Haz click en ‘Settings’.\n4. Selecciona el recuadro debajo de ‘Language’ (idioma), selecciona español y salva los cambios realizados.\n\nCoursera ofrece ayuda financiera a los estudiantes que no pueden pagar los cursos y necesiten de una beca. Los estudiantes con ayuda financiera podrán tener acceso a todo el contenido del curso y completar todo el trabajo requerido para adquirir el Certificado de Coursera. La ayuda financiera solo aplica al curso en el que se aprobó la solicitud de ayuda financiera. Para aplicar haz click en la opción “Learn More and Apply” (aprende mas y aplica) debajo del menú a la izquierda.",</text:span></text:p>
      <text:p text:style-name="P3"><text:s text:c="4"/><text:span text:style-name="T1">"id": "7FRjpz1BEeWC4g7VhG4bTQ",</text:span></text:p>
      <text:p text:style-name="P3"><text:s text:c="4"/><text:span text:style-name="T1">"slug": "produccionycomposicion",</text:span></text:p>
      <text:p text:style-name="P3"><text:s text:c="4"/><text:span text:style-name="T1">"instructorIds": "['13209048']",</text:span></text:p>
      <text:p text:style-name="P3"><text:s text:c="4"/><text:span text:style-name="T1">"specializations": "[]",</text:span></text:p>
      <text:p text:style-name="P3"><text:s text:c="4"/><text:span text:style-name="T1">"partnerIds": "['21', '467']",</text:span></text:p>
      <text:p text:style-name="P3"><text:s text:c="4"/><text:span text:style-name="T1">"name": "Producción Musical y su Efecto en la Composición"</text:span></text:p>
      <text:p text:style-name="P3"><text:s text:c="2"/><text:span text:style-name="T1">},</text:span></text:p>
      <text:p text:style-name="P3"><text:s text:c="2"/><text:span text:style-name="T1">{</text:span></text:p>
      <text:p text:style-name="P3"><text:s text:c="4"/><text:span text:style-name="T1">"FIELD1": 227,</text:span></text:p>
      <text:p text:style-name="P3"><text:s text:c="4"/><text:span text:style-name="T1">"courseType": "v2.ondemand",</text:span></text:p>
      <text:p text:style-name="P3"><text:s text:c="4"/><text:span text:style-name="T1">"description": "Do you want to develop skills to prototype embedded products using state-of-the-art technologies? In this course you will build a hardware and software development environment to guide your journey through the Internet of Things specialization courses. We will use the DragonBoard™ 410c single board computer (SBC). \n\nThis is the first in a series of courses where you will learn both the theory and get the hands-on development practice needed to prototype Internet of Things products. <text:s/>This course is suitable for a broad range of learners. \n \nThis course is for you if:\n- You want to learn how to use learn how to use Linux for embedded purposes.\n- You want to pivot your career towards the design and development of Internet of Things enabled products\n- You are an entrepreneur, innovator or member of a DIY community \n\nLearning Goals: \nAfter completing this course, you will be able to:\n\n1) Know where you can find resources and help in the 96Boards ecosystem.\n2) Describe the DragonBoard™ 410c peripherals, I/O expansion capabilities, Compute (CPU and Graphics) capabilities, and Connectivity capabilities.\n3) Understand how to navigate and make use of the Linux terminal.\n4) Configure at least one integrated development environment (IDE) for developing software.\n5) Make use of Git and GitHub for version control </text:span><text:soft-page-break/><text:span text:style-name="T1">purposes.\n6) Create and build projects that interface with sensors and actuators through GPIO and Arduino.",</text:span></text:p>
      <text:p text:style-name="P3"><text:s text:c="4"/><text:span text:style-name="T1">"id": "UZCX2NyuEeeWJRKNrJVcVg",</text:span></text:p>
      <text:p text:style-name="P3"><text:s text:c="4"/><text:span text:style-name="T1">"slug": "internet-of-things-dragonboard-version2",</text:span></text:p>
      <text:p text:style-name="P3"><text:s text:c="4"/><text:span text:style-name="T1">"instructorIds": "['12279078', '12280323']",</text:span></text:p>
      <text:p text:style-name="P3"><text:s text:c="4"/><text:span text:style-name="T1">"specializations": "[]",</text:span></text:p>
      <text:p text:style-name="P3"><text:s text:c="4"/><text:span text:style-name="T1">"partnerIds": "['53']",</text:span></text:p>
      <text:p text:style-name="P3"><text:s text:c="4"/><text:span text:style-name="T1">"name": "Internet of Things V2: DragonBoard™ bring up and community ecosystem"</text:span></text:p>
      <text:p text:style-name="P3"><text:s text:c="2"/><text:span text:style-name="T1">},</text:span></text:p>
      <text:p text:style-name="P3"><text:s text:c="2"/><text:span text:style-name="T1">{</text:span></text:p>
      <text:p text:style-name="P3"><text:s text:c="4"/><text:span text:style-name="T1">"FIELD1": 228,</text:span></text:p>
      <text:p text:style-name="P3"><text:s text:c="4"/><text:span text:style-name="T1">"courseType": "v2.ondemand",</text:span></text:p>
      <text:p text:style-name="P3"><text:s text:c="4"/><text:span text:style-name="T1">"description": "We introduce low-level TensorFlow and work our way through the necessary concepts and APIs so as to be able to write distributed machine learning models. Given a TensorFlow model, we explain how to scale out the training of that model and offer high-performance predictions using Cloud Machine Learning Engine.\n\nCourse Objectives:\nCreate machine learning models in TensorFlow\nUse the TensorFlow libraries to solve numerical problems\nTroubleshoot and debug common TensorFlow code pitfalls\nUse tf.estimator to create, train, and evaluate an ML model\nTrain, deploy, and productionalize ML models at scale with Cloud ML Engine",</text:span></text:p>
      <text:p text:style-name="P3"><text:s text:c="4"/><text:span text:style-name="T1">"id": "#NAME?",</text:span></text:p>
      <text:p text:style-name="P3"><text:s text:c="4"/><text:span text:style-name="T1">"slug": "intro-tensorflow",</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Intro to TensorFlow"</text:span></text:p>
      <text:p text:style-name="P3"><text:s text:c="2"/><text:span text:style-name="T1">},</text:span></text:p>
      <text:p text:style-name="P3"><text:s text:c="2"/><text:span text:style-name="T1">{</text:span></text:p>
      <text:p text:style-name="P3"><text:s text:c="4"/><text:span text:style-name="T1">"FIELD1": 229,</text:span></text:p>
      <text:p text:style-name="P3"><text:s text:c="4"/><text:span text:style-name="T1">"courseType": "v2.ondemand",</text:span></text:p>
      <text:p text:style-name="P3"><text:s text:c="4"/><text:span text:style-name="T1">"description": "A partir de una historia del aprendizaje automático, analizamos por qué las redes neuronales, en la actualidad, ofrecen un alto rendimiento ante una variedad de problemas. Luego, analizaremos cómo configurar un problema de aprendizaje supervisado y encontrar una solución adecuada mediante el descenso de gradientes. Esto incluye crear conjuntos de datos que permitan la generalización; hablaremos sobre los métodos para hacerlo de una manera repetible que admita la experimentación.\n\nObjetivos del curso:\nIdentificar por qué el aprendizaje profundo es popular en la actualidad\nOptimizar y evaluar los modelos mediante las funciones de pérdida y las métricas de rendimiento\nMitigar los problemas comunes que surgen en el aprendizaje automático\nCrear conjuntos de datos de entrenamiento, evaluación y prueba, repetibles y escalables",</text:span></text:p>
      <text:p text:style-name="P3"><text:s text:c="4"/><text:span text:style-name="T1">"id": "ltp8oW_yEeig5gq8RRNtIg",</text:span></text:p>
      <text:p text:style-name="P3"><text:s text:c="4"/><text:span text:style-name="T1">"slug": "launching-machine-learning-es",</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Launching into Machine Learning en Español"</text:span></text:p>
      <text:p text:style-name="P3"><text:s text:c="2"/><text:span text:style-name="T1">},</text:span></text:p>
      <text:p text:style-name="P3"><text:s text:c="2"/><text:span text:style-name="T1">{</text:span></text:p>
      <text:p text:style-name="P3"><text:s text:c="4"/><text:span text:style-name="T1">"FIELD1": 230,</text:span></text:p>
      <text:p text:style-name="P3"><text:s text:c="4"/><text:span text:style-name="T1">"courseType": "v2.ondemand",</text:span></text:p>
      <text:p text:style-name="P3"><text:s text:c="4"/><text:span text:style-name="T1">"description": "Las ciudades se han convertido en un foco de interés preferente para el análisis de políticas públicas. Con una concentración de personas cada vez mayor viviendo en contextos urbanos, las ciudades son hoy el escenario de un apasionante cambio de época que afecta la esfera social, política, económica y tecnológica ¿A qué nos referimos cuando hablamos de políticas urbanas y qué las distingue de otros ámbitos de las políticas públicas? ¿Cuáles son los principales factores de vulnerabilidad urbana y qué respuestas se están articulando en forma de políticas urbanas? ¿Cómo surge la innovación en la ciudad, tanto desde la base como </text:span><text:soft-page-break/><text:span text:style-name="T1">desde las administraciones públicas? Y, finalmente, ¿qué efectos ha tenido la irrupción de la era digital en la ciudad?",</text:span></text:p>
      <text:p text:style-name="P3"><text:s text:c="4"/><text:span text:style-name="T1">"id": "zAY7p_qzEeeisRLElbyZ5g",</text:span></text:p>
      <text:p text:style-name="P3"><text:s text:c="4"/><text:span text:style-name="T1">"slug": "ciudades-politicas-urbanas",</text:span></text:p>
      <text:p text:style-name="P3"><text:s text:c="4"/><text:span text:style-name="T1">"instructorIds": "['7575382', '6733856', '31340894']",</text:span></text:p>
      <text:p text:style-name="P3"><text:s text:c="4"/><text:span text:style-name="T1">"specializations": "[]",</text:span></text:p>
      <text:p text:style-name="P3"><text:s text:c="4"/><text:span text:style-name="T1">"partnerIds": "['80']",</text:span></text:p>
      <text:p text:style-name="P3"><text:s text:c="4"/><text:span text:style-name="T1">"name": "Ciudades en crisis y nuevas políticas urbanas"</text:span></text:p>
      <text:p text:style-name="P3"><text:s text:c="2"/><text:span text:style-name="T1">},</text:span></text:p>
      <text:p text:style-name="P3"><text:s text:c="2"/><text:span text:style-name="T1">{</text:span></text:p>
      <text:p text:style-name="P3"><text:s text:c="4"/><text:span text:style-name="T1">"FIELD1": 231,</text:span></text:p>
      <text:p text:style-name="P3"><text:s text:c="4"/><text:span text:style-name="T1">"courseType": "v2.ondemand",</text:span></text:p>
      <text:p text:style-name="P3"><text:s text:c="4"/><text:span text:style-name="T1">"description": "Is your show accessible?\nWhen we ask about accessibility to shows, most people think about access for wheel chairs: the sitting arrangements and where their WC is accessible.\nWhen we ask for more details, people usually think about producing a show where persons with disabilities are performing, for example producing a show where there is some dancing with people on wheel chairs.\nAccessiblity for us is a comprehensive concept that goes from purchasing a ticket through an accessible website to catching the bus back home after the performance on accessible public transport. Accessible webs, accessible web content, accessible transport, subtitling, audio description... the possiblities are endless.\nWhy is this course useful? \nTo make the venue and the production accessible to all citizens, and specially to persons with disablities. The course will go through the many accessible services you can offer, and how to implement them in your venue or your production. The final aim is to mainstream accessibility so all people have equal access to culture.",</text:span></text:p>
      <text:p text:style-name="P3"><text:s text:c="4"/><text:span text:style-name="T1">"id": "xR84oUFlEei4wAoOX109XA",</text:span></text:p>
      <text:p text:style-name="P3"><text:s text:c="4"/><text:span text:style-name="T1">"slug": "accessibility-scenic-arts",</text:span></text:p>
      <text:p text:style-name="P3"><text:s text:c="4"/><text:span text:style-name="T1">"instructorIds": "['4465072', '8517642', '33485925']",</text:span></text:p>
      <text:p text:style-name="P3"><text:s text:c="4"/><text:span text:style-name="T1">"specializations": "[]",</text:span></text:p>
      <text:p text:style-name="P3"><text:s text:c="4"/><text:span text:style-name="T1">"partnerIds": "['80']",</text:span></text:p>
      <text:p text:style-name="P3"><text:s text:c="4"/><text:span text:style-name="T1">"name": "Accessibility to the Scenic Arts"</text:span></text:p>
      <text:p text:style-name="P3"><text:s text:c="2"/><text:span text:style-name="T1">},</text:span></text:p>
      <text:p text:style-name="P3"><text:s text:c="2"/><text:span text:style-name="T1">{</text:span></text:p>
      <text:p text:style-name="P3"><text:s text:c="4"/><text:span text:style-name="T1">"FIELD1": 232,</text:span></text:p>
      <text:p text:style-name="P3"><text:s text:c="4"/><text:span text:style-name="T1">"courseType": "v2.ondemand",</text:span></text:p>
      <text:p text:style-name="P3"><text:s text:c="4"/><text:span text:style-name="T1">"description": "¿Sabes por qué hay animales que migran cada año? ¿Cómo saben los campesinos cuándo sembrar y cuándo cosechar?\n¿Sabes qué gobierna el ciclo anual de frío y calor y de lluvias y secas?\n\nLas estaciones del año son el fenómeno climático más perceptible por el ser humano y se manifiestan de diferente forma en distintas regiones; por ejemplo cuando es invierno en la mitad del mundo, <text:s/>es verano en la otra mitad. <text:s/>Entender el mecanismo de las estaciones es el primer paso para entender el clima, que afecta a casi todas las actividades humanas.\n\nEn este curso estudiaremos los procesos que provocan las estaciones del año, las repercusiones que tienen éstas para las actividades humanas y su relación con los <text:s/>fundamentos del sistema climático terrestre. A través de simulaciones visuales haremos comprensibles conceptos y procesos físicos y te propondremos experimentos. Si estas considerando estudiar ciencias de la Tierra o si quieres comprender mejor cómo funciona el clima, este curso es para ti. \n\n¡Acompáñanos! Y conoce más sobre nuestro hogar el planeta Tierra.",</text:span></text:p>
      <text:p text:style-name="P3"><text:s text:c="4"/><text:span text:style-name="T1">"id": "iJLs_iBUEeWibgoGfGzczQ",</text:span></text:p>
      <text:p text:style-name="P3"><text:s text:c="4"/><text:span text:style-name="T1">"slug": "estaciones-clima",</text:span></text:p>
      <text:p text:style-name="P3"><text:s text:c="4"/><text:span text:style-name="T1">"instructorIds": "['13862444', '13888812']",</text:span></text:p>
      <text:p text:style-name="P3"><text:s text:c="4"/><text:span text:style-name="T1">"specializations": "[]",</text:span></text:p>
      <text:p text:style-name="P3"><text:s text:c="4"/><text:span text:style-name="T1">"partnerIds": "['58']",</text:span></text:p>
      <text:p text:style-name="P3"><text:s text:c="4"/><text:span text:style-name="T1">"name": "Las estaciones del año y el clima"</text:span></text:p>
      <text:p text:style-name="P3"><text:s text:c="2"/><text:span text:style-name="T1">},</text:span></text:p>
      <text:p text:style-name="P3"><text:s text:c="2"/><text:span text:style-name="T1">{</text:span></text:p>
      <text:p text:style-name="P3"><text:s text:c="4"/><text:span text:style-name="T1">"FIELD1": 233,</text:span></text:p>
      <text:p text:style-name="P3"><text:soft-page-break/><text:s text:c="4"/><text:span text:style-name="T1">"courseType": "v2.ondemand",</text:span></text:p>
      <text:p text:style-name="P3"><text:s text:c="4"/><text:span text:style-name="T1">"description": "This course is designed to start you on a path toward future studies in web development and design, no matter how little experience or technical knowledge you currently have. The web is a very big place, and if you are the typical internet user, you probably visit several websites every day, whether for business, entertainment or education. But have you ever wondered how these websites actually work? How are they built? How do browsers, computers, and mobile devices interact with the web? What skills are necessary to build a website? With almost 1 billion websites now on the internet, the answers to these questions could be your first step toward a better understanding of the internet and developing a new set of internet skills. <text:s/>\n\nBy the end of this course you’ll be able to describe the structure and functionality of the world wide web, create dynamic web pages using a combination of HTML, CSS, and JavaScript, apply essential programming language concepts when creating HTML forms, select an appropriate web hosting service, and publish your webpages for the world to see. Finally, you’ll be able to develop a working model for creating your own personal or business websites in the future and be fully prepared to take the next step in a more advanced web development or design course or specialization.",</text:span></text:p>
      <text:p text:style-name="P3"><text:s text:c="4"/><text:span text:style-name="T1">"id": "hVoJYnQ_EeWIfhKr_WcYsQ",</text:span></text:p>
      <text:p text:style-name="P3"><text:s text:c="4"/><text:span text:style-name="T1">"slug": "web-development",</text:span></text:p>
      <text:p text:style-name="P3"><text:s text:c="4"/><text:span text:style-name="T1">"instructorIds": "['255830']",</text:span></text:p>
      <text:p text:style-name="P3"><text:s text:c="4"/><text:span text:style-name="T1">"specializations": "[]",</text:span></text:p>
      <text:p text:style-name="P3"><text:s text:c="4"/><text:span text:style-name="T1">"partnerIds": "['83']",</text:span></text:p>
      <text:p text:style-name="P3"><text:s text:c="4"/><text:span text:style-name="T1">"name": "Introduction to Web Development"</text:span></text:p>
      <text:p text:style-name="P3"><text:s text:c="2"/><text:span text:style-name="T1">},</text:span></text:p>
      <text:p text:style-name="P3"><text:s text:c="2"/><text:span text:style-name="T1">{</text:span></text:p>
      <text:p text:style-name="P3"><text:s text:c="4"/><text:span text:style-name="T1">"FIELD1": 234,</text:span></text:p>
      <text:p text:style-name="P3"><text:s text:c="4"/><text:span text:style-name="T1">"courseType": "v2.ondemand",</text:span></text:p>
      <text:p text:style-name="P3"><text:s text:c="4"/><text:span text:style-name="T1">"description": "Identify the critical information needed to develop a product and brand strategy that generates both quick-wins and long-term value. By completing this course, you will be in position to create an activity plan to bring your brand strategy to life - both externally towards consumers and internally to employees. <text:s/>You will be able to define the right metrics for determining success in the implementation of your product and brand strategy, considering any adjustments that may need to be made under a test and learn methodology.\n\nLuis Rodriguez Baptista - a professor at IE University and Marekting Consultant - will guide you through six modules that look at first understanding the challenge of managing products through their 'life-cycle' and culminates with learning how to equip your employees with knowledge of how to deliver on your brand promise. <text:s/>The course features interviews with consumer and industry professionals, which help illustrate the importance of brand strategy. \n\nBrand and product management is a unique course which enables you to first understand the importance of brand and product management and then use brand development, architecture and portfolios, in order to achieve success.",</text:span></text:p>
      <text:p text:style-name="P3"><text:s text:c="4"/><text:span text:style-name="T1">"id": "jcbwGG00EeW9CAqYJHF3zQ",</text:span></text:p>
      <text:p text:style-name="P3"><text:s text:c="4"/><text:span text:style-name="T1">"slug": "brand-management",</text:span></text:p>
      <text:p text:style-name="P3"><text:s text:c="4"/><text:span text:style-name="T1">"instructorIds": "['15717678']",</text:span></text:p>
      <text:p text:style-name="P3"><text:s text:c="4"/><text:span text:style-name="T1">"specializations": "[]",</text:span></text:p>
      <text:p text:style-name="P3"><text:s text:c="4"/><text:span text:style-name="T1">"partnerIds": "['61']",</text:span></text:p>
      <text:p text:style-name="P3"><text:s text:c="4"/><text:span text:style-name="T1">"name": "Brand and Product Management"</text:span></text:p>
      <text:p text:style-name="P3"><text:s text:c="2"/><text:span text:style-name="T1">},</text:span></text:p>
      <text:p text:style-name="P3"><text:s text:c="2"/><text:span text:style-name="T1">{</text:span></text:p>
      <text:p text:style-name="P3"><text:s text:c="4"/><text:span text:style-name="T1">"FIELD1": 235,</text:span></text:p>
      <text:p text:style-name="P3"><text:s text:c="4"/><text:span text:style-name="T1">"courseType": "v2.ondemand",</text:span></text:p>
      <text:p text:style-name="P3"><text:s text:c="4"/><text:span text:style-name="T1">"description": "</text:span><text:span text:style-name="T2">刑法是规定犯罪与刑罚的法律。刑法学是研究刑法的科学，主要研究犯罪的成立条件以及刑罚的种类与适用刑法的制度等问题。本课程的主要目的是简明完整地说明现代刑法学总论的基本概念、基本理论与基本方法，包括的主要内容有刑法与刑法学的基本概念，刑罚的正当性，罪刑法定原则，刑法解释，刑法的适用范围，犯罪与犯罪构成的概念，犯罪构成的主要内容，排除犯罪的根据，犯罪的未完成状态，共同犯罪，刑罚的概念与体系，量刑制度，数罪并罚，缓刑、减刑与假释。本课程通过理论说明与案例分析对有关问题进行</text:span><text:soft-page-break/><text:span text:style-name="T2">讲解，鼓励同学们通过刑法发展来认识刑法的生命，通过刑法比较来认识刑法的国际标准，通过确立刑法理想来追求社会的公平正义。</text:span><text:span text:style-name="T1">\n\n</text:span><text:span text:style-name="T2">本课程将系统完整地说明、分析现代刑法学总论中的基本概念、基本理论。同学们通过本课程的讲述、案例的讨论、理论的分析，可以对现代刑法学知识的基本使用方法有一个完整的理解，从而有助于理解与分析现代社会面临的刑法问题。</text:span><text:span text:style-name="T1">",</text:span></text:p>
      <text:p text:style-name="P3"><text:s text:c="4"/><text:span text:style-name="T1">"id": "WHpKheovEeWHHw4eQCNF6Q",</text:span></text:p>
      <text:p text:style-name="P3"><text:s text:c="4"/><text:span text:style-name="T1">"slug": "xingfa-xue-zong-lun",</text:span></text:p>
      <text:p text:style-name="P3"><text:s text:c="4"/><text:span text:style-name="T1">"instructorIds": "['6063593']",</text:span></text:p>
      <text:p text:style-name="P3"><text:s text:c="4"/><text:span text:style-name="T1">"specializations": "[]",</text:span></text:p>
      <text:p text:style-name="P3"><text:s text:c="4"/><text:span text:style-name="T1">"partnerIds": "['163']",</text:span></text:p>
      <text:p text:style-name="P3"><text:s text:c="4"/><text:span text:style-name="T1">"name": "</text:span><text:span text:style-name="T2">刑法学总论 </text:span><text:span text:style-name="T1">Criminal Law"</text:span></text:p>
      <text:p text:style-name="P3"><text:s text:c="2"/><text:span text:style-name="T1">},</text:span></text:p>
      <text:p text:style-name="P3"><text:s text:c="2"/><text:span text:style-name="T1">{</text:span></text:p>
      <text:p text:style-name="P3"><text:s text:c="4"/><text:span text:style-name="T1">"FIELD1": 236,</text:span></text:p>
      <text:p text:style-name="P3"><text:s text:c="4"/><text:span text:style-name="T1">"courseType": "v2.ondemand",</text:span></text:p>
      <text:p text:style-name="P3"><text:s text:c="4"/><text:span text:style-name="T1">"description": "This course teached the basics of urban planning in Africa through technical, environmental, social and economical dimensions.\n\nIt focuses on African cities only. Although, they exemplify well cities in the Global South, and potentially all cities, we will make the African context highly topical.\n\nThe course is provided by the Urban and Regional community at the Swiss Federal Insitute of Technology in Lausanne (EPFL). More information can be found here https://ceat.epfl.ch/",</text:span></text:p>
      <text:p text:style-name="P3"><text:s text:c="4"/><text:span text:style-name="T1">"id": "1vZ1g32lEeWb-BLhFdaGww",</text:span></text:p>
      <text:p text:style-name="P3"><text:s text:c="4"/><text:span text:style-name="T1">"slug": "african-cities1",</text:span></text:p>
      <text:p text:style-name="P3"><text:s text:c="4"/><text:span text:style-name="T1">"instructorIds": "['3959836', '24640357']",</text:span></text:p>
      <text:p text:style-name="P3"><text:s text:c="4"/><text:span text:style-name="T1">"specializations": "[]",</text:span></text:p>
      <text:p text:style-name="P3"><text:s text:c="4"/><text:span text:style-name="T1">"partnerIds": "['16']",</text:span></text:p>
      <text:p text:style-name="P3"><text:s text:c="4"/><text:span text:style-name="T1">"name": "African cities : An Introduction to Urban Planning"</text:span></text:p>
      <text:p text:style-name="P3"><text:s text:c="2"/><text:span text:style-name="T1">},</text:span></text:p>
      <text:p text:style-name="P3"><text:s text:c="2"/><text:span text:style-name="T1">{</text:span></text:p>
      <text:p text:style-name="P3"><text:s text:c="4"/><text:span text:style-name="T1">"FIELD1": 237,</text:span></text:p>
      <text:p text:style-name="P3"><text:s text:c="4"/><text:span text:style-name="T1">"courseType": "v2.ondemand",</text:span></text:p>
      <text:p text:style-name="P3"><text:s text:c="4"/><text:span text:style-name="T1">"description": "Курс по русскому языку как иностранному В2-2 предназначен для тех, кто хочет усовершенствовать свои знания русского языка . Курс включает учебные видеосюжеты, подкасты, аутентичные видеотексты для аудирования, аутентичные тексты для чтения, разделы «Грамматика», «Говорение», «Взаимопроверка».",</text:span></text:p>
      <text:p text:style-name="P3"><text:s text:c="4"/><text:span text:style-name="T1">"id": "P0jwJLfzEee2exK3h4DxLg",</text:span></text:p>
      <text:p text:style-name="P3"><text:s text:c="4"/><text:span text:style-name="T1">"slug": "russkiy-kak-inostrannyy-b2-2",</text:span></text:p>
      <text:p text:style-name="P3"><text:s text:c="4"/><text:span text:style-name="T1">"instructorIds": "['29658868', '21782971', '29475712', '21752385', '19615625']",</text:span></text:p>
      <text:p text:style-name="P3"><text:s text:c="4"/><text:span text:style-name="T1">"specializations": "[]",</text:span></text:p>
      <text:p text:style-name="P3"><text:s text:c="4"/><text:span text:style-name="T1">"partnerIds": "['179']",</text:span></text:p>
      <text:p text:style-name="P3"><text:s text:c="4"/><text:span text:style-name="T1">"name": "Русский язык как иностранный B2-2"</text:span></text:p>
      <text:p text:style-name="P3"><text:s text:c="2"/><text:span text:style-name="T1">},</text:span></text:p>
      <text:p text:style-name="P3"><text:s text:c="2"/><text:span text:style-name="T1">{</text:span></text:p>
      <text:p text:style-name="P3"><text:s text:c="4"/><text:span text:style-name="T1">"FIELD1": 238,</text:span></text:p>
      <text:p text:style-name="P3"><text:s text:c="4"/><text:span text:style-name="T1">"courseType": "v2.ondemand",</text:span></text:p>
      <text:p text:style-name="P3"><text:s text:c="4"/><text:span text:style-name="T1">"description": "This course addresses recorded vocal performances and the technologies used to highlight and support them in modern record production and mixes. Most of us know that vocals serve as the focal point of modern recordings but many do not know the tools used or when the tools are used best in modern record production.\n\nThe course begins with simple vocal placement in a mix, where you will also learn the fundamentals of compression and equalization. You’ll further study delays and reverbs before moving to advanced concepts in audio editing, synthetic processing, automatic &amp; graphic pitch correction, time compression, time expansion, flex and elastic audio. \n\nThrough analysis and/or hands on projects that the students will post for peer review, the student will gain an understanding of the many choices available to modern record producers as they record and mix with a modern tool set. You’ll see, in action, the Vocoder, Auto-Tune, Melodyne, Elastic Audio, Flex Time, VocAlign, tempo based editing and a </text:span><text:soft-page-break/><text:span text:style-name="T1">host of other file modification protocols that are readily available on most Digital Audio Workstations. This course gives students a thorough look at the expanded choices that have risen in the art of vocal production as a result of these modern tools.\n\nThe goal of the course is to help interested novices understand the recordings they are listening to, performers find an expanded language for their recorded voices and for vocal producers to be able to create musically artistic visualizations using singers as their paintbrushes.",</text:span></text:p>
      <text:p text:style-name="P3"><text:s text:c="4"/><text:span text:style-name="T1">"id": "kKwHoIP4Eea_HA7U3gpEVw",</text:span></text:p>
      <text:p text:style-name="P3"><text:s text:c="4"/><text:span text:style-name="T1">"slug": "vocal-production",</text:span></text:p>
      <text:p text:style-name="P3"><text:s text:c="4"/><text:span text:style-name="T1">"instructorIds": "['23132098']",</text:span></text:p>
      <text:p text:style-name="P3"><text:s text:c="4"/><text:span text:style-name="T1">"specializations": "[]",</text:span></text:p>
      <text:p text:style-name="P3"><text:s text:c="4"/><text:span text:style-name="T1">"partnerIds": "['21']",</text:span></text:p>
      <text:p text:style-name="P3"><text:s text:c="4"/><text:span text:style-name="T1">"name": "The Art of Vocal Production"</text:span></text:p>
      <text:p text:style-name="P3"><text:s text:c="2"/><text:span text:style-name="T1">},</text:span></text:p>
      <text:p text:style-name="P3"><text:s text:c="2"/><text:span text:style-name="T1">{</text:span></text:p>
      <text:p text:style-name="P3"><text:s text:c="4"/><text:span text:style-name="T1">"FIELD1": 239,</text:span></text:p>
      <text:p text:style-name="P3"><text:s text:c="4"/><text:span text:style-name="T1">"courseType": "v2.ondemand",</text:span></text:p>
      <text:p text:style-name="P3"><text:s text:c="4"/><text:span text:style-name="T1">"description": "This course is about how the brain creates our sense of spatial location from a variety of sensory and motor sources, and how this spatial sense in turn shapes our cognitive abilities.\n\nKnowing where things are is effortless. <text:s/>But “under the hood,” your brain must figure out even the simplest of details about the world around you and your position in it. <text:s/>Recognizing your mother, finding your phone, going to the grocery store, playing the banjo – these require careful sleuthing and coordination across different sensory and motor domains. <text:s/>This course traces the brain’s detective work to create this sense of space and argues that the brain’s spatial focus permeates our cognitive abilities, affecting the way we think and remember.\n\nThe material in this course is based on a book I've written for a general audience. <text:s/>The book is called \"Making Space: How the Brain Knows Where Things Are\", and is available from Amazon, Barnes and Noble, or directly from Harvard University Press. \n\nThe course material overlaps with classes on perception or systems neuroscience, and can be taken either before or after such classes.\n\nDr. Jennifer M. Groh, Ph.D.\nProfessor\nPsychology &amp; Neuroscience; Neurobiology\nDuke University\n www.duke.edu/~jmgroh\n\nJennifer M. Groh is interested in how the brain process spatial information in different sensory systems, and how the brain's spatial codes influence other aspects of cognition. <text:s/>She is the author of a recent book entitled \"Making Space: <text:s/>How the Brain Knows Where Things Are\" (Harvard University Press, fall 2014).\n\nMuch of her research concerns differences in how the visual and auditory systems encode location, and how vision influences hearing. <text:s/>Her laboratory has demonstrated that neurons in auditory brain regions are sometimes responsive not just to what we hear but also to what direction we are looking and what visual stimuli we can see. <text:s/>These surprising findings challenge the prevailing assumption that the brain’s sensory pathways remain separate and distinct from each other at early stages, and suggest a mechanism for such multi-sensory interactions as lip-reading and ventriloquism (the capture of perceived sound location by a plausible nearby visual stimulus).\n\nDr. Groh has been a professor at Duke University since 2006. <text:s/>She received her undergraduate degree in biology from Princeton University in 1988 before studying neuroscience at the University of Michigan (Master’s, 1990), the University of Pennsylvania (Ph.D., 1993), and Stanford University (postdoctoral, 1994-1997). <text:s/>Dr. Groh has been teaching undergraduate classes on the neural basis of perception and memory for over fifteen years. <text:s/>She is presently a faculty member at the Center for Cognitive Neuroscience and the Duke Institute for Brain Sciences at Duke University. <text:s/>She also holds appointments in the Departments of Neurobiology and Psychology &amp; Neuroscience at Duke.\n\nDr. Groh’s research has been supported by a variety of sources including the John S. Guggenheim Foundation, the National Institutes of Health, the National Science Foundation, and the Office of Naval Research Young Investigator Program, the McKnight Endowment Fund for Neuroscience, the John Merck Scholars Program, the EJLB Foundation, the Alfred P. Sloan </text:span><text:soft-page-break/><text:span text:style-name="T1">Foundation, the Whitehall Foundation, and the National Organization for Hearing Research.",</text:span></text:p>
      <text:p text:style-name="P3"><text:s text:c="4"/><text:span text:style-name="T1">"id": "jnoxprrzEeW2iwpbOuagWQ",</text:span></text:p>
      <text:p text:style-name="P3"><text:s text:c="4"/><text:span text:style-name="T1">"slug": "human-brain",</text:span></text:p>
      <text:p text:style-name="P3"><text:s text:c="4"/><text:span text:style-name="T1">"instructorIds": "['2443158']",</text:span></text:p>
      <text:p text:style-name="P3"><text:s text:c="4"/><text:span text:style-name="T1">"specializations": "[]",</text:span></text:p>
      <text:p text:style-name="P3"><text:s text:c="4"/><text:span text:style-name="T1">"partnerIds": "['7']",</text:span></text:p>
      <text:p text:style-name="P3"><text:s text:c="4"/><text:span text:style-name="T1">"name": "The Brain and Space"</text:span></text:p>
      <text:p text:style-name="P3"><text:s text:c="2"/><text:span text:style-name="T1">},</text:span></text:p>
      <text:p text:style-name="P3"><text:s text:c="2"/><text:span text:style-name="T1">{</text:span></text:p>
      <text:p text:style-name="P3"><text:s text:c="4"/><text:span text:style-name="T1">"FIELD1": 240,</text:span></text:p>
      <text:p text:style-name="P3"><text:s text:c="4"/><text:span text:style-name="T1">"courseType": "v2.ondemand",</text:span></text:p>
      <text:p text:style-name="P3"><text:s text:c="4"/><text:span text:style-name="T1">"description": "This is an introductory astronomy survey class that covers our understanding of the physical universe and its major constituents, including planetary systems, stars, galaxies, black holes, quasars, larger structures, and the universe as a whole.",</text:span></text:p>
      <text:p text:style-name="P3"><text:s text:c="4"/><text:span text:style-name="T1">"id": "QgmoVdT2EeSlhSIACx2EBw",</text:span></text:p>
      <text:p text:style-name="P3"><text:s text:c="4"/><text:span text:style-name="T1">"slug": "evolvinguniverse",</text:span></text:p>
      <text:p text:style-name="P3"><text:s text:c="4"/><text:span text:style-name="T1">"instructorIds": "['685941']",</text:span></text:p>
      <text:p text:style-name="P3"><text:s text:c="4"/><text:span text:style-name="T1">"specializations": "[]",</text:span></text:p>
      <text:p text:style-name="P3"><text:s text:c="4"/><text:span text:style-name="T1">"partnerIds": "['12']",</text:span></text:p>
      <text:p text:style-name="P3"><text:s text:c="4"/><text:span text:style-name="T1">"name": "The Evolving Universe"</text:span></text:p>
      <text:p text:style-name="P3"><text:s text:c="2"/><text:span text:style-name="T1">},</text:span></text:p>
      <text:p text:style-name="P3"><text:s text:c="2"/><text:span text:style-name="T1">{</text:span></text:p>
      <text:p text:style-name="P3"><text:s text:c="4"/><text:span text:style-name="T1">"FIELD1": 241,</text:span></text:p>
      <text:p text:style-name="P3"><text:s text:c="4"/><text:span text:style-name="T1">"courseType": "v2.ondemand",</text:span></text:p>
      <text:p text:style-name="P3"><text:s text:c="4"/><text:span text:style-name="T1">"description": "This course gives you a complete insight into the modern design of digital systems fundamentals from an eminently practical point of view. Unlike other more \"classic\" digital circuits courses, our interest focuses more on the system than on the electronics that support it. This approach will allow us to lay the foundation for the design of complex digital systems.\n\nYou will learn a set of design methodologies and will use a set of (educational-oriented) computer-aided-design tools (CAD) that will allow you not only to design small and medium size circuits, but also to access to higher level courses covering so exciting topics as application specific integrated circuits (ASICs) design or computer architecture, to give just two examples.\n\nCourse topics are complemented with the design of a simple processor, introduced as a transversal example of a complex digital system. This example will let you understand and feel comfortable with some fundamental computer architecture terms as the instruction set, microprograms and microinstructions.\n\nAfter completing this course you will be able to:\n\n <text:s text:c="2"/>* Design medium complexity digital systems.\n <text:s text:c="2"/>* Understand the description of digital systems using high-level languages such as VHDL.\n <text:s text:c="2"/>* Understand how computers operate at their most basic level (machine language).",</text:span></text:p>
      <text:p text:style-name="P3"><text:s text:c="4"/><text:span text:style-name="T1">"id": "yO1M0Hj6EeWX2xK7ROQidQ",</text:span></text:p>
      <text:p text:style-name="P3"><text:s text:c="4"/><text:span text:style-name="T1">"slug": "digital-systems",</text:span></text:p>
      <text:p text:style-name="P3"><text:s text:c="4"/><text:span text:style-name="T1">"instructorIds": "['2690264', '4147290', '4086935', '4113684', '3980791', '4302563', '2690259']",</text:span></text:p>
      <text:p text:style-name="P3"><text:s text:c="4"/><text:span text:style-name="T1">"specializations": "[]",</text:span></text:p>
      <text:p text:style-name="P3"><text:s text:c="4"/><text:span text:style-name="T1">"partnerIds": "['80']",</text:span></text:p>
      <text:p text:style-name="P3"><text:s text:c="4"/><text:span text:style-name="T1">"name": "Digital Systems: From Logic Gates to Processors"</text:span></text:p>
      <text:p text:style-name="P3"><text:s text:c="2"/><text:span text:style-name="T1">},</text:span></text:p>
      <text:p text:style-name="P3"><text:s text:c="2"/><text:span text:style-name="T1">{</text:span></text:p>
      <text:p text:style-name="P3"><text:s text:c="4"/><text:span text:style-name="T1">"FIELD1": 242,</text:span></text:p>
      <text:p text:style-name="P3"><text:s text:c="4"/><text:span text:style-name="T1">"courseType": "v2.ondemand",</text:span></text:p>
      <text:p text:style-name="P3"><text:s text:c="4"/><text:span text:style-name="T1">"description": "Tired of solving Sudokus by hand? This class teaches you how to solve complex search problems with discrete optimization concepts and algorithms, including constraint programming, local search, and mixed-integer programming.\n\nOptimization technology is ubiquitous in our society. It schedules planes and their crews, coordinates the production of steel, and organizes the transportation </text:span><text:soft-page-break/><text:span text:style-name="T1">of iron ore from the mines to the ports. Optimization clears the day-ahead and real-time markets to deliver electricity to millions of people. It organizes kidney exchanges and cancer treatments and helps scientists understand the fundamental fabric of life, control complex chemical reactions, and design drugs that may benefit billions of individuals.\n\nThis class is an introduction to discrete optimization and exposes students to some of the most fundamental concepts and algorithms in the field. It covers constraint programming, local search, and mixed-integer programming from their foundations to their applications for complex practical problems in areas such as scheduling, vehicle routing, supply-chain optimization, and resource allocation.",</text:span></text:p>
      <text:p text:style-name="P3"><text:s text:c="4"/><text:span text:style-name="T1">"id": "THkzKaBPEeWm9xJA1YXcWQ",</text:span></text:p>
      <text:p text:style-name="P3"><text:s text:c="4"/><text:span text:style-name="T1">"slug": "discrete-optimization",</text:span></text:p>
      <text:p text:style-name="P3"><text:s text:c="4"/><text:span text:style-name="T1">"instructorIds": "['1289035', '1762431']",</text:span></text:p>
      <text:p text:style-name="P3"><text:s text:c="4"/><text:span text:style-name="T1">"specializations": "[]",</text:span></text:p>
      <text:p text:style-name="P3"><text:s text:c="4"/><text:span text:style-name="T1">"partnerIds": "['33']",</text:span></text:p>
      <text:p text:style-name="P3"><text:s text:c="4"/><text:span text:style-name="T1">"name": "Discrete Optimization"</text:span></text:p>
      <text:p text:style-name="P3"><text:s text:c="2"/><text:span text:style-name="T1">},</text:span></text:p>
      <text:p text:style-name="P3"><text:s text:c="2"/><text:span text:style-name="T1">{</text:span></text:p>
      <text:p text:style-name="P3"><text:s text:c="4"/><text:span text:style-name="T1">"FIELD1": 243,</text:span></text:p>
      <text:p text:style-name="P3"><text:s text:c="4"/><text:span text:style-name="T1">"courseType": "v2.ondemand",</text:span></text:p>
      <text:p text:style-name="P3"><text:s text:c="4"/><text:span text:style-name="T1">"description": "Littéralement « amour de l’humanité », la philanthropie désigne aujourd’hui l'ensemble des dons librement consentis par des acteurs privés en faveur de l'intérêt général. Dans les médias, la philanthropie est incarnée aujourd’hui par les milliardaires américains Bill Gates et Warren Buffet qui ont donné une grande part de leur fortune à une fondation en faveur de la santé et de l’éducation. Mais cette vision est partielle : la philanthropie est très active dans la plupart des régions du monde, pas seulement aux Etats-Unis, et ce ne sont pas seulement les très riches qui donnent, puisque de nombreux particuliers et entreprises s’impliquent. \n\nEn ce début de XXIe siècle marqué par les crises économiques et politiques, la philanthropie joue un rôle croissant pour répondre aux grands défis de notre temps. Alternative au modèle marchand et à la redistribution publique via l’impôt, le don privé est activement recherché pour financer la lutte contre la pauvreté, l’éducation, la recherche médicale ou la culture… Partout dans le monde, les fondations se multiplient, les dons se développent et influencent la vie de très nombreuses personnes. Les besoins sont immenses et la concurrence pour trouver des fonds n’a jamais été aussi vive. \n\nMalgré son importance, la philanthropie reste mal connue notamment en France et en Europe. Plusieurs questions clés restent en suspens : De quoi parle-t-on exactement ? Qu’est-ce qui motive les philanthropes et favorise leur action ? Quelles sont les différentes façons d’agir en philanthropie ? Quel est son impact et comment l’évaluer? L’objectif de ce MOOC est de répondre à ces quatre grandes questions, en mobilisant les dernières avancées en matière de recherche et le point de vue d’experts reconnus dans leur domaine. \n\nQue vous soyez simplement curieux de découvrir le sujet, déjà donateur ou engagé dans une démarche philanthropique, ou un professionnel qui accompagne ou sollicite des philanthropes, ce MOOC est fait pour vous ! Chaque semaine, vous progresserez grâce à des vidéos alliant théorie et pratique, des lectures pour aller plus loin, des quiz pour renforcer vos acquis et des forums où vous pourrez échanger entre participants et avec l’équipe pédagogique. A l’issue de ce MOOC, vous aurez toutes les clés en main pour comprendre et agir en faveur d’un monde meilleur !\n\nCe MOOC est réalisé par la chaire Philanthropie de l’ESSEC, en collaboration avec la Fondation de France. \n\nLa chaire Philanthropie de l’ESSEC bénéficie du soutien de la Fondation de France, de la Fondation Daniel &amp; Nina Carasso, des Fondations Edmond de Rothschild, de la Fondation Bettencourt Schueller et de la Fondation Caritas France.",</text:span></text:p>
      <text:p text:style-name="P3"><text:s text:c="4"/><text:span text:style-name="T1">"id": "AUxxP-LfEeaqDQq7dMI62A",</text:span></text:p>
      <text:p text:style-name="P3"><text:s text:c="4"/><text:span text:style-name="T1">"slug": "philanthropie",</text:span></text:p>
      <text:p text:style-name="P3"><text:s text:c="4"/><text:span text:style-name="T1">"instructorIds": "['4451871', '9316988']",</text:span></text:p>
      <text:p text:style-name="P3"><text:s text:c="4"/><text:span text:style-name="T1">"specializations": "[]",</text:span></text:p>
      <text:p text:style-name="P3"><text:s text:c="4"/><text:span text:style-name="T1">"partnerIds": "['223']",</text:span></text:p>
      <text:p text:style-name="P3"><text:soft-page-break/><text:s text:c="4"/><text:span text:style-name="T1">"name": "La Philanthropie : Comprendre et Agir"</text:span></text:p>
      <text:p text:style-name="P3"><text:s text:c="2"/><text:span text:style-name="T1">},</text:span></text:p>
      <text:p text:style-name="P3"><text:s text:c="2"/><text:span text:style-name="T1">{</text:span></text:p>
      <text:p text:style-name="P3"><text:s text:c="4"/><text:span text:style-name="T1">"FIELD1": 244,</text:span></text:p>
      <text:p text:style-name="P3"><text:s text:c="4"/><text:span text:style-name="T1">"courseType": "v2.ondemand",</text:span></text:p>
      <text:p text:style-name="P3"><text:s text:c="4"/><text:span text:style-name="T1">"description": "In recent years, the international tax planning strategies of multinationals have become a source of – often heated – debate. This course provides learners with the tools to become fully informed participants in the debate by explaining the foundations and practice of international tax law as well as addressing current developments and the ethical aspects of tax planning.",</text:span></text:p>
      <text:p text:style-name="P3"><text:s text:c="4"/><text:span text:style-name="T1">"id": "VxTqEC8iEeWUWxIOAnoaFQ",</text:span></text:p>
      <text:p text:style-name="P3"><text:s text:c="4"/><text:span text:style-name="T1">"slug": "international-taxation",</text:span></text:p>
      <text:p text:style-name="P3"><text:s text:c="4"/><text:span text:style-name="T1">"instructorIds": "['5896736']",</text:span></text:p>
      <text:p text:style-name="P3"><text:s text:c="4"/><text:span text:style-name="T1">"specializations": "[]",</text:span></text:p>
      <text:p text:style-name="P3"><text:s text:c="4"/><text:span text:style-name="T1">"partnerIds": "['25']",</text:span></text:p>
      <text:p text:style-name="P3"><text:s text:c="4"/><text:span text:style-name="T1">"name": "Rethinking International Tax Law"</text:span></text:p>
      <text:p text:style-name="P3"><text:s text:c="2"/><text:span text:style-name="T1">},</text:span></text:p>
      <text:p text:style-name="P3"><text:s text:c="2"/><text:span text:style-name="T1">{</text:span></text:p>
      <text:p text:style-name="P3"><text:s text:c="4"/><text:span text:style-name="T1">"FIELD1": 245,</text:span></text:p>
      <text:p text:style-name="P3"><text:s text:c="4"/><text:span text:style-name="T1">"courseType": "v2.ondemand",</text:span></text:p>
      <text:p text:style-name="P3"><text:s text:c="4"/><text:span text:style-name="T1">"description": "This course provides an introduction to complex analysis which is the theory of complex functions of a complex variable. We will start by introducing the complex plane, along with the algebra and geometry of complex numbers, and then we will make our way via differentiation, integration, complex dynamics, power series representation and Laurent series into territories at the edge of what is known today. Each module consists of five video lectures with embedded quizzes, followed by an electronically graded homework assignment. <text:s/>Additionally, modules 1, 3, and 5 also contain a peer assessment. \n \nThe homework assignments will require time to think through and practice the concepts discussed in the lectures. In fact, a significant amount of your learning will happen while completing the homework assignments. These assignments are not meant to be completed quickly; rather you'll need paper and pen with you to work through the questions. In total, we expect that the course will take 6-12 hours of work per module, depending on your background.",</text:span></text:p>
      <text:p text:style-name="P3"><text:s text:c="4"/><text:span text:style-name="T1">"id": "PwuYBQZREeW5gyIACwQVNg",</text:span></text:p>
      <text:p text:style-name="P3"><text:s text:c="4"/><text:span text:style-name="T1">"slug": "complex-analysis",</text:span></text:p>
      <text:p text:style-name="P3"><text:s text:c="4"/><text:span text:style-name="T1">"instructorIds": "['3491158']",</text:span></text:p>
      <text:p text:style-name="P3"><text:s text:c="4"/><text:span text:style-name="T1">"specializations": "[]",</text:span></text:p>
      <text:p text:style-name="P3"><text:s text:c="4"/><text:span text:style-name="T1">"partnerIds": "['34']",</text:span></text:p>
      <text:p text:style-name="P3"><text:s text:c="4"/><text:span text:style-name="T1">"name": "Introduction to Complex Analysis"</text:span></text:p>
      <text:p text:style-name="P3"><text:s text:c="2"/><text:span text:style-name="T1">},</text:span></text:p>
      <text:p text:style-name="P3"><text:s text:c="2"/><text:span text:style-name="T1">{</text:span></text:p>
      <text:p text:style-name="P3"><text:s text:c="4"/><text:span text:style-name="T1">"FIELD1": 246,</text:span></text:p>
      <text:p text:style-name="P3"><text:s text:c="4"/><text:span text:style-name="T1">"courseType": "v2.ondemand",</text:span></text:p>
      <text:p text:style-name="P3"><text:s text:c="4"/><text:span text:style-name="T1">"description": "Advanced Competitive Strategy will introduce new topics and modules with even more real world examples and opportunities for student interaction than in the previous course Competitive Strategy (https://www.coursera.org/learn/competitivestrategy).\n \nIn Advanced Competitive Strategy, we will look at how companies can build up and maintain their customer base by increasing switching costs and facilitating strategic customer lock-ins. We will find out how firms can increase their profits by pursuing suitable price discrimination and product differentiation strategies.\n \nWe will look at examples of what is acceptable behavior under the premises of EU competition and US antitrust policies and discover exciting ways of how companies can increase their returns by strategically making use of network effects and economies of size. We will further intensify our newly acquired knowledge about network effects and discuss strategies that are explicitly tailored to network markets.\n \nWe will analyze the workings of mergers and acquisitions and, moreover, support you in considering alternative strategies that can help companies grow organically.",</text:span></text:p>
      <text:p text:style-name="P3"><text:soft-page-break/><text:s text:c="4"/><text:span text:style-name="T1">"id": "H3HGeBK4EeS0RyIACp5OCg",</text:span></text:p>
      <text:p text:style-name="P3"><text:s text:c="4"/><text:span text:style-name="T1">"slug": "advanced-competitive-strategy",</text:span></text:p>
      <text:p text:style-name="P3"><text:s text:c="4"/><text:span text:style-name="T1">"instructorIds": "['2573718']",</text:span></text:p>
      <text:p text:style-name="P3"><text:s text:c="4"/><text:span text:style-name="T1">"specializations": "[]",</text:span></text:p>
      <text:p text:style-name="P3"><text:s text:c="4"/><text:span text:style-name="T1">"partnerIds": "['64']",</text:span></text:p>
      <text:p text:style-name="P3"><text:s text:c="4"/><text:span text:style-name="T1">"name": "Advanced Competitive Strategy"</text:span></text:p>
      <text:p text:style-name="P3"><text:s text:c="2"/><text:span text:style-name="T1">},</text:span></text:p>
      <text:p text:style-name="P3"><text:s text:c="2"/><text:span text:style-name="T1">{</text:span></text:p>
      <text:p text:style-name="P3"><text:s text:c="4"/><text:span text:style-name="T1">"FIELD1": 247,</text:span></text:p>
      <text:p text:style-name="P3"><text:s text:c="4"/><text:span text:style-name="T1">"courseType": "v2.ondemand",</text:span></text:p>
      <text:p text:style-name="P3"><text:s text:c="4"/><text:span text:style-name="T1">"description": "This course looks at where important materials in products we use every day come from and how these materials can be used more efficiently, longer, and in closed loops. This is the aim of the Circular Economy, but it doesn’t happen on its own. It is the result of choices and strategies by suppliers, designers, businesses, policymakers and all of us as consumers. \n\nIn addition to providing many cases of managing materials for sustainability, the course also teaches skills and tools for analyzing circular business models and promotes development of your own ideas to become more involved in the transition to a Circular Economy.\n\nYou will learn from expert researchers and practitioners from around Europe as they explain core elements and challenges in the transition to a circular economy over the course of 5 modules:\n\nModule 1: Materials. This module explores where materials come from, and builds a rationale for why society needs more circularity. \n\nModule 2: Circular Business Models. In this module circular business models are explored in-depth and a range of ways for business to create economic and social value are discussed.\n\nModule 3: Circular Design, Innovation and Assessment. This module presents topics like functional materials and eco-design as well as methods to assess environmental impacts.\n\nModule 4: Policies and Networks. This module explores the role of governments and networks and how policies and sharing best practices can enable the circular economy.\n\nModule 5: Circular Societies. This module examines new norms, forms of engagement, social systems, and institutions, needed by the circular economy and how we, as individuals, can help society become more circular.",</text:span></text:p>
      <text:p text:style-name="P3"><text:s text:c="4"/><text:span text:style-name="T1">"id": "xPcHhsEbEeaXORK1gIKLbg",</text:span></text:p>
      <text:p text:style-name="P3"><text:s text:c="4"/><text:span text:style-name="T1">"slug": "circular-economy",</text:span></text:p>
      <text:p text:style-name="P3"><text:s text:c="4"/><text:span text:style-name="T1">"instructorIds": "['25473458', '2832925', '25144587', '9249375', '25577011', '11681227', '29320312', '25348548', '27379669', '36786390', '25576986']",</text:span></text:p>
      <text:p text:style-name="P3"><text:s text:c="4"/><text:span text:style-name="T1">"specializations": "[]",</text:span></text:p>
      <text:p text:style-name="P3"><text:s text:c="4"/><text:span text:style-name="T1">"partnerIds": "['199', '503', '535', '504', '505', '506', '507', '508']",</text:span></text:p>
      <text:p text:style-name="P3"><text:s text:c="4"/><text:span text:style-name="T1">"name": "Circular Economy - Sustainable Materials Management"</text:span></text:p>
      <text:p text:style-name="P3"><text:s text:c="2"/><text:span text:style-name="T1">},</text:span></text:p>
      <text:p text:style-name="P3"><text:s text:c="2"/><text:span text:style-name="T1">{</text:span></text:p>
      <text:p text:style-name="P3"><text:s text:c="4"/><text:span text:style-name="T1">"FIELD1": 248,</text:span></text:p>
      <text:p text:style-name="P3"><text:s text:c="4"/><text:span text:style-name="T1">"courseType": "v2.ondemand",</text:span></text:p>
      <text:p text:style-name="P3"><text:s text:c="4"/><text:span text:style-name="T1">"description": "Welcome to Course 2 of Introduction to Applied Cryptography. In this course, you will be introduced to basic mathematical principles and functions that form the foundation for cryptographic and cryptanalysis methods. These principles and functions will be helpful in understanding symmetric and asymmetric cryptographic methods examined in Course 3 and Course 4. These topics should prove especially useful to you if you are new to cybersecurity. It is recommended that you have a basic knowledge of computer science and basic math skills such as algebra and probability.",</text:span></text:p>
      <text:p text:style-name="P3"><text:s text:c="4"/><text:span text:style-name="T1">"id": "Ocyl5rmJEea7HhLAXRS5cg",</text:span></text:p>
      <text:p text:style-name="P3"><text:s text:c="4"/><text:span text:style-name="T1">"slug": "mathematical-foundations-cryptography",</text:span></text:p>
      <text:p text:style-name="P3"><text:s text:c="4"/><text:span text:style-name="T1">"instructorIds": "['22960203', '21251837', '1911301']",</text:span></text:p>
      <text:p text:style-name="P3"><text:s text:c="4"/><text:span text:style-name="T1">"specializations": "[]",</text:span></text:p>
      <text:p text:style-name="P3"><text:s text:c="4"/><text:span text:style-name="T1">"partnerIds": "['126']",</text:span></text:p>
      <text:p text:style-name="P3"><text:s text:c="4"/><text:span text:style-name="T1">"name": "Mathematical Foundations for Cryptography"</text:span></text:p>
      <text:p text:style-name="P3"><text:s text:c="2"/><text:span text:style-name="T1">},</text:span></text:p>
      <text:p text:style-name="P3"><text:s text:c="2"/><text:span text:style-name="T1">{</text:span></text:p>
      <text:p text:style-name="P3"><text:soft-page-break/><text:s text:c="4"/><text:span text:style-name="T1">"FIELD1": 249,</text:span></text:p>
      <text:p text:style-name="P3"><text:s text:c="4"/><text:span text:style-name="T1">"courseType": "v2.ondemand",</text:span></text:p>
      <text:p text:style-name="P3"><text:s text:c="4"/><text:span text:style-name="T1">"description": "Despite the recent increase in computing power and access to data over the last couple of decades, our ability to use the data within the decision making process is either lost or not maximized at all too often, we don't have a solid understanding of the questions being asked and how to apply the data correctly to the problem at hand.\n\nThis course has one purpose, and that is to share a methodology that can be used within data science, to ensure that the data used in problem solving is relevant and properly manipulated to address the question at hand.\n\nAccordingly, in this course, you will learn:\n <text:s text:c="3"/>- The major steps involved in tackling a data science problem.\n <text:s text:c="3"/>- The major steps involved in practicing data science, from forming a concrete business or research problem, to collecting and analyzing data, to building a model, and understanding the feedback after model deployment.\n <text:s text:c="3"/>- How data scientists think!\n\nLIMITED TIME OFFER: Subscription is only $39 USD per month for access to graded materials and a certificate.",</text:span></text:p>
      <text:p text:style-name="P3"><text:s text:c="4"/><text:span text:style-name="T1">"id": "OFt7o_8IEee1YxLCJ0cSDA",</text:span></text:p>
      <text:p text:style-name="P3"><text:s text:c="4"/><text:span text:style-name="T1">"slug": "data-science-methodology",</text:span></text:p>
      <text:p text:style-name="P3"><text:s text:c="4"/><text:span text:style-name="T1">"instructorIds": "['28512151', '28511560']",</text:span></text:p>
      <text:p text:style-name="P3"><text:s text:c="4"/><text:span text:style-name="T1">"specializations": "[]",</text:span></text:p>
      <text:p text:style-name="P3"><text:s text:c="4"/><text:span text:style-name="T1">"partnerIds": "['348']",</text:span></text:p>
      <text:p text:style-name="P3"><text:s text:c="4"/><text:span text:style-name="T1">"name": "Data Science Methodology"</text:span></text:p>
      <text:p text:style-name="P3"><text:s text:c="2"/><text:span text:style-name="T1">},</text:span></text:p>
      <text:p text:style-name="P3"><text:s text:c="2"/><text:span text:style-name="T1">{</text:span></text:p>
      <text:p text:style-name="P3"><text:s text:c="4"/><text:span text:style-name="T1">"FIELD1": 250,</text:span></text:p>
      <text:p text:style-name="P3"><text:s text:c="4"/><text:span text:style-name="T1">"courseType": "v2.ondemand",</text:span></text:p>
      <text:p text:style-name="P3"><text:s text:c="4"/><text:span text:style-name="T1">"description": "Producing music is an incredibly creative process, and knowing the tools of the trade is essential in order to transmit the musical ideas in your head into the DAW in a creative and uninhibited way. <text:s/>Whether you have used a computer to create music before, or you have been curious about production for years, this 4-week course will give you an introductory look into the world of Avid Pro Tools and Pro Tools First.",</text:span></text:p>
      <text:p text:style-name="P3"><text:s text:c="4"/><text:span text:style-name="T1">"id": "tEqImn2kEeWb-BLhFdaGww",</text:span></text:p>
      <text:p text:style-name="P3"><text:s text:c="4"/><text:span text:style-name="T1">"slug": "protools",</text:span></text:p>
      <text:p text:style-name="P3"><text:s text:c="4"/><text:span text:style-name="T1">"instructorIds": "['14990685']",</text:span></text:p>
      <text:p text:style-name="P3"><text:s text:c="4"/><text:span text:style-name="T1">"specializations": "[]",</text:span></text:p>
      <text:p text:style-name="P3"><text:s text:c="4"/><text:span text:style-name="T1">"partnerIds": "['21']",</text:span></text:p>
      <text:p text:style-name="P3"><text:s text:c="4"/><text:span text:style-name="T1">"name": "Pro Tools Basics"</text:span></text:p>
      <text:p text:style-name="P3"><text:s text:c="2"/><text:span text:style-name="T1">},</text:span></text:p>
      <text:p text:style-name="P3"><text:s text:c="2"/><text:span text:style-name="T1">{</text:span></text:p>
      <text:p text:style-name="P3"><text:s text:c="4"/><text:span text:style-name="T1">"FIELD1": 251,</text:span></text:p>
      <text:p text:style-name="P3"><text:s text:c="4"/><text:span text:style-name="T1">"courseType": "v2.ondemand",</text:span></text:p>
      <text:p text:style-name="P3"><text:s text:c="4"/><text:span text:style-name="T1">"description": "In contemporary societies healthcare is a key social institute that addresses the issues of maintenance and improvement of citizens’ health. While population health is largely produced outside of healthcare settings themselves, the functioning of healthcare, including diagnosis, treatment, and prevention of illness, injury, and other impairments, is essential for people’s wellbeing. Yet, healthcare can be and often is insufficiently accessible, responsive, and efficient for different members of society. How can healthcare provision and society be bridged?\nThrough the exploration of a combination of theoretical and practical perspectives, this online course highlights the necessity of a dialogue and collaboration between healthcare professionals, patients, and the public at large. Course participants will critically explore challenges posed by disjunctures between healthcare and society, analyze both benefits and unintended consequences of bridging the two, and propose ways to accomplish the bridging in practice of healthcare provision.\n\nAfter completion of this course you will be able to:\n\n1.\tRecognize disjunctures between healthcare provision and society\n2.\tBe aware of consequences of disjunctures between healthcare provision and society\n3.\tIdentify opportunities for bridging healthcare provision and society, using a </text:span><text:soft-page-break/><text:span text:style-name="T1">biosocial approach to health\n4.\tAnalyze cases of disjunctures between healthcare provision and society, and propose opportunities for bridging\n5.\tRecognize the historical trends of scientification, professionalization, and medicalization, in the relations between medicine, health care, and society.\n\nThis course was developed by a consortium of five universities: Maastricht University, National Research Tomsk State University, National University of \"Kyiv-Mohyla Academy\", <text:s/>National Pirogov Memorial Medical University, Vinnytsya, and Siberian State Medical University within the framework of BIHSENA project. BIHSENA stands for “Bridging Innovations, Health and Societies: Educational capacity building in the Eastern European Neighbouring Areas”. BIHSENA project has been funded with support from the European Commission. This course reflects the views only of the authors, and the Commission cannot be held responsible for any use which may be made of the information contained therein.",</text:span></text:p>
      <text:p text:style-name="P3"><text:s text:c="4"/><text:span text:style-name="T1">"id": "pv-9jU9hEei8eRLabPXArA",</text:span></text:p>
      <text:p text:style-name="P3"><text:s text:c="4"/><text:span text:style-name="T1">"slug": "healthcare-and-society",</text:span></text:p>
      <text:p text:style-name="P3"><text:s text:c="4"/><text:span text:style-name="T1">"instructorIds": "['27005691', '21463290']",</text:span></text:p>
      <text:p text:style-name="P3"><text:s text:c="4"/><text:span text:style-name="T1">"specializations": "[]",</text:span></text:p>
      <text:p text:style-name="P3"><text:s text:c="4"/><text:span text:style-name="T1">"partnerIds": "['276']",</text:span></text:p>
      <text:p text:style-name="P3"><text:s text:c="4"/><text:span text:style-name="T1">"name": "Bridging healthcare and society"</text:span></text:p>
      <text:p text:style-name="P3"><text:s text:c="2"/><text:span text:style-name="T1">},</text:span></text:p>
      <text:p text:style-name="P3"><text:s text:c="2"/><text:span text:style-name="T1">{</text:span></text:p>
      <text:p text:style-name="P3"><text:s text:c="4"/><text:span text:style-name="T1">"FIELD1": 252,</text:span></text:p>
      <text:p text:style-name="P3"><text:s text:c="4"/><text:span text:style-name="T1">"courseType": "v2.ondemand",</text:span></text:p>
      <text:p text:style-name="P3"><text:s text:c="4"/><text:span text:style-name="T1">"description": "This course teaches computer programming to those with little to no previous experience. It uses the programming system and language called MATLAB to do so because it is easy to learn, versatile and very useful for engineers and other professionals. MATLAB is a special-purpose language that is an excellent choice for writing moderate-size programs that solve problems involving the manipulation of numbers. The design of the language makes it possible to write a powerful program in a few lines. The problems may be relatively complex, while the MATLAB programs that solve them are relatively simple: relative, that is, to the equivalent program written in a general-purpose language, such as C++ or Java. As a result, MATLAB is being used in a wide variety of domains from the natural sciences, through all disciplines of engineering, to finance, and beyond, and it is heavily used in industry. Hence, a solid background in MATLAB is an indispensable skill in today’s job market.\n\nNevertheless, this course is not a MATLAB tutorial. It is an introductory programming course that uses MATLAB to illustrate general concepts in computer science and programming. Students who successfully complete this course will become familiar with general concepts in computer science, gain an understanding of the general concepts of programming, and obtain a solid foundation in the use of MATLAB.\n\nStudents taking the course will get a MATLAB Online license free of charge for the duration of the course. The students are encouraged to consult the eBook that this course is based on. More information about these resources can be found on the Resources menu on the right.",</text:span></text:p>
      <text:p text:style-name="P3"><text:s text:c="4"/><text:span text:style-name="T1">"id": "A4W_GyDjEeW5Rwo0txKkgQ",</text:span></text:p>
      <text:p text:style-name="P3"><text:s text:c="4"/><text:span text:style-name="T1">"slug": "matlab",</text:span></text:p>
      <text:p text:style-name="P3"><text:s text:c="4"/><text:span text:style-name="T1">"instructorIds": "['7529359', '8333701']",</text:span></text:p>
      <text:p text:style-name="P3"><text:s text:c="4"/><text:span text:style-name="T1">"specializations": "[]",</text:span></text:p>
      <text:p text:style-name="P3"><text:s text:c="4"/><text:span text:style-name="T1">"partnerIds": "['37']",</text:span></text:p>
      <text:p text:style-name="P3"><text:s text:c="4"/><text:span text:style-name="T1">"name": "Introduction to Programming with MATLAB"</text:span></text:p>
      <text:p text:style-name="P3"><text:s text:c="2"/><text:span text:style-name="T1">},</text:span></text:p>
      <text:p text:style-name="P3"><text:s text:c="2"/><text:span text:style-name="T1">{</text:span></text:p>
      <text:p text:style-name="P3"><text:s text:c="4"/><text:span text:style-name="T1">"FIELD1": 253,</text:span></text:p>
      <text:p text:style-name="P3"><text:s text:c="4"/><text:span text:style-name="T1">"courseType": "v2.ondemand",</text:span></text:p>
      <text:p text:style-name="P3"><text:s text:c="4"/><text:span text:style-name="T1">"description": "This course is an introduction to ecology and ecosystem dynamics using a systems thinking lens. Through a case study on Mozambique's Gorongosa National Park, learners will explore how scientists study ecosystems, and investigate the complex array of factors that inform management efforts. At the end of the course, learners will be able to grapple with real-world conservation </text:span><text:soft-page-break/><text:span text:style-name="T1">questions, such as whether an ecosystem can recover from anthropogenic disruption and what role humans can, and should, play in that recovery.",</text:span></text:p>
      <text:p text:style-name="P3"><text:s text:c="4"/><text:span text:style-name="T1">"id": "lnyeIPbxEeeHQRLf02JF5g",</text:span></text:p>
      <text:p text:style-name="P3"><text:s text:c="4"/><text:span text:style-name="T1">"slug": "ecology-conservation",</text:span></text:p>
      <text:p text:style-name="P3"><text:s text:c="4"/><text:span text:style-name="T1">"instructorIds": "['9027900']",</text:span></text:p>
      <text:p text:style-name="P3"><text:s text:c="4"/><text:span text:style-name="T1">"specializations": "[]",</text:span></text:p>
      <text:p text:style-name="P3"><text:s text:c="4"/><text:span text:style-name="T1">"partnerIds": "['100', '497']",</text:span></text:p>
      <text:p text:style-name="P3"><text:s text:c="4"/><text:span text:style-name="T1">"name": "Ecology: Ecosystem Dynamics and Conservation"</text:span></text:p>
      <text:p text:style-name="P3"><text:s text:c="2"/><text:span text:style-name="T1">},</text:span></text:p>
      <text:p text:style-name="P3"><text:s text:c="2"/><text:span text:style-name="T1">{</text:span></text:p>
      <text:p text:style-name="P3"><text:s text:c="4"/><text:span text:style-name="T1">"FIELD1": 254,</text:span></text:p>
      <text:p text:style-name="P3"><text:s text:c="4"/><text:span text:style-name="T1">"courseType": "v2.ondemand",</text:span></text:p>
      <text:p text:style-name="P3"><text:s text:c="4"/><text:span text:style-name="T1">"description": "Whether being used to customize advertising to millions of website visitors or streamline inventory ordering at a small restaurant, data is becoming more integral to success. Too often, we’re not sure how use data to find answers to the questions that will make us more successful in what we do. In this course, you will discover what data is and think about what questions you have that can be answered by the data – even if you’ve never thought about data before. Based on existing data, you will learn to develop a research question, describe the variables and their relationships, calculate basic statistics, and present your results clearly. By the end of the course, you will be able to use powerful data analysis tools – either SAS or Python – to manage and visualize your data, including how to deal with missing data, variable groups, and graphs. Throughout the course, you will share your progress with others to gain valuable feedback, while also learning how your peers use data to answer their own questions.",</text:span></text:p>
      <text:p text:style-name="P3"><text:s text:c="4"/><text:span text:style-name="T1">"id": "6JyoHjVOEeWBMQ5pdIoFkQ",</text:span></text:p>
      <text:p text:style-name="P3"><text:s text:c="4"/><text:span text:style-name="T1">"slug": "data-visualization",</text:span></text:p>
      <text:p text:style-name="P3"><text:s text:c="4"/><text:span text:style-name="T1">"instructorIds": "['1121232']",</text:span></text:p>
      <text:p text:style-name="P3"><text:s text:c="4"/><text:span text:style-name="T1">"specializations": "[]",</text:span></text:p>
      <text:p text:style-name="P3"><text:s text:c="4"/><text:span text:style-name="T1">"partnerIds": "['34']",</text:span></text:p>
      <text:p text:style-name="P3"><text:s text:c="4"/><text:span text:style-name="T1">"name": "Data Management and Visualization"</text:span></text:p>
      <text:p text:style-name="P3"><text:s text:c="2"/><text:span text:style-name="T1">},</text:span></text:p>
      <text:p text:style-name="P3"><text:s text:c="2"/><text:span text:style-name="T1">{</text:span></text:p>
      <text:p text:style-name="P3"><text:s text:c="4"/><text:span text:style-name="T1">"FIELD1": 255,</text:span></text:p>
      <text:p text:style-name="P3"><text:s text:c="4"/><text:span text:style-name="T1">"courseType": "v2.ondemand",</text:span></text:p>
      <text:p text:style-name="P3"><text:s text:c="4"/><text:span text:style-name="T1">"description": "This is an Exploratorium teacher professional development course taught by Teacher Institute staff, open to any science teacher (particularly middle or high school level) and science enthusiast. This is a hands-on workshop that explores topics and strategies teachers can use to help their students become active investigators of light.\n\nWatch a preview video (copy and paste this link into your browser): https://youtu.be/fPvT_quBVIw\n\nThere are four weeks of course content, which require 2-4 hours per week. Each module builds upon the previous one, so we strongly suggest you follow the sequence we've outlined rather than skip ahead or do the course in less time. The course is designed to give you an opportunity to learn and share with others, not test what you know. There are weekly activity and reflection assignments, but these will not be graded. To receive credit for this course, you will need to complete the peer-reviewed final assignment.\n\nAs a participant, you will:\n- Watch videos that demonstrate natural phenomena and the Exploratorium's approach to teaching and learning \n- Conduct personal investigations by engaging in hands-on activities based in those phenomena\n- Reflect and share your experience doing activities\n- Discuss and identify challenges and opportunities for teaching\n- Devise a lesson of your own based on one or more of the activities\n\nEach week, we'll look at a different light-related topic: We will start by examining human visual perception, then take a brief historical tour of our evolving scientific understanding. We’ll also look at optics and optical instruments and finish by looking at the wave nature of light. \n\nTo get the most out of this experience, you'll have to try out some activities! In return, you'll get lots of valuable teaching resources, an in-depth understanding of the subject matter, and useful tips and techniques for the </text:span><text:soft-page-break/><text:span text:style-name="T1">classroom.\n\nNOTE: This is a hands-on workshop, so you will need to buy or find materials. All of the materials required are inexpensive and should be easy to obtain, and we welcome substitutions! A separate list of materials is available for each activity.",</text:span></text:p>
      <text:p text:style-name="P3"><text:s text:c="4"/><text:span text:style-name="T1">"id": "WmHcj1BlEeWMlwoziUhyxQ",</text:span></text:p>
      <text:p text:style-name="P3"><text:s text:c="4"/><text:span text:style-name="T1">"slug": "teach-light-color",</text:span></text:p>
      <text:p text:style-name="P3"><text:s text:c="4"/><text:span text:style-name="T1">"instructorIds": "['12112454', '3343192', '3164319']",</text:span></text:p>
      <text:p text:style-name="P3"><text:s text:c="4"/><text:span text:style-name="T1">"specializations": "[]",</text:span></text:p>
      <text:p text:style-name="P3"><text:s text:c="4"/><text:span text:style-name="T1">"partnerIds": "['108']",</text:span></text:p>
      <text:p text:style-name="P3"><text:s text:c="4"/><text:span text:style-name="T1">"name": "Exploring Light: Hands-on Activities and Strategies for Teachers"</text:span></text:p>
      <text:p text:style-name="P3"><text:s text:c="2"/><text:span text:style-name="T1">},</text:span></text:p>
      <text:p text:style-name="P3"><text:s text:c="2"/><text:span text:style-name="T1">{</text:span></text:p>
      <text:p text:style-name="P3"><text:s text:c="4"/><text:span text:style-name="T1">"FIELD1": 256,</text:span></text:p>
      <text:p text:style-name="P3"><text:s text:c="4"/><text:span text:style-name="T1">"courseType": "v2.ondemand",</text:span></text:p>
      <text:p text:style-name="P3"><text:s text:c="4"/><text:span text:style-name="T1">"description": "Курс предполагает изучение основ налогового права (общая часть), в том числе вопросов налогового <text:s/>законодательства; <text:s/>налоговой компетенции публичных субъектов; принципов налогообложения; <text:s/>понятия и системы налогов и сборов; элементного <text:s/>состава налога; правового статуса участников налоговых правоотношений; налогового обязательства и его исполнения; налогового <text:s/>контроля; производства о налоговых правонарушениях и налоговой ответственности.",</text:span></text:p>
      <text:p text:style-name="P3"><text:s text:c="4"/><text:span text:style-name="T1">"id": "0T3Y9XjjEeeY4QpmMQsEfA",</text:span></text:p>
      <text:p text:style-name="P3"><text:s text:c="4"/><text:span text:style-name="T1">"slug": "nalogovoye-pravo",</text:span></text:p>
      <text:p text:style-name="P3"><text:s text:c="4"/><text:span text:style-name="T1">"instructorIds": "['29442688', '29399162', '29442518', '29554068', '29441336', '29443347']",</text:span></text:p>
      <text:p text:style-name="P3"><text:s text:c="4"/><text:span text:style-name="T1">"specializations": "[]",</text:span></text:p>
      <text:p text:style-name="P3"><text:s text:c="4"/><text:span text:style-name="T1">"partnerIds": "['179']",</text:span></text:p>
      <text:p text:style-name="P3"><text:s text:c="4"/><text:span text:style-name="T1">"name": "Налоговое право (Tax law)"</text:span></text:p>
      <text:p text:style-name="P3"><text:s text:c="2"/><text:span text:style-name="T1">},</text:span></text:p>
      <text:p text:style-name="P3"><text:s text:c="2"/><text:span text:style-name="T1">{</text:span></text:p>
      <text:p text:style-name="P3"><text:s text:c="4"/><text:span text:style-name="T1">"FIELD1": 257,</text:span></text:p>
      <text:p text:style-name="P3"><text:s text:c="4"/><text:span text:style-name="T1">"courseType": "v2.ondemand",</text:span></text:p>
      <text:p text:style-name="P3"><text:s text:c="4"/><text:span text:style-name="T1">"description": "The Paradoxes of War teaches us to understand that war is not only a normal part of human existence, but is arguably one of the most important factors in making us who we are. Through this course, I hope that you will come to appreciate that war is both a natural expression of common human emotions and interactions and a constitutive part of how we cohere as groups. That is, war is paradoxically an expression of our basest animal nature and the exemplar of our most vaunted and valued civilized virtues. You will learn some basic military history and sociology in this course as a lens for the more important purpose of seeing the broader social themes and issues related to war. I want you to both learn about war, but more importantly, use it as way of understanding your everyday social world. So, for example, the discussion of war and gender will serve to start you thinking about how expectations of masculinity are created and our discussion of nationalism will make clear how easy “us-them” dichotomies can be established and (ab)used. I will suggest some readings for you to complement the class and assign some activities through which you will be able to apply the theoretical insights from the course to your observations of everyday life. At the end of the course, you will start to see war everywhere and come to appreciate how much it defines our life.\n\nAll the features of this course are available for free. <text:s/>It does not offer a certificate upon completion.",</text:span></text:p>
      <text:p text:style-name="P3"><text:s text:c="4"/><text:span text:style-name="T1">"id": "d_71NKdPEeSOWCIAC2iDyw",</text:span></text:p>
      <text:p text:style-name="P3"><text:s text:c="4"/><text:span text:style-name="T1">"slug": "war",</text:span></text:p>
      <text:p text:style-name="P3"><text:s text:c="4"/><text:span text:style-name="T1">"instructorIds": "['5186484']",</text:span></text:p>
      <text:p text:style-name="P3"><text:s text:c="4"/><text:span text:style-name="T1">"specializations": "[]",</text:span></text:p>
      <text:p text:style-name="P3"><text:s text:c="4"/><text:span text:style-name="T1">"partnerIds": "['4']",</text:span></text:p>
      <text:p text:style-name="P3"><text:s text:c="4"/><text:span text:style-name="T1">"name": "Paradoxes of War"</text:span></text:p>
      <text:p text:style-name="P3"><text:s text:c="2"/><text:span text:style-name="T1">},</text:span></text:p>
      <text:p text:style-name="P3"><text:s text:c="2"/><text:span text:style-name="T1">{</text:span></text:p>
      <text:p text:style-name="P3"><text:s text:c="4"/><text:span text:style-name="T1">"FIELD1": 258,</text:span></text:p>
      <text:p text:style-name="P3"><text:soft-page-break/><text:s text:c="4"/><text:span text:style-name="T1">"courseType": "v2.ondemand",</text:span></text:p>
      <text:p text:style-name="P3"><text:s text:c="4"/><text:span text:style-name="T1">"description": "Ce cours propose une introduction à la protection internationale des droits de l’homme. Il en présente les sources, les catégories, le contenu et les limites qui leur sont opposables, ainsi que les obligations qu’ils génèrent à la charge des Etats. Il expose aussi les principaux mécanismes de mise en œuvre prévus au niveau universel et régional pour assurer leur respect. \n\nDepuis la fin de la Seconde Guerre mondiale, les droits de l’homme sont un domaine en plein essor. De nombreuses causes sont aujourd’hui défendues et débattues sous la bannière des droits de l’homme : la protection des minorités, la lutte contre la discrimination des femmes, des personnes lesbiennes, gaies, bisexuelles et transgenres (LGBT), la lutte contre la torture et les disparitions forcées, la lutte contre la pauvreté ou encore la protection de l’environnement et la protection des données. Partout dans le monde, ces causes mobilisent tant les acteurs politiques que la société civile et elles sont discutées dans de multiples enceintes, nationales et internationales.\n\nLe présent cours vise à offrir les bases nécessaires pour appréhender et comprendre le domaine vaste et complexe que sont devenus les droits de l’homme. Quelles sont les caractéristiques et les différentes catégorie des droits de l’homme ? Quels sont leurs fondements philosophiques et historiques ? Pourquoi ces droits sont-ils importants ? Quels instruments visent à les protéger ? Comment rendre ces droits opérationnels ? Quels mécanismes existent pour les mettre en œuvre et quels sont leurs avantages et leurs inconvénients ?\n\nEn abordant ces questions, le cours s’adresse tant à des membres de la communauté universitaire qu’à des praticiens (responsables politiques, membres du corps diplomatique, fonctionnaires, journalistes, membres d’ONG, défenseurs des droits de l’homme et spécialistes de la coopération au développement, de l’aide humanitaire et des questions relatives aux réfugiés), ainsi qu’à toutes les personnes qui sont engagées dans la protection des droits de l’homme ou simplement désireuses de mieux comprendre ce phénomène.\n\nLe cours est conçu et dispensé par les Professeurs Maya Hertig Randall et Michel Hottelier, de la Faculté de droit de l’Université de Genève. Durant le cours, des membres d’organes et institutions voués à la protection des droits de l’homme et des spécialistes de la communauté académique seront invités à intervenir.\n\nLe cours est donné en français. Il consiste en une série de 8 sessions, comprenant chacune un certain nombre de brèves présentations vidéo (8 à 15 minutes). Chaque session s'accompagne d'un questionnaire d'évaluation. Des lectures préparatoires sont requises pour chaque session.",</text:span></text:p>
      <text:p text:style-name="P3"><text:s text:c="4"/><text:span text:style-name="T1">"id": "wqOmP74aEeWH_w6eDJDPoQ",</text:span></text:p>
      <text:p text:style-name="P3"><text:s text:c="4"/><text:span text:style-name="T1">"slug": "droits-de-lhomme",</text:span></text:p>
      <text:p text:style-name="P3"><text:s text:c="4"/><text:span text:style-name="T1">"instructorIds": "['4303265', '5625758', '3941432', '5597037']",</text:span></text:p>
      <text:p text:style-name="P3"><text:s text:c="4"/><text:span text:style-name="T1">"specializations": "[]",</text:span></text:p>
      <text:p text:style-name="P3"><text:s text:c="4"/><text:span text:style-name="T1">"partnerIds": "['49']",</text:span></text:p>
      <text:p text:style-name="P3"><text:s text:c="4"/><text:span text:style-name="T1">"name": "Introduction aux Droits de l’Homme"</text:span></text:p>
      <text:p text:style-name="P3"><text:s text:c="2"/><text:span text:style-name="T1">},</text:span></text:p>
      <text:p text:style-name="P3"><text:s text:c="2"/><text:span text:style-name="T1">{</text:span></text:p>
      <text:p text:style-name="P3"><text:s text:c="4"/><text:span text:style-name="T1">"FIELD1": 259,</text:span></text:p>
      <text:p text:style-name="P3"><text:s text:c="4"/><text:span text:style-name="T1">"courseType": "v2.ondemand",</text:span></text:p>
      <text:p text:style-name="P3"><text:s text:c="4"/><text:span text:style-name="T1">"description": "Terrorism has arguably been one of the defining factors of our age. It frequently makes headlines, threatening or attacking governments, private business and ordinary citizens. And in many parts of the world, it has been one of the most important threats to peace, security and stability. But what does this exactly mean? What is the nature of this threat? Who or what is threatened, how, by whom and why? What can be done about it or how can we at least limit the impact of terrorism and make sure that terrorists do not make headlines and manage to scare us?\n\nThese are just a handful of questions that will be addressed in this course that consists of three parts. First it focuses on the essence of terrorism as an instrument to achieve certain goals, in addition to an exploration of this phenomenon and the difficulties in defining it. \n\nThe second part provides an overview of the state of the art in (counter) terrorism studies. Since ‘9/11’ terrorism studies have grown exponentially, reflecting the rise in perceived </text:span><text:soft-page-break/><text:span text:style-name="T1">threats. But what has academia come up with? What theories, assumptions and conventional wisdom has it produced that could be of help in understanding terrorism and dealing with it? The most interesting results are examined and compared with empirical evidence with the aim to either stress their importance or to debunk them as myths. \n\nThe final part looks into the implications and possibilities for policy making. The course ends with a module specifically designed to address one of today's most topical issue: the foreign fighter phenomenon.",</text:span></text:p>
      <text:p text:style-name="P3"><text:s text:c="4"/><text:span text:style-name="T1">"id": "A0IYf6jOEeSnlCIAC1EMbw",</text:span></text:p>
      <text:p text:style-name="P3"><text:s text:c="4"/><text:span text:style-name="T1">"slug": "terrorism",</text:span></text:p>
      <text:p text:style-name="P3"><text:s text:c="4"/><text:span text:style-name="T1">"instructorIds": "['2641217', '915044']",</text:span></text:p>
      <text:p text:style-name="P3"><text:s text:c="4"/><text:span text:style-name="T1">"specializations": "[]",</text:span></text:p>
      <text:p text:style-name="P3"><text:s text:c="4"/><text:span text:style-name="T1">"partnerIds": "['25']",</text:span></text:p>
      <text:p text:style-name="P3"><text:s text:c="4"/><text:span text:style-name="T1">"name": "Terrorism and Counterterrorism: Comparing Theory and Practice"</text:span></text:p>
      <text:p text:style-name="P3"><text:s text:c="2"/><text:span text:style-name="T1">},</text:span></text:p>
      <text:p text:style-name="P3"><text:s text:c="2"/><text:span text:style-name="T1">{</text:span></text:p>
      <text:p text:style-name="P3"><text:s text:c="4"/><text:span text:style-name="T1">"FIELD1": 260,</text:span></text:p>
      <text:p text:style-name="P3"><text:s text:c="4"/><text:span text:style-name="T1">"courseType": "v2.ondemand",</text:span></text:p>
      <text:p text:style-name="P3"><text:s text:c="4"/><text:span text:style-name="T1">"description": "Уже долгое время со всех сторон звучат слова \"блокчейн\" и \"криптовалюта\". \nГоворят, что блокчейн — прорыв и за ним будущее. Но что стоит за этим понятием, какую пользу приносит блокчейн обществу, бизнесу и человеку? В этом мы и поможем вам разобраться.\n\n\nВ курсе «Введение в технологию блокчейн» вы узнаете: \n1. Что такое блокчейн, сферы применения, механизм и принципы работы.\n2. Как создаются криптовалюты при помощи блокчейна.\n3. Что такое централизованные и децентрализованные системы, их преимущества и недостатки.\n4. Как и где можно использовать блокчейн и криптовалюты, и почему это безопасно.\n5. В чём сходства и отличия наиболее популярных блокчейн-платформ: Bitcoin и Ethereum.\n6. Сферы применения блокчейна Ethereum в жизни.\n\nВ конце курса вам предстоит спроектировать сценарий использования блокчейна в бизнесе. Это будет ваш курсовой проект, в котором вы сможете применить все полученные в курсе знания.",</text:span></text:p>
      <text:p text:style-name="P3"><text:s text:c="4"/><text:span text:style-name="T1">"id": "mhnvrGAZEeiz8hKJohuFcg",</text:span></text:p>
      <text:p text:style-name="P3"><text:s text:c="4"/><text:span text:style-name="T1">"slug": "introduction-to-blockchain",</text:span></text:p>
      <text:p text:style-name="P3"><text:s text:c="4"/><text:span text:style-name="T1">"instructorIds": "['34097499']",</text:span></text:p>
      <text:p text:style-name="P3"><text:s text:c="4"/><text:span text:style-name="T1">"specializations": "[]",</text:span></text:p>
      <text:p text:style-name="P3"><text:s text:c="4"/><text:span text:style-name="T1">"partnerIds": "['176', '515']",</text:span></text:p>
      <text:p text:style-name="P3"><text:s text:c="4"/><text:span text:style-name="T1">"name": "Введение в технологию блокчейн"</text:span></text:p>
      <text:p text:style-name="P3"><text:s text:c="2"/><text:span text:style-name="T1">},</text:span></text:p>
      <text:p text:style-name="P3"><text:s text:c="2"/><text:span text:style-name="T1">{</text:span></text:p>
      <text:p text:style-name="P3"><text:s text:c="4"/><text:span text:style-name="T1">"FIELD1": 261,</text:span></text:p>
      <text:p text:style-name="P3"><text:s text:c="4"/><text:span text:style-name="T1">"courseType": "v2.ondemand",</text:span></text:p>
      <text:p text:style-name="P3"><text:s text:c="4"/><text:span text:style-name="T1">"description": "In the last decade transgender and gender nonconforming (TGNC) individuals have become increasingly visible in our families, culture, and public discourse. This course explores the concept of gender identity for people who are curious about the nature of gender, the process of gender affirmation, or changing social dynamics. Participants will learn the unique challenges faced by the TGNC population as well as develop the skills to build inclusive spaces in all spheres of their life. This course was developed under the Joycelyn Elders Chair in Sexual Health Education at the University of Minnesota.",</text:span></text:p>
      <text:p text:style-name="P3"><text:s text:c="4"/><text:span text:style-name="T1">"id": "3j4pqbsSEeayqhK4SOTn7g",</text:span></text:p>
      <text:p text:style-name="P3"><text:s text:c="4"/><text:span text:style-name="T1">"slug": "tgnc-gender-identity-social-change",</text:span></text:p>
      <text:p text:style-name="P3"><text:s text:c="4"/><text:span text:style-name="T1">"instructorIds": "['22962745', '4619317']",</text:span></text:p>
      <text:p text:style-name="P3"><text:s text:c="4"/><text:span text:style-name="T1">"specializations": "[]",</text:span></text:p>
      <text:p text:style-name="P3"><text:s text:c="4"/><text:span text:style-name="T1">"partnerIds": "['50']",</text:span></text:p>
      <text:p text:style-name="P3"><text:s text:c="4"/><text:span text:style-name="T1">"name": "What does it mean to identify as Transgender or Gender Non-Conforming (TGNC)?"</text:span></text:p>
      <text:p text:style-name="P3"><text:s text:c="2"/><text:span text:style-name="T1">},</text:span></text:p>
      <text:p text:style-name="P3"><text:s text:c="2"/><text:span text:style-name="T1">{</text:span></text:p>
      <text:p text:style-name="P3"><text:s text:c="4"/><text:span text:style-name="T1">"FIELD1": 262,</text:span></text:p>
      <text:p text:style-name="P3"><text:s text:c="4"/><text:span text:style-name="T1">"courseType": "v2.ondemand",</text:span></text:p>
      <text:p text:style-name="P3"><text:soft-page-break/><text:s text:c="4"/><text:span text:style-name="T1">"description": "The objective of this course is to give students the most up-to-date information on the biological, personal, and societal relevance of sleep. Personal relevance is emphasized by the fact that the single best predictor of daytime performance is the quality of the previous night's sleep. The brain actively generates sleep, and the first section of the course is an overview of the neurobiological basis of sleep control. The course provides cellular-level understanding of how sleep deprivation, jet lag, and substances such as alcohol, ,caffeine, and nicotine alter sleep and wakefulness. The second section of the course covers sleep-dependent changes in physiology and sleep disorders medicine. Particular emphasis will be placed on disorders of excessive sleepiness, insomnia, and sleep-dependent changes in autonomic control. Chronic sleep deprivation impairs immune function and may promote obesity. Deaths due to all causes are most frequent between 4:00 and 6:00 a.m., and this second section of the class highlights the relevance of sleep for preventive medicine. The societal relevance of sleep will be considered in the final section of the class. In an increasingly complex and technologically oriented society, operator-error by one individual can have a disastrous negative impact on public health and safety. <text:s/>Fatigue-related performance decrements are known to have contributed as causal factors to nuclear power plant failures, transportation disasters, and medical errors.",</text:span></text:p>
      <text:p text:style-name="P3"><text:s text:c="4"/><text:span text:style-name="T1">"id": "7gyJXYIhEeeL9BLE3sEj-g",</text:span></text:p>
      <text:p text:style-name="P3"><text:s text:c="4"/><text:span text:style-name="T1">"slug": "sleep",</text:span></text:p>
      <text:p text:style-name="P3"><text:s text:c="4"/><text:span text:style-name="T1">"instructorIds": "['1748705', '2942020']",</text:span></text:p>
      <text:p text:style-name="P3"><text:s text:c="4"/><text:span text:style-name="T1">"specializations": "[]",</text:span></text:p>
      <text:p text:style-name="P3"><text:s text:c="4"/><text:span text:style-name="T1">"partnerIds": "['3']",</text:span></text:p>
      <text:p text:style-name="P3"><text:s text:c="4"/><text:span text:style-name="T1">"name": "Sleep: Neurobiology, Medicine, and Society"</text:span></text:p>
      <text:p text:style-name="P3"><text:s text:c="2"/><text:span text:style-name="T1">},</text:span></text:p>
      <text:p text:style-name="P3"><text:s text:c="2"/><text:span text:style-name="T1">{</text:span></text:p>
      <text:p text:style-name="P3"><text:s text:c="4"/><text:span text:style-name="T1">"FIELD1": 263,</text:span></text:p>
      <text:p text:style-name="P3"><text:s text:c="4"/><text:span text:style-name="T1">"courseType": "v2.ondemand",</text:span></text:p>
      <text:p text:style-name="P3"><text:s text:c="4"/><text:span text:style-name="T1">"description": "The goal of this capstone spacecraft dynamics project is to employ the skills developed in the rigid body Kinematics, Kinetics and Control courses. <text:s/>An exciting two-spacecraft mission to Mars is considered where a primary mother craft is in communication with a daughter vehicle in another orbit. <text:s/>The challenges include determining the kinematics of the orbit frame and several desired reference frames, numerically simulating the attitude dynamics of the spacecraft in orbit, and implementing a feedback control that then drives different spacecraft body frames to a range of mission modes including sun pointing for power generation, nadir pointing for science gathering, mother spacecraft pointing for communication and data transfer. <text:s/>Finally, an integrated mission simulation is developed that implements these attitude modes and explores the resulting autonomous closed-loop performance. \n\nTasks 1 and 2 use three-dimensional kinematics to create the mission related orbit simulation and the associated orbit frames. <text:s/>The introductory step ensures the satellite is undergoing the correct motion, and that the orbit frame orientation relative to the planet is being properly evaluated.\n\nTasks 3 through 5 create the required attitude reference frame for the three attitude pointing modes called sun-pointing, nadir-pointing and GMO-pointing. <text:s/>The reference attitude frame is a critical component to ensure the feedback control drives the satellite to the desired orientation. <text:s/>The control employed remains the same for all three pointing modes, but the performance is different because different attitude reference frames are employed. <text:s/>\n\nTasks 6 through 7 create simulation routines to first evaluate the attitude tracking error between a body-fixed frame and a particular reference frame of the current attitude mode. <text:s/>Next the inertial attitude dynamics is evaluated through a numerical simulation to be able to numerically analyze the control performance.\n\nTasks 8-11 simulate the closed-loop attitude performance for the three attitude modes. <text:s/>Tasks 8 through 10 first simulate a single attitude at a time, while tasks 11 develops a comprehensive attitude mission simulation which considers the attitude modes </text:span><text:soft-page-break/><text:span text:style-name="T1">switching autonomously as a function of the spacecraft location relative to the planet.",</text:span></text:p>
      <text:p text:style-name="P3"><text:s text:c="4"/><text:span text:style-name="T1">"id": "#NAME?",</text:span></text:p>
      <text:p text:style-name="P3"><text:s text:c="4"/><text:span text:style-name="T1">"slug": "capstone-mars-mission",</text:span></text:p>
      <text:p text:style-name="P3"><text:s text:c="4"/><text:span text:style-name="T1">"instructorIds": "['21988949']",</text:span></text:p>
      <text:p text:style-name="P3"><text:s text:c="4"/><text:span text:style-name="T1">"specializations": "[]",</text:span></text:p>
      <text:p text:style-name="P3"><text:s text:c="4"/><text:span text:style-name="T1">"partnerIds": "['71']",</text:span></text:p>
      <text:p text:style-name="P3"><text:s text:c="4"/><text:span text:style-name="T1">"name": "Spacecraft Dynamics Capstone: Mars Mission"</text:span></text:p>
      <text:p text:style-name="P3"><text:s text:c="2"/><text:span text:style-name="T1">},</text:span></text:p>
      <text:p text:style-name="P3"><text:s text:c="2"/><text:span text:style-name="T1">{</text:span></text:p>
      <text:p text:style-name="P3"><text:s text:c="4"/><text:span text:style-name="T1">"FIELD1": 264,</text:span></text:p>
      <text:p text:style-name="P3"><text:s text:c="4"/><text:span text:style-name="T1">"courseType": "v2.ondemand",</text:span></text:p>
      <text:p text:style-name="P3"><text:s text:c="4"/><text:span text:style-name="T1">"description": "This course aims to provide the basic knowledge about extracellular vesicles (EV) a generic term including exosomes, microvesicles, microparticles, ectosomes, oncosomes, prostasomes, and many others. It covers areas such as EV history, nomenclature, biogenesis, EV cargo as well as the release and uptake mechanisms, collection and processing prior to isolation, different isolation methods, characterization and quantification techniques.\n\nThis course is divided into five modules. Module 1 is an introduction to the field and will cover the nomenclature and the history of EVs. <text:s/>Module 2 will focus on the biogenesis, release and uptake mechanisms of EVs as well as the different EV cargos (RNA, protein, lipids). In Module 3, we will focus on the collection and processing of cell culture media and body fluids such as blood, breast milk, cerebrospinal fluid and urine prior to isolation of EVs. Module 4 and 5 will present different isolation methods and characterization/quantification techniques, respectively. Here differential ultracentrifugation, size exclusion chromatography, density gradient, kit based precipitation, electron microscopy (EM), cryo-TEM, flow cytometry, atomic-force microscopy and nanoparticle tracking analysis will be presented. <text:s/>\n\nThe recommended prerequisites are college-freshman-level biology and biochemistry.\nAfter a completed course you should be able to:\n+ Discuss the nomenclature and subgroups of extracellular vesicles.\n+ Describe the RNA, protein and lipid content of extracellular vesicles.\n+ Describe the basic concepts about the most common isolation and characterization techniques and how these techniques are used in the EV field. \n+ State the benefits and limitations of the most common isolation and characterization techniques for extracellular vesicles. + Explain the considerations that are important during the collection and isolation of EVs from different body fluid.\n+ Describe the release and uptake mechanisms of extracellular vesicles\n\nAll lectures are given in English.\n\nEach of the five modules will be followed by an exam. All exams will be in the format of multiple choice questions.\n\nThe course is organized in collaboration between the International Society for Extracellular Vesicles (ISEV), University of California Irvine (USA), University of Gothenburg (Sweden) and Pohang University of Science and Technology (South Korea).",</text:span></text:p>
      <text:p text:style-name="P3"><text:s text:c="4"/><text:span text:style-name="T1">"id": "Bd1hjQihEeanEwrcMmtTvw",</text:span></text:p>
      <text:p text:style-name="P3"><text:s text:c="4"/><text:span text:style-name="T1">"slug": "extracellular-vesicles",</text:span></text:p>
      <text:p text:style-name="P3"><text:s text:c="4"/><text:span text:style-name="T1">"instructorIds": "['13606824']",</text:span></text:p>
      <text:p text:style-name="P3"><text:s text:c="4"/><text:span text:style-name="T1">"specializations": "[]",</text:span></text:p>
      <text:p text:style-name="P3"><text:s text:c="4"/><text:span text:style-name="T1">"partnerIds": "['30']",</text:span></text:p>
      <text:p text:style-name="P3"><text:s text:c="4"/><text:span text:style-name="T1">"name": "Basics of Extracellular Vesicles"</text:span></text:p>
      <text:p text:style-name="P3"><text:s text:c="2"/><text:span text:style-name="T1">},</text:span></text:p>
      <text:p text:style-name="P3"><text:s text:c="2"/><text:span text:style-name="T1">{</text:span></text:p>
      <text:p text:style-name="P3"><text:s text:c="4"/><text:span text:style-name="T1">"FIELD1": 265,</text:span></text:p>
      <text:p text:style-name="P3"><text:s text:c="4"/><text:span text:style-name="T1">"courseType": "v2.ondemand",</text:span></text:p>
      <text:p text:style-name="P3"><text:s text:c="4"/><text:span text:style-name="T1">"description": "Join us as we explore the fundamental principles and early stages of teaching violin and viola through a series of engaging video lectures and lesson demonstrations, including: 1) Master classes with some of the world’s top string pedagogues, 2) Individual lesson demos of teaching violin/viola set up, left and right hand technique and pieces from the early violin/viola repertoire, 3) Group lesson demos of teaching music theory, ear training and fun activities that </text:span><text:soft-page-break/><text:span text:style-name="T1">encourage good playing habits, and 4) A “field trip” to the violin shop, where we will outfit a new beginning student with a proper instrument and bow. You’ll also engage in a series of discussions and reflections with colleagues and peers across the globe. Upon completion of this course, we hope you’ll return to your studio with confidence, a new curriculum, and a renewed approach to sharing with your students the joyful experience of making beautiful music.",</text:span></text:p>
      <text:p text:style-name="P3"><text:s text:c="4"/><text:span text:style-name="T1">"id": "Zba0dJLREeSb9SIACzCJlg",</text:span></text:p>
      <text:p text:style-name="P3"><text:s text:c="4"/><text:span text:style-name="T1">"slug": "teach-violin-lessons",</text:span></text:p>
      <text:p text:style-name="P3"><text:s text:c="4"/><text:span text:style-name="T1">"instructorIds": "['7455459']",</text:span></text:p>
      <text:p text:style-name="P3"><text:s text:c="4"/><text:span text:style-name="T1">"specializations": "[]",</text:span></text:p>
      <text:p text:style-name="P3"><text:s text:c="4"/><text:span text:style-name="T1">"partnerIds": "['54']",</text:span></text:p>
      <text:p text:style-name="P3"><text:s text:c="4"/><text:span text:style-name="T1">"name": "Teaching the Violin and Viola: Creating a Healthy Foundation"</text:span></text:p>
      <text:p text:style-name="P3"><text:s text:c="2"/><text:span text:style-name="T1">},</text:span></text:p>
      <text:p text:style-name="P3"><text:s text:c="2"/><text:span text:style-name="T1">{</text:span></text:p>
      <text:p text:style-name="P3"><text:s text:c="4"/><text:span text:style-name="T1">"FIELD1": 266,</text:span></text:p>
      <text:p text:style-name="P3"><text:s text:c="4"/><text:span text:style-name="T1">"courseType": "v2.ondemand",</text:span></text:p>
      <text:p text:style-name="P3"><text:s text:c="4"/><text:span text:style-name="T1">"description": "Apache Spark is the de-facto standard for large scale data processing. This is the first course of a series of courses towards the IBM Advanced Data Science Specialization. We strongly believe that is is crucial for success to start learning a scalable data science platform since memory and CPU constraints are to most limiting factors when it comes to building advanced machine learning models.\n\nIn this course we teach you the fundamentals of Apache Spark using python and pyspark. We'll introduce Apache Spark in the first two weeks and learn how to apply it to compute basic exploratory and data pre-processing tasks in the last two weeks. Through this exercise you'll also be introduced to the most fundamental statistical measures and data visualization technologies.\n\nThis gives you enough knowledge to take over the role of a data engineer in any modern environment. But it gives you also the basis for advancing your career towards data science. \n\nPlease have a look at the full specialization curriculum:\nhttps://www.coursera.org/specializations/advanced-data-science-ibm\n\nIf you choose to take this course and earn the Coursera course certificate, you will also earn an IBM digital badge. <text:s/>To find out more about IBM digital badges follow the link ibm.biz/badging.\n\n\nAfter completing this course, you will be able to:\n•\tDescribe how basic statistical measures, are used to reveal <text:s/>patterns within the data \n•\tRecognize data characteristics, patterns, trends, deviations or inconsistencies, and potential outliers.\n•\tIdentify useful techniques for working with big data such as dimension reduction and feature selection methods \n•\tUse advanced tools and charting libraries to:\n <text:s text:c="5"/>o\timprove efficiency of analysis of big-data with partitioning and parallel analysis \n <text:s text:c="5"/>o\tVisualize the data in an number of 2D and 3D formats (Box Plot, Run Chart, Scatter Plot, Pareto Chart, and Multidimensional Scaling)\n\nFor successful completion of the course, the following prerequisites are recommended: \n•\tBasic programming skills in python\n•\tBasic math\n•\tBasic SQL\n\nIn order to complete this course, the following technologies will be used:\n(These technologies are introduced in the course as necessary so no previous knowledge is required.)\n•\tJupyter notebooks (brought to you by IBM Watson Studio for free)\n•\tApacheSpark (brought to you by IBM Watson Studio for free)\n•\tPython\n\nThis course takes four weeks, 4-6h per week",</text:span></text:p>
      <text:p text:style-name="P3"><text:s text:c="4"/><text:span text:style-name="T1">"id": "sUpST4RAEeawAApvKZgcCQ",</text:span></text:p>
      <text:p text:style-name="P3"><text:s text:c="4"/><text:span text:style-name="T1">"slug": "ds",</text:span></text:p>
      <text:p text:style-name="P3"><text:s text:c="4"/><text:span text:style-name="T1">"instructorIds": "['18682389']",</text:span></text:p>
      <text:p text:style-name="P3"><text:s text:c="4"/><text:span text:style-name="T1">"specializations": "[]",</text:span></text:p>
      <text:p text:style-name="P3"><text:s text:c="4"/><text:span text:style-name="T1">"partnerIds": "['348']",</text:span></text:p>
      <text:p text:style-name="P3"><text:s text:c="4"/><text:span text:style-name="T1">"name": "Fundamentals of Scalable Data Science"</text:span></text:p>
      <text:p text:style-name="P3"><text:s text:c="2"/><text:span text:style-name="T1">},</text:span></text:p>
      <text:p text:style-name="P3"><text:s text:c="2"/><text:span text:style-name="T1">{</text:span></text:p>
      <text:p text:style-name="P3"><text:s text:c="4"/><text:span text:style-name="T1">"FIELD1": 267,</text:span></text:p>
      <text:p text:style-name="P3"><text:s text:c="4"/><text:span text:style-name="T1">"courseType": "v2.ondemand",</text:span></text:p>
      <text:p text:style-name="P3"><text:soft-page-break/><text:s text:c="4"/><text:span text:style-name="T1">"description": "Do you want to know how robots work? <text:s/>Are you interested in robotics as a career? <text:s/>Are you willing to invest the effort to learn fundamental mathematical modeling techniques that are used in all subfields of robotics?\n\nIf so, then the \"Modern Robotics: <text:s/>Mechanics, Planning, and Control\" specialization may be for you. <text:s/>This specialization, consisting of six short courses, is serious preparation for serious students who hope to work in the field of robotics or to undertake advanced study. <text:s/>It is not a sampler.\n\nIn Course 1 of the specialization, Foundations of Robot Motion, you will learn fundamental material regarding robot configurations, for both serial robot mechanisms and robots with closed chains. <text:s/>You will learn about configuration space (C-space), degrees of freedom, C-space topology, implicit and explicit representations of configurations, and holonomic and nonholonomic constraints. <text:s/>You will also learn how to represent spatial velocities and forces as twists and wrenches. <text:s/>This material is at the core of the study of anything that moves (e.g., robots).\n\nThis course follows the textbook \"Modern Robotics: <text:s/>Mechanics, Planning, and Control\" (Lynch and Park, Cambridge University Press 2017). <text:s/>You can purchase the book or use the free preprint pdf. <text:s/>You will build on a library of robotics software in the language of your choice (among Python, Mathematica, and MATLAB) and use the free cross-platform robot simulator V-REP, which allows you to work with state-of-the-art robots in the comfort of your own home and with zero financial investment.",</text:span></text:p>
      <text:p text:style-name="P3"><text:s text:c="4"/><text:span text:style-name="T1">"id": "rAlpSmWgEeenbhIEmtW1dA",</text:span></text:p>
      <text:p text:style-name="P3"><text:s text:c="4"/><text:span text:style-name="T1">"slug": "modernrobotics-course1",</text:span></text:p>
      <text:p text:style-name="P3"><text:s text:c="4"/><text:span text:style-name="T1">"instructorIds": "['4812278']",</text:span></text:p>
      <text:p text:style-name="P3"><text:s text:c="4"/><text:span text:style-name="T1">"specializations": "[]",</text:span></text:p>
      <text:p text:style-name="P3"><text:s text:c="4"/><text:span text:style-name="T1">"partnerIds": "['54']",</text:span></text:p>
      <text:p text:style-name="P3"><text:s text:c="4"/><text:span text:style-name="T1">"name": "Modern Robotics, Course 1: <text:s/>Foundations of Robot Motion"</text:span></text:p>
      <text:p text:style-name="P3"><text:s text:c="2"/><text:span text:style-name="T1">},</text:span></text:p>
      <text:p text:style-name="P3"><text:s text:c="2"/><text:span text:style-name="T1">{</text:span></text:p>
      <text:p text:style-name="P3"><text:s text:c="4"/><text:span text:style-name="T1">"FIELD1": 268,</text:span></text:p>
      <text:p text:style-name="P3"><text:s text:c="4"/><text:span text:style-name="T1">"courseType": "v2.ondemand",</text:span></text:p>
      <text:p text:style-name="P3"><text:s text:c="4"/><text:span text:style-name="T1">"description": "This course is intended to be an introduction to machine learning for non-technical business professionals. There is a lot of hype around machine learning and many people are concerned that in order to use machine learning in business, you need to have a technical background. For reasons that are covered in this course, that's not the case. In actuality, your knowledge of your business is far more important than your ability to build an ML model from scratch.\n\nBy the end of this course, you will have learned how to:\n• Formulate machine learning solutions to real-world problems\n• Identify whether the data you have is sufficient for ML\n• Carry a project through various ML phases including training, evaluation, and deployment\n• Perform AI responsibly and avoid reinforcing existing bias\n• Discover ML use cases\n• Be successful at ML\n\nYou'll need a desktop web browser to run this course's interactive labs via Qwiklabs and Google Cloud Platform.\n\n&gt;&gt;&gt; By enrolling in this course you agree to the Qwiklabs Terms of Service as set out in the FAQ and located at: https://qwiklabs.com/terms_of_service &lt;&lt;&lt;",</text:span></text:p>
      <text:p text:style-name="P3"><text:s text:c="4"/><text:span text:style-name="T1">"id": "oevpufy2Eeio4BIihiZW_g",</text:span></text:p>
      <text:p text:style-name="P3"><text:s text:c="4"/><text:span text:style-name="T1">"slug": "machine-learning-business-professionals",</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Machine Learning for Business Professionals"</text:span></text:p>
      <text:p text:style-name="P3"><text:s text:c="2"/><text:span text:style-name="T1">},</text:span></text:p>
      <text:p text:style-name="P3"><text:s text:c="2"/><text:span text:style-name="T1">{</text:span></text:p>
      <text:p text:style-name="P3"><text:s text:c="4"/><text:span text:style-name="T1">"FIELD1": 269,</text:span></text:p>
      <text:p text:style-name="P3"><text:s text:c="4"/><text:span text:style-name="T1">"courseType": "v2.ondemand",</text:span></text:p>
      <text:p text:style-name="P3"><text:s text:c="4"/><text:span text:style-name="T1">"description": "In this course we aim to provide you with an insight into how recent societal and technological developments have changed the work of professionals in a variety of professional domains and how this in turn affects professionalism. The course highlights core themes, discusses main insights and </text:span><text:soft-page-break/><text:span text:style-name="T1">theories, raises questions and presents cases, and links insights to practical challenges in various professional domains. It provides a state of the art assessment of professionalism in transition, by looking back and looking forward. It supports target audiences in dealing with professional services and professionals. <text:s/>\n\nThe programme has an interdisciplinary approach and will focus on different levels:\nAt macro level the course presents a historical and sociological view on past and future changes in professions, focused on: \n•\thow do professional fields develop?\n•\thow is professionalism promoted and encouraged among professionals?\n•\thow do professional fields control and empower their members?\n\nAt meso level the course presents an organisational view on changes within professional partnerships and institutions, focused on the following questions:\n•\thow do norms and routines affect professionals and professional work?\n•\thow do professionals organise and lead professional work?\n\nAt micro level a psychological perspective on changing work and a changing work environment of professionals is presented. This part focuses on the following questions:\n•\thow do professionals deal with work pressure and remain motivated?\n•\twhich competencies do professionals require to be able and capable to deliver?\n\nWe invite you to join us and increase your understanding of the topics addressed in this course through lectures, interviews, animations, readings and peer interaction.",</text:span></text:p>
      <text:p text:style-name="P3"><text:s text:c="4"/><text:span text:style-name="T1">"id": "0jk2ODDsEeiGpQoF2nM0eA",</text:span></text:p>
      <text:p text:style-name="P3"><text:s text:c="4"/><text:span text:style-name="T1">"slug": "professionalism-in-an-era-of-change",</text:span></text:p>
      <text:p text:style-name="P3"><text:s text:c="4"/><text:span text:style-name="T1">"instructorIds": "['26840344']",</text:span></text:p>
      <text:p text:style-name="P3"><text:s text:c="4"/><text:span text:style-name="T1">"specializations": "[]",</text:span></text:p>
      <text:p text:style-name="P3"><text:s text:c="4"/><text:span text:style-name="T1">"partnerIds": "['270']",</text:span></text:p>
      <text:p text:style-name="P3"><text:s text:c="4"/><text:span text:style-name="T1">"name": "Professionalism in an era of change"</text:span></text:p>
      <text:p text:style-name="P3"><text:s text:c="2"/><text:span text:style-name="T1">},</text:span></text:p>
      <text:p text:style-name="P3"><text:s text:c="2"/><text:span text:style-name="T1">{</text:span></text:p>
      <text:p text:style-name="P3"><text:s text:c="4"/><text:span text:style-name="T1">"FIELD1": 270,</text:span></text:p>
      <text:p text:style-name="P3"><text:s text:c="4"/><text:span text:style-name="T1">"courseType": "v2.ondemand",</text:span></text:p>
      <text:p text:style-name="P3"><text:s text:c="4"/><text:span text:style-name="T1">"description": "This course will introduce the student to contemporary Systems Biology focused on mammalian cells, their constituents and their functions. Biology is moving from molecular to modular. As our knowledge of our genome and gene expression deepens and we develop lists of molecules (proteins, lipids, ions) involved in cellular processes, we need to understand how these molecules interact with each other to form modules that act as discrete functional systems. These systems underlie core subcellular processes such as signal transduction, transcription, motility and electrical excitability. In turn these processes come together to exhibit cellular behaviors such as secretion, proliferation and action potentials. What are the properties of such subcellular and cellular systems? What are the mechanisms by which emergent behaviors of systems arise? What types of experiments inform systems-level thinking? Why do we need computation and simulations to understand these systems?\n\nThe course will develop multiple lines of reasoning to answer the questions listed above. Two major reasoning threads are: the design, execution and interpretation of multivariable experiments that produce large data sets; quantitative reasoning, models and simulations. Examples will be discussed to demonstrate “how” cell- level functions arise and “why” mechanistic knowledge allows us to predict cellular behaviors leading to disease states and drug responses.",</text:span></text:p>
      <text:p text:style-name="P3"><text:s text:c="4"/><text:span text:style-name="T1">"id": "Fq__yk2bEeS5fSIACy-OMw",</text:span></text:p>
      <text:p text:style-name="P3"><text:s text:c="4"/><text:span text:style-name="T1">"slug": "systems-biology",</text:span></text:p>
      <text:p text:style-name="P3"><text:s text:c="4"/><text:span text:style-name="T1">"instructorIds": "['1325616']",</text:span></text:p>
      <text:p text:style-name="P3"><text:s text:c="4"/><text:span text:style-name="T1">"specializations": "[]",</text:span></text:p>
      <text:p text:style-name="P3"><text:s text:c="4"/><text:span text:style-name="T1">"partnerIds": "['27']",</text:span></text:p>
      <text:p text:style-name="P3"><text:s text:c="4"/><text:span text:style-name="T1">"name": "Introduction to Systems Biology"</text:span></text:p>
      <text:p text:style-name="P3"><text:s text:c="2"/><text:span text:style-name="T1">},</text:span></text:p>
      <text:p text:style-name="P3"><text:s text:c="2"/><text:span text:style-name="T1">{</text:span></text:p>
      <text:p text:style-name="P3"><text:s text:c="4"/><text:span text:style-name="T1">"FIELD1": 271,</text:span></text:p>
      <text:p text:style-name="P3"><text:s text:c="4"/><text:span text:style-name="T1">"courseType": "v2.ondemand",</text:span></text:p>
      <text:p text:style-name="P3"><text:soft-page-break/><text:s text:c="4"/><text:span text:style-name="T1">"description": "An overview of the ideas, methods, and institutions that permit human society to manage risks and foster enterprise. <text:s/>Emphasis on financially-savvy leadership skills. Description of practices today and analysis of prospects for the future. Introduction to risk management and behavioral finance principles to understand the real-world functioning of securities, insurance, and banking industries. <text:s/>The ultimate goal of this course is using such industries effectively and towards a better society.",</text:span></text:p>
      <text:p text:style-name="P3"><text:s text:c="4"/><text:span text:style-name="T1">"id": "SgcGB0YOEeemlQrrzf9X-A",</text:span></text:p>
      <text:p text:style-name="P3"><text:s text:c="4"/><text:span text:style-name="T1">"slug": "financial-markets-global",</text:span></text:p>
      <text:p text:style-name="P3"><text:s text:c="4"/><text:span text:style-name="T1">"instructorIds": "['3543921']",</text:span></text:p>
      <text:p text:style-name="P3"><text:s text:c="4"/><text:span text:style-name="T1">"specializations": "[]",</text:span></text:p>
      <text:p text:style-name="P3"><text:s text:c="4"/><text:span text:style-name="T1">"partnerIds": "['109']",</text:span></text:p>
      <text:p text:style-name="P3"><text:s text:c="4"/><text:span text:style-name="T1">"name": "Financial Markets"</text:span></text:p>
      <text:p text:style-name="P3"><text:s text:c="2"/><text:span text:style-name="T1">},</text:span></text:p>
      <text:p text:style-name="P3"><text:s text:c="2"/><text:span text:style-name="T1">{</text:span></text:p>
      <text:p text:style-name="P3"><text:s text:c="4"/><text:span text:style-name="T1">"FIELD1": 272,</text:span></text:p>
      <text:p text:style-name="P3"><text:s text:c="4"/><text:span text:style-name="T1">"courseType": "v2.ondemand",</text:span></text:p>
      <text:p text:style-name="P3"><text:s text:c="4"/><text:span text:style-name="T1">"description": "A menudo, nos referimos a la contabilidad financiera como «el lenguaje de los negocios», es decir, el lenguaje que los directivos utilizan para transmitir información financiera y económica sobre su empresa a aquellas partes externas a ella, como los accionistas y los acreedores. Ninguna persona que trabaje en el mundo de los negocios puede permitirse desconocer el mundo de las finanzas. Tanto si diriges tu propio negocio como si te estás formando para ocupar un puesto de directivo, necesitarás entender la información financiera y ser capaz de interactuar con los contables o los directores financieros… En definitiva, ¡necesitarás hablar el lenguaje de los negocios!\n\nGracias a este curso, podrás aprender los fundamentos del lenguaje de los negocios. Una vez que lo hayas finalizado, podrás leer e interpretar los estados financieros para realizar diagnósticos empresariales y tomar decisiones y, lo que es más importante, contarás con una base teórica que te permitirá seguir profundizando en la contabilidad y en las finanzas por ti mismo. No olvides que, al igual que al aprender cualquier otra lengua, dominar la contabilidad requiere una práctica constante.",</text:span></text:p>
      <text:p text:style-name="P3"><text:s text:c="4"/><text:span text:style-name="T1">"id": "Pf8IEt2YEeaJ4g5huBPuvg",</text:span></text:p>
      <text:p text:style-name="P3"><text:s text:c="4"/><text:span text:style-name="T1">"slug": "contabilidad-financiera",</text:span></text:p>
      <text:p text:style-name="P3"><text:s text:c="4"/><text:span text:style-name="T1">"instructorIds": "['18927890']",</text:span></text:p>
      <text:p text:style-name="P3"><text:s text:c="4"/><text:span text:style-name="T1">"specializations": "[]",</text:span></text:p>
      <text:p text:style-name="P3"><text:s text:c="4"/><text:span text:style-name="T1">"partnerIds": "['172']",</text:span></text:p>
      <text:p text:style-name="P3"><text:s text:c="4"/><text:span text:style-name="T1">"name": "Introducción a la Contabilidad Financiera"</text:span></text:p>
      <text:p text:style-name="P3"><text:s text:c="2"/><text:span text:style-name="T1">},</text:span></text:p>
      <text:p text:style-name="P3"><text:s text:c="2"/><text:span text:style-name="T1">{</text:span></text:p>
      <text:p text:style-name="P3"><text:s text:c="4"/><text:span text:style-name="T1">"FIELD1": 273,</text:span></text:p>
      <text:p text:style-name="P3"><text:s text:c="4"/><text:span text:style-name="T1">"courseType": "v2.ondemand",</text:span></text:p>
      <text:p text:style-name="P3"><text:s text:c="4"/><text:span text:style-name="T1">"description": "Oдним из условий применимости обычных линейных моделей является независимость наблюдений друг от друга, на основе которых подбирается модель. Однако на <text:s/>практике часто встречаются ситуации, когда дизайн сбора материала таков, что нарушение этого условия неизбежно. Представьте, что вы решили построить модель, описывающую связь успеваемости по физкультуре и величины IQ теста у студентов. Для решения этой задачи вы сделали многочисленные выборки в нескольких институтах. Можно ли объединить такие данные в один анализ, построенной по традиционной схеме? Конечно нет. Студенты в каждом вузе могут быть в чем-то сходными друг с другом. Даже характер связи между изучаемыми величинами может быть несколько разным. Такого рода данные, в которых присутствуют внутригрупповые корреляции, стоит анализировать при помощи смешанных линейных моделей. Мы покажем, что некоторые предикторы стоит включать в модель в качестве так называемых “случайных факторов”. Вы узнаете, что случайные факторы могут быть иерархически соподчинены. Мы обсудим, как такие смешанные модели могут быть построены для зависимых переменных подчиняющихся разным типам распределений. Кроме того, мы покажем, что случайная часть модели может быть устроена еще сложнее - в ней может быть компонент, моделирующий поведение дисперсии в ответ на влияние ковариаты. В конце курса вас ждет проект, в котором вы сможете </text:span><text:soft-page-break/><text:span text:style-name="T1">потренироваться в построении смешанных моделей, выбрав один из нескольких датасетов. На основе анализа этих данных вы сможете создать отчет, выдержанный в традициях воспроизводимого исследования.\n\nЭтот курс поможет научиться строить модели со случайными факторами для величин с разными типами распределений. Чтобы легче осваивать материалы курса, вам пригодятся базовые представления о линейных моделях (общих и обобщенных), базовые знания R и умение создавать простейшие .html документы при помощи rmarkdown и knitr.",</text:span></text:p>
      <text:p text:style-name="P3"><text:s text:c="4"/><text:span text:style-name="T1">"id": "qfKRcB1WEemYGxIyuAVIqA",</text:span></text:p>
      <text:p text:style-name="P3"><text:s text:c="4"/><text:span text:style-name="T1">"slug": "smeshannye-lineynye-modeli",</text:span></text:p>
      <text:p text:style-name="P3"><text:s text:c="4"/><text:span text:style-name="T1">"instructorIds": "['2341259', '2389273']",</text:span></text:p>
      <text:p text:style-name="P3"><text:s text:c="4"/><text:span text:style-name="T1">"specializations": "[]",</text:span></text:p>
      <text:p text:style-name="P3"><text:s text:c="4"/><text:span text:style-name="T1">"partnerIds": "['179']",</text:span></text:p>
      <text:p text:style-name="P3"><text:s text:c="4"/><text:span text:style-name="T1">"name": "Смешанные линейные модели"</text:span></text:p>
      <text:p text:style-name="P3"><text:s text:c="2"/><text:span text:style-name="T1">},</text:span></text:p>
      <text:p text:style-name="P3"><text:s text:c="2"/><text:span text:style-name="T1">{</text:span></text:p>
      <text:p text:style-name="P3"><text:s text:c="4"/><text:span text:style-name="T1">"FIELD1": 274,</text:span></text:p>
      <text:p text:style-name="P3"><text:s text:c="4"/><text:span text:style-name="T1">"courseType": "v2.ondemand",</text:span></text:p>
      <text:p text:style-name="P3"><text:s text:c="4"/><text:span text:style-name="T1">"description": "De quoi parle-t-on lorsque l’on parle d’environnement ? Existe-t-il une crise écologique ? L’environnement se résume-t-il à la pollution ? Est-on vraiment fondé à parler de risques environnementaux ? L’environnement a-t-il affaire à la politique et si oui pourquoi ? Pourquoi et à partir de quand a-t-on pu parler d’écologie politique ? Quelles en sont les différentes expressions ? Les démocraties et leurs expressions courantes ne suffisent-elles pas à répondre aux problèmes écologiques ? Et si ce n’est pas le cas, quels sont les apports éventuels et potentiels de l’écologie politique ? Ce cours se propose à répondre à ces questions, l’objectif global étant de comprendre les tenants et aboutissants de l’interface écologie et politique.\n\n\nObjectifs pédagogiques du cours :\n\n1.\tSituer dans l’histoire des idées et de la société ce qu’on entend par écologie politique\n2.\tMaîtriser le lexique de l’écologie et de l’écologie politique\n3.\tAnalyser le caractère alternatif des courants de l’écologie politique en se situant dans le mouvement des idées et non sur la scène politicienne\n4.\tIdentifier les différents courants et leurs approches\n5.\tSituer de manière critique les réponses que propose l’écologie politique aux difficultés qu’elle pointe\n6. <text:s text:c="4"/>Expliquer les fondements de la démocratie et les nouveaux enjeux qu’elle traverse",</text:span></text:p>
      <text:p text:style-name="P3"><text:s text:c="4"/><text:span text:style-name="T1">"id": "KCDwoVb9EeWaMw4b4yEpbw",</text:span></text:p>
      <text:p text:style-name="P3"><text:s text:c="4"/><text:span text:style-name="T1">"slug": "ecologie-politique",</text:span></text:p>
      <text:p text:style-name="P3"><text:s text:c="4"/><text:span text:style-name="T1">"instructorIds": "['5192980', '19992059']",</text:span></text:p>
      <text:p text:style-name="P3"><text:s text:c="4"/><text:span text:style-name="T1">"specializations": "[]",</text:span></text:p>
      <text:p text:style-name="P3"><text:s text:c="4"/><text:span text:style-name="T1">"partnerIds": "['159']",</text:span></text:p>
      <text:p text:style-name="P3"><text:s text:c="4"/><text:span text:style-name="T1">"name": "Ecologie Politique: défi de la durabilité pour les démocraties"</text:span></text:p>
      <text:p text:style-name="P3"><text:s text:c="2"/><text:span text:style-name="T1">},</text:span></text:p>
      <text:p text:style-name="P3"><text:s text:c="2"/><text:span text:style-name="T1">{</text:span></text:p>
      <text:p text:style-name="P3"><text:s text:c="4"/><text:span text:style-name="T1">"FIELD1": 275,</text:span></text:p>
      <text:p text:style-name="P3"><text:s text:c="4"/><text:span text:style-name="T1">"courseType": "v2.ondemand",</text:span></text:p>
      <text:p text:style-name="P3"><text:s text:c="4"/><text:span text:style-name="T1">"description": "This competency-based, skill-building course will help non-U.S. students, first generation immigrants and foreign-born professionals better understand and master American e-Learning, as well as other U.S. virtual environments, for college and career success.\n\nTo excel in American online learning and work environments, international students and foreign-born professionals need to know how American universities and companies use the Internet to organize study and work, develop and execute projects, communicate ideas, collaborate, and solve organizational and technical problems. By taking this course, you will learn how to enhance your cultural knowledge and assess potential skill gaps that may hinder your online experience or negatively impact your performance in U.S. virtual work environments. Throughout the course you will systematically review competencies required for online work, come to better understand common barriers for non-native students and professionals, learn how to detect and overcome competency gaps, and develop plans for self-improvement.\n\nWe </text:span><text:soft-page-break/><text:span text:style-name="T1">hope that you will enjoy the course and invite you to share your own experiences with other students.",</text:span></text:p>
      <text:p text:style-name="P3"><text:s text:c="4"/><text:span text:style-name="T1">"id": "O0lyZeVUEeSglCIACzUL2A",</text:span></text:p>
      <text:p text:style-name="P3"><text:s text:c="4"/><text:span text:style-name="T1">"slug": "e-learning",</text:span></text:p>
      <text:p text:style-name="P3"><text:s text:c="4"/><text:span text:style-name="T1">"instructorIds": "['7581768', '7864413', '9026100', '9775195', '10512525', '7850590', '11197435']",</text:span></text:p>
      <text:p text:style-name="P3"><text:s text:c="4"/><text:span text:style-name="T1">"specializations": "[]",</text:span></text:p>
      <text:p text:style-name="P3"><text:s text:c="4"/><text:span text:style-name="T1">"partnerIds": "['117']",</text:span></text:p>
      <text:p text:style-name="P3"><text:s text:c="4"/><text:span text:style-name="T1">"name": "iMOOC102: Mastering American e-Learning"</text:span></text:p>
      <text:p text:style-name="P3"><text:s text:c="2"/><text:span text:style-name="T1">},</text:span></text:p>
      <text:p text:style-name="P3"><text:s text:c="2"/><text:span text:style-name="T1">{</text:span></text:p>
      <text:p text:style-name="P3"><text:s text:c="4"/><text:span text:style-name="T1">"FIELD1": 276,</text:span></text:p>
      <text:p text:style-name="P3"><text:s text:c="4"/><text:span text:style-name="T1">"courseType": "v2.ondemand",</text:span></text:p>
      <text:p text:style-name="P3"><text:s text:c="4"/><text:span text:style-name="T1">"description": "This course will cover the topic of <text:s/>Whole genome sequencing (WGS) <text:s/>of bacterial genomes which is becoming more and more relevant for the medical sector. <text:s/>WGS technology and applications are high on international political agenda, as the classical methods are being replaced by WGS technology and therefore bioinformatic tools are extremely important for allowing the people working in this sector to be able to analyze the data and obtain results that can be interpreted and used for different purposes. The course will give the learners a basis to understand and be acquainted with WGS applications in surveillance of bacteria including species identification, typing and characterization of antimicrobial resistance and virulence traits as well as plasmid characterization. It will also give the opportunity to learners to learn about online tools and what they can be used for through demonstrations on how to use some of these tools and exercises to be solved by learners with use of freely available WGS analysis tools .\n\nBy the end of this course you should be able to:\n\n1. Describe the general Principles in typing of Bacteria \n2. Give examples of the applications of Whole Genome Sequencing to Surveillance of bacterial pathogens and antimicrobial resistance \n3. Apply genomic tools for sub-typing and surveillance\n4. Define the concept of Next-Generation Sequencing and describe the sequencing data from NGS\n5. Describe how to do de novo assembly from raw reads to contigs\n6. Enumerate the methods behind the tools for species identification, MLST typing and resistance gene detection\n7. Apply the tools for species identification, MLST typing and resistance gene detection in real cases of other bacterial and pathogen genomes.\n8. Describe the methods behind the tools for Salmonella and E.coli typing, plasmid replicon detection and plasmid typing\n9. Utilize the tools for Salmonella and E.coli typing, plasmid replicon detection and plasmid typing in real cases of other bacterial and pathogen genomes.\n10. Explain the concept and be able to use the integrated bacterial analysis pipeline for batch analysis and typing of genomic data\n11. Demonstrate how to construct phylogenetic tree based on SNPs\n12. Apply the phylogenetic tool to construct phylogenetic trees and explain the relatedness of bacterial or pathogen strains\n13. Describe how to create your own sequence database\n14. Utilize the MyDbFinder tool to detect genetic markers of interest from whole genome sequencing",</text:span></text:p>
      <text:p text:style-name="P3"><text:s text:c="4"/><text:span text:style-name="T1">"id": "lO5va7h_EeayqhK4SOTn7g",</text:span></text:p>
      <text:p text:style-name="P3"><text:s text:c="4"/><text:span text:style-name="T1">"slug": "wgs-bacteria",</text:span></text:p>
      <text:p text:style-name="P3"><text:s text:c="4"/><text:span text:style-name="T1">"instructorIds": "['4367069', '3897824']",</text:span></text:p>
      <text:p text:style-name="P3"><text:s text:c="4"/><text:span text:style-name="T1">"specializations": "[]",</text:span></text:p>
      <text:p text:style-name="P3"><text:s text:c="4"/><text:span text:style-name="T1">"partnerIds": "['57']",</text:span></text:p>
      <text:p text:style-name="P3"><text:s text:c="4"/><text:span text:style-name="T1">"name": "Whole genome sequencing of bacterial genomes - tools and applications"</text:span></text:p>
      <text:p text:style-name="P3"><text:s text:c="2"/><text:span text:style-name="T1">},</text:span></text:p>
      <text:p text:style-name="P3"><text:s text:c="2"/><text:span text:style-name="T1">{</text:span></text:p>
      <text:p text:style-name="P3"><text:s text:c="4"/><text:span text:style-name="T1">"FIELD1": 277,</text:span></text:p>
      <text:p text:style-name="P3"><text:s text:c="4"/><text:span text:style-name="T1">"courseType": "v2.ondemand",</text:span></text:p>
      <text:p text:style-name="P3"><text:s text:c="4"/><text:span text:style-name="T1">"description": "This course will highlight the construction and interpretation of the U.S. Constitution through the centuries. You'll learn the history behind the Constitution, cases that formed important precedent, and how changes in interpretation have been dependent on shifts in cultural and political climate as </text:span><text:soft-page-break/><text:span text:style-name="T1">well as the composition of the Supreme Court.\n\nWe'll start with an overview of the Constitution where we'll consider questions such as \"Why the Constitution?\" and \"What function does the Constitution serve?\" Next we'll examine how the Constitution and its subsequent interpretation established the powers of the federal, legislative, and judicial branches of government and allocated powers to the states.\n\nJoin me as we look at the questions both raised and answered by the Constitution and those that interpret it!\n\nBy the end of this course, you should be able to:\n\n- Describe how the structure of the United States government has been shaped by both the text of the Constitution and by subsequent interpretation and practice of political actors in all branches of government\n\n- Illustrate compromises found in the Constitution by citing examples and historic background\n\n- Articulate the importance of key cases such as Marbury v. Madison, McCullough v. Maryland, and Lochner v. New York\n\n- Explain how the outcome of cases is often dependent upon the current cultural and political climate as well as the composition of the court by citing particular cases and important shifts in the court's jurisprudence\n\n- Assess the relative suitability of various approaches to constitutional interpretation and analysis",</text:span></text:p>
      <text:p text:style-name="P3"><text:s text:c="4"/><text:span text:style-name="T1">"id": "YXDFz6KXEeWM5RIHOLu8Dw",</text:span></text:p>
      <text:p text:style-name="P3"><text:s text:c="4"/><text:span text:style-name="T1">"slug": "chemerinsky-on-constitutional-law-structure-of-government",</text:span></text:p>
      <text:p text:style-name="P3"><text:s text:c="4"/><text:span text:style-name="T1">"instructorIds": "['18597416']",</text:span></text:p>
      <text:p text:style-name="P3"><text:s text:c="4"/><text:span text:style-name="T1">"specializations": "[]",</text:span></text:p>
      <text:p text:style-name="P3"><text:s text:c="4"/><text:span text:style-name="T1">"partnerIds": "['30']",</text:span></text:p>
      <text:p text:style-name="P3"><text:s text:c="4"/><text:span text:style-name="T1">"name": "Chemerinsky on Constitutional Law - The Structure of Government"</text:span></text:p>
      <text:p text:style-name="P3"><text:s text:c="2"/><text:span text:style-name="T1">},</text:span></text:p>
      <text:p text:style-name="P3"><text:s text:c="2"/><text:span text:style-name="T1">{</text:span></text:p>
      <text:p text:style-name="P3"><text:s text:c="4"/><text:span text:style-name="T1">"FIELD1": 278,</text:span></text:p>
      <text:p text:style-name="P3"><text:s text:c="4"/><text:span text:style-name="T1">"courseType": "v2.ondemand",</text:span></text:p>
      <text:p text:style-name="P3"><text:s text:c="4"/><text:span text:style-name="T1">"description": "HI-FIVE (Health Informatics For Innovation, Value &amp; Enrichment) Training is a 12-hour online course designed by Columbia University in 2016, with sponsorship from the Office of the National Coordinator for Health Information Technology (ONC). <text:s/>The training is role-based and uses case scenarios. <text:s/>Also, it has additional, optional modules on other topics of interest or relevance. <text:s/>Although we suggest to complete the course within a month's timeframe, the course is self-paced and so you can start and finish the course at anytime during a month's time period. No additional hardware or software are required for this course.\n\nOur nation’s healthcare system is changing at a rapid pace. Transformative health care delivery programs depend heavily on health information technology to improve and coordinate care, maintain patient registries, support patient engagement, develop and sustain data infrastructure necessary for multi-payer value-based payment, and enable analytical capacities to inform decision making and streamline reporting. <text:s/>The accelerated pace of change from new and expanding technology will continue to be a challenge for preparing a skilled workforce so taking this training will help you to stay current in the dynamic landscape of health care.\n\nThis course is one of three related courses in the HI-FIVE training program, which has topics on population health, care coordination and interoperability, value-based care, healthcare data analytics, and patient-centered care. <text:s/>Each of the three courses is designed from a different perspective based on various healthcare roles. <text:s/>This first course is from a clinical perspective, geared towards physicians, nurse practitioners, physician assistants, nurses, clinical executives and managers, medical assistants, and other clinical support roles. <text:s/>However, we encourage anyone working in healthcare, health IT, public health, and population health to participate in any of the three trainings. \n\nIf you would like to obtain continuing medical education (CME) or continuing nursing education (CNE) credits, you will need to have eligible credentials, complete the entire course, and complete the evaluation survey at the end. <text:s/>The HI-FIVE team verifies after each month that these requirements have been met and then a separate certificate (fee may apply) is distributed to you from our accreditation office. <text:s/>Please allow time for processing. <text:s/>If you have any further questions about continuing education, please see our website at www.hi-fivetraining.org. \n\</text:span><text:soft-page-break/><text:span text:style-name="T1">nAccreditation Statement\nThe College of Physicians and Surgeons of Columbia University is accredited by the Accreditation Council for Continuing Medical Education (ACCME) to provide continuing medical education for physicians.\n\nAMA Credit Designation Statement\nThe College of Physcians and Surgeons designates this enduring material for 12.0 AMA PRA Category 1 Credits™. Physicians should claim only the credit commensurate with the extent of their participation in the activity.\n\nThe planning committee members are: Rita Kukafka, DrPH, MA, FACMI; Bruce Forman, MD; Gil Kuperman, MD, PhD; Virginia Lorenzi, MS, CPHIMS, FHL7, and Victoria Tiase, MSN, BN. <text:s/>None of the members of the committee, who planned this CME Activity, have any relevant financial relationships to disclose. <text:s/>The release date is 2/1/17 and the expiration date is 1/31/18.\n\nThis activity is eligible for 12 continuing nursing education (CNE) credits. <text:s/>\n\nColumbia University School of Nursing, Continuing Nursing Education Program is accredited as a provider of continuing nursing education by the American Nurses Credentialing Center's Commission on Accreditation.",</text:span></text:p>
      <text:p text:style-name="P3"><text:s text:c="4"/><text:span text:style-name="T1">"id": "hEMZ5zJuEeaGtRI0HQleow",</text:span></text:p>
      <text:p text:style-name="P3"><text:s text:c="4"/><text:span text:style-name="T1">"slug": "hi-five-clinical",</text:span></text:p>
      <text:p text:style-name="P3"><text:s text:c="4"/><text:span text:style-name="T1">"instructorIds": "['21813456']",</text:span></text:p>
      <text:p text:style-name="P3"><text:s text:c="4"/><text:span text:style-name="T1">"specializations": "[]",</text:span></text:p>
      <text:p text:style-name="P3"><text:s text:c="4"/><text:span text:style-name="T1">"partnerIds": "['40']",</text:span></text:p>
      <text:p text:style-name="P3"><text:s text:c="4"/><text:span text:style-name="T1">"name": "HI-FIVE: Health Informatics For Innovation, Value &amp; Enrichment (Clinical Perspective)"</text:span></text:p>
      <text:p text:style-name="P3"><text:s text:c="2"/><text:span text:style-name="T1">},</text:span></text:p>
      <text:p text:style-name="P3"><text:s text:c="2"/><text:span text:style-name="T1">{</text:span></text:p>
      <text:p text:style-name="P3"><text:s text:c="4"/><text:span text:style-name="T1">"FIELD1": 279,</text:span></text:p>
      <text:p text:style-name="P3"><text:s text:c="4"/><text:span text:style-name="T1">"courseType": "v2.ondemand",</text:span></text:p>
      <text:p text:style-name="P3"><text:s text:c="4"/><text:span text:style-name="T1">"description": "In 2015, the UN launched the 17 Sustainable Development Goals (SDGs). Adopted by 193 member states, the goals represent an important international step in setting humanity on a trajectory towards sustainable development. Within this course, you will get a historical overview of how sustainability has been understood, as well as a thorough introduction to the SDGs – what they are, how progress can be measured, and how the SDGs are relevant for the management of the global systems supporting humanity. The course will examine how various societal actors are responding to and implementing the SDGs. \n\nWhile all of the SDGs are essential to sustainable development, SDG 13, Climate Action, is usually perceived as the most urgent in terms of the need for a swift implementation on a global scale. Therefore, particular focus is given to this SDG. Through the course, you will gain up-to-date knowledge of the current understanding of human impacts on the Earth at the planetary level. Progress towards establishing global management of human interactions with the climate system within the United Nations Framework Convention on Climate Change (UNFCCC) is also discussed.\n\nThe course is designed and taught by Professor Katherine Richardson, who is a member of the 15-person panel appointed by the UN General Secretary in 2016 to write the 2019 Global Sustainable Development Report. In each lecture, Katherine interviews experts who provide insights relevant to the topic at hand.",</text:span></text:p>
      <text:p text:style-name="P3"><text:s text:c="4"/><text:span text:style-name="T1">"id": "eKJIPOAMEeelCBLoDv22aA",</text:span></text:p>
      <text:p text:style-name="P3"><text:s text:c="4"/><text:span text:style-name="T1">"slug": "global-sustainable-development",</text:span></text:p>
      <text:p text:style-name="P3"><text:s text:c="4"/><text:span text:style-name="T1">"instructorIds": "['31012516']",</text:span></text:p>
      <text:p text:style-name="P3"><text:s text:c="4"/><text:span text:style-name="T1">"specializations": "[]",</text:span></text:p>
      <text:p text:style-name="P3"><text:s text:c="4"/><text:span text:style-name="T1">"partnerIds": "['63']",</text:span></text:p>
      <text:p text:style-name="P3"><text:s text:c="4"/><text:span text:style-name="T1">"name": "The Sustainable Development Goals – A global, transdisciplinary vision for the future"</text:span></text:p>
      <text:p text:style-name="P3"><text:s text:c="2"/><text:span text:style-name="T1">},</text:span></text:p>
      <text:p text:style-name="P3"><text:s text:c="2"/><text:span text:style-name="T1">{</text:span></text:p>
      <text:p text:style-name="P3"><text:s text:c="4"/><text:span text:style-name="T1">"FIELD1": 280,</text:span></text:p>
      <text:p text:style-name="P3"><text:s text:c="4"/><text:span text:style-name="T1">"courseType": "v2.ondemand",</text:span></text:p>
      <text:p text:style-name="P3"><text:s text:c="4"/><text:span text:style-name="T1">"description": "Welcome to Asymmetric Cryptography and Key Management! \n\nIn asymmetric cryptography or public-key cryptography, the sender and the receiver use a pair of public-private keys, as opposed to the same symmetric key, and therefore </text:span><text:soft-page-break/><text:span text:style-name="T1">their cryptographic operations are asymmetric. This course will first review the principles of asymmetric cryptography and describe how the use of the pair of keys can provide different security properties. Then, we will study the popular asymmetric schemes in the RSA cipher algorithm and the Diffie-Hellman Key Exchange protocol and learn how and why they work to secure communications/access. Lastly, we will discuss the key distribution and management for both symmetric keys and public keys and describe the important concepts in public-key distribution such as public-key authority, digital certificate, and public-key infrastructure. This course also describes some mathematical concepts, e.g., prime factorization and discrete logarithm, which become the bases for the security of asymmetric primitives, and working knowledge of discrete mathematics will be helpful for taking this course; the Symmetric Cryptography course (recommended to be taken before this course) also discusses modulo arithmetic.\n\nThis course is cross-listed and is a part of the two specializations, the Applied Cryptography specialization and the Introduction to Applied Cryptography specialization.",</text:span></text:p>
      <text:p text:style-name="P3"><text:s text:c="4"/><text:span text:style-name="T1">"id": "qRzsCVEUEeeF5RIYZYolcA",</text:span></text:p>
      <text:p text:style-name="P3"><text:s text:c="4"/><text:span text:style-name="T1">"slug": "asymmetric-crypto",</text:span></text:p>
      <text:p text:style-name="P3"><text:s text:c="4"/><text:span text:style-name="T1">"instructorIds": "['1911301']",</text:span></text:p>
      <text:p text:style-name="P3"><text:s text:c="4"/><text:span text:style-name="T1">"specializations": "[]",</text:span></text:p>
      <text:p text:style-name="P3"><text:s text:c="4"/><text:span text:style-name="T1">"partnerIds": "['126']",</text:span></text:p>
      <text:p text:style-name="P3"><text:s text:c="4"/><text:span text:style-name="T1">"name": "Asymmetric Cryptography and Key Management"</text:span></text:p>
      <text:p text:style-name="P3"><text:s text:c="2"/><text:span text:style-name="T1">},</text:span></text:p>
      <text:p text:style-name="P3"><text:s text:c="2"/><text:span text:style-name="T1">{</text:span></text:p>
      <text:p text:style-name="P3"><text:s text:c="4"/><text:span text:style-name="T1">"FIELD1": 281,</text:span></text:p>
      <text:p text:style-name="P3"><text:s text:c="4"/><text:span text:style-name="T1">"courseType": "v2.ondemand",</text:span></text:p>
      <text:p text:style-name="P3"><text:s text:c="4"/><text:span text:style-name="T1">"description": "</text:span><text:span text:style-name="T2">本課程共有四周，介紹肺的功能、肺癌形成的原因、以及肺癌的分期與治療，完成課程後將對肺癌有初步的認識。</text:span><text:span text:style-name="T1">\n\n</text:span><text:span text:style-name="T2">根據衛生福利部統計，民國</text:span><text:span text:style-name="T1">105</text:span><text:span text:style-name="T2">年台灣死於肺癌的人數高達</text:span><text:span text:style-name="T1">9372</text:span><text:span text:style-name="T2">人，這其中有許多是不吸煙，也沒有家族病史的病患，這些病患對本身如何得到肺癌往往得不到答案。但抬頭看看我們的天空，不論是大陸吹來的沙塵暴，或是我們台灣本島製造的空污，早已將天空蒙上一層灰，因此空污對於肺癌，實在有著密不可分的關聯。其實對於肺癌，有個早期篩檢的利器—低劑量電腦斷層篩檢，這項篩檢無需禁食，也不用打顯影劑，只要五分鐘左右即可完成，只可惜因為需要自費，因此許多人望之卻步，也讓許多人失去了早期篩檢出肺癌的機會。希望藉由這門課可以讓大家對台灣新國病—肺癌有不同的認識，也希望大家能更重視呼吸的健康。</text:span><text:span text:style-name="T1">",</text:span></text:p>
      <text:p text:style-name="P3"><text:s text:c="4"/><text:span text:style-name="T1">"id": "ijXGKZHZEeerwQrGqCbRTA",</text:span></text:p>
      <text:p text:style-name="P3"><text:s text:c="4"/><text:span text:style-name="T1">"slug": "lung-cancer",</text:span></text:p>
      <text:p text:style-name="P3"><text:s text:c="4"/><text:span text:style-name="T1">"instructorIds": "['29719904']",</text:span></text:p>
      <text:p text:style-name="P3"><text:s text:c="4"/><text:span text:style-name="T1">"specializations": "[]",</text:span></text:p>
      <text:p text:style-name="P3"><text:s text:c="4"/><text:span text:style-name="T1">"partnerIds": "['75']",</text:span></text:p>
      <text:p text:style-name="P3"><text:s text:c="4"/><text:span text:style-name="T1">"name": " </text:span><text:span text:style-name="T2">一堂課讓你認識肺癌（</text:span><text:span text:style-name="T1">Basic Concepts of Lung Cancer: Diagnosis and Treatment</text:span><text:span text:style-name="T2">）</text:span><text:span text:style-name="T1">"</text:span></text:p>
      <text:p text:style-name="P3"><text:s text:c="2"/><text:span text:style-name="T1">},</text:span></text:p>
      <text:p text:style-name="P3"><text:s text:c="2"/><text:span text:style-name="T1">{</text:span></text:p>
      <text:p text:style-name="P3"><text:s text:c="4"/><text:span text:style-name="T1">"FIELD1": 282,</text:span></text:p>
      <text:p text:style-name="P3"><text:s text:c="4"/><text:span text:style-name="T1">"courseType": "v2.ondemand",</text:span></text:p>
      <text:p text:style-name="P3"><text:s text:c="4"/><text:span text:style-name="T1">"description": "Dieser einwöchige On-Demand-Kompaktkurs baut auf folgendem Kurs auf: \"Google Cloud Platform Big Data and Machine Learning Fundamentals\". In den von einem Kursleiter geführten Präsentationen, Demonstrationen und praktischen Labs erhalten die Teilnehmer eine Einführung in die managementfreie Datenverarbeitung in Data Warehousing, Analysen und Pipelines.\n\nVoraussetzungen:\n• Kurs: \"Google Cloud Platform Big Data and Machine Learning Fundamentals\"\n• Erfahrung in der Verwendung einer SQL-ähnlichen Abfragesprache für die Datenanalyse\n• Python- oder Java-Kenntnisse\n\nHinweis zum Google-Konto:\n• Zum Registrieren für die kostenlose Google Cloud Platform-Testversion benötigen Sie ein Google/Gmail-Konto sowie eine Kreditkarte oder ein Bankkonto. In China sind Google-Dienste derzeit nicht verfügbar.\n• Wenn Sie als Google Cloud Platform-Kunde eine Rechnungsadresse in der EU oder in Russland haben, lesen Sie den Artikel \"Übersicht zur Mehrwertsteuer\" unter: https://cloud.google.com/billing/docs/resources/vat-overview\n• Weitere FAQ zur kostenlosen Google Cloud Platform-Testversion finden Sie unter: https://cloud.google.com/free-trial/",</text:span></text:p>
      <text:p text:style-name="P3"><text:soft-page-break/><text:s text:c="4"/><text:span text:style-name="T1">"id": "TAtGgqZNEeiECQr9tzDo4g",</text:span></text:p>
      <text:p text:style-name="P3"><text:s text:c="4"/><text:span text:style-name="T1">"slug": "serverless-data-analysis-bigquery-cloud-dataflow-gcp-de",</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Serverless Data Analysis with Google BigQuery and Cloud Dataflow auf Deutsch"</text:span></text:p>
      <text:p text:style-name="P3"><text:s text:c="2"/><text:span text:style-name="T1">},</text:span></text:p>
      <text:p text:style-name="P3"><text:s text:c="2"/><text:span text:style-name="T1">{</text:span></text:p>
      <text:p text:style-name="P3"><text:s text:c="4"/><text:span text:style-name="T1">"FIELD1": 283,</text:span></text:p>
      <text:p text:style-name="P3"><text:s text:c="4"/><text:span text:style-name="T1">"courseType": "v2.ondemand",</text:span></text:p>
      <text:p text:style-name="P3"><text:s text:c="4"/><text:span text:style-name="T1">"description": "Les collectivités territoriales et les services de l'Etat sont confrontés à de multiples enjeux : crise des finances publiques, augmentation des dépenses sociales, défiance croissante des administrés, concurrence des solutions proposées par des communautés numériques très agiles.\nLa bonne nouvelle, c'est que des solutions existent pour faire mieux avec moins ! L'innovation publique, c'est possible grâce aux apports de ce que l'on appelle la pensée design, qui permet de repenser le service offert à l'usager.\n\nCe MOOC a été réalisé en partenariat avec le Conseil départemental du Val d'Oise, pionnier dans la mise en oeuvre de ces approches. Son originalité ? Nous vous proposons une expérience d’apprentissage très riche basée à la fois sur l'expertise de spécialistes du sujet et sur l'expérience de nombreux acteurs publics de terrain, qui mettent en œuvre cette approche et apportent leur témoignage dans les différents modules.\n\nNotre objectif ? Vous donner les compétences pour coordonner un projet d'innovation publique s’appuyant sur une approche design de service, quels que soient le domaine et le contexte dans lesquels vous travaillez.\n\nBienvenue dans ce MOOC !\nThierry Sibieude et l'équipe pédagogique",</text:span></text:p>
      <text:p text:style-name="P3"><text:s text:c="4"/><text:span text:style-name="T1">"id": "V4tUmw1rEeei4BLIS97yDA",</text:span></text:p>
      <text:p text:style-name="P3"><text:s text:c="4"/><text:span text:style-name="T1">"slug": "innovation-publique-pensee-design",</text:span></text:p>
      <text:p text:style-name="P3"><text:s text:c="4"/><text:span text:style-name="T1">"instructorIds": "['12799868']",</text:span></text:p>
      <text:p text:style-name="P3"><text:s text:c="4"/><text:span text:style-name="T1">"specializations": "[]",</text:span></text:p>
      <text:p text:style-name="P3"><text:s text:c="4"/><text:span text:style-name="T1">"partnerIds": "['223']",</text:span></text:p>
      <text:p text:style-name="P3"><text:s text:c="4"/><text:span text:style-name="T1">"name": "Innovation publique et pensée design, l'innovation sociale au service des territoires"</text:span></text:p>
      <text:p text:style-name="P3"><text:s text:c="2"/><text:span text:style-name="T1">},</text:span></text:p>
      <text:p text:style-name="P3"><text:s text:c="2"/><text:span text:style-name="T1">{</text:span></text:p>
      <text:p text:style-name="P3"><text:s text:c="4"/><text:span text:style-name="T1">"FIELD1": 284,</text:span></text:p>
      <text:p text:style-name="P3"><text:s text:c="4"/><text:span text:style-name="T1">"courseType": "v2.ondemand",</text:span></text:p>
      <text:p text:style-name="P3"><text:s text:c="4"/><text:span text:style-name="T1">"description": "* \"</text:span><text:span text:style-name="T2">系统平台与计算环境</text:span><text:span text:style-name="T1">\"</text:span><text:span text:style-name="T2">仅是</text:span><text:span text:style-name="T1">\"</text:span><text:span text:style-name="T2">大学计算机</text:span><text:span text:style-name="T1">\"</text:span><text:span text:style-name="T2">系列课程的第一部分，我们将在不久的未来推出“算法与</text:span><text:span text:style-name="T1">C</text:span><text:span text:style-name="T2">语言编程基础”，</text:span><text:span text:style-name="T1">\"</text:span><text:span text:style-name="T2">大学计算机</text:span><text:span text:style-name="T1">\"</text:span><text:span text:style-name="T2">系列课程的第二部分，敬请关注！</text:span><text:span text:style-name="T1">*\n\n</text:span><text:span text:style-name="T2">计算机科学是研究抽象和自动计算的学科，涉及的理论知识众多。作为计算机科学的入门，“大学计算机”系列课程将从基础知识入手，循序渐进，帮助你在了解计算机系统整体结构和基本原理的基础上，具备“选择和利用各种已有工具软件解决问题的能力”和“编写程序解决一般专业问题的能力”。</text:span><text:span text:style-name="T1">\n\n</text:span><text:span text:style-name="T2">本系列课程由“系统平台与计算环境（第一部分）”和“算法与</text:span><text:span text:style-name="T1">C</text:span><text:span text:style-name="T2">语言编程基础（第二部分）”两门课程构成。每门课程独立开设，既自成一体，又相互衔接，构成体系。本课程，即第一部分的内容，将涉及计算模型与信息表示、软硬件系统组成及工作原理、网络技术及应用、</text:span><text:span text:style-name="T1">OFFICE</text:span><text:span text:style-name="T2">基本操作等多个知识模块。本课程的学习目标是了解计算机软硬件系统组成、信息表示方法、网络技术等计算机学科的基础知识和基本操作技能；在未来我们将提供系列课程第二部分的学习目标，即学会编写简单的</text:span><text:span text:style-name="T1">C</text:span><text:span text:style-name="T2">语言控制台程序以及排序、查找等基本算法。</text:span><text:span text:style-name="T1">\n\n</text:span><text:span text:style-name="T2">本课程是学习计算机的入门课程，无需信息技术方面的基础，但需要你会一些计算机的基本操作，比如：文字录入、通过网络获取信息（网络信息检索）等。</text:span><text:span text:style-name="T1">",</text:span></text:p>
      <text:p text:style-name="P3"><text:s text:c="4"/><text:span text:style-name="T1">"id": "Ubg5m6GeEeSoeSIAC0cUQw",</text:span></text:p>
      <text:p text:style-name="P3"><text:s text:c="4"/><text:span text:style-name="T1">"slug": "jisuanji-wangluo",</text:span></text:p>
      <text:p text:style-name="P3"><text:s text:c="4"/><text:span text:style-name="T1">"instructorIds": "['9299119', '11063936', '11065014']",</text:span></text:p>
      <text:p text:style-name="P3"><text:s text:c="4"/><text:span text:style-name="T1">"specializations": "[]",</text:span></text:p>
      <text:p text:style-name="P3"><text:s text:c="4"/><text:span text:style-name="T1">"partnerIds": "['234']",</text:span></text:p>
      <text:p text:style-name="P3"><text:s text:c="4"/><text:span text:style-name="T1">"name": "</text:span><text:span text:style-name="T2">系统平台与计算环境</text:span><text:span text:style-name="T1">"</text:span></text:p>
      <text:p text:style-name="P3"><text:s text:c="2"/><text:span text:style-name="T1">},</text:span></text:p>
      <text:p text:style-name="P3"><text:s text:c="2"/><text:span text:style-name="T1">{</text:span></text:p>
      <text:p text:style-name="P3"><text:soft-page-break/><text:s text:c="4"/><text:span text:style-name="T1">"FIELD1": 285,</text:span></text:p>
      <text:p text:style-name="P3"><text:s text:c="4"/><text:span text:style-name="T1">"courseType": "v2.ondemand",</text:span></text:p>
      <text:p text:style-name="P3"><text:s text:c="4"/><text:span text:style-name="T1">"description": "What makes WiFi faster at home than at a coffee shop? How does Google order its search results from the trillions of webpages on the Internet? Why does Verizon charge $15 for every GB of data we use? Is it really true that we are connected in six social steps or less?\n\nThese are just a few of the many intriguing questions we can ask about the social and technical networks that form integral parts of our daily lives. This course is about exploring the answers, using a language that anyone can understand. We will focus on fundamental principles like “sharing is hard”, “crowds are wise”, and “network of networks” that have guided the design and sustainability of today’s networks, and summarize the theories behind everything from the social connections we make on platforms like Facebook to the technology upon which these websites run.\n\nUnlike other networking courses, the mathematics included here are no more complicated than adding and multiplying numbers. While mathematical details are necessary to fully specify the algorithms and systems we investigate, they are not required to understand the main ideas. We use illustrations, analogies, and anecdotes about networks as pedagogical tools in lieu of detailed equations.\n\nAll the features of this course are available for free. <text:s/>It does not offer a certificate upon completion.",</text:span></text:p>
      <text:p text:style-name="P3"><text:s text:c="4"/><text:span text:style-name="T1">"id": "q6hZQfQtEeS_qSIACxODig",</text:span></text:p>
      <text:p text:style-name="P3"><text:s text:c="4"/><text:span text:style-name="T1">"slug": "networks-illustrated",</text:span></text:p>
      <text:p text:style-name="P3"><text:s text:c="4"/><text:span text:style-name="T1">"instructorIds": "['599445', '423879']",</text:span></text:p>
      <text:p text:style-name="P3"><text:s text:c="4"/><text:span text:style-name="T1">"specializations": "[]",</text:span></text:p>
      <text:p text:style-name="P3"><text:s text:c="4"/><text:span text:style-name="T1">"partnerIds": "['4']",</text:span></text:p>
      <text:p text:style-name="P3"><text:s text:c="4"/><text:span text:style-name="T1">"name": "Networks Illustrated: Principles without Calculus"</text:span></text:p>
      <text:p text:style-name="P3"><text:s text:c="2"/><text:span text:style-name="T1">},</text:span></text:p>
      <text:p text:style-name="P3"><text:s text:c="2"/><text:span text:style-name="T1">{</text:span></text:p>
      <text:p text:style-name="P3"><text:s text:c="4"/><text:span text:style-name="T1">"FIELD1": 286,</text:span></text:p>
      <text:p text:style-name="P3"><text:s text:c="4"/><text:span text:style-name="T1">"courseType": "v2.ondemand",</text:span></text:p>
      <text:p text:style-name="P3"><text:s text:c="4"/><text:span text:style-name="T1">"description": "The increased capabilities of a collection of logically interrelated databases distributed over a computer network enable scalable data processing. This course addresses the components of these systems, covering the following main topics: distributed database architectures, distributed data storage and indexing, distributed and parallel query processing/optimization, and concurrency control in distributed Parallel Database Systems.",</text:span></text:p>
      <text:p text:style-name="P3"><text:s text:c="4"/><text:span text:style-name="T1">"id": "qHsqBs4yEeebMQ6X4RBuAg",</text:span></text:p>
      <text:p text:style-name="P3"><text:s text:c="4"/><text:span text:style-name="T1">"slug": "distributed-database",</text:span></text:p>
      <text:p text:style-name="P3"><text:s text:c="4"/><text:span text:style-name="T1">"instructorIds": "['29609810']",</text:span></text:p>
      <text:p text:style-name="P3"><text:s text:c="4"/><text:span text:style-name="T1">"specializations": "[]",</text:span></text:p>
      <text:p text:style-name="P3"><text:s text:c="4"/><text:span text:style-name="T1">"partnerIds": "['287']",</text:span></text:p>
      <text:p text:style-name="P3"><text:s text:c="4"/><text:span text:style-name="T1">"name": "Distributed Database Systems"</text:span></text:p>
      <text:p text:style-name="P3"><text:s text:c="2"/><text:span text:style-name="T1">},</text:span></text:p>
      <text:p text:style-name="P3"><text:s text:c="2"/><text:span text:style-name="T1">{</text:span></text:p>
      <text:p text:style-name="P3"><text:s text:c="4"/><text:span text:style-name="T1">"FIELD1": 287,</text:span></text:p>
      <text:p text:style-name="P3"><text:s text:c="4"/><text:span text:style-name="T1">"courseType": "v2.ondemand",</text:span></text:p>
      <text:p text:style-name="P3"><text:s text:c="4"/><text:span text:style-name="T1">"description": "This course evaluates the medieval history of Toledo from the era of the Visigoth Kingdom (6th-8th centuries) through its Islamic period (8th to 11th centuries) and into its reintegration into Christian Spain (after 1085 c.e.) In particular, we take note of the cultural and religious transformations that characterized the city with a special effort to understand how many peoples and religions came to settle and live amongst one another. We will virtually-tour the Islamic and Christian structures of the Museo de Santa Cruz, Iglesia de San Román, Sinagoga del Tránsito, Mezquita de Bab al-Mardum, Archivo Municipal de Toledo, and the Archivo Historico de la Nobleza.\n\nWe examine the Visigoths transition from Christian Arianism to Catholicism and the harsh treatment of the Jewish population. We explore Islamic governance and development of the medieval city of three faiths, with a special interest in its cultural achievements. We will study King Alfonso “The Wise” (1252-1284)’s efforts to characterize himself as the “king of three </text:span><text:soft-page-break/><text:span text:style-name="T1">religions” via his legal codices, the creation of the Cantigas de Santa María, and his intellectual endeavor known as the Toledo School of Translators. We evaluate the robust Jewish and converso noble families of the city and appreciate their intellectual, religious, and economic contributions to Castilian life. We will bear witness to the rise of anti-Jewish blood purity statutes, the creation of the Inquisition, and the expulsion of the Jews. We also briefly introduce and study Spanish manuscripts from the municipal and cathedral archives to make new scholarly breakthroughs relating to the Jewish, Christian, and Muslim interrelations.\n\nNo knowledge of Spanish is needed to participate in the course or in our transcription efforts.",</text:span></text:p>
      <text:p text:style-name="P3"><text:s text:c="4"/><text:span text:style-name="T1">"id": "i-kvszj4Eei9dA6pYgVc7g",</text:span></text:p>
      <text:p text:style-name="P3"><text:s text:c="4"/><text:span text:style-name="T1">"slug": "toledo-deciphering-secrets-medieval-spain",</text:span></text:p>
      <text:p text:style-name="P3"><text:s text:c="4"/><text:span text:style-name="T1">"instructorIds": "['5095820']",</text:span></text:p>
      <text:p text:style-name="P3"><text:s text:c="4"/><text:span text:style-name="T1">"specializations": "[]",</text:span></text:p>
      <text:p text:style-name="P3"><text:s text:c="4"/><text:span text:style-name="T1">"partnerIds": "['126']",</text:span></text:p>
      <text:p text:style-name="P3"><text:s text:c="4"/><text:span text:style-name="T1">"name": "Toledo: Deciphering Secrets of Medieval Spain"</text:span></text:p>
      <text:p text:style-name="P3"><text:s text:c="2"/><text:span text:style-name="T1">},</text:span></text:p>
      <text:p text:style-name="P3"><text:s text:c="2"/><text:span text:style-name="T1">{</text:span></text:p>
      <text:p text:style-name="P3"><text:s text:c="4"/><text:span text:style-name="T1">"FIELD1": 288,</text:span></text:p>
      <text:p text:style-name="P3"><text:s text:c="4"/><text:span text:style-name="T1">"courseType": "v2.ondemand",</text:span></text:p>
      <text:p text:style-name="P3"><text:s text:c="4"/><text:span text:style-name="T1">"description": "In this course, you will learn the science behind how digital images and video are made, altered, stored, and used. We will look at the vast world of digital imaging, from how computers and digital cameras form images to how digital special effects are used in Hollywood movies to how the Mars Rover was able to send photographs across millions of miles of space.\n \nThe course starts by looking at how the human visual system works and then teaches you about the engineering, mathematics, and computer science that makes digital images work. You will learn the basic algorithms used for adjusting images, explore JPEG and MPEG standards for encoding and compressing video images, and go on to learn about image segmentation, noise removal and filtering. Finally, we will end with image processing techniques used in medicine.\n \nThis course consists of 7 basic modules and 2 bonus (non-graded) modules. There are optional MATLAB exercises; learners will have access to MATLAB Online for the course duration. Each module is independent, so you can follow your interests.",</text:span></text:p>
      <text:p text:style-name="P3"><text:s text:c="4"/><text:span text:style-name="T1">"id": "r5impOF4EeWVyArzYsqChQ",</text:span></text:p>
      <text:p text:style-name="P3"><text:s text:c="4"/><text:span text:style-name="T1">"slug": "image-processing",</text:span></text:p>
      <text:p text:style-name="P3"><text:s text:c="4"/><text:span text:style-name="T1">"instructorIds": "['729871']",</text:span></text:p>
      <text:p text:style-name="P3"><text:s text:c="4"/><text:span text:style-name="T1">"specializations": "[]",</text:span></text:p>
      <text:p text:style-name="P3"><text:s text:c="4"/><text:span text:style-name="T1">"partnerIds": "['7']",</text:span></text:p>
      <text:p text:style-name="P3"><text:s text:c="4"/><text:span text:style-name="T1">"name": "Image and Video Processing: From Mars to Hollywood with a Stop at the Hospital"</text:span></text:p>
      <text:p text:style-name="P3"><text:s text:c="2"/><text:span text:style-name="T1">},</text:span></text:p>
      <text:p text:style-name="P3"><text:s text:c="2"/><text:span text:style-name="T1">{</text:span></text:p>
      <text:p text:style-name="P3"><text:s text:c="4"/><text:span text:style-name="T1">"FIELD1": 289,</text:span></text:p>
      <text:p text:style-name="P3"><text:s text:c="4"/><text:span text:style-name="T1">"courseType": "v2.ondemand",</text:span></text:p>
      <text:p text:style-name="P3"><text:s text:c="4"/><text:span text:style-name="T1">"description": "</text:span><text:span text:style-name="T2">人文學，其特色在於「慢熱」，需要耐心細嚐、咀嚼古聖先賢的智慧結晶與其文字背後所隱含的真正意義。史記系列課程將透過對《史記》一書的導讀，引領同學們探究史學之「真」與「善」。 </text:span><text:span text:style-name="T1">\n\n</text:span><text:span text:style-name="T2">不管你是對中華文化感興趣者、想更深入了解傳統史學者、喜歡論理分析者、或是久仰太史公司馬遷之名之愛好者，這門課一定會讓你收穫良多。因為《史記》不僅記載了無數精彩非凡的歷史人事，更貫串了在它之前的多數古代典籍，可說是集中國上古文明精粹於一書。更重要的是，這門課程中將引導大家如何讀《史記》，進而學會如何讀中國史書、如何讀中國書。</text:span><text:span text:style-name="T1">\n\n</text:span><text:span text:style-name="T2">這是一場史學的思辨之旅，希望各位同學千萬不要錯過！ </text:span><text:span text:style-name="T1">",</text:span></text:p>
      <text:p text:style-name="P3"><text:s text:c="4"/><text:span text:style-name="T1">"id": "YGjPHOZYEeWGngqV7V698w",</text:span></text:p>
      <text:p text:style-name="P3"><text:s text:c="4"/><text:span text:style-name="T1">"slug": "shiji",</text:span></text:p>
      <text:p text:style-name="P3"><text:s text:c="4"/><text:span text:style-name="T1">"instructorIds": "['2644105']",</text:span></text:p>
      <text:p text:style-name="P3"><text:s text:c="4"/><text:span text:style-name="T1">"specializations": "[]",</text:span></text:p>
      <text:p text:style-name="P3"><text:s text:c="4"/><text:span text:style-name="T1">"partnerIds": "['75']",</text:span></text:p>
      <text:p text:style-name="P3"><text:s text:c="4"/><text:span text:style-name="T1">"name": "</text:span><text:span text:style-name="T2">史記 </text:span><text:span text:style-name="T1">(Shi Ji)"</text:span></text:p>
      <text:p text:style-name="P3"><text:s text:c="2"/><text:span text:style-name="T1">},</text:span></text:p>
      <text:p text:style-name="P3"><text:s text:c="2"/><text:span text:style-name="T1">{</text:span></text:p>
      <text:p text:style-name="P3"><text:soft-page-break/><text:s text:c="4"/><text:span text:style-name="T1">"FIELD1": 290,</text:span></text:p>
      <text:p text:style-name="P3"><text:s text:c="4"/><text:span text:style-name="T1">"courseType": "v2.ondemand",</text:span></text:p>
      <text:p text:style-name="P3"><text:s text:c="4"/><text:span text:style-name="T1">"description": "This course, Learning Technologies Foundations and Applications, is one of the two four-week MOOC courses that form part of Instructional Design MasterTrack Certificate. \nAfter completing the course, you will be able to:\n1.\tIdentify suitable learning technology applications for problem-solving tasks.\n2.\tEvaluate learning technology solutions based on Cognitive Load Theory and related multimedia learning design models.\n3.\tJustify the selection of learning technologies for solving organizational problems based on evidence and best practices.",</text:span></text:p>
      <text:p text:style-name="P3"><text:s text:c="4"/><text:span text:style-name="T1">"id": "cIU8oaTGEei1igqyy64WCg",</text:span></text:p>
      <text:p text:style-name="P3"><text:s text:c="4"/><text:span text:style-name="T1">"slug": "learning-technologies-foundations-applications",</text:span></text:p>
      <text:p text:style-name="P3"><text:s text:c="4"/><text:span text:style-name="T1">"instructorIds": "['32399603']",</text:span></text:p>
      <text:p text:style-name="P3"><text:s text:c="4"/><text:span text:style-name="T1">"specializations": "[]",</text:span></text:p>
      <text:p text:style-name="P3"><text:s text:c="4"/><text:span text:style-name="T1">"partnerIds": "['17']",</text:span></text:p>
      <text:p text:style-name="P3"><text:s text:c="4"/><text:span text:style-name="T1">"name": "Learning Technologies Foundations and Applications"</text:span></text:p>
      <text:p text:style-name="P3"><text:s text:c="2"/><text:span text:style-name="T1">},</text:span></text:p>
      <text:p text:style-name="P3"><text:s text:c="2"/><text:span text:style-name="T1">{</text:span></text:p>
      <text:p text:style-name="P3"><text:s text:c="4"/><text:span text:style-name="T1">"FIELD1": 291,</text:span></text:p>
      <text:p text:style-name="P3"><text:s text:c="4"/><text:span text:style-name="T1">"courseType": "v2.ondemand",</text:span></text:p>
      <text:p text:style-name="P3"><text:s text:c="4"/><text:span text:style-name="T1">"description": "</text:span><text:span text:style-name="T2">本课程是北京大学开设的一门在线跨学科选修课程，主要面向信息技术、社会学和经济学等专业的本科生。课程内容涉及用计算思维的方法讨论社会学和经济学的一些经典问题。学习运用计算思维分析社会学、经济学问题的方法，加深对某些生活现象的理解，体会计算与社会科学的互动。</text:span><text:span text:style-name="T1">\nLearn to analyze and reason about problems in social sciences with computational thinking, appreciate interactions between computing and social sciences, as well as gain deeper understanding of some common phenomena in life and society",</text:span></text:p>
      <text:p text:style-name="P3"><text:s text:c="4"/><text:span text:style-name="T1">"id": "awHMl_57EeSmPCIACyqGBw",</text:span></text:p>
      <text:p text:style-name="P3"><text:s text:c="4"/><text:span text:style-name="T1">"slug": "renqun-wangluo",</text:span></text:p>
      <text:p text:style-name="P3"><text:s text:c="4"/><text:span text:style-name="T1">"instructorIds": "['2363791', '4517421', '2794735']",</text:span></text:p>
      <text:p text:style-name="P3"><text:s text:c="4"/><text:span text:style-name="T1">"specializations": "[]",</text:span></text:p>
      <text:p text:style-name="P3"><text:s text:c="4"/><text:span text:style-name="T1">"partnerIds": "['163']",</text:span></text:p>
      <text:p text:style-name="P3"><text:s text:c="4"/><text:span text:style-name="T1">"name": "</text:span><text:span text:style-name="T2">人群与网络 </text:span><text:span text:style-name="T1">"</text:span></text:p>
      <text:p text:style-name="P3"><text:s text:c="2"/><text:span text:style-name="T1">},</text:span></text:p>
      <text:p text:style-name="P3"><text:s text:c="2"/><text:span text:style-name="T1">{</text:span></text:p>
      <text:p text:style-name="P3"><text:s text:c="4"/><text:span text:style-name="T1">"FIELD1": 292,</text:span></text:p>
      <text:p text:style-name="P3"><text:s text:c="4"/><text:span text:style-name="T1">"courseType": "v2.ondemand",</text:span></text:p>
      <text:p text:style-name="P3"><text:s text:c="4"/><text:span text:style-name="T1">"description": "This course provides an unique opportunity for you to learn key components of text mining and analytics aided by the real world datasets and the text mining toolkit written in Java. Hands-on experience in core text mining techniques including text preprocessing, sentiment analysis, and topic modeling help learners be trained to be a competent data scientists. \n\nEmpowered by bringing lecture notes together with lab sessions based on the y-TextMiner toolkit developed for the class, learners will be able to develop interesting text mining applications.",</text:span></text:p>
      <text:p text:style-name="P3"><text:s text:c="4"/><text:span text:style-name="T1">"id": "05ISI2XaEeadpwpiiuGnhw",</text:span></text:p>
      <text:p text:style-name="P3"><text:s text:c="4"/><text:span text:style-name="T1">"slug": "text-mining-analytics",</text:span></text:p>
      <text:p text:style-name="P3"><text:s text:c="4"/><text:span text:style-name="T1">"instructorIds": "['21047713']",</text:span></text:p>
      <text:p text:style-name="P3"><text:s text:c="4"/><text:span text:style-name="T1">"specializations": "[]",</text:span></text:p>
      <text:p text:style-name="P3"><text:s text:c="4"/><text:span text:style-name="T1">"partnerIds": "['220']",</text:span></text:p>
      <text:p text:style-name="P3"><text:s text:c="4"/><text:span text:style-name="T1">"name": "Hands-on Text Mining and Analytics"</text:span></text:p>
      <text:p text:style-name="P3"><text:s text:c="2"/><text:span text:style-name="T1">},</text:span></text:p>
      <text:p text:style-name="P3"><text:s text:c="2"/><text:span text:style-name="T1">{</text:span></text:p>
      <text:p text:style-name="P3"><text:s text:c="4"/><text:span text:style-name="T1">"FIELD1": 293,</text:span></text:p>
      <text:p text:style-name="P3"><text:s text:c="4"/><text:span text:style-name="T1">"courseType": "v2.ondemand",</text:span></text:p>
      <text:p text:style-name="P3"><text:s text:c="4"/><text:span text:style-name="T1">"description": "Этот курс посвящен ключевым проблемам современной астрофизики: рождению, эволюции и финальной стадии жизни звезд. \nНекоторые из них, например, нейтронные звезды отличаются сверхвысокой плотностью вещества и сверхсильными магнитными полями — такие условия пока недостижимы для современных лабораторий. Как же ученые исследуют эти объекты? \nВ курсе вы познакомитесь с работой специалистов </text:span><text:soft-page-break/><text:span text:style-name="T1">астрофизики высоких энергий и нейтринной астрономии и разберетесь, зачем люди изучают вспышки сверхновых, ускорение заряженных частиц на космических ударных волнах и высокоэнергитичные нейтрино.\nА главы, посвященные теоретической и наблюдательной космологии, объяснят, как эта наука отвечает на вопросы о рождении Вселенной, динамике ее расширения и о формах материи ее заполняющих.",</text:span></text:p>
      <text:p text:style-name="P3"><text:s text:c="4"/><text:span text:style-name="T1">"id": "opX5uCGvEearhhL0e-FIDw",</text:span></text:p>
      <text:p text:style-name="P3"><text:s text:c="4"/><text:span text:style-name="T1">"slug": "astrofizika",</text:span></text:p>
      <text:p text:style-name="P3"><text:s text:c="4"/><text:span text:style-name="T1">"instructorIds": "['20696355']",</text:span></text:p>
      <text:p text:style-name="P3"><text:s text:c="4"/><text:span text:style-name="T1">"specializations": "[]",</text:span></text:p>
      <text:p text:style-name="P3"><text:s text:c="4"/><text:span text:style-name="T1">"partnerIds": "['313']",</text:span></text:p>
      <text:p text:style-name="P3"><text:s text:c="4"/><text:span text:style-name="T1">"name": "Астрофизика: от звезд до границ Вселенной"</text:span></text:p>
      <text:p text:style-name="P3"><text:s text:c="2"/><text:span text:style-name="T1">},</text:span></text:p>
      <text:p text:style-name="P3"><text:s text:c="2"/><text:span text:style-name="T1">{</text:span></text:p>
      <text:p text:style-name="P3"><text:s text:c="4"/><text:span text:style-name="T1">"FIELD1": 294,</text:span></text:p>
      <text:p text:style-name="P3"><text:s text:c="4"/><text:span text:style-name="T1">"courseType": "v2.ondemand",</text:span></text:p>
      <text:p text:style-name="P3"><text:s text:c="4"/><text:span text:style-name="T1">"description": "Este curso te dará ágil acceso a <text:s/>las estructuras de datos principales del lenguaje de programación Python en su versión 3.0. \nUna vez que termines este curso tendrás un conocimiento general de Python, que te permitirá realizar programas que trabajen con muchos datos tomados desde archivos de la computadora. Aquí podrás conocer cómo utilizar las estructuras de datos integradas en Python, como las listas, los diccionarios y las tuplas. Además entenderás cómo trabajar con archivos y el manejo de excepciones. \n\nComo se trata del segundo curso dentro de un programa especializado, se requiere tener conocimientos de los conceptos básicos de programación y saber escribir y ejecutar scripts de Python.\nEste curso cubrirá las secciones 6-9 del libro de texto “El Tutorial de Python” de Guido Van Rossum, el creador de Python.",</text:span></text:p>
      <text:p text:style-name="P3"><text:s text:c="4"/><text:span text:style-name="T1">"id": "GyuHoqfKEeiKWAotma1b7g",</text:span></text:p>
      <text:p text:style-name="P3"><text:s text:c="4"/><text:span text:style-name="T1">"slug": "estructura-de-datos-python",</text:span></text:p>
      <text:p text:style-name="P3"><text:s text:c="4"/><text:span text:style-name="T1">"instructorIds": "['36375417']",</text:span></text:p>
      <text:p text:style-name="P3"><text:s text:c="4"/><text:span text:style-name="T1">"specializations": "[]",</text:span></text:p>
      <text:p text:style-name="P3"><text:s text:c="4"/><text:span text:style-name="T1">"partnerIds": "['350']",</text:span></text:p>
      <text:p text:style-name="P3"><text:s text:c="4"/><text:span text:style-name="T1">"name": "Estructuras de datos en Python"</text:span></text:p>
      <text:p text:style-name="P3"><text:s text:c="2"/><text:span text:style-name="T1">},</text:span></text:p>
      <text:p text:style-name="P3"><text:s text:c="2"/><text:span text:style-name="T1">{</text:span></text:p>
      <text:p text:style-name="P3"><text:s text:c="4"/><text:span text:style-name="T1">"FIELD1": 295,</text:span></text:p>
      <text:p text:style-name="P3"><text:s text:c="4"/><text:span text:style-name="T1">"courseType": "v2.ondemand",</text:span></text:p>
      <text:p text:style-name="P3"><text:s text:c="4"/><text:span text:style-name="T1">"description": "Spatial (map) is considered as a core infrastructure of modern IT world, which is substantiated by business transactions of major IT companies such as Apple, Google, Microsoft, Amazon, Intel, and Uber, and even motor companies such as Audi, BMW, and Mercedes. Consequently, they are bound to hire more and more spatial data scientists. <text:s/>Based on such business trend, this course is designed to present a firm understanding of spatial data science to the learners, who would have a basic knowledge of data science and data analysis, and eventually to make their expertise differentiated from other nominal data scientists and data analysts. <text:s/>Additionally, this course could make learners realize the value of spatial big data and the power of open source software's to deal with spatial data science problems.\n\nThis course will start with defining spatial data science and answering why spatial is special from three different perspectives - business, technology, and data in the first week. <text:s/>In the second week, four disciplines related to spatial data science - GIS, DBMS, Data Analytics, and Big Data Systems, and the related open source software's - QGIS, PostgreSQL, PostGIS, R, and Hadoop tools are introduced together. <text:s/>During the third, fourth, and fifth weeks, you will learn the four disciplines one by one from the principle to applications. <text:s/>In the final week, five real world problems and the corresponding solutions are presented with step-by-step procedures in environment of open source software's.",</text:span></text:p>
      <text:p text:style-name="P3"><text:s text:c="4"/><text:span text:style-name="T1">"id": "SqmLPbZREeaqPQ5tUH5EoA",</text:span></text:p>
      <text:p text:style-name="P3"><text:s text:c="4"/><text:span text:style-name="T1">"slug": "spatial-data-science",</text:span></text:p>
      <text:p text:style-name="P3"><text:s text:c="4"/><text:span text:style-name="T1">"instructorIds": "['10537518']",</text:span></text:p>
      <text:p text:style-name="P3"><text:s text:c="4"/><text:span text:style-name="T1">"specializations": "[]",</text:span></text:p>
      <text:p text:style-name="P3"><text:soft-page-break/><text:s text:c="4"/><text:span text:style-name="T1">"partnerIds": "['220']",</text:span></text:p>
      <text:p text:style-name="P3"><text:s text:c="4"/><text:span text:style-name="T1">"name": "Spatial Data Science and Applications"</text:span></text:p>
      <text:p text:style-name="P3"><text:s text:c="2"/><text:span text:style-name="T1">},</text:span></text:p>
      <text:p text:style-name="P3"><text:s text:c="2"/><text:span text:style-name="T1">{</text:span></text:p>
      <text:p text:style-name="P3"><text:s text:c="4"/><text:span text:style-name="T1">"FIELD1": 296,</text:span></text:p>
      <text:p text:style-name="P3"><text:s text:c="4"/><text:span text:style-name="T1">"courseType": "v2.ondemand",</text:span></text:p>
      <text:p text:style-name="P3"><text:s text:c="4"/><text:span text:style-name="T1">"description": "For several decades now, assessment has become an increasingly pressing educational priority. Teacher and school accountability systems have come to be based on analysis of large-scale, standardized summative assessments. As a consequence, assessment now dominates most conversations about reform, particularly as a measure of teacher and school accountability for learner performance. Behind the often heated and at times ideologically gridlocked debate is a genuine challenge to address gaps in achievement between different demographically identifiable groups of students. There is an urgent need to lift whole communities and cohorts of students out of cycles of underachievement. For better or for worse, testing and public reporting of achievement is seen to be one of the few tools capable of clearly informing public policy makers and communities alike about how their resources are being used to expand the life opportunities for their children. This course is an overview of current debates about testing, and analyses the strengths and weaknesses of a variety of approaches to assessment. The course also focuses on the use of assessment technologies in learning. It will explore recent advances in computer adaptive and diagnostic testing, the use of natural language processing technologies in assessments, and embedded formative assessments in digital and online curricula. Other topics include the use of data mining and learning analytics systems in learning management systems and educational technology platforms. Participants will be required to consider issues of data access, privacy and the challenges raised by ‘big data’ including data persistency and student profiling.",</text:span></text:p>
      <text:p text:style-name="P3"><text:s text:c="4"/><text:span text:style-name="T1">"id": "Dta9_D8qEeeuygoU7FlITg",</text:span></text:p>
      <text:p text:style-name="P3"><text:s text:c="4"/><text:span text:style-name="T1">"slug": "assessmentforlearning",</text:span></text:p>
      <text:p text:style-name="P3"><text:s text:c="4"/><text:span text:style-name="T1">"instructorIds": "['3734792', '3726726']",</text:span></text:p>
      <text:p text:style-name="P3"><text:s text:c="4"/><text:span text:style-name="T1">"specializations": "[]",</text:span></text:p>
      <text:p text:style-name="P3"><text:s text:c="4"/><text:span text:style-name="T1">"partnerIds": "['17']",</text:span></text:p>
      <text:p text:style-name="P3"><text:s text:c="4"/><text:span text:style-name="T1">"name": "Assessment for Learning"</text:span></text:p>
      <text:p text:style-name="P3"><text:s text:c="2"/><text:span text:style-name="T1">},</text:span></text:p>
      <text:p text:style-name="P3"><text:s text:c="2"/><text:span text:style-name="T1">{</text:span></text:p>
      <text:p text:style-name="P3"><text:s text:c="4"/><text:span text:style-name="T1">"FIELD1": 297,</text:span></text:p>
      <text:p text:style-name="P3"><text:s text:c="4"/><text:span text:style-name="T1">"courseType": "v2.ondemand",</text:span></text:p>
      <text:p text:style-name="P3"><text:s text:c="4"/><text:span text:style-name="T1">"description": "Ce cours vous introduit à la physique subatomique, c'est à dire à la physique du noyau et à celle des particules élémentaires. \n\nPlus spécifiquement les questions adressées sont les suivantes :\n- Quels sont les concepts de la physique des particules et comment sont-ils implémentés?\n- Quelles sont les propriétés du noyau atomique et comment peut on les utiliser?\n- Comment accélérer et détecter des particules et mesurer leurs propriétés?\n- Qu’est-ce qu’on apprend à partir des réactions de particules à haute énergie et leurs désintégrations?\n- Comment fonctionnent les interactions électromagnétiques et comment peut-on les mettre à contribution?\n- Comment fonctionnent les interactions fortes et pourquoi sont-elles difficiles à comprendre?\n- Comment fonctionnent les interactions faibles et pourquoi sont-elles spéciales?\n- Quelle est la masse des objets au niveau subatomique, et comment y intervient le Higgs?\n- Que peut-on apprendre de la physique des particules concernant l’astrophysique et l’Univers tout entier?\n\nLe cours est structuré en sept modules. Suivant le premier module qui introduit notre sujet, les modules 2 (Physique nucléaire) et 3 (Accélérateurs et détecteurs) dépendent peu du reste du cours et peuvent être étudiés séparément. Les modules 4 à 7 approfondissent les notions de la matière et des forces élémentaires.",</text:span></text:p>
      <text:p text:style-name="P3"><text:s text:c="4"/><text:span text:style-name="T1">"id": "osHxZ4IDEeWk1xIKj2p3VQ",</text:span></text:p>
      <text:p text:style-name="P3"><text:s text:c="4"/><text:span text:style-name="T1">"slug": "physique-particules",</text:span></text:p>
      <text:p text:style-name="P3"><text:s text:c="4"/><text:span text:style-name="T1">"instructorIds": "['10443507', '11574748']",</text:span></text:p>
      <text:p text:style-name="P3"><text:soft-page-break/><text:s text:c="4"/><text:span text:style-name="T1">"specializations": "[]",</text:span></text:p>
      <text:p text:style-name="P3"><text:s text:c="4"/><text:span text:style-name="T1">"partnerIds": "['49']",</text:span></text:p>
      <text:p text:style-name="P3"><text:s text:c="4"/><text:span text:style-name="T1">"name": "Physique des particules - une introduction"</text:span></text:p>
      <text:p text:style-name="P3"><text:s text:c="2"/><text:span text:style-name="T1">},</text:span></text:p>
      <text:p text:style-name="P3"><text:s text:c="2"/><text:span text:style-name="T1">{</text:span></text:p>
      <text:p text:style-name="P3"><text:s text:c="4"/><text:span text:style-name="T1">"FIELD1": 298,</text:span></text:p>
      <text:p text:style-name="P3"><text:s text:c="4"/><text:span text:style-name="T1">"courseType": "v2.ondemand",</text:span></text:p>
      <text:p text:style-name="P3"><text:s text:c="4"/><text:span text:style-name="T1">"description": "Comprendre le fonctionnement des enseignes et des afficheurs à LED, depuis les petites enseignes à motifs fixes jusqu'aux écrans géants à LED. <text:s/>Apprendre à les fabriquer et à les programmer les microcontrôleurs qui les pilotent.\n\nCe cours va vous permettre de comprendre comment fonctionnent les enseignes et les afficheurs à LED, depuis les montages les plus simples jusqu’aux des matrices de LED multicolores. Les concepts électroniques nécessaire vous seront donnés, ainsi qu’une introduction aux microcontrôleurs, tant du point de vue matériel que pour la programmation en C.\n\nChaque semaine, il vous sera possible de programmer des enseignes et afficheurs à distance et voir le résultat par vidéo.\n\nVous serez encouragés à fabriquer vos propres enseignes et afficheurs. Des techniques de réalisation de complexitié progressive vous seront proposées.",</text:span></text:p>
      <text:p text:style-name="P3"><text:s text:c="4"/><text:span text:style-name="T1">"id": "jo5bEA4tEea7Vw5aJ3DY6w",</text:span></text:p>
      <text:p text:style-name="P3"><text:s text:c="4"/><text:span text:style-name="T1">"slug": "enseignes-et-afficheurs-led",</text:span></text:p>
      <text:p text:style-name="P3"><text:s text:c="4"/><text:span text:style-name="T1">"instructorIds": "['2693195', '4568090', '5864381', '5106847']",</text:span></text:p>
      <text:p text:style-name="P3"><text:s text:c="4"/><text:span text:style-name="T1">"specializations": "[]",</text:span></text:p>
      <text:p text:style-name="P3"><text:s text:c="4"/><text:span text:style-name="T1">"partnerIds": "['16']",</text:span></text:p>
      <text:p text:style-name="P3"><text:s text:c="4"/><text:span text:style-name="T1">"name": "Enseignes et afficheurs à LED"</text:span></text:p>
      <text:p text:style-name="P3"><text:s text:c="2"/><text:span text:style-name="T1">},</text:span></text:p>
      <text:p text:style-name="P3"><text:s text:c="2"/><text:span text:style-name="T1">{</text:span></text:p>
      <text:p text:style-name="P3"><text:s text:c="4"/><text:span text:style-name="T1">"FIELD1": 299,</text:span></text:p>
      <text:p text:style-name="P3"><text:s text:c="4"/><text:span text:style-name="T1">"courseType": "v2.ondemand",</text:span></text:p>
      <text:p text:style-name="P3"><text:s text:c="4"/><text:span text:style-name="T1">"description": "</text:span><text:span text:style-name="T2">对于我们中的许多人来说，虽然拍照、分享和浏览照片已经成了日常生活中的习惯，但我们与图像的频繁接触并未培养我们在视觉表达上的素养。</text:span><text:span text:style-name="T1">\n\n</text:span><text:span text:style-name="T2">这个课程的目的在于通过介绍影响摄影作品的创意、手段与技术，讨论观看照片与真正理解照片之间距离的问题。</text:span><text:span text:style-name="T1">\n\n</text:span><text:span text:style-name="T2">在这个课程里，你将近距离观看纽约现代艺术博物馆收藏的照片，聆听从不同角度对照片的解读，以及摄影在将近</text:span><text:span text:style-name="T1">180</text:span><text:span text:style-name="T2">年历史中被使用的方式：作为艺术表现的途径、作为科学和探索的工具、作为纪实文献的媒介、作为讲述故事和记录历史的手段，以及作为日益视觉化的文化中一种交流和批评的模式。</text:span><text:span text:style-name="T1">\n\n</text:span><text:span text:style-name="T2">学习目标</text:span><text:span text:style-name="T1">\n\n</text:span><text:span text:style-name="T2">训练技巧，以便更好地检视和理解照片与摄影图像之间的不同。</text:span><text:span text:style-name="T1">\n\n</text:span><text:span text:style-name="T2">发现语境如何影响摄影图像的制作、传播和接收。</text:span><text:span text:style-name="T1">\n\n</text:span><text:span text:style-name="T2">学习摄影中各种不同模式的艺术和技术试验和创新。</text:span><text:span text:style-name="T1">\n\n</text:span><text:span text:style-name="T2">探讨摄影在日益视觉化的文化中所发挥的作用</text:span><text:span text:style-name="T1">",</text:span></text:p>
      <text:p text:style-name="P3"><text:s text:c="4"/><text:span text:style-name="T1">"id": "llW5zlnXEeaw3QoEHqdPHw",</text:span></text:p>
      <text:p text:style-name="P3"><text:s text:c="4"/><text:span text:style-name="T1">"slug": "sheying",</text:span></text:p>
      <text:p text:style-name="P3"><text:s text:c="4"/><text:span text:style-name="T1">"instructorIds": "['17172319']",</text:span></text:p>
      <text:p text:style-name="P3"><text:s text:c="4"/><text:span text:style-name="T1">"specializations": "[]",</text:span></text:p>
      <text:p text:style-name="P3"><text:s text:c="4"/><text:span text:style-name="T1">"partnerIds": "['107']",</text:span></text:p>
      <text:p text:style-name="P3"><text:s text:c="4"/><text:span text:style-name="T1">"name": "</text:span><text:span text:style-name="T2">透过摄影看世界</text:span><text:span text:style-name="T1">"</text:span></text:p>
      <text:p text:style-name="P3"><text:s text:c="2"/><text:span text:style-name="T1">},</text:span></text:p>
      <text:p text:style-name="P3"><text:s text:c="2"/><text:span text:style-name="T1">{</text:span></text:p>
      <text:p text:style-name="P3"><text:s text:c="4"/><text:span text:style-name="T1">"FIELD1": 300,</text:span></text:p>
      <text:p text:style-name="P3"><text:s text:c="4"/><text:span text:style-name="T1">"courseType": "v2.ondemand",</text:span></text:p>
      <text:p text:style-name="P3"><text:s text:c="4"/><text:span text:style-name="T1">"description": "Learn to use tools from the Bioconductor project to perform analysis of genomic data. This is the fifth course in the Genomic Big Data Specialization from Johns Hopkins University.",</text:span></text:p>
      <text:p text:style-name="P3"><text:s text:c="4"/><text:span text:style-name="T1">"id": "mUSYT5noEeWqkw5zNB248Q",</text:span></text:p>
      <text:p text:style-name="P3"><text:s text:c="4"/><text:span text:style-name="T1">"slug": "bioconductor",</text:span></text:p>
      <text:p text:style-name="P3"><text:s text:c="4"/><text:span text:style-name="T1">"instructorIds": "['10528550']",</text:span></text:p>
      <text:p text:style-name="P3"><text:s text:c="4"/><text:span text:style-name="T1">"specializations": "[]",</text:span></text:p>
      <text:p text:style-name="P3"><text:s text:c="4"/><text:span text:style-name="T1">"partnerIds": "['8']",</text:span></text:p>
      <text:p text:style-name="P3"><text:s text:c="4"/><text:span text:style-name="T1">"name": "Bioconductor for Genomic Data Science"</text:span></text:p>
      <text:p text:style-name="P3"><text:s text:c="2"/><text:span text:style-name="T1">},</text:span></text:p>
      <text:p text:style-name="P3"><text:s text:c="2"/><text:span text:style-name="T1">{</text:span></text:p>
      <text:p text:style-name="P3"><text:s text:c="4"/><text:span text:style-name="T1">"FIELD1": 301,</text:span></text:p>
      <text:p text:style-name="P3"><text:soft-page-break/><text:s text:c="4"/><text:span text:style-name="T1">"courseType": "v2.ondemand",</text:span></text:p>
      <text:p text:style-name="P3"><text:s text:c="4"/><text:span text:style-name="T1">"description": "Now more than ever, corporations are investing heavily in IT. The quality of these investments affect the daily work of millions, yet it’s not uncommon to see industry surveys where the failure rates for IT projects is over 50%. It’s possible to do better and it’s possible to do so consistently. In this two-week course, we’ll step through major challenges within corporate IT and how to address them with the disciplined use of design thinking, Lean Startup, and agile as a team framework. \n\nBy the end of this course, you’ll be able to: \nUse the Business Model Canvas to focus your company strategy and facilitate buy-in from stakeholders\nTranslate your work on the Canvas to specific charters in IT\nRapidly prototype strategically-aligned processes for implementation within your IT infrastructure\n\nPlease Note: This is a short-form course two weeks in duration.",</text:span></text:p>
      <text:p text:style-name="P3"><text:s text:c="4"/><text:span text:style-name="T1">"id": "3FBY1Z4eEeev7w6v-2RTNg",</text:span></text:p>
      <text:p text:style-name="P3"><text:s text:c="4"/><text:span text:style-name="T1">"slug": "uva-darden-customer-centric-it-strategy",</text:span></text:p>
      <text:p text:style-name="P3"><text:s text:c="4"/><text:span text:style-name="T1">"instructorIds": "['14054880']",</text:span></text:p>
      <text:p text:style-name="P3"><text:s text:c="4"/><text:span text:style-name="T1">"specializations": "[]",</text:span></text:p>
      <text:p text:style-name="P3"><text:s text:c="4"/><text:span text:style-name="T1">"partnerIds": "['18']",</text:span></text:p>
      <text:p text:style-name="P3"><text:s text:c="4"/><text:span text:style-name="T1">"name": "Customer-Centric IT Strategy"</text:span></text:p>
      <text:p text:style-name="P3"><text:s text:c="2"/><text:span text:style-name="T1">},</text:span></text:p>
      <text:p text:style-name="P3"><text:s text:c="2"/><text:span text:style-name="T1">{</text:span></text:p>
      <text:p text:style-name="P3"><text:s text:c="4"/><text:span text:style-name="T1">"FIELD1": 302,</text:span></text:p>
      <text:p text:style-name="P3"><text:s text:c="4"/><text:span text:style-name="T1">"courseType": "v2.ondemand",</text:span></text:p>
      <text:p text:style-name="P3"><text:s text:c="4"/><text:span text:style-name="T1">"description": "Welcome to Grow Your Business with Goldman Sachs 10,000 Women.\n\nGoldman Sachs 10,000 Women is a global initiative that fosters economic growth by providing women business owners around the world with business and management education, mentoring and networking, and access to capital.\n\nThis introductory business course has been developed from the face-to-face program which has enabled over 10,000 women to see immediate and sustained business growth. It is designed for women business owners, running established businesses operating for more than one year, to provide the practical tools and skills required to help you grow your business. The course will enable you to develop your understanding of the three key ingredients of growth potential: you, your business, and your opportunity. \n\nThrough focused and tailored exercises, you will assess the strengths and weaknesses of your business and yourself as a business leader. You will also identify and refine your key opportunities for business growth. As you complete the course, you will be connecting with like-minded business owners from around the world. The course will provide you with a unique forum to share your experiences, and provide support and advice to others. \n\nWhat can you do after this introductory course?\n\nOnce you finish this introductory course, you will have the opportunity to continue your learning journey with 10,000 Women through a further 10 weeks of online learning.\n\nThe innovative 10-week course covers a full range of business topics from your leadership style and management structure to resource allocation and operational efficiency. You will build on what you learn in the introductory course and analyze the growth of your business further through the creation of a Business Growth Plan (BGP). The BGP is a strategic and tactical implementation tool designed to guide your business’s growth and help you to communicate your opportunity, vision, and ideas to your team, stakeholders, and customers.\n\nUpon successfully completing the two courses, you will be able to join the 10,000 Women alumni community and connect with a global network of past participants.\n\nYou will also have the opportunity to apply and be considered for the Goldman Sachs 10,000 Women Growth Fellowship program to further encourage your business growth. The Fellowship will take place in New York City in Fall 2019.",</text:span></text:p>
      <text:p text:style-name="P3"><text:s text:c="4"/><text:span text:style-name="T1">"id": "UDOU-36EEeebcBJbr9YsJg",</text:span></text:p>
      <text:p text:style-name="P3"><text:s text:c="4"/><text:span text:style-name="T1">"slug": "gs10kw",</text:span></text:p>
      <text:p text:style-name="P3"><text:s text:c="4"/><text:span text:style-name="T1">"instructorIds": "['29616228', '40133130', '40133148', '40133174', '40133191', '40133217', '40133257']",</text:span></text:p>
      <text:p text:style-name="P3"><text:s text:c="4"/><text:span text:style-name="T1">"specializations": "[]",</text:span></text:p>
      <text:p text:style-name="P3"><text:s text:c="4"/><text:span text:style-name="T1">"partnerIds": "['289']",</text:span></text:p>
      <text:p text:style-name="P3"><text:s text:c="4"/><text:span text:style-name="T1">"name": "Grow Your Business with Goldman Sachs 10,000 Women"</text:span></text:p>
      <text:p text:style-name="P3"><text:soft-page-break/><text:s text:c="2"/><text:span text:style-name="T1">},</text:span></text:p>
      <text:p text:style-name="P3"><text:s text:c="2"/><text:span text:style-name="T1">{</text:span></text:p>
      <text:p text:style-name="P3"><text:s text:c="4"/><text:span text:style-name="T1">"FIELD1": 303,</text:span></text:p>
      <text:p text:style-name="P3"><text:s text:c="4"/><text:span text:style-name="T1">"courseType": "v2.ondemand",</text:span></text:p>
      <text:p text:style-name="P3"><text:s text:c="4"/><text:span text:style-name="T1">"description": "This course provides students with a set of tools and methodologies to plan and initiate a Problem Solving or Quality Improvement project. <text:s/>The first module presents methods for selecting, scoping and structuring a project before it is even initiated. It also introduces the project classifications of implementation and discovery. The second module describes the A3 problem solving methodology and the tool itself. Further in that same module, the student is shown tools to identify problems in flow, defects, and waste and to discover causes, brainstorm, and prioritize interventions. Module 3 shows a methodology within the implementation class. These methods are designed to overcome emotional and organizational barriers to translating evidence-based interventions into practice. <text:s/>The fourth and last module looks at one more way to approach improvement projects in the discovery class. <text:s/>These tools are specifically for new, out-of-the-box design thinking.",</text:span></text:p>
      <text:p text:style-name="P3"><text:s text:c="4"/><text:span text:style-name="T1">"id": "Z6YpTXxQEeetPBIrxoVF_A",</text:span></text:p>
      <text:p text:style-name="P3"><text:s text:c="4"/><text:span text:style-name="T1">"slug": "patient-safety-project-planning",</text:span></text:p>
      <text:p text:style-name="P3"><text:s text:c="4"/><text:span text:style-name="T1">"instructorIds": "['26182533']",</text:span></text:p>
      <text:p text:style-name="P3"><text:s text:c="4"/><text:span text:style-name="T1">"specializations": "[]",</text:span></text:p>
      <text:p text:style-name="P3"><text:s text:c="4"/><text:span text:style-name="T1">"partnerIds": "['8']",</text:span></text:p>
      <text:p text:style-name="P3"><text:s text:c="4"/><text:span text:style-name="T1">"name": "Planning a Patient Safety or Quality Improvement Project (Patient Safety III)"</text:span></text:p>
      <text:p text:style-name="P3"><text:s text:c="2"/><text:span text:style-name="T1">},</text:span></text:p>
      <text:p text:style-name="P3"><text:s text:c="2"/><text:span text:style-name="T1">{</text:span></text:p>
      <text:p text:style-name="P3"><text:s text:c="4"/><text:span text:style-name="T1">"FIELD1": 304,</text:span></text:p>
      <text:p text:style-name="P3"><text:s text:c="4"/><text:span text:style-name="T1">"courseType": "v2.ondemand",</text:span></text:p>
      <text:p text:style-name="P3"><text:s text:c="4"/><text:span text:style-name="T1">"description": "Partez à la découverte de l'infiniment petit, en compagnie de physiciens et de physiciennes qui vont vous faire découvrir les secrets de la matière quand on l'étudie aux distances les plus courtes, aux énergies les plus élevées. Vous vous initierez aux progrès les plus récents de la recherche en physique nucléaire et de la physique des particules, et vous découvrirez les principes des accélérateurs et des détecteurs avec lesquels on a pu étudier la matière à ces échelles, pour arriver jusqu'à la découverte du boson de Higgs en 2012 auprès du collisionneur de particules du CERN, le LHC.\n\nCe cours en français fait partie du MOOC \"Voyages de l'infiniment grand à l'infiniment petit\", conçus par des physiciens et des physiciennes du Labex P2IO (Physique des 2 Infinis et des Origines) regroupant des laboratoires de physique de l'infiniment grand et de l'infiniment petit situés à Orsay et Saclay. Les différents parcours de ce MOOC vous montreront les connaissances et les énigmes de l'infiniment grand et de l'infiniment petit, les relations que ces deux infinis entretiennent, et les liens de ces découvertes avec la société :\n\nhttps://www.coursera.org/learn/physique-2-infinis-infiniment-petit\nhttps://www.coursera.org/learn/physique-2-infinis-infiniment-grand\nhttps://www.coursera.org/learn/physique-2-infinis-liens\nhttps://www.coursera.org/learn/physique-2-infinis-et-nous\n\nLe MOOC \"Voyages de l'infiniment grand à l'infiniment petit\" a été conçu avec le soutien financier du Labex P2IO (Physique des 2 Infinis et des Origines) présenté sur www.labex-p2io.fr",</text:span></text:p>
      <text:p text:style-name="P3"><text:s text:c="4"/><text:span text:style-name="T1">"id": "Kz4g-m1cEeeWCg71xNIlJg",</text:span></text:p>
      <text:p text:style-name="P3"><text:s text:c="4"/><text:span text:style-name="T1">"slug": "physique-infiniment-petit",</text:span></text:p>
      <text:p text:style-name="P3"><text:s text:c="4"/><text:span text:style-name="T1">"instructorIds": "['27668776', '27705906', '30337318', '31096883']",</text:span></text:p>
      <text:p text:style-name="P3"><text:s text:c="4"/><text:span text:style-name="T1">"specializations": "[]",</text:span></text:p>
      <text:p text:style-name="P3"><text:s text:c="4"/><text:span text:style-name="T1">"partnerIds": "['66']",</text:span></text:p>
      <text:p text:style-name="P3"><text:s text:c="4"/><text:span text:style-name="T1">"name": "Vers l'infiniment petit - Voyages de l'infiniment grand à l'infiniment petit"</text:span></text:p>
      <text:p text:style-name="P3"><text:s text:c="2"/><text:span text:style-name="T1">},</text:span></text:p>
      <text:p text:style-name="P3"><text:s text:c="2"/><text:span text:style-name="T1">{</text:span></text:p>
      <text:p text:style-name="P3"><text:s text:c="4"/><text:span text:style-name="T1">"FIELD1": 305,</text:span></text:p>
      <text:p text:style-name="P3"><text:soft-page-break/><text:s text:c="4"/><text:span text:style-name="T1">"courseType": "v2.ondemand",</text:span></text:p>
      <text:p text:style-name="P3"><text:s text:c="4"/><text:span text:style-name="T1">"description": "This is the second course in the Learn English: Advanced Grammar and Punctuation specialty. In this course, you will learn about a lot of different ways to join ideas to make more complex and interesting sentences. You'll learn about two types of conjunctions, many other types of connectives, and adverb clauses. You'll also learn about how to punctuate all of these expressions and the types of sentences they create. All of this is grammar you must know to have a high fluency in English.\n\nPlease note that the free version of this class gives you access to all of the instructional videos and handouts. The peer feedback and quizzes are only available in the paid version.",</text:span></text:p>
      <text:p text:style-name="P3"><text:s text:c="4"/><text:span text:style-name="T1">"id": "nGCOUS22EeamRw4FTpNrUQ",</text:span></text:p>
      <text:p text:style-name="P3"><text:s text:c="4"/><text:span text:style-name="T1">"slug": "conjunctions-connectives-adverb-clauses",</text:span></text:p>
      <text:p text:style-name="P3"><text:s text:c="4"/><text:span text:style-name="T1">"instructorIds": "['13484864', '3259066', '13960609']",</text:span></text:p>
      <text:p text:style-name="P3"><text:s text:c="4"/><text:span text:style-name="T1">"specializations": "[]",</text:span></text:p>
      <text:p text:style-name="P3"><text:s text:c="4"/><text:span text:style-name="T1">"partnerIds": "['30']",</text:span></text:p>
      <text:p text:style-name="P3"><text:s text:c="4"/><text:span text:style-name="T1">"name": "Conjunctions, Connectives, and Adverb Clauses"</text:span></text:p>
      <text:p text:style-name="P3"><text:s text:c="2"/><text:span text:style-name="T1">},</text:span></text:p>
      <text:p text:style-name="P3"><text:s text:c="2"/><text:span text:style-name="T1">{</text:span></text:p>
      <text:p text:style-name="P3"><text:s text:c="4"/><text:span text:style-name="T1">"FIELD1": 306,</text:span></text:p>
      <text:p text:style-name="P3"><text:s text:c="4"/><text:span text:style-name="T1">"courseType": "v2.ondemand",</text:span></text:p>
      <text:p text:style-name="P3"><text:s text:c="4"/><text:span text:style-name="T1">"description": "This course sensitizes regarding privacy and data protection in Big Data environments. You will discover privacy preserving methodologies, as well as data protection regulations and concepts in your Big Data system. By the end of the course, you will be ready to plan your next Big Data project successfully, ensuring that all privacy and data protection related issues are under control. You will look at decent-sized big data projects with privacy-skilled eyes, being able to recognize dangers. This will allow you to improve your systems to a grown and sustainable level. \n\nIf you are an ICT professional or someone who designs and manages systems in big data environments, this course is for you! Knowledge about Big Data and IT is advantageous, but if you are e.g. a product manager just touching the surface of Big Data and privacy, this course will suit you as well.",</text:span></text:p>
      <text:p text:style-name="P3"><text:s text:c="4"/><text:span text:style-name="T1">"id": "9QkSLTXREemXORL4USiTDg",</text:span></text:p>
      <text:p text:style-name="P3"><text:s text:c="4"/><text:span text:style-name="T1">"slug": "security-privacy-big-data-protection",</text:span></text:p>
      <text:p text:style-name="P3"><text:s text:c="4"/><text:span text:style-name="T1">"instructorIds": "['33235816', '2311493']",</text:span></text:p>
      <text:p text:style-name="P3"><text:s text:c="4"/><text:span text:style-name="T1">"specializations": "[]",</text:span></text:p>
      <text:p text:style-name="P3"><text:s text:c="4"/><text:span text:style-name="T1">"partnerIds": "['253']",</text:span></text:p>
      <text:p text:style-name="P3"><text:s text:c="4"/><text:span text:style-name="T1">"name": "Security and Privacy for Big Data - Part 2"</text:span></text:p>
      <text:p text:style-name="P3"><text:s text:c="2"/><text:span text:style-name="T1">},</text:span></text:p>
      <text:p text:style-name="P3"><text:s text:c="2"/><text:span text:style-name="T1">{</text:span></text:p>
      <text:p text:style-name="P3"><text:s text:c="4"/><text:span text:style-name="T1">"FIELD1": 307,</text:span></text:p>
      <text:p text:style-name="P3"><text:s text:c="4"/><text:span text:style-name="T1">"courseType": "v2.ondemand",</text:span></text:p>
      <text:p text:style-name="P3"><text:s text:c="4"/><text:span text:style-name="T1">"description": "Este curso te presenta técnicas que permiten <text:s/>entender las ventajas del pensamiento divergente (creativo) como una habilidad fundamental en la solución de problemas. Revisa, también, la metodología para manejar estilos participativos en la toma de decisiones asegurando la efectividad de las mismas y la aceptación por parte del personal al ser tomado en cuenta.",</text:span></text:p>
      <text:p text:style-name="P3"><text:s text:c="4"/><text:span text:style-name="T1">"id": "Q_W9Aw5BEea7axIlQHzY1Q",</text:span></text:p>
      <text:p text:style-name="P3"><text:s text:c="4"/><text:span text:style-name="T1">"slug": "soluciondeproblemas",</text:span></text:p>
      <text:p text:style-name="P3"><text:s text:c="4"/><text:span text:style-name="T1">"instructorIds": "['17762797', '7433002']",</text:span></text:p>
      <text:p text:style-name="P3"><text:s text:c="4"/><text:span text:style-name="T1">"specializations": "[]",</text:span></text:p>
      <text:p text:style-name="P3"><text:s text:c="4"/><text:span text:style-name="T1">"partnerIds": "['58']",</text:span></text:p>
      <text:p text:style-name="P3"><text:s text:c="4"/><text:span text:style-name="T1">"name": "Solución de problemas y toma de decisiones"</text:span></text:p>
      <text:p text:style-name="P3"><text:s text:c="2"/><text:span text:style-name="T1">},</text:span></text:p>
      <text:p text:style-name="P3"><text:s text:c="2"/><text:span text:style-name="T1">{</text:span></text:p>
      <text:p text:style-name="P3"><text:s text:c="4"/><text:span text:style-name="T1">"FIELD1": 308,</text:span></text:p>
      <text:p text:style-name="P3"><text:s text:c="4"/><text:span text:style-name="T1">"courseType": "v2.ondemand",</text:span></text:p>
      <text:p text:style-name="P3"><text:s text:c="4"/><text:span text:style-name="T1">"description": "This course will be an overview of a development of the theological methods in relation to Korea’s cultural context. Completing the course, the learners can understand cultural influences on the dynamic development of </text:span><text:soft-page-break/><text:span text:style-name="T1">Korean churches and indigenous theology; they can also gain an insight into their own image of God and theological imagination in their own cultural context.",</text:span></text:p>
      <text:p text:style-name="P3"><text:s text:c="4"/><text:span text:style-name="T1">"id": "wZLY9v_sEeaQOwqEAIyfQg",</text:span></text:p>
      <text:p text:style-name="P3"><text:s text:c="4"/><text:span text:style-name="T1">"slug": "god-korean-context",</text:span></text:p>
      <text:p text:style-name="P3"><text:s text:c="4"/><text:span text:style-name="T1">"instructorIds": "['24214308']",</text:span></text:p>
      <text:p text:style-name="P3"><text:s text:c="4"/><text:span text:style-name="T1">"specializations": "[]",</text:span></text:p>
      <text:p text:style-name="P3"><text:s text:c="4"/><text:span text:style-name="T1">"partnerIds": "['220']",</text:span></text:p>
      <text:p text:style-name="P3"><text:s text:c="4"/><text:span text:style-name="T1">"name": "Re-imaging God in Korean Context"</text:span></text:p>
      <text:p text:style-name="P3"><text:s text:c="2"/><text:span text:style-name="T1">},</text:span></text:p>
      <text:p text:style-name="P3"><text:s text:c="2"/><text:span text:style-name="T1">{</text:span></text:p>
      <text:p text:style-name="P3"><text:s text:c="4"/><text:span text:style-name="T1">"FIELD1": 309,</text:span></text:p>
      <text:p text:style-name="P3"><text:s text:c="4"/><text:span text:style-name="T1">"courseType": "v2.ondemand",</text:span></text:p>
      <text:p text:style-name="P3"><text:s text:c="4"/><text:span text:style-name="T1">"description": "Aprenda com uma das maiores startups do Brasil, a Taqtile sobre com criar a melhor experiência para o seu usuário, formas de gerar ideias, princípios básicos de design e como desenvolver interfaces de aplicativos e sites, esse curso introdutório é composto de aulas teóricas com exemplos práticos de aplicação de cada assunto abordado. \n\nNeste curso serão abordados os seguintes temas:\nComo conhecer o seu usuário\nUsabilidade e Prototipação rápida\nArquitetura de informação e wireframe\nPrincípios de design\nAcessibilidade e multi plataforma\nElementos de interface do usuário\nLinguagem da empresa, lidando com o cliente e copyright\nMonitoração, Mensuração e Teste \n\nAo final desse curso, esperamos que você esteja familiarizado com os principais conceitos, ferramentas e metodologias de criação de interfaces e experiência de usuário. \n\nNão deixe de ver as perguntas frequentes antes de se inscrever\n\nConheça os nossos outros cursos:\n- Criação de Startups: Como desenvolver negócios inovadores\n <text:s text:c="6"/>https://www.coursera.org/learn/criacao-startups <text:s/>\n- Consolidando empresas: Estrutura jurídica e financeira\n <text:s text:c="6"/>https://www.coursera.org/learn/consolidando-empresas\n- Marketing Digital\n <text:s text:c="6"/>https://www.coursera.org/learn/estrategia-marketing-digital \n- Inove na gestão de equipes e negócios: o crescimento da empresa\n <text:s text:c="6"/>https://www.coursera.org/learn/gestao-equipes-negocios \n- Marketing e vendas B2B: fechando novos negócios\n <text:s text:c="6"/>https://www.coursera.org/learn/marketing-vendas-b2b",</text:span></text:p>
      <text:p text:style-name="P3"><text:s text:c="4"/><text:span text:style-name="T1">"id": "_pVIj63IEeeApxJ8N9WHcA",</text:span></text:p>
      <text:p text:style-name="P3"><text:s text:c="4"/><text:span text:style-name="T1">"slug": "ux-ui-design-de-interface",</text:span></text:p>
      <text:p text:style-name="P3"><text:s text:c="4"/><text:span text:style-name="T1">"instructorIds": "['1171111', '388326']",</text:span></text:p>
      <text:p text:style-name="P3"><text:s text:c="4"/><text:span text:style-name="T1">"specializations": "[]",</text:span></text:p>
      <text:p text:style-name="P3"><text:s text:c="4"/><text:span text:style-name="T1">"partnerIds": "['221']",</text:span></text:p>
      <text:p text:style-name="P3"><text:s text:c="4"/><text:span text:style-name="T1">"name": "UX / UI: Fundamentos para o design de interface"</text:span></text:p>
      <text:p text:style-name="P3"><text:s text:c="2"/><text:span text:style-name="T1">},</text:span></text:p>
      <text:p text:style-name="P3"><text:s text:c="2"/><text:span text:style-name="T1">{</text:span></text:p>
      <text:p text:style-name="P3"><text:s text:c="4"/><text:span text:style-name="T1">"FIELD1": 310,</text:span></text:p>
      <text:p text:style-name="P3"><text:s text:c="4"/><text:span text:style-name="T1">"courseType": "v2.ondemand",</text:span></text:p>
      <text:p text:style-name="P3"><text:s text:c="4"/><text:span text:style-name="T1">"description": "Are you about to enter the workforce? Are you an emerging professional? Are you new to your role in the organization? All prospective new employees benefit from understanding management principles, roles and responsibilities, regardless of position. <text:s/>Now you can acquire an in-depth understanding of the basic concepts and theories of management while exploring the manager's operational role in all types of organizations. Gain insight into the manager's responsibility in planning, organizing, leading, staffing and controlling within the workplace. It’s never too soon to plan your professional path by learning how the best managers manage for success!\n\nUpon completing this course, you will be able to:\n1. <text:s text:c="6"/>Describe the difference between managers and leaders\n2. <text:s text:c="6"/>Explore the focus of a manager’s job\n3. <text:s text:c="6"/>Cite the required skills for a new manager’s success\n4. <text:s text:c="6"/>Describe the five functions of management\n5. <text:s text:c="6"/>Explain the new model management operating philosophy\n6. <text:s text:c="6"/>Describe the hierarchy of planning\n7. <text:s text:c="6"/>Use the SMART goal setting technique\n8. <text:s text:c="6"/>Discuss the concept of evolution of leadership\n9. <text:s text:c="6"/>Explain how </text:span><text:soft-page-break/><text:span text:style-name="T1">customer satisfaction is linked to controlling\n10. <text:s text:c="4"/>Discuss the power of building a network",</text:span></text:p>
      <text:p text:style-name="P3"><text:s text:c="4"/><text:span text:style-name="T1">"id": "3791_tdbEeS2-SIAC4-TTw",</text:span></text:p>
      <text:p text:style-name="P3"><text:s text:c="4"/><text:span text:style-name="T1">"slug": "fundamentals-of-management",</text:span></text:p>
      <text:p text:style-name="P3"><text:s text:c="4"/><text:span text:style-name="T1">"instructorIds": "['12056243']",</text:span></text:p>
      <text:p text:style-name="P3"><text:s text:c="4"/><text:span text:style-name="T1">"specializations": "[]",</text:span></text:p>
      <text:p text:style-name="P3"><text:s text:c="4"/><text:span text:style-name="T1">"partnerIds": "['30']",</text:span></text:p>
      <text:p text:style-name="P3"><text:s text:c="4"/><text:span text:style-name="T1">"name": "Fundamentals of Management"</text:span></text:p>
      <text:p text:style-name="P3"><text:s text:c="2"/><text:span text:style-name="T1">},</text:span></text:p>
      <text:p text:style-name="P3"><text:s text:c="2"/><text:span text:style-name="T1">{</text:span></text:p>
      <text:p text:style-name="P3"><text:s text:c="4"/><text:span text:style-name="T1">"FIELD1": 311,</text:span></text:p>
      <text:p text:style-name="P3"><text:s text:c="4"/><text:span text:style-name="T1">"courseType": "v2.ondemand",</text:span></text:p>
      <text:p text:style-name="P3"><text:s text:c="4"/><text:span text:style-name="T1">"description": "Are you a business executive or a manager who uses English in your career? Then you know that good business communication in English requires focus, vocabulary, and specific linguistic structures. In this course, you will follow along a recently promoted manager as she builds and leads her team to success. Together, you will practice the language and styles of communication <text:s/>needed in English for: \n•\tRecruiting and training a professional team to work together with integrity and respect\n•\tManaging and participating in well-organized meetings\n•\tMaking telephone conferences more efficient\n•\tWriting professional emails that are easy to read\nThe activities in this course will give you the opportunity to share your experience and receive immediate feedback from other business professionals around the world.\n\n¿Es usted un ejecutivo de negocios o gerente que utiliza inglés en su profesión? Entonces Ud. sabe que la buena comunicación empresarial en inglés exige los enfoques, el vocabulario y las estructuras lingüísticas específicas. En este curso, Ud. seguirá, a lo largo con un gerente recién promovido, como ella construye y conduce a su equipo hacia el éxito. Juntos, ustedes practicarán el lenguaje y los estilos de comunicación en inglés necesarios para:\n· <text:s text:c="6"/>Reclutar y el entrenar a un equipo profesional a trabajar juntos con integridad y respeto\n· <text:s text:c="6"/>Manejar y participar en las reuniones bien organizadas\n· <text:s text:c="6"/>Hacer que las conferencias telefónicas sean más eficaz\n· <text:s text:c="6"/>Escribir correos electrónicos profesionales que sean fáciles de leer\nLas actividades en este curso le dan la oportunidad de compartir su experiencia y recibir retroalimentación inmediata de otros profesionales empresariales en todo el mundo.",</text:span></text:p>
      <text:p text:style-name="P3"><text:s text:c="4"/><text:span text:style-name="T1">"id": "koVAwj03EeWZtA4u62x6lQ",</text:span></text:p>
      <text:p text:style-name="P3"><text:s text:c="4"/><text:span text:style-name="T1">"slug": "ingles-empresarial-gestion-liderazgo",</text:span></text:p>
      <text:p text:style-name="P3"><text:s text:c="4"/><text:span text:style-name="T1">"instructorIds": "['13730176', '14184517', '13774774']",</text:span></text:p>
      <text:p text:style-name="P3"><text:s text:c="4"/><text:span text:style-name="T1">"specializations": "[]",</text:span></text:p>
      <text:p text:style-name="P3"><text:s text:c="4"/><text:span text:style-name="T1">"partnerIds": "['287']",</text:span></text:p>
      <text:p text:style-name="P3"><text:s text:c="4"/><text:span text:style-name="T1">"name": "Inglés Empresarial: Gestión y Liderazgo "</text:span></text:p>
      <text:p text:style-name="P3"><text:s text:c="2"/><text:span text:style-name="T1">},</text:span></text:p>
      <text:p text:style-name="P3"><text:s text:c="2"/><text:span text:style-name="T1">{</text:span></text:p>
      <text:p text:style-name="P3"><text:s text:c="4"/><text:span text:style-name="T1">"FIELD1": 312,</text:span></text:p>
      <text:p text:style-name="P3"><text:s text:c="4"/><text:span text:style-name="T1">"courseType": "v2.ondemand",</text:span></text:p>
      <text:p text:style-name="P3"><text:s text:c="4"/><text:span text:style-name="T1">"description": "This course applies principles learned in my course “Introduction to Engineering Mechanics” to analyze real world engineering structures. <text:s/>You will need to have mastered the engineering fundamentals from that class in order to be successful in this course offering. <text:s/>This course addresses the modeling and analysis of static equilibrium problems with an emphasis on real world engineering systems and problem solving. <text:s/>\n\n---------------------------\nRecommended Background:\n\nYou will need to have successfully completed my earlier course “Introduction to Engineering Mechanics” in order to be successful in this course.\n\n---------------------------\nThe copyright of all content and materials in this course are owned by either the Georgia Tech Research Corporation or Dr. Wayne Whiteman. By participating in the course or using the content or materials, whether in whole or in part, you agree that you may download and use any content and/or material in this course for your own personal, non-commercial use only in a manner consistent with a student of any academic course. Any other use of the </text:span><text:soft-page-break/><text:span text:style-name="T1">content and materials, including use by other academic universities or entities, is prohibited without express written permission of the Georgia Tech Research Corporation. Interested parties may contact Dr. Wayne Whiteman directly for information regarding the procedure to obtain a non-exclusive license.",</text:span></text:p>
      <text:p text:style-name="P3"><text:s text:c="4"/><text:span text:style-name="T1">"id": "Fw4ZgaAIEeSrPCIAC1SWlw",</text:span></text:p>
      <text:p text:style-name="P3"><text:s text:c="4"/><text:span text:style-name="T1">"slug": "engineering-mechanics-statics-2",</text:span></text:p>
      <text:p text:style-name="P3"><text:s text:c="4"/><text:span text:style-name="T1">"instructorIds": "['1900891']",</text:span></text:p>
      <text:p text:style-name="P3"><text:s text:c="4"/><text:span text:style-name="T1">"specializations": "[]",</text:span></text:p>
      <text:p text:style-name="P3"><text:s text:c="4"/><text:span text:style-name="T1">"partnerIds": "['9']",</text:span></text:p>
      <text:p text:style-name="P3"><text:s text:c="4"/><text:span text:style-name="T1">"name": "Applications in Engineering Mechanics"</text:span></text:p>
      <text:p text:style-name="P3"><text:s text:c="2"/><text:span text:style-name="T1">},</text:span></text:p>
      <text:p text:style-name="P3"><text:s text:c="2"/><text:span text:style-name="T1">{</text:span></text:p>
      <text:p text:style-name="P3"><text:s text:c="4"/><text:span text:style-name="T1">"FIELD1": 313,</text:span></text:p>
      <text:p text:style-name="P3"><text:s text:c="4"/><text:span text:style-name="T1">"courseType": "v2.ondemand",</text:span></text:p>
      <text:p text:style-name="P3"><text:s text:c="4"/><text:span text:style-name="T1">"description": "In this course, you’ll practice the sounds of American English that might sometimes be confusing. You'll practice both consonant and vowel sounds. You’ll also learn about the things that give English its special “music,” such as how to stress the right syllable in a word, how to make your voice go up and down in a natural-sounding melody, and how to naturally connect sounds and words. Learning these things will help you speak more clearly and make sure that others can understand what you're saying.\nThis course is useful for English language learners who want to improve pronunciation of American English for better communication.\nNote that access to all of the lectures and handouts are free to anyone, but the graded assignments and quizzes are only available in the paid version of the course. You will need to submit recordings of your own pronunciation for graded assignments.",</text:span></text:p>
      <text:p text:style-name="P3"><text:s text:c="4"/><text:span text:style-name="T1">"id": "SJTI2NZhEeWlbRINEfdsnw",</text:span></text:p>
      <text:p text:style-name="P3"><text:s text:c="4"/><text:span text:style-name="T1">"slug": "tricky-american-english-pronunciation",</text:span></text:p>
      <text:p text:style-name="P3"><text:s text:c="4"/><text:span text:style-name="T1">"instructorIds": "['13484864', '21983095', '13960609']",</text:span></text:p>
      <text:p text:style-name="P3"><text:s text:c="4"/><text:span text:style-name="T1">"specializations": "[]",</text:span></text:p>
      <text:p text:style-name="P3"><text:s text:c="4"/><text:span text:style-name="T1">"partnerIds": "['30']",</text:span></text:p>
      <text:p text:style-name="P3"><text:s text:c="4"/><text:span text:style-name="T1">"name": "Tricky American English Pronunciation"</text:span></text:p>
      <text:p text:style-name="P3"><text:s text:c="2"/><text:span text:style-name="T1">},</text:span></text:p>
      <text:p text:style-name="P3"><text:s text:c="2"/><text:span text:style-name="T1">{</text:span></text:p>
      <text:p text:style-name="P3"><text:s text:c="4"/><text:span text:style-name="T1">"FIELD1": 314,</text:span></text:p>
      <text:p text:style-name="P3"><text:s text:c="4"/><text:span text:style-name="T1">"courseType": "v2.ondemand",</text:span></text:p>
      <text:p text:style-name="P3"><text:s text:c="4"/><text:span text:style-name="T1">"description": "Discrete Optimization aims to make good decisions when we have many possibilities to choose from. Its applications are ubiquitous throughout our society. Its applications range from solving Sudoku puzzles to arranging seating in a wedding banquet. <text:s/>The same technology can schedule planes and their crews, coordinate the production of steel, and organize the transportation of iron ore from the mines to the ports. Good decisions on the use of scarce or expensive resources such as staffing and material resources also allow corporations to improve their profit by millions of dollars. <text:s/>Similar problems also underpin much of our daily lives and are part of determining daily delivery routes for packages, making school timetables, and delivering power to our homes. Despite their fundamental importance, these problems are a nightmare to solve using traditional undergraduate computer science methods.\n\nThis course is intended for students who have completed Advanced Modelling for Discrete Optimization. <text:s/>In this course, you will extend your understanding of how to solve challenging discrete optimization problems by learning more about the solving technologies that are used to solve them, and how a high-level model (written in MiniZinc) is transformed into a form that is executable by these underlying solvers. By better understanding the actual solving technology, you will both improve your modeling capabilities, and be able to choose the most appropriate solving technology to use.\n\nWatch the course promotional video here: https://www.youtube.com/watch?v=-EiRsK-Rm08",</text:span></text:p>
      <text:p text:style-name="P3"><text:s text:c="4"/><text:span text:style-name="T1">"id": "7oQkdp81EeeMNA6V0QN2ag",</text:span></text:p>
      <text:p text:style-name="P3"><text:s text:c="4"/><text:span text:style-name="T1">"slug": "solving-algorithms-discrete-optimization",</text:span></text:p>
      <text:p text:style-name="P3"><text:s text:c="4"/><text:span text:style-name="T1">"instructorIds": "['15600502', '8350857']",</text:span></text:p>
      <text:p text:style-name="P3"><text:soft-page-break/><text:s text:c="4"/><text:span text:style-name="T1">"specializations": "[]",</text:span></text:p>
      <text:p text:style-name="P3"><text:s text:c="4"/><text:span text:style-name="T1">"partnerIds": "['33', '45']",</text:span></text:p>
      <text:p text:style-name="P3"><text:s text:c="4"/><text:span text:style-name="T1">"name": "Solving Algorithms for Discrete Optimization"</text:span></text:p>
      <text:p text:style-name="P3"><text:s text:c="2"/><text:span text:style-name="T1">},</text:span></text:p>
      <text:p text:style-name="P3"><text:s text:c="2"/><text:span text:style-name="T1">{</text:span></text:p>
      <text:p text:style-name="P3"><text:s text:c="4"/><text:span text:style-name="T1">"FIELD1": 315,</text:span></text:p>
      <text:p text:style-name="P3"><text:s text:c="4"/><text:span text:style-name="T1">"courseType": "v2.ondemand",</text:span></text:p>
      <text:p text:style-name="P3"><text:s text:c="4"/><text:span text:style-name="T1">"description": "In this course, application developers learn how to design and develop cloud-native applications that seamlessly integrate components from the Google Cloud ecosystem. Through a combination of presentations, demos, and hands-on labs, participants learn how to apply best practices for application development and use the appropriate GCP storage services for object storage, relational data, caching, and analytics.",</text:span></text:p>
      <text:p text:style-name="P3"><text:s text:c="4"/><text:span text:style-name="T1">"id": "OpMk9L5nEeepKw4CZoGWJA",</text:span></text:p>
      <text:p text:style-name="P3"><text:s text:c="4"/><text:span text:style-name="T1">"slug": "getting-started-app-development",</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Getting Started With Application Development"</text:span></text:p>
      <text:p text:style-name="P3"><text:s text:c="2"/><text:span text:style-name="T1">},</text:span></text:p>
      <text:p text:style-name="P3"><text:s text:c="2"/><text:span text:style-name="T1">{</text:span></text:p>
      <text:p text:style-name="P3"><text:s text:c="4"/><text:span text:style-name="T1">"FIELD1": 316,</text:span></text:p>
      <text:p text:style-name="P3"><text:s text:c="4"/><text:span text:style-name="T1">"courseType": "v2.ondemand",</text:span></text:p>
      <text:p text:style-name="P3"><text:s text:c="4"/><text:span text:style-name="T1">"description": "This course provides an analytical framework to help you evaluate key problems in a structured fashion and will equip you with tools to better manage the uncertainties that pervade and complicate business processes. The course aim to cover statistical ideas that apply to managers. We will consider two basic themes: first, is recognizing and describing variations present in everything around us, and then modeling and making decisions in the presence of these variations. The fundamental concepts studied in this course will reappear in many other classes and business settings. Our focus will be on <text:s/>interpreting the meaning of the results in a business and managerial setting.\n\nWhile you will be introduced to some of the science of what is being taught, the focus will be on applying the methodologies. <text:s/>This will be accomplished through use of Excel and using data sets from many different disciplines, allowing you to see the use of statistics in very diverse settings. The course will focus not only on explaining these concepts but also understanding the meaning of the results obtained.\n\nUpon successful completion of this course, you will be able to:\n•\tTest for beliefs about a population..\n•\tCompare differences between populations.\n•\tUse linear regression model for prediction. \n•\tLearn how to use Excel for statistical analysis.\n\nThis course is part of the iMBA offered by the University of Illinois, a flexible, fully-accredited online MBA at an incredibly competitive price. For more information, please see the Resource page in this course and onlinemba.illinois.edu.",</text:span></text:p>
      <text:p text:style-name="P3"><text:s text:c="4"/><text:span text:style-name="T1">"id": "SPXfEJz9EeWILQ7D3uPEMw",</text:span></text:p>
      <text:p text:style-name="P3"><text:s text:c="4"/><text:span text:style-name="T1">"slug": "business-statistics",</text:span></text:p>
      <text:p text:style-name="P3"><text:s text:c="4"/><text:span text:style-name="T1">"instructorIds": "['12639351']",</text:span></text:p>
      <text:p text:style-name="P3"><text:s text:c="4"/><text:span text:style-name="T1">"specializations": "[]",</text:span></text:p>
      <text:p text:style-name="P3"><text:s text:c="4"/><text:span text:style-name="T1">"partnerIds": "['17']",</text:span></text:p>
      <text:p text:style-name="P3"><text:s text:c="4"/><text:span text:style-name="T1">"name": "Inferential and Predictive Statistics for Business"</text:span></text:p>
      <text:p text:style-name="P3"><text:s text:c="2"/><text:span text:style-name="T1">},</text:span></text:p>
      <text:p text:style-name="P3"><text:s text:c="2"/><text:span text:style-name="T1">{</text:span></text:p>
      <text:p text:style-name="P3"><text:s text:c="4"/><text:span text:style-name="T1">"FIELD1": 317,</text:span></text:p>
      <text:p text:style-name="P3"><text:s text:c="4"/><text:span text:style-name="T1">"courseType": "v2.ondemand",</text:span></text:p>
      <text:p text:style-name="P3"><text:s text:c="4"/><text:span text:style-name="T1">"description": "Курс возводит слушателя от написания простых конкретных классов к профессиональному конструированию приложения в объектно-ориентированной парадигме. Паттерны проектирования позволяют шагнуть за пределы простого использования синтаксических конструкций языка. Вы научитесь писать красиво и элегантно, будете использовать проверенные временем концепции и создавать </text:span><text:soft-page-break/><text:span text:style-name="T1">масштабируемые программы. Использование паттернов проектирования является признаком профессионализма программиста.\t\nКлассические книги по паттернам проектирования описывают их реализацию на C++, C#, Java. У языка Python есть своя специфика из-за которой он отлично подходит для использования паттернов проектирования.",</text:span></text:p>
      <text:p text:style-name="P3"><text:s text:c="4"/><text:span text:style-name="T1">"id": "jnLavMk5EeeVPQ7WIasyYA",</text:span></text:p>
      <text:p text:style-name="P3"><text:s text:c="4"/><text:span text:style-name="T1">"slug": "oop-patterns-python",</text:span></text:p>
      <text:p text:style-name="P3"><text:s text:c="4"/><text:span text:style-name="T1">"instructorIds": "['17262167', '4044066', '28246729']",</text:span></text:p>
      <text:p text:style-name="P3"><text:s text:c="4"/><text:span text:style-name="T1">"specializations": "[]",</text:span></text:p>
      <text:p text:style-name="P3"><text:s text:c="4"/><text:span text:style-name="T1">"partnerIds": "['176', '465', '515']",</text:span></text:p>
      <text:p text:style-name="P3"><text:s text:c="4"/><text:span text:style-name="T1">"name": "ООП и паттерны проектирования в Python"</text:span></text:p>
      <text:p text:style-name="P3"><text:s text:c="2"/><text:span text:style-name="T1">},</text:span></text:p>
      <text:p text:style-name="P3"><text:s text:c="2"/><text:span text:style-name="T1">{</text:span></text:p>
      <text:p text:style-name="P3"><text:s text:c="4"/><text:span text:style-name="T1">"FIELD1": 318,</text:span></text:p>
      <text:p text:style-name="P3"><text:s text:c="4"/><text:span text:style-name="T1">"courseType": "v2.ondemand",</text:span></text:p>
      <text:p text:style-name="P3"><text:s text:c="4"/><text:span text:style-name="T1">"description": "This course prepares you to embark upon your future graduate studies in the U.S. with confidence. In this MOOC, you'll have the opportunity to meet other prospective graduate students, hear from experienced international graduate students in the United States, and to practice sharing your own thoughts, stories, and expertise in English. You’ll select a “target” graduate program at a U.S. college or university to use as a case study throughout the course. You may already be admitted to this program, or it may be an institution you hope to attend in the future. <text:s/>You will identify resources that support international graduate students in your target campus. You will have multiple opportunities to practice your English language skills through practice assignments and through interactions with one another. \n\nObjectives\nBy completing the course, you should enhance your ability to reach the following objectives for the purpose of communicating successfully as a new international graduate student studying in the United States.\n1. Introduce yourself professionally \n <text:s text:c="4"/>a. Explain your expertise\n <text:s text:c="4"/>b. Begin networking with members of your target institution\n2. Explore the campus climate of your target institution\n <text:s text:c="4"/>a. Identify the local vocabulary used at your target institution to describe campus climate topics such as diversity, inclusion, or equity\n <text:s text:c="4"/>b. Identify skills and perspectives you can contribute to the diversity of your target institution\n3. For collaboration\n <text:s text:c="4"/>a. Use English to negotiate group roles\n <text:s text:c="4"/>b. Use English to express opinions\n4. For academic writing\n <text:s text:c="4"/>a. Identify disciplinary norms in academic writing\n <text:s text:c="4"/>b. Cite source material appropriately in academic writing\n5. For improving English\n <text:s text:c="4"/>a. Use at least three digital resources to investigate language use\n <text:s text:c="4"/>b. Use at least three digital resources to practice English fluency\n <text:s text:c="4"/>c. Use at least two new daily life opportunities to improve English for academic, social, or teaching purposes",</text:span></text:p>
      <text:p text:style-name="P3"><text:s text:c="4"/><text:span text:style-name="T1">"id": "vGCdYOQAEeaBzg6GnkESmg",</text:span></text:p>
      <text:p text:style-name="P3"><text:s text:c="4"/><text:span text:style-name="T1">"slug": "graduate-study-usa",</text:span></text:p>
      <text:p text:style-name="P3"><text:s text:c="4"/><text:span text:style-name="T1">"instructorIds": "['19503118']",</text:span></text:p>
      <text:p text:style-name="P3"><text:s text:c="4"/><text:span text:style-name="T1">"specializations": "[]",</text:span></text:p>
      <text:p text:style-name="P3"><text:s text:c="4"/><text:span text:style-name="T1">"partnerIds": "['3']",</text:span></text:p>
      <text:p text:style-name="P3"><text:s text:c="4"/><text:span text:style-name="T1">"name": "Preparing for Graduate Study in the U.S.: A course for international students"</text:span></text:p>
      <text:p text:style-name="P3"><text:s text:c="2"/><text:span text:style-name="T1">},</text:span></text:p>
      <text:p text:style-name="P3"><text:s text:c="2"/><text:span text:style-name="T1">{</text:span></text:p>
      <text:p text:style-name="P3"><text:s text:c="4"/><text:span text:style-name="T1">"FIELD1": 319,</text:span></text:p>
      <text:p text:style-name="P3"><text:s text:c="4"/><text:span text:style-name="T1">"courseType": "v2.ondemand",</text:span></text:p>
      <text:p text:style-name="P3"><text:s text:c="4"/><text:span text:style-name="T1">"description": "This course will teach you the tools you'll need to understand the fundamentals of financial accounting. Concise videos, the financial records of a small business, and \"your turn\" activities guide you through the three most commonly used financial statements: the Balance Sheet, the Income Statement, and the Statement of Cash Flows. Beyond recording transactions, you'll learn how to prepare these financial statements, and read and analyze them to draw basic conclusions about a company's financial health.\n\nBy the end of this course, you will be able to:\n- Use journal entries to record transactions\n- Prepare and use </text:span><text:soft-page-break/><text:span text:style-name="T1">t-accounts to summarize transactions recorded during an accounting period\n- Describe the three most commonly used financial statements and how they fit together\n- Prepare these financial statements based on transactions recorded during an accounting period\n- Draw basic conclusions about a company's financial health",</text:span></text:p>
      <text:p text:style-name="P3"><text:s text:c="4"/><text:span text:style-name="T1">"id": "XvJBLJVHEea0-w59UvC4Ag",</text:span></text:p>
      <text:p text:style-name="P3"><text:s text:c="4"/><text:span text:style-name="T1">"slug": "uva-darden-financial-accounting",</text:span></text:p>
      <text:p text:style-name="P3"><text:s text:c="4"/><text:span text:style-name="T1">"instructorIds": "['24654452']",</text:span></text:p>
      <text:p text:style-name="P3"><text:s text:c="4"/><text:span text:style-name="T1">"specializations": "[]",</text:span></text:p>
      <text:p text:style-name="P3"><text:s text:c="4"/><text:span text:style-name="T1">"partnerIds": "['18']",</text:span></text:p>
      <text:p text:style-name="P3"><text:s text:c="4"/><text:span text:style-name="T1">"name": "Financial Accounting Fundamentals"</text:span></text:p>
      <text:p text:style-name="P3"><text:s text:c="2"/><text:span text:style-name="T1">},</text:span></text:p>
      <text:p text:style-name="P3"><text:s text:c="2"/><text:span text:style-name="T1">{</text:span></text:p>
      <text:p text:style-name="P3"><text:s text:c="4"/><text:span text:style-name="T1">"FIELD1": 320,</text:span></text:p>
      <text:p text:style-name="P3"><text:s text:c="4"/><text:span text:style-name="T1">"courseType": "v2.ondemand",</text:span></text:p>
      <text:p text:style-name="P3"><text:s text:c="4"/><text:span text:style-name="T1">"description": "Курс «Цифровые технологии в международных финансах» разработан для изучения, рассмотрения и анализа трансформации международных финансов и их ключевых элементов (мирового финансового рынка, международных платежных систем, инвестиционных операций, банковской деятельности и пр.) под влиянием цифровых технологий. Представленный курс является чрезвычайно актуальным, поскольку особое внимание уделяется анализу новейших глобальных тенденций в сфере развития международной финансовой системы в условиях цифровизации.",</text:span></text:p>
      <text:p text:style-name="P3"><text:s text:c="4"/><text:span text:style-name="T1">"id": "NdFyW0SiEemIxQpe77E7PA",</text:span></text:p>
      <text:p text:style-name="P3"><text:s text:c="4"/><text:span text:style-name="T1">"slug": "cifrovye-tekhnologii-v-mezhdunarodnyh-finansah",</text:span></text:p>
      <text:p text:style-name="P3"><text:s text:c="4"/><text:span text:style-name="T1">"instructorIds": "['37088216']",</text:span></text:p>
      <text:p text:style-name="P3"><text:s text:c="4"/><text:span text:style-name="T1">"specializations": "[]",</text:span></text:p>
      <text:p text:style-name="P3"><text:s text:c="4"/><text:span text:style-name="T1">"partnerIds": "['312']",</text:span></text:p>
      <text:p text:style-name="P3"><text:s text:c="4"/><text:span text:style-name="T1">"name": "Цифровые технологии в международных финансах"</text:span></text:p>
      <text:p text:style-name="P3"><text:s text:c="2"/><text:span text:style-name="T1">},</text:span></text:p>
      <text:p text:style-name="P3"><text:s text:c="2"/><text:span text:style-name="T1">{</text:span></text:p>
      <text:p text:style-name="P3"><text:s text:c="4"/><text:span text:style-name="T1">"FIELD1": 321,</text:span></text:p>
      <text:p text:style-name="P3"><text:s text:c="4"/><text:span text:style-name="T1">"courseType": "v2.ondemand",</text:span></text:p>
      <text:p text:style-name="P3"><text:s text:c="4"/><text:span text:style-name="T1">"description": "Businesses run on data, and data offers little value without analytics. The ability to process data to make predictions about the behavior of individuals or markets, to diagnose systems or situations, or to prescribe actions for people or processes drives business today. Increasingly many businesses are striving to become “data-driven”, proactively relying more on cold hard information and sophisticated algorithms than upon the gut instinct or slow reactions of humans. \n\nThis course will focus on understanding key analytics concepts and the breadth of analytic possibilities. Together, the class will explore dozens of real-world analytics problems and solutions across most major industries and business functions. The course will also touch on analytic technologies, architectures, and roles from business intelligence to data science, and from data warehouses to data lakes. And the course will wrap up with a discussion of analytics trends and futures.",</text:span></text:p>
      <text:p text:style-name="P3"><text:s text:c="4"/><text:span text:style-name="T1">"id": "lQpeAht8EemDxxJ40YD1SA",</text:span></text:p>
      <text:p text:style-name="P3"><text:s text:c="4"/><text:span text:style-name="T1">"slug": "business-analytics-executive-overview",</text:span></text:p>
      <text:p text:style-name="P3"><text:s text:c="4"/><text:span text:style-name="T1">"instructorIds": "['35411911']",</text:span></text:p>
      <text:p text:style-name="P3"><text:s text:c="4"/><text:span text:style-name="T1">"specializations": "[]",</text:span></text:p>
      <text:p text:style-name="P3"><text:s text:c="4"/><text:span text:style-name="T1">"partnerIds": "['17']",</text:span></text:p>
      <text:p text:style-name="P3"><text:s text:c="4"/><text:span text:style-name="T1">"name": "Business Analytics Executive Overview"</text:span></text:p>
      <text:p text:style-name="P3"><text:s text:c="2"/><text:span text:style-name="T1">},</text:span></text:p>
      <text:p text:style-name="P3"><text:s text:c="2"/><text:span text:style-name="T1">{</text:span></text:p>
      <text:p text:style-name="P3"><text:s text:c="4"/><text:span text:style-name="T1">"FIELD1": 322,</text:span></text:p>
      <text:p text:style-name="P3"><text:s text:c="4"/><text:span text:style-name="T1">"courseType": "v2.ondemand",</text:span></text:p>
      <text:p text:style-name="P3"><text:s text:c="4"/><text:span text:style-name="T1">"description": "In this course, you will analyze and apply essential design principles to your Tableau visualizations. This course assumes you understand the tools within Tableau and have some knowledge of the fundamental concepts of data visualization. You will define and examine the similarities and differences of </text:span><text:soft-page-break/><text:span text:style-name="T1">exploratory and explanatory analysis as well as begin to ask the right questions about what’s needed in a visualization. You will assess how data and design work together, including how to choose the appropriate visual representation for your data, and the difference between effective and ineffective visuals. You will apply effective best practice design principles to your data visualizations and be able to illustrate examples of strategic use of contrast to highlight important elements. You will evaluate pre-attentive attributes and why they are important in visualizations. You will exam the importance of using the \"right\" amount of color and in the right place and be able to apply design principles to de-clutter your data visualization.",</text:span></text:p>
      <text:p text:style-name="P3"><text:s text:c="4"/><text:span text:style-name="T1">"id": "f6s8aXQ3EeWIfhKr_WcYsQ",</text:span></text:p>
      <text:p text:style-name="P3"><text:s text:c="4"/><text:span text:style-name="T1">"slug": "dataviz-design",</text:span></text:p>
      <text:p text:style-name="P3"><text:s text:c="4"/><text:span text:style-name="T1">"instructorIds": "['17050851', '21664215']",</text:span></text:p>
      <text:p text:style-name="P3"><text:s text:c="4"/><text:span text:style-name="T1">"specializations": "[]",</text:span></text:p>
      <text:p text:style-name="P3"><text:s text:c="4"/><text:span text:style-name="T1">"partnerIds": "['83']",</text:span></text:p>
      <text:p text:style-name="P3"><text:s text:c="4"/><text:span text:style-name="T1">"name": "Essential Design Principles for Tableau"</text:span></text:p>
      <text:p text:style-name="P3"><text:s text:c="2"/><text:span text:style-name="T1">},</text:span></text:p>
      <text:p text:style-name="P3"><text:s text:c="2"/><text:span text:style-name="T1">{</text:span></text:p>
      <text:p text:style-name="P3"><text:s text:c="4"/><text:span text:style-name="T1">"FIELD1": 323,</text:span></text:p>
      <text:p text:style-name="P3"><text:s text:c="4"/><text:span text:style-name="T1">"courseType": "v2.ondemand",</text:span></text:p>
      <text:p text:style-name="P3"><text:s text:c="4"/><text:span text:style-name="T1">"description": "This course distills for you expert knowledge and skills mastered by professionals in Health Big Data Science and Bioinformatics. You will learn exciting facts about the human body biology and chemistry, genetics, and medicine that will be intertwined with the science of Big Data and skills to harness the avalanche of data openly available at your fingertips and which we are just starting to make sense of. We’ll investigate the different steps required to master Big Data analytics on real datasets, including Next Generation Sequencing data, in a healthcare and biological context, from preparing data for analysis to completing the analysis, interpreting the results, visualizing them, and sharing the results.\n\nNeedless to say, when you master these high-demand skills, you will be well positioned to apply for or move to positions in biomedical data analytics and bioinformatics. No matter what your skill levels are in biomedical or technical areas, you will gain highly valuable new or sharpened skills that will make you stand-out as a professional and want to dive even deeper in biomedical Big Data. It is my hope that this course will spark your interest in the vast possibilities offered by publicly available Big Data to better understand, prevent, and treat diseases.",</text:span></text:p>
      <text:p text:style-name="P3"><text:s text:c="4"/><text:span text:style-name="T1">"id": "QrJStTJkEeaVZA5K9cHVCQ",</text:span></text:p>
      <text:p text:style-name="P3"><text:s text:c="4"/><text:span text:style-name="T1">"slug": "data-genes-medicine",</text:span></text:p>
      <text:p text:style-name="P3"><text:s text:c="4"/><text:span text:style-name="T1">"instructorIds": "['19890837']",</text:span></text:p>
      <text:p text:style-name="P3"><text:s text:c="4"/><text:span text:style-name="T1">"specializations": "[]",</text:span></text:p>
      <text:p text:style-name="P3"><text:s text:c="4"/><text:span text:style-name="T1">"partnerIds": "['117']",</text:span></text:p>
      <text:p text:style-name="P3"><text:s text:c="4"/><text:span text:style-name="T1">"name": "Big Data, Genes, and Medicine"</text:span></text:p>
      <text:p text:style-name="P3"><text:s text:c="2"/><text:span text:style-name="T1">},</text:span></text:p>
      <text:p text:style-name="P3"><text:s text:c="2"/><text:span text:style-name="T1">{</text:span></text:p>
      <text:p text:style-name="P3"><text:s text:c="4"/><text:span text:style-name="T1">"FIELD1": 324,</text:span></text:p>
      <text:p text:style-name="P3"><text:s text:c="4"/><text:span text:style-name="T1">"courseType": "v2.ondemand",</text:span></text:p>
      <text:p text:style-name="P3"><text:s text:c="4"/><text:span text:style-name="T1">"description": "Aprenda os conceitos e abordagens básicos necessários para compreender, criar e executar música contemporânea.\n\nSe você é apaixonado por música e tem curiosidade de como ela funciona, ou se é um músico que aprendeu a tocar de ouvido, sem um estudo formal, esse curso lhe oferecerá uma introdução envolvente de conceitos e abordagens chave para compreender, criar e executar música contemporânea. Ministrado pelo professor George W. Russell Jr. do Berklee College of Music, o curso inclui seis lições que exploram harmonia e o treino de ouvido - duas áreas de foco intensivo para todo aluno iniciante na Berklee. \n\nO curso lhe ensinará a as escalas pentatônicas maiores e menores e como elas são construídas. Você aprenderá quais são os intervalos, como cantá-los e como encontrá-los na música. O curso explora o tom central e como encontrar qual o tom de uma música, além de divisões de compasso comuns como 4/4 e 3/4. Você aprenderá a </text:span><text:soft-page-break/><text:span text:style-name="T1">construir acordes - tríades maiores e menores, e acordes maiores e com sétima dominante - e como construir uma progressão de acordes comum - o I IV V. Você também aprenderá a reconhecer os formatos de música blues e AABA e a escrever uma sequência de acordes básica para expressar suas ideias musicais. \n\nAlém das aulas em vídeo, cada aula envolve apresentações e entrevistas com alunos da Berklee. Os alunos compartilham suas jornadas musicais e oferecem orientações para aqueles que querem estudar música. O ponto alto do curso é uma tarefa que solicita que você componha e execute um riff de melodia em blues usando a escala pentatônica menor. Acima de tudo, o curso foi pensado para compartilhar o prazer de criar música e compartilhá-la com os outros.",</text:span></text:p>
      <text:p text:style-name="P3"><text:s text:c="4"/><text:span text:style-name="T1">"id": "K0CLlm15Eeem_Q73lEzyLA",</text:span></text:p>
      <text:p text:style-name="P3"><text:s text:c="4"/><text:span text:style-name="T1">"slug": "desenvolvendo-musicalidade",</text:span></text:p>
      <text:p text:style-name="P3"><text:s text:c="4"/><text:span text:style-name="T1">"instructorIds": "['6124304']",</text:span></text:p>
      <text:p text:style-name="P3"><text:s text:c="4"/><text:span text:style-name="T1">"specializations": "[]",</text:span></text:p>
      <text:p text:style-name="P3"><text:s text:c="4"/><text:span text:style-name="T1">"partnerIds": "['21']",</text:span></text:p>
      <text:p text:style-name="P3"><text:s text:c="4"/><text:span text:style-name="T1">"name": "Desenvolvendo sua musicalidade"</text:span></text:p>
      <text:p text:style-name="P3"><text:s text:c="2"/><text:span text:style-name="T1">},</text:span></text:p>
      <text:p text:style-name="P3"><text:s text:c="2"/><text:span text:style-name="T1">{</text:span></text:p>
      <text:p text:style-name="P3"><text:s text:c="4"/><text:span text:style-name="T1">"FIELD1": 325,</text:span></text:p>
      <text:p text:style-name="P3"><text:s text:c="4"/><text:span text:style-name="T1">"courseType": "v2.ondemand",</text:span></text:p>
      <text:p text:style-name="P3"><text:s text:c="4"/><text:span text:style-name="T1">"description": "Welcome to Modern Art &amp; Ideas! This course is designed for anyone interested in learning more about modern and contemporary art. Over the next five weeks, you will look at art through a variety of themes: Places &amp; Spaces, Art &amp; Identity, Transforming Everyday Objects, and Art &amp; Society. Each week kicks off with a video that connects works of art from The Museum of Modern Art’s collection to the theme. You will hear audio interviews with artists, designers, and curators and learn more about selected works in the additional readings and resources.\n\nThroughout this course you will discover how artists:\n-- represent place and take inspiration from their environment,\n-- create works of art to express, explore, and question identity,\n-- use everyday objects to challenge assumptions about what constitutes a work of art and how it should be made,\n-- and respond to the social, cultural, and political issues of their time through works of art.\n\nThrough the discussion forum prompts and peer review assignment, you will also have the opportunity to connect with other learners and explore how these themes resonate with your own life and experience.",</text:span></text:p>
      <text:p text:style-name="P3"><text:s text:c="4"/><text:span text:style-name="T1">"id": "v9CQdBkhEeWjrA6seF25aw",</text:span></text:p>
      <text:p text:style-name="P3"><text:s text:c="4"/><text:span text:style-name="T1">"slug": "modern-art-ideas",</text:span></text:p>
      <text:p text:style-name="P3"><text:s text:c="4"/><text:span text:style-name="T1">"instructorIds": "['3219339']",</text:span></text:p>
      <text:p text:style-name="P3"><text:s text:c="4"/><text:span text:style-name="T1">"specializations": "[]",</text:span></text:p>
      <text:p text:style-name="P3"><text:s text:c="4"/><text:span text:style-name="T1">"partnerIds": "['107']",</text:span></text:p>
      <text:p text:style-name="P3"><text:s text:c="4"/><text:span text:style-name="T1">"name": "Modern Art &amp; Ideas"</text:span></text:p>
      <text:p text:style-name="P3"><text:s text:c="2"/><text:span text:style-name="T1">},</text:span></text:p>
      <text:p text:style-name="P3"><text:s text:c="2"/><text:span text:style-name="T1">{</text:span></text:p>
      <text:p text:style-name="P3"><text:s text:c="4"/><text:span text:style-name="T1">"FIELD1": 326,</text:span></text:p>
      <text:p text:style-name="P3"><text:s text:c="4"/><text:span text:style-name="T1">"courseType": "v2.ondemand",</text:span></text:p>
      <text:p text:style-name="P3"><text:s text:c="4"/><text:span text:style-name="T1">"description": "</text:span><text:span text:style-name="T2">本课程主要介绍高级语言程序中的数据类型及其运算、语句和过程调用等是如何在计算机系统中实现的。主要包含三个主题：（</text:span><text:span text:style-name="T1">1</text:span><text:span text:style-name="T2">）表示。不同数据类型（如带符号整数、无符号整数、浮点数、数组、结构等）数据在寄存器或存储器中的表示和存储；指令的格式、编码及其在存储器中的存储；存储地址（指针）的表示。（</text:span><text:span text:style-name="T1">2</text:span><text:span text:style-name="T2">）转换。高级语言程序中的过程（函数调用）、循环、选择等语句与机器级代码之间的对应关系。（</text:span><text:span text:style-name="T1">3</text:span><text:span text:style-name="T2">）链接。多个可重定位目标文件如何链接生成可执行目标文件并加载到系统中。</text:span><text:span text:style-name="T1">\n</text:span><text:span text:style-name="T2">通过本课程的学习，使学习者能从程序员角度认识计算机系统，能够建立高级语言程序、</text:span><text:span text:style-name="T1">ISA</text:span><text:span text:style-name="T2">、</text:span><text:span text:style-name="T1">OS</text:span><text:span text:style-name="T2">、编译器、链接器等之间的相互关联，对指令在硬件上的执行过程和指令的底层硬件执行机制有一定的认识和理解，从而增强在程序调试、性能提升、程序移植和健壮性等方面的能力，并为后续的“计算机组成与设计”、“操作系统”、“编译原理”、“计算机体系结构”等课程打下坚实基础。</text:span><text:span text:style-name="T1">\n</text:span><text:span text:style-name="T2">学完本课程后，学习者将对以下问题有比较深刻的认识，并能解决相关实际问题。</text:span><text:span text:style-name="T1">\n----</text:span><text:span text:style-name="T2">程序中处理的数据在机器中如何表示和运算？</text:span><text:span text:style-name="T1">\n----</text:span><text:span text:style-name="T2">程序中各类控制语句对应的机器级代码结构是怎样的？ </text:span><text:span text:style-name="T1">\n----</text:span><text:span text:style-name="T2">多个程序模块是如何链接起来形成可执行目标文件的？</text:span><text:span text:style-name="T1">\n----</text:span><text:span text:style-name="T2">机器级代码及构成机器级代码的指令是如何在机器上执行的？</text:span><text:span text:style-name="T1">",</text:span></text:p>
      <text:p text:style-name="P3"><text:s text:c="4"/><text:span text:style-name="T1">"id": "ar3BAJ07EeW4xRJkiwxnYw",</text:span></text:p>
      <text:p text:style-name="P3"><text:soft-page-break/><text:s text:c="4"/><text:span text:style-name="T1">"slug": "jisuanji-xitong",</text:span></text:p>
      <text:p text:style-name="P3"><text:s text:c="4"/><text:span text:style-name="T1">"instructorIds": "['7083440']",</text:span></text:p>
      <text:p text:style-name="P3"><text:s text:c="4"/><text:span text:style-name="T1">"specializations": "[]",</text:span></text:p>
      <text:p text:style-name="P3"><text:s text:c="4"/><text:span text:style-name="T1">"partnerIds": "['230']",</text:span></text:p>
      <text:p text:style-name="P3"><text:s text:c="4"/><text:span text:style-name="T1">"name": "</text:span><text:span text:style-name="T2">计算机系统基础（一） ：程序的表示、转换与链接</text:span><text:span text:style-name="T1">"</text:span></text:p>
      <text:p text:style-name="P3"><text:s text:c="2"/><text:span text:style-name="T1">},</text:span></text:p>
      <text:p text:style-name="P3"><text:s text:c="2"/><text:span text:style-name="T1">{</text:span></text:p>
      <text:p text:style-name="P3"><text:s text:c="4"/><text:span text:style-name="T1">"FIELD1": 327,</text:span></text:p>
      <text:p text:style-name="P3"><text:s text:c="4"/><text:span text:style-name="T1">"courseType": "v2.ondemand",</text:span></text:p>
      <text:p text:style-name="P3"><text:s text:c="4"/><text:span text:style-name="T1">"description": "Our primary goal is to help you to understand FinTech and to become more confident and persuasive in your ability to analyze and make recommendations to executives within the finance industry regarding how to react to these changes.\n\nThis FIRST MOOC ON FINTECH IN ASIA-PACIFIC offered by HKUST presents the insight of several professors from the top business school in Asia as well as perspectives from industry professionals. <text:s/>HKUST has been ranked for many years as the No.1 EMBA program in the world, as the number one Finance program in Asia, and as the top MBA program in Asia by multiple independent rating and review journals and surveys. <text:s/>\n\nThis course \"FinTech Foundations and Overview\" offers the combined strengths of HKUST in Business, Finance, and Technology as one the world's leading academic institutions on an important area of technology and business innovations. <text:s/>For learners from outside Asia, this also gives an insight into changes happening in the most advanced FinTech markets of the world, since Asia leads worldwide in FinTech adoption and creative innovations.",</text:span></text:p>
      <text:p text:style-name="P3"><text:s text:c="4"/><text:span text:style-name="T1">"id": "7vsRodoREeetQAqJ6u44Wg",</text:span></text:p>
      <text:p text:style-name="P3"><text:s text:c="4"/><text:span text:style-name="T1">"slug": "fintech",</text:span></text:p>
      <text:p text:style-name="P3"><text:s text:c="4"/><text:span text:style-name="T1">"instructorIds": "['20086586']",</text:span></text:p>
      <text:p text:style-name="P3"><text:s text:c="4"/><text:span text:style-name="T1">"specializations": "[]",</text:span></text:p>
      <text:p text:style-name="P3"><text:s text:c="4"/><text:span text:style-name="T1">"partnerIds": "['35']",</text:span></text:p>
      <text:p text:style-name="P3"><text:s text:c="4"/><text:span text:style-name="T1">"name": "FinTech Foundations and Overview"</text:span></text:p>
      <text:p text:style-name="P3"><text:s text:c="2"/><text:span text:style-name="T1">},</text:span></text:p>
      <text:p text:style-name="P3"><text:s text:c="2"/><text:span text:style-name="T1">{</text:span></text:p>
      <text:p text:style-name="P3"><text:s text:c="4"/><text:span text:style-name="T1">"FIELD1": 328,</text:span></text:p>
      <text:p text:style-name="P3"><text:s text:c="4"/><text:span text:style-name="T1">"courseType": "v2.ondemand",</text:span></text:p>
      <text:p text:style-name="P3"><text:s text:c="4"/><text:span text:style-name="T1">"description": "In this anatomy course, part of the Anatomy Specialization, you will be introduced to the central and peripheral nervous systems. You will learn about basic neuroanatomy, sensory pathways, motor pathways and the autonomic nervous system.\n\nThe course includes illustrated lecture videos and quizzes to help you expand and test your knowledge of the nervous system.\n\nBy the end of this course, you will have a better understanding of how the entire body influences, and is influenced, by the nervous system.",</text:span></text:p>
      <text:p text:style-name="P3"><text:s text:c="4"/><text:span text:style-name="T1">"id": "znHxeowxEei74Aq2-GwsJg",</text:span></text:p>
      <text:p text:style-name="P3"><text:s text:c="4"/><text:span text:style-name="T1">"slug": "anatomy403-3x",</text:span></text:p>
      <text:p text:style-name="P3"><text:s text:c="4"/><text:span text:style-name="T1">"instructorIds": "['38030174']",</text:span></text:p>
      <text:p text:style-name="P3"><text:s text:c="4"/><text:span text:style-name="T1">"specializations": "[]",</text:span></text:p>
      <text:p text:style-name="P3"><text:s text:c="4"/><text:span text:style-name="T1">"partnerIds": "['3']",</text:span></text:p>
      <text:p text:style-name="P3"><text:s text:c="4"/><text:span text:style-name="T1">"name": "Anatomy: Human Neuroanatomy"</text:span></text:p>
      <text:p text:style-name="P3"><text:s text:c="2"/><text:span text:style-name="T1">},</text:span></text:p>
      <text:p text:style-name="P3"><text:s text:c="2"/><text:span text:style-name="T1">{</text:span></text:p>
      <text:p text:style-name="P3"><text:s text:c="4"/><text:span text:style-name="T1">"FIELD1": 329,</text:span></text:p>
      <text:p text:style-name="P3"><text:s text:c="4"/><text:span text:style-name="T1">"courseType": "v2.ondemand",</text:span></text:p>
      <text:p text:style-name="P3"><text:s text:c="4"/><text:span text:style-name="T1">"description": "The foundation for this course lies with unique synergies between pioneering research, teaching, and social initiatives through the Subsistence Marketplaces Initiative. Unique to this approach is a bottom-up understanding of the intersection of poverty and the marketplace.\n\nThe goals of this course are to help you develop an understanding of marketplace activity in the radically different context of subsistence where much of humanity resides and survives, and for you to design solutions that can be implemented by individuals, businesses, and social enterprises through economically, ecologically, and socially sustainable products for subsistence marketplaces.",</text:span></text:p>
      <text:p text:style-name="P3"><text:soft-page-break/><text:s text:c="4"/><text:span text:style-name="T1">"id": "5aTJVUhVEeWJHwqqqPAooQ",</text:span></text:p>
      <text:p text:style-name="P3"><text:s text:c="4"/><text:span text:style-name="T1">"slug": "subsistence-marketplaces",</text:span></text:p>
      <text:p text:style-name="P3"><text:s text:c="4"/><text:span text:style-name="T1">"instructorIds": "['4061619']",</text:span></text:p>
      <text:p text:style-name="P3"><text:s text:c="4"/><text:span text:style-name="T1">"specializations": "[]",</text:span></text:p>
      <text:p text:style-name="P3"><text:s text:c="4"/><text:span text:style-name="T1">"partnerIds": "['17']",</text:span></text:p>
      <text:p text:style-name="P3"><text:s text:c="4"/><text:span text:style-name="T1">"name": "Subsistence Marketplaces"</text:span></text:p>
      <text:p text:style-name="P3"><text:s text:c="2"/><text:span text:style-name="T1">},</text:span></text:p>
      <text:p text:style-name="P3"><text:s text:c="2"/><text:span text:style-name="T1">{</text:span></text:p>
      <text:p text:style-name="P3"><text:s text:c="4"/><text:span text:style-name="T1">"FIELD1": 330,</text:span></text:p>
      <text:p text:style-name="P3"><text:s text:c="4"/><text:span text:style-name="T1">"courseType": "v2.ondemand",</text:span></text:p>
      <text:p text:style-name="P3"><text:s text:c="4"/><text:span text:style-name="T1">"description": "Explore the art of record production and how to make recordings that other people will love listening to. This course will teach you how to make emotionally moving recordings on almost any recording equipment, including your phone or laptop. The emphasis is on mastering tangible artistic concepts; the gear you use is up to you. You will learn to develop the most important tool in the recording studio: your ears. You will learn to enhance every aspect of your own productions, both sonically and musically, by employing deeper listening skills. \n\nAssignments will include posting your own recordings for peer review, and reviewing your classmates’ work by employing specific tools and strategies. If you use a digital audio workstation to record and mix, that’s great, but as long as you can record into your computer and post an MP3, you can complete the assignments. \n\nAs you learn about the art of record production in this 4-week course, you will also learn about yourself and who you are as an artist and producer. It is not necessary that you read music or play an instrument to take this course.",</text:span></text:p>
      <text:p text:style-name="P3"><text:s text:c="4"/><text:span text:style-name="T1">"id": "LcLAGMEVEeWvUhLEBd1H9w",</text:span></text:p>
      <text:p text:style-name="P3"><text:s text:c="4"/><text:span text:style-name="T1">"slug": "producing-music",</text:span></text:p>
      <text:p text:style-name="P3"><text:s text:c="4"/><text:span text:style-name="T1">"instructorIds": "['10124415']",</text:span></text:p>
      <text:p text:style-name="P3"><text:s text:c="4"/><text:span text:style-name="T1">"specializations": "[]",</text:span></text:p>
      <text:p text:style-name="P3"><text:s text:c="4"/><text:span text:style-name="T1">"partnerIds": "['21']",</text:span></text:p>
      <text:p text:style-name="P3"><text:s text:c="4"/><text:span text:style-name="T1">"name": "The Art of Music Production"</text:span></text:p>
      <text:p text:style-name="P3"><text:s text:c="2"/><text:span text:style-name="T1">},</text:span></text:p>
      <text:p text:style-name="P3"><text:s text:c="2"/><text:span text:style-name="T1">{</text:span></text:p>
      <text:p text:style-name="P3"><text:s text:c="4"/><text:span text:style-name="T1">"FIELD1": 331,</text:span></text:p>
      <text:p text:style-name="P3"><text:s text:c="4"/><text:span text:style-name="T1">"courseType": "v2.ondemand",</text:span></text:p>
      <text:p text:style-name="P3"><text:s text:c="4"/><text:span text:style-name="T1">"description": "Gain an understanding of search engine algorithms and how they affect organic search results and websites. Building on this knowledge, you’ll learn the key elements for creating an effective SEO strategy, including how to select keywords and perform keyword research; consumer psychology and search behavior; and how to conduct on-page SEO analysis to identify opportunities to improve a website’s search optimization.",</text:span></text:p>
      <text:p text:style-name="P3"><text:s text:c="4"/><text:span text:style-name="T1">"id": "SG_K6nEmEeWxvQr3acyajw",</text:span></text:p>
      <text:p text:style-name="P3"><text:s text:c="4"/><text:span text:style-name="T1">"slug": "seo-fundamentals",</text:span></text:p>
      <text:p text:style-name="P3"><text:s text:c="4"/><text:span text:style-name="T1">"instructorIds": "['15780877']",</text:span></text:p>
      <text:p text:style-name="P3"><text:s text:c="4"/><text:span text:style-name="T1">"specializations": "[]",</text:span></text:p>
      <text:p text:style-name="P3"><text:s text:c="4"/><text:span text:style-name="T1">"partnerIds": "['83']",</text:span></text:p>
      <text:p text:style-name="P3"><text:s text:c="4"/><text:span text:style-name="T1">"name": "Search Engine Optimization Fundamentals"</text:span></text:p>
      <text:p text:style-name="P3"><text:s text:c="2"/><text:span text:style-name="T1">},</text:span></text:p>
      <text:p text:style-name="P3"><text:s text:c="2"/><text:span text:style-name="T1">{</text:span></text:p>
      <text:p text:style-name="P3"><text:s text:c="4"/><text:span text:style-name="T1">"FIELD1": 332,</text:span></text:p>
      <text:p text:style-name="P3"><text:s text:c="4"/><text:span text:style-name="T1">"courseType": "v2.ondemand",</text:span></text:p>
      <text:p text:style-name="P3"><text:s text:c="4"/><text:span text:style-name="T1">"description": "The depth and breadth of electromagnetism, the foundation for many fields including materials science, electrical engineering, and physical chemistry, requires a long, steep, and steady learning curve. This course aims to bridge the gap between the fundamental principles taught in electromagnetism and its practical application to specific fields such as materials, physics, and chemistry related to energy storage and harvesting. \n\nThe goal of Electrodynamics: An Introduction is to not only teach electromagnetism but also introduce some mathematical tools which can be used to solve problems in the subject. <text:s/>Within these lecture notes, we review vector calculus and explain how to </text:span><text:soft-page-break/><text:span text:style-name="T1">use fields to visualize the topics we cover. <text:s/>This course is dynamic, as the lectures continuously build on previous notes and a variety of explanations are presented for each solution. <text:s/>Since this is a lower level course, we will focus on the simple concept of electrostatics. <text:s/>This has applications in exploring intermolecular forces, and qualities of capacitors. <text:s/>Through this, we relate electromagnetism to more conventionally studied topics and its application to specific research topics related to energy storage and harvesting.",</text:span></text:p>
      <text:p text:style-name="P3"><text:s text:c="4"/><text:span text:style-name="T1">"id": "T1L3kOnWEeey2w6uugZrQA",</text:span></text:p>
      <text:p text:style-name="P3"><text:s text:c="4"/><text:span text:style-name="T1">"slug": "electrodynamics-introduction",</text:span></text:p>
      <text:p text:style-name="P3"><text:s text:c="4"/><text:span text:style-name="T1">"instructorIds": "['30872233']",</text:span></text:p>
      <text:p text:style-name="P3"><text:s text:c="4"/><text:span text:style-name="T1">"specializations": "[]",</text:span></text:p>
      <text:p text:style-name="P3"><text:s text:c="4"/><text:span text:style-name="T1">"partnerIds": "['178']",</text:span></text:p>
      <text:p text:style-name="P3"><text:s text:c="4"/><text:span text:style-name="T1">"name": "Electrodynamics: An Introduction"</text:span></text:p>
      <text:p text:style-name="P3"><text:s text:c="2"/><text:span text:style-name="T1">},</text:span></text:p>
      <text:p text:style-name="P3"><text:s text:c="2"/><text:span text:style-name="T1">{</text:span></text:p>
      <text:p text:style-name="P3"><text:s text:c="4"/><text:span text:style-name="T1">"FIELD1": 333,</text:span></text:p>
      <text:p text:style-name="P3"><text:s text:c="4"/><text:span text:style-name="T1">"courseType": "v2.ondemand",</text:span></text:p>
      <text:p text:style-name="P3"><text:s text:c="4"/><text:span text:style-name="T1">"description": "This course teaches a calculus that enables precise quantitative predictions of large combinatorial structures. In addition, this course covers generating functions and real asymptotics and then introduces the symbolic method in the context of applications in the analysis of algorithms and basic structures such as permutations, trees, strings, words, and mappings.\n\nAll the features of this course are available for free. <text:s/>It does not offer a certificate upon completion.",</text:span></text:p>
      <text:p text:style-name="P3"><text:s text:c="4"/><text:span text:style-name="T1">"id": "jjFwDfBcEeWLaBLI8fdMlw",</text:span></text:p>
      <text:p text:style-name="P3"><text:s text:c="4"/><text:span text:style-name="T1">"slug": "analysis-of-algorithms",</text:span></text:p>
      <text:p text:style-name="P3"><text:s text:c="4"/><text:span text:style-name="T1">"instructorIds": "['250165']",</text:span></text:p>
      <text:p text:style-name="P3"><text:s text:c="4"/><text:span text:style-name="T1">"specializations": "[]",</text:span></text:p>
      <text:p text:style-name="P3"><text:s text:c="4"/><text:span text:style-name="T1">"partnerIds": "['4']",</text:span></text:p>
      <text:p text:style-name="P3"><text:s text:c="4"/><text:span text:style-name="T1">"name": "Analysis of Algorithms"</text:span></text:p>
      <text:p text:style-name="P3"><text:s text:c="2"/><text:span text:style-name="T1">},</text:span></text:p>
      <text:p text:style-name="P3"><text:s text:c="2"/><text:span text:style-name="T1">{</text:span></text:p>
      <text:p text:style-name="P3"><text:s text:c="4"/><text:span text:style-name="T1">"FIELD1": 334,</text:span></text:p>
      <text:p text:style-name="P3"><text:s text:c="4"/><text:span text:style-name="T1">"courseType": "v2.ondemand",</text:span></text:p>
      <text:p text:style-name="P3"><text:s text:c="4"/><text:span text:style-name="T1">"description": "</text:span><text:span text:style-name="T2">本课程是北京大学开设的一门在线大学化学基础课，主要面向具有大学水平的化学初学者。课程内容基本涵盖全部基础化学概念。</text:span><text:span text:style-name="T1">",</text:span></text:p>
      <text:p text:style-name="P3"><text:s text:c="4"/><text:span text:style-name="T1">"id": "5CCP4gWAEeWXaSIACyAJQw",</text:span></text:p>
      <text:p text:style-name="P3"><text:s text:c="4"/><text:span text:style-name="T1">"slug": "da-xue-hua-xue",</text:span></text:p>
      <text:p text:style-name="P3"><text:s text:c="4"/><text:span text:style-name="T1">"instructorIds": "['4515827']",</text:span></text:p>
      <text:p text:style-name="P3"><text:s text:c="4"/><text:span text:style-name="T1">"specializations": "[]",</text:span></text:p>
      <text:p text:style-name="P3"><text:s text:c="4"/><text:span text:style-name="T1">"partnerIds": "['163']",</text:span></text:p>
      <text:p text:style-name="P3"><text:s text:c="4"/><text:span text:style-name="T1">"name": "</text:span><text:span text:style-name="T2">大学化学</text:span><text:span text:style-name="T1">"</text:span></text:p>
      <text:p text:style-name="P3"><text:s text:c="2"/><text:span text:style-name="T1">},</text:span></text:p>
      <text:p text:style-name="P3"><text:s text:c="2"/><text:span text:style-name="T1">{</text:span></text:p>
      <text:p text:style-name="P3"><text:s text:c="4"/><text:span text:style-name="T1">"FIELD1": 335,</text:span></text:p>
      <text:p text:style-name="P3"><text:s text:c="4"/><text:span text:style-name="T1">"courseType": "v2.ondemand",</text:span></text:p>
      <text:p text:style-name="P3"><text:s text:c="4"/><text:span text:style-name="T1">"description": "“Powerpoint slides are like children: no matter how ugly they are, you’ll think they’re beautiful if they’re yours” — Scott Adams, author of the comic strip “Dilbert”. <text:s/>Due to this cause or another, it’s a huge stress to look at most Powerpoint slides. Depending on the “design” skills of the speaker and audience’s taste slides create different emotions from a slight annoyance to physical sickness.\n\nBut that is not the worst thing. The worst thing is that instead of improving the presentation such slides confuse the audience, distract it and finally oblige the speaker to explain them rather than being quite self-explanatory.\n\nThe goal of this course is to change that by equipping learners with a set of tools to create simple, clear and aesthetic slides which improve the presentation of the speaker. The course covers universal design principles, templates, colors, typefaces, slides’ typography, use of photos and pictograms, composition rules and ways to create clear and meaningful charts and diagrams.\n\</text:span><text:soft-page-break/><text:span text:style-name="T1">nThis course is not a PowerPoint fundamentals course. You should have a basic knowledge of either Microsoft PowerPoint or Apple Keynote software.\n\nDon’t meddle, make your slides matter.",</text:span></text:p>
      <text:p text:style-name="P3"><text:s text:c="4"/><text:span text:style-name="T1">"id": "w2dZhQpFEeaKUQp9KGWIdQ",</text:span></text:p>
      <text:p text:style-name="P3"><text:s text:c="4"/><text:span text:style-name="T1">"slug": "slides",</text:span></text:p>
      <text:p text:style-name="P3"><text:s text:c="4"/><text:span text:style-name="T1">"instructorIds": "['50372']",</text:span></text:p>
      <text:p text:style-name="P3"><text:s text:c="4"/><text:span text:style-name="T1">"specializations": "[]",</text:span></text:p>
      <text:p text:style-name="P3"><text:s text:c="4"/><text:span text:style-name="T1">"partnerIds": "['276', '515']",</text:span></text:p>
      <text:p text:style-name="P3"><text:s text:c="4"/><text:span text:style-name="T1">"name": "Presentation skills: Designing Presentation Slides"</text:span></text:p>
      <text:p text:style-name="P3"><text:s text:c="2"/><text:span text:style-name="T1">},</text:span></text:p>
      <text:p text:style-name="P3"><text:s text:c="2"/><text:span text:style-name="T1">{</text:span></text:p>
      <text:p text:style-name="P3"><text:s text:c="4"/><text:span text:style-name="T1">"FIELD1": 336,</text:span></text:p>
      <text:p text:style-name="P3"><text:s text:c="4"/><text:span text:style-name="T1">"courseType": "v2.ondemand",</text:span></text:p>
      <text:p text:style-name="P3"><text:s text:c="4"/><text:span text:style-name="T1">"description": "</text:span><text:span text:style-name="T2">本课程为“初级课程”，为了适应初学者需求，章节安排分为三个板块。</text:span><text:span text:style-name="T1">1-5</text:span><text:span text:style-name="T2">章为初学者进行了知识普及和铺垫，</text:span><text:span text:style-name="T1">6-7</text:span><text:span text:style-name="T2">章为学员了解行业做进一步介绍，</text:span><text:span text:style-name="T1">8-9</text:span><text:span text:style-name="T2">章带领学员深入中国游戏行业了解产业发展和产品运营，层层进阶、循序渐进。而课程二《游戏策划与设计》整体知识难度将有升级，重视实操，请学员做好准备。</text:span><text:span text:style-name="T1">\n</text:span><text:span text:style-name="T2">从游戏诞生之初至今已走过半个多世纪。但许多人任认为游戏产业并未成熟，然而其高速发展的势头引人注目。蕴含市场潜力的游戏产品推陈出新，品类丰富多样，终端靓丽时尚，游戏玩家人数激增，游戏产业逐渐成为欧、美、日、韩等国创意经济新的增长点。本课程包括游戏起源、游戏发展史、游戏分类、游戏的研发制作流程、世界游戏产业纵览和知识产权保护等章节，为培养成熟的游戏产业市场经理人打下良好基础。</text:span><text:span text:style-name="T1">",</text:span></text:p>
      <text:p text:style-name="P3"><text:s text:c="4"/><text:span text:style-name="T1">"id": "7pQIqpStEeWzARIeC3uC5w",</text:span></text:p>
      <text:p text:style-name="P3"><text:s text:c="4"/><text:span text:style-name="T1">"slug": "youxi-chanye-gailun",</text:span></text:p>
      <text:p text:style-name="P3"><text:s text:c="4"/><text:span text:style-name="T1">"instructorIds": "['15712211']",</text:span></text:p>
      <text:p text:style-name="P3"><text:s text:c="4"/><text:span text:style-name="T1">"specializations": "[]",</text:span></text:p>
      <text:p text:style-name="P3"><text:s text:c="4"/><text:span text:style-name="T1">"partnerIds": "['188', '341']",</text:span></text:p>
      <text:p text:style-name="P3"><text:s text:c="4"/><text:span text:style-name="T1">"name": "</text:span><text:span text:style-name="T2">游戏产业概论</text:span><text:span text:style-name="T1">"</text:span></text:p>
      <text:p text:style-name="P3"><text:s text:c="2"/><text:span text:style-name="T1">},</text:span></text:p>
      <text:p text:style-name="P3"><text:s text:c="2"/><text:span text:style-name="T1">{</text:span></text:p>
      <text:p text:style-name="P3"><text:s text:c="4"/><text:span text:style-name="T1">"FIELD1": 337,</text:span></text:p>
      <text:p text:style-name="P3"><text:s text:c="4"/><text:span text:style-name="T1">"courseType": "v2.ondemand",</text:span></text:p>
      <text:p text:style-name="P3"><text:s text:c="4"/><text:span text:style-name="T1">"description": "So how does the American political system work? Who are some of the key actors? What are key concepts for a student trying to understand what’s going on? How can I as a citizen influence politics? \n\nCivic Engagement in American Democracy takes on these and other key questions. We’re Dr. Nicholas Carnes and Dr. Bruce Jentleson, the principal course instructors. Along with our Duke faculty colleagues who also contributed modules, we’ve designed the course to provide a strong foundational introduction to US politics. \n\nIf you’re new to this material, proceed through the modules one by one and build up your knowledge of politics and government. If some of the material is familiar, go ahead and set your own pace. Either way we hope Civic Engagement in American Democracy helps you be an effective student in more advanced politics courses and/or an engaged citizen in 21st century America.",</text:span></text:p>
      <text:p text:style-name="P3"><text:s text:c="4"/><text:span text:style-name="T1">"id": "ETV0lFtwEeeN9RJSuE6_vA",</text:span></text:p>
      <text:p text:style-name="P3"><text:s text:c="4"/><text:span text:style-name="T1">"slug": "civic-engagement-american-democracy",</text:span></text:p>
      <text:p text:style-name="P3"><text:s text:c="4"/><text:span text:style-name="T1">"instructorIds": "['3279667', '29494085', '29503070', '27303148', '29696186', '29789062', '29842890', '29861825']",</text:span></text:p>
      <text:p text:style-name="P3"><text:s text:c="4"/><text:span text:style-name="T1">"specializations": "[]",</text:span></text:p>
      <text:p text:style-name="P3"><text:s text:c="4"/><text:span text:style-name="T1">"partnerIds": "['7']",</text:span></text:p>
      <text:p text:style-name="P3"><text:s text:c="4"/><text:span text:style-name="T1">"name": "Civic Engagement in American Democracy"</text:span></text:p>
      <text:p text:style-name="P3"><text:s text:c="2"/><text:span text:style-name="T1">},</text:span></text:p>
      <text:p text:style-name="P3"><text:s text:c="2"/><text:span text:style-name="T1">{</text:span></text:p>
      <text:p text:style-name="P3"><text:s text:c="4"/><text:span text:style-name="T1">"FIELD1": 338,</text:span></text:p>
      <text:p text:style-name="P3"><text:s text:c="4"/><text:span text:style-name="T1">"courseType": "v2.ondemand",</text:span></text:p>
      <text:p text:style-name="P3"><text:s text:c="4"/><text:span text:style-name="T1">"description": "Reconocer el conocimiento básico sobre los factores físicos y sociales que condicionan el riesgo de una sociedad por fenómenos extremos de origen natural (sismos, huracanes, etc.) y promover las acciones necesarias para reducir el impacto de los desastres en una comunidad.",</text:span></text:p>
      <text:p text:style-name="P3"><text:s text:c="4"/><text:span text:style-name="T1">"id": "gIqmoleAEeerkQ5vdwUqtA",</text:span></text:p>
      <text:p text:style-name="P3"><text:s text:c="4"/><text:span text:style-name="T1">"slug": "riesgos-fenomenos-naturales",</text:span></text:p>
      <text:p text:style-name="P3"><text:soft-page-break/><text:s text:c="4"/><text:span text:style-name="T1">"instructorIds": "['20707077']",</text:span></text:p>
      <text:p text:style-name="P3"><text:s text:c="4"/><text:span text:style-name="T1">"specializations": "[]",</text:span></text:p>
      <text:p text:style-name="P3"><text:s text:c="4"/><text:span text:style-name="T1">"partnerIds": "['58']",</text:span></text:p>
      <text:p text:style-name="P3"><text:s text:c="4"/><text:span text:style-name="T1">"name": "Evaluación de peligros y riesgos por fenómenos naturales"</text:span></text:p>
      <text:p text:style-name="P3"><text:s text:c="2"/><text:span text:style-name="T1">},</text:span></text:p>
      <text:p text:style-name="P3"><text:s text:c="2"/><text:span text:style-name="T1">{</text:span></text:p>
      <text:p text:style-name="P3"><text:s text:c="4"/><text:span text:style-name="T1">"FIELD1": 339,</text:span></text:p>
      <text:p text:style-name="P3"><text:s text:c="4"/><text:span text:style-name="T1">"courseType": "v2.capstone",</text:span></text:p>
      <text:p text:style-name="P3"><text:s text:c="4"/><text:span text:style-name="T1">"description": "The capstone is a strategic leadership and management plan where you’ll apply what you will learn to an actual business situation with participation by one or more focal companies. The deliverable will be designed to create value from the perspective of potential employers while achieving pedagogical and experiential goals for learners.\n\nThis course is part of the iMBA offered by the University of Illinois, a flexible, fully-accredited online MBA at an incredibly competitive price. For more information, please see the Resource page in this course and onlinemba.illinois.edu.",</text:span></text:p>
      <text:p text:style-name="P3"><text:s text:c="4"/><text:span text:style-name="T1">"id": "jq3NGKJ7EeWM5RIHOLu8Dw",</text:span></text:p>
      <text:p text:style-name="P3"><text:s text:c="4"/><text:span text:style-name="T1">"slug": "strategic-leadership-capstone",</text:span></text:p>
      <text:p text:style-name="P3"><text:s text:c="4"/><text:span text:style-name="T1">"instructorIds": "['16532853']",</text:span></text:p>
      <text:p text:style-name="P3"><text:s text:c="4"/><text:span text:style-name="T1">"specializations": "[]",</text:span></text:p>
      <text:p text:style-name="P3"><text:s text:c="4"/><text:span text:style-name="T1">"partnerIds": "['17']",</text:span></text:p>
      <text:p text:style-name="P3"><text:s text:c="4"/><text:span text:style-name="T1">"name": "Strategic Leadership and Management Capstone"</text:span></text:p>
      <text:p text:style-name="P3"><text:s text:c="2"/><text:span text:style-name="T1">},</text:span></text:p>
      <text:p text:style-name="P3"><text:s text:c="2"/><text:span text:style-name="T1">{</text:span></text:p>
      <text:p text:style-name="P3"><text:s text:c="4"/><text:span text:style-name="T1">"FIELD1": 340,</text:span></text:p>
      <text:p text:style-name="P3"><text:s text:c="4"/><text:span text:style-name="T1">"courseType": "v2.ondemand",</text:span></text:p>
      <text:p text:style-name="P3"><text:s text:c="4"/><text:span text:style-name="T1">"description": "Functional programming is becoming increasingly widespread in industry. This trend is driven by the adoption of Scala as the main programming language for many applications. Scala fuses functional and object-oriented programming in a practical package. It interoperates seamlessly with both Java and Javascript. Scala is the implementation language of many important frameworks, including Apache Spark, Kafka, and Akka. It provides the core infrastructure for sites such as Twitter, Tumblr and also Coursera.\n\nIn this course you will discover the elements of the functional programming style and learn how to apply them usefully in your daily programming tasks. You will also develop a solid foundation for reasoning about functional programs, by touching upon proofs of invariants and the tracing of execution symbolically.\n\nThe course is hands on; most units introduce short programs that serve as illustrations of important concepts and invite you to play with them, modifying and improving them. The course is complemented by a series programming projects as homework assignments.\n\nRecommended background: You should have at least one year programming experience. Proficiency with Java or C# is ideal, but experience with other languages such as C/C++, Python, Javascript or Ruby is also sufficient. You should have some familiarity using the command line.",</text:span></text:p>
      <text:p text:style-name="P3"><text:s text:c="4"/><text:span text:style-name="T1">"id": "bRPXgjY9EeW6RApRXdjJPw",</text:span></text:p>
      <text:p text:style-name="P3"><text:s text:c="4"/><text:span text:style-name="T1">"slug": "progfun1",</text:span></text:p>
      <text:p text:style-name="P3"><text:s text:c="4"/><text:span text:style-name="T1">"instructorIds": "['672627']",</text:span></text:p>
      <text:p text:style-name="P3"><text:s text:c="4"/><text:span text:style-name="T1">"specializations": "[]",</text:span></text:p>
      <text:p text:style-name="P3"><text:s text:c="4"/><text:span text:style-name="T1">"partnerIds": "['16']",</text:span></text:p>
      <text:p text:style-name="P3"><text:s text:c="4"/><text:span text:style-name="T1">"name": "Functional Programming Principles in Scala"</text:span></text:p>
      <text:p text:style-name="P3"><text:s text:c="2"/><text:span text:style-name="T1">},</text:span></text:p>
      <text:p text:style-name="P3"><text:s text:c="2"/><text:span text:style-name="T1">{</text:span></text:p>
      <text:p text:style-name="P3"><text:s text:c="4"/><text:span text:style-name="T1">"FIELD1": 341,</text:span></text:p>
      <text:p text:style-name="P3"><text:s text:c="4"/><text:span text:style-name="T1">"courseType": "v2.ondemand",</text:span></text:p>
      <text:p text:style-name="P3"><text:s text:c="4"/><text:span text:style-name="T1">"description": "</text:span><text:span text:style-name="T2">心理学很神秘？你会发现，只要有人的地方，就有心理学！</text:span><text:span text:style-name="T1">\n</text:span><text:span text:style-name="T2">心理学很深奥？你会发现，似乎每个人都是大众心理学家，谁都可以说点“心理学”。</text:span><text:span text:style-name="T1">\n</text:span><text:span text:style-name="T2">的确，我们生活中处处都是心理学！但这门课程却要告诉你，我们常常挂在嘴边的“心理学”绝大部分是错的，剩下的一小部分也是不全面的。</text:span><text:span text:style-name="T1">\n</text:span><text:span text:style-name="T2">在本课程中，我们会一起把看似复杂的心理学理论运用到简单的生活现象中，在理解和掌握心理规律和原理后，用独具的慧眼看到一个与原先完全不同的生活世界。</text:span><text:span text:style-name="T1">",</text:span></text:p>
      <text:p text:style-name="P3"><text:soft-page-break/><text:s text:c="4"/><text:span text:style-name="T1">"id": "D-kRGMhiEeSHHCIAC12q0A",</text:span></text:p>
      <text:p text:style-name="P3"><text:s text:c="4"/><text:span text:style-name="T1">"slug": "xin-li-xue-sheng-huo",</text:span></text:p>
      <text:p text:style-name="P3"><text:s text:c="4"/><text:span text:style-name="T1">"instructorIds": "['9875694']",</text:span></text:p>
      <text:p text:style-name="P3"><text:s text:c="4"/><text:span text:style-name="T1">"specializations": "[]",</text:span></text:p>
      <text:p text:style-name="P3"><text:s text:c="4"/><text:span text:style-name="T1">"partnerIds": "['230']",</text:span></text:p>
      <text:p text:style-name="P3"><text:s text:c="4"/><text:span text:style-name="T1">"name": "</text:span><text:span text:style-name="T2">心理学与生活</text:span><text:span text:style-name="T1">"</text:span></text:p>
      <text:p text:style-name="P3"><text:s text:c="2"/><text:span text:style-name="T1">},</text:span></text:p>
      <text:p text:style-name="P3"><text:s text:c="2"/><text:span text:style-name="T1">{</text:span></text:p>
      <text:p text:style-name="P3"><text:s text:c="4"/><text:span text:style-name="T1">"FIELD1": 342,</text:span></text:p>
      <text:p text:style-name="P3"><text:s text:c="4"/><text:span text:style-name="T1">"courseType": "v2.ondemand",</text:span></text:p>
      <text:p text:style-name="P3"><text:s text:c="4"/><text:span text:style-name="T1">"description": "Thoracic malignancies are major, global health problems. <text:s/>Lung cancer is the most common cancer and cause of cancer death in the world, with more than 1.5 million deaths per year. <text:s/>More Americans will die from lung cancer each year (approximately 159,480) than from colon, breast, pancreatic, and prostate cancer combined (approximately 158,630), the next most common causes of cancer death. <text:s/>Esophageal cancer is the 6th most common cause of cancer deaths worldwide, and the 4th most common cause in developing nations.\n\nThis course will provide a comprehensive, multidisciplinary introduction to state of the art approaches in the care of patients with thoracic malignancies, including various types of lung cancers and esophageal cancers. <text:s/>Didactic material will cover epidemiology, screening and diagnosis, staging, imaging, radiation therapy, systemic therapy, surgery, psychiatry, and patient support topics. <text:s/>\n\nThis is an on-demand course with integrated learning units that are focused on specific topics. <text:s/>Each unit contains several video lectures with interactive questions and is followed by a short quiz.\n\nPrerequisites: None required although basic medical training in some field related to thoracic oncology would be helpful.",</text:span></text:p>
      <text:p text:style-name="P3"><text:s text:c="4"/><text:span text:style-name="T1">"id": "0rve3VyYEeW9BBKT5ztNhQ",</text:span></text:p>
      <text:p text:style-name="P3"><text:s text:c="4"/><text:span text:style-name="T1">"slug": "thoracic-oncology",</text:span></text:p>
      <text:p text:style-name="P3"><text:s text:c="4"/><text:span text:style-name="T1">"instructorIds": "['1713054', '2679501', '35429589', '19816154']",</text:span></text:p>
      <text:p text:style-name="P3"><text:s text:c="4"/><text:span text:style-name="T1">"specializations": "[]",</text:span></text:p>
      <text:p text:style-name="P3"><text:s text:c="4"/><text:span text:style-name="T1">"partnerIds": "['3']",</text:span></text:p>
      <text:p text:style-name="P3"><text:s text:c="4"/><text:span text:style-name="T1">"name": "Thoracic Oncology"</text:span></text:p>
      <text:p text:style-name="P3"><text:s text:c="2"/><text:span text:style-name="T1">},</text:span></text:p>
      <text:p text:style-name="P3"><text:s text:c="2"/><text:span text:style-name="T1">{</text:span></text:p>
      <text:p text:style-name="P3"><text:s text:c="4"/><text:span text:style-name="T1">"FIELD1": 343,</text:span></text:p>
      <text:p text:style-name="P3"><text:s text:c="4"/><text:span text:style-name="T1">"courseType": "v2.ondemand",</text:span></text:p>
      <text:p text:style-name="P3"><text:s text:c="4"/><text:span text:style-name="T1">"description": "This course gives you an easy introduction to interest rates and related contracts. These include the LIBOR, bonds, forward rate agreements, swaps, interest rate futures, caps, floors, and swaptions. We will learn how to apply the basic tools duration and convexity for managing the interest rate risk of a bond portfolio. We will gain practice in estimating the term structure from market data. We will learn the basic facts from stochastic calculus that will enable you to engineer a large variety of stochastic interest rate models. In this context, we will also review the arbitrage pricing theorem that provides the foundation for pricing financial derivatives. We will also cover the industry standard Black and Bachelier formulas for pricing caps, floors, and swaptions.\n\nAt the end of this course you will know how to calibrate an interest rate model to market data and how to price interest rate derivatives.",</text:span></text:p>
      <text:p text:style-name="P3"><text:s text:c="4"/><text:span text:style-name="T1">"id": "rrCvQ2CfEeaFYA4dzi3AFw",</text:span></text:p>
      <text:p text:style-name="P3"><text:s text:c="4"/><text:span text:style-name="T1">"slug": "interest-rate-models",</text:span></text:p>
      <text:p text:style-name="P3"><text:s text:c="4"/><text:span text:style-name="T1">"instructorIds": "['11861634']",</text:span></text:p>
      <text:p text:style-name="P3"><text:s text:c="4"/><text:span text:style-name="T1">"specializations": "[]",</text:span></text:p>
      <text:p text:style-name="P3"><text:s text:c="4"/><text:span text:style-name="T1">"partnerIds": "['16']",</text:span></text:p>
      <text:p text:style-name="P3"><text:s text:c="4"/><text:span text:style-name="T1">"name": "Interest Rate Models"</text:span></text:p>
      <text:p text:style-name="P3"><text:s text:c="2"/><text:span text:style-name="T1">},</text:span></text:p>
      <text:p text:style-name="P3"><text:s text:c="2"/><text:span text:style-name="T1">{</text:span></text:p>
      <text:p text:style-name="P3"><text:s text:c="4"/><text:span text:style-name="T1">"FIELD1": 344,</text:span></text:p>
      <text:p text:style-name="P3"><text:s text:c="4"/><text:span text:style-name="T1">"courseType": "v2.ondemand",</text:span></text:p>
      <text:p text:style-name="P3"><text:soft-page-break/><text:s text:c="4"/><text:span text:style-name="T1">"description": "Over the past several decades, operations strategy has played an increasingly important role in business’ success. In this course, we will equip you with concepts and tools to build operations in a way that not only supports your competitive strategy, but also allows you to create new opportunities in the market place.\n\nScaling operations: Linking strategy and execution is a five-week course dedicated to making strategic decisions that are grounded in operational reality. Together, we will study how to build and evaluate the “operating system” of the firm to maximize value. This involves tailoring the firm’s operational competencies, assets, and processes to a specific business strategy.\n\nEach week, we’ll explore case studies, engage in discussions and examine realistic data. Thanks to our data-driven approach, you’ll be able to implement your learning directly into practice. At the end of this course, you’ll be ready to build an effective, actionable plan to scale your department or organization.",</text:span></text:p>
      <text:p text:style-name="P3"><text:s text:c="4"/><text:span text:style-name="T1">"id": "Cil8XPTgEeSlpiIAC7NwBA",</text:span></text:p>
      <text:p text:style-name="P3"><text:s text:c="4"/><text:span text:style-name="T1">"slug": "operations-strategy",</text:span></text:p>
      <text:p text:style-name="P3"><text:s text:c="4"/><text:span text:style-name="T1">"instructorIds": "['9636752', '9635725']",</text:span></text:p>
      <text:p text:style-name="P3"><text:s text:c="4"/><text:span text:style-name="T1">"specializations": "[]",</text:span></text:p>
      <text:p text:style-name="P3"><text:s text:c="4"/><text:span text:style-name="T1">"partnerIds": "['54']",</text:span></text:p>
      <text:p text:style-name="P3"><text:s text:c="4"/><text:span text:style-name="T1">"name": "Scaling Operations: Linking Strategy and Execution"</text:span></text:p>
      <text:p text:style-name="P3"><text:s text:c="2"/><text:span text:style-name="T1">},</text:span></text:p>
      <text:p text:style-name="P3"><text:s text:c="2"/><text:span text:style-name="T1">{</text:span></text:p>
      <text:p text:style-name="P3"><text:s text:c="4"/><text:span text:style-name="T1">"FIELD1": 345,</text:span></text:p>
      <text:p text:style-name="P3"><text:s text:c="4"/><text:span text:style-name="T1">"courseType": "v2.ondemand",</text:span></text:p>
      <text:p text:style-name="P3"><text:s text:c="4"/><text:span text:style-name="T1">"description": "El estudio de mercado nos ayuda a identificar y definir oportunidades y problemas de mercado, para generar y evaluar estrategias de promoción y venta de los productos y/o servicios de tu empresa o idea de negocio, y a su vez mejorar la relación que existe entre la empresa y sus clientes, consumidores, proveedores, etc.\n\nEn este curso conoceremos las herramientas que se utilizan en la mercadotecnia para la venta y promoción de un producto y/o servicio, así como algunos métodos para la determinación de su precio y las características con las que contará dicho producto.",</text:span></text:p>
      <text:p text:style-name="P3"><text:s text:c="4"/><text:span text:style-name="T1">"id": "dbg14I1oEeWbIxKn7M-nSQ",</text:span></text:p>
      <text:p text:style-name="P3"><text:s text:c="4"/><text:span text:style-name="T1">"slug": "mercado-investigacion",</text:span></text:p>
      <text:p text:style-name="P3"><text:s text:c="4"/><text:span text:style-name="T1">"instructorIds": "['16246494']",</text:span></text:p>
      <text:p text:style-name="P3"><text:s text:c="4"/><text:span text:style-name="T1">"specializations": "[]",</text:span></text:p>
      <text:p text:style-name="P3"><text:s text:c="4"/><text:span text:style-name="T1">"partnerIds": "['58']",</text:span></text:p>
      <text:p text:style-name="P3"><text:s text:c="4"/><text:span text:style-name="T1">"name": "Introducción al Mercado"</text:span></text:p>
      <text:p text:style-name="P3"><text:s text:c="2"/><text:span text:style-name="T1">},</text:span></text:p>
      <text:p text:style-name="P3"><text:s text:c="2"/><text:span text:style-name="T1">{</text:span></text:p>
      <text:p text:style-name="P3"><text:s text:c="4"/><text:span text:style-name="T1">"FIELD1": 346,</text:span></text:p>
      <text:p text:style-name="P3"><text:s text:c="4"/><text:span text:style-name="T1">"courseType": "v2.ondemand",</text:span></text:p>
      <text:p text:style-name="P3"><text:s text:c="4"/><text:span text:style-name="T1">"description": "Bu ders konuşmayı daha etkili hale getirecek temel özellikleri geliştirmeyi amaçlar. Doğru nefes, sesin iyi ve etkili kullanılması, doğru vurgu ve tonlamanın inceliklerinin fark edilmesi için gerekli bilgiler verilir, uygulamalar önerilir ve yapılır.",</text:span></text:p>
      <text:p text:style-name="P3"><text:s text:c="4"/><text:span text:style-name="T1">"id": "ApR2r5rPEeWILQ7D3uPEMw",</text:span></text:p>
      <text:p text:style-name="P3"><text:s text:c="4"/><text:span text:style-name="T1">"slug": "etkili-konusma",</text:span></text:p>
      <text:p text:style-name="P3"><text:s text:c="4"/><text:span text:style-name="T1">"instructorIds": "['10815125']",</text:span></text:p>
      <text:p text:style-name="P3"><text:s text:c="4"/><text:span text:style-name="T1">"specializations": "[]",</text:span></text:p>
      <text:p text:style-name="P3"><text:s text:c="4"/><text:span text:style-name="T1">"partnerIds": "['182']",</text:span></text:p>
      <text:p text:style-name="P3"><text:s text:c="4"/><text:span text:style-name="T1">"name": "Etkili Konuşma (Effective Speaking)"</text:span></text:p>
      <text:p text:style-name="P3"><text:s text:c="2"/><text:span text:style-name="T1">},</text:span></text:p>
      <text:p text:style-name="P3"><text:s text:c="2"/><text:span text:style-name="T1">{</text:span></text:p>
      <text:p text:style-name="P3"><text:s text:c="4"/><text:span text:style-name="T1">"FIELD1": 347,</text:span></text:p>
      <text:p text:style-name="P3"><text:s text:c="4"/><text:span text:style-name="T1">"courseType": "v2.ondemand",</text:span></text:p>
      <text:p text:style-name="P3"><text:s text:c="4"/><text:span text:style-name="T1">"description": "In this course, we'll look at the JavaScript language, and how it supports the Object-Oriented pattern, with a focus on the unique aspect of how JavaScript approaches OO. We'll explore a brief introduction to the jQuery library, which is widely used to do in-browser manipulation of the Document Object Model </text:span><text:soft-page-break/><text:span text:style-name="T1">(DOM) and event handling. You'll also learn more about JavaScript Object Notation (JSON), which is commonly used as a syntax to exchange data between code running on the server (i.e. in PHP) and code running in the browser (JavaScript/jQuery).\n\nIt is assumed that learners have already taken the Building Web Applications and Building Database Applications in PHP courses in this specialization.",</text:span></text:p>
      <text:p text:style-name="P3"><text:s text:c="4"/><text:span text:style-name="T1">"id": "9Z1XvVwuEeeVDg6Hr_aQ1g",</text:span></text:p>
      <text:p text:style-name="P3"><text:s text:c="4"/><text:span text:style-name="T1">"slug": "javascript-jquery-json",</text:span></text:p>
      <text:p text:style-name="P3"><text:s text:c="4"/><text:span text:style-name="T1">"instructorIds": "['122340']",</text:span></text:p>
      <text:p text:style-name="P3"><text:s text:c="4"/><text:span text:style-name="T1">"specializations": "[]",</text:span></text:p>
      <text:p text:style-name="P3"><text:s text:c="4"/><text:span text:style-name="T1">"partnerIds": "['3']",</text:span></text:p>
      <text:p text:style-name="P3"><text:s text:c="4"/><text:span text:style-name="T1">"name": "JavaScript, jQuery, and JSON"</text:span></text:p>
      <text:p text:style-name="P3"><text:s text:c="2"/><text:span text:style-name="T1">},</text:span></text:p>
      <text:p text:style-name="P3"><text:s text:c="2"/><text:span text:style-name="T1">{</text:span></text:p>
      <text:p text:style-name="P3"><text:s text:c="4"/><text:span text:style-name="T1">"FIELD1": 348,</text:span></text:p>
      <text:p text:style-name="P3"><text:s text:c="4"/><text:span text:style-name="T1">"courseType": "v2.ondemand",</text:span></text:p>
      <text:p text:style-name="P3"><text:s text:c="4"/><text:span text:style-name="T1">"description": "This course will provide you will the tools necessary to complete the final components of the analyze phase as well as the <text:s/>improve and control phases of the Six Sigma DMAIC (Define, Measure, Analyze, Improve, and Control) process. This course is the final course in the Six Sigma Yellow Belt Specialization. You will learn about relationships from data using correlation and regression as well as the different hypothesis terms in hypothesis testing. This course will provide you with tools and techniques for improvement. You will also understand the importance of a control plan, as well as its key characteristics, for maintaining process improvements. Every module will include readings, discussions, lecture videos, and quizzes to help make sure you understand the material and concepts that are studied.\n\nOur applied curriculum is built around the latest handbook The Certified Six Sigma Handbook (2nd edition) and students will develop /learn the fundamentals of Six Sigma. Registration includes online access to course content, projects, and resources but does not include the companion text The Certified Six Sigma Handbook (2nd edition). The companion text is not required to complete the assignments. However, the text is a recognized handbook used by professionals in the field. Also, it is a highly recommended text for those wishing to move forward in Six Sigma and eventually gain certification from professional agencies such as American Society for Quality (ASQ).",</text:span></text:p>
      <text:p text:style-name="P3"><text:s text:c="4"/><text:span text:style-name="T1">"id": "OAyrZ4C8EeaajBLtQE6fuQ",</text:span></text:p>
      <text:p text:style-name="P3"><text:s text:c="4"/><text:span text:style-name="T1">"slug": "six-sigma-improve-control",</text:span></text:p>
      <text:p text:style-name="P3"><text:s text:c="4"/><text:span text:style-name="T1">"instructorIds": "['23090209', '23083415', '20254386', '20291989']",</text:span></text:p>
      <text:p text:style-name="P3"><text:s text:c="4"/><text:span text:style-name="T1">"specializations": "[]",</text:span></text:p>
      <text:p text:style-name="P3"><text:s text:c="4"/><text:span text:style-name="T1">"partnerIds": "['123']",</text:span></text:p>
      <text:p text:style-name="P3"><text:s text:c="4"/><text:span text:style-name="T1">"name": "Six Sigma Tools for Improve and Control"</text:span></text:p>
      <text:p text:style-name="P3"><text:s text:c="2"/><text:span text:style-name="T1">},</text:span></text:p>
      <text:p text:style-name="P3"><text:s text:c="2"/><text:span text:style-name="T1">{</text:span></text:p>
      <text:p text:style-name="P3"><text:s text:c="4"/><text:span text:style-name="T1">"FIELD1": 349,</text:span></text:p>
      <text:p text:style-name="P3"><text:s text:c="4"/><text:span text:style-name="T1">"courseType": "v2.ondemand",</text:span></text:p>
      <text:p text:style-name="P3"><text:s text:c="4"/><text:span text:style-name="T1">"description": "In this course, you will explore advanced topics in financial accounting. You will start your journey with accounting for assets with more than one-year life. You will learn in detail how firms account for fixed assets. You will then move to financing of assets and discuss accounting for liabilities. The course will continue with an in-depth exploration of shareholders’ equity. Finally, you will critically evaluate preparation, components, and analysis of cash flows statement. \n\nUpon successful completion of this course, you will be able to:\n•\tAccount for fixed assets\n•\tUnderstand accounting for liabilities\n•\tEvaluate shareholders’ equity section of a balance sheet\n•\tUnderstand preparation and information provided by cash flows statement\n\nThis course is part of the iMBA offered by the University of Illinois, a flexible, fully-accredited online MBA at an incredibly competitive price. For more information, please see the Resource page in this course and onlinemba.illinois.edu.",</text:span></text:p>
      <text:p text:style-name="P3"><text:s text:c="4"/><text:span text:style-name="T1">"id": "KinX8iwGEeaA3A6P4rV07Q",</text:span></text:p>
      <text:p text:style-name="P3"><text:s text:c="4"/><text:span text:style-name="T1">"slug": "financial-accounting-advanced",</text:span></text:p>
      <text:p text:style-name="P3"><text:soft-page-break/><text:s text:c="4"/><text:span text:style-name="T1">"instructorIds": "['19198012']",</text:span></text:p>
      <text:p text:style-name="P3"><text:s text:c="4"/><text:span text:style-name="T1">"specializations": "[]",</text:span></text:p>
      <text:p text:style-name="P3"><text:s text:c="4"/><text:span text:style-name="T1">"partnerIds": "['17']",</text:span></text:p>
      <text:p text:style-name="P3"><text:s text:c="4"/><text:span text:style-name="T1">"name": "Financial Accounting: Advanced Topics"</text:span></text:p>
      <text:p text:style-name="P3"><text:s text:c="2"/><text:span text:style-name="T1">},</text:span></text:p>
      <text:p text:style-name="P3"><text:s text:c="2"/><text:span text:style-name="T1">{</text:span></text:p>
      <text:p text:style-name="P3"><text:s text:c="4"/><text:span text:style-name="T1">"FIELD1": 350,</text:span></text:p>
      <text:p text:style-name="P3"><text:s text:c="4"/><text:span text:style-name="T1">"courseType": "v2.ondemand",</text:span></text:p>
      <text:p text:style-name="P3"><text:s text:c="4"/><text:span text:style-name="T1">"description": "Colossal pyramids, imposing temples, golden treasures, enigmatic hieroglyphs, powerful pharaohs, strange gods, and mysterious mummies are features of Ancient Egyptian culture that have fascinated people over the millennia. <text:s/>The Bible refers to its gods, rulers, and pyramids. Neighboring cultures in the ancient Near East and Mediterranean wrote about its god-like kings and its seemingly endless supply of gold. <text:s/>The Greeks and Romans describe aspects of Egypt's culture and history.\n\nAs the 19th century began, the Napoleonic campaign in Egypt highlighted the wonders of this ancient land, and public interest soared. <text:s/>Not long after, Champollion deciphered Egypt's hieroglyphs and paved the way for other scholars to reveal that Egyptian texts dealt with medicine, dentistry, veterinary practices, mathematics, literature, and accounting, and many other topics. Then, early in the 20th century, Howard Carter discovered the tomb of Tutankhamun and its fabulous contents. Exhibitions of this treasure a few decades later resulted in the world's first blockbuster, and its revival in the 21st century has kept interest alive.\n\nJoin Dr. David Silverman, Professor of Egyptology at Penn, Curator in Charge of the Egyptian Section of the Penn Museum, and curator of the Tutankhamun exhibitions <text:s/>on a guided tour of the mysteries and wonders of this ancient land. <text:s/>He has developed this online course and set it in the galleries of the world famous Penn Museum. <text:s/>He uses many original Egyptian artifacts to illustrate his lectures as he guides students as they make their own discovery of this fascinating culture.",</text:span></text:p>
      <text:p text:style-name="P3"><text:s text:c="4"/><text:span text:style-name="T1">"id": "FmDuCnEzEeWKsgrp3VnvAw",</text:span></text:p>
      <text:p text:style-name="P3"><text:s text:c="4"/><text:span text:style-name="T1">"slug": "introancientegypt",</text:span></text:p>
      <text:p text:style-name="P3"><text:s text:c="4"/><text:span text:style-name="T1">"instructorIds": "['16464307']",</text:span></text:p>
      <text:p text:style-name="P3"><text:s text:c="4"/><text:span text:style-name="T1">"specializations": "[]",</text:span></text:p>
      <text:p text:style-name="P3"><text:s text:c="4"/><text:span text:style-name="T1">"partnerIds": "['6']",</text:span></text:p>
      <text:p text:style-name="P3"><text:s text:c="4"/><text:span text:style-name="T1">"name": "Introduction to Ancient Egypt and Its Civilization"</text:span></text:p>
      <text:p text:style-name="P3"><text:s text:c="2"/><text:span text:style-name="T1">},</text:span></text:p>
      <text:p text:style-name="P3"><text:s text:c="2"/><text:span text:style-name="T1">{</text:span></text:p>
      <text:p text:style-name="P3"><text:s text:c="4"/><text:span text:style-name="T1">"FIELD1": 351,</text:span></text:p>
      <text:p text:style-name="P3"><text:s text:c="4"/><text:span text:style-name="T1">"courseType": "v2.ondemand",</text:span></text:p>
      <text:p text:style-name="P3"><text:s text:c="4"/><text:span text:style-name="T1">"description": "In this course you will learn about the importance of quality in healthcare and how you can contribute by implementing a quality improvement (QI) project to improve processes of care and patient outcomes. You will learn about powerful <text:s/>tools to add to your QI <text:s/>‘toolbox’ during short lectures and reflective exercises. You will apply these tools to the implementation of a QI project in your own practice setting or an area of personal improvement. At the completion of the course, you will have a storyboard that captures your QI project success to share with others.\n\nThe QI project will be considered within the context of interprofessional teams and from a systems perspective. <text:s/>The objective of this course is to empower you, the working healthcare professional, to improve your knowledge and skills in the science of quality improvement so that you can take action in your own clinical setting to improve the quality of care for your patients and their families.",</text:span></text:p>
      <text:p text:style-name="P3"><text:s text:c="4"/><text:span text:style-name="T1">"id": "ex6zqWw6EeSBviIAC4cMmw",</text:span></text:p>
      <text:p text:style-name="P3"><text:s text:c="4"/><text:span text:style-name="T1">"slug": "hcqualityimprovement",</text:span></text:p>
      <text:p text:style-name="P3"><text:s text:c="4"/><text:span text:style-name="T1">"instructorIds": "['2886519', '8436311', '9020433']",</text:span></text:p>
      <text:p text:style-name="P3"><text:s text:c="4"/><text:span text:style-name="T1">"specializations": "[]",</text:span></text:p>
      <text:p text:style-name="P3"><text:s text:c="4"/><text:span text:style-name="T1">"partnerIds": "['68']",</text:span></text:p>
      <text:p text:style-name="P3"><text:s text:c="4"/><text:span text:style-name="T1">"name": "Take the Lead on Healthcare Quality Improvement"</text:span></text:p>
      <text:p text:style-name="P3"><text:s text:c="2"/><text:span text:style-name="T1">},</text:span></text:p>
      <text:p text:style-name="P3"><text:soft-page-break/><text:s text:c="2"/><text:span text:style-name="T1">{</text:span></text:p>
      <text:p text:style-name="P3"><text:s text:c="4"/><text:span text:style-name="T1">"FIELD1": 352,</text:span></text:p>
      <text:p text:style-name="P3"><text:s text:c="4"/><text:span text:style-name="T1">"courseType": "v2.ondemand",</text:span></text:p>
      <text:p text:style-name="P3"><text:s text:c="4"/><text:span text:style-name="T1">"description": "This MOOC describes by example how to build cloud services via the use of object-oriented design techniques; Java programming language features; Java Servlets, the Java Spring Framework; and cloud computing platforms, such as Amazon Web Services. <text:s/>Due to the importance of building secure and scalable mobile/cloud platforms, this MOOC will not only show you how to build cloud services, but how to do so securely, scalably, and efficiently. Security and scalability topics will be woven into discussions of cloud service creation so that students learn, from the start, how to create robust cloud services.",</text:span></text:p>
      <text:p text:style-name="P3"><text:s text:c="4"/><text:span text:style-name="T1">"id": "AQ9Go5hyEeWqkw5zNB248Q",</text:span></text:p>
      <text:p text:style-name="P3"><text:s text:c="4"/><text:span text:style-name="T1">"slug": "cloud-services-java-spring-framework",</text:span></text:p>
      <text:p text:style-name="P3"><text:s text:c="4"/><text:span text:style-name="T1">"instructorIds": "['4639533', '1337829']",</text:span></text:p>
      <text:p text:style-name="P3"><text:s text:c="4"/><text:span text:style-name="T1">"specializations": "[]",</text:span></text:p>
      <text:p text:style-name="P3"><text:s text:c="4"/><text:span text:style-name="T1">"partnerIds": "['37']",</text:span></text:p>
      <text:p text:style-name="P3"><text:s text:c="4"/><text:span text:style-name="T1">"name": "Building Cloud Services with the Java Spring Framework"</text:span></text:p>
      <text:p text:style-name="P3"><text:s text:c="2"/><text:span text:style-name="T1">},</text:span></text:p>
      <text:p text:style-name="P3"><text:s text:c="2"/><text:span text:style-name="T1">{</text:span></text:p>
      <text:p text:style-name="P3"><text:s text:c="4"/><text:span text:style-name="T1">"FIELD1": 353,</text:span></text:p>
      <text:p text:style-name="P3"><text:s text:c="4"/><text:span text:style-name="T1">"courseType": "v2.ondemand",</text:span></text:p>
      <text:p text:style-name="P3"><text:s text:c="4"/><text:span text:style-name="T1">"description": "In this first course of the specialization, you will discover just what data visualization is, and how we can use it to better see and understand data. Using Tableau, we’ll examine the fundamental concepts of data visualization and explore the Tableau interface, identifying and applying the various tools Tableau has to offer. By the end of the course you will be able to prepare and import data into Tableau and explain the relationship between data analytics and data visualization. This course is designed for the learner who has never used Tableau before, or who may need a refresher or want to explore Tableau in more depth. <text:s/>No prior technical or analytical background is required. <text:s/>The course will guide you through the steps necessary to create your first visualization story from the beginning based on data context, <text:s/>setting the stage for you to advance to the next course in the Specialization.",</text:span></text:p>
      <text:p text:style-name="P3"><text:s text:c="4"/><text:span text:style-name="T1">"id": "VuRXs3EiEeWrAxJQXw-8PQ",</text:span></text:p>
      <text:p text:style-name="P3"><text:s text:c="4"/><text:span text:style-name="T1">"slug": "data-visualization-tableau",</text:span></text:p>
      <text:p text:style-name="P3"><text:s text:c="4"/><text:span text:style-name="T1">"instructorIds": "['8108293', '17050851']",</text:span></text:p>
      <text:p text:style-name="P3"><text:s text:c="4"/><text:span text:style-name="T1">"specializations": "[]",</text:span></text:p>
      <text:p text:style-name="P3"><text:s text:c="4"/><text:span text:style-name="T1">"partnerIds": "['83']",</text:span></text:p>
      <text:p text:style-name="P3"><text:s text:c="4"/><text:span text:style-name="T1">"name": "Fundamentals of Visualization with Tableau"</text:span></text:p>
      <text:p text:style-name="P3"><text:s text:c="2"/><text:span text:style-name="T1">},</text:span></text:p>
      <text:p text:style-name="P3"><text:s text:c="2"/><text:span text:style-name="T1">{</text:span></text:p>
      <text:p text:style-name="P3"><text:s text:c="4"/><text:span text:style-name="T1">"FIELD1": 354,</text:span></text:p>
      <text:p text:style-name="P3"><text:s text:c="4"/><text:span text:style-name="T1">"courseType": "v2.ondemand",</text:span></text:p>
      <text:p text:style-name="P3"><text:s text:c="4"/><text:span text:style-name="T1">"description": "This is an advanced course for Chinese for beginners.\n\nLearners will expand vocabularies about personal information, daily life, food and drink, healthy, and expressions about greeting, suggestion, agreement, comparison, complaint, prohibition, experience, plan, recommendation, etc. Learners can improve their listening and speaking and know much more about Chinese social cultures. As the same as Chinese for beginners, the course doesn’t ask the learners to know Chinese characters. \n\nRecommended Background: For learners with certain English language ability and better have attended Chinese for beginners.",</text:span></text:p>
      <text:p text:style-name="P3"><text:s text:c="4"/><text:span text:style-name="T1">"id": "NuH3s9uFEeWoKQ6POrXqdQ",</text:span></text:p>
      <text:p text:style-name="P3"><text:s text:c="4"/><text:span text:style-name="T1">"slug": "more-chinese-for-beginners",</text:span></text:p>
      <text:p text:style-name="P3"><text:s text:c="4"/><text:span text:style-name="T1">"instructorIds": "['8562621']",</text:span></text:p>
      <text:p text:style-name="P3"><text:s text:c="4"/><text:span text:style-name="T1">"specializations": "[]",</text:span></text:p>
      <text:p text:style-name="P3"><text:s text:c="4"/><text:span text:style-name="T1">"partnerIds": "['163']",</text:span></text:p>
      <text:p text:style-name="P3"><text:s text:c="4"/><text:span text:style-name="T1">"name": "More Chinese for Beginners"</text:span></text:p>
      <text:p text:style-name="P3"><text:s text:c="2"/><text:span text:style-name="T1">},</text:span></text:p>
      <text:p text:style-name="P3"><text:s text:c="2"/><text:span text:style-name="T1">{</text:span></text:p>
      <text:p text:style-name="P3"><text:soft-page-break/><text:s text:c="4"/><text:span text:style-name="T1">"FIELD1": 355,</text:span></text:p>
      <text:p text:style-name="P3"><text:s text:c="4"/><text:span text:style-name="T1">"courseType": "v2.ondemand",</text:span></text:p>
      <text:p text:style-name="P3"><text:s text:c="4"/><text:span text:style-name="T1">"description": "Science and Technology in the Silla Heritage\n\nThe course explores the scientific and technological aspects of the cultural heritage of Silla, an ancient dynasty in Korea, and its relationship with other ancient civilizations in the world. The lecture series will cover major cultural heritage of Silla: Bulguksa, Seokguram, Cheomseongdae, Poseokjeong, the Sacred Bell of Great King Seongdeok, and metallurgy.\n\nModern development in science and technology occurred mostly in the West. But during ancient times,various developments were madein science and technology in many countries outside of the West. In that sense, this series of lectures aims to obtain better understanding of the development in science and technology in the Silla dynasty through scientific and technological analysis of Silla cultural properties.",</text:span></text:p>
      <text:p text:style-name="P3"><text:s text:c="4"/><text:span text:style-name="T1">"id": "gm1pZLUyEeeZVQpMa2BAOg",</text:span></text:p>
      <text:p text:style-name="P3"><text:s text:c="4"/><text:span text:style-name="T1">"slug": "silla-science-technology",</text:span></text:p>
      <text:p text:style-name="P3"><text:s text:c="4"/><text:span text:style-name="T1">"instructorIds": "['33107508', '32902434', '32901886', '32909637']",</text:span></text:p>
      <text:p text:style-name="P3"><text:s text:c="4"/><text:span text:style-name="T1">"specializations": "[]",</text:span></text:p>
      <text:p text:style-name="P3"><text:s text:c="4"/><text:span text:style-name="T1">"partnerIds": "['430']",</text:span></text:p>
      <text:p text:style-name="P3"><text:s text:c="4"/><text:span text:style-name="T1">"name": "Science and Technology in the Silla Cultural Heritage"</text:span></text:p>
      <text:p text:style-name="P3"><text:s text:c="2"/><text:span text:style-name="T1">},</text:span></text:p>
      <text:p text:style-name="P3"><text:s text:c="2"/><text:span text:style-name="T1">{</text:span></text:p>
      <text:p text:style-name="P3"><text:s text:c="4"/><text:span text:style-name="T1">"FIELD1": 356,</text:span></text:p>
      <text:p text:style-name="P3"><text:s text:c="4"/><text:span text:style-name="T1">"courseType": "v2.ondemand",</text:span></text:p>
      <text:p text:style-name="P3"><text:s text:c="4"/><text:span text:style-name="T1">"description": "In this course, you will learn how to design balancing systems and to compute remaining energy and available power for a battery pack. By the end of the course, you will be able to:\n-\tEvaluate different design choices for cell balancing and articulate their relative merits\n-\tDesign component values for a simple passive balancing circuit\n-\tUse provided Octave/MATLAB simulation tools to evaluate how quickly a battery pack must be balanced\n-\tCompute remaining energy and available power using a simple cell model\n-\tUse provided Octave/MATLAB script to compute available power using a comprehensive equivalent-circuit cell model",</text:span></text:p>
      <text:p text:style-name="P3"><text:s text:c="4"/><text:span text:style-name="T1">"id": "uUKe9UGLEeeJdBL3H0RODg",</text:span></text:p>
      <text:p text:style-name="P3"><text:s text:c="4"/><text:span text:style-name="T1">"slug": "battery-pack-balancing-power-estimation",</text:span></text:p>
      <text:p text:style-name="P3"><text:s text:c="4"/><text:span text:style-name="T1">"instructorIds": "['22004840']",</text:span></text:p>
      <text:p text:style-name="P3"><text:s text:c="4"/><text:span text:style-name="T1">"specializations": "[]",</text:span></text:p>
      <text:p text:style-name="P3"><text:s text:c="4"/><text:span text:style-name="T1">"partnerIds": "['126']",</text:span></text:p>
      <text:p text:style-name="P3"><text:s text:c="4"/><text:span text:style-name="T1">"name": "Battery Pack Balancing and Power Estimation"</text:span></text:p>
      <text:p text:style-name="P3"><text:s text:c="2"/><text:span text:style-name="T1">},</text:span></text:p>
      <text:p text:style-name="P3"><text:s text:c="2"/><text:span text:style-name="T1">{</text:span></text:p>
      <text:p text:style-name="P3"><text:s text:c="4"/><text:span text:style-name="T1">"FIELD1": 357,</text:span></text:p>
      <text:p text:style-name="P3"><text:s text:c="4"/><text:span text:style-name="T1">"courseType": "v2.ondemand",</text:span></text:p>
      <text:p text:style-name="P3"><text:s text:c="4"/><text:span text:style-name="T1">"description": "Accounting Analytics explores how financial statement data and non-financial metrics can be linked to financial performance.  In this course, taught by Wharton’s acclaimed accounting professors, you’ll learn how data is used to assess what drives financial performance and to forecast future financial scenarios. While many accounting and financial organizations deliver data, accounting analytics deploys that data to deliver insight, and this course will explore the many areas in which accounting data provides insight into other business areas including consumer behavior predictions, corporate strategy, risk management, optimization, and more. By the end of this course, you’ll understand how financial data and non-financial data interact to forecast events, optimize operations, and determine strategy. This course has been designed to help you make better business decisions about the emerging roles of accounting analytics, so that you can apply what you’ve learned to make your own business decisions and create strategy using financial data. ",</text:span></text:p>
      <text:p text:style-name="P3"><text:s text:c="4"/><text:span text:style-name="T1">"id": "rc5KG0aUEeWG1w6arGoEIQ",</text:span></text:p>
      <text:p text:style-name="P3"><text:s text:c="4"/><text:span text:style-name="T1">"slug": "accounting-analytics",</text:span></text:p>
      <text:p text:style-name="P3"><text:s text:c="4"/><text:span text:style-name="T1">"instructorIds": "['1937011', '14757138']",</text:span></text:p>
      <text:p text:style-name="P3"><text:s text:c="4"/><text:span text:style-name="T1">"specializations": "[]",</text:span></text:p>
      <text:p text:style-name="P3"><text:soft-page-break/><text:s text:c="4"/><text:span text:style-name="T1">"partnerIds": "['6']",</text:span></text:p>
      <text:p text:style-name="P3"><text:s text:c="4"/><text:span text:style-name="T1">"name": "Accounting Analytics"</text:span></text:p>
      <text:p text:style-name="P3"><text:s text:c="2"/><text:span text:style-name="T1">},</text:span></text:p>
      <text:p text:style-name="P3"><text:s text:c="2"/><text:span text:style-name="T1">{</text:span></text:p>
      <text:p text:style-name="P3"><text:s text:c="4"/><text:span text:style-name="T1">"FIELD1": 358,</text:span></text:p>
      <text:p text:style-name="P3"><text:s text:c="4"/><text:span text:style-name="T1">"courseType": "v2.ondemand",</text:span></text:p>
      <text:p text:style-name="P3"><text:s text:c="4"/><text:span text:style-name="T1">"description": "Почему возникают разногласия?\nМожно ли прожить без конфликтов?\nКак действовать в ситуации конфликта?\nДать ответы на эти вопросы - сущностное требование современности.\nОтветы интересны как домохозяйке, <text:s/>так и руководителю крупного предприятия. Трудные ситуации взаимодействия могут возникнуть дома, на улице, в офисе, в студенческой среде, при большом скоплении народа. Мы не застрахованы от стрессоров, обстоятельств и людей, ввергающих нас в конфликтные отношения. Наш курс подскажет, как превращать нежелательные явления жизни в полезный опыт и получать удовольствие от общения и как помогать другим предотвращать и разрешать конфликты.\n\nВ результате обучения слушатели смогут:\n- сформировать позитивное отношение к конфликтам;\n- использовать структуру конфликта при диагностике ситуации;\n- овладеть тремя техниками, позволяющими быть готовым к трудным ситуациям;\n- выявлять причины внутриличностных конфликтов через представление гуманистической, поведенческой и психоаналитической психологии;\n- делать выбор осознанно;\n- применять диагностические методы конфликта <text:s/>на практике;\n- научиться анализировать семейные конфликты и выбирать адекватные стратегии поведения;\n- выявлять и корректировать факторы, влияющие на развитие организационных конфликтов.\n- развить <text:s/>способность управлять своими конфликтами, благодаря сформированной конфликтологической компетентности;\n- повысить качество личной и профессиональной жизни.\n\nСертификат о прохождении данного курса дает дополнительные баллы при поступлении в магистратуру Национального исследовательского Томского государственного университета. Перечень магистерских программ находится по ссылке: https://pro-online.tsu.ru/edu/student/table.php",</text:span></text:p>
      <text:p text:style-name="P3"><text:s text:c="4"/><text:span text:style-name="T1">"id": "QdHw-bjSEee9Dw6zl3J7sA",</text:span></text:p>
      <text:p text:style-name="P3"><text:s text:c="4"/><text:span text:style-name="T1">"slug": "conflict-resolution",</text:span></text:p>
      <text:p text:style-name="P3"><text:s text:c="4"/><text:span text:style-name="T1">"instructorIds": "['31020479']",</text:span></text:p>
      <text:p text:style-name="P3"><text:s text:c="4"/><text:span text:style-name="T1">"specializations": "[]",</text:span></text:p>
      <text:p text:style-name="P3"><text:s text:c="4"/><text:span text:style-name="T1">"partnerIds": "['276']",</text:span></text:p>
      <text:p text:style-name="P3"><text:s text:c="4"/><text:span text:style-name="T1">"name": "Практика разрешения конфликтов. Я - семья - работа - общество"</text:span></text:p>
      <text:p text:style-name="P3"><text:s text:c="2"/><text:span text:style-name="T1">},</text:span></text:p>
      <text:p text:style-name="P3"><text:s text:c="2"/><text:span text:style-name="T1">{</text:span></text:p>
      <text:p text:style-name="P3"><text:s text:c="4"/><text:span text:style-name="T1">"FIELD1": 359,</text:span></text:p>
      <text:p text:style-name="P3"><text:s text:c="4"/><text:span text:style-name="T1">"courseType": "v2.ondemand",</text:span></text:p>
      <text:p text:style-name="P3"><text:s text:c="4"/><text:span text:style-name="T1">"description": "By the end of this course, learners will understand what computer vision is, as well as its mission of making computers see and interpret the world as humans do, by learning core concepts of the field and receiving an introduction to human vision capabilities. They are equipped to identify some key application areas of computer vision and understand the digital imaging process. The course covers crucial elements that enable computer vision: digital signal processing, neuroscience and artificial intelligence. Topics include color, light and image formation; early, mid- and high-level vision; and mathematics essential for computer vision. Learners will be able to apply mathematical techniques to complete computer vision tasks. \n\nThis course is ideal for anyone curious about or interested in exploring the concepts of computer vision. It is also useful for those who desire a refresher course in mathematical concepts of computer vision. Learners should have basic programming skills and experience (understanding of for loops, if/else statements), specifically in MATLAB (Mathworks provides the basics here: https://www.mathworks.com/learn/tutorials/matlab-onramp.html). Learners should also be familiar with the following: basic linear algebra (matrix vector operations and notation), 3D co-ordinate systems and transformations, basic calculus (derivatives and integration) and basic probability (random variables). <text:s/>\n\nMaterial includes online lectures, videos, demos, hands-on exercises, project work, readings and discussions. Learners gain experience writing computer vision programs through online labs using MATLAB* and supporting toolboxes.\n\nThis is the </text:span><text:soft-page-break/><text:span text:style-name="T1">first course in the Computer Vision specialization that lays the groundwork necessary for designing sophisticated vision applications. To learn more about the specialization, check out a video overview at https://youtu.be/OfxVUSCPXd0.\n\n * A free license to install MATLAB for the duration of the course is available from MathWorks.",</text:span></text:p>
      <text:p text:style-name="P3"><text:s text:c="4"/><text:span text:style-name="T1">"id": "5YCz7-zMEeeMzQrhp6Bs1g",</text:span></text:p>
      <text:p text:style-name="P3"><text:s text:c="4"/><text:span text:style-name="T1">"slug": "computer-vision-basics",</text:span></text:p>
      <text:p text:style-name="P3"><text:s text:c="4"/><text:span text:style-name="T1">"instructorIds": "['30951525', '33716827']",</text:span></text:p>
      <text:p text:style-name="P3"><text:s text:c="4"/><text:span text:style-name="T1">"specializations": "[]",</text:span></text:p>
      <text:p text:style-name="P3"><text:s text:c="4"/><text:span text:style-name="T1">"partnerIds": "['458', '117']",</text:span></text:p>
      <text:p text:style-name="P3"><text:s text:c="4"/><text:span text:style-name="T1">"name": "Computer Vision Basics"</text:span></text:p>
      <text:p text:style-name="P3"><text:s text:c="2"/><text:span text:style-name="T1">},</text:span></text:p>
      <text:p text:style-name="P3"><text:s text:c="2"/><text:span text:style-name="T1">{</text:span></text:p>
      <text:p text:style-name="P3"><text:s text:c="4"/><text:span text:style-name="T1">"FIELD1": 360,</text:span></text:p>
      <text:p text:style-name="P3"><text:s text:c="4"/><text:span text:style-name="T1">"courseType": "v2.ondemand",</text:span></text:p>
      <text:p text:style-name="P3"><text:s text:c="4"/><text:span text:style-name="T1">"description": "Copyright law is unique in the greater intellectual property regime, as it protects original expression that is fixed in a tangible medium and is the product of authorship. <text:s/>This course is designed for creative professionals — such as screenwriters, musicians, documentary filmmakers or artists — who want to understand the scope and limits of which works can enjoy U.S. copyright protection. The course will introduce students to the workings of copyright law through an examination of the system’s basic principles, rules, and institutions. Topics will include; the justifications for copyright law, copyrightable subject matter, authorship, the nature and scope of copyright’s exclusive rights, fair use, and remedies for infringement. \n\nWe will also explore real-world examples of legal battles surrounding copyright law, from the recent litigation over Robin Thicke’s hit song “Blurred Lines” to more peculiar cases such as the infamous “monkey selfie” case. By understanding what copyright does and does not protect, producers of creative expression will be able to protect and maximize the commercial value of their works.",</text:span></text:p>
      <text:p text:style-name="P3"><text:s text:c="4"/><text:span text:style-name="T1">"id": "#NAME?",</text:span></text:p>
      <text:p text:style-name="P3"><text:s text:c="4"/><text:span text:style-name="T1">"slug": "copyright-law",</text:span></text:p>
      <text:p text:style-name="P3"><text:s text:c="4"/><text:span text:style-name="T1">"instructorIds": "['8956964']",</text:span></text:p>
      <text:p text:style-name="P3"><text:s text:c="4"/><text:span text:style-name="T1">"specializations": "[]",</text:span></text:p>
      <text:p text:style-name="P3"><text:s text:c="4"/><text:span text:style-name="T1">"partnerIds": "['6']",</text:span></text:p>
      <text:p text:style-name="P3"><text:s text:c="4"/><text:span text:style-name="T1">"name": "Copyright Law"</text:span></text:p>
      <text:p text:style-name="P3"><text:s text:c="2"/><text:span text:style-name="T1">},</text:span></text:p>
      <text:p text:style-name="P3"><text:s text:c="2"/><text:span text:style-name="T1">{</text:span></text:p>
      <text:p text:style-name="P3"><text:s text:c="4"/><text:span text:style-name="T1">"FIELD1": 361,</text:span></text:p>
      <text:p text:style-name="P3"><text:s text:c="4"/><text:span text:style-name="T1">"courseType": "v2.ondemand",</text:span></text:p>
      <text:p text:style-name="P3"><text:s text:c="4"/><text:span text:style-name="T1">"description": "This course is all about matrices, and concisely covers the linear algebra that an engineer should know. <text:s text:c="2"/>We define matrices and how to add and multiply them, and introduce some special types of matrices. <text:s/>We describe the Gaussian elimination algorithm used to solve systems of linear equations and the corresponding LU decomposition of a matrix. <text:s text:c="3"/>We explain the concept of vector spaces and define the main vocabulary of linear algebra. <text:s/>We develop the theory of determinants and use it to solve the eigenvalue problem.\n\nAfter each video, there are problems to solve and <text:s/>I have tried to choose problems that exemplify the main idea of the lecture. <text:s/>I try to give enough problems for students to solidify their understanding of the material, but not so many <text:s/>that students feel overwhelmed and drop out. <text:s text:c="2"/>I do encourage students to attempt the <text:s/>given problems, <text:s/>but if they get stuck, full solutions can be found in the lecture notes for the course. <text:s/>\n\nThe mathematics in this matrix algebra course is <text:s/>presented at the level of an advanced <text:s/>high school student, but typically students would take this course after completing a university-level single variable calculus course. <text:s/>There are no derivatives or integrals in this course, but student's are expected to have a certain level of mathematical maturity. <text:s/>Nevertheless, anyone who wants to learn the basics of matrix <text:s/>algebra is welcome to join. <text:s/>\n\nLecture notes may be downloaded at \nhttps://bookboon.com/en/matrix-algebra-for-engineers-ebook\nor\</text:span><text:soft-page-break/><text:span text:style-name="T1">nhttp://www.math.ust.hk/~machas/matrix-algebra-for-engineers.pdf\n\nWatch the course overview video at\nhttps://youtu.be/IZcyZHomFQc",</text:span></text:p>
      <text:p text:style-name="P3"><text:s text:c="4"/><text:span text:style-name="T1">"id": "H_rBZ9rMEeeCnw6tUJCJGg",</text:span></text:p>
      <text:p text:style-name="P3"><text:s text:c="4"/><text:span text:style-name="T1">"slug": "matrix-algebra-engineers",</text:span></text:p>
      <text:p text:style-name="P3"><text:s text:c="4"/><text:span text:style-name="T1">"instructorIds": "['304770']",</text:span></text:p>
      <text:p text:style-name="P3"><text:s text:c="4"/><text:span text:style-name="T1">"specializations": "[]",</text:span></text:p>
      <text:p text:style-name="P3"><text:s text:c="4"/><text:span text:style-name="T1">"partnerIds": "['35']",</text:span></text:p>
      <text:p text:style-name="P3"><text:s text:c="4"/><text:span text:style-name="T1">"name": "Matrix Algebra for Engineers"</text:span></text:p>
      <text:p text:style-name="P3"><text:s text:c="2"/><text:span text:style-name="T1">},</text:span></text:p>
      <text:p text:style-name="P3"><text:s text:c="2"/><text:span text:style-name="T1">{</text:span></text:p>
      <text:p text:style-name="P3"><text:s text:c="4"/><text:span text:style-name="T1">"FIELD1": 363,</text:span></text:p>
      <text:p text:style-name="P3"><text:s text:c="4"/><text:span text:style-name="T1">"courseType": "v2.ondemand",</text:span></text:p>
      <text:p text:style-name="P3"><text:s text:c="4"/><text:span text:style-name="T1">"description": "Public Mental Health is the application of the principles of medicine and social science to prevent the occurrence of mental and behavioral disorders and to promote mental health of the population. This course illustrates the principles of public health applied to depressive disorder, including principles of epidemiology, transcultural psychiatry, health services research, and prevention. It is predicted that by 2020 depressive disorder will be the most important cause of disease burden in the entire world! Every human being suffers from feeling depressed at some point or other, but only about one fifth of the population will experience an episode of depressive disorder over the course of their lives. This course illuminates the public health approach to disease, and the particular complexities of applying this approach to mental disorders, using depression as the exemplar.",</text:span></text:p>
      <text:p text:style-name="P3"><text:s text:c="4"/><text:span text:style-name="T1">"id": "s6_Z4SBAEeWcQw5YiljpGw",</text:span></text:p>
      <text:p text:style-name="P3"><text:s text:c="4"/><text:span text:style-name="T1">"slug": "public-health-depression",</text:span></text:p>
      <text:p text:style-name="P3"><text:s text:c="4"/><text:span text:style-name="T1">"instructorIds": "['3892615', '3953386', '4297433']",</text:span></text:p>
      <text:p text:style-name="P3"><text:s text:c="4"/><text:span text:style-name="T1">"specializations": "[]",</text:span></text:p>
      <text:p text:style-name="P3"><text:s text:c="4"/><text:span text:style-name="T1">"partnerIds": "['8']",</text:span></text:p>
      <text:p text:style-name="P3"><text:s text:c="4"/><text:span text:style-name="T1">"name": "Major Depression in the Population: A Public Health Approach"</text:span></text:p>
      <text:p text:style-name="P3"><text:s text:c="2"/><text:span text:style-name="T1">},</text:span></text:p>
      <text:p text:style-name="P3"><text:s text:c="2"/><text:span text:style-name="T1">{</text:span></text:p>
      <text:p text:style-name="P3"><text:s text:c="4"/><text:span text:style-name="T1">"FIELD1": 364,</text:span></text:p>
      <text:p text:style-name="P3"><text:s text:c="4"/><text:span text:style-name="T1">"courseType": "v2.ondemand",</text:span></text:p>
      <text:p text:style-name="P3"><text:s text:c="4"/><text:span text:style-name="T1">"description": "</text:span><text:span text:style-name="T2">通过本门课程的学习，你的创新能力将会获得大幅提升。课程首先致力于观念的转变，其次我会讲到很多具体的创新思维和创新方法。创新并不仅仅是那些黑科技。解决生活或工作中碰到的每一个问题，都需要创新。每一个人的发展都会受到资源的制约，我希望这门课程里，你能找出制约自己发展的那些内部和外部条件，并创造性地解决，突破自己成长的天花板。</text:span><text:span text:style-name="T1">",</text:span></text:p>
      <text:p text:style-name="P3"><text:s text:c="4"/><text:span text:style-name="T1">"id": "6eR54Y_nEeWF6gpQJiw6hQ",</text:span></text:p>
      <text:p text:style-name="P3"><text:s text:c="4"/><text:span text:style-name="T1">"slug": "chuangxin-siwei",</text:span></text:p>
      <text:p text:style-name="P3"><text:s text:c="4"/><text:span text:style-name="T1">"instructorIds": "['12114568']",</text:span></text:p>
      <text:p text:style-name="P3"><text:s text:c="4"/><text:span text:style-name="T1">"specializations": "[]",</text:span></text:p>
      <text:p text:style-name="P3"><text:s text:c="4"/><text:span text:style-name="T1">"partnerIds": "['233']",</text:span></text:p>
      <text:p text:style-name="P3"><text:s text:c="4"/><text:span text:style-name="T1">"name": "</text:span><text:span text:style-name="T2">创新思维</text:span><text:span text:style-name="T1">"</text:span></text:p>
      <text:p text:style-name="P3"><text:s text:c="2"/><text:span text:style-name="T1">},</text:span></text:p>
      <text:p text:style-name="P3"><text:s text:c="2"/><text:span text:style-name="T1">{</text:span></text:p>
      <text:p text:style-name="P3"><text:s text:c="4"/><text:span text:style-name="T1">"FIELD1": 365,</text:span></text:p>
      <text:p text:style-name="P3"><text:s text:c="4"/><text:span text:style-name="T1">"courseType": "v2.ondemand",</text:span></text:p>
      <text:p text:style-name="P3"><text:s text:c="4"/><text:span text:style-name="T1">"description": "Learn how to analyze data using Python. This course will take you from the basics of Python to exploring many different types of data. You will learn how to prepare data for analysis, perform simple statistical analysis, create meaningful data visualizations, predict future trends from data, and more!\n\nTopics covered:\n\n1) Importing Datasets\n2) Cleaning the Data\n3) Data frame manipulation\n4) Summarizing the Data\n5) Building machine learning Regression models\n6) Building data pipelines\n\n Data Analysis with Python will be delivered through lecture, lab, and assignments. It includes following parts:\n\nData Analysis libraries: will learn to use Pandas, Numpy and Scipy libraries to work with a sample dataset. We will introduce you to pandas, an open-source library, and we will use it to load, manipulate, analyze, and visualize cool datasets. Then we </text:span><text:soft-page-break/><text:span text:style-name="T1">will introduce you to another open-source library, scikit-learn, and we will use some of its machine learning algorithms to build smart models and make cool predictions.\n\nIf you choose to take this course and earn the Coursera course certificate, you will also earn an IBM digital badge. <text:s/>\n\nLIMITED TIME OFFER: Subscription is only $39 USD per month for access to graded materials and a certificate.",</text:span></text:p>
      <text:p text:style-name="P3"><text:s text:c="4"/><text:span text:style-name="T1">"id": "fYuElDEgEeiCvhLLCIZW_A",</text:span></text:p>
      <text:p text:style-name="P3"><text:s text:c="4"/><text:span text:style-name="T1">"slug": "data-analysis-with-python",</text:span></text:p>
      <text:p text:style-name="P3"><text:s text:c="4"/><text:span text:style-name="T1">"instructorIds": "['28511493']",</text:span></text:p>
      <text:p text:style-name="P3"><text:s text:c="4"/><text:span text:style-name="T1">"specializations": "[]",</text:span></text:p>
      <text:p text:style-name="P3"><text:s text:c="4"/><text:span text:style-name="T1">"partnerIds": "['348']",</text:span></text:p>
      <text:p text:style-name="P3"><text:s text:c="4"/><text:span text:style-name="T1">"name": "Data Analysis with Python"</text:span></text:p>
      <text:p text:style-name="P3"><text:s text:c="2"/><text:span text:style-name="T1">},</text:span></text:p>
      <text:p text:style-name="P3"><text:s text:c="2"/><text:span text:style-name="T1">{</text:span></text:p>
      <text:p text:style-name="P3"><text:s text:c="4"/><text:span text:style-name="T1">"FIELD1": 366,</text:span></text:p>
      <text:p text:style-name="P3"><text:s text:c="4"/><text:span text:style-name="T1">"courseType": "v2.ondemand",</text:span></text:p>
      <text:p text:style-name="P3"><text:s text:c="4"/><text:span text:style-name="T1">"description": "College can be confusing and intimidating, but U101 can help. If you were just admitted to college and are nervous about what the next step in life might look like, this course is for you. If you are the parent of a newly admitted college student and curious about what college life is like, this course is also for you. \n\nWhile your specific college will, no doubt, provide additional orientation material, we wanted to give some basic information about what life might be like at a large American University. You might be years away from college or enrolled right now; either way, U101 has some excellent advice from college students, professors, administrators, and staff.\n\nAt the conclusion of the course, learners should:\n1. Understand the basics of how colleges and universities operate. \n2. Identify and describe what faculty are looking for in college-level academic work. \n3. List some effective study strategies. \n4. Identify some strategies for exploring and selecting a major. \n5. Identify the various types of grants and scholarships available and describe the steps involved in applying to these.\n6. Discuss the college life, with special attention to the benefits/limitations of living on or off campus. \n7. Identify some strategies for getting the most out of campus life activities (investigating student clubs, fraternities, sororities, etc.).\n\nThe course is divided into 4 weeks/8 lessons, which provide an overview of the different aspects of college life. If you were just watching the videos and looking at some of the links, the whole course would take about 4-5 hours. \n\nWeek 1\nLesson 1. Welcome to U101!\nLesson 2. Understanding the Nature of College\n\nWeek 2\nLesson 3. Succeeding as a Student\nLesson 4. Building Your Major\n\nWeek 3\nLesson 5. Financing Your Education\nLesson 6. Living On and Off Campus\n\nWeek 4\nLesson 7. Getting Involved in Campus Life\nLesson 8. Conclusion\n\nPlease join us for a short exploration of modern American Colleges. Hopefully, this course can help demystify your upcoming college experience.",</text:span></text:p>
      <text:p text:style-name="P3"><text:s text:c="4"/><text:span text:style-name="T1">"id": "THaE_RqwEeWDtQoum3sFeQ",</text:span></text:p>
      <text:p text:style-name="P3"><text:s text:c="4"/><text:span text:style-name="T1">"slug": "college-life",</text:span></text:p>
      <text:p text:style-name="P3"><text:s text:c="4"/><text:span text:style-name="T1">"instructorIds": "['2255684', '7688329']",</text:span></text:p>
      <text:p text:style-name="P3"><text:s text:c="4"/><text:span text:style-name="T1">"specializations": "[]",</text:span></text:p>
      <text:p text:style-name="P3"><text:s text:c="4"/><text:span text:style-name="T1">"partnerIds": "['15']",</text:span></text:p>
      <text:p text:style-name="P3"><text:s text:c="4"/><text:span text:style-name="T1">"name": "U101: Understanding College and College Life"</text:span></text:p>
      <text:p text:style-name="P3"><text:s text:c="2"/><text:span text:style-name="T1">},</text:span></text:p>
      <text:p text:style-name="P3"><text:s text:c="2"/><text:span text:style-name="T1">{</text:span></text:p>
      <text:p text:style-name="P3"><text:s text:c="4"/><text:span text:style-name="T1">"FIELD1": 367,</text:span></text:p>
      <text:p text:style-name="P3"><text:s text:c="4"/><text:span text:style-name="T1">"courseType": "v2.ondemand",</text:span></text:p>
      <text:p text:style-name="P3"><text:s text:c="4"/><text:span text:style-name="T1">"description": "Au-delà des relations internationales classiques, le processus de mondialisation mobilise quantité d'acteurs économiques, sociaux et culturels, individuels et collectifs, <text:s/>qui agissent dans l'espace mondial. Nous étudions ensemble, Africains, Latino-américains et Européens, comment il en dérive de nouvelles relations internationales. Ce cours prend sa source dans les approches sociologique et historique françaises des relations internationales, comme celles </text:span><text:soft-page-break/><text:span text:style-name="T1">promues en Afrique et en Amérique latine.\nBertrand Badie, Marie-Françoise Durand, Delphine Allès, Atta El Battahani, Carlos Milani, Gaïdz Minassian, Papa Samba Ndiaye, Karen Smith, Folashadé Soule-Kohndou.",</text:span></text:p>
      <text:p text:style-name="P3"><text:s text:c="4"/><text:span text:style-name="T1">"id": "nHq9Y2efEeexBQ7xGbB4Dg",</text:span></text:p>
      <text:p text:style-name="P3"><text:s text:c="4"/><text:span text:style-name="T1">"slug": "afrique-mondialisation",</text:span></text:p>
      <text:p text:style-name="P3"><text:s text:c="4"/><text:span text:style-name="T1">"instructorIds": "['10499203', '9848589']",</text:span></text:p>
      <text:p text:style-name="P3"><text:s text:c="4"/><text:span text:style-name="T1">"specializations": "[]",</text:span></text:p>
      <text:p text:style-name="P3"><text:s text:c="4"/><text:span text:style-name="T1">"partnerIds": "['210']",</text:span></text:p>
      <text:p text:style-name="P3"><text:s text:c="4"/><text:span text:style-name="T1">"name": "Afrique et mondialisation, regards croisés"</text:span></text:p>
      <text:p text:style-name="P3"><text:s text:c="2"/><text:span text:style-name="T1">},</text:span></text:p>
      <text:p text:style-name="P3"><text:s text:c="2"/><text:span text:style-name="T1">{</text:span></text:p>
      <text:p text:style-name="P3"><text:s text:c="4"/><text:span text:style-name="T1">"FIELD1": 368,</text:span></text:p>
      <text:p text:style-name="P3"><text:s text:c="4"/><text:span text:style-name="T1">"courseType": "v2.ondemand",</text:span></text:p>
      <text:p text:style-name="P3"><text:s text:c="4"/><text:span text:style-name="T1">"description": "Health data are notable for how many types there are, how complex they are, and how serious it is to get them straight. These data are used for treatment of the patient from whom they derive, but also for other uses. Examples of such secondary use of health data include population health (e.g., who requires more attention), research (e.g., which drug is more effective in practice), quality (e.g., is the institution meeting benchmarks), and translational research (e.g., are new technologies being applied appropriately). By the end of this course, students will recognize the different types of health and healthcare data, will articulate a coherent and complete question, will interpret queries designed for secondary use of EHR data, and will interpret the results of those queries.",</text:span></text:p>
      <text:p text:style-name="P3"><text:s text:c="4"/><text:span text:style-name="T1">"id": "VjzKP0Q1EeiJ2RKoe7qovg",</text:span></text:p>
      <text:p text:style-name="P3"><text:s text:c="4"/><text:span text:style-name="T1">"slug": "the-data-science-of-health-informatics",</text:span></text:p>
      <text:p text:style-name="P3"><text:s text:c="4"/><text:span text:style-name="T1">"instructorIds": "['39588106', '37346238']",</text:span></text:p>
      <text:p text:style-name="P3"><text:s text:c="4"/><text:span text:style-name="T1">"specializations": "[]",</text:span></text:p>
      <text:p text:style-name="P3"><text:s text:c="4"/><text:span text:style-name="T1">"partnerIds": "['8']",</text:span></text:p>
      <text:p text:style-name="P3"><text:s text:c="4"/><text:span text:style-name="T1">"name": "The Data Science of Health Informatics"</text:span></text:p>
      <text:p text:style-name="P3"><text:s text:c="2"/><text:span text:style-name="T1">},</text:span></text:p>
      <text:p text:style-name="P3"><text:s text:c="2"/><text:span text:style-name="T1">{</text:span></text:p>
      <text:p text:style-name="P3"><text:s text:c="4"/><text:span text:style-name="T1">"FIELD1": 369,</text:span></text:p>
      <text:p text:style-name="P3"><text:s text:c="4"/><text:span text:style-name="T1">"courseType": "v2.ondemand",</text:span></text:p>
      <text:p text:style-name="P3"><text:s text:c="4"/><text:span text:style-name="T1">"description": "¡Hola!\n \n¡Bienvenidos a Diseño de videojuegos: una introducción! El diseño de videojuegos es el arte de aplicar conceptos de diseño para crear la interacción entre jugadores. Es un ejercicio mental que requiere varios conocimientos en diferentes campos y la habilidad de comunicar qué es lo que se quiere lograr.\n \nEste curso hace parte del Programa desarrollo y diseño de videojuegos, de la Universidad de lo Andes, Colombia. En este ambiente de aprendizaje los estudiantes aprenderán las bases del diseño de videojuegos, aplicarán éstas al diseño de juegos de acción y de plataformas en 2D y prepararán una especificación funcional en un documento de 10 puntos y no más de 10 páginas. Al final deben presentar un prototipo funcional en Unity del juego.\n \nSe recomienda que los participantes hayan visto el curso de \"Desarrollo de videojuegos en Unity: una Introducción\", pues para el desarrollo de los prototipos deberán tener conocimientos de programación en este motor de desarrollo de ambientes lúdicos y bajo control del usuario.\n\nTen en cuenta que este curso ha sido diseñado como el segundo de cinco cursos que hacen parte del programa especializado en Desarrollo y Diseño de Videojuegos. Puedes tomar todos los cursos por separado o sólo uno de ellos, sin embargo te recomendamos que te inscribas y participes en los cinco, ojalá en el orden que te proponemos, de manera que llegues al último curso denominado \"Desarrollo y Diseño de Videojuegos: proyecto final\" preparado para aplicar los conocimientos adquiridos en los cursos anteriores. \n\nPara inscribirte únicamente a este curso debes ir a la página del mismo: https://www.coursera.org/learn/diseno-videojuegos-intro/home/welcome. Haz click en el botón azul de la izquierda \"Enroll now\" o \"Inscribirse ahora\", donde podrás elegir si deseas tomar el curso pagando por la certificación con una suscripción mensual o anual, en cuyo caso debes hacer unas evaluaciones adicionales </text:span><text:soft-page-break/><text:span text:style-name="T1">obligatorias y cumplir con los otros requisitos de certificación; o si deseas auditarlo, es decir acceder al contenido sin pagar por el certificado o suscripción.",</text:span></text:p>
      <text:p text:style-name="P3"><text:s text:c="4"/><text:span text:style-name="T1">"id": "S-PcviUAEeW5pgpJEN0S6w",</text:span></text:p>
      <text:p text:style-name="P3"><text:s text:c="4"/><text:span text:style-name="T1">"slug": "diseno-videojuegos-intro",</text:span></text:p>
      <text:p text:style-name="P3"><text:s text:c="4"/><text:span text:style-name="T1">"instructorIds": "['4703308']",</text:span></text:p>
      <text:p text:style-name="P3"><text:s text:c="4"/><text:span text:style-name="T1">"specializations": "[]",</text:span></text:p>
      <text:p text:style-name="P3"><text:s text:c="4"/><text:span text:style-name="T1">"partnerIds": "['273']",</text:span></text:p>
      <text:p text:style-name="P3"><text:s text:c="4"/><text:span text:style-name="T1">"name": "Diseño de Videojuegos: Una introducción"</text:span></text:p>
      <text:p text:style-name="P3"><text:s text:c="2"/><text:span text:style-name="T1">},</text:span></text:p>
      <text:p text:style-name="P3"><text:s text:c="2"/><text:span text:style-name="T1">{</text:span></text:p>
      <text:p text:style-name="P3"><text:s text:c="4"/><text:span text:style-name="T1">"FIELD1": 370,</text:span></text:p>
      <text:p text:style-name="P3"><text:s text:c="4"/><text:span text:style-name="T1">"courseType": "v2.ondemand",</text:span></text:p>
      <text:p text:style-name="P3"><text:s text:c="4"/><text:span text:style-name="T1">"description": "Whether students come from a Branding or a Customer Experience background or perspective, this course will explore the synergies between and the intersection of the two sets of activities. While there are different approaches to defining a branding strategy, a branding project’s implementation impacts many departments and their customer-facing activities. In this sense, it’s essential to understand branding efforts in the context of Customer Experience. In this course, we will use a framework - adapted from Customer Journey Mapping - for focusing and organizing students' thinking about the operational implications of their branding projects. Through the framework, we will derive an operational language for aligning activities and measuring impacts across multiple departments and the customer touch points they manage.",</text:span></text:p>
      <text:p text:style-name="P3"><text:s text:c="4"/><text:span text:style-name="T1">"id": "jqT6nrHfEeiG4w7I1UJuRA",</text:span></text:p>
      <text:p text:style-name="P3"><text:s text:c="4"/><text:span text:style-name="T1">"slug": "branding-and-cx",</text:span></text:p>
      <text:p text:style-name="P3"><text:s text:c="4"/><text:span text:style-name="T1">"instructorIds": "['36344318']",</text:span></text:p>
      <text:p text:style-name="P3"><text:s text:c="4"/><text:span text:style-name="T1">"specializations": "[]",</text:span></text:p>
      <text:p text:style-name="P3"><text:s text:c="4"/><text:span text:style-name="T1">"partnerIds": "['61']",</text:span></text:p>
      <text:p text:style-name="P3"><text:s text:c="4"/><text:span text:style-name="T1">"name": "Branding and Customer Experience"</text:span></text:p>
      <text:p text:style-name="P3"><text:s text:c="2"/><text:span text:style-name="T1">},</text:span></text:p>
      <text:p text:style-name="P3"><text:s text:c="2"/><text:span text:style-name="T1">{</text:span></text:p>
      <text:p text:style-name="P3"><text:s text:c="4"/><text:span text:style-name="T1">"FIELD1": 371,</text:span></text:p>
      <text:p text:style-name="P3"><text:s text:c="4"/><text:span text:style-name="T1">"courseType": "v2.ondemand",</text:span></text:p>
      <text:p text:style-name="P3"><text:s text:c="4"/><text:span text:style-name="T1">"description": "How can we shape urban development towards sustainable and prosperous futures?\n\nThis course will explore sustainable cities as engines for greening the economy. We place cities in the context of sustainable urban transformation and climate change. Sustainable urban transformation refers to structural transformation processes – multi-dimensional and radical change – that can effectively direct urban development towards ambitious sustainability and climate goals.\n\nWe will connect the key trends of urbanization, decarbonisation and sustainability. We will examine visions, experiments and innovations in urban areas. We will look at practices (what is happening in cities at present) and opportunities (what are the possibilities for cities going forwards into the future). We bring together a collection of diverse short films and key short readings on sustainable cities as well as interactive forums and a practical assignment to create an online learning community.\n\nThis course provides key examples of activities to promote sustainable cities in Scandinavia, Europe and around the world. We utilize films and reports by WWF, the Economist Intelligence Unit, ICLEI – Local Governments for Sustainability, UN-Habitat, C40 Climate Leadership Group, Arup, Sustainia, the Rockefeller Foundation, and ongoing research projects. This course is produced by Lund University in cooperation with WWF and ICLEI. It is available for free to everyone, everywhere!\n\nThe International Institute for Industrial Environmental Economics (IIIEE) at Lund University is an international centre of excellence on sustainable solutions. The IIIEE is ideally suited to understand and explain the interdisciplinary issues in sustainable cities and greening the economy utilising the diverse disciplinary backgrounds of its international staff. The IIIEE has been researching and teaching on sustainable solutions since the 1990s and it has extensive international networks connecting </text:span><text:soft-page-break/><text:span text:style-name="T1">with a variety of organizations. \n\n5 hours/week\n5 weeks duration\n30 films\n10 teachers",</text:span></text:p>
      <text:p text:style-name="P3"><text:s text:c="4"/><text:span text:style-name="T1">"id": "yO13mkySEeW_MgoxMAgbMQ",</text:span></text:p>
      <text:p text:style-name="P3"><text:s text:c="4"/><text:span text:style-name="T1">"slug": "gte-sustainable-cities",</text:span></text:p>
      <text:p text:style-name="P3"><text:s text:c="4"/><text:span text:style-name="T1">"instructorIds": "['6931825', '7964300', '15622422', '15664691']",</text:span></text:p>
      <text:p text:style-name="P3"><text:s text:c="4"/><text:span text:style-name="T1">"specializations": "[]",</text:span></text:p>
      <text:p text:style-name="P3"><text:s text:c="4"/><text:span text:style-name="T1">"partnerIds": "['199']",</text:span></text:p>
      <text:p text:style-name="P3"><text:s text:c="4"/><text:span text:style-name="T1">"name": "Greening the Economy: Sustainable Cities"</text:span></text:p>
      <text:p text:style-name="P3"><text:s text:c="2"/><text:span text:style-name="T1">},</text:span></text:p>
      <text:p text:style-name="P3"><text:s text:c="2"/><text:span text:style-name="T1">{</text:span></text:p>
      <text:p text:style-name="P3"><text:s text:c="4"/><text:span text:style-name="T1">"FIELD1": 372,</text:span></text:p>
      <text:p text:style-name="P3"><text:s text:c="4"/><text:span text:style-name="T1">"courseType": "v2.ondemand",</text:span></text:p>
      <text:p text:style-name="P3"><text:s text:c="4"/><text:span text:style-name="T1">"description": "This course presents in-depth discussion and analysis of pn junction and metal-semiconductor contacts including equilibrium behavior, current and capacitance responses under bias, breakdown, non-rectifying behavior, and surface effect. You'll work through sophisticated analysis and application to electronic devices.\n\nAt the end of this course learners will be able to:\n1. Analyze pn junction at equilibrium and under bias, capacitance and current characteristics, and breakdown behavior\n2. Analyze metal-semiconductor contact at equilibrium and under bias, capacitance and current characteristics, non-rectifying contact and surface effects",</text:span></text:p>
      <text:p text:style-name="P3"><text:s text:c="4"/><text:span text:style-name="T1">"id": "Y2Lu2G4mEeeWCg71xNIlJg",</text:span></text:p>
      <text:p text:style-name="P3"><text:s text:c="4"/><text:span text:style-name="T1">"slug": "diode-pn-junction-metal-semiconductor-contact",</text:span></text:p>
      <text:p text:style-name="P3"><text:s text:c="4"/><text:span text:style-name="T1">"instructorIds": "['26396706']",</text:span></text:p>
      <text:p text:style-name="P3"><text:s text:c="4"/><text:span text:style-name="T1">"specializations": "[]",</text:span></text:p>
      <text:p text:style-name="P3"><text:s text:c="4"/><text:span text:style-name="T1">"partnerIds": "['71']",</text:span></text:p>
      <text:p text:style-name="P3"><text:s text:c="4"/><text:span text:style-name="T1">"name": "Diode - pn Junction and Metal Semiconductor Contact"</text:span></text:p>
      <text:p text:style-name="P3"><text:s text:c="2"/><text:span text:style-name="T1">},</text:span></text:p>
      <text:p text:style-name="P3"><text:s text:c="2"/><text:span text:style-name="T1">{</text:span></text:p>
      <text:p text:style-name="P3"><text:s text:c="4"/><text:span text:style-name="T1">"FIELD1": 373,</text:span></text:p>
      <text:p text:style-name="P3"><text:s text:c="4"/><text:span text:style-name="T1">"courseType": "v2.ondemand",</text:span></text:p>
      <text:p text:style-name="P3"><text:s text:c="4"/><text:span text:style-name="T1">"description": "*** Quer ganhar até US$ 180 em créditos para o Qwiklabs? Participe do DESAFIO DE CONCLUSÃO DA ESPECIALIZAÇÃO hoje mesmo (confira os detalhes abaixo). ***\n \n Este curso on-line prepara os alunos para criar soluções altamente confiáveis e eficientes no Google Cloud Platform usando padrões de design e princípios consagrados e derivados do Google Site Reliability Engineering (SRE). O curso é uma continuação da especialização Architecting with Google Cloud Platform e presume que os participantes já têm experiência prática com as tecnologias abordadas nos outros cursos da especialização.\n Com apresentações, desafios e laboratórios práticos, os participantes aprendem a criar implantações do GCP altamente confiáveis e seguras, além de operá-las com disponibilidade alta e muita economia.\n \n Neste curso, os participantes aprenderão a:\n ● criar um design voltado para alta disponibilidade, escalabilidade e capacidade de manutenção;\n ● avaliar as vantagens e desvantagens dos produtos do Google Cloud Platform para fazer escolhas bem fundamentadas;\n ● integrar recursos no local e na nuvem;\n ● identificar maneiras de otimizar recursos e minimizar custos;\n ● implementar processos que minimizam o tempo de inatividade, como monitoramento e alarmes, testes de integração e unidade, testes de resiliência de produção e análise post-mortem de incidentes;\n ● implementar políticas que minimizam riscos à segurança, como auditoria, separação de responsabilidades e privilégio mínimo;\n ● implementar tecnologias e processos que garantam a continuidade dos negócios no caso de um desastre.\n \n Pré-requisitos\n ● Conclusão dos cursos anteriores que integram a especialização Architecting with Google Cloud Platform ou experiência equivalente\n ● Proficiência básica em ferramentas de linha de comando e ambientes de sistema operacional Linux\n ● Experiência em operações de sistemas, como implantação e gerenciamento de aplicativos, seja no local ou em ambiente de nuvem pública",</text:span></text:p>
      <text:p text:style-name="P3"><text:s text:c="4"/><text:span text:style-name="T1">"id": "NFxSUaWMEeidiRKo7opZig",</text:span></text:p>
      <text:p text:style-name="P3"><text:s text:c="4"/><text:span text:style-name="T1">"slug": "cloud-infrastructure-design-process-br",</text:span></text:p>
      <text:p text:style-name="P3"><text:s text:c="4"/><text:span text:style-name="T1">"instructorIds": "['22997770']",</text:span></text:p>
      <text:p text:style-name="P3"><text:soft-page-break/><text:s text:c="4"/><text:span text:style-name="T1">"specializations": "[]",</text:span></text:p>
      <text:p text:style-name="P3"><text:s text:c="4"/><text:span text:style-name="T1">"partnerIds": "['443']",</text:span></text:p>
      <text:p text:style-name="P3"><text:s text:c="4"/><text:span text:style-name="T1">"name": "Reliable Cloud Infrastructure: Design and Process em Português Brasileiro"</text:span></text:p>
      <text:p text:style-name="P3"><text:s text:c="2"/><text:span text:style-name="T1">},</text:span></text:p>
      <text:p text:style-name="P3"><text:s text:c="2"/><text:span text:style-name="T1">{</text:span></text:p>
      <text:p text:style-name="P3"><text:s text:c="4"/><text:span text:style-name="T1">"FIELD1": 374,</text:span></text:p>
      <text:p text:style-name="P3"><text:s text:c="4"/><text:span text:style-name="T1">"courseType": "v2.ondemand",</text:span></text:p>
      <text:p text:style-name="P3"><text:s text:c="4"/><text:span text:style-name="T1">"description": "This 1-week, accelerated course builds upon previous courses in the Data Engineering on Google Cloud Platform specialization. Through a combination of video lectures, demonstrations, and hands-on labs, you'll learn how to create and manage computing clusters to run Hadoop, Spark, Pig and/or Hive jobs on Google Cloud Platform. <text:s/>You will also learn how to access various cloud storage options from their compute clusters and integrate Google’s machine learning capabilities into their analytics programs. <text:s/>\n\nIn the hands-on labs, you will create and manage Dataproc Clusters using the Web Console and the CLI, and use cluster to run Spark and Pig jobs. You will then create iPython notebooks that integrate with BigQuery and storage and utilize Spark. Finally, you integrate the machine learning APIs into your data analysis.\n\nPre-requisites\n• Google Cloud Platform Big Data &amp; Machine Learning Fundamentals (or equivalent experience)\n• Some knowledge of Python",</text:span></text:p>
      <text:p text:style-name="P3"><text:s text:c="4"/><text:span text:style-name="T1">"id": "voUQTv9AEeaBXg46-AuF8A",</text:span></text:p>
      <text:p text:style-name="P3"><text:s text:c="4"/><text:span text:style-name="T1">"slug": "leveraging-unstructured-data-dataproc-gcp",</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Leveraging Unstructured Data with Cloud Dataproc on Google Cloud Platform"</text:span></text:p>
      <text:p text:style-name="P3"><text:s text:c="2"/><text:span text:style-name="T1">},</text:span></text:p>
      <text:p text:style-name="P3"><text:s text:c="2"/><text:span text:style-name="T1">{</text:span></text:p>
      <text:p text:style-name="P3"><text:s text:c="4"/><text:span text:style-name="T1">"FIELD1": 375,</text:span></text:p>
      <text:p text:style-name="P3"><text:s text:c="4"/><text:span text:style-name="T1">"courseType": "v2.ondemand",</text:span></text:p>
      <text:p text:style-name="P3"><text:s text:c="4"/><text:span text:style-name="T1">"description": "Keeping patient safety and quality improvement projects on track, on time, and on budget is critical to ensuring their success. In this course, students will be introduced and given the opportunity to apply a series of tools to guide and manage patient safety and quality initiatives. These include tools for defining what success looks like, developing a change management plan, and conducting a pre-mortem to identify risks for project failure. <text:s/>This course will also provide tools for engaging stakeholders to ensure key players are invested in your project’s success.",</text:span></text:p>
      <text:p text:style-name="P3"><text:s text:c="4"/><text:span text:style-name="T1">"id": "BJPOZ3xREeeBZAoxA8giLg",</text:span></text:p>
      <text:p text:style-name="P3"><text:s text:c="4"/><text:span text:style-name="T1">"slug": "patient-safety-sustainment",</text:span></text:p>
      <text:p text:style-name="P3"><text:s text:c="4"/><text:span text:style-name="T1">"instructorIds": "['28561072']",</text:span></text:p>
      <text:p text:style-name="P3"><text:s text:c="4"/><text:span text:style-name="T1">"specializations": "[]",</text:span></text:p>
      <text:p text:style-name="P3"><text:s text:c="4"/><text:span text:style-name="T1">"partnerIds": "['8']",</text:span></text:p>
      <text:p text:style-name="P3"><text:s text:c="4"/><text:span text:style-name="T1">"name": "Designing for Sustainment: Keeping Improvement Work on Track (Patient Safety IV)"</text:span></text:p>
      <text:p text:style-name="P3"><text:s text:c="2"/><text:span text:style-name="T1">},</text:span></text:p>
      <text:p text:style-name="P3"><text:s text:c="2"/><text:span text:style-name="T1">{</text:span></text:p>
      <text:p text:style-name="P3"><text:s text:c="4"/><text:span text:style-name="T1">"FIELD1": 376,</text:span></text:p>
      <text:p text:style-name="P3"><text:s text:c="4"/><text:span text:style-name="T1">"courseType": "v2.ondemand",</text:span></text:p>
      <text:p text:style-name="P3"><text:s text:c="4"/><text:span text:style-name="T1">"description": "Volunteer community health workers (CHWs) are a major strategy for increasing access to and coverage of basic health interventions. Our village health worker training course reviews the process of training and continuing education of CHWs as an important component of involving communities in their own health service delivery. Participants will be guided through the steps of planning training and continuing education activities for village volunteers. The course draws on real-life examples from community-directed onchocerciasis control, village </text:span><text:soft-page-break/><text:span text:style-name="T1">health worker programs, community case management efforts, peer educators programs and patent medicine vendor training programs, to name a few.",</text:span></text:p>
      <text:p text:style-name="P3"><text:s text:c="4"/><text:span text:style-name="T1">"id": "A--9GrmqEeW6YA7MjVrgzw",</text:span></text:p>
      <text:p text:style-name="P3"><text:s text:c="4"/><text:span text:style-name="T1">"slug": "commhealthworkers",</text:span></text:p>
      <text:p text:style-name="P3"><text:s text:c="4"/><text:span text:style-name="T1">"instructorIds": "['660062']",</text:span></text:p>
      <text:p text:style-name="P3"><text:s text:c="4"/><text:span text:style-name="T1">"specializations": "[]",</text:span></text:p>
      <text:p text:style-name="P3"><text:s text:c="4"/><text:span text:style-name="T1">"partnerIds": "['8']",</text:span></text:p>
      <text:p text:style-name="P3"><text:s text:c="4"/><text:span text:style-name="T1">"name": "Training and Learning Programs for Volunteer Community Health Workers"</text:span></text:p>
      <text:p text:style-name="P3"><text:s text:c="2"/><text:span text:style-name="T1">},</text:span></text:p>
      <text:p text:style-name="P3"><text:s text:c="2"/><text:span text:style-name="T1">{</text:span></text:p>
      <text:p text:style-name="P3"><text:s text:c="4"/><text:span text:style-name="T1">"FIELD1": 377,</text:span></text:p>
      <text:p text:style-name="P3"><text:s text:c="4"/><text:span text:style-name="T1">"courseType": "v2.ondemand",</text:span></text:p>
      <text:p text:style-name="P3"><text:s text:c="4"/><text:span text:style-name="T1">"description": "The aim of this course is to give you a practical guide to managing people at work. It does not matter whether you are a first time manager in a shop or a middle manager in an office environment; the same skills apply to every work place. In the course you will engage with some HR theories and then see how they translate into every day working life. \n\nAt the end of the course we hope you will be better equipped to choose a suitable employee, to motivate and appraise your team, to manage conflict in the work place and to lead and make decision on a day to day basis.",</text:span></text:p>
      <text:p text:style-name="P3"><text:s text:c="4"/><text:span text:style-name="T1">"id": "Wv_qFVYzEeWKXg4Y7_tPaw",</text:span></text:p>
      <text:p text:style-name="P3"><text:s text:c="4"/><text:span text:style-name="T1">"slug": "people-management",</text:span></text:p>
      <text:p text:style-name="P3"><text:s text:c="4"/><text:span text:style-name="T1">"instructorIds": "['6872692']",</text:span></text:p>
      <text:p text:style-name="P3"><text:s text:c="4"/><text:span text:style-name="T1">"specializations": "[]",</text:span></text:p>
      <text:p text:style-name="P3"><text:s text:c="4"/><text:span text:style-name="T1">"partnerIds": "['26', '349']",</text:span></text:p>
      <text:p text:style-name="P3"><text:s text:c="4"/><text:span text:style-name="T1">"name": "The Manager's Toolkit: A Practical Guide to Managing People at Work"</text:span></text:p>
      <text:p text:style-name="P3"><text:s text:c="2"/><text:span text:style-name="T1">},</text:span></text:p>
      <text:p text:style-name="P3"><text:s text:c="2"/><text:span text:style-name="T1">{</text:span></text:p>
      <text:p text:style-name="P3"><text:s text:c="4"/><text:span text:style-name="T1">"FIELD1": 378,</text:span></text:p>
      <text:p text:style-name="P3"><text:s text:c="4"/><text:span text:style-name="T1">"courseType": "v2.ondemand",</text:span></text:p>
      <text:p text:style-name="P3"><text:s text:c="4"/><text:span text:style-name="T1">"description": "Sensation seeking is a trait we all have and includes the search for complex and new experiences. Thrill Seekers, people with high-sensation seeking personalities, crave exotic and intense experiences even when physical or social risks are involved. This course helps learners examine the remarkable world of the high-sensation seeking personality and explores the lifestyle, psychology, and neuroscience behind thrill seekers.",</text:span></text:p>
      <text:p text:style-name="P3"><text:s text:c="4"/><text:span text:style-name="T1">"id": "Uejan-f0EeaVLRKoA_hS8A",</text:span></text:p>
      <text:p text:style-name="P3"><text:s text:c="4"/><text:span text:style-name="T1">"slug": "psychology-of-thrill-seekers",</text:span></text:p>
      <text:p text:style-name="P3"><text:s text:c="4"/><text:span text:style-name="T1">"instructorIds": "['663147']",</text:span></text:p>
      <text:p text:style-name="P3"><text:s text:c="4"/><text:span text:style-name="T1">"specializations": "[]",</text:span></text:p>
      <text:p text:style-name="P3"><text:s text:c="4"/><text:span text:style-name="T1">"partnerIds": "['23']",</text:span></text:p>
      <text:p text:style-name="P3"><text:s text:c="4"/><text:span text:style-name="T1">"name": "The Psychology of Thrill Seekers"</text:span></text:p>
      <text:p text:style-name="P3"><text:s text:c="2"/><text:span text:style-name="T1">},</text:span></text:p>
      <text:p text:style-name="P3"><text:s text:c="2"/><text:span text:style-name="T1">{</text:span></text:p>
      <text:p text:style-name="P3"><text:s text:c="4"/><text:span text:style-name="T1">"FIELD1": 379,</text:span></text:p>
      <text:p text:style-name="P3"><text:s text:c="4"/><text:span text:style-name="T1">"courseType": "v2.ondemand",</text:span></text:p>
      <text:p text:style-name="P3"><text:s text:c="4"/><text:span text:style-name="T1">"description": "La progresiva toma de conciencia sobre la interrelación entre los procesos de desarrollo y la sostenibilidad del medioambiente en Latinoamérica, hacen necesarios incursionar en los conocimientos de disciplinas básicas ambientales como: <text:s/>Biología, Química, Física y Estadísticas. \n\nLos objetivos de la introducción a la Biología tienen como fines entre otros:\n1. Conocer la constitución de la materia viva;\n2. Estudiar la organización de los distintos seres vivos;\n3. Estudiar las funciones que éstos realizan.\n\nTambién se incursiona en los fundamentos de Física y Química, ambas desde hace tiempo muy relacionadas entre sí, mencionando como ejemplo que, en 1827, el francés Fourier observó en particular el dióxido de carbono, retenía\nel calor atmosférico. Más tarde en 1903 el físico sueco Arrhenius, construyó la teoría general del efecto invernadero del calentamiento planetario. Esto nos muestra que Física, Química y Medio Ambiente mantienen una fructífera colaboración, que dura hasta nuestros </text:span><text:soft-page-break/><text:span text:style-name="T1">días.\n\nFinalmente cabe destacar que fue necesario también incorporar la más nueva; las Estadísticas Ambientales, incorporada en nuestra región después de la “Convención Sobre Acceso a la Información, Participación del Público en la Toma de Decisiones y el Acceso a la Justicia en Asuntos Ambientales” o conocida también como Convención de Aarhus (1999).\nEsta disciplina, fundamentalmente, ha contribuido a sistemas nacionales de información ambiental, indicadores ambientales y de sostenibilidad.",</text:span></text:p>
      <text:p text:style-name="P3"><text:s text:c="4"/><text:span text:style-name="T1">"id": "wcI0sGthEeie_A7s9jKvQg",</text:span></text:p>
      <text:p text:style-name="P3"><text:s text:c="4"/><text:span text:style-name="T1">"slug": "conceptos-estudio-del-medio-ambiente",</text:span></text:p>
      <text:p text:style-name="P3"><text:s text:c="4"/><text:span text:style-name="T1">"instructorIds": "['34317018', '34317002', '34316859', '34317030', '34317045']",</text:span></text:p>
      <text:p text:style-name="P3"><text:s text:c="4"/><text:span text:style-name="T1">"specializations": "[]",</text:span></text:p>
      <text:p text:style-name="P3"><text:s text:c="4"/><text:span text:style-name="T1">"partnerIds": "['350']",</text:span></text:p>
      <text:p text:style-name="P3"><text:s text:c="4"/><text:span text:style-name="T1">"name": "Conceptos base para el estudio del medio ambiente"</text:span></text:p>
      <text:p text:style-name="P3"><text:s text:c="2"/><text:span text:style-name="T1">},</text:span></text:p>
      <text:p text:style-name="P3"><text:s text:c="2"/><text:span text:style-name="T1">{</text:span></text:p>
      <text:p text:style-name="P3"><text:s text:c="4"/><text:span text:style-name="T1">"FIELD1": 380,</text:span></text:p>
      <text:p text:style-name="P3"><text:s text:c="4"/><text:span text:style-name="T1">"courseType": "v2.ondemand",</text:span></text:p>
      <text:p text:style-name="P3"><text:s text:c="4"/><text:span text:style-name="T1">"description": "Course 4 discusses four populations: families, poor families, people with disabilities, and people as they age. <text:s/>This course addresses issues of power, oppression, and white supremacy.\n\n-The first module identifies the needs of children and the role of the state in child development. <text:s/>We will explore changes in the family and the resulting debates about how to best support families and child development. <text:s/>We’ll appraise family leave and child care programs for their role in supporting paid work and in strengthening child development, as well as income support efforts including the child tax credit and proposals for a family allowance. <text:s/>\n\n-The second module begins with a description of child poverty—both the forces leading to it, and its effects. <text:s/>This module also describes public support programs and critiques the debates surrounding them.\n\n-The third module focuses on persons living with disabilities, evaluating the <text:s/>landmark Americans with Disabilities Act. <text:s text:c="2"/>We will also critique the processes of establishing a disability social insurance program and the public aid programs that make people with disabilities eligible for income support and health support. <text:s/>\n\n-The final module begins with a report on the aging of the U.S. population. <text:s/>Building on this, we’ll examine social insurance programs and public aid programs for seniors for their longterm viability, and assess the various reforms that have been proposed to stabilize these programs. \n \nThe course is part of a sequence in social policy that has an HONORS TRACK. This track will prepare the learner for masters-level work in policy, which involves reading the literature, writing concise summaries and probing critiques. <text:s text:c="2"/>Over the sequence the learner will develop a policy analysis that will create a foundation for professional policy analyst assignments.",</text:span></text:p>
      <text:p text:style-name="P3"><text:s text:c="4"/><text:span text:style-name="T1">"id": "NceSFkTeEeiCFArE3fR-sA",</text:span></text:p>
      <text:p text:style-name="P3"><text:s text:c="4"/><text:span text:style-name="T1">"slug": "social-health-policy-programs",</text:span></text:p>
      <text:p text:style-name="P3"><text:s text:c="4"/><text:span text:style-name="T1">"instructorIds": "['33452882']",</text:span></text:p>
      <text:p text:style-name="P3"><text:s text:c="4"/><text:span text:style-name="T1">"specializations": "[]",</text:span></text:p>
      <text:p text:style-name="P3"><text:s text:c="4"/><text:span text:style-name="T1">"partnerIds": "['40']",</text:span></text:p>
      <text:p text:style-name="P3"><text:s text:c="4"/><text:span text:style-name="T1">"name": "Income Transfer Policies for Families, People with Disabilities, and the Aging Population"</text:span></text:p>
      <text:p text:style-name="P3"><text:s text:c="2"/><text:span text:style-name="T1">},</text:span></text:p>
      <text:p text:style-name="P3"><text:s text:c="2"/><text:span text:style-name="T1">{</text:span></text:p>
      <text:p text:style-name="P3"><text:s text:c="4"/><text:span text:style-name="T1">"FIELD1": 381,</text:span></text:p>
      <text:p text:style-name="P3"><text:s text:c="4"/><text:span text:style-name="T1">"courseType": "v2.ondemand",</text:span></text:p>
      <text:p text:style-name="P3"><text:s text:c="4"/><text:span text:style-name="T1">"description": "En este curso se retoman los temas vistos en cursos anteriores. Se complementan con aspectos prácticos como la forma de implementar mapas en tus proyectos con el API de Google Maps. También, muestra cómo aprovechar el multitask de Android y hacer animaciones en 2D <text:s/>para llevar tus aplicaciones a más dispositivos como weareables, televisiones y autos.\n\nDespués de este curso, </text:span><text:soft-page-break/><text:span text:style-name="T1">podrás subir tu aplicación a Google Play Store y hacerte visible para el mundo entero.",</text:span></text:p>
      <text:p text:style-name="P3"><text:s text:c="4"/><text:span text:style-name="T1">"id": "92ijl7WhEeW-xg611XxSbw",</text:span></text:p>
      <text:p text:style-name="P3"><text:s text:c="4"/><text:span text:style-name="T1">"slug": "aplicaciones-android",</text:span></text:p>
      <text:p text:style-name="P3"><text:s text:c="4"/><text:span text:style-name="T1">"instructorIds": "['14422666']",</text:span></text:p>
      <text:p text:style-name="P3"><text:s text:c="4"/><text:span text:style-name="T1">"specializations": "[]",</text:span></text:p>
      <text:p text:style-name="P3"><text:s text:c="4"/><text:span text:style-name="T1">"partnerIds": "['58']",</text:span></text:p>
      <text:p text:style-name="P3"><text:s text:c="4"/><text:span text:style-name="T1">"name": "Desarrollo de aplicaciones avanzadas con Android"</text:span></text:p>
      <text:p text:style-name="P3"><text:s text:c="2"/><text:span text:style-name="T1">},</text:span></text:p>
      <text:p text:style-name="P3"><text:s text:c="2"/><text:span text:style-name="T1">{</text:span></text:p>
      <text:p text:style-name="P3"><text:s text:c="4"/><text:span text:style-name="T1">"FIELD1": 382,</text:span></text:p>
      <text:p text:style-name="P3"><text:s text:c="4"/><text:span text:style-name="T1">"courseType": "v2.ondemand",</text:span></text:p>
      <text:p text:style-name="P3"><text:s text:c="4"/><text:span text:style-name="T1">"description": "Have you come across large piles of garbage in neighbourhoods and streets and smelly waste disposal sites polluting the environment of low- and middle-income countries? Do you want to know what kind of sustainable solutions are appropriate to better manage waste and enhance recycling and recovery? If yes, this course is for you! \n\nThis course provides you with an overview of the municipal solid waste management situation in low- and middle-income countries. It covers key elements of the waste management system, such as its technical, environmental, social, financial and institutional aspects. Besides understanding the challenges, you will be introduced to appropriate and already applied solutions through selected case studies.",</text:span></text:p>
      <text:p text:style-name="P3"><text:s text:c="4"/><text:span text:style-name="T1">"id": "gpAI9GK4EeWFkQ7sUCFGVQ",</text:span></text:p>
      <text:p text:style-name="P3"><text:s text:c="4"/><text:span text:style-name="T1">"slug": "solid-waste-management",</text:span></text:p>
      <text:p text:style-name="P3"><text:s text:c="4"/><text:span text:style-name="T1">"instructorIds": "['2387594', '7293234', '16974677']",</text:span></text:p>
      <text:p text:style-name="P3"><text:s text:c="4"/><text:span text:style-name="T1">"specializations": "[]",</text:span></text:p>
      <text:p text:style-name="P3"><text:s text:c="4"/><text:span text:style-name="T1">"partnerIds": "['16']",</text:span></text:p>
      <text:p text:style-name="P3"><text:s text:c="4"/><text:span text:style-name="T1">"name": "Municipal Solid Waste Management in Developing Countries"</text:span></text:p>
      <text:p text:style-name="P3"><text:s text:c="2"/><text:span text:style-name="T1">},</text:span></text:p>
      <text:p text:style-name="P3"><text:s text:c="2"/><text:span text:style-name="T1">{</text:span></text:p>
      <text:p text:style-name="P3"><text:s text:c="4"/><text:span text:style-name="T1">"FIELD1": 383,</text:span></text:p>
      <text:p text:style-name="P3"><text:s text:c="4"/><text:span text:style-name="T1">"courseType": "v2.ondemand",</text:span></text:p>
      <text:p text:style-name="P3"><text:s text:c="4"/><text:span text:style-name="T1">"description": "Мир сильно изменился с тех времен, когда люди общались между собою с помощью писем на бумаге и с помощью голоса, теперь все мы, расставляем кому-то сети отношений и попадаем в них сами, все мы отныне живем в Сети Глобальной паутины.\nВ этом новом мире сетей старые приемы налаживания отношений не работают: журналистов печатных изданий не читают в бумажном варианте, маркетологи, делающие ставку только на офлайн-работу, разоряют компании, пиарщики и рекламисты лишаются офлайн-аудитории, HR-специалист, не умеющий работать в сетях, не получает достоверной информации о своих кандидатах.\nЕдинственный выход для профессионала: идти в Сеть, «ищите и обрящете»!\n\nНаш курс поможет вам узнать:\n1.\tКакие сети существуют и как меняется психология «человека виртуально-сетевого».\n2.\tПочему блоггеры испытывают от своей деятельности блОженство и что такое гражданская журналистика.\n3.\tКак работает френд-бизнес и как компании делают из потребителей союзников, советчиков и сотрудников.\n4.\tКак найти работу или работника в Сети.\n5.\tКак организовать виртуальную вечеринку или виртуальный конкурс.\n\nСертификат о прохождении данного курса дает дополнительные баллы при поступлении в магистратуру Национального исследовательского Томского государственного университета. Перечень магистерских программ находится по ссылке: https://pro-online.tsu.ru/edu/student/table.php",</text:span></text:p>
      <text:p text:style-name="P3"><text:s text:c="4"/><text:span text:style-name="T1">"id": "WGJsi1UuEeWaMw4b4yEpbw",</text:span></text:p>
      <text:p text:style-name="P3"><text:s text:c="4"/><text:span text:style-name="T1">"slug": "sotsialnaya-set",</text:span></text:p>
      <text:p text:style-name="P3"><text:s text:c="4"/><text:span text:style-name="T1">"instructorIds": "['14854280', '14943847', '14948591']",</text:span></text:p>
      <text:p text:style-name="P3"><text:s text:c="4"/><text:span text:style-name="T1">"specializations": "[]",</text:span></text:p>
      <text:p text:style-name="P3"><text:s text:c="4"/><text:span text:style-name="T1">"partnerIds": "['276']",</text:span></text:p>
      <text:p text:style-name="P3"><text:s text:c="4"/><text:span text:style-name="T1">"name": "«Ловцы человеков» или социальные сети в медиа, бизнесе, рекрутинге и образовании"</text:span></text:p>
      <text:p text:style-name="P3"><text:s text:c="2"/><text:span text:style-name="T1">},</text:span></text:p>
      <text:p text:style-name="P3"><text:s text:c="2"/><text:span text:style-name="T1">{</text:span></text:p>
      <text:p text:style-name="P3"><text:soft-page-break/><text:s text:c="4"/><text:span text:style-name="T1">"FIELD1": 384,</text:span></text:p>
      <text:p text:style-name="P3"><text:s text:c="4"/><text:span text:style-name="T1">"courseType": "v2.ondemand",</text:span></text:p>
      <text:p text:style-name="P3"><text:s text:c="4"/><text:span text:style-name="T1">"description": "Amazon famously delivers new code every 11.6 seconds. Just a few years ago, this was unthinkable: many ‘cutting edge’ firms would release software quarterly. When it comes to digital innovation, velocity is critical and many would say it’s the most reliable determinant of success. \n\nBringing an organization to the state of the art (or even functional capability) in this area requires strong work in a combination of disciplines and a combination of both technical and managerial skills. There is no single cookie-cutter approach for achieving this capability. Much like agile, the right focus and formulation depends a lot on the facts and circumstances of the team. This course will provide you with the interdisciplinary skill set to cultivate a continuous deployment capability in your organization. \n\nAfter completing this course, you will be able to: \n1. Diagnose a team’s delivery pipeline and bring forward prioritized recommendations to improve it\n2. Explain the skill sets and roles involved in DevOps and how they contribute toward a continuous delivery capability\n3. Review and deliver automation tests across the development stack\n4. Explain the key jobs of system operations and how today’s leading techniques and tools apply to them\n5. Explain how high-functioning teams use DevOps <text:s/>and related methods to reach a continuous delivery capability \n6. Facilitate prioritized, iterative team progress on improving a delivery pipeline",</text:span></text:p>
      <text:p text:style-name="P3"><text:s text:c="4"/><text:span text:style-name="T1">"id": "yHvuv3ZLEei_sRJ3tviPRg",</text:span></text:p>
      <text:p text:style-name="P3"><text:s text:c="4"/><text:span text:style-name="T1">"slug": "uva-darden-continous-delivery-devops",</text:span></text:p>
      <text:p text:style-name="P3"><text:s text:c="4"/><text:span text:style-name="T1">"instructorIds": "['14054880']",</text:span></text:p>
      <text:p text:style-name="P3"><text:s text:c="4"/><text:span text:style-name="T1">"specializations": "[]",</text:span></text:p>
      <text:p text:style-name="P3"><text:s text:c="4"/><text:span text:style-name="T1">"partnerIds": "['18']",</text:span></text:p>
      <text:p text:style-name="P3"><text:s text:c="4"/><text:span text:style-name="T1">"name": "Continuous Delivery &amp; DevOps "</text:span></text:p>
      <text:p text:style-name="P3"><text:s text:c="2"/><text:span text:style-name="T1">},</text:span></text:p>
      <text:p text:style-name="P3"><text:s text:c="2"/><text:span text:style-name="T1">{</text:span></text:p>
      <text:p text:style-name="P3"><text:s text:c="4"/><text:span text:style-name="T1">"FIELD1": 385,</text:span></text:p>
      <text:p text:style-name="P3"><text:s text:c="4"/><text:span text:style-name="T1">"courseType": "v2.ondemand",</text:span></text:p>
      <text:p text:style-name="P3"><text:s text:c="4"/><text:span text:style-name="T1">"description": "Resolving conflict in a positive manner is a skill than can be developed and practiced. <text:s/>Being heard can be one of the most important goals of someone engaged in conflict. <text:s/>Knowing how to listen and deploy appropriate communication tactics is determinative of whether a conflict will have a positive or negative resolution. <text:s/>Examine listening skills, appropriate and strategic verbal and non-verbal communication skills, and how to assemble a conflict management plan likely to yield positive resolutions.\n\nUpon completing this course, you will be able to:\n1. <text:s text:c="6"/>Use active learning skills when dealing with conflict\n2. <text:s text:c="6"/>Choose appropriate communication tactics when dealing with conflict\n3. <text:s text:c="6"/>Create a usable plan for managing conflict",</text:span></text:p>
      <text:p text:style-name="P3"><text:s text:c="4"/><text:span text:style-name="T1">"id": "LrTP0yv9EeWccAqzeA4VPw",</text:span></text:p>
      <text:p text:style-name="P3"><text:s text:c="4"/><text:span text:style-name="T1">"slug": "conflict-resolution-skills",</text:span></text:p>
      <text:p text:style-name="P3"><text:s text:c="4"/><text:span text:style-name="T1">"instructorIds": "['12544838']",</text:span></text:p>
      <text:p text:style-name="P3"><text:s text:c="4"/><text:span text:style-name="T1">"specializations": "[]",</text:span></text:p>
      <text:p text:style-name="P3"><text:s text:c="4"/><text:span text:style-name="T1">"partnerIds": "['30']",</text:span></text:p>
      <text:p text:style-name="P3"><text:s text:c="4"/><text:span text:style-name="T1">"name": "Conflict Resolution Skills"</text:span></text:p>
      <text:p text:style-name="P3"><text:s text:c="2"/><text:span text:style-name="T1">},</text:span></text:p>
      <text:p text:style-name="P3"><text:s text:c="2"/><text:span text:style-name="T1">{</text:span></text:p>
      <text:p text:style-name="P3"><text:s text:c="4"/><text:span text:style-name="T1">"FIELD1": 386,</text:span></text:p>
      <text:p text:style-name="P3"><text:s text:c="4"/><text:span text:style-name="T1">"courseType": "v2.ondemand",</text:span></text:p>
      <text:p text:style-name="P3"><text:s text:c="4"/><text:span text:style-name="T1">"description": "This course explores the analysis and design of beam bending problems.\nPrerequisite Knowledge: You will need to have successfully completed my earlier course “Mechanics of Materials I: <text:s/>Fundamentals of Stress and Strain and Axial Loading” in order to be successful in this course\n\n-------------------------------------------------\nThe copyright of all content and materials in this course are owned by either the Georgia Tech Research Corporation or Dr. Wayne Whiteman. By participating in the course or using the content or materials, whether in whole or in part, you agree that you may download </text:span><text:soft-page-break/><text:span text:style-name="T1">and use any content and/or material in this course for your own personal, non-commercial use only in a manner consistent with a student of any academic course. Any other use of the content and materials, including use by other academic universities or entities, is prohibited without express written permission of the Georgia Tech Research Corporation. Interested parties may contact Dr. Wayne Whiteman directly for information regarding the procedure to obtain a non-exclusive license.",</text:span></text:p>
      <text:p text:style-name="P3"><text:s text:c="4"/><text:span text:style-name="T1">"id": "bU8nHhtHEeWo5g5SXpDA8Q",</text:span></text:p>
      <text:p text:style-name="P3"><text:s text:c="4"/><text:span text:style-name="T1">"slug": "beam-bending",</text:span></text:p>
      <text:p text:style-name="P3"><text:s text:c="4"/><text:span text:style-name="T1">"instructorIds": "['1900891']",</text:span></text:p>
      <text:p text:style-name="P3"><text:s text:c="4"/><text:span text:style-name="T1">"specializations": "[]",</text:span></text:p>
      <text:p text:style-name="P3"><text:s text:c="4"/><text:span text:style-name="T1">"partnerIds": "['9']",</text:span></text:p>
      <text:p text:style-name="P3"><text:s text:c="4"/><text:span text:style-name="T1">"name": "Mechanics of Materials III: Beam Bending"</text:span></text:p>
      <text:p text:style-name="P3"><text:s text:c="2"/><text:span text:style-name="T1">},</text:span></text:p>
      <text:p text:style-name="P3"><text:s text:c="2"/><text:span text:style-name="T1">{</text:span></text:p>
      <text:p text:style-name="P3"><text:s text:c="4"/><text:span text:style-name="T1">"FIELD1": 387,</text:span></text:p>
      <text:p text:style-name="P3"><text:s text:c="4"/><text:span text:style-name="T1">"courseType": "v2.ondemand",</text:span></text:p>
      <text:p text:style-name="P3"><text:s text:c="4"/><text:span text:style-name="T1">"description": "How could you program a complex \"choose your own adventure\" game? <text:s/>How can your soccer game determine goals, balls out of bounds, and corner kicks? <text:s/>You'll learn to do both of these in this course!\n\nThis class teaches the concepts of nested if/else statements and compound Boolean conditional expressions. <text:s/>For each concept, we'll start by helping you connect real-world experiences you are already familiar with to the programming concept you are about to learn. <text:s/>Next, through a cognitively scaffolded process we'll engage you in developing your fluency with problem solving with nested if/else statements and compound conditionals in a way that keeps frustration at a minimum. <text:s/>\n\nAlong the way you will learn about the common challenges or \"bugs\" students have with these concepts as well as ways to help them find and fix those concepts. <text:s/>You'll also be guided in running classroom discussions to help students develop deeper understanding of these concepts.\n\nFinally, you'll prepare classroom resources to help your students to develop debugging skills. <text:s/>Additionally, you will create resources to help educate your students about the impacts of lack of equity in K-12 CS instruction.",</text:span></text:p>
      <text:p text:style-name="P3"><text:s text:c="4"/><text:span text:style-name="T1">"id": "VRU4HtDXEeiCWw7c2M_UPA",</text:span></text:p>
      <text:p text:style-name="P3"><text:s text:c="4"/><text:span text:style-name="T1">"slug": "block-programming-k12-educators-nested-if-statement-compound-conditionals",</text:span></text:p>
      <text:p text:style-name="P3"><text:s text:c="4"/><text:span text:style-name="T1">"instructorIds": "['23635461']",</text:span></text:p>
      <text:p text:style-name="P3"><text:s text:c="4"/><text:span text:style-name="T1">"specializations": "[]",</text:span></text:p>
      <text:p text:style-name="P3"><text:s text:c="4"/><text:span text:style-name="T1">"partnerIds": "['53']",</text:span></text:p>
      <text:p text:style-name="P3"><text:s text:c="4"/><text:span text:style-name="T1">"name": "Computational Thinking for K-12 Educators: Nested If Statements and Compound Conditionals "</text:span></text:p>
      <text:p text:style-name="P3"><text:s text:c="2"/><text:span text:style-name="T1">},</text:span></text:p>
      <text:p text:style-name="P3"><text:s text:c="2"/><text:span text:style-name="T1">{</text:span></text:p>
      <text:p text:style-name="P3"><text:s text:c="4"/><text:span text:style-name="T1">"FIELD1": 388,</text:span></text:p>
      <text:p text:style-name="P3"><text:s text:c="4"/><text:span text:style-name="T1">"courseType": "v2.ondemand",</text:span></text:p>
      <text:p text:style-name="P3"><text:s text:c="4"/><text:span text:style-name="T1">"description": "You should complete the VLSI CAD Part I: Logic course before beginning this course.\n\nA modern VLSI chip is a remarkably complex beast: <text:s/>billions of transistors, millions of logic gates deployed for computation and control, big blocks of memory, embedded blocks of pre-designed functions designed by third parties (called “intellectual property” or IP blocks). <text:s/>How do people manage to design these complicated chips? <text:s/>Answer: <text:s/>a sequence of computer aided design (CAD) tools takes an abstract description of the chip, and refines it step-wise to a final design. This class focuses on the major design tools used in the creation of an Application Specific Integrated Circuit (ASIC) or System on Chip (SoC) design. <text:s/>Our focus in this part of the course is on the key logical and geometric representations that make it possible to map from logic to layout, and in particular, to place, route, and evaluate the timing of large logic networks. Our goal is for students to understand how the tools themselves work, at the level of their fundamental algorithms and data structures. Topics covered will include: </text:span><text:soft-page-break/><text:span text:style-name="T1">technology mapping, timing analysis, and ASIC placement and routing.\n\nRecommended Background:\nProgramming experience (C, C++, Java, Python, etc.) and basic knowledge of data structures and algorithms (especially recursive algorithms). <text:s/>An understanding of basic digital design: <text:s/>Boolean algebra, Kmaps, gates and flip flops, finite state machine design. <text:s/>Linear algebra and calculus at the level of a junior or senior in engineering. <text:s/>Elementary knowledge of RC linear circuits (at the level of an introductory physics class).",</text:span></text:p>
      <text:p text:style-name="P3"><text:s text:c="4"/><text:span text:style-name="T1">"id": "d5CWKvhvEeSBSSIAC7JSBQ",</text:span></text:p>
      <text:p text:style-name="P3"><text:s text:c="4"/><text:span text:style-name="T1">"slug": "vlsi-cad-layout",</text:span></text:p>
      <text:p text:style-name="P3"><text:s text:c="4"/><text:span text:style-name="T1">"instructorIds": "['887472']",</text:span></text:p>
      <text:p text:style-name="P3"><text:s text:c="4"/><text:span text:style-name="T1">"specializations": "[]",</text:span></text:p>
      <text:p text:style-name="P3"><text:s text:c="4"/><text:span text:style-name="T1">"partnerIds": "['17']",</text:span></text:p>
      <text:p text:style-name="P3"><text:s text:c="4"/><text:span text:style-name="T1">"name": "VLSI CAD Part II: Layout"</text:span></text:p>
      <text:p text:style-name="P3"><text:s text:c="2"/><text:span text:style-name="T1">},</text:span></text:p>
      <text:p text:style-name="P3"><text:s text:c="2"/><text:span text:style-name="T1">{</text:span></text:p>
      <text:p text:style-name="P3"><text:s text:c="4"/><text:span text:style-name="T1">"FIELD1": 389,</text:span></text:p>
      <text:p text:style-name="P3"><text:s text:c="4"/><text:span text:style-name="T1">"courseType": "v2.ondemand",</text:span></text:p>
      <text:p text:style-name="P3"><text:s text:c="4"/><text:span text:style-name="T1">"description": "The vital signs – heart rate, blood pressure, body temperature, respiration rate, and pain – communicate important information about the physiological status of the human body. In this six-part course we explore the anatomy and physiology underlying the vital signs so that you will develop a systematic, integrated understanding of how the body functions. Relevant body systems are reviewed including cardiovascular and respiratory, followed by explanations of how the function of these systems affects vital signs. We discuss normal ranges, normal variants, and the mechanisms that underlie changes in the objective measurement of vital signs. The course also includes demonstrations of appropriate techniques for measuring vital signs in yourself and others.\n\nThe course is designed for a broad, general audience but will be particularly interesting for individuals working in healthcare, those considering a career as a healthcare professional, lay caregivers, those with an interest in personal health and fitness, or anyone who simply wants to understand how the body functions.",</text:span></text:p>
      <text:p text:style-name="P3"><text:s text:c="4"/><text:span text:style-name="T1">"id": "5zjIsJq-EeW_wArffOXkOw",</text:span></text:p>
      <text:p text:style-name="P3"><text:s text:c="4"/><text:span text:style-name="T1">"slug": "vital-signs",</text:span></text:p>
      <text:p text:style-name="P3"><text:s text:c="4"/><text:span text:style-name="T1">"instructorIds": "['3515023']",</text:span></text:p>
      <text:p text:style-name="P3"><text:s text:c="4"/><text:span text:style-name="T1">"specializations": "[]",</text:span></text:p>
      <text:p text:style-name="P3"><text:s text:c="4"/><text:span text:style-name="T1">"partnerIds": "['6']",</text:span></text:p>
      <text:p text:style-name="P3"><text:s text:c="4"/><text:span text:style-name="T1">"name": "Vital Signs: Understanding What the Body Is Telling Us"</text:span></text:p>
      <text:p text:style-name="P3"><text:s text:c="2"/><text:span text:style-name="T1">},</text:span></text:p>
      <text:p text:style-name="P3"><text:s text:c="2"/><text:span text:style-name="T1">{</text:span></text:p>
      <text:p text:style-name="P3"><text:s text:c="4"/><text:span text:style-name="T1">"FIELD1": 390,</text:span></text:p>
      <text:p text:style-name="P3"><text:s text:c="4"/><text:span text:style-name="T1">"courseType": "v2.ondemand",</text:span></text:p>
      <text:p text:style-name="P3"><text:s text:c="4"/><text:span text:style-name="T1">"description": "In this course, we deal with the general issues regarding packet switching networks. We discuss packet networks from two perspectives. One perspective involves external view of the network, and is concerned with services that the network provides to the transport layer that operates above it at the end systems. The second perspective is concerned with the internal operation of a network, including approaches directing information across the network, addressing and routing procedures, as well as congestion control inside the network.",</text:span></text:p>
      <text:p text:style-name="P3"><text:s text:c="4"/><text:span text:style-name="T1">"id": "4q10vWTrEee1VA7DqjUt-A",</text:span></text:p>
      <text:p text:style-name="P3"><text:s text:c="4"/><text:span text:style-name="T1">"slug": "packet-switching-networks-algorithms",</text:span></text:p>
      <text:p text:style-name="P3"><text:s text:c="4"/><text:span text:style-name="T1">"instructorIds": "['26632591']",</text:span></text:p>
      <text:p text:style-name="P3"><text:s text:c="4"/><text:span text:style-name="T1">"specializations": "[]",</text:span></text:p>
      <text:p text:style-name="P3"><text:s text:c="4"/><text:span text:style-name="T1">"partnerIds": "['126']",</text:span></text:p>
      <text:p text:style-name="P3"><text:s text:c="4"/><text:span text:style-name="T1">"name": "Packet Switching Networks and Algorithms"</text:span></text:p>
      <text:p text:style-name="P3"><text:s text:c="2"/><text:span text:style-name="T1">},</text:span></text:p>
      <text:p text:style-name="P3"><text:s text:c="2"/><text:span text:style-name="T1">{</text:span></text:p>
      <text:p text:style-name="P3"><text:s text:c="4"/><text:span text:style-name="T1">"FIELD1": 391,</text:span></text:p>
      <text:p text:style-name="P3"><text:s text:c="4"/><text:span text:style-name="T1">"courseType": "v2.ondemand",</text:span></text:p>
      <text:p text:style-name="P3"><text:soft-page-break/><text:s text:c="4"/><text:span text:style-name="T1">"description": "This sequence of four courses will propose a multi-disciplinary approach to the study of Chinese cultural history conceived of as a succession of modes of rationality (philosophical, bureaucratic, and economic). The focus will be on the moments of paradigm shift from one mode of rationality to another. For each of these moments, cultural facts and artifacts—thought, literature, ritual—will be examined in relationship to changing social, political, and economic systems.\n\nThe first two courses will cover the periods of the Warring States (481-256 BCE) and the Period of Division (220-589 CE), with a brief excursion into the Han (206 BCE-220 CE). The Warring States laid the social and cultural foundations for the emergence of the imperial mode of rationality; the Period of Division saw the Buddhist “conquest” of China and the emergence of a rationality defined by the opposition of the Three Teachings to shamanism, that is, of a clear contrast between elite and popular culture.\n\nThe third and fourth courses will focus on the emergence of modern China in the Song-Yuan (960-1368) and of today’s China 1850 to the present. We will see how the modern attack on religion, redefined as \"superstition\", led not only to religious reform movements but also to a society in which science and the nation became the primary value systems promoted by the state.\n\nThe courses are listed below:\n\nA Critical Cultural History of China - Early China I: Intellectual Change in the Warring States and Han (481 BCE-220 CE)\nA Critical Cultural History of China - Early China II: Religious Transformation in the Period of Division (220-589 CE) \nA Critical Cultural History of China - Modern China I: Religion and Thought in the Song, Jin, and Yuan (960-1368) (To be launched in late 2018)\nA Critical Cultural History of China - Modern China II: Structuring Values (1850-2015) (To be launched in late 2018)",</text:span></text:p>
      <text:p text:style-name="P3"><text:s text:c="4"/><text:span text:style-name="T1">"id": "ZhO2ilQeEeiuag4cjofrng",</text:span></text:p>
      <text:p text:style-name="P3"><text:s text:c="4"/><text:span text:style-name="T1">"slug": "religious-transformation-early-china-the-period-of-division",</text:span></text:p>
      <text:p text:style-name="P3"><text:s text:c="4"/><text:span text:style-name="T1">"instructorIds": "['31928967']",</text:span></text:p>
      <text:p text:style-name="P3"><text:s text:c="4"/><text:span text:style-name="T1">"specializations": "[]",</text:span></text:p>
      <text:p text:style-name="P3"><text:s text:c="4"/><text:span text:style-name="T1">"partnerIds": "['45']",</text:span></text:p>
      <text:p text:style-name="P3"><text:s text:c="4"/><text:span text:style-name="T1">"name": "Religious Transformation in Early China: the Period of Division"</text:span></text:p>
      <text:p text:style-name="P3"><text:s text:c="2"/><text:span text:style-name="T1">},</text:span></text:p>
      <text:p text:style-name="P3"><text:s text:c="2"/><text:span text:style-name="T1">{</text:span></text:p>
      <text:p text:style-name="P3"><text:s text:c="4"/><text:span text:style-name="T1">"FIELD1": 392,</text:span></text:p>
      <text:p text:style-name="P3"><text:s text:c="4"/><text:span text:style-name="T1">"courseType": "v2.ondemand",</text:span></text:p>
      <text:p text:style-name="P3"><text:s text:c="4"/><text:span text:style-name="T1">"description": "What is <text:s/>fluid-solid interactions <text:s/>? <text:s/>It is what happens when the <text:s/>motions of a fluid and of a solid are somehow coupled. This happens <text:s/>all the time, <text:s/>around you when leaves flutter in the wind, <text:s/>inside you when your heart beats, above you when wings of a plane vibrate, under the sea... The idea behind this MOOC <text:s/>is to give you the basic tools to <text:s/>be able to predict and eventually mitigate <text:s text:c="2"/>things called <text:s/>flutter, galloping, sloshing, vortex-induced vibrations, added mass, <text:s/>to cite a few. \n\nWe are going to consider <text:s/>any <text:s/>possible domains of applications <text:s/>such as civil engineering, <text:s/>aerospace engineering, nuclear engineering , ocean engineering, biomechanics and even food <text:s/>processing !\n\nThis is why we <text:s/>called the course “Fundamentals of Fluid Solid Interactions ”. There are so many phenomena and so many models <text:s/>that <text:s/>we <text:s text:c="2"/>need to work together on the basic mechanisms .\n\nIf <text:s/>you want to see how fluid-solid interactions work, <text:s/>and be able to use that knowledge, join us !\n\n A first session of the course was run in early 2016, with learners from over 100 countries. It is now <text:s/>available with subtitles, in English and now in Chinese.\n\nSee the <text:s/>video <text:s/>at http://goo.gl/YKSMnD",</text:span></text:p>
      <text:p text:style-name="P3"><text:s text:c="4"/><text:span text:style-name="T1">"id": "At1XBOAAEeWoTg63tTECEQ",</text:span></text:p>
      <text:p text:style-name="P3"><text:s text:c="4"/><text:span text:style-name="T1">"slug": "fluid-solid-interaction",</text:span></text:p>
      <text:p text:style-name="P3"><text:s text:c="4"/><text:span text:style-name="T1">"instructorIds": "['10512813', '15630275', '12595344']",</text:span></text:p>
      <text:p text:style-name="P3"><text:s text:c="4"/><text:span text:style-name="T1">"specializations": "[]",</text:span></text:p>
      <text:p text:style-name="P3"><text:s text:c="4"/><text:span text:style-name="T1">"partnerIds": "['66']",</text:span></text:p>
      <text:p text:style-name="P3"><text:s text:c="4"/><text:span text:style-name="T1">"name": "Fundamentals of Fluid-Solid Interactions"</text:span></text:p>
      <text:p text:style-name="P3"><text:s text:c="2"/><text:span text:style-name="T1">},</text:span></text:p>
      <text:p text:style-name="P3"><text:s text:c="2"/><text:span text:style-name="T1">{</text:span></text:p>
      <text:p text:style-name="P3"><text:s text:c="4"/><text:span text:style-name="T1">"FIELD1": 393,</text:span></text:p>
      <text:p text:style-name="P3"><text:s text:c="4"/><text:span text:style-name="T1">"courseType": "v2.ondemand",</text:span></text:p>
      <text:p text:style-name="P3"><text:soft-page-break/><text:s text:c="4"/><text:span text:style-name="T1">"description": "What happens when creativity and science come together? <text:s/>The power to design our world is unleashed, providing tools to inform choices about how we live! <text:s/>Geodesign is the glue—it’s a process that deploys creativity to connect information to people, using collaboration to better inform how we design our world.\n\nThis course includes well-illustrated lectures by the instructor, but also guest lectures each week to ensure you are hearing a variety of viewpoints. <text:s/>Each week you will also be able to examine what geodesign is through interactive mapping that showcases real-word Case Study examples of geodesign from around the globe. <text:s/>As you move along in the course, you will discover the interrelationships of both the physical and human aspects that contribute to how geodesign strategies are composed. <text:s/>The course concludes with you outlining your own Geodesign Challenge, and receiving feedback about that from your peers.",</text:span></text:p>
      <text:p text:style-name="P3"><text:s text:c="4"/><text:span text:style-name="T1">"id": "hAyhDM-IEeWWPA4Ee96j6Q",</text:span></text:p>
      <text:p text:style-name="P3"><text:s text:c="4"/><text:span text:style-name="T1">"slug": "geodesign",</text:span></text:p>
      <text:p text:style-name="P3"><text:s text:c="4"/><text:span text:style-name="T1">"instructorIds": "['7223499']",</text:span></text:p>
      <text:p text:style-name="P3"><text:s text:c="4"/><text:span text:style-name="T1">"specializations": "[]",</text:span></text:p>
      <text:p text:style-name="P3"><text:s text:c="4"/><text:span text:style-name="T1">"partnerIds": "['51']",</text:span></text:p>
      <text:p text:style-name="P3"><text:s text:c="4"/><text:span text:style-name="T1">"name": "Geodesign: Change Your World"</text:span></text:p>
      <text:p text:style-name="P3"><text:s text:c="2"/><text:span text:style-name="T1">},</text:span></text:p>
      <text:p text:style-name="P3"><text:s text:c="2"/><text:span text:style-name="T1">{</text:span></text:p>
      <text:p text:style-name="P3"><text:s text:c="4"/><text:span text:style-name="T1">"FIELD1": 394,</text:span></text:p>
      <text:p text:style-name="P3"><text:s text:c="4"/><text:span text:style-name="T1">"courseType": "v2.ondemand",</text:span></text:p>
      <text:p text:style-name="P3"><text:s text:c="4"/><text:span text:style-name="T1">"description": "System Validation is the field that studies the fundamentals of system communication and information processing. It allows automated analysis based on behavioural models of a system to see if a system works correctly. We want to guarantee that the systems does exactly what it is supposed to do. The techniques put forward in system validation allow to prove the absence of errors. It allows to design embedded system behaviour that is structurally sound and as a side effect enforces you to make the behaviour simple and insightful. This means that the systems are not only behaving correctly, but are also much easier to maintain and adapt. ’Modeling Software Protocols, and other behaviour' demonstrates the power of formal methods in software modelling, communication protocols, and other examples. Reading material. J.F. Groote and M.R. Mousavi. Modeling and analysis of communicating systems. The MIT Press, 2014.",</text:span></text:p>
      <text:p text:style-name="P3"><text:s text:c="4"/><text:span text:style-name="T1">"id": "KdOvri-GEeWl3A7Kuc0JCQ",</text:span></text:p>
      <text:p text:style-name="P3"><text:s text:c="4"/><text:span text:style-name="T1">"slug": "system-validation-software-protocols",</text:span></text:p>
      <text:p text:style-name="P3"><text:s text:c="4"/><text:span text:style-name="T1">"instructorIds": "['10163079']",</text:span></text:p>
      <text:p text:style-name="P3"><text:s text:c="4"/><text:span text:style-name="T1">"specializations": "[]",</text:span></text:p>
      <text:p text:style-name="P3"><text:s text:c="4"/><text:span text:style-name="T1">"partnerIds": "['253']",</text:span></text:p>
      <text:p text:style-name="P3"><text:s text:c="4"/><text:span text:style-name="T1">"name": "System Validation (4): Modelling Software, Protocols, and other behaviour"</text:span></text:p>
      <text:p text:style-name="P3"><text:s text:c="2"/><text:span text:style-name="T1">},</text:span></text:p>
      <text:p text:style-name="P3"><text:s text:c="2"/><text:span text:style-name="T1">{</text:span></text:p>
      <text:p text:style-name="P3"><text:s text:c="4"/><text:span text:style-name="T1">"FIELD1": 395,</text:span></text:p>
      <text:p text:style-name="P3"><text:s text:c="4"/><text:span text:style-name="T1">"courseType": "v2.ondemand",</text:span></text:p>
      <text:p text:style-name="P3"><text:s text:c="4"/><text:span text:style-name="T1">"description": "In this course, you will learn how to create a shared vision for your team and effectively communicate it to your teammates. You will also learn how to set effective goals and expectations in a way that best enables your team to attain the shared vision. Finally, you will understand the most important needs and drivers of performance across cultures, and will learn to align rewards with desired behaviors so that your teammates are motivated to attain the team’s objectives. \n\nMotivation represents a crucial challenge for contemporary organizations: A recent Gallup poll revealed that only 13% of workers worldwide exhibit high levels of engagement and motivation. We will show you why these motivation problems are not simply due to a “bad” or “unmotivated” team member. Rather, motivation is very much driven by what work conditions we create for our teammates, how we structure goals and objectives, and how we reward people for the accomplishment of those goals. This course will help you diagnose and solve motivation problems so that you can bring out the best in your people.",</text:span></text:p>
      <text:p text:style-name="P3"><text:soft-page-break/><text:s text:c="4"/><text:span text:style-name="T1">"id": "41f7CjlXEeWYbg7p2_3OHQ",</text:span></text:p>
      <text:p text:style-name="P3"><text:s text:c="4"/><text:span text:style-name="T1">"slug": "motivate-people-teams",</text:span></text:p>
      <text:p text:style-name="P3"><text:s text:c="4"/><text:span text:style-name="T1">"instructorIds": "['14413061', '8072182']",</text:span></text:p>
      <text:p text:style-name="P3"><text:s text:c="4"/><text:span text:style-name="T1">"specializations": "[]",</text:span></text:p>
      <text:p text:style-name="P3"><text:s text:c="4"/><text:span text:style-name="T1">"partnerIds": "['3']",</text:span></text:p>
      <text:p text:style-name="P3"><text:s text:c="4"/><text:span text:style-name="T1">"name": "Inspiring and Motivating Individuals"</text:span></text:p>
      <text:p text:style-name="P3"><text:s text:c="2"/><text:span text:style-name="T1">},</text:span></text:p>
      <text:p text:style-name="P3"><text:s text:c="2"/><text:span text:style-name="T1">{</text:span></text:p>
      <text:p text:style-name="P3"><text:s text:c="4"/><text:span text:style-name="T1">"FIELD1": 396,</text:span></text:p>
      <text:p text:style-name="P3"><text:s text:c="4"/><text:span text:style-name="T1">"courseType": "v2.ondemand",</text:span></text:p>
      <text:p text:style-name="P3"><text:s text:c="4"/><text:span text:style-name="T1">"description": "Ce cours d'introduction aux probabilités a la même contenu que le cours de tronc commun de première année de l'École polytechnique donné par Sylvie Méléard.\n\nLe cours introduit graduellement la notion de variable aléatoire et culmine avec la loi des grands nombres et le théorème de la limite centrale. \n\nLes notions mathématiques nécessaires sont introduites au fil du cours et de nombreux exercices corrigés sont proposés.\n\nCe cours propose aussi une introduction aux méthodes de simulations des variables aléatoires comme la méthode de Monte Carlo. Des expériences numériques interactives sont également mises à votre disposition pour vous permettre de visualiser diverses notions.",</text:span></text:p>
      <text:p text:style-name="P3"><text:s text:c="4"/><text:span text:style-name="T1">"id": "06EmILV2EeWq2A7HIftJ6w",</text:span></text:p>
      <text:p text:style-name="P3"><text:s text:c="4"/><text:span text:style-name="T1">"slug": "probabilites-2",</text:span></text:p>
      <text:p text:style-name="P3"><text:s text:c="4"/><text:span text:style-name="T1">"instructorIds": "['1914201', '2593255', '2788876']",</text:span></text:p>
      <text:p text:style-name="P3"><text:s text:c="4"/><text:span text:style-name="T1">"specializations": "[]",</text:span></text:p>
      <text:p text:style-name="P3"><text:s text:c="4"/><text:span text:style-name="T1">"partnerIds": "['66']",</text:span></text:p>
      <text:p text:style-name="P3"><text:s text:c="4"/><text:span text:style-name="T1">"name": "Aléatoire : une introduction aux probabilités - Partie 2"</text:span></text:p>
      <text:p text:style-name="P3"><text:s text:c="2"/><text:span text:style-name="T1">},</text:span></text:p>
      <text:p text:style-name="P3"><text:s text:c="2"/><text:span text:style-name="T1">{</text:span></text:p>
      <text:p text:style-name="P3"><text:s text:c="4"/><text:span text:style-name="T1">"FIELD1": 397,</text:span></text:p>
      <text:p text:style-name="P3"><text:s text:c="4"/><text:span text:style-name="T1">"courseType": "v2.ondemand",</text:span></text:p>
      <text:p text:style-name="P3"><text:s text:c="4"/><text:span text:style-name="T1">"description": "Le cours permet d'apprendre les bases de la planification urbaine à travers ses dimensions techniques, environnementales, sociales, économiques et symboliques.\n\nLe cours parle uniquement des villes africaines et même si celles-ci ont valeurs d'exemple pour les ville du Sud, voire toutes les villes, nous nous efforçons à remettre les problématiques dans un contexte africain.",</text:span></text:p>
      <text:p text:style-name="P3"><text:s text:c="4"/><text:span text:style-name="T1">"id": "gw4zh2MfEeWckg7qTYxfmw",</text:span></text:p>
      <text:p text:style-name="P3"><text:s text:c="4"/><text:span text:style-name="T1">"slug": "villes-africaines-1",</text:span></text:p>
      <text:p text:style-name="P3"><text:s text:c="4"/><text:span text:style-name="T1">"instructorIds": "['3959836']",</text:span></text:p>
      <text:p text:style-name="P3"><text:s text:c="4"/><text:span text:style-name="T1">"specializations": "[]",</text:span></text:p>
      <text:p text:style-name="P3"><text:s text:c="4"/><text:span text:style-name="T1">"partnerIds": "['16']",</text:span></text:p>
      <text:p text:style-name="P3"><text:s text:c="4"/><text:span text:style-name="T1">"name": "Villes africaines I: Introduction à la planification urbaine"</text:span></text:p>
      <text:p text:style-name="P3"><text:s text:c="2"/><text:span text:style-name="T1">},</text:span></text:p>
      <text:p text:style-name="P3"><text:s text:c="2"/><text:span text:style-name="T1">{</text:span></text:p>
      <text:p text:style-name="P3"><text:s text:c="4"/><text:span text:style-name="T1">"FIELD1": 398,</text:span></text:p>
      <text:p text:style-name="P3"><text:s text:c="4"/><text:span text:style-name="T1">"courseType": "v2.ondemand",</text:span></text:p>
      <text:p text:style-name="P3"><text:s text:c="4"/><text:span text:style-name="T1">"description": "Learn how to address the main challenges of communication in humanitarian settings and how to implement a communication plan in the midst of humanitarian action.",</text:span></text:p>
      <text:p text:style-name="P3"><text:s text:c="4"/><text:span text:style-name="T1">"id": "7vYbccxZEeWBKQplU3nsJQ",</text:span></text:p>
      <text:p text:style-name="P3"><text:s text:c="4"/><text:span text:style-name="T1">"slug": "humanitarian-communication",</text:span></text:p>
      <text:p text:style-name="P3"><text:s text:c="4"/><text:span text:style-name="T1">"instructorIds": "['6387318', '12674108', '6387549', '6387496', '12674695', '12674140']",</text:span></text:p>
      <text:p text:style-name="P3"><text:s text:c="4"/><text:span text:style-name="T1">"specializations": "[]",</text:span></text:p>
      <text:p text:style-name="P3"><text:s text:c="4"/><text:span text:style-name="T1">"partnerIds": "['49']",</text:span></text:p>
      <text:p text:style-name="P3"><text:s text:c="4"/><text:span text:style-name="T1">"name": "Humanitarian communication : Addressing key challenges"</text:span></text:p>
      <text:p text:style-name="P3"><text:s text:c="2"/><text:span text:style-name="T1">},</text:span></text:p>
      <text:p text:style-name="P3"><text:s text:c="2"/><text:span text:style-name="T1">{</text:span></text:p>
      <text:p text:style-name="P3"><text:s text:c="4"/><text:span text:style-name="T1">"FIELD1": 399,</text:span></text:p>
      <text:p text:style-name="P3"><text:s text:c="4"/><text:span text:style-name="T1">"courseType": "v2.ondemand",</text:span></text:p>
      <text:p text:style-name="P3"><text:soft-page-break/><text:s text:c="4"/><text:span text:style-name="T1">"description": "Unlike traditional relational database management systems, NoSQL databases are capable of storing unstructured data. They therefore not only meet the performance, scalability, and flexibility needs that data-intensive applications require but are essential to big data processing. This course covers main NoSQL data management systems topics such as key-value stores, graph databases, and document databases.",</text:span></text:p>
      <text:p text:style-name="P3"><text:s text:c="4"/><text:span text:style-name="T1">"id": "u-jrBc4yEee-FRJJUV_rRg",</text:span></text:p>
      <text:p text:style-name="P3"><text:s text:c="4"/><text:span text:style-name="T1">"slug": "nosql-database-systems",</text:span></text:p>
      <text:p text:style-name="P3"><text:s text:c="4"/><text:span text:style-name="T1">"instructorIds": "['29609810']",</text:span></text:p>
      <text:p text:style-name="P3"><text:s text:c="4"/><text:span text:style-name="T1">"specializations": "[]",</text:span></text:p>
      <text:p text:style-name="P3"><text:s text:c="4"/><text:span text:style-name="T1">"partnerIds": "['287']",</text:span></text:p>
      <text:p text:style-name="P3"><text:s text:c="4"/><text:span text:style-name="T1">"name": "NoSQL Database Systems"</text:span></text:p>
      <text:p text:style-name="P3"><text:s text:c="2"/><text:span text:style-name="T1">},</text:span></text:p>
      <text:p text:style-name="P3"><text:s text:c="2"/><text:span text:style-name="T1">{</text:span></text:p>
      <text:p text:style-name="P3"><text:s text:c="4"/><text:span text:style-name="T1">"FIELD1": 400,</text:span></text:p>
      <text:p text:style-name="P3"><text:s text:c="4"/><text:span text:style-name="T1">"courseType": "v2.ondemand",</text:span></text:p>
      <text:p text:style-name="P3"><text:s text:c="4"/><text:span text:style-name="T1">"description": "La clave para comprender las finanzas de una empresa está en conocer la historia que se esconde detrás de los números. Este curso te ofrecerá precisamente esta perspectiva de las finanzas, para que puedas aplicar un conocimiento más holístico de las cifras a la hora de tomar decisiones—tanto a largo como a corto plazo—sobre la dirección que la empresa debe tomar respecto a activos y pasivos corrientes, gestión del capital circulante y muchos otros conceptos contables. Cuando termines el curso, comprenderás las consecuencias que tienen sobre las finanzas las decisiones tomadas a nivel directivo en operaciones, marketing y otras áreas.",</text:span></text:p>
      <text:p text:style-name="P3"><text:s text:c="4"/><text:span text:style-name="T1">"id": "ioV7G90EEeaKoApvqCabVA",</text:span></text:p>
      <text:p text:style-name="P3"><text:s text:c="4"/><text:span text:style-name="T1">"slug": "finanzas-operativas",</text:span></text:p>
      <text:p text:style-name="P3"><text:s text:c="4"/><text:span text:style-name="T1">"instructorIds": "['15919436']",</text:span></text:p>
      <text:p text:style-name="P3"><text:s text:c="4"/><text:span text:style-name="T1">"specializations": "[]",</text:span></text:p>
      <text:p text:style-name="P3"><text:s text:c="4"/><text:span text:style-name="T1">"partnerIds": "['172']",</text:span></text:p>
      <text:p text:style-name="P3"><text:s text:c="4"/><text:span text:style-name="T1">"name": "Finanzas para directivos"</text:span></text:p>
      <text:p text:style-name="P3"><text:s text:c="2"/><text:span text:style-name="T1">},</text:span></text:p>
      <text:p text:style-name="P3"><text:s text:c="2"/><text:span text:style-name="T1">{</text:span></text:p>
      <text:p text:style-name="P3"><text:s text:c="4"/><text:span text:style-name="T1">"FIELD1": 401,</text:span></text:p>
      <text:p text:style-name="P3"><text:s text:c="4"/><text:span text:style-name="T1">"courseType": "v2.ondemand",</text:span></text:p>
      <text:p text:style-name="P3"><text:s text:c="4"/><text:span text:style-name="T1">"description": "&gt;&gt;&gt; En vous inscrivant à ce cours, vous vous engagez à respecter les Conditions d'utilisation de Qwiklabs, telles que définies dans les questions fréquentes et disponibles à l'adresse : https://qwiklabs.com/terms_of_service &lt;&lt;&lt;\n\nCe cours vous propose de découvrir des services qui améliorent l'évolutivité et la gestion des applications basées sur GCP. Vous y utiliserez des services tels que Google Cloud Pub/Sub et Google Cloud Functions, qui permettent de booster l'efficacité des applications. Vous y apprendrez aussi à utiliser des conteneurs sur GCP. Le cours se termine par un tour d'horizon de la spécialisation.\n\nPrérequis : \nPour tirer pleinement parti de ce cours, les participants doivent remplir les conditions suivantes :\n• Avoir suivi le cours Google Cloud Platform Fundamentals (Core Infrastructure ou AWS Professionals) ou disposer d'une expérience équivalente\n• Avoir suivi le cours Essential Cloud Infrastructure: Foundation ou disposer d'une expérience équivalente\n• Avoir suivi le cours Essential Cloud Infrastructure: Core Services ou disposer d'une expérience équivalente\n• Avoir suivi le cours Elastic Cloud Infrastructure: Scaling and Automation ou disposer d'une expérience équivalente\n• Maîtriser les principes de base des outils de ligne de commande et du système d'exploitation Linux\n• Disposer d'une expérience dans le domaine de l'exploitation de systèmes, y compris en déploiement et en gestion d'applications, sur site ou dans un environnement de cloud public",</text:span></text:p>
      <text:p text:style-name="P3"><text:s text:c="4"/><text:span text:style-name="T1">"id": "3TQdrKWKEeiH3AqX3raR7A",</text:span></text:p>
      <text:p text:style-name="P3"><text:s text:c="4"/><text:span text:style-name="T1">"slug": "gcp-infrastructure-containers-services-fr",</text:span></text:p>
      <text:p text:style-name="P3"><text:s text:c="4"/><text:span text:style-name="T1">"instructorIds": "['22997770']",</text:span></text:p>
      <text:p text:style-name="P3"><text:s text:c="4"/><text:span text:style-name="T1">"specializations": "[]",</text:span></text:p>
      <text:p text:style-name="P3"><text:soft-page-break/><text:s text:c="4"/><text:span text:style-name="T1">"partnerIds": "['443']",</text:span></text:p>
      <text:p text:style-name="P3"><text:s text:c="4"/><text:span text:style-name="T1">"name": "Elastic Cloud Infrastructure: Containers and Services en Français"</text:span></text:p>
      <text:p text:style-name="P3"><text:s text:c="2"/><text:span text:style-name="T1">},</text:span></text:p>
      <text:p text:style-name="P3"><text:s text:c="2"/><text:span text:style-name="T1">{</text:span></text:p>
      <text:p text:style-name="P3"><text:s text:c="4"/><text:span text:style-name="T1">"FIELD1": 402,</text:span></text:p>
      <text:p text:style-name="P3"><text:s text:c="4"/><text:span text:style-name="T1">"courseType": "v2.ondemand",</text:span></text:p>
      <text:p text:style-name="P3"><text:s text:c="4"/><text:span text:style-name="T1">"description": "&gt;&gt;&gt; </text:span><text:span text:style-name="T2">このコースに登録すると、よくある質問に記載されているとおり </text:span><text:span text:style-name="T1">Qwiklabs </text:span><text:span text:style-name="T2">の利用規約（</text:span><text:span text:style-name="T1">https://qwiklabs.com/terms_of_service</text:span><text:span text:style-name="T2">）に同意したことになります。</text:span><text:span text:style-name="T1">&lt;&lt;&lt;\n\n</text:span><text:span text:style-name="T2">このコースでは、</text:span><text:span text:style-name="T1">GCP </text:span><text:span text:style-name="T2">で構築されたアプリケーションに提供されるスケーラビリティと保守性を向上させるためのサービスについて学習します。こうしたサービスは </text:span><text:span text:style-name="T1">Google Cloud Pub/Sub </text:span><text:span text:style-name="T2">や </text:span><text:span text:style-name="T1">Google Cloud Functions </text:span><text:span text:style-name="T2">などのサービスと連携し、アプリケーションの効率性をさらに高めます。また、</text:span><text:span text:style-name="T1">GCP </text:span><text:span text:style-name="T2">のコンテナの利用についても学習します。最後にこの専門講座の復習を行います。</text:span><text:span text:style-name="T1">\n\n</text:span><text:span text:style-name="T2">受講条件</text:span><text:span text:style-name="T1">:\n\n</text:span><text:span text:style-name="T2">このコースを最大限に活用するためには、次の条件を満たしている必要があります。</text:span><text:span text:style-name="T1">\n\n• Google Cloud Platform Fundamentals</text:span><text:span text:style-name="T2">（</text:span><text:span text:style-name="T1">Core Infrastructure </text:span><text:span text:style-name="T2">または </text:span><text:span text:style-name="T1">AWS Professionals</text:span><text:span text:style-name="T2">）を修了しているか、同等の経験がある</text:span><text:span text:style-name="T1">\n• Essential Cloud Infrastructure:Foundation </text:span><text:span text:style-name="T2">を修了しているか、同等の経験がある</text:span><text:span text:style-name="T1">\n• Essential Cloud Infrastructure:Core Services </text:span><text:span text:style-name="T2">を修了しているか、同等の経験がある</text:span><text:span text:style-name="T1">\n• Elastic Cloud Infrastructure:Scaling and Automation </text:span><text:span text:style-name="T2">を修了しているか、同等の経験がある</text:span><text:span text:style-name="T1">\n• </text:span><text:span text:style-name="T2">コマンドライン ツールと </text:span><text:span text:style-name="T1">Linux </text:span><text:span text:style-name="T2">オペレーティング システム環境の基礎を習熟している</text:span><text:span text:style-name="T1">\n• </text:span><text:span text:style-name="T2">システム運用の経験がある（オンプレミスまたはパブリック クラウド環境でのアプリケーションのデプロイや管理を含む）</text:span><text:span text:style-name="T1">",</text:span></text:p>
      <text:p text:style-name="P3"><text:s text:c="4"/><text:span text:style-name="T1">"id": "DF0FYaWLEeiCoxKpzipawg",</text:span></text:p>
      <text:p text:style-name="P3"><text:s text:c="4"/><text:span text:style-name="T1">"slug": "gcp-infrastructure-containers-services-jp",</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Elastic Cloud Infrastructure: Containers and Services </text:span><text:span text:style-name="T2">日本語版</text:span><text:span text:style-name="T1">"</text:span></text:p>
      <text:p text:style-name="P3"><text:s text:c="2"/><text:span text:style-name="T1">},</text:span></text:p>
      <text:p text:style-name="P3"><text:s text:c="2"/><text:span text:style-name="T1">{</text:span></text:p>
      <text:p text:style-name="P3"><text:s text:c="4"/><text:span text:style-name="T1">"FIELD1": 403,</text:span></text:p>
      <text:p text:style-name="P3"><text:s text:c="4"/><text:span text:style-name="T1">"courseType": "v2.ondemand",</text:span></text:p>
      <text:p text:style-name="P3"><text:s text:c="4"/><text:span text:style-name="T1">"description": "This course “FinTech Disruptive Innovation: Implications for Society” help you understand how disruptive innovations create opportunity in finance industry and its impact to society especially your career. You would be able to examine and analyse how FinTech innovations would affect companies that relates to FinTech services and how it might affect your career in finance.\n\nYou will learn about how peer to peer lending disrupt finance industry in different countries, the diversity of impact by FinTech in the comparison of East vs West, Big firms vs Small firms, and different generations etc., how to predict FinTech trends in different markets, and finally what you should do to pursue your career and secure your position in FinTech industry.",</text:span></text:p>
      <text:p text:style-name="P3"><text:s text:c="4"/><text:span text:style-name="T1">"id": "WFanvtoSEeedbRLwgi9a7A",</text:span></text:p>
      <text:p text:style-name="P3"><text:s text:c="4"/><text:span text:style-name="T1">"slug": "fintech-disruption",</text:span></text:p>
      <text:p text:style-name="P3"><text:s text:c="4"/><text:span text:style-name="T1">"instructorIds": "['20086586']",</text:span></text:p>
      <text:p text:style-name="P3"><text:s text:c="4"/><text:span text:style-name="T1">"specializations": "[]",</text:span></text:p>
      <text:p text:style-name="P3"><text:s text:c="4"/><text:span text:style-name="T1">"partnerIds": "['35']",</text:span></text:p>
      <text:p text:style-name="P3"><text:s text:c="4"/><text:span text:style-name="T1">"name": "FinTech Disruptive Innovation: Implications for Society"</text:span></text:p>
      <text:p text:style-name="P3"><text:s text:c="2"/><text:span text:style-name="T1">},</text:span></text:p>
      <text:p text:style-name="P3"><text:s text:c="2"/><text:span text:style-name="T1">{</text:span></text:p>
      <text:p text:style-name="P3"><text:s text:c="4"/><text:span text:style-name="T1">"FIELD1": 404,</text:span></text:p>
      <text:p text:style-name="P3"><text:s text:c="4"/><text:span text:style-name="T1">"courseType": "v2.ondemand",</text:span></text:p>
      <text:p text:style-name="P3"><text:s text:c="4"/><text:span text:style-name="T1">"description": "We all have to breathe to live. But the air we breathe is polluted both outdoors and indoors. Each year, this pollution costs 7 million lives across the globe – and a lot of suffering. 1 in 8 deaths is due to air pollution. This course will provide you with an introduction to the most recent research in the field of health effects of air pollution as well as a broader understanding of sources and spread of air pollution and what we should do about it.\n \nWhat is air pollution? What are the sources? How and where are we exposed outdoors and indoors? </text:span><text:soft-page-break/><text:span text:style-name="T1">What happens in the body? Which diseases are the result? Who are the most vulnerable? How can we assess the effects of air pollution? And what should we do to reach the Sustainable Development Goal to “substantially reduce the number of deaths and illnesses from hazardous chemicals and air, water and soil pollution”? These are some of the important questions we will address in the course.\n\nDuring the course you will meet researchers and experts from the University of Copenhagen and the Technical University of Denmark. They work with different aspects of air pollution and health: toxicology, exposure assessment, epidemiology, engineering and health impact assessment. It is a global responsibility to combat the health impacts of air pollution, and this fight can only be won through new knowledge and global collaboration. \n\nWe hope you will join us in the course and equip yourself to take part in this global and individual health challenge.",</text:span></text:p>
      <text:p text:style-name="P3"><text:s text:c="4"/><text:span text:style-name="T1">"id": "tudrlqdjEeellg6wyPI6Pg",</text:span></text:p>
      <text:p text:style-name="P3"><text:s text:c="4"/><text:span text:style-name="T1">"slug": "air-pollution-health-threat",</text:span></text:p>
      <text:p text:style-name="P3"><text:s text:c="4"/><text:span text:style-name="T1">"instructorIds": "['29878793', '29854365', '30326112']",</text:span></text:p>
      <text:p text:style-name="P3"><text:s text:c="4"/><text:span text:style-name="T1">"specializations": "[]",</text:span></text:p>
      <text:p text:style-name="P3"><text:s text:c="4"/><text:span text:style-name="T1">"partnerIds": "['63']",</text:span></text:p>
      <text:p text:style-name="P3"><text:s text:c="4"/><text:span text:style-name="T1">"name": "Air Pollution – a Global Threat to our Health"</text:span></text:p>
      <text:p text:style-name="P3"><text:s text:c="2"/><text:span text:style-name="T1">},</text:span></text:p>
      <text:p text:style-name="P3"><text:s text:c="2"/><text:span text:style-name="T1">{</text:span></text:p>
      <text:p text:style-name="P3"><text:s text:c="4"/><text:span text:style-name="T1">"FIELD1": 405,</text:span></text:p>
      <text:p text:style-name="P3"><text:s text:c="4"/><text:span text:style-name="T1">"courseType": "v2.ondemand",</text:span></text:p>
      <text:p text:style-name="P3"><text:s text:c="4"/><text:span text:style-name="T1">"description": "This course builds upon what you learned in Financial Accounting: Foundations and Financial Accounting: Advanced Topics and introduces you to formal foundations of financial accounting. The main purpose of the course is to familiarize you with technical terms in financial accounting, such as debit, credit and T-account. While knowledge on technical aspects of financial accounting is not necessary to understand and interpret financial statements, this knowledge is critical to be able to understand advanced topics in accounting. Formal Financial Accounting is a prerequisite course for the University of Illinois' iMSA program and the terminology we will cover will be used throughout the courses in iMSA program.\n\nThe University of Illinois at Urbana-Champaign, consistently ranked as one of the nation's top three accounting programs, now offers a master’s in accounting at a very affordable tuition rate and is completely online. The iMSA is a full Master of Accountancy program and students graduate with a highly recognized master degree. Try an open course or two, then apply for admission into the credit-bearing version, as you may be eligible to take credit-bearing courses during the application process. If you are missing any prerequisites for the full degree, you can complete Coursera courses to demonstrate readiness and strengthen your application for the iMSA. For more information on this exciting online master's in accounting program, refer to this link: https://www.coursera.org/university-programs/imsa ",</text:span></text:p>
      <text:p text:style-name="P3"><text:s text:c="4"/><text:span text:style-name="T1">"id": "RTYEnkomEee4pw7hxA2o1A",</text:span></text:p>
      <text:p text:style-name="P3"><text:s text:c="4"/><text:span text:style-name="T1">"slug": "formal-financial-accounting",</text:span></text:p>
      <text:p text:style-name="P3"><text:s text:c="4"/><text:span text:style-name="T1">"instructorIds": "['19198012']",</text:span></text:p>
      <text:p text:style-name="P3"><text:s text:c="4"/><text:span text:style-name="T1">"specializations": "[]",</text:span></text:p>
      <text:p text:style-name="P3"><text:s text:c="4"/><text:span text:style-name="T1">"partnerIds": "['17']",</text:span></text:p>
      <text:p text:style-name="P3"><text:s text:c="4"/><text:span text:style-name="T1">"name": "Formal Financial Accounting"</text:span></text:p>
      <text:p text:style-name="P3"><text:s text:c="2"/><text:span text:style-name="T1">},</text:span></text:p>
      <text:p text:style-name="P3"><text:s text:c="2"/><text:span text:style-name="T1">{</text:span></text:p>
      <text:p text:style-name="P3"><text:s text:c="4"/><text:span text:style-name="T1">"FIELD1": 406,</text:span></text:p>
      <text:p text:style-name="P3"><text:s text:c="4"/><text:span text:style-name="T1">"courseType": "v2.ondemand",</text:span></text:p>
      <text:p text:style-name="P3"><text:s text:c="4"/><text:span text:style-name="T1">"description": "</text:span><text:span text:style-name="T2">现代语言服务行业要求从业人员必须具有利用计算机及网络来使用各类技术辅助工具帮助其工作的能力，而不是仅仅学会几款狭义的计算机辅助翻译软件。</text:span><text:span text:style-name="T1">\n\n</text:span><text:span text:style-name="T2">本课程主要讲授计算机辅助翻译技术的基础概念，学习多种计算机辅助翻译工具的使用方法，锻炼学生在技术环境下从事翻译工作等各类语言服务工作的能力，帮助学生理解信息化时代的语言服务工作。</text:span><text:span text:style-name="T1">\n\n</text:span><text:span text:style-name="T2">课程完整涵盖现代语言服务的基本情况介绍、翻译技术基本概念、语言服务项目执行过程的信息环境与信息技术、如何利用电子辞典、网络资源及语料库工具辅助翻译工作、狭义和广义的计算机辅助翻译工具原理及实战演练、翻译内容质量评定、多人协同翻译项目、翻译管理等多方面的内容。作为翻译类专业学生的必修课程，本课程适合语言类专业学生学习。通过课程的学习，有助于</text:span><text:soft-page-break/><text:span text:style-name="T2">学习者了解现代语言服务行业，增强各类计算机辅助翻译工具的使用技能，提高包括翻译工作在内的各类语言服务工作的效率。</text:span><text:span text:style-name="T1">\n\n</text:span><text:span text:style-name="T2">该课程是“北大</text:span><text:span text:style-name="T1">-</text:span><text:span text:style-name="T2">德稻网络公开课程”中的一门，由北京大学与德稻教育联合提供。</text:span><text:span text:style-name="T1">\n\n</text:span><text:span text:style-name="T2">本课程同时受到“语言能力协同创新计划”资助和支持。</text:span><text:span text:style-name="T1">\n\nThose who work in modern language service industry are required to be capable of using computers and Internet to aid their translation job by adapting a variety of efficient tools, rather than just using word processor tools and several basic computer-aided translation software.\n\nThis course teaches the basic concepts of computer-aided translation technology, helps students learn to use a variety of computer-aided translation tools, enhances their ability to engage in various kinds of language service in such a technical environment, and helps them understand what the modern language service industry looks like.\n\nThis course covers introduction to modern language services industry, basic principles and concepts of translation technology, information technology used in the process of language translation, how to use electronic dictionaries, Internet resources and corpus tools, practice of different computer-aided translation tools, translation quality assessment, basic concepts of machine translation, globalization, localization and so on. As a compulsory course for students majoring in Translation and Interpreting, this course is also suitable for students with or without language major background. By learning this course, students can better understand modern language service industry and their work efficiency will be improved for them to better deliver translation service.\n\nThe course is one of the PKU-DeTao MOOCs, which is a joint effort by Peking University and DeTao Masters Academy.",</text:span></text:p>
      <text:p text:style-name="P3"><text:s text:c="4"/><text:span text:style-name="T1">"id": "BvhI5eJkEeWr4g7T_DyXNw",</text:span></text:p>
      <text:p text:style-name="P3"><text:s text:c="4"/><text:span text:style-name="T1">"slug": "fanyi-ruanjian",</text:span></text:p>
      <text:p text:style-name="P3"><text:s text:c="4"/><text:span text:style-name="T1">"instructorIds": "['347693', '8194538']",</text:span></text:p>
      <text:p text:style-name="P3"><text:s text:c="4"/><text:span text:style-name="T1">"specializations": "[]",</text:span></text:p>
      <text:p text:style-name="P3"><text:s text:c="4"/><text:span text:style-name="T1">"partnerIds": "['163']",</text:span></text:p>
      <text:p text:style-name="P3"><text:s text:c="4"/><text:span text:style-name="T1">"name": "</text:span><text:span text:style-name="T2">计算机辅助翻译原理与实践 </text:span><text:span text:style-name="T1">Principles and Practice of Computer-Aided Translation"</text:span></text:p>
      <text:p text:style-name="P3"><text:s text:c="2"/><text:span text:style-name="T1">},</text:span></text:p>
      <text:p text:style-name="P3"><text:s text:c="2"/><text:span text:style-name="T1">{</text:span></text:p>
      <text:p text:style-name="P3"><text:s text:c="4"/><text:span text:style-name="T1">"FIELD1": 407,</text:span></text:p>
      <text:p text:style-name="P3"><text:s text:c="4"/><text:span text:style-name="T1">"courseType": "v2.ondemand",</text:span></text:p>
      <text:p text:style-name="P3"><text:s text:c="4"/><text:span text:style-name="T1">"description": "Learn how to identify the enablers and barriers to learning transfer. Use your own experience to categorise the processes and activities involved in learning and transferring that learning into practice. There are many criteria against which the success of training and development activities can be judged. One of the most important, however, is learning transfer. Ultimately, the success of any given training and/or development program is reflected in whether or not what is learned is applied on the job. Organisations - and indeed trainees themselves - invest large amounts of time, effort, and resources in work-related training and generally expect to see this manifested in some way back in the work setting (e.g. as observable changes to how work is conducted). However, many organisations and their people view the likelihood of transfer of training more in hope than expectation. This course will show you how to approach the goal of improving learning transfer in your organisation.",</text:span></text:p>
      <text:p text:style-name="P3"><text:s text:c="4"/><text:span text:style-name="T1">"id": "qweFXfJJEeaASQ6Jt6TeNg",</text:span></text:p>
      <text:p text:style-name="P3"><text:s text:c="4"/><text:span text:style-name="T1">"slug": "intro-learning-transfer",</text:span></text:p>
      <text:p text:style-name="P3"><text:s text:c="4"/><text:span text:style-name="T1">"instructorIds": "['18095582', '1421087']",</text:span></text:p>
      <text:p text:style-name="P3"><text:s text:c="4"/><text:span text:style-name="T1">"specializations": "[]",</text:span></text:p>
      <text:p text:style-name="P3"><text:s text:c="4"/><text:span text:style-name="T1">"partnerIds": "['30']",</text:span></text:p>
      <text:p text:style-name="P3"><text:s text:c="4"/><text:span text:style-name="T1">"name": "Introduction to Learning Transfer and Life Long Learning (3L)"</text:span></text:p>
      <text:p text:style-name="P3"><text:s text:c="2"/><text:span text:style-name="T1">},</text:span></text:p>
      <text:p text:style-name="P3"><text:s text:c="2"/><text:span text:style-name="T1">{</text:span></text:p>
      <text:p text:style-name="P3"><text:s text:c="4"/><text:span text:style-name="T1">"FIELD1": 408,</text:span></text:p>
      <text:p text:style-name="P3"><text:s text:c="4"/><text:span text:style-name="T1">"courseType": "v2.ondemand",</text:span></text:p>
      <text:p text:style-name="P3"><text:s text:c="4"/><text:span text:style-name="T1">"description": "If you are a software developer who wants to build scalable AI-powered algorithms, you need to understand how to use the tools to build them. This course is part of the upcoming Machine Learning in Tensorflow Specialization and </text:span><text:soft-page-break/><text:span text:style-name="T1">will teach you best practices for using TensorFlow, a popular open-source framework for machine learning. \n\nThe Machine Learning course and Deep Learning Specialization from Andrew Ng teach the most important and foundational principles of Machine Learning and Deep Learning. This new deeplearning.ai TensorFlow Specialization teaches you how to use TensorFlow to implement those principles so that you can start building and applying scalable models to real-world problems. To develop a deeper understanding of how neural networks work, we recommend that you take the Deep Learning Specialization. \n\nThe full deeplearning.ai TensorFlow Specialization will be available later this year, but you can get started with Course 1, Introduction to Tensorflow for AI, ML and DL, available now on Coursera.",</text:span></text:p>
      <text:p text:style-name="P3"><text:s text:c="4"/><text:span text:style-name="T1">"id": "YpwHVDb5EemE7gr4SGSAsA",</text:span></text:p>
      <text:p text:style-name="P3"><text:s text:c="4"/><text:span text:style-name="T1">"slug": "introduction-tensorflow",</text:span></text:p>
      <text:p text:style-name="P3"><text:s text:c="4"/><text:span text:style-name="T1">"instructorIds": "['10261328']",</text:span></text:p>
      <text:p text:style-name="P3"><text:s text:c="4"/><text:span text:style-name="T1">"specializations": "[]",</text:span></text:p>
      <text:p text:style-name="P3"><text:s text:c="4"/><text:span text:style-name="T1">"partnerIds": "['475']",</text:span></text:p>
      <text:p text:style-name="P3"><text:s text:c="4"/><text:span text:style-name="T1">"name": "Introduction to TensorFlow for Artificial Intelligence, Machine Learning, and Deep Learning"</text:span></text:p>
      <text:p text:style-name="P3"><text:s text:c="2"/><text:span text:style-name="T1">},</text:span></text:p>
      <text:p text:style-name="P3"><text:s text:c="2"/><text:span text:style-name="T1">{</text:span></text:p>
      <text:p text:style-name="P3"><text:s text:c="4"/><text:span text:style-name="T1">"FIELD1": 409,</text:span></text:p>
      <text:p text:style-name="P3"><text:s text:c="4"/><text:span text:style-name="T1">"courseType": "v2.ondemand",</text:span></text:p>
      <text:p text:style-name="P3"><text:s text:c="4"/><text:span text:style-name="T1">"description": "</text:span><text:span text:style-name="T2">課程介紹與教學目標 </text:span><text:span text:style-name="T1">(About the course)\n</text:span><text:span text:style-name="T2">　　房屋為我們遮風避雨，讓我們安心工作、生活，而結構系統又是房屋的骨幹，讓房屋能站的又高、又直、又穩。你知道橫者為梁，直者為柱，但你知道在結構工程師的眼中，梁與柱有什麼其他的不同嗎？他們其中藏著什麼秘密，能支撐起整個結構？工程師要怎麼決定梁該有多深？柱該有多粗？該用矩形、圓形還是其他形狀？該用實心還是空心？在有地震的地方，設計上是否又有不一樣的考量？</text:span><text:span text:style-name="T1">\n</text:span><text:span text:style-name="T2">　　材料力學是通往上述問題解答關鍵的一步。在材料力學</text:span><text:span text:style-name="T1">(</text:span><text:span text:style-name="T2">一</text:span><text:span text:style-name="T1">)</text:span><text:span text:style-name="T2">裡，我們會由大家熟知的虎克定律開始，以蓋房子的重要材料「結構鋼」為例，深入探討「力量」與「變形」這兩個令結構工程師愛恨交加的物理量之間的關係。然後依序探討結構桿件受軸力（拉</text:span><text:span text:style-name="T1">/</text:span><text:span text:style-name="T2">壓）、受扭、受彎、受剪四大外力作用下，會在桿件內部產生怎樣的相對應變形與受力，並探討建築結構設計概念與提供桿件設計演算範例。</text:span><text:span text:style-name="T1">\n</text:span><text:span text:style-name="T2">　　本課程是希望精通「鋼筋混凝土設計」、「鋼結構設計」、「木構造設計」者必備的先修課程，也為對「彈性力學」有興趣者，提供許多基礎知識與這些知識如何實際應用於工程設計。</text:span><text:span text:style-name="T1">\n</text:span><text:span text:style-name="T2">主要授課對象為土木、建築相關從業人員與在學學生，其他包括工學院各科系同學或對材料力學有興趣的人士，也歡迎選修。</text:span><text:span text:style-name="T1">\n\n</text:span><text:span text:style-name="T2">授課形式 </text:span><text:span text:style-name="T1">(Course format)\n</text:span><text:span text:style-name="T2">　　本堂課將以影片的形式為主</text:span><text:span text:style-name="T1">, </text:span><text:span text:style-name="T2">搭配課後作業及期末報告的形式來進行。</text:span><text:span text:style-name="T1">\n\n</text:span><text:span text:style-name="T2">修課背景要求 </text:span><text:span text:style-name="T1">(Recommended background)\n</text:span><text:span text:style-name="T2">　　靜力學 </text:span><text:span text:style-name="T1">( Statics )",</text:span></text:p>
      <text:p text:style-name="P3"><text:s text:c="4"/><text:span text:style-name="T1">"id": "6tx1Y3LiEeWxvQr3acyajw",</text:span></text:p>
      <text:p text:style-name="P3"><text:s text:c="4"/><text:span text:style-name="T1">"slug": "mechanics-of-materials-1",</text:span></text:p>
      <text:p text:style-name="P3"><text:s text:c="4"/><text:span text:style-name="T1">"instructorIds": "['8052214']",</text:span></text:p>
      <text:p text:style-name="P3"><text:s text:c="4"/><text:span text:style-name="T1">"specializations": "[]",</text:span></text:p>
      <text:p text:style-name="P3"><text:s text:c="4"/><text:span text:style-name="T1">"partnerIds": "['75']",</text:span></text:p>
      <text:p text:style-name="P3"><text:s text:c="4"/><text:span text:style-name="T1">"name": "</text:span><text:span text:style-name="T2">材料力學一 </text:span><text:span text:style-name="T1">(Mechanics of Materials (1))"</text:span></text:p>
      <text:p text:style-name="P3"><text:s text:c="2"/><text:span text:style-name="T1">},</text:span></text:p>
      <text:p text:style-name="P3"><text:s text:c="2"/><text:span text:style-name="T1">{</text:span></text:p>
      <text:p text:style-name="P3"><text:s text:c="4"/><text:span text:style-name="T1">"FIELD1": 410,</text:span></text:p>
      <text:p text:style-name="P3"><text:s text:c="4"/><text:span text:style-name="T1">"courseType": "v2.ondemand",</text:span></text:p>
      <text:p text:style-name="P3"><text:s text:c="4"/><text:span text:style-name="T1">"description": "Businesses and their supply chains are facing increasing competition and uncertainty in what is now a truly globalised trade environment. To remain competitive, organisations need to think globally – ensuring supply chains meet customer demands while minimising costs and maximising responsiveness. From a strategic perspective, this involves making important trade-off decisions between cost, quality and flexibility of supply chains. Via structured learning activities (video lectures, quizzes, discussion prompts and written assessments) this course will equip you with the future-focused capabilities needed to design and manage effective, sustainable and efficient global supply chains of tomorrow.",</text:span></text:p>
      <text:p text:style-name="P3"><text:s text:c="4"/><text:span text:style-name="T1">"id": "Cryjy28DEeis-grgLlL-jg",</text:span></text:p>
      <text:p text:style-name="P3"><text:s text:c="4"/><text:span text:style-name="T1">"slug": "supply-chain-management-global",</text:span></text:p>
      <text:p text:style-name="P3"><text:s text:c="4"/><text:span text:style-name="T1">"instructorIds": "['33668383']",</text:span></text:p>
      <text:p text:style-name="P3"><text:s text:c="4"/><text:span text:style-name="T1">"specializations": "[]",</text:span></text:p>
      <text:p text:style-name="P3"><text:soft-page-break/><text:s text:c="4"/><text:span text:style-name="T1">"partnerIds": "['254']",</text:span></text:p>
      <text:p text:style-name="P3"><text:s text:c="4"/><text:span text:style-name="T1">"name": "Supply chain management: Be global"</text:span></text:p>
      <text:p text:style-name="P3"><text:s text:c="2"/><text:span text:style-name="T1">},</text:span></text:p>
      <text:p text:style-name="P3"><text:s text:c="2"/><text:span text:style-name="T1">{</text:span></text:p>
      <text:p text:style-name="P3"><text:s text:c="4"/><text:span text:style-name="T1">"FIELD1": 411,</text:span></text:p>
      <text:p text:style-name="P3"><text:s text:c="4"/><text:span text:style-name="T1">"courseType": "v2.ondemand",</text:span></text:p>
      <text:p text:style-name="P3"><text:s text:c="4"/><text:span text:style-name="T1">"description": "</text:span><text:span text:style-name="T2">介紹國際職場素養的內涵及相關課題，培育學生應有的職場視野與能力，便利學生融入職場環境，迅速自新手成為高手，裕如地發揮所學與所長。</text:span><text:span text:style-name="T1">",</text:span></text:p>
      <text:p text:style-name="P3"><text:s text:c="4"/><text:span text:style-name="T1">"id": "mwj3ASWcEeWs4gorU6Q1Yw",</text:span></text:p>
      <text:p text:style-name="P3"><text:s text:c="4"/><text:span text:style-name="T1">"slug": "zhichang-suyang",</text:span></text:p>
      <text:p text:style-name="P3"><text:s text:c="4"/><text:span text:style-name="T1">"instructorIds": "['7803858']",</text:span></text:p>
      <text:p text:style-name="P3"><text:s text:c="4"/><text:span text:style-name="T1">"specializations": "[]",</text:span></text:p>
      <text:p text:style-name="P3"><text:s text:c="4"/><text:span text:style-name="T1">"partnerIds": "['75']",</text:span></text:p>
      <text:p text:style-name="P3"><text:s text:c="4"/><text:span text:style-name="T1">"name": "</text:span><text:span text:style-name="T2">職場素養 </text:span><text:span text:style-name="T1">(Professionalism) "</text:span></text:p>
      <text:p text:style-name="P3"><text:s text:c="2"/><text:span text:style-name="T1">},</text:span></text:p>
      <text:p text:style-name="P3"><text:s text:c="2"/><text:span text:style-name="T1">{</text:span></text:p>
      <text:p text:style-name="P3"><text:s text:c="4"/><text:span text:style-name="T1">"FIELD1": 412,</text:span></text:p>
      <text:p text:style-name="P3"><text:s text:c="4"/><text:span text:style-name="T1">"courseType": "v2.ondemand",</text:span></text:p>
      <text:p text:style-name="P3"><text:s text:c="4"/><text:span text:style-name="T1">"description": "SEO is a dynamic and growing career field that demands knowledge and skills in a variety of website optimization strategies and tactics in order to be successful. This course is designed to provide you with a solid foundation in SEO including the different elements comprising a website optimization client report, and arm you with skills you need to develop a tactical approach to SEO. \n\nWhether you have successfully completed the other courses in the Search Engine Optimization specialization or are taking just this course, this project is your chance to apply the knowledge you’ve acquired to practice important SEO tactics and optimize a site of your choice from the ground-up. You will identify optimization opportunities on a site and discover valuable tips for pitching your plan and managing your relationship with your client, you will then develop a customized SEO solution for the website you chose, and go through each of the major steps needed to execute your strategy including keyword research, competitive analysis, improving the site’s meta-data and on-page elements. Along the way, you will receive feedback through the peer review process. This community of fellow learners will provide additional input to help you refine your approach to SEO and present your findings to clients and management.",</text:span></text:p>
      <text:p text:style-name="P3"><text:s text:c="4"/><text:span text:style-name="T1">"id": "eDu3y3Q7EeWKsgrp3VnvAw",</text:span></text:p>
      <text:p text:style-name="P3"><text:s text:c="4"/><text:span text:style-name="T1">"slug": "seo-project",</text:span></text:p>
      <text:p text:style-name="P3"><text:s text:c="4"/><text:span text:style-name="T1">"instructorIds": "['15780877']",</text:span></text:p>
      <text:p text:style-name="P3"><text:s text:c="4"/><text:span text:style-name="T1">"specializations": "[]",</text:span></text:p>
      <text:p text:style-name="P3"><text:s text:c="4"/><text:span text:style-name="T1">"partnerIds": "['83']",</text:span></text:p>
      <text:p text:style-name="P3"><text:s text:c="4"/><text:span text:style-name="T1">"name": "Website Optimization Client Report Project"</text:span></text:p>
      <text:p text:style-name="P3"><text:s text:c="2"/><text:span text:style-name="T1">},</text:span></text:p>
      <text:p text:style-name="P3"><text:s text:c="2"/><text:span text:style-name="T1">{</text:span></text:p>
      <text:p text:style-name="P3"><text:s text:c="4"/><text:span text:style-name="T1">"FIELD1": 413,</text:span></text:p>
      <text:p text:style-name="P3"><text:s text:c="4"/><text:span text:style-name="T1">"courseType": "v2.ondemand",</text:span></text:p>
      <text:p text:style-name="P3"><text:s text:c="4"/><text:span text:style-name="T1">"description": "Successful contemporary business relies on the ability of all its employees to be creative. Creativity can be developed and refined, albeit with effort and practice. The first goal of this course is to provide a variety of experiences and activities with the aim of developing the creative abilities of each participant. A second goal is to understand the importance of creativity from a consumer perspective. Consumers are being offered more and more opportunities to customize their products and services, and are increasingly seeking to express their creativity through their purchasing choices. As entrepreneurs, we have the ability to shape the consumer environment in ways that help consumers enhance their own creative abilities, and develop a unique relationship with them as a result.\n\nThis course is aimed at anyone who wants to understand what we actually know (as opposed to what we think we know) about human creativity, and how to use this knowledge to think differently and productively about business challenges. As the focus is on creativity as a cognitive function, it does not matter what your </text:span><text:soft-page-break/><text:span text:style-name="T1">background is, what industry you come from or want to enter. <text:s text:c="2"/>\n\nAfter completing this course, past students report having acquired a set of strategies that enable them to tackle business problems with a fresh perspective.\n\nThis course is part of the HEC Paris MSc in Innovation and Entrepreneurship. If you are admitted to the full program, your coursework will count towards your degree program",</text:span></text:p>
      <text:p text:style-name="P3"><text:s text:c="4"/><text:span text:style-name="T1">"id": "W5mm5_tfEeaVgA4fbAXgRA",</text:span></text:p>
      <text:p text:style-name="P3"><text:s text:c="4"/><text:span text:style-name="T1">"slug": "boosting-creativity-innovation",</text:span></text:p>
      <text:p text:style-name="P3"><text:s text:c="4"/><text:span text:style-name="T1">"instructorIds": "['24754991']",</text:span></text:p>
      <text:p text:style-name="P3"><text:s text:c="4"/><text:span text:style-name="T1">"specializations": "[]",</text:span></text:p>
      <text:p text:style-name="P3"><text:s text:c="4"/><text:span text:style-name="T1">"partnerIds": "['161']",</text:span></text:p>
      <text:p text:style-name="P3"><text:s text:c="4"/><text:span text:style-name="T1">"name": "Boosting Creativity for Innovation"</text:span></text:p>
      <text:p text:style-name="P3"><text:s text:c="2"/><text:span text:style-name="T1">},</text:span></text:p>
      <text:p text:style-name="P3"><text:s text:c="2"/><text:span text:style-name="T1">{</text:span></text:p>
      <text:p text:style-name="P3"><text:s text:c="4"/><text:span text:style-name="T1">"FIELD1": 414,</text:span></text:p>
      <text:p text:style-name="P3"><text:s text:c="4"/><text:span text:style-name="T1">"courseType": "v2.capstone",</text:span></text:p>
      <text:p text:style-name="P3"><text:s text:c="4"/><text:span text:style-name="T1">"description": "Learners will design a DC-DC converter that powers USB-C devices (20 V at 3 A) from a dc input voltage source such as a lithium-ion battery pack or a desktop computer power bus. Aspects of the project will include: \n \n● <text:s/>Design of converter power stage and magnetics. Requires mastery of courses 1, 2, and 5. \n● <text:s/>Simulation to verify correct steady-state operation. Requires mastery of courses 1, 2 and 4. \n● <text:s/>Design of converter control system. Requires mastery of courses 3 and 4. \n● <text:s/>Simulation to verify correct control system operation. Requires mastery of courses 3 and 4. \n● <text:s/>Preparation of milestone reports documenting the design and its performance <text:s/>\n \nThe reports will be peer graded.",</text:span></text:p>
      <text:p text:style-name="P3"><text:s text:c="4"/><text:span text:style-name="T1">"id": "lD6srSmGEeWEOhKP8F7imw",</text:span></text:p>
      <text:p text:style-name="P3"><text:s text:c="4"/><text:span text:style-name="T1">"slug": "power-electronics-capstone",</text:span></text:p>
      <text:p text:style-name="P3"><text:s text:c="4"/><text:span text:style-name="T1">"instructorIds": "['2659612', '3376074', '14418174']",</text:span></text:p>
      <text:p text:style-name="P3"><text:s text:c="4"/><text:span text:style-name="T1">"specializations": "[]",</text:span></text:p>
      <text:p text:style-name="P3"><text:s text:c="4"/><text:span text:style-name="T1">"partnerIds": "['71']",</text:span></text:p>
      <text:p text:style-name="P3"><text:s text:c="4"/><text:span text:style-name="T1">"name": "Capstone Design Project in Power Electronics"</text:span></text:p>
      <text:p text:style-name="P3"><text:s text:c="2"/><text:span text:style-name="T1">},</text:span></text:p>
      <text:p text:style-name="P3"><text:s text:c="2"/><text:span text:style-name="T1">{</text:span></text:p>
      <text:p text:style-name="P3"><text:s text:c="4"/><text:span text:style-name="T1">"FIELD1": 415,</text:span></text:p>
      <text:p text:style-name="P3"><text:s text:c="4"/><text:span text:style-name="T1">"courseType": "v2.ondemand",</text:span></text:p>
      <text:p text:style-name="P3"><text:s text:c="4"/><text:span text:style-name="T1">"description": "\"Mandarin Chinese 1: Chinese for Intermediate Learners\" is the first course of the MOOC specialization <text:s/>\"Learn Intermediate Mandarin Chinese\" created by Shanghai Jiao Tong University.",</text:span></text:p>
      <text:p text:style-name="P3"><text:s text:c="4"/><text:span text:style-name="T1">"id": "oaeb_GhiEeiWWA7RoNO8_g",</text:span></text:p>
      <text:p text:style-name="P3"><text:s text:c="4"/><text:span text:style-name="T1">"slug": "mandarin-chinese-intermediate-learners-1",</text:span></text:p>
      <text:p text:style-name="P3"><text:s text:c="4"/><text:span text:style-name="T1">"instructorIds": "['9605606', '8847624', '35492428']",</text:span></text:p>
      <text:p text:style-name="P3"><text:s text:c="4"/><text:span text:style-name="T1">"specializations": "[]",</text:span></text:p>
      <text:p text:style-name="P3"><text:s text:c="4"/><text:span text:style-name="T1">"partnerIds": "['150']",</text:span></text:p>
      <text:p text:style-name="P3"><text:s text:c="4"/><text:span text:style-name="T1">"name": " Mandarin Chinese for Intermediate Learners: Part 1"</text:span></text:p>
      <text:p text:style-name="P3"><text:s text:c="2"/><text:span text:style-name="T1">},</text:span></text:p>
      <text:p text:style-name="P3"><text:s text:c="2"/><text:span text:style-name="T1">{</text:span></text:p>
      <text:p text:style-name="P3"><text:s text:c="4"/><text:span text:style-name="T1">"FIELD1": 416,</text:span></text:p>
      <text:p text:style-name="P3"><text:s text:c="4"/><text:span text:style-name="T1">"courseType": "v2.ondemand",</text:span></text:p>
      <text:p text:style-name="P3"><text:s text:c="4"/><text:span text:style-name="T1">"description": "Learn more about knowledge exchange and how to use, protect and monetize your knowledge while working with various partners. \n\nInterested in increasing the impact of your knowledge on society? This course is for those who are new to how knowledge is transferred from yourself or from a knowledge institute into society at large. It is for those who want to know how to protect their knowledge, how to approach parties for collaboration, and how to find the right funding for your idea. <text:s/>It is for those who want to start thinking about how knowledge exchange might be useful in their business or academic career. It provides an introduction to one of the basics of knowledge exchange, the stakeholders involved and the most common pitfalls on your way to transform our world with your ideas!\n\nAbout the course lecturers\nEach week a different expert in his or her field will shed light on a different aspect within knowledge </text:span><text:soft-page-break/><text:span text:style-name="T1">exchange. In addition, each module contains an interview with a Leiden academic who will share his or her practical experience concerning that week's subject. Each module is introduced and concluded by the course leader, Professor Gert-Jan van Ommen, former head of the Department of Human Genetics of Leiden University Medical Center. \n\nAbout Luris\nThis course was developed by Luris, in cooperation with Leiden University and Leiden University Medical Center (LUMC). As knowledge exchange office, Luris matches societal needs with possibilities available in Leiden and enhances the impact of novel technologies and knowledge from Leiden University and LUMC. Luris establishes valuable partnerships and represents the interests of academics and research teams.",</text:span></text:p>
      <text:p text:style-name="P3"><text:s text:c="4"/><text:span text:style-name="T1">"id": "WEn2n1aJEeeuEQ7qFnX_BA",</text:span></text:p>
      <text:p text:style-name="P3"><text:s text:c="4"/><text:span text:style-name="T1">"slug": "knowledge-exchange",</text:span></text:p>
      <text:p text:style-name="P3"><text:s text:c="4"/><text:span text:style-name="T1">"instructorIds": "['29022367']",</text:span></text:p>
      <text:p text:style-name="P3"><text:s text:c="4"/><text:span text:style-name="T1">"specializations": "[]",</text:span></text:p>
      <text:p text:style-name="P3"><text:s text:c="4"/><text:span text:style-name="T1">"partnerIds": "['25', '328', '486']",</text:span></text:p>
      <text:p text:style-name="P3"><text:s text:c="4"/><text:span text:style-name="T1">"name": "Knowledge Exchange: Using, Protecting and Monetizing Ideas with Third Parties"</text:span></text:p>
      <text:p text:style-name="P3"><text:s text:c="2"/><text:span text:style-name="T1">},</text:span></text:p>
      <text:p text:style-name="P3"><text:s text:c="2"/><text:span text:style-name="T1">{</text:span></text:p>
      <text:p text:style-name="P3"><text:s text:c="4"/><text:span text:style-name="T1">"FIELD1": 417,</text:span></text:p>
      <text:p text:style-name="P3"><text:s text:c="4"/><text:span text:style-name="T1">"courseType": "v2.ondemand",</text:span></text:p>
      <text:p text:style-name="P3"><text:s text:c="4"/><text:span text:style-name="T1">"description": "Learners discover how apply to research methods to their study of Positive Psychology. In this course, we study with Dr. Angela Duckworth and Dr. Claire Robertson-Kraft. Through an exploration their work \"True Grit\" and interviews with researchers and practitioners, you develop a research hypothesis and learn how to understand the difference between internal and external validity. You also begin to understand and apply the strengths and weaknesses associated with different types of measurements and evaluation designs. You then interpret the results in an empirical study. Suggested prerequisites: Positive Psychology: Martin E. P. Seligman’s Visionary Science and Positive Psychology: Applications and Interventions.",</text:span></text:p>
      <text:p text:style-name="P3"><text:s text:c="4"/><text:span text:style-name="T1">"id": "oEqrMXqhEear9RKoJLO5Cw",</text:span></text:p>
      <text:p text:style-name="P3"><text:s text:c="4"/><text:span text:style-name="T1">"slug": "positive-psychology-methods",</text:span></text:p>
      <text:p text:style-name="P3"><text:s text:c="4"/><text:span text:style-name="T1">"instructorIds": "['22264801', '22265022']",</text:span></text:p>
      <text:p text:style-name="P3"><text:s text:c="4"/><text:span text:style-name="T1">"specializations": "[]",</text:span></text:p>
      <text:p text:style-name="P3"><text:s text:c="4"/><text:span text:style-name="T1">"partnerIds": "['6']",</text:span></text:p>
      <text:p text:style-name="P3"><text:s text:c="4"/><text:span text:style-name="T1">"name": "Positive Psychology: Character, Grit and Research Methods"</text:span></text:p>
      <text:p text:style-name="P3"><text:s text:c="2"/><text:span text:style-name="T1">},</text:span></text:p>
      <text:p text:style-name="P3"><text:s text:c="2"/><text:span text:style-name="T1">{</text:span></text:p>
      <text:p text:style-name="P3"><text:s text:c="4"/><text:span text:style-name="T1">"FIELD1": 418,</text:span></text:p>
      <text:p text:style-name="P3"><text:s text:c="4"/><text:span text:style-name="T1">"courseType": "v2.ondemand",</text:span></text:p>
      <text:p text:style-name="P3"><text:s text:c="4"/><text:span text:style-name="T1">"description": "This course highlights the importance and role of software product management. It also provides an overview of the specialization, as well as its goals, structure, and expectations. The course explains the value of process, requirements, planning, and monitoring in producing better software.",</text:span></text:p>
      <text:p text:style-name="P3"><text:s text:c="4"/><text:span text:style-name="T1">"id": "DYv7azSfEeWgIQ7IEhB31Q",</text:span></text:p>
      <text:p text:style-name="P3"><text:s text:c="4"/><text:span text:style-name="T1">"slug": "introduction-to-software-product-management",</text:span></text:p>
      <text:p text:style-name="P3"><text:s text:c="4"/><text:span text:style-name="T1">"instructorIds": "['14283726']",</text:span></text:p>
      <text:p text:style-name="P3"><text:s text:c="4"/><text:span text:style-name="T1">"specializations": "[]",</text:span></text:p>
      <text:p text:style-name="P3"><text:s text:c="4"/><text:span text:style-name="T1">"partnerIds": "['146']",</text:span></text:p>
      <text:p text:style-name="P3"><text:s text:c="4"/><text:span text:style-name="T1">"name": "Introduction to Software Product Management"</text:span></text:p>
      <text:p text:style-name="P3"><text:s text:c="2"/><text:span text:style-name="T1">},</text:span></text:p>
      <text:p text:style-name="P3"><text:s text:c="2"/><text:span text:style-name="T1">{</text:span></text:p>
      <text:p text:style-name="P3"><text:s text:c="4"/><text:span text:style-name="T1">"FIELD1": 419,</text:span></text:p>
      <text:p text:style-name="P3"><text:s text:c="4"/><text:span text:style-name="T1">"courseType": "v2.ondemand",</text:span></text:p>
      <text:p text:style-name="P3"><text:s text:c="4"/><text:span text:style-name="T1">"description": "La computación evolutiva (evolutionary computation, EC), aplica la teoría de la evolución natural y la genética en la adaptación evolutiva de estructuras computacionales, proporcionando un medio alternativo para atacar problemas complejos en diversas áreas, como la ingeniería, economía, química, </text:span><text:soft-page-break/><text:span text:style-name="T1">medicina y, porque no, las artes. Una población de posibles soluciones de un problema dado es análoga a una población de organismos vivos que evolucionan cada generación, al recombinar los mejores individuos de la población y transmitir sus características de dichos individuos padres, a sus descendientes. En este campo, diferentes esquemas de métodos evolutivos se han desarrollado, los cuales difieren en el tipo de estructuras que conforman la población.\nAlgoritmos evolutivos (AE), como también se le conoce al cómputo evolutivo (EC), se definen como métodos de optimización y búsqueda, los cuales están inspirados y tratan de imitar de manera parcial los procesos de la evolución natural, y mantienen una población de estructuras que evolucionan de acuerdo a reglas de selección y otros operadores genéticos, como cruzamiento y mutación (Bäck, 1996).\nLos algoritmos evolutivos no son los únicos métodos de optimización propuestos a partir de sistemas biológicos. Se tiene una variedad de algoritmos de optimización, que tratan de imitar el comportamiento de sistemas naturales, como las colonias de hormigas, algoritmos culturales y optimización por cúmulos de partículas, entre otros. De aquí surge lo que se conoce como algoritmos bioinspirados, ya que toman sus bases a partir de la estructura de procesos y sistemas biológicos: la evolución, la selección natural, comportamiento social de animales, como las hormigas, abejas, peces.\n\nBÄCK, T. (1996) Evolutionary Algorithms in Theory and Practice. Oxford University Press. DARWIN, C. (1859) On the Origin of Species by Means of Natural Selection, or the Preservation of Favoured Races in the Struggle for Life, John Murray.",</text:span></text:p>
      <text:p text:style-name="P3"><text:s text:c="4"/><text:span text:style-name="T1">"id": "gs0916foEeinLg4Ioj00GA",</text:span></text:p>
      <text:p text:style-name="P3"><text:s text:c="4"/><text:span text:style-name="T1">"slug": "computo-evolutivo",</text:span></text:p>
      <text:p text:style-name="P3"><text:s text:c="4"/><text:span text:style-name="T1">"instructorIds": "['31886562']",</text:span></text:p>
      <text:p text:style-name="P3"><text:s text:c="4"/><text:span text:style-name="T1">"specializations": "[]",</text:span></text:p>
      <text:p text:style-name="P3"><text:s text:c="4"/><text:span text:style-name="T1">"partnerIds": "['58']",</text:span></text:p>
      <text:p text:style-name="P3"><text:s text:c="4"/><text:span text:style-name="T1">"name": "Cómputo evolutivo"</text:span></text:p>
      <text:p text:style-name="P3"><text:s text:c="2"/><text:span text:style-name="T1">},</text:span></text:p>
      <text:p text:style-name="P3"><text:s text:c="2"/><text:span text:style-name="T1">{</text:span></text:p>
      <text:p text:style-name="P3"><text:s text:c="4"/><text:span text:style-name="T1">"FIELD1": 420,</text:span></text:p>
      <text:p text:style-name="P3"><text:s text:c="4"/><text:span text:style-name="T1">"courseType": "v2.ondemand",</text:span></text:p>
      <text:p text:style-name="P3"><text:s text:c="4"/><text:span text:style-name="T1">"description": "Essentials of Global Health is a comprehensive introduction to global health. It is meant to introduce you to this topic in well-structured, clear and easy to understand ways. Much of the course will focus on five questions: What do people get sick, disabled and die from; Why do they suffer from these conditions? Which people are most affected? Why should we care about such concerns? What can be done to address key health issues, hopefully at least cost, as fast as possible, and in sustainable ways? <text:s/>The course will be global in coverage but with a focus on low- and middle-income countries, the health of the poor, and health disparities. Particular attention will be paid throughout the course to health systems issues, the linkages between health and development, and health matters related to global interdependence. The course will cover key concepts and frameworks but be practical in orientation.\n\nESSENTIALS OF GLOBAL HEALTH WAS PRODUCED IN PART DUE TO THE GENEROUS FUNDING OF THE DAVID F. SWENSEN FUND FOR INNOVATION IN TEACHING.\n\n-------------------------------------------------------------------------------------------------------------------------------------------------------\n\nCourse Learning Objectives\n\nBy the end of the course, learners should be able to:\n\n•\tArticulate key public health concepts related to global health;\n•\tAnalyze the key issues in global health from a number of perspectives;\t\n•\tDiscuss with confidence the burden of disease in various regions of the world; how it varies by sex, age, and location; key risk factors for this burden; and how the disease burden can be addressed in cost-effective ways;\n•\tAssess key health disparities, especially as they relate to the health of low-income and marginalized people in low- and middle-income countries; \n•\tOutline the key actors and organizations in global health and the manner in which they cooperate to address critical global health concerns;\n•\tReview key global health challenges that are likely to arise in the coming decades.\n\n\n----------------------------------------------------------------------------------</text:span><text:soft-page-break/><text:span text:style-name="T1">---------------------------------------------------------------------\n\nValue Added of the Course\n\nThe course seeks to add special value by being comprehensive, by handling each <text:s/>topic in a consistent framework, and by helping learners gain an understanding of well grounded approaches to assessing global health issues and what can be done to address them.\n\n\n-------------------------------------------------------------------------------------------------------------------------------------------------------\n\nThe Readings and other materials for Essentials of Global Health\n\nFor almost every session of Essentials of Global Health, you will see: \n\n- Required readings\n- Recommended readings\n- Recommended videos\n\nWe have selected a small number of readings for each session that are central to understanding the content of the session. We have put these under “required readings”.\n\nFor each required reading, we have also indicated how carefully you should read the material and on what parts of the material you should focus your attention.\n\nIn addition, we have selected some additional readings that would be very helpful to your understanding the content of each session. \n\nThe first is a textbook, Global Health 101, third edition. This is a comprehensive introductory textbook that closely follows the content of this Essentials of Global Health course. We have indicated for each session what part of the book you should read. Using this textbook can be very valuable to your mastering the content of the course.\n\nThe second set of “recommended readings” is some additional readings, mostly from journal articles and reports. For these, too, we have indicated how carefully you should read the material and on what parts of the material you should focus your attention.\n\nLearners should note that to access articles from The Lancet they will have to register with the Lancet, if they do not have online access to a library that has The Lancet. Once they are registered, they will be able to sign into The Lancet and access all of its free articles.\n\nWe have also indicated for most sessions one or two videos that relate to the topic of the session. These are meant to help the learner get a better feel for the topic which is being covered. Most learners will find the videos brief, easy and enjoyable to watch, and very enlightening.",</text:span></text:p>
      <text:p text:style-name="P3"><text:s text:c="4"/><text:span text:style-name="T1">"id": "LD8hNEdxEeaDoBKORUcroQ",</text:span></text:p>
      <text:p text:style-name="P3"><text:s text:c="4"/><text:span text:style-name="T1">"slug": "essentials-global-health",</text:span></text:p>
      <text:p text:style-name="P3"><text:s text:c="4"/><text:span text:style-name="T1">"instructorIds": "['12747183']",</text:span></text:p>
      <text:p text:style-name="P3"><text:s text:c="4"/><text:span text:style-name="T1">"specializations": "[]",</text:span></text:p>
      <text:p text:style-name="P3"><text:s text:c="4"/><text:span text:style-name="T1">"partnerIds": "['109']",</text:span></text:p>
      <text:p text:style-name="P3"><text:s text:c="4"/><text:span text:style-name="T1">"name": "Essentials of Global Health"</text:span></text:p>
      <text:p text:style-name="P3"><text:s text:c="2"/><text:span text:style-name="T1">},</text:span></text:p>
      <text:p text:style-name="P3"><text:s text:c="2"/><text:span text:style-name="T1">{</text:span></text:p>
      <text:p text:style-name="P3"><text:s text:c="4"/><text:span text:style-name="T1">"FIELD1": 421,</text:span></text:p>
      <text:p text:style-name="P3"><text:s text:c="4"/><text:span text:style-name="T1">"courseType": "v2.ondemand",</text:span></text:p>
      <text:p text:style-name="P3"><text:s text:c="4"/><text:span text:style-name="T1">"description": "This course teaches you to fetch and process data from services on the Internet. It covers Python list comprehensions and provides opportunities to practice extracting from and processing deeply nested data. You'll also learn how to use the Python requests module to interact with REST APIs and what to look for in documentation of those APIs. For the final project, you will construct a “tag recommender” for the flickr photo sharing site.\n\nThe course is well-suited for you if you have already taken the \"Python Basics\" and \"Python Functions, Files, and Dictionaries\" courses (courses 1 and 2 of the Python 3 Programming Specialization). If you are already familiar with Python fundamentals but want practice at retrieving and processing complex nested data from Internet services, you can also benefit from this course without taking the previous two.\n\nThis is the third of five courses in the Python 3 Programming Specialization.",</text:span></text:p>
      <text:p text:style-name="P3"><text:s text:c="4"/><text:span text:style-name="T1">"id": "hc1eF91UEeiuIBLeggjX4g",</text:span></text:p>
      <text:p text:style-name="P3"><text:s text:c="4"/><text:span text:style-name="T1">"slug": "data-collection-processing-python",</text:span></text:p>
      <text:p text:style-name="P3"><text:s text:c="4"/><text:span text:style-name="T1">"instructorIds": "['33713149', '37849644']",</text:span></text:p>
      <text:p text:style-name="P3"><text:s text:c="4"/><text:span text:style-name="T1">"specializations": "[]",</text:span></text:p>
      <text:p text:style-name="P3"><text:s text:c="4"/><text:span text:style-name="T1">"partnerIds": "['3']",</text:span></text:p>
      <text:p text:style-name="P3"><text:s text:c="4"/><text:span text:style-name="T1">"name": "Data Collection and Processing with Python"</text:span></text:p>
      <text:p text:style-name="P3"><text:s text:c="2"/><text:span text:style-name="T1">},</text:span></text:p>
      <text:p text:style-name="P3"><text:soft-page-break/><text:s text:c="2"/><text:span text:style-name="T1">{</text:span></text:p>
      <text:p text:style-name="P3"><text:s text:c="4"/><text:span text:style-name="T1">"FIELD1": 422,</text:span></text:p>
      <text:p text:style-name="P3"><text:s text:c="4"/><text:span text:style-name="T1">"courseType": "v2.ondemand",</text:span></text:p>
      <text:p text:style-name="P3"><text:s text:c="4"/><text:span text:style-name="T1">"description": "Imagine if there were an organ in your body that weighed as much as your brain, that affected your health, your weight, and even your behavior. Wouldn’t you want to know more about it? There is such an organ — the collection of microbes in and on your body, your human microbiome.",</text:span></text:p>
      <text:p text:style-name="P3"><text:s text:c="4"/><text:span text:style-name="T1">"id": "93w6xNzBEeSvjyIAC3jXcg",</text:span></text:p>
      <text:p text:style-name="P3"><text:s text:c="4"/><text:span text:style-name="T1">"slug": "microbiome",</text:span></text:p>
      <text:p text:style-name="P3"><text:s text:c="4"/><text:span text:style-name="T1">"instructorIds": "['7491005', '7956673', '8049296']",</text:span></text:p>
      <text:p text:style-name="P3"><text:s text:c="4"/><text:span text:style-name="T1">"specializations": "[]",</text:span></text:p>
      <text:p text:style-name="P3"><text:s text:c="4"/><text:span text:style-name="T1">"partnerIds": "['71', '53']",</text:span></text:p>
      <text:p text:style-name="P3"><text:s text:c="4"/><text:span text:style-name="T1">"name": "Gut Check: Exploring Your Microbiome"</text:span></text:p>
      <text:p text:style-name="P3"><text:s text:c="2"/><text:span text:style-name="T1">},</text:span></text:p>
      <text:p text:style-name="P3"><text:s text:c="2"/><text:span text:style-name="T1">{</text:span></text:p>
      <text:p text:style-name="P3"><text:s text:c="4"/><text:span text:style-name="T1">"FIELD1": 423,</text:span></text:p>
      <text:p text:style-name="P3"><text:s text:c="4"/><text:span text:style-name="T1">"courseType": "v2.ondemand",</text:span></text:p>
      <text:p text:style-name="P3"><text:s text:c="4"/><text:span text:style-name="T1">"description": "</text:span><text:span text:style-name="T2">本課程希望透過對《孟子》原典的解讀，使學生發現中國傳統文化的精髓與深刻的人文意涵，並能對應其所處的</text:span><text:span text:style-name="T1">21</text:span><text:span text:style-name="T2">世紀全球化時代，領悟經典的現代意義，使其知識得到深刻的啟發，生命也能獲得厚實的成長。</text:span><text:span text:style-name="T1">\n\n</text:span><text:span text:style-name="T2">課程內容將帶領同學從戰國至唐、宋、明、清與孟子對話。在對話中，照見自己身處的時代困境，並思索出合宜的處世原則，例如：朱子、陽明都曾藉由與孟子思想的對話，學習孟子的人生智慧，以因應其時代環境之困境。</text:span><text:span text:style-name="T1">\n\n</text:span><text:span text:style-name="T2">學生修習本課程，除可了解孟子以強靭的生命力，剛正不阿的性格批判他所處的時代，並試圖改變時代。也可認識孟子抱著堅定的使命感，在政治轉型、社會重組、經濟發展的戰國時代，強力批判急功近利的社會風氣，那種以天下為己任的精神，是值得現今知識分子效法的人格典範。</text:span><text:span text:style-name="T1">",</text:span></text:p>
      <text:p text:style-name="P3"><text:s text:c="4"/><text:span text:style-name="T1">"id": "9_2drtq_EeWoKQ6POrXqdQ",</text:span></text:p>
      <text:p text:style-name="P3"><text:s text:c="4"/><text:span text:style-name="T1">"slug": "mencius2",</text:span></text:p>
      <text:p text:style-name="P3"><text:s text:c="4"/><text:span text:style-name="T1">"instructorIds": "['14750168']",</text:span></text:p>
      <text:p text:style-name="P3"><text:s text:c="4"/><text:span text:style-name="T1">"specializations": "[]",</text:span></text:p>
      <text:p text:style-name="P3"><text:s text:c="4"/><text:span text:style-name="T1">"partnerIds": "['75']",</text:span></text:p>
      <text:p text:style-name="P3"><text:s text:c="4"/><text:span text:style-name="T1">"name": "</text:span><text:span text:style-name="T2">東亞儒學：孟子二 </text:span><text:span text:style-name="T1">(East Asian Confucianisms: Mencius(2))"</text:span></text:p>
      <text:p text:style-name="P3"><text:s text:c="2"/><text:span text:style-name="T1">},</text:span></text:p>
      <text:p text:style-name="P3"><text:s text:c="2"/><text:span text:style-name="T1">{</text:span></text:p>
      <text:p text:style-name="P3"><text:s text:c="4"/><text:span text:style-name="T1">"FIELD1": 424,</text:span></text:p>
      <text:p text:style-name="P3"><text:s text:c="4"/><text:span text:style-name="T1">"courseType": "v2.ondemand",</text:span></text:p>
      <text:p text:style-name="P3"><text:s text:c="4"/><text:span text:style-name="T1">"description": "The world runs computers. <text:s/>From small to large businesses, from the CEO down to level 1 support staff, everyone uses computers. <text:s/>This course is designed to give you a practical perspective on computer security. <text:s/>This course approaches computer security in a way that anyone can understand. <text:s/>Ever wonder how your bank website is secure when you connect to it? <text:s/>Wonder how other business owners secure their network? <text:s/>Wonder how large data breaches happen? <text:s/>This is practical computer security. <text:s/>It will help you answer the question – what should I focus on?",</text:span></text:p>
      <text:p text:style-name="P3"><text:s text:c="4"/><text:span text:style-name="T1">"id": "tFtQuLmJEeaHhwpEISB4Yg",</text:span></text:p>
      <text:p text:style-name="P3"><text:s text:c="4"/><text:span text:style-name="T1">"slug": "intro-cyber-security-business",</text:span></text:p>
      <text:p text:style-name="P3"><text:s text:c="4"/><text:span text:style-name="T1">"instructorIds": "['21214258']",</text:span></text:p>
      <text:p text:style-name="P3"><text:s text:c="4"/><text:span text:style-name="T1">"specializations": "[]",</text:span></text:p>
      <text:p text:style-name="P3"><text:s text:c="4"/><text:span text:style-name="T1">"partnerIds": "['126']",</text:span></text:p>
      <text:p text:style-name="P3"><text:s text:c="4"/><text:span text:style-name="T1">"name": "Introduction to Cybersecurity for Business"</text:span></text:p>
      <text:p text:style-name="P3"><text:s text:c="2"/><text:span text:style-name="T1">},</text:span></text:p>
      <text:p text:style-name="P3"><text:s text:c="2"/><text:span text:style-name="T1">{</text:span></text:p>
      <text:p text:style-name="P3"><text:s text:c="4"/><text:span text:style-name="T1">"FIELD1": 425,</text:span></text:p>
      <text:p text:style-name="P3"><text:s text:c="4"/><text:span text:style-name="T1">"courseType": "v2.ondemand",</text:span></text:p>
      <text:p text:style-name="P3"><text:s text:c="4"/><text:span text:style-name="T1">"description": "Have you ever wished you knew how to program, but had no idea where to start from? This course will teach you how to program in Scratch, an easy to use visual programming language. More importantly, it will introduce you to the fundamental principles of computing and it will help you think like a software engineer.",</text:span></text:p>
      <text:p text:style-name="P3"><text:s text:c="4"/><text:span text:style-name="T1">"id": "#NAME?",</text:span></text:p>
      <text:p text:style-name="P3"><text:soft-page-break/><text:s text:c="4"/><text:span text:style-name="T1">"slug": "intro-programming",</text:span></text:p>
      <text:p text:style-name="P3"><text:s text:c="4"/><text:span text:style-name="T1">"instructorIds": "['8654857', '8654875']",</text:span></text:p>
      <text:p text:style-name="P3"><text:s text:c="4"/><text:span text:style-name="T1">"specializations": "[]",</text:span></text:p>
      <text:p text:style-name="P3"><text:s text:c="4"/><text:span text:style-name="T1">"partnerIds": "['14', '250']",</text:span></text:p>
      <text:p text:style-name="P3"><text:s text:c="4"/><text:span text:style-name="T1">"name": "Code Yourself! An Introduction to Programming"</text:span></text:p>
      <text:p text:style-name="P3"><text:s text:c="2"/><text:span text:style-name="T1">},</text:span></text:p>
      <text:p text:style-name="P3"><text:s text:c="2"/><text:span text:style-name="T1">{</text:span></text:p>
      <text:p text:style-name="P3"><text:s text:c="4"/><text:span text:style-name="T1">"FIELD1": 426,</text:span></text:p>
      <text:p text:style-name="P3"><text:s text:c="4"/><text:span text:style-name="T1">"courseType": "v2.ondemand",</text:span></text:p>
      <text:p text:style-name="P3"><text:s text:c="4"/><text:span text:style-name="T1">"description": "With every smartphone and computer now boasting multiple processors, the use of functional ideas to facilitate parallel programming is becoming increasingly widespread. In this course, you'll learn the fundamentals of parallel programming, from task parallelism to data parallelism. In particular, you'll see how many familiar ideas from functional programming map perfectly to to the data parallel paradigm. We'll start the nuts and bolts how to effectively parallelize familiar collections operations, and we'll build up to parallel collections, a production-ready data parallel collections library available in the Scala standard library. Throughout, we'll apply these concepts through several hands-on examples that analyze real-world data, such as popular algorithms like k-means clustering.\n\nLearning Outcomes. By the end of this course you will be able to:\n\n- reason about task and data parallel programs,\n- express common algorithms in a functional style and solve them in parallel,\n- competently microbenchmark parallel code,\n- write programs that effectively use parallel collections to achieve performance\n\nRecommended background: You should have at least one year programming experience. Proficiency with Java or C# is ideal, but experience with other languages such as C/C++, Python, Javascript or Ruby is also sufficient. You should have some familiarity using the command line. This course is intended to be taken after Functional Program Design in Scala: https://www.coursera.org/learn/progfun2.",</text:span></text:p>
      <text:p text:style-name="P3"><text:s text:c="4"/><text:span text:style-name="T1">"id": "GVy8tIIKEeWXmQ4F86nmrw",</text:span></text:p>
      <text:p text:style-name="P3"><text:s text:c="4"/><text:span text:style-name="T1">"slug": "parprog1",</text:span></text:p>
      <text:p text:style-name="P3"><text:s text:c="4"/><text:span text:style-name="T1">"instructorIds": "['3425679', '1073754']",</text:span></text:p>
      <text:p text:style-name="P3"><text:s text:c="4"/><text:span text:style-name="T1">"specializations": "[]",</text:span></text:p>
      <text:p text:style-name="P3"><text:s text:c="4"/><text:span text:style-name="T1">"partnerIds": "['16']",</text:span></text:p>
      <text:p text:style-name="P3"><text:s text:c="4"/><text:span text:style-name="T1">"name": "Parallel programming"</text:span></text:p>
      <text:p text:style-name="P3"><text:s text:c="2"/><text:span text:style-name="T1">},</text:span></text:p>
      <text:p text:style-name="P3"><text:s text:c="2"/><text:span text:style-name="T1">{</text:span></text:p>
      <text:p text:style-name="P3"><text:s text:c="4"/><text:span text:style-name="T1">"FIELD1": 427,</text:span></text:p>
      <text:p text:style-name="P3"><text:s text:c="4"/><text:span text:style-name="T1">"courseType": "v2.ondemand",</text:span></text:p>
      <text:p text:style-name="P3"><text:s text:c="4"/><text:span text:style-name="T1">"description": "What makes for a great user experience? How can you consistently design experiences that work well, are easy to use and <text:s/>people want to use? This course will teach you the core process of experience design and how to effectively evaluate your work with the people for whom you are designing. You'll learn fundamental methods of design research that will enable <text:s/>you to effectively understand people, the sequences of their actions, and the context in which they work. Through the assignments, you’ll learn practical techniques for making sense of what you see and transform your observations into meaningful actionable insights and unique opportunity areas for design. <text:s/>You’ll also explore how to generate ideas in response to the opportunities identified and learn methods for making your ideas tangible. By answering specific questions and refining your concepts, you’ll move closer to making your ideas real. We’ll use cases from a variety of industries including health, education, transportation, finance, and beyond to illustrate how these methods work across different domains. \n\nGood luck and we hope you enjoy the course!",</text:span></text:p>
      <text:p text:style-name="P3"><text:s text:c="4"/><text:span text:style-name="T1">"id": "Z3yHdBVBEeWvmQrN_lODCw",</text:span></text:p>
      <text:p text:style-name="P3"><text:s text:c="4"/><text:span text:style-name="T1">"slug": "user-research",</text:span></text:p>
      <text:p text:style-name="P3"><text:s text:c="4"/><text:span text:style-name="T1">"instructorIds": "['14089734', '1250']",</text:span></text:p>
      <text:p text:style-name="P3"><text:s text:c="4"/><text:span text:style-name="T1">"specializations": "[]",</text:span></text:p>
      <text:p text:style-name="P3"><text:s text:c="4"/><text:span text:style-name="T1">"partnerIds": "['53']",</text:span></text:p>
      <text:p text:style-name="P3"><text:soft-page-break/><text:s text:c="4"/><text:span text:style-name="T1">"name": "User Experience: Research &amp; Prototyping"</text:span></text:p>
      <text:p text:style-name="P3"><text:s text:c="2"/><text:span text:style-name="T1">},</text:span></text:p>
      <text:p text:style-name="P3"><text:s text:c="2"/><text:span text:style-name="T1">{</text:span></text:p>
      <text:p text:style-name="P3"><text:s text:c="4"/><text:span text:style-name="T1">"FIELD1": 428,</text:span></text:p>
      <text:p text:style-name="P3"><text:s text:c="4"/><text:span text:style-name="T1">"courseType": "v2.ondemand",</text:span></text:p>
      <text:p text:style-name="P3"><text:s text:c="4"/><text:span text:style-name="T1">"description": "İnfertilite tanı ve tedavi aşamasında bireylere verilecek hemşirelik bakım sürecinin uygulaması aşamasında ihtiyaç duyulan temel bilgiyi sağlar. İnfertilitenin nedenleri, tanı ve tedavi yöntemleri, bu süreçlerde çiftlerin yaşadıkları fiziksel ve psikososyal sorunları ve önlemeye yönelik hemşirelik girişimlerini içerir.",</text:span></text:p>
      <text:p text:style-name="P3"><text:s text:c="4"/><text:span text:style-name="T1">"id": "a05nBT8oEeWpogr5ZO8qxQ",</text:span></text:p>
      <text:p text:style-name="P3"><text:s text:c="4"/><text:span text:style-name="T1">"slug": "infertilite",</text:span></text:p>
      <text:p text:style-name="P3"><text:s text:c="4"/><text:span text:style-name="T1">"instructorIds": "['10521091']",</text:span></text:p>
      <text:p text:style-name="P3"><text:s text:c="4"/><text:span text:style-name="T1">"specializations": "[]",</text:span></text:p>
      <text:p text:style-name="P3"><text:s text:c="4"/><text:span text:style-name="T1">"partnerIds": "['182']",</text:span></text:p>
      <text:p text:style-name="P3"><text:s text:c="4"/><text:span text:style-name="T1">"name": "İnfertilite Hemşireliği (Infertility Nursing)"</text:span></text:p>
      <text:p text:style-name="P3"><text:s text:c="2"/><text:span text:style-name="T1">},</text:span></text:p>
      <text:p text:style-name="P3"><text:s text:c="2"/><text:span text:style-name="T1">{</text:span></text:p>
      <text:p text:style-name="P3"><text:s text:c="4"/><text:span text:style-name="T1">"FIELD1": 429,</text:span></text:p>
      <text:p text:style-name="P3"><text:s text:c="4"/><text:span text:style-name="T1">"courseType": "v2.ondemand",</text:span></text:p>
      <text:p text:style-name="P3"><text:s text:c="4"/><text:span text:style-name="T1">"description": "This course opens with an exploration of the social context and aims of literacy teaching and learning. It goes on to describe a range of historical and contemporary approaches to literacy pedagogy, including didactic, authentic, functional, and critical approaches. The course takes has a 'Multiliteracies' perspective, which aims to expand the definition of literacy to encompass today's multimodal communications, and the diversity of literacies across different social and culltural contexts. A Multiliteracies approach also suggests a broad range of activity types—experiential, conceptual, analytical and critical.\n\n--------------------------------\nRecommended Background\n--------------------------------\n\nThis course is designed for people interested in literacy teaching and learning, including people who may wish to join education as a profession, practicing teachers interested in exploring future directions for a vocation that is currently undergoing transformation, and community and workplace leaders who regard their mission to be in part \"educative.\"\n\n--------------------------------\nTake this Course for Credit at the University of Illinois.\n--------------------------------\n\nThis course has the same content and anticipates the same level of contribution by students in the 'New Media and Literacies' course offered to graduate certificate, masters and doctoral level students in the College of Education at the University of Illinois.\n\nOf course, in the nature of MOOCs many people will just want to view the videos and casually join some of the discussions. Some people say that these limited kinds of participation offer evidence that MOOCs suffer from low retention rates. Far from it - we say that any level of engagement is good engagement.\n\nOn the other hand, if you would like to take this course for credit at the University of Illinois, apply here: http://education.illinois.edu/online-offcampus/programs-degrees/ldl-online If you have already taken this course in Coursera, you can prepare a portfolio of work created there and request that this work is taken into account for your University of Illinois course.",</text:span></text:p>
      <text:p text:style-name="P3"><text:s text:c="4"/><text:span text:style-name="T1">"id": "#NAME?",</text:span></text:p>
      <text:p text:style-name="P3"><text:s text:c="4"/><text:span text:style-name="T1">"slug": "literacy-teaching-learning",</text:span></text:p>
      <text:p text:style-name="P3"><text:s text:c="4"/><text:span text:style-name="T1">"instructorIds": "['3734792', '3726726']",</text:span></text:p>
      <text:p text:style-name="P3"><text:s text:c="4"/><text:span text:style-name="T1">"specializations": "[]",</text:span></text:p>
      <text:p text:style-name="P3"><text:s text:c="4"/><text:span text:style-name="T1">"partnerIds": "['17']",</text:span></text:p>
      <text:p text:style-name="P3"><text:s text:c="4"/><text:span text:style-name="T1">"name": "Literacy Teaching and Learning: Aims, Approaches and Pedagogies"</text:span></text:p>
      <text:p text:style-name="P3"><text:s text:c="2"/><text:span text:style-name="T1">},</text:span></text:p>
      <text:p text:style-name="P3"><text:s text:c="2"/><text:span text:style-name="T1">{</text:span></text:p>
      <text:p text:style-name="P3"><text:s text:c="4"/><text:span text:style-name="T1">"FIELD1": 430,</text:span></text:p>
      <text:p text:style-name="P3"><text:s text:c="4"/><text:span text:style-name="T1">"courseType": "v2.ondemand",</text:span></text:p>
      <text:p text:style-name="P3"><text:soft-page-break/><text:s text:c="4"/><text:span text:style-name="T1">"description": "The majority of businesses say they want to become more global. And business leaders say that the lack of people with global intelligence is the key constraint holding them back. This course will address both gaps — at the business and the personal level, it will focus on practical strategies for dealing with the real consequences of globalization.",</text:span></text:p>
      <text:p text:style-name="P3"><text:s text:c="4"/><text:span text:style-name="T1">"id": "jYxDYeJXEeWYOBIRup69HQ",</text:span></text:p>
      <text:p text:style-name="P3"><text:s text:c="4"/><text:span text:style-name="T1">"slug": "global-business",</text:span></text:p>
      <text:p text:style-name="P3"><text:s text:c="4"/><text:span text:style-name="T1">"instructorIds": "['4753915']",</text:span></text:p>
      <text:p text:style-name="P3"><text:s text:c="4"/><text:span text:style-name="T1">"specializations": "[]",</text:span></text:p>
      <text:p text:style-name="P3"><text:s text:c="4"/><text:span text:style-name="T1">"partnerIds": "['172']",</text:span></text:p>
      <text:p text:style-name="P3"><text:s text:c="4"/><text:span text:style-name="T1">"name": "Globalization of Business Enterprise"</text:span></text:p>
      <text:p text:style-name="P3"><text:s text:c="2"/><text:span text:style-name="T1">},</text:span></text:p>
      <text:p text:style-name="P3"><text:s text:c="2"/><text:span text:style-name="T1">{</text:span></text:p>
      <text:p text:style-name="P3"><text:s text:c="4"/><text:span text:style-name="T1">"FIELD1": 431,</text:span></text:p>
      <text:p text:style-name="P3"><text:s text:c="4"/><text:span text:style-name="T1">"courseType": "v2.ondemand",</text:span></text:p>
      <text:p text:style-name="P3"><text:s text:c="4"/><text:span text:style-name="T1">"description": "Market Research is a growing and important field that is used in many industries around the world. Given all the data that is collected whether by organizations, industries, social media, governments, etc., it’s important that someone can review and sift through all the noise to provide valuable insights. And that’s where you come in as a market researcher. This course will only scratch the surface and provide you a foundational understanding of this field.\n\nIn this course, you will be able to define market research and identify some tools used in the industry. You will be able to discuss the importance of secondary and internal research in terms of the planning process. You will be able to define what primary research is and identify the various ways to conduct primary research. You will be able to focus on an actual research plan or proposal for your peer review project. You will be able to compose a response to a request for a proposal or research plan and be able to address the various components of the proposal and package it in a professional manner.",</text:span></text:p>
      <text:p text:style-name="P3"><text:s text:c="4"/><text:span text:style-name="T1">"id": "vq2XwnQ-EeWLqw7zlLhRzQ",</text:span></text:p>
      <text:p text:style-name="P3"><text:s text:c="4"/><text:span text:style-name="T1">"slug": "research-proposal-initiating-research",</text:span></text:p>
      <text:p text:style-name="P3"><text:s text:c="4"/><text:span text:style-name="T1">"instructorIds": "['23780048']",</text:span></text:p>
      <text:p text:style-name="P3"><text:s text:c="4"/><text:span text:style-name="T1">"specializations": "[]",</text:span></text:p>
      <text:p text:style-name="P3"><text:s text:c="4"/><text:span text:style-name="T1">"partnerIds": "['83']",</text:span></text:p>
      <text:p text:style-name="P3"><text:s text:c="4"/><text:span text:style-name="T1">"name": "Research Proposal: Initiating Research"</text:span></text:p>
      <text:p text:style-name="P3"><text:s text:c="2"/><text:span text:style-name="T1">},</text:span></text:p>
      <text:p text:style-name="P3"><text:s text:c="2"/><text:span text:style-name="T1">{</text:span></text:p>
      <text:p text:style-name="P3"><text:s text:c="4"/><text:span text:style-name="T1">"FIELD1": 432,</text:span></text:p>
      <text:p text:style-name="P3"><text:s text:c="4"/><text:span text:style-name="T1">"courseType": "v2.ondemand",</text:span></text:p>
      <text:p text:style-name="P3"><text:s text:c="4"/><text:span text:style-name="T1">"description": "This course introduces a set of public health problems experienced by people affected by natural disasters and/or conflict. It discusses the many changes in people’s lives when they are uprooted by a disaster, ranging from changes in disease patterns, access to health care, livelihoods, shelter, sanitary conditions, nutritional status, etc. \n\nWe will explore what humanitarian interventions could look like if we want to mitigate the effects of disasters. The course content is a mix of theoretical knowledge and many practical examples from recent disasters. We think this course is unique because it contains so many practical ‘real-life’ examples and is taught be instructors and guest lecturers who <text:s/>together have over 200 years of experience in this field.\n\nThe course consists of 10 modules totaling approximately 9-10 hours of delivered content with an additional 2-3 hours of self-work (quizzes and writing and evaluating a short peer-review assignment) as well as lively discussions forums. \n\nThe course has been designed in a way that each module builds on the lessons of previous modules. However, modules can be accessed in any order and some can stand alone.\n\nYou do not have to pay for this course if you choose to enroll without a certificate. Sometimes referred to as auditing, enrolling without a certificate means that you will have access to all of the videos, quizzes, assignments, and discussions. The only difference is that you will not receive a certificate upon completion. Click the Enroll Without A Certificate link to sign up and begin the course.\n\nEven if </text:span><text:soft-page-break/><text:span text:style-name="T1">you enroll in a session that has yet to begin, you may access most of the course materials right away by clicking the Preview Course Materials link. However, you will have to wait for the session to begin before posting on the discussion forum or accessing the final peer-reviewed assessment. Visit the Learner Help Center for details about session schedules.",</text:span></text:p>
      <text:p text:style-name="P3"><text:s text:c="4"/><text:span text:style-name="T1">"id": "YIzBp-TLEeahIg74m77j2A",</text:span></text:p>
      <text:p text:style-name="P3"><text:s text:c="4"/><text:span text:style-name="T1">"slug": "humanitarian-public-health",</text:span></text:p>
      <text:p text:style-name="P3"><text:s text:c="4"/><text:span text:style-name="T1">"instructorIds": "['25915820', '25899716']",</text:span></text:p>
      <text:p text:style-name="P3"><text:s text:c="4"/><text:span text:style-name="T1">"specializations": "[]",</text:span></text:p>
      <text:p text:style-name="P3"><text:s text:c="4"/><text:span text:style-name="T1">"partnerIds": "['8']",</text:span></text:p>
      <text:p text:style-name="P3"><text:s text:c="4"/><text:span text:style-name="T1">"name": "Public Health in Humanitarian Crises"</text:span></text:p>
      <text:p text:style-name="P3"><text:s text:c="2"/><text:span text:style-name="T1">},</text:span></text:p>
      <text:p text:style-name="P3"><text:s text:c="2"/><text:span text:style-name="T1">{</text:span></text:p>
      <text:p text:style-name="P3"><text:s text:c="4"/><text:span text:style-name="T1">"FIELD1": 433,</text:span></text:p>
      <text:p text:style-name="P3"><text:s text:c="4"/><text:span text:style-name="T1">"courseType": "v2.ondemand",</text:span></text:p>
      <text:p text:style-name="P3"><text:s text:c="4"/><text:span text:style-name="T1">"description": "Starting from a history of machine learning, we discuss why neural networks today perform so well in a variety of data science problems. We then discuss how to set up a supervised learning problem and find a good solution using gradient descent. This involves creating datasets that permit generalization; we talk about methods of doing so in a repeatable way that supports experimentation.\n\nCourse Objectives:\nIdentify why deep learning is currently popular\nOptimize and evaluate models using loss functions and performance metrics\nMitigate common problems that arise in machine learning\nCreate repeatable and scalable training, evaluation, and test datasets",</text:span></text:p>
      <text:p text:style-name="P3"><text:s text:c="4"/><text:span text:style-name="T1">"id": "lTAKbxf1EeiB7BJMyhcJoA",</text:span></text:p>
      <text:p text:style-name="P3"><text:s text:c="4"/><text:span text:style-name="T1">"slug": "launching-machine-learning",</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Launching into Machine Learning"</text:span></text:p>
      <text:p text:style-name="P3"><text:s text:c="2"/><text:span text:style-name="T1">},</text:span></text:p>
      <text:p text:style-name="P3"><text:s text:c="2"/><text:span text:style-name="T1">{</text:span></text:p>
      <text:p text:style-name="P3"><text:s text:c="4"/><text:span text:style-name="T1">"FIELD1": 434,</text:span></text:p>
      <text:p text:style-name="P3"><text:s text:c="4"/><text:span text:style-name="T1">"courseType": "v2.ondemand",</text:span></text:p>
      <text:p text:style-name="P3"><text:s text:c="4"/><text:span text:style-name="T1">"description": "One was Moses but many are his faces. Starting with the Hebrew Bible, continuing with Jewish literatures throughout history (Second Temple literature, rabbinic literature, medieval commentaries, modern literature, thought and art.) the character of Moses keeps changing and developing through the eyes of the beholder, it's time, tendency and the nature of the genre. The course will follow the different phases of Moses' character and try to understand what motives are behind them.\n\n</text:span><text:span text:style-name="T3">אחד היה משה אך רבים פניו</text:span><text:span text:style-name="T1">. </text:span><text:span text:style-name="T3">החל בגופו של המקרא והמשך בספרות עם ישראל לדורותיו </text:span><text:span text:style-name="T1">(</text:span><text:span text:style-name="T3">ספרות הבית השני</text:span><text:span text:style-name="T1">, </text:span><text:span text:style-name="T3">ספרות חז</text:span><text:span text:style-name="T1">\"</text:span><text:span text:style-name="T3">ל</text:span><text:span text:style-name="T1">, </text:span><text:span text:style-name="T3">פרשני ימי הביניים ועוד</text:span><text:span text:style-name="T1">) </text:span><text:span text:style-name="T3">וכלה בספרות</text:span><text:span text:style-name="T1">, </text:span><text:span text:style-name="T3">באמנות ובהגות של העת החדשה </text:span><text:span text:style-name="T1">- </text:span><text:span text:style-name="T3">לובשת ופושטת דמות של משה צורות חדשות ומגוונות</text:span><text:span text:style-name="T1">, </text:span><text:span text:style-name="T3">על פי המתבונן</text:span><text:span text:style-name="T1">, </text:span><text:span text:style-name="T3">זמנו</text:span><text:span text:style-name="T1">, </text:span><text:span text:style-name="T3">מגמתו ואופי יצירתו</text:span><text:span text:style-name="T1">. </text:span><text:span text:style-name="T3">הקורס יעקב אחר גלגולי דמויותיו של משה </text:span><text:span text:style-name="T1">[</text:span><text:span text:style-name="T3">ביצירה שעד ראשית תקופת הגאונים</text:span><text:span text:style-name="T1">] </text:span><text:span text:style-name="T3">ויבקש להבין מה עומד מאחורי יצירתן</text:span><text:span text:style-name="T1">.",</text:span></text:p>
      <text:p text:style-name="P3"><text:s text:c="4"/><text:span text:style-name="T1">"id": "GAAyKa7zEeWu-gqgbeGTiQ",</text:span></text:p>
      <text:p text:style-name="P3"><text:s text:c="4"/><text:span text:style-name="T1">"slug": "moses",</text:span></text:p>
      <text:p text:style-name="P3"><text:s text:c="4"/><text:span text:style-name="T1">"instructorIds": "['17159723', '17235569']",</text:span></text:p>
      <text:p text:style-name="P3"><text:s text:c="4"/><text:span text:style-name="T1">"specializations": "[]",</text:span></text:p>
      <text:p text:style-name="P3"><text:s text:c="4"/><text:span text:style-name="T1">"partnerIds": "['24']",</text:span></text:p>
      <text:p text:style-name="P3"><text:s text:c="4"/><text:span text:style-name="T1">"name": "Moses' Face: Moses' images as reflected in Jewish literature"</text:span></text:p>
      <text:p text:style-name="P3"><text:s text:c="2"/><text:span text:style-name="T1">},</text:span></text:p>
      <text:p text:style-name="P3"><text:s text:c="2"/><text:span text:style-name="T1">{</text:span></text:p>
      <text:p text:style-name="P3"><text:s text:c="4"/><text:span text:style-name="T1">"FIELD1": 435,</text:span></text:p>
      <text:p text:style-name="P3"><text:s text:c="4"/><text:span text:style-name="T1">"courseType": "v2.ondemand",</text:span></text:p>
      <text:p text:style-name="P3"><text:s text:c="4"/><text:span text:style-name="T1">"description": "What you’ll achieve:\nIn this project-centered course* you will build a modern computer system, from the ground up. We’ll divide this fascinating journey into six hands-on projects that will take you from constructing elementary logic gates all the way through creating a fully functioning general purpose </text:span><text:soft-page-break/><text:span text:style-name="T1">computer. In the process, you will learn - in the most direct and constructive way - how computers work, and how they are designed.\n\nWhat you’ll need:\nThis is a self-contained course: all the knowledge necessary to succeed in the course and build the computer system will be given as part of the learning experience. Therefore, we assume no previous computer science or engineering knowledge, and all learners are welcome aboard. You will need no physical materials, since you will build the computer on your own PC, using a software-based hardware simulator, just like real computers are designed by computer engineers in the field. The hardware simulator, as well as other software tools, will be supplied freely after you enroll in the course.\n\nCourse format:\nThe course consists of six modules, each comprising a series of video lectures, and a project. You will need about 2-3 hours to watch each module's lectures, and about 5-10 hours to complete each one of the six projects. The course can be completed in six weeks, but you are welcome to take it at your own pace. You can watch a TED talk about this course by Googling \"nand2tetris TED talk\".\n\n*About Project-Centered Courses: Project-centered courses are designed to help you complete a personally meaningful real-world project, with your instructor and a community of learners with similar goals providing guidance and suggestions along the way. By actively applying new concepts as you learn, you’ll master the course content more efficiently; you’ll also get a head start on using the skills you gain to make positive changes in your life and career. When you complete the course, you’ll have a finished project that you’ll be proud to use and share.",</text:span></text:p>
      <text:p text:style-name="P3"><text:s text:c="4"/><text:span text:style-name="T1">"id": "ct7G8DVLEeWfzhKP8GtZlQ",</text:span></text:p>
      <text:p text:style-name="P3"><text:s text:c="4"/><text:span text:style-name="T1">"slug": "build-a-computer",</text:span></text:p>
      <text:p text:style-name="P3"><text:s text:c="4"/><text:span text:style-name="T1">"instructorIds": "['234878', '6103553']",</text:span></text:p>
      <text:p text:style-name="P3"><text:s text:c="4"/><text:span text:style-name="T1">"specializations": "[]",</text:span></text:p>
      <text:p text:style-name="P3"><text:s text:c="4"/><text:span text:style-name="T1">"partnerIds": "['24']",</text:span></text:p>
      <text:p text:style-name="P3"><text:s text:c="4"/><text:span text:style-name="T1">"name": "Build a Modern Computer from First Principles: From Nand to Tetris (Project-Centered Course)"</text:span></text:p>
      <text:p text:style-name="P3"><text:s text:c="2"/><text:span text:style-name="T1">},</text:span></text:p>
      <text:p text:style-name="P3"><text:s text:c="2"/><text:span text:style-name="T1">{</text:span></text:p>
      <text:p text:style-name="P3"><text:s text:c="4"/><text:span text:style-name="T1">"FIELD1": 436,</text:span></text:p>
      <text:p text:style-name="P3"><text:s text:c="4"/><text:span text:style-name="T1">"courseType": "v2.ondemand",</text:span></text:p>
      <text:p text:style-name="P3"><text:s text:c="4"/><text:span text:style-name="T1">"description": "</text:span><text:span text:style-name="T2">追溯日本文明发展的历史，阐明日本人独特的思考模式，解析日本独特的审美意识。本课程讲授公元前</text:span><text:span text:style-name="T1">3</text:span><text:span text:style-name="T2">世纪至清末的中日文化交流的历史。以文化艺术的交流为主线，以实地考察为背景展示了中日两国丰富灿烂的交流史实。通过中日双方在吸收对方文化过程中所表现出来的不同的受容方式剖析了中日文化之不同特性，可以帮助受课者准确地把握日本文化的内质，并启发其对自我民族历史文化之思考。生动的图片，倾心的讲授，可以让学习者在轻松愉快的氛围中完成六章的学习和有趣的试题，以期丰富学习者的人文积淀。</text:span><text:span text:style-name="T1">",</text:span></text:p>
      <text:p text:style-name="P3"><text:s text:c="4"/><text:span text:style-name="T1">"id": "IPob__yUEea_xArNhnfrng",</text:span></text:p>
      <text:p text:style-name="P3"><text:s text:c="4"/><text:span text:style-name="T1">"slug": "zhongri-jiaoliushi",</text:span></text:p>
      <text:p text:style-name="P3"><text:s text:c="4"/><text:span text:style-name="T1">"instructorIds": "['24703845']",</text:span></text:p>
      <text:p text:style-name="P3"><text:s text:c="4"/><text:span text:style-name="T1">"specializations": "[]",</text:span></text:p>
      <text:p text:style-name="P3"><text:s text:c="4"/><text:span text:style-name="T1">"partnerIds": "['163']",</text:span></text:p>
      <text:p text:style-name="P3"><text:s text:c="4"/><text:span text:style-name="T1">"name": "</text:span><text:span text:style-name="T2">中日文化交流史</text:span><text:span text:style-name="T1">"</text:span></text:p>
      <text:p text:style-name="P3"><text:s text:c="2"/><text:span text:style-name="T1">},</text:span></text:p>
      <text:p text:style-name="P3"><text:s text:c="2"/><text:span text:style-name="T1">{</text:span></text:p>
      <text:p text:style-name="P3"><text:s text:c="4"/><text:span text:style-name="T1">"FIELD1": 437,</text:span></text:p>
      <text:p text:style-name="P3"><text:s text:c="4"/><text:span text:style-name="T1">"courseType": "v2.ondemand",</text:span></text:p>
      <text:p text:style-name="P3"><text:s text:c="4"/><text:span text:style-name="T1">"description": "Introduction to Cloud Identity serves as the starting place for any new Cloud Identity, Identity/Access Management/Mobile Device Management admins as they begin their journey of managing and establishing security and access management best practices for their organization. <text:s/>This 15-30 hour accelerated, one-week course will leave you feeling confident to utilize the basic functions of the Admin Console to manage users, control access to services, configure common security settings, and much more.\n\nThrough a series of introductory lessons, step-by-step hands-on exercises, Google knowledge resources, and knowledge checks, learners can expect to leave this training with all of the skills they need to get started as new Cloud Identity Administrators.\n\nLearning Objectives\n\nBy the end of this course participants will be able to:\n• Establish a Cloud Identity domain </text:span><text:soft-page-break/><text:span text:style-name="T1">for their organization or personal domain. \n• Add users in order to practice user lifecycle management.\n• Modify user permissions to gain an understanding of core Cloud Identity features.\n• Add mobile devices within the Google Mobile Management module.\n• Modify mobile management policy sets to gain familiarity with product options.\n• Navigate the Reports module, and practice running reports.\n• Explore and apply different security protocols to the domain.\n\n\nPrerequisites\n\nTo get the most out of this training course, learners should be prepared to: \n• Sign up for a free 14 day trial of Cloud Identity. <text:s/>You will need to enter payment method information. <text:s/>We will show you step-by-step how to cancel your account if you wish to end your Cloud Identity instance at the end of training and avoid being charged.\n• Use an existing domain or purchase a new domain through (if you do not have an existing domain, we will walk you through purchasing a domain through Google).",</text:span></text:p>
      <text:p text:style-name="P3"><text:s text:c="4"/><text:span text:style-name="T1">"id": "QjpvECu5EeiXigpZZkAEUg",</text:span></text:p>
      <text:p text:style-name="P3"><text:s text:c="4"/><text:span text:style-name="T1">"slug": "cloud-identity",</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Introduction to Cloud Identity"</text:span></text:p>
      <text:p text:style-name="P3"><text:s text:c="2"/><text:span text:style-name="T1">},</text:span></text:p>
      <text:p text:style-name="P3"><text:s text:c="2"/><text:span text:style-name="T1">{</text:span></text:p>
      <text:p text:style-name="P3"><text:s text:c="4"/><text:span text:style-name="T1">"FIELD1": 438,</text:span></text:p>
      <text:p text:style-name="P3"><text:s text:c="4"/><text:span text:style-name="T1">"courseType": "v2.ondemand",</text:span></text:p>
      <text:p text:style-name="P3"><text:s text:c="4"/><text:span text:style-name="T1">"description": "¡Hola! ¿Como Estas? In this entry level course, you will take the first step toward exploring the foundations of Spanish grammar and pronunciation, and will begin to build a working vocabulary of common Spanish words and expressions. You will be able to talk about yourself, your family and friends in the present tense, and begin to explore the cultural context of the Spanish-speaking world through a series of videos and interactive activities, including speaking, reading and writing exercises. The adventure begins here, so ¡vámanos!",</text:span></text:p>
      <text:p text:style-name="P3"><text:s text:c="4"/><text:span text:style-name="T1">"id": "GxvylYQ4EealyAq9mBiU-w",</text:span></text:p>
      <text:p text:style-name="P3"><text:s text:c="4"/><text:span text:style-name="T1">"slug": "spanish-vocabulary-meeting-people",</text:span></text:p>
      <text:p text:style-name="P3"><text:s text:c="4"/><text:span text:style-name="T1">"instructorIds": "['17480525']",</text:span></text:p>
      <text:p text:style-name="P3"><text:s text:c="4"/><text:span text:style-name="T1">"specializations": "[]",</text:span></text:p>
      <text:p text:style-name="P3"><text:s text:c="4"/><text:span text:style-name="T1">"partnerIds": "['83']",</text:span></text:p>
      <text:p text:style-name="P3"><text:s text:c="4"/><text:span text:style-name="T1">"name": "Spanish Vocabulary: Meeting People"</text:span></text:p>
      <text:p text:style-name="P3"><text:s text:c="2"/><text:span text:style-name="T1">},</text:span></text:p>
      <text:p text:style-name="P3"><text:s text:c="2"/><text:span text:style-name="T1">{</text:span></text:p>
      <text:p text:style-name="P3"><text:s text:c="4"/><text:span text:style-name="T1">"FIELD1": 439,</text:span></text:p>
      <text:p text:style-name="P3"><text:s text:c="4"/><text:span text:style-name="T1">"courseType": "v2.ondemand",</text:span></text:p>
      <text:p text:style-name="P3"><text:s text:c="4"/><text:span text:style-name="T1">"description": "Welcome to Performance Optimization in Unity, the fourth course in Unity's Gameplay Programming Specialization! \n\nThis course is exam preparation for Unity's Expert Gameplay Programmer Certification Exam. This course will challenge you with a series of realistic programming problems in Unity video-game projects, inspired by one or more of the topics covered in the Expert Gameplay Programmer Exam. Throughout this course, you will learn various optimization techniques, including: optimizing for different platforms, understanding how platform differences can impact gameplay, using Asset Bundle configuration tools, gameplay debugging, and rendering optimization. By the end of this course, you will optimize a 3D \"Dual-Stick Survivor\" game project for WebGL. \n\nThis is an advanced-level course, intended for industry game developers or very experienced Unity enthusiasts who are looking to “level-up” their gameplay programming and implementation strategies. To succeed in this courses, you should have at least 2-3 years of experience developing games with Unity. You should be familiar with the full-game lifecycle (working from early concept to launch), creating and working with Prefabs, understanding game asset and animation pipelines, and have some experience with Unity Services. You should also have advanced programming skills, particularly in the C# language.",</text:span></text:p>
      <text:p text:style-name="P3"><text:s text:c="4"/><text:span text:style-name="T1">"id": "E-KIWxZeEeiMaRLWpdoVeg",</text:span></text:p>
      <text:p text:style-name="P3"><text:soft-page-break/><text:s text:c="4"/><text:span text:style-name="T1">"slug": "performance-optimization-unity",</text:span></text:p>
      <text:p text:style-name="P3"><text:s text:c="4"/><text:span text:style-name="T1">"instructorIds": "['32937405', '31810347']",</text:span></text:p>
      <text:p text:style-name="P3"><text:s text:c="4"/><text:span text:style-name="T1">"specializations": "[]",</text:span></text:p>
      <text:p text:style-name="P3"><text:s text:c="4"/><text:span text:style-name="T1">"partnerIds": "['482']",</text:span></text:p>
      <text:p text:style-name="P3"><text:s text:c="4"/><text:span text:style-name="T1">"name": "Performance Optimization in Unity"</text:span></text:p>
      <text:p text:style-name="P3"><text:s text:c="2"/><text:span text:style-name="T1">},</text:span></text:p>
      <text:p text:style-name="P3"><text:s text:c="2"/><text:span text:style-name="T1">{</text:span></text:p>
      <text:p text:style-name="P3"><text:s text:c="4"/><text:span text:style-name="T1">"FIELD1": 440,</text:span></text:p>
      <text:p text:style-name="P3"><text:s text:c="4"/><text:span text:style-name="T1">"courseType": "v2.ondemand",</text:span></text:p>
      <text:p text:style-name="P3"><text:s text:c="4"/><text:span text:style-name="T1">"description": "Among all objects of design, our clothes are the most universal and intimate. Like other kinds of design, fashion thrives on productive tensions between form and function, automation and craftsmanship, standardization and customization, universality and self-expression, and pragmatism and utopian vision. It exists in the service of others, and it can have profound consequences—social, political, cultural, economic, and environmental.\n\nFashion as Design focuses on a selection of more than 70 garments and accessories from around the world, ranging from kente cloth to jeans to 3D-printed dresses. Through these garments, we’re going to look closely at what we wear, why we wear it, how it’s made, and what it means. You’ll hear directly from a range of designers, makers, historians, and others working with clothing every day—and, in some cases, reinventing it for the future. Studio visits, interviews, and other resources introduce the history and development of each garment and their changing uses, meanings, and impact over time. \n\nCourse Learning Objectives:\n\nDevelop critical tools to appreciate and contextualize fashion design—from everyday clothing to couture garments—through many different perspectives. \n\nTrace the history, development, and impact of garments over time, and explore how they may be reinvented.\n\nInvestigate garments through multiple lenses including politics, identity, and economics. \n\nUnderstand more about the lifecycle of clothing, from its design and production to its marketing, distribution, and consumption. \n\nBetter comprehend the choices you make about fashion with respect to the visual language of dress, individual and collective identities, and issues such as labor practices, sustainability, and body politics.",</text:span></text:p>
      <text:p text:style-name="P3"><text:s text:c="4"/><text:span text:style-name="T1">"id": "xfaXlhvMEeeK5RKT8BCCCA",</text:span></text:p>
      <text:p text:style-name="P3"><text:s text:c="4"/><text:span text:style-name="T1">"slug": "fashion-design",</text:span></text:p>
      <text:p text:style-name="P3"><text:s text:c="4"/><text:span text:style-name="T1">"instructorIds": "['28760638', '28795003', '28823783', '36647368']",</text:span></text:p>
      <text:p text:style-name="P3"><text:s text:c="4"/><text:span text:style-name="T1">"specializations": "[]",</text:span></text:p>
      <text:p text:style-name="P3"><text:s text:c="4"/><text:span text:style-name="T1">"partnerIds": "['107']",</text:span></text:p>
      <text:p text:style-name="P3"><text:s text:c="4"/><text:span text:style-name="T1">"name": "Fashion as Design"</text:span></text:p>
      <text:p text:style-name="P3"><text:s text:c="2"/><text:span text:style-name="T1">},</text:span></text:p>
      <text:p text:style-name="P3"><text:s text:c="2"/><text:span text:style-name="T1">{</text:span></text:p>
      <text:p text:style-name="P3"><text:s text:c="4"/><text:span text:style-name="T1">"FIELD1": 441,</text:span></text:p>
      <text:p text:style-name="P3"><text:s text:c="4"/><text:span text:style-name="T1">"courseType": "v2.ondemand",</text:span></text:p>
      <text:p text:style-name="P3"><text:s text:c="4"/><text:span text:style-name="T1">"description": "En este curso, el participante identificará entre una reacción adversa al medicamento, un evento temporalmente asociado a vacunas y las consecuencias adversas de las tecnologías médicas. Se busca la mejora de la seguridad del paciente al disminuir el riesgo de pérdida de la visión o afecciones oculares secundarias a través de la valoración del caso y la aplicación de técnicas diagnósticas oculares. La farmacovigilancia ocular es una actividad que puede realizar cualquier profesional de la salud, en el entendido de que busca la efectividad del fármaco y el seguimiento de problemas comunes poco identificados en la población, los cuales dependen de las potenciales interacciones medicamentosas (fármaco-fármaco, fármaco-alimento, fármaco-planta medicinal). \n\nAl término del curso:\n\n•\tPromoverás la actividad de identificación y notificación de reacciones adversas a medicamentos (RAM), eventos temporalmente asociados a vacunas (ESAVI), y consecuencias del uso de dispositivos médicos (tecnovigilancia).",</text:span></text:p>
      <text:p text:style-name="P3"><text:s text:c="4"/><text:span text:style-name="T1">"id": "0Xg4lafrEei_eQ4B5e75qA",</text:span></text:p>
      <text:p text:style-name="P3"><text:s text:c="4"/><text:span text:style-name="T1">"slug": "farmacovigilancia-ocular",</text:span></text:p>
      <text:p text:style-name="P3"><text:s text:c="4"/><text:span text:style-name="T1">"instructorIds": "['36502662', '3459762', '37042443']",</text:span></text:p>
      <text:p text:style-name="P3"><text:s text:c="4"/><text:span text:style-name="T1">"specializations": "[]",</text:span></text:p>
      <text:p text:style-name="P3"><text:soft-page-break/><text:s text:c="4"/><text:span text:style-name="T1">"partnerIds": "['58']",</text:span></text:p>
      <text:p text:style-name="P3"><text:s text:c="4"/><text:span text:style-name="T1">"name": "Farmacovigilancia ocular"</text:span></text:p>
      <text:p text:style-name="P3"><text:s text:c="2"/><text:span text:style-name="T1">},</text:span></text:p>
      <text:p text:style-name="P3"><text:s text:c="2"/><text:span text:style-name="T1">{</text:span></text:p>
      <text:p text:style-name="P3"><text:s text:c="4"/><text:span text:style-name="T1">"FIELD1": 442,</text:span></text:p>
      <text:p text:style-name="P3"><text:s text:c="4"/><text:span text:style-name="T1">"courseType": "v2.ondemand",</text:span></text:p>
      <text:p text:style-name="P3"><text:s text:c="4"/><text:span text:style-name="T1">"description": "In this course you will engage in a series of challenges designed to increase your own happiness and build more productive habits. As preparation for these tasks, Professor Laurie Santos reveals misconceptions about happiness, annoying features of the mind that lead us to think the way we do, and the research that can help us change. You will ultimately be prepared to successfully incorporate a specific wellness activity into your life.",</text:span></text:p>
      <text:p text:style-name="P3"><text:s text:c="4"/><text:span text:style-name="T1">"id": "rUHfSakHEeeQ3gpuC4Fs_g",</text:span></text:p>
      <text:p text:style-name="P3"><text:s text:c="4"/><text:span text:style-name="T1">"slug": "the-science-of-well-being",</text:span></text:p>
      <text:p text:style-name="P3"><text:s text:c="4"/><text:span text:style-name="T1">"instructorIds": "['31021001']",</text:span></text:p>
      <text:p text:style-name="P3"><text:s text:c="4"/><text:span text:style-name="T1">"specializations": "[]",</text:span></text:p>
      <text:p text:style-name="P3"><text:s text:c="4"/><text:span text:style-name="T1">"partnerIds": "['109']",</text:span></text:p>
      <text:p text:style-name="P3"><text:s text:c="4"/><text:span text:style-name="T1">"name": "The Science of Well-Being"</text:span></text:p>
      <text:p text:style-name="P3"><text:s text:c="2"/><text:span text:style-name="T1">},</text:span></text:p>
      <text:p text:style-name="P3"><text:s text:c="2"/><text:span text:style-name="T1">{</text:span></text:p>
      <text:p text:style-name="P3"><text:s text:c="4"/><text:span text:style-name="T1">"FIELD1": 443,</text:span></text:p>
      <text:p text:style-name="P3"><text:s text:c="4"/><text:span text:style-name="T1">"courseType": "v2.ondemand",</text:span></text:p>
      <text:p text:style-name="P3"><text:s text:c="4"/><text:span text:style-name="T1">"description": "Dört hafta sürecek bu ders etkili konuşmanın temel prensiplerini düşünceyle ve yöntemle desteklemeyi amaçlamaktadır. Metafor ve doğaçlamalardan faydalanılacaktır. Ünite bitimlerinde katılımcılardan doğaçlama uygulamaları beklenmektedir.",</text:span></text:p>
      <text:p text:style-name="P3"><text:s text:c="4"/><text:span text:style-name="T1">"id": "EHRWYcqfEeePwxJO6uJufA",</text:span></text:p>
      <text:p text:style-name="P3"><text:s text:c="4"/><text:span text:style-name="T1">"slug": "retorik",</text:span></text:p>
      <text:p text:style-name="P3"><text:s text:c="4"/><text:span text:style-name="T1">"instructorIds": "['10815125']",</text:span></text:p>
      <text:p text:style-name="P3"><text:s text:c="4"/><text:span text:style-name="T1">"specializations": "[]",</text:span></text:p>
      <text:p text:style-name="P3"><text:s text:c="4"/><text:span text:style-name="T1">"partnerIds": "['182']",</text:span></text:p>
      <text:p text:style-name="P3"><text:s text:c="4"/><text:span text:style-name="T1">"name": "Etkili Konuşmada Retorik (Rhetoric in Effective Speaking)"</text:span></text:p>
      <text:p text:style-name="P3"><text:s text:c="2"/><text:span text:style-name="T1">},</text:span></text:p>
      <text:p text:style-name="P3"><text:s text:c="2"/><text:span text:style-name="T1">{</text:span></text:p>
      <text:p text:style-name="P3"><text:s text:c="4"/><text:span text:style-name="T1">"FIELD1": 444,</text:span></text:p>
      <text:p text:style-name="P3"><text:s text:c="4"/><text:span text:style-name="T1">"courseType": "v2.ondemand",</text:span></text:p>
      <text:p text:style-name="P3"><text:s text:c="4"/><text:span text:style-name="T1">"description": "Which are the deepest roots of that mix of cultures that we use to call ‘Mediterranean Civilization’? Which are comminglings and exchanges which produced its most complete fruit, i.e. the city, a place for landscape-modelling communities? And which elements did contribute to build up that baulk of customs, ideas, and innovations which compelled to confrontation and hybridizations different peoples for millennia? What did it made, from pottery to metallurgy, from gastronomy to architecture, from art to religion, of a sea a cradle of civilization? Archaeology may help in disentangling such questions, seeking unexpected answers , by tinkering what ancient Mediterranean peoples left buried in the ground. A privileged point of view of our course is the ancient Phoenician city of Motya, located exactly at the centre of the “sea in the middle”. Throughout the live experience of excavation, with images taken on the field, this course will let you touch the many tesserae of the great mosaic of the Mediterranean Civilization. The field diary of the archaeologist, and the handpick will be the two tools, which will lead us across the sea to discover what such early cities actually were, and how their contribute is still a major part of our shared memory.",</text:span></text:p>
      <text:p text:style-name="P3"><text:s text:c="4"/><text:span text:style-name="T1">"id": "uCkst_gQEeaQswpW71qb2A",</text:span></text:p>
      <text:p text:style-name="P3"><text:s text:c="4"/><text:span text:style-name="T1">"slug": "archaeology-city-levant-west",</text:span></text:p>
      <text:p text:style-name="P3"><text:s text:c="4"/><text:span text:style-name="T1">"instructorIds": "['7578376']",</text:span></text:p>
      <text:p text:style-name="P3"><text:s text:c="4"/><text:span text:style-name="T1">"specializations": "[]",</text:span></text:p>
      <text:p text:style-name="P3"><text:s text:c="4"/><text:span text:style-name="T1">"partnerIds": "['74']",</text:span></text:p>
      <text:p text:style-name="P3"><text:s text:c="4"/><text:span text:style-name="T1">"name": "At the Origins of the Mediterranean Civilization: Archaeology of the City from the Levant to the West - 3rd-1st millennium BC"</text:span></text:p>
      <text:p text:style-name="P3"><text:soft-page-break/><text:s text:c="2"/><text:span text:style-name="T1">},</text:span></text:p>
      <text:p text:style-name="P3"><text:s text:c="2"/><text:span text:style-name="T1">{</text:span></text:p>
      <text:p text:style-name="P3"><text:s text:c="4"/><text:span text:style-name="T1">"FIELD1": 445,</text:span></text:p>
      <text:p text:style-name="P3"><text:s text:c="4"/><text:span text:style-name="T1">"courseType": "v2.ondemand",</text:span></text:p>
      <text:p text:style-name="P3"><text:s text:c="4"/><text:span text:style-name="T1">"description": "Each part of the world faces specific vulnerabilities to climate change and has different opportunities to mitigate the effects and build resilience in the 21st century. With the ratification of the Paris Agreement, many countries have acceded to act in combatting climate change. Indeed, without climate action, decades of sustainable development is at risk, thus making this a ‘make or break’ point in time. Showcasing the most recent scientific evidence, explaining the different regional impacts and divulging climate action strategies, along with interactive tools such as a Carbon Footprint Tracker and (I) NDC Platform, this MOOC provides some opportunities, where you can take action on climate change.\n\nAbout the Course\n\nThis action-oriented MOOC gives you the opportunity to learn about regional climate change impacts and sector-specific strategies to increase resilience and move towards a low-carbon future. You will have the opportunity to explore these issues in depth and tailor your learning experience for one or more of the following regions:\n\n• <text:s/>Latin America and Caribbean\n• <text:s/>Sub-Saharan Africa\n• <text:s/>Middle East and North Africa\n• <text:s/>Eastern Europe and Central Asia\n• <text:s/>East Asia and Pacific\n• <text:s/>South Asia\n\n In this endeavor, the MOOC brings together renowned scientists and policymakers to provide a synthesis of the most recent scientific evidence on climate change, regional low emissions and climate resilient development strategies across sectors. A team of expert Instructors will lead discussions around the Paris Agreement, reflections from COP22 and the progress on Nationally Determined Contributions (NDCs).\n\nCourse Syllabus\n\nOverview \n\n‘From Climate Science to Action’ is divided into four weeks. The first two weeks will provide a comprehensive overview of the scientific evidence for climate change, followed by region-specific insights on the impacts of a warmer world in the 21st century. The last two weeks will focus on action strategies that are being undertaken in different regions and countries to meet the climate challenge, and how you as an individual can take action to avoid a warmer world!\n\nWeek 1: <text:s/>Climate Change in the 21st Century\n\n• <text:s/>Historical and projected observed changes in the climate system, leading up to the end of the 21st century\n• <text:s/>The potential of Intended Nationally Determined Contributions (INDCs) submitted at COP 21 from 187 countries to induce climate action\n• <text:s/>Trends in climate change impacts, including loss of Arctic sea ice, melting glaciers, increased heat waves and extreme temperatures, and drought and aridity \n• <text:s/>Possible responses from natural systems, explaining how warming could result in sea-level rise, heat waves and extreme temperatures, and ocean acidification\n\nWeek 2: Sectoral and Regional Impacts\n\n• <text:s/>Impacts on key development sectors—from warming above pre-industrial temperatures and projected climate trends—across each of the world’s regions\n• <text:s/>Sectoral impacts focusing on agricultural production, water resources, ecosystem services, and coastal vulnerability for affected populations \n• <text:s/>Importance of risks with the potential to reverse hard-won development gains and potentially trap millions in poverty, illustrating the need for urgent action now\n\nWeek 3: From Science to Action on Climate Change\n\n• <text:s/>Region-specific discussions on mitigation actions needed to reduce emissions while decreasing vulnerability to climate change impacts through adaptation and by building climate resilience\n• <text:s/>Perspectives from regional experts on their experiences in strategies and actions proposed in each region to help transition towards a low-emissions, climate-resilient development path \n• <text:s/>Discussions on the progress of the Nationally Determined Contributions (NDCs), outcomes of the Paris Agreement and reflections from the Conference of Parties (COP)22\n\nWeek 4: What You Can Do\n\n• <text:s/>Transformative impact of day-to-day changes when brought to a global scale\n• <text:s/>The rationale for acting now, acting together and acting differently\n• <text:s/>Examples and expected benefits of mitigation and adaptation policies, considering both contributions to global emission reductions and local development opportunities\n\nIn addition to the core resources and assignments, you may choose to go further, engaging in fun optional exercises, networking, discussion, and diving deeper into our rich selection of supplemental </text:span><text:soft-page-break/><text:span text:style-name="T1">resources. You will have the opportunity to explore these issues in depth and tailor your learning experience for one or more of the following regions:\n\n• <text:s/>Latin America and Caribbean\n• <text:s/>Sub-Saharan Africa\n• <text:s/>Middle East and North Africa\n• <text:s/>Eastern Europe and Central Asia\n• <text:s/>East Asia and Pacific\n• <text:s/>South Asia\n\nCourse Format\n\nThis MOOC has a week-by-week structure, with resources, activities and exercises for you to engage in during each of the four weeks of the course. Each week, you will find a variety of course material, including: \n\n• <text:s/>Interactive video talks by renowned climate scientists and practitioners \n• <text:s/>Interactive tools: the Carbon Footprint Tracker, (I) NDC platform\n• <text:s/>Resources: Core, optional (deep dive) and fun interactives on the week’s theme\n• <text:s/>Quizzes that check your knowledge, reinforce the lesson’s material and provide immediate feedback\n• <text:s/>Assignments that will sharpen your skills of analysis, reflection and communication\n• <text:s/>Discussion forums and social media that enable collaboration with others from around the world, enriching interaction among participants\n• <text:s/>As a final project, you will create a digital artifact \n\nYou can also go much further than this, engaging in optional exercises, networking, or discussion forums and dive deeper into our rich selection of additional resources. We also will use e-discussions, and other tools to facilitate dialogue between the learners and experts.\n\nRecommended Background: No background knowledge is necessary. The content of this course is designed to be accessible to students from any discipline.\n\nConnect: Communicate and share resources via Twitter using hashtag #learnclimate. Sign up for a free account at http://twitter.com",</text:span></text:p>
      <text:p text:style-name="P3"><text:s text:c="4"/><text:span text:style-name="T1">"id": "lfKT5sS3EeWhPQ55lNYVVQ",</text:span></text:p>
      <text:p text:style-name="P3"><text:s text:c="4"/><text:span text:style-name="T1">"slug": "climate-science",</text:span></text:p>
      <text:p text:style-name="P3"><text:s text:c="4"/><text:span text:style-name="T1">"instructorIds": "['6407572', '24332407']",</text:span></text:p>
      <text:p text:style-name="P3"><text:s text:c="4"/><text:span text:style-name="T1">"specializations": "[]",</text:span></text:p>
      <text:p text:style-name="P3"><text:s text:c="4"/><text:span text:style-name="T1">"partnerIds": "['73']",</text:span></text:p>
      <text:p text:style-name="P3"><text:s text:c="4"/><text:span text:style-name="T1">"name": "From Climate Science to Action"</text:span></text:p>
      <text:p text:style-name="P3"><text:s text:c="2"/><text:span text:style-name="T1">},</text:span></text:p>
      <text:p text:style-name="P3"><text:s text:c="2"/><text:span text:style-name="T1">{</text:span></text:p>
      <text:p text:style-name="P3"><text:s text:c="4"/><text:span text:style-name="T1">"FIELD1": 446,</text:span></text:p>
      <text:p text:style-name="P3"><text:s text:c="4"/><text:span text:style-name="T1">"courseType": "v2.ondemand",</text:span></text:p>
      <text:p text:style-name="P3"><text:s text:c="4"/><text:span text:style-name="T1">"description": "We all learn numbers from the childhood. Some of us like to count, others hate it, but any person uses numbers everyday to buy things, pay for services, estimated time and necessary resources. People have been wondering about numbers’ properties for thousands of years. And for thousands of years it was more or less just a game that was only interesting for pure mathematicians. Famous 20th century mathematician G.H. Hardy once said “The Theory of Numbers has always been regarded as one of the most obviously useless branches of Pure Mathematics”. Just 30 years after his death, an algorithm for encryption of secret messages was developed using achievements of number theory. It was called RSA after the names of its authors, and its implementation is probably the most frequently used computer program in the word nowadays. Without it, nobody would be able to make secure payments over the internet, or even log in securely to e-mail and other personal services. In this short course, we will make the whole journey from the foundation to RSA in 4 weeks. By the end, you will be able to apply the basics of the number theory to encrypt and decrypt messages, and to break the code if one applies RSA carelessly. You will even pass a cryptographic quest!\n\nAs prerequisites we assume only basic math (e.g., we expect you to know what is a square or how to add fractions), basic programming in python (functions, loops, recursion), common sense and curiosity. Our intended audience are all people that work or plan to work in IT, starting from motivated high school students.",</text:span></text:p>
      <text:p text:style-name="P3"><text:s text:c="4"/><text:span text:style-name="T1">"id": "wiSD-m_GEeem_Q73lEzyLA",</text:span></text:p>
      <text:p text:style-name="P3"><text:s text:c="4"/><text:span text:style-name="T1">"slug": "number-theory-cryptography",</text:span></text:p>
      <text:p text:style-name="P3"><text:s text:c="4"/><text:span text:style-name="T1">"instructorIds": "['87141', '38926', '22732010']",</text:span></text:p>
      <text:p text:style-name="P3"><text:s text:c="4"/><text:span text:style-name="T1">"specializations": "[]",</text:span></text:p>
      <text:p text:style-name="P3"><text:s text:c="4"/><text:span text:style-name="T1">"partnerIds": "['53', '160']",</text:span></text:p>
      <text:p text:style-name="P3"><text:s text:c="4"/><text:span text:style-name="T1">"name": "Number Theory and Cryptography"</text:span></text:p>
      <text:p text:style-name="P3"><text:s text:c="2"/><text:span text:style-name="T1">},</text:span></text:p>
      <text:p text:style-name="P3"><text:soft-page-break/><text:s text:c="2"/><text:span text:style-name="T1">{</text:span></text:p>
      <text:p text:style-name="P3"><text:s text:c="4"/><text:span text:style-name="T1">"FIELD1": 447,</text:span></text:p>
      <text:p text:style-name="P3"><text:s text:c="4"/><text:span text:style-name="T1">"courseType": "v2.ondemand",</text:span></text:p>
      <text:p text:style-name="P3"><text:s text:c="4"/><text:span text:style-name="T1">"description": "This course empowers learners to develop image processing programs and leverage MATLAB functionalities to implement sophisticated image applications. It provides a rich explanation of the fundamentals of computer vision’s lower- and mid-level tasks by examining several principle approaches and their historical roots. By the end of the course, learners are prepared to analyze images in frequency domain. Topics include image filters, image features and matching, and image segmentation. <text:s text:c="2"/>\n\nThis course is ideal for anyone curious about or interested in exploring the concepts of computer vision. It is also useful for those who desire a refresher course in mathematical concepts of computer vision. Learners should have basic programming skills and experience (understanding of for loops, if/else statements), specifically in MATLAB (Mathworks provides the basics here: https://www.mathworks.com/learn/tutorials/matlab-onramp.html). <text:s/>Learners should also be familiar with the following: basic linear algebra (matrix vector operations and notation), 3D co-ordinate systems and transformations, basic calculus (derivatives and integration) and basic probability (random variables). <text:s text:c="2"/>\n <text:s/>\nMaterial includes online lectures, videos, demos, hands-on exercises, project work, readings and discussions. Learners gain experience writing computer vision programs through online labs using MATLAB* and supporting toolboxes.\n\nThis is the second course in the Computer Vision specialization that lays the groundwork necessary for designing sophisticated vision applications. To learn more about the specialization, check out a video overview at https://youtu.be/OfxVUSCPXd0. \n\n * A free license to install MATLAB for the duration of the course is available from MathWorks.",</text:span></text:p>
      <text:p text:style-name="P3"><text:s text:c="4"/><text:span text:style-name="T1">"id": "8eK9iu-_EeeCjgp4IdClkg",</text:span></text:p>
      <text:p text:style-name="P3"><text:s text:c="4"/><text:span text:style-name="T1">"slug": "computervision-imageprocessing",</text:span></text:p>
      <text:p text:style-name="P3"><text:s text:c="4"/><text:span text:style-name="T1">"instructorIds": "['30951525', '33716827']",</text:span></text:p>
      <text:p text:style-name="P3"><text:s text:c="4"/><text:span text:style-name="T1">"specializations": "[]",</text:span></text:p>
      <text:p text:style-name="P3"><text:s text:c="4"/><text:span text:style-name="T1">"partnerIds": "['458', '117']",</text:span></text:p>
      <text:p text:style-name="P3"><text:s text:c="4"/><text:span text:style-name="T1">"name": "Image Processing, Features &amp; Segmentation"</text:span></text:p>
      <text:p text:style-name="P3"><text:s text:c="2"/><text:span text:style-name="T1">},</text:span></text:p>
      <text:p text:style-name="P3"><text:s text:c="2"/><text:span text:style-name="T1">{</text:span></text:p>
      <text:p text:style-name="P3"><text:s text:c="4"/><text:span text:style-name="T1">"FIELD1": 448,</text:span></text:p>
      <text:p text:style-name="P3"><text:s text:c="4"/><text:span text:style-name="T1">"courseType": "v2.ondemand",</text:span></text:p>
      <text:p text:style-name="P3"><text:s text:c="4"/><text:span text:style-name="T1">"description": "This course will transition you from working on a single computer to an entire fleet. Systems administration is the field of IT that’s responsible for maintaining reliable computers systems in a multi-user environment. In this course, you’ll learn about the infrastructure services that keep all organizations, big and small, up and running. We’ll deep dive on cloud so that you’ll understand everything from typical cloud infrastructure setups to how to manage cloud resources. You'll also learn how to manage and configure servers and how to use industry tools to manage computers, user information, and user productivity. Finally, you’ll learn how to recover your organization’s IT infrastructure in the event of a disaster.\n\nBy the end of this course you’ll be able to:\n● utilize best practices for choosing hardware, vendors, and services for your organization.\n● understand how the most common infrastructure services that keep an organization\nrunning work, and how to manage infrastructure servers.\n● understand how to make the most of the cloud for your organization.\n● manage an organization’s computers and users using the directory services, Active\nDirectory, and OpenLDAP.\n● choose and manage the tools that your organization will use.\n● backup your organization’s data and know how to recover your IT infrastructure in the case of\na disaster.\n● utilize systems administration knowledge to plan and improve processes for IT environments.",</text:span></text:p>
      <text:p text:style-name="P3"><text:s text:c="4"/><text:span text:style-name="T1">"id": "hBmmv1drEeerkQ5vdwUqtA",</text:span></text:p>
      <text:p text:style-name="P3"><text:s text:c="4"/><text:span text:style-name="T1">"slug": "system-administration-it-infrastructure-services",</text:span></text:p>
      <text:p text:style-name="P3"><text:s text:c="4"/><text:span text:style-name="T1">"instructorIds": "['25180479']",</text:span></text:p>
      <text:p text:style-name="P3"><text:s text:c="4"/><text:span text:style-name="T1">"specializations": "[]",</text:span></text:p>
      <text:p text:style-name="P3"><text:soft-page-break/><text:s text:c="4"/><text:span text:style-name="T1">"partnerIds": "['463']",</text:span></text:p>
      <text:p text:style-name="P3"><text:s text:c="4"/><text:span text:style-name="T1">"name": " System Administration and IT Infrastructure Services"</text:span></text:p>
      <text:p text:style-name="P3"><text:s text:c="2"/><text:span text:style-name="T1">},</text:span></text:p>
      <text:p text:style-name="P3"><text:s text:c="2"/><text:span text:style-name="T1">{</text:span></text:p>
      <text:p text:style-name="P3"><text:s text:c="4"/><text:span text:style-name="T1">"FIELD1": 449,</text:span></text:p>
      <text:p text:style-name="P3"><text:s text:c="4"/><text:span text:style-name="T1">"courseType": "v2.ondemand",</text:span></text:p>
      <text:p text:style-name="P3"><text:s text:c="4"/><text:span text:style-name="T1">"description": "Une démarche de reporting extra-financier ne se limite pas à la production contraignante et fastidieuse d’un rapport de 300 pages. Même s’il est vrai que ce rapport est devenu obligatoire pour beaucoup d’entreprises, le reporting extra-financier est avant tout une occasion d’aller à la rencontre de ses parties prenantes pour comprendre les effets de ses activités dans leur globalité et pour mieux les gérer, d’une façon plus responsable aux plans social et environnemental mais aussi plus durable économiquement. Voir plus loin que la loi et faire de cette démarche un levier de performance, est bénéfique pour toute l'entreprise !\n\nL’originalité de ce MOOC ? Nous vous proposons une expérience d’apprentissage très riche basée à la fois sur l'expertise de spécialistes du sujet et sur l'expérience d'une quinzaine d'entreprises qui partageront avec vous leur expérience du sujet. Vous retrouverez notamment à chaque épisode les directrices RSE de L'Oréal, Eurazéo et Atos et un expert de l'équipe Développement durable de Deloitte, le partenaire de ce MOOC.\n\nQue vous soyez un étudiant soucieux d’acquérir un socle solide de connaissances sur le sujet, un salarié d’entreprise désireux de mieux dialoguer avec l’équipe RSE, ou tout simplement un citoyen convaincu que les enjeux RSE sont au cœur des modèles de développement à venir, ce MOOC est pour vous !\n\nBienvenue à tous et bon parcours !\nThierry Sibieude et l'équipe pédagogique",</text:span></text:p>
      <text:p text:style-name="P3"><text:s text:c="4"/><text:span text:style-name="T1">"id": "3x9UKw40EeeYSwoRrxflRA",</text:span></text:p>
      <text:p text:style-name="P3"><text:s text:c="4"/><text:span text:style-name="T1">"slug": "reporting-extra-financier-strategie-rse",</text:span></text:p>
      <text:p text:style-name="P3"><text:s text:c="4"/><text:span text:style-name="T1">"instructorIds": "['12799868']",</text:span></text:p>
      <text:p text:style-name="P3"><text:s text:c="4"/><text:span text:style-name="T1">"specializations": "[]",</text:span></text:p>
      <text:p text:style-name="P3"><text:s text:c="4"/><text:span text:style-name="T1">"partnerIds": "['223']",</text:span></text:p>
      <text:p text:style-name="P3"><text:s text:c="4"/><text:span text:style-name="T1">"name": "Reporting extra-financier et stratégie RSE"</text:span></text:p>
      <text:p text:style-name="P3"><text:s text:c="2"/><text:span text:style-name="T1">},</text:span></text:p>
      <text:p text:style-name="P3"><text:s text:c="2"/><text:span text:style-name="T1">{</text:span></text:p>
      <text:p text:style-name="P3"><text:s text:c="4"/><text:span text:style-name="T1">"FIELD1": 450,</text:span></text:p>
      <text:p text:style-name="P3"><text:s text:c="4"/><text:span text:style-name="T1">"courseType": "v2.ondemand",</text:span></text:p>
      <text:p text:style-name="P3"><text:s text:c="4"/><text:span text:style-name="T1">"description": "Globalization has brought dramatic changes to the marketplace. A proliferation of global brands brings diverse cultures to a consumer population that is also growing culturally diverse. This course enables students to understand how globalization changes consumers at a psychological level, and provides tools for imbuing brands with cultural meanings—creating iconic brands—that can resonate with global consumers. The focus is on understanding that culture exists in the mind (e.g., values and beliefs) as well as in the environment (e.g., objects, brands, and institutions), and that globalization creates multi-cultural spaces in contemporary societies. Consumers can use the cultural meaning of a brand to build their identities (i.e., assimilate the brand cultural symbolism) or reject the brand’s cultural meaning(s) (i.e., exclusionary reactions).\n\nThe course will help students identify when assimilation vs. exclusionary reactions are more likely to occur, as well as devise strategies for imbuing brands with cultural meanings that can elevate them to the status of cultural icons. \n\nUpon successful completion of this course, you will be able to:\n•\tUnderstand how globalization impacts the psychological responses of consumers in global markets \n•\tUnderstand what culture is and how it manifests itself \n•\tUnderstand how brands acquire cultural meanings \n•\tPredict consumers’ responses to the cultural meanings in brands \n•\tIdentify strategies to win-over multi-cultural consumers in globalized markets \n•\tLearn how to build an iconic brand\n\nThis course is part of the iMBA offered by the University of Illinois, a flexible, fully-accredited online MBA at an incredibly competitive price. For more information, please see the Resource page in this course and onlinemba.illinois.edu.",</text:span></text:p>
      <text:p text:style-name="P3"><text:s text:c="4"/><text:span text:style-name="T1">"id": "4nKsdN83Eea3uhKgRSNY-g",</text:span></text:p>
      <text:p text:style-name="P3"><text:soft-page-break/><text:s text:c="4"/><text:span text:style-name="T1">"slug": "cultural-psychology-globalization",</text:span></text:p>
      <text:p text:style-name="P3"><text:s text:c="4"/><text:span text:style-name="T1">"instructorIds": "['22582221']",</text:span></text:p>
      <text:p text:style-name="P3"><text:s text:c="4"/><text:span text:style-name="T1">"specializations": "[]",</text:span></text:p>
      <text:p text:style-name="P3"><text:s text:c="4"/><text:span text:style-name="T1">"partnerIds": "['17']",</text:span></text:p>
      <text:p text:style-name="P3"><text:s text:c="4"/><text:span text:style-name="T1">"name": "Global Impact: Cultural Psychology"</text:span></text:p>
      <text:p text:style-name="P3"><text:s text:c="2"/><text:span text:style-name="T1">},</text:span></text:p>
      <text:p text:style-name="P3"><text:s text:c="2"/><text:span text:style-name="T1">{</text:span></text:p>
      <text:p text:style-name="P3"><text:s text:c="4"/><text:span text:style-name="T1">"FIELD1": 451,</text:span></text:p>
      <text:p text:style-name="P3"><text:s text:c="4"/><text:span text:style-name="T1">"courseType": "v2.ondemand",</text:span></text:p>
      <text:p text:style-name="P3"><text:s text:c="4"/><text:span text:style-name="T1">"description": "It used to be the case that everyone viewed webpages on about the same size screen. <text:s/>But with the explosion of the use of smartphones to access the Internet, the landscape of design has completely changed. <text:s/>People viewing your site will now expect that it will perform regardless of the platform (smartphone, tablet, laptop, or desktop computer). <text:s/>This ability to respond to any platform is called responsive design.\n\nThis course will expand upon the basic knowledge of CSS3 to include topics such as wireframes, fluid design, media queries, and the use of existing styling paradigms such as Bootstrap. <text:s/>After the course, learners will be able to:\n** Explain the mobile-first paradigm and the importance of wireframes in the design phase\n** Create sites that behave across a range of platforms\n** Utilize existing design frameworks such as Bootstrap\n\nThis is the fourth course in the Web Design For Everybody specialization. <text:s/>A basic understanding of HTML and CSS is expected when you enroll in this class. Additional courses focus on adding interactivity with the JavaScript Programming Language and completing a capstone project.",</text:span></text:p>
      <text:p text:style-name="P3"><text:s text:c="4"/><text:span text:style-name="T1">"id": "g9KhGjk_EeWXuQopUhAqaw",</text:span></text:p>
      <text:p text:style-name="P3"><text:s text:c="4"/><text:span text:style-name="T1">"slug": "responsivedesign",</text:span></text:p>
      <text:p text:style-name="P3"><text:s text:c="4"/><text:span text:style-name="T1">"instructorIds": "['14130305', '122340']",</text:span></text:p>
      <text:p text:style-name="P3"><text:s text:c="4"/><text:span text:style-name="T1">"specializations": "[]",</text:span></text:p>
      <text:p text:style-name="P3"><text:s text:c="4"/><text:span text:style-name="T1">"partnerIds": "['3']",</text:span></text:p>
      <text:p text:style-name="P3"><text:s text:c="4"/><text:span text:style-name="T1">"name": "Advanced Styling with Responsive Design"</text:span></text:p>
      <text:p text:style-name="P3"><text:s text:c="2"/><text:span text:style-name="T1">},</text:span></text:p>
      <text:p text:style-name="P3"><text:s text:c="2"/><text:span text:style-name="T1">{</text:span></text:p>
      <text:p text:style-name="P3"><text:s text:c="4"/><text:span text:style-name="T1">"FIELD1": 452,</text:span></text:p>
      <text:p text:style-name="P3"><text:s text:c="4"/><text:span text:style-name="T1">"courseType": "v2.ondemand",</text:span></text:p>
      <text:p text:style-name="P3"><text:s text:c="4"/><text:span text:style-name="T1">"description": "Deep learning added a huge boost to the already rapidly developing field of computer vision. With deep learning, a lot of new applications of computer vision techniques have been introduced and are now becoming parts of our everyday lives. These include face recognition and indexing, photo stylization or machine vision in self-driving cars. \nThe goal of this course is to introduce students to computer vision, starting from basics and then turning to more modern deep learning models. We will cover both image and video recognition, including image classification and annotation, object recognition and image search, various object detection techniques, motion estimation, object tracking in video, human action recognition, and finally image stylization, editing and new image generation. In course project, students will learn how to build face recognition and manipulation system to understand the internal mechanics of this technology, probably the most renown and oftenly demonstrated in movies and TV-shows example of computer vision and AI.",</text:span></text:p>
      <text:p text:style-name="P3"><text:s text:c="4"/><text:span text:style-name="T1">"id": "bkBQ-oNfEeenGxKEO5UIKA",</text:span></text:p>
      <text:p text:style-name="P3"><text:s text:c="4"/><text:span text:style-name="T1">"slug": "deep-learning-in-computer-vision",</text:span></text:p>
      <text:p text:style-name="P3"><text:s text:c="4"/><text:span text:style-name="T1">"instructorIds": "['16329891', '153114']",</text:span></text:p>
      <text:p text:style-name="P3"><text:s text:c="4"/><text:span text:style-name="T1">"specializations": "[]",</text:span></text:p>
      <text:p text:style-name="P3"><text:s text:c="4"/><text:span text:style-name="T1">"partnerIds": "['160']",</text:span></text:p>
      <text:p text:style-name="P3"><text:s text:c="4"/><text:span text:style-name="T1">"name": "Deep Learning in Computer Vision"</text:span></text:p>
      <text:p text:style-name="P3"><text:s text:c="2"/><text:span text:style-name="T1">},</text:span></text:p>
      <text:p text:style-name="P3"><text:s text:c="2"/><text:span text:style-name="T1">{</text:span></text:p>
      <text:p text:style-name="P3"><text:s text:c="4"/><text:span text:style-name="T1">"FIELD1": 453,</text:span></text:p>
      <text:p text:style-name="P3"><text:s text:c="4"/><text:span text:style-name="T1">"courseType": "v2.ondemand",</text:span></text:p>
      <text:p text:style-name="P3"><text:soft-page-break/><text:s text:c="4"/><text:span text:style-name="T1">"description": "Основная цель этого курса — научить идиомам языка C++, то есть показать, как с помощью различных возможностей языка создавать элегантные, эффективные и надёжные блоки кода. В совокупности со знаниями, полученными на «Красном поясе», это позволит вам создавать не только быстрые и легко поддерживаемые программы. \n\nКроме того, будут освещены темы, которые не поместились в объём предыдущих курсов: пространства имён и эффективное использование ассоциативных контейнеров.",</text:span></text:p>
      <text:p text:style-name="P3"><text:s text:c="4"/><text:span text:style-name="T1">"id": "0jkatqloEeecJQoI0GzQzg",</text:span></text:p>
      <text:p text:style-name="P3"><text:s text:c="4"/><text:span text:style-name="T1">"slug": "c-plus-plus-brown",</text:span></text:p>
      <text:p text:style-name="P3"><text:s text:c="4"/><text:span text:style-name="T1">"instructorIds": "['24961925', '20871608', '224484', '4194517', '37406246']",</text:span></text:p>
      <text:p text:style-name="P3"><text:s text:c="4"/><text:span text:style-name="T1">"specializations": "[]",</text:span></text:p>
      <text:p text:style-name="P3"><text:s text:c="4"/><text:span text:style-name="T1">"partnerIds": "['176', '468']",</text:span></text:p>
      <text:p text:style-name="P3"><text:s text:c="4"/><text:span text:style-name="T1">"name": "Основы разработки на С++: коричневый пояс"</text:span></text:p>
      <text:p text:style-name="P3"><text:s text:c="2"/><text:span text:style-name="T1">},</text:span></text:p>
      <text:p text:style-name="P3"><text:s text:c="2"/><text:span text:style-name="T1">{</text:span></text:p>
      <text:p text:style-name="P3"><text:s text:c="4"/><text:span text:style-name="T1">"FIELD1": 454,</text:span></text:p>
      <text:p text:style-name="P3"><text:s text:c="4"/><text:span text:style-name="T1">"courseType": "v2.ondemand",</text:span></text:p>
      <text:p text:style-name="P3"><text:s text:c="4"/><text:span text:style-name="T1">"description": "This class is the chance to create your personal essay or extend into a full memoir -- from planning and structure to bold narrative brushstrokes to the layering of significant detail. You will develop the opportunity to find your voice and see it come alive, amplified and improved, on the page. This is the chance to tell your story in a way that invites readers in; your story, written to be read. The memoir and personal essay are two of the best-selling and most universally acclaimed genres in the world of modern creative writing. Welcome to your story.",</text:span></text:p>
      <text:p text:style-name="P3"><text:s text:c="4"/><text:span text:style-name="T1">"id": "oOoBbJmUEeigcQ6ACV18LA",</text:span></text:p>
      <text:p text:style-name="P3"><text:s text:c="4"/><text:span text:style-name="T1">"slug": "personal-essay",</text:span></text:p>
      <text:p text:style-name="P3"><text:s text:c="4"/><text:span text:style-name="T1">"instructorIds": "['17099594']",</text:span></text:p>
      <text:p text:style-name="P3"><text:s text:c="4"/><text:span text:style-name="T1">"specializations": "[]",</text:span></text:p>
      <text:p text:style-name="P3"><text:s text:c="4"/><text:span text:style-name="T1">"partnerIds": "['34']",</text:span></text:p>
      <text:p text:style-name="P3"><text:s text:c="4"/><text:span text:style-name="T1">"name": "Writing a Personal Essay"</text:span></text:p>
      <text:p text:style-name="P3"><text:s text:c="2"/><text:span text:style-name="T1">},</text:span></text:p>
      <text:p text:style-name="P3"><text:s text:c="2"/><text:span text:style-name="T1">{</text:span></text:p>
      <text:p text:style-name="P3"><text:s text:c="4"/><text:span text:style-name="T1">"FIELD1": 455,</text:span></text:p>
      <text:p text:style-name="P3"><text:s text:c="4"/><text:span text:style-name="T1">"courseType": "v2.ondemand",</text:span></text:p>
      <text:p text:style-name="P3"><text:s text:c="4"/><text:span text:style-name="T1">"description": "The Code Free Data Science class is designed for learners seeking to gain or expand their knowledge in the area of Data Science. <text:s/>Participants will receive the basic training in effective predictive analytic approaches accompanying the growing discipline of Data Science without any programming requirements. <text:s/>Machine Learning methods will be presented by utilizing the KNIME Analytics Platform to discover patterns and relationships in data. Predicting future trends and behaviors allows for proactive, data-driven decisions. <text:s/>During the class learners will acquire new skills to apply predictive algorithms to real data, evaluate, validate and interpret the results without any pre requisites for any kind of programming. <text:s/>Participants will gain the essential skills to design, build, verify and test predictive models. <text:s/>\nYou Will Learn\n•\tHow to design Data Science workflows without any programming involved\n•\tEssential Data Science skills to design, build, test and evaluate predictive models\n•\tData Manipulation, preparation and Classification and clustering methods\n•\tWays to apply Data Science algorithms to real data and evaluate and interpret the results",</text:span></text:p>
      <text:p text:style-name="P3"><text:s text:c="4"/><text:span text:style-name="T1">"id": "GJT3MD6xEemL3g4W6JiGWA",</text:span></text:p>
      <text:p text:style-name="P3"><text:s text:c="4"/><text:span text:style-name="T1">"slug": "code-free-data-science",</text:span></text:p>
      <text:p text:style-name="P3"><text:s text:c="4"/><text:span text:style-name="T1">"instructorIds": "['4972118']",</text:span></text:p>
      <text:p text:style-name="P3"><text:s text:c="4"/><text:span text:style-name="T1">"specializations": "[]",</text:span></text:p>
      <text:p text:style-name="P3"><text:s text:c="4"/><text:span text:style-name="T1">"partnerIds": "['53']",</text:span></text:p>
      <text:p text:style-name="P3"><text:s text:c="4"/><text:span text:style-name="T1">"name": "Code Free Data Science"</text:span></text:p>
      <text:p text:style-name="P3"><text:s text:c="2"/><text:span text:style-name="T1">},</text:span></text:p>
      <text:p text:style-name="P3"><text:s text:c="2"/><text:span text:style-name="T1">{</text:span></text:p>
      <text:p text:style-name="P3"><text:s text:c="4"/><text:span text:style-name="T1">"FIELD1": 456,</text:span></text:p>
      <text:p text:style-name="P3"><text:soft-page-break/><text:s text:c="4"/><text:span text:style-name="T1">"courseType": "v2.ondemand",</text:span></text:p>
      <text:p text:style-name="P3"><text:s text:c="4"/><text:span text:style-name="T1">"description": "This course will prepare you to complete all parts of the Clinical Data Science Specialization. In this course you will learn how clinical data are generated, the format of these data, and the ethical and legal restrictions on these data. You will also learn enough SQL and R programming skills to be able to complete the entire Specialization - even if you are a beginner programmer. While you are taking this course you will have access to an actual clinical data set and a free, online computational environment for data science hosted by our Industry Partner Google Cloud. \n\nAt the end of this course you will be prepared to embark on your clinical data science education journey, learning how to take data created by the healthcare system and improve the health of tomorrow's patients.",</text:span></text:p>
      <text:p text:style-name="P3"><text:s text:c="4"/><text:span text:style-name="T1">"id": "isEnBWBZEei8GhK6J8TCMg",</text:span></text:p>
      <text:p text:style-name="P3"><text:s text:c="4"/><text:span text:style-name="T1">"slug": "introduction-clinical-data-science",</text:span></text:p>
      <text:p text:style-name="P3"><text:s text:c="4"/><text:span text:style-name="T1">"instructorIds": "['33019892']",</text:span></text:p>
      <text:p text:style-name="P3"><text:s text:c="4"/><text:span text:style-name="T1">"specializations": "[]",</text:span></text:p>
      <text:p text:style-name="P3"><text:s text:c="4"/><text:span text:style-name="T1">"partnerIds": "['126']",</text:span></text:p>
      <text:p text:style-name="P3"><text:s text:c="4"/><text:span text:style-name="T1">"name": "Introduction to Clinical Data Science"</text:span></text:p>
      <text:p text:style-name="P3"><text:s text:c="2"/><text:span text:style-name="T1">},</text:span></text:p>
      <text:p text:style-name="P3"><text:s text:c="2"/><text:span text:style-name="T1">{</text:span></text:p>
      <text:p text:style-name="P3"><text:s text:c="4"/><text:span text:style-name="T1">"FIELD1": 457,</text:span></text:p>
      <text:p text:style-name="P3"><text:s text:c="4"/><text:span text:style-name="T1">"courseType": "v2.ondemand",</text:span></text:p>
      <text:p text:style-name="P3"><text:s text:c="4"/><text:span text:style-name="T1">"description": "In your previous 2 courses, you learned some medical interventions and skills to keep newborns healthy in the days and weeks after they have been born.  In this course, you will learn some key things that parents will need to do to keep their babies safe and healthy. <text:s/>The Guidance to Keep Newborn Babies Safe and Healthy Course will teach you best practices for how your baby will spend most of their day: eating, sleeping, and sometimes crying. <text:s/>Parents need to understand how to optimize nutrition, how to create a safe and happy sleep environment, how to safely transport their baby in their car, and how to respond to their baby’s crying. \n \nA newborn baby is an amazing beautiful life filled with hope.  There is so much that goes into making sure that babies are born healthy, and so much more to think about after they are born.  Whether you are in the health care field, or even a parent, this course is the perfect educational opportunity for you to keep newborn babies healthy in the days and weeks after they are born!",</text:span></text:p>
      <text:p text:style-name="P3"><text:s text:c="4"/><text:span text:style-name="T1">"id": "HTR8EGOBEeiNugquZebGCg",</text:span></text:p>
      <text:p text:style-name="P3"><text:s text:c="4"/><text:span text:style-name="T1">"slug": "keeping-newborn-baby-safe-healthy",</text:span></text:p>
      <text:p text:style-name="P3"><text:s text:c="4"/><text:span text:style-name="T1">"instructorIds": "['38024877', '38049825', '4700420']",</text:span></text:p>
      <text:p text:style-name="P3"><text:s text:c="4"/><text:span text:style-name="T1">"specializations": "[]",</text:span></text:p>
      <text:p text:style-name="P3"><text:s text:c="4"/><text:span text:style-name="T1">"partnerIds": "['126']",</text:span></text:p>
      <text:p text:style-name="P3"><text:s text:c="4"/><text:span text:style-name="T1">"name": "Guidance to Keep Newborn Babies Safe and Healthy"</text:span></text:p>
      <text:p text:style-name="P3"><text:s text:c="2"/><text:span text:style-name="T1">},</text:span></text:p>
      <text:p text:style-name="P3"><text:s text:c="2"/><text:span text:style-name="T1">{</text:span></text:p>
      <text:p text:style-name="P3"><text:s text:c="4"/><text:span text:style-name="T1">"FIELD1": 458,</text:span></text:p>
      <text:p text:style-name="P3"><text:s text:c="4"/><text:span text:style-name="T1">"courseType": "v2.ondemand",</text:span></text:p>
      <text:p text:style-name="P3"><text:s text:c="4"/><text:span text:style-name="T1">"description": "This class deals with the business law topics that appear on the CPA exam: Agency, Contracts, Debtor-Creditor Relationships, Government Regulation of Business, and Business Organizations. Students will gain an understanding of how these areas of the law affect businesses and their operations, with an eye on preparation for the business law portions of the REG section of the CPA exam. By the end of the class, students will be able to identify the legal principles that govern various business situations and apply those principles to an issue to determine the outcome when the law is applied to the facts of a scenario.",</text:span></text:p>
      <text:p text:style-name="P3"><text:s text:c="4"/><text:span text:style-name="T1">"id": "MWvdwMVpEeeoqQp801tMaA",</text:span></text:p>
      <text:p text:style-name="P3"><text:s text:c="4"/><text:span text:style-name="T1">"slug": "corporate-commercial-law-part1",</text:span></text:p>
      <text:p text:style-name="P3"><text:s text:c="4"/><text:span text:style-name="T1">"instructorIds": "['27185006']",</text:span></text:p>
      <text:p text:style-name="P3"><text:s text:c="4"/><text:span text:style-name="T1">"specializations": "[]",</text:span></text:p>
      <text:p text:style-name="P3"><text:s text:c="4"/><text:span text:style-name="T1">"partnerIds": "['17']",</text:span></text:p>
      <text:p text:style-name="P3"><text:soft-page-break/><text:s text:c="4"/><text:span text:style-name="T1">"name": "Corporate &amp; Commercial Law I: Contracts &amp; Employment Law"</text:span></text:p>
      <text:p text:style-name="P3"><text:s text:c="2"/><text:span text:style-name="T1">},</text:span></text:p>
      <text:p text:style-name="P3"><text:s text:c="2"/><text:span text:style-name="T1">{</text:span></text:p>
      <text:p text:style-name="P3"><text:s text:c="4"/><text:span text:style-name="T1">"FIELD1": 459,</text:span></text:p>
      <text:p text:style-name="P3"><text:s text:c="4"/><text:span text:style-name="T1">"courseType": "v2.capstone",</text:span></text:p>
      <text:p text:style-name="P3"><text:s text:c="4"/><text:span text:style-name="T1">"description": "This course is open to learners who have completed all eight courses on the Foundations of Teaching for Learning MOOC. It revisits topics covered and focuses on what it really means to be a reflective practitioner. One of the great paradoxes of learning is that the more you know the more you become aware of what you don’t know... and the more you want to know! This course offers an opportunity to further deepen and broaden your professional expertise. It provides an opportunity to participate in practical tasks and assessments that draw on the knowledge and skills gained in the previous courses.\n\nIf you have completed the eight courses, signed up to the Signature track, met all the assessment requirements of the programme and would like to continue to build on your interest and achievements, this course is for you! There is enough challenge and scope for learners who already have teaching experience, but this course is also suitable for less experienced learners who may not have a great deal of teacher education or may not yet hold a teaching qualification.\n\nAnnouncement for US based teachers:\n\nCoursera and its partners are proud to offer eligible teachers in the US free Course Certificates for this course and other high-quality teacher professional development courses, through the Connected effort announced by President Obama.\n\nTo participate in this opportunity, US district leaders simply need to approve Coursera teacher professional development by completing a brief form at: www.coursera.org/tpd.\n\nUS Teachers interested in this opportunity are also encouraged to follow the link to learn more and www.coursera.org/tpd.\n\nOnce a district’s form has been verified, the district leader will be notified and teachers in the district will receive access to free verified certificates for Coursera professional development.\n\nCoursera and the Commonwealth Education Trust thank educators for the hard work they do every day and hope this opportunity will assist US teachers to continue developing their craft in a meaningful and flexible way.",</text:span></text:p>
      <text:p text:style-name="P3"><text:s text:c="4"/><text:span text:style-name="T1">"id": "MexarDV_EeWWBQrVFXqd1w",</text:span></text:p>
      <text:p text:style-name="P3"><text:s text:c="4"/><text:span text:style-name="T1">"slug": "teaching-capstone",</text:span></text:p>
      <text:p text:style-name="P3"><text:s text:c="4"/><text:span text:style-name="T1">"instructorIds": "['3366373', '6385631']",</text:span></text:p>
      <text:p text:style-name="P3"><text:s text:c="4"/><text:span text:style-name="T1">"specializations": "[]",</text:span></text:p>
      <text:p text:style-name="P3"><text:s text:c="4"/><text:span text:style-name="T1">"partnerIds": "['106']",</text:span></text:p>
      <text:p text:style-name="P3"><text:s text:c="4"/><text:span text:style-name="T1">"name": "Foundations of Teaching for Learning Capstone: The Reflective Practitioner"</text:span></text:p>
      <text:p text:style-name="P3"><text:s text:c="2"/><text:span text:style-name="T1">},</text:span></text:p>
      <text:p text:style-name="P3"><text:s text:c="2"/><text:span text:style-name="T1">{</text:span></text:p>
      <text:p text:style-name="P3"><text:s text:c="4"/><text:span text:style-name="T1">"FIELD1": 460,</text:span></text:p>
      <text:p text:style-name="P3"><text:s text:c="4"/><text:span text:style-name="T1">"courseType": "v2.ondemand",</text:span></text:p>
      <text:p text:style-name="P3"><text:s text:c="4"/><text:span text:style-name="T1">"description": "This course is for users who want to learn how to write SAS programs to access, explore, prepare, and analyze data. It is the entry point to learning SAS programming for data science, machine learning, and artificial intelligence. It is a prerequisite to many other SAS courses.\n\nBy the end of this course, you will know how to use SAS Studio to write and submit SAS programs that access SAS, Microsoft Excel, and text data. You will know how to explore and validate data, prepare data by subsetting rows and computing new columns, analyze and report on data, export data and results to other formats, use SQL in SAS to query and join tables.\n\nPrerequisites:\nLearners should have experience using computer software. Specifically, you should be able to understand file structures and system commands on your operating systems and access data files on your operating systems. No prior SAS experience is needed.",</text:span></text:p>
      <text:p text:style-name="P3"><text:s text:c="4"/><text:span text:style-name="T1">"id": "Tx7bH4XkEeiLtQ4wBPSBfA",</text:span></text:p>
      <text:p text:style-name="P3"><text:s text:c="4"/><text:span text:style-name="T1">"slug": "sas-programming-basics",</text:span></text:p>
      <text:p text:style-name="P3"><text:s text:c="4"/><text:span text:style-name="T1">"instructorIds": "['35624752']",</text:span></text:p>
      <text:p text:style-name="P3"><text:s text:c="4"/><text:span text:style-name="T1">"specializations": "[]",</text:span></text:p>
      <text:p text:style-name="P3"><text:soft-page-break/><text:s text:c="4"/><text:span text:style-name="T1">"partnerIds": "['520']",</text:span></text:p>
      <text:p text:style-name="P3"><text:s text:c="4"/><text:span text:style-name="T1">"name": "Getting Started with SAS Programming"</text:span></text:p>
      <text:p text:style-name="P3"><text:s text:c="2"/><text:span text:style-name="T1">},</text:span></text:p>
      <text:p text:style-name="P3"><text:s text:c="2"/><text:span text:style-name="T1">{</text:span></text:p>
      <text:p text:style-name="P3"><text:s text:c="4"/><text:span text:style-name="T1">"FIELD1": 461,</text:span></text:p>
      <text:p text:style-name="P3"><text:s text:c="4"/><text:span text:style-name="T1">"courseType": "v2.ondemand",</text:span></text:p>
      <text:p text:style-name="P3"><text:s text:c="4"/><text:span text:style-name="T1">"description": "Intellectual property is the currency of the tech world, with the world’s most valuable intellectual property assets dwarfing the value of their real-world counterparts. Apple’ trademarked brand was valued at over $100 billion as of 2017. J.K. Rowling’s Harry potter franchise has generated over $25 billion to date. But how did the law come to create such enormous value in intangible assets?\n\nThis course will introduce the various types of U.S. intellectual property: patents, which cover inventions and process innovations; copyright, which protects original works of authorship; and trademarks, which protect a business’ commercial identity as the source of valuable goods and services. You will then explore case studies of how global businesses have used intellectual property law to generate enormous value from these intangible assets.",</text:span></text:p>
      <text:p text:style-name="P3"><text:s text:c="4"/><text:span text:style-name="T1">"id": "jdWf49xyEeiHNgpoL91vEg",</text:span></text:p>
      <text:p text:style-name="P3"><text:s text:c="4"/><text:span text:style-name="T1">"slug": "introduction-intellectual-property",</text:span></text:p>
      <text:p text:style-name="P3"><text:s text:c="4"/><text:span text:style-name="T1">"instructorIds": "['1968775']",</text:span></text:p>
      <text:p text:style-name="P3"><text:s text:c="4"/><text:span text:style-name="T1">"specializations": "[]",</text:span></text:p>
      <text:p text:style-name="P3"><text:s text:c="4"/><text:span text:style-name="T1">"partnerIds": "['6']",</text:span></text:p>
      <text:p text:style-name="P3"><text:s text:c="4"/><text:span text:style-name="T1">"name": "Introduction to Intellectual Property"</text:span></text:p>
      <text:p text:style-name="P3"><text:s text:c="2"/><text:span text:style-name="T1">},</text:span></text:p>
      <text:p text:style-name="P3"><text:s text:c="2"/><text:span text:style-name="T1">{</text:span></text:p>
      <text:p text:style-name="P3"><text:s text:c="4"/><text:span text:style-name="T1">"FIELD1": 462,</text:span></text:p>
      <text:p text:style-name="P3"><text:s text:c="4"/><text:span text:style-name="T1">"courseType": "v2.ondemand",</text:span></text:p>
      <text:p text:style-name="P3"><text:s text:c="4"/><text:span text:style-name="T1">"description": "En este curso nos adentraremos en el terreno del hardware. Concretamente, aprenderemos a utilizar la placa de desarrollo de hardware de código abierto, llamada Arduino, enfocándonos en las aplicaciones que esta ofrece para la experimentación musical. De manera más específica, aprenderemos en este curso a construir nuestros propios generadores de sonido, y a partir de ello haremos instalaciones sonoras que nos permitirán expandir nuestra creatividad hacia el terreno de las cosas materiales, y ya no solo de los datos informáticos.",</text:span></text:p>
      <text:p text:style-name="P3"><text:s text:c="4"/><text:span text:style-name="T1">"id": "BvO8MKfrEeigjAqBsI_7rA",</text:span></text:p>
      <text:p text:style-name="P3"><text:s text:c="4"/><text:span text:style-name="T1">"slug": "aplicaciones-musicales-arduino",</text:span></text:p>
      <text:p text:style-name="P3"><text:s text:c="4"/><text:span text:style-name="T1">"instructorIds": "['692684', '1309751']",</text:span></text:p>
      <text:p text:style-name="P3"><text:s text:c="4"/><text:span text:style-name="T1">"specializations": "[]",</text:span></text:p>
      <text:p text:style-name="P3"><text:s text:c="4"/><text:span text:style-name="T1">"partnerIds": "['58']",</text:span></text:p>
      <text:p text:style-name="P3"><text:s text:c="4"/><text:span text:style-name="T1">"name": "Aplicaciones musicales con Arduino"</text:span></text:p>
      <text:p text:style-name="P3"><text:s text:c="2"/><text:span text:style-name="T1">},</text:span></text:p>
      <text:p text:style-name="P3"><text:s text:c="2"/><text:span text:style-name="T1">{</text:span></text:p>
      <text:p text:style-name="P3"><text:s text:c="4"/><text:span text:style-name="T1">"FIELD1": 463,</text:span></text:p>
      <text:p text:style-name="P3"><text:s text:c="4"/><text:span text:style-name="T1">"courseType": "v2.ondemand",</text:span></text:p>
      <text:p text:style-name="P3"><text:s text:c="4"/><text:span text:style-name="T1">"description": "Teams are essential to the modern organization, but most never reach their potential. Co-workers miscommunicate, and groups struggle to adapt to changes in the market or their organizations. When teams lack self-awareness about these challenges, performance suffers. Based on years of team culture research and consulting experience, this course helps you understand the problems that hurt productivity, and gives you tools for creating positive change. This course also guides you through creating the ground rules and structure needed to set your team up for success. \n\nYou gain the skills to diagnose issues such as conflicts, groupthink and lack of commitment in your team before they get out of control. The course offers frameworks to adjust team behaviors and get the best performance out of your people. You also understand frequent stumbling blocks for common team types, such as startups and virtual teams, and learn solutions tailored to each one.",</text:span></text:p>
      <text:p text:style-name="P3"><text:s text:c="4"/><text:span text:style-name="T1">"id": "Kdf551i6Eeaw3QoEHqdPHw",</text:span></text:p>
      <text:p text:style-name="P3"><text:s text:c="4"/><text:span text:style-name="T1">"slug": "high-performing-teams",</text:span></text:p>
      <text:p text:style-name="P3"><text:soft-page-break/><text:s text:c="4"/><text:span text:style-name="T1">"instructorIds": "['8147732', '11465210']",</text:span></text:p>
      <text:p text:style-name="P3"><text:s text:c="4"/><text:span text:style-name="T1">"specializations": "[]",</text:span></text:p>
      <text:p text:style-name="P3"><text:s text:c="4"/><text:span text:style-name="T1">"partnerIds": "['6']",</text:span></text:p>
      <text:p text:style-name="P3"><text:s text:c="4"/><text:span text:style-name="T1">"name": "Building High-Performing Teams"</text:span></text:p>
      <text:p text:style-name="P3"><text:s text:c="2"/><text:span text:style-name="T1">},</text:span></text:p>
      <text:p text:style-name="P3"><text:s text:c="2"/><text:span text:style-name="T1">{</text:span></text:p>
      <text:p text:style-name="P3"><text:s text:c="4"/><text:span text:style-name="T1">"FIELD1": 464,</text:span></text:p>
      <text:p text:style-name="P3"><text:s text:c="4"/><text:span text:style-name="T1">"courseType": "v2.ondemand",</text:span></text:p>
      <text:p text:style-name="P3"><text:s text:c="4"/><text:span text:style-name="T1">"description": "Have you wondered what exactly AWS is and why is it important? <text:s/>Do you want to make informed design decisions about which services to use? Do you want to gain expertise to leverage the cloud for your own projects?\nIn this course, you will learn to interface with the AWS cloud. You will then develop software to send data to and receive data from the cloud. Along the way, you’ll learn how to structure your project with a variety of these difference services.\n\nLearning Goals: \nAfter completing this course, you will be able to:\n\n1) Understand what the cloud is and how it works.\n2) Install and configure the AWS CLI and SDK on a Linux system.\n3) Use various AWS services such as EC2, IoT, and many more.\n4) Build projects that heavily leverage the cloud.\n5) Integrate the cloud into embedded systems.",</text:span></text:p>
      <text:p text:style-name="P3"><text:s text:c="4"/><text:span text:style-name="T1">"id": "XD-TddyuEeeWJRKNrJVcVg",</text:span></text:p>
      <text:p text:style-name="P3"><text:s text:c="4"/><text:span text:style-name="T1">"slug": "internet-of-things-cloud-services-version2",</text:span></text:p>
      <text:p text:style-name="P3"><text:s text:c="4"/><text:span text:style-name="T1">"instructorIds": "['12279078', '12280323']",</text:span></text:p>
      <text:p text:style-name="P3"><text:s text:c="4"/><text:span text:style-name="T1">"specializations": "[]",</text:span></text:p>
      <text:p text:style-name="P3"><text:s text:c="4"/><text:span text:style-name="T1">"partnerIds": "['53']",</text:span></text:p>
      <text:p text:style-name="P3"><text:s text:c="4"/><text:span text:style-name="T1">"name": "Internet of Things V2: Setting up and Using Cloud Services"</text:span></text:p>
      <text:p text:style-name="P3"><text:s text:c="2"/><text:span text:style-name="T1">},</text:span></text:p>
      <text:p text:style-name="P3"><text:s text:c="2"/><text:span text:style-name="T1">{</text:span></text:p>
      <text:p text:style-name="P3"><text:s text:c="4"/><text:span text:style-name="T1">"FIELD1": 465,</text:span></text:p>
      <text:p text:style-name="P3"><text:s text:c="4"/><text:span text:style-name="T1">"courseType": "v2.ondemand",</text:span></text:p>
      <text:p text:style-name="P3"><text:s text:c="4"/><text:span text:style-name="T1">"description": "In this course, students learn to recognize and to apply the basic concepts that govern integrated body function (as an intact organism) in the body's nine organ systems.",</text:span></text:p>
      <text:p text:style-name="P3"><text:s text:c="4"/><text:span text:style-name="T1">"id": "Tr9rK6JtEeSwKiIACiONVg",</text:span></text:p>
      <text:p text:style-name="P3"><text:s text:c="4"/><text:span text:style-name="T1">"slug": "physiology",</text:span></text:p>
      <text:p text:style-name="P3"><text:s text:c="4"/><text:span text:style-name="T1">"instructorIds": "['868977', '920567']",</text:span></text:p>
      <text:p text:style-name="P3"><text:s text:c="4"/><text:span text:style-name="T1">"specializations": "[]",</text:span></text:p>
      <text:p text:style-name="P3"><text:s text:c="4"/><text:span text:style-name="T1">"partnerIds": "['7']",</text:span></text:p>
      <text:p text:style-name="P3"><text:s text:c="4"/><text:span text:style-name="T1">"name": "Introductory Human Physiology"</text:span></text:p>
      <text:p text:style-name="P3"><text:s text:c="2"/><text:span text:style-name="T1">},</text:span></text:p>
      <text:p text:style-name="P3"><text:s text:c="2"/><text:span text:style-name="T1">{</text:span></text:p>
      <text:p text:style-name="P3"><text:s text:c="4"/><text:span text:style-name="T1">"FIELD1": 466,</text:span></text:p>
      <text:p text:style-name="P3"><text:s text:c="4"/><text:span text:style-name="T1">"courseType": "v2.ondemand",</text:span></text:p>
      <text:p text:style-name="P3"><text:s text:c="4"/><text:span text:style-name="T1">"description": "Congratulations on reaching the Capstone Class of the Become a Sustainable Business Change Agent specialization. <text:s/>The class will help you apply material from the previous three classes. <text:s/>We have developed a case about a hypothetical ski resort that offers lots of opportunities to develop sustainability recommendations. <text:s/>A second option is do develop a proposal for a change in your company or organization. <text:s/>Or you can do both the case and your own proposal. <text:s/>\n\nThe goal of the class is to have you practice the entire process from identifying a problem, finding a possible solution, doing analysis to determine the proposed change's financial and sustainability impacts, figure out who to present the proposal and what they need to see to say 'Yes' and develop a budget and implementation plan.\n\nIt is big assignment, but if you have gone through the material in the first three classes you should be well-equipped for the challenge.\n\nWe hope that the concepts and tools we have introduced will start you on your way to making positive changes in your company, organization, community and the world. <text:s/>We have provided just the most basic tolls. <text:s/>As you progress you will enhance your skills and become more effective. <text:s/>Best of luck on all you change endeavors.",</text:span></text:p>
      <text:p text:style-name="P3"><text:soft-page-break/><text:s text:c="4"/><text:span text:style-name="T1">"id": "tEzhbaiGEeaZwBIdLOcDZg",</text:span></text:p>
      <text:p text:style-name="P3"><text:s text:c="4"/><text:span text:style-name="T1">"slug": "sustainability-proposal",</text:span></text:p>
      <text:p text:style-name="P3"><text:s text:c="4"/><text:span text:style-name="T1">"instructorIds": "['6882168', '19288225']",</text:span></text:p>
      <text:p text:style-name="P3"><text:s text:c="4"/><text:span text:style-name="T1">"specializations": "[]",</text:span></text:p>
      <text:p text:style-name="P3"><text:s text:c="4"/><text:span text:style-name="T1">"partnerIds": "['126']",</text:span></text:p>
      <text:p text:style-name="P3"><text:s text:c="4"/><text:span text:style-name="T1">"name": "Capstone: Creating A Sustainability Proposal"</text:span></text:p>
      <text:p text:style-name="P3"><text:s text:c="2"/><text:span text:style-name="T1">},</text:span></text:p>
      <text:p text:style-name="P3"><text:s text:c="2"/><text:span text:style-name="T1">{</text:span></text:p>
      <text:p text:style-name="P3"><text:s text:c="4"/><text:span text:style-name="T1">"FIELD1": 467,</text:span></text:p>
      <text:p text:style-name="P3"><text:s text:c="4"/><text:span text:style-name="T1">"courseType": "v2.capstone",</text:span></text:p>
      <text:p text:style-name="P3"><text:s text:c="4"/><text:span text:style-name="T1">"description": "</text:span><text:span text:style-name="T2">毕业设计项目将综合</text:span><text:span text:style-name="T1">5</text:span><text:span text:style-name="T2">门课程所学知识，设计完成一个基于</text:span><text:span text:style-name="T1">.Net</text:span><text:span text:style-name="T2">平台的小型软件项目，以验证你是否具备了</text:span><text:span text:style-name="T1">.Net</text:span><text:span text:style-name="T2">应用程序开发的基本能力。</text:span><text:span text:style-name="T1">\n\n</text:span><text:span text:style-name="T2">项目具体要求如下：</text:span><text:span text:style-name="T1">\n1. </text:span><text:span text:style-name="T2">该系统应该包括客户端和管理端；</text:span><text:span text:style-name="T1">\n2. </text:span><text:span text:style-name="T2">客户端包括以下功能：</text:span><text:span text:style-name="T1">\n①</text:span><text:span text:style-name="T2">用户登录；</text:span><text:span text:style-name="T1">\n②</text:span><text:span text:style-name="T2">用户注册；</text:span><text:span text:style-name="T1">\n③</text:span><text:span text:style-name="T2">菜品订购；</text:span><text:span text:style-name="T1">\n④</text:span><text:span text:style-name="T2">购物车功能；</text:span><text:span text:style-name="T1">\n⑤</text:span><text:span text:style-name="T2">订单增、删、改、查功能；</text:span><text:span text:style-name="T1">\n3. </text:span><text:span text:style-name="T2">管理端包括以下功能：</text:span><text:span text:style-name="T1">\n①</text:span><text:span text:style-name="T2">用户管理；</text:span><text:span text:style-name="T1">\n②</text:span><text:span text:style-name="T2">订单管理（增、删、改、查）；</text:span><text:span text:style-name="T1">\n③</text:span><text:span text:style-name="T2">菜品管理（增、删、改、查）；</text:span><text:span text:style-name="T1">\n④</text:span><text:span text:style-name="T2">统计管理（日销量、月销量、用户订餐细节）。</text:span><text:span text:style-name="T1">\n\n</text:span><text:span text:style-name="T2">如果你能够在</text:span><text:span text:style-name="T1">.Net</text:span><text:span text:style-name="T2">环境下利用</text:span><text:span text:style-name="T1">C#</text:span><text:span text:style-name="T2">语言独立完成毕设项目，说明你已经达到面向</text:span><text:span text:style-name="T1">.Net</text:span><text:span text:style-name="T2">框架的初级程序员水平。</text:span><text:span text:style-name="T1">",</text:span></text:p>
      <text:p text:style-name="P3"><text:s text:c="4"/><text:span text:style-name="T1">"id": "iJakw7rhEeWfYA612mWHZw",</text:span></text:p>
      <text:p text:style-name="P3"><text:s text:c="4"/><text:span text:style-name="T1">"slug": "net-ruanjian-kaifa-biye",</text:span></text:p>
      <text:p text:style-name="P3"><text:s text:c="4"/><text:span text:style-name="T1">"instructorIds": "['9299119', '16120730']",</text:span></text:p>
      <text:p text:style-name="P3"><text:s text:c="4"/><text:span text:style-name="T1">"specializations": "[]",</text:span></text:p>
      <text:p text:style-name="P3"><text:s text:c="4"/><text:span text:style-name="T1">"partnerIds": "['234']",</text:span></text:p>
      <text:p text:style-name="P3"><text:s text:c="4"/><text:span text:style-name="T1">"name": ".Net</text:span><text:span text:style-name="T2">平台下的软件开发技术毕业项目</text:span><text:span text:style-name="T1">"</text:span></text:p>
      <text:p text:style-name="P3"><text:s text:c="2"/><text:span text:style-name="T1">},</text:span></text:p>
      <text:p text:style-name="P3"><text:s text:c="2"/><text:span text:style-name="T1">{</text:span></text:p>
      <text:p text:style-name="P3"><text:s text:c="4"/><text:span text:style-name="T1">"FIELD1": 468,</text:span></text:p>
      <text:p text:style-name="P3"><text:s text:c="4"/><text:span text:style-name="T1">"courseType": "v2.ondemand",</text:span></text:p>
      <text:p text:style-name="P3"><text:s text:c="4"/><text:span text:style-name="T1">"description": "The main goal of this course is to get the necessary knowledge on atmospheric and fluid dynamics in order to quantify the wind resource of a local or regional area. \n\nWe’ll learn about basic meteorology, the specific dynamics of turbulent boundary layers and some standard techniques to estimate wind resources regardless of the type of turbine used or the level of efficiency achieved. Then, we will see what are the turbines characteristics to consider in order to estimate the electricity production from an isolated turbine or from a turbine farm. The differences and similarity between wind or marine resource assessment will also be discussed.\n\nFinally, you will have the opportunity to get hands-on experience with real in-situ data sets and apply what you have learned on wind resource assessment.",</text:span></text:p>
      <text:p text:style-name="P3"><text:s text:c="4"/><text:span text:style-name="T1">"id": "nOUxQJHMEeWxTA6NLywNHw",</text:span></text:p>
      <text:p text:style-name="P3"><text:s text:c="4"/><text:span text:style-name="T1">"slug": "wind-for-renewable-energies",</text:span></text:p>
      <text:p text:style-name="P3"><text:s text:c="4"/><text:span text:style-name="T1">"instructorIds": "['11918636', '25475293', '25434469', '25545354']",</text:span></text:p>
      <text:p text:style-name="P3"><text:s text:c="4"/><text:span text:style-name="T1">"specializations": "[]",</text:span></text:p>
      <text:p text:style-name="P3"><text:s text:c="4"/><text:span text:style-name="T1">"partnerIds": "['66']",</text:span></text:p>
      <text:p text:style-name="P3"><text:s text:c="4"/><text:span text:style-name="T1">"name": "Wind resources for renewable energies"</text:span></text:p>
      <text:p text:style-name="P3"><text:s text:c="2"/><text:span text:style-name="T1">},</text:span></text:p>
      <text:p text:style-name="P3"><text:s text:c="2"/><text:span text:style-name="T1">{</text:span></text:p>
      <text:p text:style-name="P3"><text:s text:c="4"/><text:span text:style-name="T1">"FIELD1": 469,</text:span></text:p>
      <text:p text:style-name="P3"><text:s text:c="4"/><text:span text:style-name="T1">"courseType": "v2.ondemand",</text:span></text:p>
      <text:p text:style-name="P3"><text:s text:c="4"/><text:span text:style-name="T1">"description": "Todos negociamos diariamente. A nivel personal, negociamos con amigos, familia, propietarios, vendedores de autos y empleadores, entre otros. La negociación también es la clave del éxito comercial. Ninguna empresa puede sobrevivir sin contratos rentables. Dentro de una empresa, las habilidades de negociación lo pueden llevar a avanzar en su carrera. \n\nEn este curso, aprenderá y practicará los cuatro pasos necesarios para lograr una negociación exitosa, con un módulo para cada paso: \n(1) Preparación: Planifique su estrategia de negociación \n(2) Negociación: Use las tácticas claves para el éxito \n(3) Cierre: Cree un contrato \n(4) Cumplimiento y evaluación: El juego final \n\nPara completar exitosamente este curso y mejorar su capacidad de negociar, deberá completar los tres pasos siguientes: \n(1) Mire los videos breves (que van de 5 a 20 minutos) de </text:span><text:soft-page-break/><text:span text:style-name="T1">cada módulo. Los videos son interactivos e incluyen preguntas para evaluar su entendimiento de las estrategias y habilidades de negociación. Los videos se pueden acelerar o ralentizar para adaptarse al ritmo que prefiera escucharlos. Según sus horarios, puede ver los videos en unas semanas o verlos todos juntos. Un estudiante que vio el curso de una sola vez concluyó que \"es tan bueno como Breaking Bad\". \n(2) Complete la negociación del Módulo 6 para evaluar sus capacidad de negociación. Puede negociar con un amigo local o usar los Debates para encontrar un socio de otra parte del mundo. Su socio de negociación le brindará una devolución sobre sus capacidad de negociación. En el camino, puede resultarle útil utilizar esta aplicación móvil gratuita que está relacionada con el curso y contiene varias herramientas de planificación de la negociación. http://negotiationplanner.com/ \n(3) Tome el examen final. Para completar el curso exitosamente, debe responder correctamente el 80 % de las preguntas. Este examen es un examen de dominio, lo que significa que puede tomarlo las veces que quiera hasta que domine el material. \n\nAdemás, este curso incluye la opción de obtener un Certificado verificado (CV) a través de la verificación de su identidad y la finalización exitosa del curso. Un CV le proporciona un reconocimiento formal de sus logros en el curso e incluye el logo de la Universidad de Michigan. \n\nSi usted está considerando obtener un CV, debe completar el proceso de verificación antes de tomar el examen final. Puede elegir pagar los cargos asociados antes o después del examen. Para obtener más información acerca de los CV, visite: learner.coursera.help/hc/en-us/articles/201212399-Verified-Certificates \n\nEl logo compuesto del curso se comparte con una licencia Creative Commons CC BY-SA (https://creativecommons.org/licenses/by-sa/2.0/) y fue creado con las imágenes proporcionadas por cortesía de Flazingo Photos (http://bit.ly/1zOylRm) y K2 Space (https://www.flickr.com/photos/k2space/14257556613/in/set-72157644732478432).\n\nThis is a translated version. To join the original English version, visit this page: https://www.coursera.org/learn/negotiation-skills/",</text:span></text:p>
      <text:p text:style-name="P3"><text:s text:c="4"/><text:span text:style-name="T1">"id": "DUIbAwrmEeWhsgqB1eduww",</text:span></text:p>
      <text:p text:style-name="P3"><text:s text:c="4"/><text:span text:style-name="T1">"slug": "negociacion",</text:span></text:p>
      <text:p text:style-name="P3"><text:s text:c="4"/><text:span text:style-name="T1">"instructorIds": "['3822163']",</text:span></text:p>
      <text:p text:style-name="P3"><text:s text:c="4"/><text:span text:style-name="T1">"specializations": "[]",</text:span></text:p>
      <text:p text:style-name="P3"><text:s text:c="4"/><text:span text:style-name="T1">"partnerIds": "['3']",</text:span></text:p>
      <text:p text:style-name="P3"><text:s text:c="4"/><text:span text:style-name="T1">"name": "Negociación exitosa: Estrategias y habilidades esenciales (en español)"</text:span></text:p>
      <text:p text:style-name="P3"><text:s text:c="2"/><text:span text:style-name="T1">},</text:span></text:p>
      <text:p text:style-name="P3"><text:s text:c="2"/><text:span text:style-name="T1">{</text:span></text:p>
      <text:p text:style-name="P3"><text:s text:c="4"/><text:span text:style-name="T1">"FIELD1": 470,</text:span></text:p>
      <text:p text:style-name="P3"><text:s text:c="4"/><text:span text:style-name="T1">"courseType": "v2.ondemand",</text:span></text:p>
      <text:p text:style-name="P3"><text:s text:c="4"/><text:span text:style-name="T1">"description": "This course will provide you a foundational understanding of machine learning models (logistic regression, multilayer perceptrons, convolutional neural networks, natural language processing, etc.) as well as demonstrate how these models can solve complex problems in a variety of industries, from medical diagnostics to image recognition to text prediction. In addition, we have designed practice exercises that will give you hands-on experience implementing these data science models on data sets. These practice exercises will teach you how to implement machine learning algorithms with TensorFlow, open source libraries used by leading tech companies in the machine learning field (e.g., Google, NVIDIA, CocaCola, eBay, Snapchat, Uber and many more).",</text:span></text:p>
      <text:p text:style-name="P3"><text:s text:c="4"/><text:span text:style-name="T1">"id": "8BJHzZD_EeiKohJBs5wRGA",</text:span></text:p>
      <text:p text:style-name="P3"><text:s text:c="4"/><text:span text:style-name="T1">"slug": "machine-learning-duke",</text:span></text:p>
      <text:p text:style-name="P3"><text:s text:c="4"/><text:span text:style-name="T1">"instructorIds": "['36385260']",</text:span></text:p>
      <text:p text:style-name="P3"><text:s text:c="4"/><text:span text:style-name="T1">"specializations": "[]",</text:span></text:p>
      <text:p text:style-name="P3"><text:s text:c="4"/><text:span text:style-name="T1">"partnerIds": "['7']",</text:span></text:p>
      <text:p text:style-name="P3"><text:s text:c="4"/><text:span text:style-name="T1">"name": "Introduction to Machine Learning"</text:span></text:p>
      <text:p text:style-name="P3"><text:s text:c="2"/><text:span text:style-name="T1">},</text:span></text:p>
      <text:p text:style-name="P3"><text:s text:c="2"/><text:span text:style-name="T1">{</text:span></text:p>
      <text:p text:style-name="P3"><text:s text:c="4"/><text:span text:style-name="T1">"FIELD1": 471,</text:span></text:p>
      <text:p text:style-name="P3"><text:s text:c="4"/><text:span text:style-name="T1">"courseType": "v2.ondemand",</text:span></text:p>
      <text:p text:style-name="P3"><text:soft-page-break/><text:s text:c="4"/><text:span text:style-name="T1">"description": "Welcome to the fifth and final course in the Cisco Networking Basics Specialization.\n\nIn the first four courses of this specialization, you were focused on understanding how computer networks work and how to access the network. Now that you have a firm grasp of how to build and secure a wireless home network, you will be introduced to the basics of adding Cisco routers and switches to networks that are typically deployed in small to medium sized businesses. <text:s/>You will perform the basic setup and configuration steps needed to get switches and routers connected in a small network. You will also learn how to configure the router and the switch for remote access. You will use two different types of simulation tools to practice configuration steps. After completing required configuration tasks, you will use various show commands to verify configurations and use the ping command to verify basic connectivity between devices. Expect lots of opportunities for practicing Cisco device configuration. This course requires the use of Cisco Packet Tracer to simulate the network environment. <text:s/>You will need to download and use Cisco Packet Tracer throughout the course.\n\nAt the end of this course, you will be able to:\n\n1. Describe the features and functions of various Cisco devices installed in a typical simple computer network.\n2. Use the Packet Tracer simulation software to practice configuration tasks using the command line interface.\n3. Connect and configure a Cisco switch and small business router in order to provide network connectivity in a small LAN environment.\n4. Use a structured troubleshooting strategy to identify and fix network connectivity issues.\n5. Enter and view the results of common Cisco CLI commands.\n6. Use best practices to secure Cisco networking devices from unauthorized access.\n7. Use command line utilities to test and verify network connectivity.\n8. Use common network utilities to test connectivity between network attached devices.\n9. Explain issues that can cause Internet connectivity problems.\n10. Describe how to report problems and assist in troubleshooting connections with an ISP help desk.",</text:span></text:p>
      <text:p text:style-name="P3"><text:s text:c="4"/><text:span text:style-name="T1">"id": "eHaflN6sEeaYmg59u1WXCA",</text:span></text:p>
      <text:p text:style-name="P3"><text:s text:c="4"/><text:span text:style-name="T1">"slug": "cisco-networking-introduction",</text:span></text:p>
      <text:p text:style-name="P3"><text:s text:c="4"/><text:span text:style-name="T1">"instructorIds": "['22249011']",</text:span></text:p>
      <text:p text:style-name="P3"><text:s text:c="4"/><text:span text:style-name="T1">"specializations": "[]",</text:span></text:p>
      <text:p text:style-name="P3"><text:s text:c="4"/><text:span text:style-name="T1">"partnerIds": "['336']",</text:span></text:p>
      <text:p text:style-name="P3"><text:s text:c="4"/><text:span text:style-name="T1">"name": "Introduction to Cisco Networking"</text:span></text:p>
      <text:p text:style-name="P3"><text:s text:c="2"/><text:span text:style-name="T1">},</text:span></text:p>
      <text:p text:style-name="P3"><text:s text:c="2"/><text:span text:style-name="T1">{</text:span></text:p>
      <text:p text:style-name="P3"><text:s text:c="4"/><text:span text:style-name="T1">"FIELD1": 472,</text:span></text:p>
      <text:p text:style-name="P3"><text:s text:c="4"/><text:span text:style-name="T1">"courseType": "v2.ondemand",</text:span></text:p>
      <text:p text:style-name="P3"><text:s text:c="4"/><text:span text:style-name="T1">"description": "This course is for you if you are interested in transitioning toward a managerial role in cybersecurity and mobility. Through interviews with industry experts in this area, you will be able to analyze innovations powering the rapid spread of information technology and how they present new challenges for protecting data. For example, mobile devices increase convenience but often bypass traditional security measures. After this course, you will be able to describe how the nature of the threat evolves, as culprits employ a burgeoning set of sophisticated tools to take advantage of our growing reliance on networks for critical-data exchange.\n\nIf you want to pursue a career in the public sector, the stakes are high as well. The proliferation of hackers, inevitable human errors, bring-your-own-device (BYOD) initiatives, and the ever-broadening need to share information weigh heavily on government and education organizations, and consume substantial resources. The Pentagon, for example, has proposed to spend $23 billion on network security initiatives through 2018. This sounds like a large sum, until you consider the scope and importance of the U.S. government information resources this investment must protect.\n\nAfter completing the course modules you will be able to explain how yesterday’s prevention strategies are no longer adequate for stopping advanced, targeted attacks. Effective cybersecurity must be multi-dimensional and tiered, as threats can originate from virtually anywhere, target numerous levels of an organization, and sometimes persist for months or years before an information security staff is aware of an attack or breach. Therefore </text:span><text:soft-page-break/><text:span text:style-name="T1">securing networks requires a holistic approach that incorporates several elements.",</text:span></text:p>
      <text:p text:style-name="P3"><text:s text:c="4"/><text:span text:style-name="T1">"id": "BuO0neR5EeWYOBIRup69HQ",</text:span></text:p>
      <text:p text:style-name="P3"><text:s text:c="4"/><text:span text:style-name="T1">"slug": "cybersecurity-mobility",</text:span></text:p>
      <text:p text:style-name="P3"><text:s text:c="4"/><text:span text:style-name="T1">"instructorIds": "['5543700']",</text:span></text:p>
      <text:p text:style-name="P3"><text:s text:c="4"/><text:span text:style-name="T1">"specializations": "[]",</text:span></text:p>
      <text:p text:style-name="P3"><text:s text:c="4"/><text:span text:style-name="T1">"partnerIds": "['123']",</text:span></text:p>
      <text:p text:style-name="P3"><text:s text:c="4"/><text:span text:style-name="T1">"name": "Cybersecurity and Mobility"</text:span></text:p>
      <text:p text:style-name="P3"><text:s text:c="2"/><text:span text:style-name="T1">},</text:span></text:p>
      <text:p text:style-name="P3"><text:s text:c="2"/><text:span text:style-name="T1">{</text:span></text:p>
      <text:p text:style-name="P3"><text:s text:c="4"/><text:span text:style-name="T1">"FIELD1": 473,</text:span></text:p>
      <text:p text:style-name="P3"><text:s text:c="4"/><text:span text:style-name="T1">"courseType": "v2.ondemand",</text:span></text:p>
      <text:p text:style-name="P3"><text:s text:c="4"/><text:span text:style-name="T1">"description": "Most professions these days require more than general intelligence. They require in addition the ability to collect, analyze and think about data. Personal life is enriched when these same skills are applied to problems in everyday life involving judgment and choice. This course presents basic concepts from statistics, probability, scientific methodology, cognitive psychology and cost-benefit theory and shows how they can be applied to everything from picking one product over another to critiquing media accounts of scientific research. Concepts are defined briefly and breezily and then applied to many examples drawn from business, the media and everyday life.\n\nWhat kinds of things will you learn? Why it’s usually a mistake to interview people for a job. Why it’s highly unlikely that, if your first meal in a new restaurant is excellent, you will find the next meal to be as good. Why economists regularly walk out of movies and leave restaurant food uneaten. Why getting your picture on the cover of Sports Illustrated usually means your next season is going to be a disappointment. Why you might not have a disease even though you’ve tested positive for it. Why you’re never going to know how coffee affects you unless you conduct an experiment in which you flip a coin to determine whether you will have coffee on a given day. Why it might be a mistake to use an office in a building you own as opposed to having your office in someone else’s building. Why you should never keep a stock that’s going down in hopes that it will go back up and prevent you from losing any of your initial investment. Why it is that a great deal of health information presented in the media is misinformation.",</text:span></text:p>
      <text:p text:style-name="P3"><text:s text:c="4"/><text:span text:style-name="T1">"id": "2e_l18MBEea6CwrxGAW0VA",</text:span></text:p>
      <text:p text:style-name="P3"><text:s text:c="4"/><text:span text:style-name="T1">"slug": "mindware",</text:span></text:p>
      <text:p text:style-name="P3"><text:s text:c="4"/><text:span text:style-name="T1">"instructorIds": "['14296851']",</text:span></text:p>
      <text:p text:style-name="P3"><text:s text:c="4"/><text:span text:style-name="T1">"specializations": "[]",</text:span></text:p>
      <text:p text:style-name="P3"><text:s text:c="4"/><text:span text:style-name="T1">"partnerIds": "['3']",</text:span></text:p>
      <text:p text:style-name="P3"><text:s text:c="4"/><text:span text:style-name="T1">"name": "Mindware: Critical Thinking for the Information Age "</text:span></text:p>
      <text:p text:style-name="P3"><text:s text:c="2"/><text:span text:style-name="T1">},</text:span></text:p>
      <text:p text:style-name="P3"><text:s text:c="2"/><text:span text:style-name="T1">{</text:span></text:p>
      <text:p text:style-name="P3"><text:s text:c="4"/><text:span text:style-name="T1">"FIELD1": 474,</text:span></text:p>
      <text:p text:style-name="P3"><text:s text:c="4"/><text:span text:style-name="T1">"courseType": "v2.ondemand",</text:span></text:p>
      <text:p text:style-name="P3"><text:s text:c="4"/><text:span text:style-name="T1">"description": "This course introduces the basic concepts of switched-mode converter circuits for controlling and converting electrical power with high efficiency. Principles of converter circuit analysis are introduced, and are developed for finding the steady state voltages, current, and efficiency of power converters. Assignments include simulation of a dc-dc converter, analysis of an inverting dc-dc converter, and modeling and efficiency analysis of an electric vehicle system and of a USB power regulator.\n\nAfter completing this course, you will:\n● Understand what a switched-mode converter is and its basic operating principles\n● Be able to solve for the steady-state voltages and currents of step-down, step-up, inverting, and other power converters\n● Know how to derive an averaged equivalent circuit model and solve for the converter efficiency\n\nA basic understanding of electrical circuit analysis is an assumed prerequisite for this course.",</text:span></text:p>
      <text:p text:style-name="P3"><text:s text:c="4"/><text:span text:style-name="T1">"id": "IjAlbH3IEeWb-BLhFdaGww",</text:span></text:p>
      <text:p text:style-name="P3"><text:s text:c="4"/><text:span text:style-name="T1">"slug": "power-electronics",</text:span></text:p>
      <text:p text:style-name="P3"><text:soft-page-break/><text:s text:c="4"/><text:span text:style-name="T1">"instructorIds": "['2659612']",</text:span></text:p>
      <text:p text:style-name="P3"><text:s text:c="4"/><text:span text:style-name="T1">"specializations": "[]",</text:span></text:p>
      <text:p text:style-name="P3"><text:s text:c="4"/><text:span text:style-name="T1">"partnerIds": "['71']",</text:span></text:p>
      <text:p text:style-name="P3"><text:s text:c="4"/><text:span text:style-name="T1">"name": "Introduction to Power Electronics"</text:span></text:p>
      <text:p text:style-name="P3"><text:s text:c="2"/><text:span text:style-name="T1">},</text:span></text:p>
      <text:p text:style-name="P3"><text:s text:c="2"/><text:span text:style-name="T1">{</text:span></text:p>
      <text:p text:style-name="P3"><text:s text:c="4"/><text:span text:style-name="T1">"FIELD1": 475,</text:span></text:p>
      <text:p text:style-name="P3"><text:s text:c="4"/><text:span text:style-name="T1">"courseType": "v2.ondemand",</text:span></text:p>
      <text:p text:style-name="P3"><text:s text:c="4"/><text:span text:style-name="T1">"description": "Welcome to \"Chinese Characters for beginner\"!\nThis is an elementary course on learning Chinese characters. Together, we will start from the basic element of Chinese characters-- Strokes. Then we will learn 1,200 basic Chinese words composed of 240 commonly used Chinese characters, which begin with <text:s/>“</text:span><text:span text:style-name="T2">一”</text:span><text:span text:style-name="T1">(one), including pronunciation, shape and meaning, so that to improve the learning effect. \n\n① <text:s/>Each Chinese character is with pinyin;\n\n② <text:s/>Each Chinese character is shown in the form of animation in the process of writing, namely strokes;\n\n③ <text:s/>English translation is used on the Chinese character can be a word itself. Other Chinese characters can not be independent of words are the characters of. The English translation of this kind of characters is marked in parentheses;\n\n④ <text:s/>Each Chinese word is accompanied by Pinyin, English translation and picture, which is easy to understand;\n\n⑤ <text:s/>There are proper exercises at the end of each lesson.\n\nGood luck !",</text:span></text:p>
      <text:p text:style-name="P3"><text:s text:c="4"/><text:span text:style-name="T1">"id": "LZZg6vhQEeWfYgqbi1xsdw",</text:span></text:p>
      <text:p text:style-name="P3"><text:s text:c="4"/><text:span text:style-name="T1">"slug": "hanzi",</text:span></text:p>
      <text:p text:style-name="P3"><text:s text:c="4"/><text:span text:style-name="T1">"instructorIds": "['14780670']",</text:span></text:p>
      <text:p text:style-name="P3"><text:s text:c="4"/><text:span text:style-name="T1">"specializations": "[]",</text:span></text:p>
      <text:p text:style-name="P3"><text:s text:c="4"/><text:span text:style-name="T1">"partnerIds": "['163']",</text:span></text:p>
      <text:p text:style-name="P3"><text:s text:c="4"/><text:span text:style-name="T1">"name": "Chinese Characters for beginner </text:span><text:span text:style-name="T2">汉字</text:span><text:span text:style-name="T1">"</text:span></text:p>
      <text:p text:style-name="P3"><text:s text:c="2"/><text:span text:style-name="T1">},</text:span></text:p>
      <text:p text:style-name="P3"><text:s text:c="2"/><text:span text:style-name="T1">{</text:span></text:p>
      <text:p text:style-name="P3"><text:s text:c="4"/><text:span text:style-name="T1">"FIELD1": 476,</text:span></text:p>
      <text:p text:style-name="P3"><text:s text:c="4"/><text:span text:style-name="T1">"courseType": "v2.ondemand",</text:span></text:p>
      <text:p text:style-name="P3"><text:s text:c="4"/><text:span text:style-name="T1">"description": "Apresentaremos o TensorFlow de baixo nível e trabalharemos com os conceitos e APIs necessários para gravar modelos de aprendizado de máquina distribuídos. Levando em consideração os modelos do TensorFlow, explicaremos como fazer o escalonamento horizontal do treinamento desse modelo e oferecer previsões de alto desempenho com o Cloud Machine Learning Engine.\n\nObjetivos do curso:\nCriar modelos de aprendizado de máquina no TensorFlow\nUsar as bibliotecas do TensorFlow para solucionar problemas numéricos\nResolver problemas e lidar com dificuldades comuns do código do TensorFlow\nUsar o tf_estimator para criar, treinar e avaliar modelos de aprendizado de máquina\nTreinar, implantar e produzir modelos de aprendizado de máquina em escala com o Cloud ML Engine",</text:span></text:p>
      <text:p text:style-name="P3"><text:s text:c="4"/><text:span text:style-name="T1">"id": "4IaPepXJEeir-RIKs5gHUA",</text:span></text:p>
      <text:p text:style-name="P3"><text:s text:c="4"/><text:span text:style-name="T1">"slug": "intro-tensorflow-br",</text:span></text:p>
      <text:p text:style-name="P3"><text:s text:c="4"/><text:span text:style-name="T1">"instructorIds": "['22997770']",</text:span></text:p>
      <text:p text:style-name="P3"><text:s text:c="4"/><text:span text:style-name="T1">"specializations": "[]",</text:span></text:p>
      <text:p text:style-name="P3"><text:s text:c="4"/><text:span text:style-name="T1">"partnerIds": "['443']",</text:span></text:p>
      <text:p text:style-name="P3"><text:s text:c="4"/><text:span text:style-name="T1">"name": "Intro to TensorFlow em Português Brasileiro"</text:span></text:p>
      <text:p text:style-name="P3"><text:s text:c="2"/><text:span text:style-name="T1">},</text:span></text:p>
      <text:p text:style-name="P3"><text:s text:c="2"/><text:span text:style-name="T1">{</text:span></text:p>
      <text:p text:style-name="P3"><text:s text:c="4"/><text:span text:style-name="T1">"FIELD1": 477,</text:span></text:p>
      <text:p text:style-name="P3"><text:s text:c="4"/><text:span text:style-name="T1">"courseType": "v2.ondemand",</text:span></text:p>
      <text:p text:style-name="P3"><text:s text:c="4"/><text:span text:style-name="T1">"description": "Course Overview: https://youtu.be/L0-cZt1Hw7c\n\nChinese Medicine and Modern Medicine are two distinct medical systems, yet they both aim at the prevention and treatment of human diseases. With this in mind, we should understand the practice of Chinese Medicine in the context of Modern Medicine.\n\nIn this course, we explore the basic theories underlying the practice of Chinese Medicine, compare and contrast the use of Chinese Medicine and Modern Medicine in Preventive Health, and discuss how to restore a healthy condition and understand the pharmacological basis of different types of Chinese tonifying herbs.\n\nBy the </text:span><text:soft-page-break/><text:span text:style-name="T1">end of this course, you will be able to:\n-              state the important Chinese Medicine literature from 5th century B.C. to 16th century A.D.\n-              describe and interpret basic Chinese Medicine theories \n-              apply the basic Chinese Medicine theories (such as the balance between Yin and Yang and the interaction among organs) to restore a healthy condition\n-              compare and contrast the use of Chinese Medicine and Modern Medicine in Preventive Health\n-              explain how the balance of Yang/Qi and/or Yin/Blood can be restored by using Chinese tonifying herbs\n-              adapt the Chinese Medicine concepts by reviewing the contemporary researches on pharmacological activities in Chinese tonifying herbs",</text:span></text:p>
      <text:p text:style-name="P3"><text:s text:c="4"/><text:span text:style-name="T1">"id": "EZaf2jCPEeeo0w7S4sUhzA",</text:span></text:p>
      <text:p text:style-name="P3"><text:s text:c="4"/><text:span text:style-name="T1">"slug": "health-concepts-chinese-medicine",</text:span></text:p>
      <text:p text:style-name="P3"><text:s text:c="4"/><text:span text:style-name="T1">"instructorIds": "['28528464']",</text:span></text:p>
      <text:p text:style-name="P3"><text:s text:c="4"/><text:span text:style-name="T1">"specializations": "[]",</text:span></text:p>
      <text:p text:style-name="P3"><text:s text:c="4"/><text:span text:style-name="T1">"partnerIds": "['35']",</text:span></text:p>
      <text:p text:style-name="P3"><text:s text:c="4"/><text:span text:style-name="T1">"name": "Health Concepts in Chinese Medicine"</text:span></text:p>
      <text:p text:style-name="P3"><text:s text:c="2"/><text:span text:style-name="T1">},</text:span></text:p>
      <text:p text:style-name="P3"><text:s text:c="2"/><text:span text:style-name="T1">{</text:span></text:p>
      <text:p text:style-name="P3"><text:s text:c="4"/><text:span text:style-name="T1">"FIELD1": 478,</text:span></text:p>
      <text:p text:style-name="P3"><text:s text:c="4"/><text:span text:style-name="T1">"courseType": "v2.ondemand",</text:span></text:p>
      <text:p text:style-name="P3"><text:s text:c="4"/><text:span text:style-name="T1">"description": "This course will teach you the \"magic\" of getting deep learning to work well. Rather than the deep learning process being a black box, you will understand what drives performance, and be able to more systematically get good results. You will also learn TensorFlow. \n\nAfter 3 weeks, you will: \n- Understand industry best-practices for building deep learning applications. \n- Be able to effectively use the common neural network \"tricks\", including initialization, L2 and dropout regularization, Batch normalization, gradient checking, \n- Be able to implement and apply a variety of optimization algorithms, such as mini-batch gradient descent, Momentum, RMSprop and Adam, and check for their convergence. \n- Understand new best-practices for the deep learning era of how to set up train/dev/test sets and analyze bias/variance\n- Be able to implement a neural network in TensorFlow. \n\nThis is the second course of the Deep Learning Specialization.",</text:span></text:p>
      <text:p text:style-name="P3"><text:s text:c="4"/><text:span text:style-name="T1">"id": "BZ5quSvBEee6gA5XksfBbg",</text:span></text:p>
      <text:p text:style-name="P3"><text:s text:c="4"/><text:span text:style-name="T1">"slug": "deep-neural-network",</text:span></text:p>
      <text:p text:style-name="P3"><text:s text:c="4"/><text:span text:style-name="T1">"instructorIds": "['1244', '24382163', '20612763']",</text:span></text:p>
      <text:p text:style-name="P3"><text:s text:c="4"/><text:span text:style-name="T1">"specializations": "[]",</text:span></text:p>
      <text:p text:style-name="P3"><text:s text:c="4"/><text:span text:style-name="T1">"partnerIds": "['475']",</text:span></text:p>
      <text:p text:style-name="P3"><text:s text:c="4"/><text:span text:style-name="T1">"name": "Improving Deep Neural Networks: Hyperparameter tuning, Regularization and Optimization"</text:span></text:p>
      <text:p text:style-name="P3"><text:s text:c="2"/><text:span text:style-name="T1">},</text:span></text:p>
      <text:p text:style-name="P3"><text:s text:c="2"/><text:span text:style-name="T1">{</text:span></text:p>
      <text:p text:style-name="P3"><text:s text:c="4"/><text:span text:style-name="T1">"FIELD1": 479,</text:span></text:p>
      <text:p text:style-name="P3"><text:s text:c="4"/><text:span text:style-name="T1">"courseType": "v2.ondemand",</text:span></text:p>
      <text:p text:style-name="P3"><text:s text:c="4"/><text:span text:style-name="T1">"description": "The purpose of this course is to review the material covered in the Fundamentals of Engineering (FE) exam to enable the student to pass it. <text:s/>It will be presented in modules corresponding to the FE topics, particularly those in Civil and Mechanical Engineering. <text:s/>Each module will review main concepts, illustrate them with examples, and provide extensive practice problems.",</text:span></text:p>
      <text:p text:style-name="P3"><text:s text:c="4"/><text:span text:style-name="T1">"id": "fYg6EC_5EeWUWxIOAnoaFQ",</text:span></text:p>
      <text:p text:style-name="P3"><text:s text:c="4"/><text:span text:style-name="T1">"slug": "fe-exam",</text:span></text:p>
      <text:p text:style-name="P3"><text:s text:c="4"/><text:span text:style-name="T1">"instructorIds": "['4711045']",</text:span></text:p>
      <text:p text:style-name="P3"><text:s text:c="4"/><text:span text:style-name="T1">"specializations": "[]",</text:span></text:p>
      <text:p text:style-name="P3"><text:s text:c="4"/><text:span text:style-name="T1">"partnerIds": "['9']",</text:span></text:p>
      <text:p text:style-name="P3"><text:s text:c="4"/><text:span text:style-name="T1">"name": "Fundamentals of Engineering Exam Review"</text:span></text:p>
      <text:p text:style-name="P3"><text:s text:c="2"/><text:span text:style-name="T1">},</text:span></text:p>
      <text:p text:style-name="P3"><text:s text:c="2"/><text:span text:style-name="T1">{</text:span></text:p>
      <text:p text:style-name="P3"><text:s text:c="4"/><text:span text:style-name="T1">"FIELD1": 480,</text:span></text:p>
      <text:p text:style-name="P3"><text:s text:c="4"/><text:span text:style-name="T1">"courseType": "v2.ondemand",</text:span></text:p>
      <text:p text:style-name="P3"><text:soft-page-break/><text:s text:c="4"/><text:span text:style-name="T1">"description": "You may have noticed that what is new often behaves differently than what has become accepted over time, whether it is in a market, or a technology, or involves people and firms. <text:s/>Much research supports these general ideas, and this course builds on them to help you develop a perspective on managing innovation. <text:s/>That is, you will build your capability to lead and design your organization in effectively implementing innovation initiatives and achieving their strategic intent. <text:s/>\n\nTo do this, you will learn a set of frameworks, tools, and concepts that can help you address several important challenges in managing innovation. <text:s/>The first challenge regards how to successfully implement innovation efforts within established firms and alongside established businesses. <text:s/>You then investigate the particulars of managing innovation when disruptive technologies are involved. <text:s/>Other topics include leadership of new product development teams, planning and evaluation of innovation initiatives, and management of innovation across organizational boundaries, as happens with alliances or virtual firms.",</text:span></text:p>
      <text:p text:style-name="P3"><text:s text:c="4"/><text:span text:style-name="T1">"id": "nW1dUu13Eea2mxLTB28_VA",</text:span></text:p>
      <text:p text:style-name="P3"><text:s text:c="4"/><text:span text:style-name="T1">"slug": "strategic-innovation-innovation-at-the-frontier",</text:span></text:p>
      <text:p text:style-name="P3"><text:s text:c="4"/><text:span text:style-name="T1">"instructorIds": "['26864992']",</text:span></text:p>
      <text:p text:style-name="P3"><text:s text:c="4"/><text:span text:style-name="T1">"specializations": "[]",</text:span></text:p>
      <text:p text:style-name="P3"><text:s text:c="4"/><text:span text:style-name="T1">"partnerIds": "['17']",</text:span></text:p>
      <text:p text:style-name="P3"><text:s text:c="4"/><text:span text:style-name="T1">"name": "Strategic Innovation: Managing Innovation Initiatives"</text:span></text:p>
      <text:p text:style-name="P3"><text:s text:c="2"/><text:span text:style-name="T1">},</text:span></text:p>
      <text:p text:style-name="P3"><text:s text:c="2"/><text:span text:style-name="T1">{</text:span></text:p>
      <text:p text:style-name="P3"><text:s text:c="4"/><text:span text:style-name="T1">"FIELD1": 481,</text:span></text:p>
      <text:p text:style-name="P3"><text:s text:c="4"/><text:span text:style-name="T1">"courseType": "v2.ondemand",</text:span></text:p>
      <text:p text:style-name="P3"><text:s text:c="4"/><text:span text:style-name="T1">"description": "In this course, we will study security and trust from the hardware perspective. Upon completing the course, students will understand the vulnerabilities in current digital system design flow and the physical attacks to these systems. They will learn that security starts from hardware design and be familiar with the tools and skills to build secure and trusted hardware.",</text:span></text:p>
      <text:p text:style-name="P3"><text:s text:c="4"/><text:span text:style-name="T1">"id": "qqRBbiEREeW5Rwo0txKkgQ",</text:span></text:p>
      <text:p text:style-name="P3"><text:s text:c="4"/><text:span text:style-name="T1">"slug": "hardware-security",</text:span></text:p>
      <text:p text:style-name="P3"><text:s text:c="4"/><text:span text:style-name="T1">"instructorIds": "['6171385']",</text:span></text:p>
      <text:p text:style-name="P3"><text:s text:c="4"/><text:span text:style-name="T1">"specializations": "[]",</text:span></text:p>
      <text:p text:style-name="P3"><text:s text:c="4"/><text:span text:style-name="T1">"partnerIds": "['32']",</text:span></text:p>
      <text:p text:style-name="P3"><text:s text:c="4"/><text:span text:style-name="T1">"name": "Hardware Security"</text:span></text:p>
      <text:p text:style-name="P3"><text:s text:c="2"/><text:span text:style-name="T1">},</text:span></text:p>
      <text:p text:style-name="P3"><text:s text:c="2"/><text:span text:style-name="T1">{</text:span></text:p>
      <text:p text:style-name="P3"><text:s text:c="4"/><text:span text:style-name="T1">"FIELD1": 482,</text:span></text:p>
      <text:p text:style-name="P3"><text:s text:c="4"/><text:span text:style-name="T1">"courseType": "v2.ondemand",</text:span></text:p>
      <text:p text:style-name="P3"><text:s text:c="4"/><text:span text:style-name="T1">"description": "Learn about the technologies underlying experimentation used in systems biology, with particular focus on RNA sequencing, mass spec-based proteomics, flow/mass cytometry and live-cell imaging.\n\nA key driver of the systems biology field is the technology allowing us to delve deeper and wider into how cells respond to experimental perturbations. This in turns allows us to build more detailed quantitative models of cellular function, which can give important insight into applications ranging from biotechnology to human disease. This course gives a broad overview of a variety of current experimental techniques used in modern systems biology, with focus on obtaining the quantitative data needed for computational modeling purposes in downstream analyses. We dive deeply into four technologies in particular, mRNA sequencing, mass spectrometry-based proteomics, flow/mass cytometry, and live-cell imaging. These techniques are often used in systems biology and range from genome-wide coverage to single molecule coverage, millions of cells to single cells, and single time points to frequently sampled time courses. We present not only the theoretical background upon which these technologies work, but also enter real wet lab environments to provide instruction on how these techniques are performed in practice, and how resultant data are analyzed for quality and content.",</text:span></text:p>
      <text:p text:style-name="P3"><text:s text:c="4"/><text:span text:style-name="T1">"id": "iCIGe_T6EeS-1yIAC7MN4w",</text:span></text:p>
      <text:p text:style-name="P3"><text:s text:c="4"/><text:span text:style-name="T1">"slug": "experimental-methods",</text:span></text:p>
      <text:p text:style-name="P3"><text:soft-page-break/><text:s text:c="4"/><text:span text:style-name="T1">"instructorIds": "['6072943']",</text:span></text:p>
      <text:p text:style-name="P3"><text:s text:c="4"/><text:span text:style-name="T1">"specializations": "[]",</text:span></text:p>
      <text:p text:style-name="P3"><text:s text:c="4"/><text:span text:style-name="T1">"partnerIds": "['27']",</text:span></text:p>
      <text:p text:style-name="P3"><text:s text:c="4"/><text:span text:style-name="T1">"name": "Experimental Methods in Systems Biology"</text:span></text:p>
      <text:p text:style-name="P3"><text:s text:c="2"/><text:span text:style-name="T1">},</text:span></text:p>
      <text:p text:style-name="P3"><text:s text:c="2"/><text:span text:style-name="T1">{</text:span></text:p>
      <text:p text:style-name="P3"><text:s text:c="4"/><text:span text:style-name="T1">"FIELD1": 483,</text:span></text:p>
      <text:p text:style-name="P3"><text:s text:c="4"/><text:span text:style-name="T1">"courseType": "v2.ondemand",</text:span></text:p>
      <text:p text:style-name="P3"><text:s text:c="4"/><text:span text:style-name="T1">"description": "Once you have a prototype and a clearer vision of the opportunity, you’ll need to create a small organization to discover how to create a repeatable and scalable business model. Designed to provide you with a comprehensive overview of the critical components of creating a start-up, Entrepreneurship 2: Launching the Start-up, provides practical, real-world knowledge about the lean approach, the minimum viable product, when to pivot, when to quit your day job, the art of the pitch, building and managing a team, allocating equity, and building your external team, advisory board members, professional services, and entrepreneurial strategy. At the end of this course, you’ll be able to create a strategy for launch, including knowing who you need to hire, how to manage them to provide the greatest value, and what legal aspects are involved. You’ll also be prepared for Entrepreneurship 3: Growth Strategies.",</text:span></text:p>
      <text:p text:style-name="P3"><text:s text:c="4"/><text:span text:style-name="T1">"id": "W-hoIJw3EeWJORITtzkPnQ",</text:span></text:p>
      <text:p text:style-name="P3"><text:s text:c="4"/><text:span text:style-name="T1">"slug": "wharton-launching-startup",</text:span></text:p>
      <text:p text:style-name="P3"><text:s text:c="4"/><text:span text:style-name="T1">"instructorIds": "['16224543', '16532472', '16532358', '16531669', '3799837', '341966']",</text:span></text:p>
      <text:p text:style-name="P3"><text:s text:c="4"/><text:span text:style-name="T1">"specializations": "[]",</text:span></text:p>
      <text:p text:style-name="P3"><text:s text:c="4"/><text:span text:style-name="T1">"partnerIds": "['6']",</text:span></text:p>
      <text:p text:style-name="P3"><text:s text:c="4"/><text:span text:style-name="T1">"name": "Entrepreneurship 2: Launching your Start-Up"</text:span></text:p>
      <text:p text:style-name="P3"><text:s text:c="2"/><text:span text:style-name="T1">},</text:span></text:p>
      <text:p text:style-name="P3"><text:s text:c="2"/><text:span text:style-name="T1">{</text:span></text:p>
      <text:p text:style-name="P3"><text:s text:c="4"/><text:span text:style-name="T1">"FIELD1": 484,</text:span></text:p>
      <text:p text:style-name="P3"><text:s text:c="4"/><text:span text:style-name="T1">"courseType": "v2.ondemand",</text:span></text:p>
      <text:p text:style-name="P3"><text:s text:c="4"/><text:span text:style-name="T1">"description": "Our Earth’s Future is about the science of climate change and how to talk about it. You will learn from scientists in the fields of climatology, oceanography, Earth science, and anthropology who study how climate change is affecting people, populations, and ways of life. Explore the multiple lines of evidence for the human-induced climate change that is happening today, and consider what that means for the future of our planet. At the end of this course you will be able to understand key scientific principles, identify and address misconceptions, and contribute confidently to conversations about climate change.",</text:span></text:p>
      <text:p text:style-name="P3"><text:s text:c="4"/><text:span text:style-name="T1">"id": "1cz3WSsXEeWccAqzeA4VPw",</text:span></text:p>
      <text:p text:style-name="P3"><text:s text:c="4"/><text:span text:style-name="T1">"slug": "earth-climate-change",</text:span></text:p>
      <text:p text:style-name="P3"><text:s text:c="4"/><text:span text:style-name="T1">"instructorIds": "['11420615']",</text:span></text:p>
      <text:p text:style-name="P3"><text:s text:c="4"/><text:span text:style-name="T1">"specializations": "[]",</text:span></text:p>
      <text:p text:style-name="P3"><text:s text:c="4"/><text:span text:style-name="T1">"partnerIds": "['100']",</text:span></text:p>
      <text:p text:style-name="P3"><text:s text:c="4"/><text:span text:style-name="T1">"name": "Our Earth's Future"</text:span></text:p>
      <text:p text:style-name="P3"><text:s text:c="2"/><text:span text:style-name="T1">},</text:span></text:p>
      <text:p text:style-name="P3"><text:s text:c="2"/><text:span text:style-name="T1">{</text:span></text:p>
      <text:p text:style-name="P3"><text:s text:c="4"/><text:span text:style-name="T1">"FIELD1": 485,</text:span></text:p>
      <text:p text:style-name="P3"><text:s text:c="4"/><text:span text:style-name="T1">"courseType": "v2.capstone",</text:span></text:p>
      <text:p text:style-name="P3"><text:s text:c="4"/><text:span text:style-name="T1">"description": "In this case study based exercise, you will apply the knowledge you have gained about distribution, revenue and demand management to a ‘real’ world case – Hotel “De l'étoile” - a prestigious upmarket internationally branded property in Paris that to the outside world seems to be doing well but is in fact unprofitable for its owner.\n\nActual data of the distribution performance, revenue management tactics, financial situation will be provided by the hotel partner. <text:s/>In addition detailed information about the hotel’s competitive environment will be provided by several industry partners. <text:s/>Video interviews with senior managers from the property will be used to supplement written material to create a more real world experience.\n\nAs the new Director of Business Development hired to help the </text:span><text:soft-page-break/><text:span text:style-name="T1">hotel decide how to proceed, you will evaluate the hotel’s current policies and performance, making recommendations for improvements and and plan how best to implement them.",</text:span></text:p>
      <text:p text:style-name="P3"><text:s text:c="4"/><text:span text:style-name="T1">"id": "9suomDeIEeWJaxK5AT4frw",</text:span></text:p>
      <text:p text:style-name="P3"><text:s text:c="4"/><text:span text:style-name="T1">"slug": "hotel-management-project",</text:span></text:p>
      <text:p text:style-name="P3"><text:s text:c="4"/><text:span text:style-name="T1">"instructorIds": "['9943216']",</text:span></text:p>
      <text:p text:style-name="P3"><text:s text:c="4"/><text:span text:style-name="T1">"specializations": "[]",</text:span></text:p>
      <text:p text:style-name="P3"><text:s text:c="4"/><text:span text:style-name="T1">"partnerIds": "['223']",</text:span></text:p>
      <text:p text:style-name="P3"><text:s text:c="4"/><text:span text:style-name="T1">"name": "Hôtel “De l'étoile” - a hotel in crisis? "</text:span></text:p>
      <text:p text:style-name="P3"><text:s text:c="2"/><text:span text:style-name="T1">},</text:span></text:p>
      <text:p text:style-name="P3"><text:s text:c="2"/><text:span text:style-name="T1">{</text:span></text:p>
      <text:p text:style-name="P3"><text:s text:c="4"/><text:span text:style-name="T1">"FIELD1": 486,</text:span></text:p>
      <text:p text:style-name="P3"><text:s text:c="4"/><text:span text:style-name="T1">"courseType": "v2.ondemand",</text:span></text:p>
      <text:p text:style-name="P3"><text:s text:c="4"/><text:span text:style-name="T1">"description": "Среди жителей Кёнигсберга была распространена такая практическая головоломка: можно ли пройти по всем мостам через реку Преголя, не проходя ни по одному из них дважды? В 1736 году выдающийся математик Леонард Эйлер заинтересовался задачей и в письме другу привел строгое доказательство того, что сделать это невозможно. В том же году он доказал замечательную формулу, которая связывает число вершин, граней и ребер многогранника в трехмерном пространстве. Формула таинственным образом верна и для графов, которые называются \"планарными\". Эти два результата заложили основу теории графов и неплохо иллюстрируют направление ее развития по сей день. \n\nГраф как математический объект оказался полезным во многих теоретических и практических задачах. Наверное, дело в том, что сложность его структуры хорошо отвечает возможностям нашего мозга: это структура наглядная и понятно устроенная, но, с другой стороны, достаточно богатая, чтобы улавливать многие нетривиальные явления. Если говорить о приложениях, то, конечно, сразу же на ум приходят большие сети: Интернет, карта дорог, покрытие мобильной связи и т.п. В основах поисковых машин, таких, как Yandex и Google, лежат алгоритмы на графах. Помимо computer science, графы активно используются в биоинформатике, химии, социологии.\n\nЭтот курс служит введением в современную теорию графов. Мы, конечно, обсудим классические задачи, но и поговорим про более недавние результаты и тенденции, например, про экстремальную теорию графов. \n\nМатериал изложен с самых основ и на доступном языке. Целью этого курса является не только познакомить вас с вопросами и методами теории графов, но и развить у неподготовленных слушателей культуру математического мышления. Поэтому курс доступен широкому кругу слушателей. Для освоения материала будет достаточно знания математики на хорошем школьном уровне и базовых знаний комбинаторики.\n\nКурс состоит из 7 учебных недель и экзамена. Для успешного решения большинства задач из тестов достаточно освоить материал, рассказанный на лекциях. На семинарах разбираются и более сложные задачи, которые смогут заинтересовать слушателя, уже знакомого с основами теории графов.",</text:span></text:p>
      <text:p text:style-name="P3"><text:s text:c="4"/><text:span text:style-name="T1">"id": "SifJJ1fVEeWT8xIUiEQHHQ",</text:span></text:p>
      <text:p text:style-name="P3"><text:s text:c="4"/><text:span text:style-name="T1">"slug": "teoriya-grafov",</text:span></text:p>
      <text:p text:style-name="P3"><text:s text:c="4"/><text:span text:style-name="T1">"instructorIds": "['9134341', '9199409']",</text:span></text:p>
      <text:p text:style-name="P3"><text:s text:c="4"/><text:span text:style-name="T1">"specializations": "[]",</text:span></text:p>
      <text:p text:style-name="P3"><text:s text:c="4"/><text:span text:style-name="T1">"partnerIds": "['176']",</text:span></text:p>
      <text:p text:style-name="P3"><text:s text:c="4"/><text:span text:style-name="T1">"name": "Теория графов"</text:span></text:p>
      <text:p text:style-name="P3"><text:s text:c="2"/><text:span text:style-name="T1">},</text:span></text:p>
      <text:p text:style-name="P3"><text:s text:c="2"/><text:span text:style-name="T1">{</text:span></text:p>
      <text:p text:style-name="P3"><text:s text:c="4"/><text:span text:style-name="T1">"FIELD1": 487,</text:span></text:p>
      <text:p text:style-name="P3"><text:s text:c="4"/><text:span text:style-name="T1">"courseType": "v2.ondemand",</text:span></text:p>
      <text:p text:style-name="P3"><text:s text:c="4"/><text:span text:style-name="T1">"description": "As health informaticists, we need to be very clear in our understanding of the current state (as\n-is), the future state (to-be) and any unintended consequences that can result from our interventions. Prior to introducing large scale change, we need to assess whether a healthcare organization is truly ready for change. This involves taking into account an organization's current culture and values. Successfully leading change through health informatics also requires strategic planning and careful financial considerations. Proper workflow redesign and a clear change management strategy are of utmost importance when introducing new technologies and in ensuring their successful adoption and </text:span><text:soft-page-break/><text:span text:style-name="T1">proper use. \n\nBy the end of this course, students will become familiar with examples of successful and failed attempts at change in health informatics, and the reasons for each. Students will be armed with tools to help optimize their chances for successfully leading change in their respective organizations. ",</text:span></text:p>
      <text:p text:style-name="P3"><text:s text:c="4"/><text:span text:style-name="T1">"id": "jePrjEQ1Eeim3goWHozWuA",</text:span></text:p>
      <text:p text:style-name="P3"><text:s text:c="4"/><text:span text:style-name="T1">"slug": "leading-change-health-informatics",</text:span></text:p>
      <text:p text:style-name="P3"><text:s text:c="4"/><text:span text:style-name="T1">"instructorIds": "['37772795']",</text:span></text:p>
      <text:p text:style-name="P3"><text:s text:c="4"/><text:span text:style-name="T1">"specializations": "[]",</text:span></text:p>
      <text:p text:style-name="P3"><text:s text:c="4"/><text:span text:style-name="T1">"partnerIds": "['8']",</text:span></text:p>
      <text:p text:style-name="P3"><text:s text:c="4"/><text:span text:style-name="T1">"name": "Leading Change in Health Informatics"</text:span></text:p>
      <text:p text:style-name="P3"><text:s text:c="2"/><text:span text:style-name="T1">},</text:span></text:p>
      <text:p text:style-name="P3"><text:s text:c="2"/><text:span text:style-name="T1">{</text:span></text:p>
      <text:p text:style-name="P3"><text:s text:c="4"/><text:span text:style-name="T1">"FIELD1": 488,</text:span></text:p>
      <text:p text:style-name="P3"><text:s text:c="4"/><text:span text:style-name="T1">"courseType": "v2.ondemand",</text:span></text:p>
      <text:p text:style-name="P3"><text:s text:c="4"/><text:span text:style-name="T1">"description": "What is XR? It’s shorthand for a related set of new technologies that are changing the way we interact with the world and with each other: Virtual Reality, Augmented Reality, and Mixed Reality.\n \nTo understand XR, you need to understand the technologies that enable it. If you understand the available technologies, how they are used, and what their future holds, you’ll be well equipped to deal with XR as it rapidly evolves and converges.\n\nIn this course, we will present an introduction to XR using a broadly chronological approach, focusing on how all of the underlying technologies came together at key moments in the history of XR to launch the concepts of Virtual Reality and Augmented Reality into the mainstream consciousness. Throughout the course, we’ll give a brief description of each of the supporting technologies, some history about when it first came into use, limitations and future potential for improvement, and how it’s used for AR, VR, and MR. <text:s/>\n\nAs you learn about the technology, you’ll also develop hands on experience in the field along two tracks. First, you will use Unity to build and run two simple XR applications on your own smartphone: a “VR Museum” app and a handheld Augmented Reality app. Second, you will brainstorm, define, visualize, and iterate your own original concept for an XR application, ending the course with a thorough and peer-reviewed XR Product Brief that you could use as the basis for future development.\n\nThis is the first of three planned courses in Unity's XR Specialization, which include the Mobile VR App Development with Unity course as well as a future course focused on developing Augmented Reality (AR) applications with Unity.",</text:span></text:p>
      <text:p text:style-name="P3"><text:s text:c="4"/><text:span text:style-name="T1">"id": "IOsCj7pyEeewUQ7IuhPUJA",</text:span></text:p>
      <text:p text:style-name="P3"><text:s text:c="4"/><text:span text:style-name="T1">"slug": "xr-introduction",</text:span></text:p>
      <text:p text:style-name="P3"><text:s text:c="4"/><text:span text:style-name="T1">"instructorIds": "['32937405', '28762407']",</text:span></text:p>
      <text:p text:style-name="P3"><text:s text:c="4"/><text:span text:style-name="T1">"specializations": "[]",</text:span></text:p>
      <text:p text:style-name="P3"><text:s text:c="4"/><text:span text:style-name="T1">"partnerIds": "['482']",</text:span></text:p>
      <text:p text:style-name="P3"><text:s text:c="4"/><text:span text:style-name="T1">"name": "Introduction to XR: VR, AR, and MR Foundations"</text:span></text:p>
      <text:p text:style-name="P3"><text:s text:c="2"/><text:span text:style-name="T1">},</text:span></text:p>
      <text:p text:style-name="P3"><text:s text:c="2"/><text:span text:style-name="T1">{</text:span></text:p>
      <text:p text:style-name="P3"><text:s text:c="4"/><text:span text:style-name="T1">"FIELD1": 489,</text:span></text:p>
      <text:p text:style-name="P3"><text:s text:c="4"/><text:span text:style-name="T1">"courseType": "v2.ondemand",</text:span></text:p>
      <text:p text:style-name="P3"><text:s text:c="4"/><text:span text:style-name="T1">"description": "The Kotlin programming language is a modern language that gives you more power for your everyday tasks. Kotlin is concise, safe, pragmatic, and focused on interoperability with Java code. It can be used almost everywhere Java is used today: for server-side development, Android apps, and much more. Kotlin is 100% compatible with all existing Java frameworks, and has good tooling support. It’s a pragmatic language with a very low learning curve, and can be quickly grasped by Java developers. Kotlin code might be compiled not only to JVM bytecode but to JavaScript and Native code as well, but this course is focused on Kotlin/JVM.\n\nThis course aims to share with you the power and the beauty of Kotlin. We'll have a basic overview of the language, as well as a discussion of many corner cases, especially concerning Java interoperability. The course is based on your Java experience; it shows the similarities between the two languages and focuses on what's going to be different. \nNote that this course won't cover the </text:span><text:soft-page-break/><text:span text:style-name="T1">programming fundamentals. We'll discuss: basic syntax, nullability, functional programming with Kotlin, object-oriented programming with Kotlin, the power of the Kotlin standard library, and Java interoperability.",</text:span></text:p>
      <text:p text:style-name="P3"><text:s text:c="4"/><text:span text:style-name="T1">"id": "onanI5PsEeic_hJxqQLlmg",</text:span></text:p>
      <text:p text:style-name="P3"><text:s text:c="4"/><text:span text:style-name="T1">"slug": "kotlin-for-java-developers",</text:span></text:p>
      <text:p text:style-name="P3"><text:s text:c="4"/><text:span text:style-name="T1">"instructorIds": "['35297068', '35636946']",</text:span></text:p>
      <text:p text:style-name="P3"><text:s text:c="4"/><text:span text:style-name="T1">"specializations": "[]",</text:span></text:p>
      <text:p text:style-name="P3"><text:s text:c="4"/><text:span text:style-name="T1">"partnerIds": "['523']",</text:span></text:p>
      <text:p text:style-name="P3"><text:s text:c="4"/><text:span text:style-name="T1">"name": "Kotlin for Java Developers"</text:span></text:p>
      <text:p text:style-name="P3"><text:s text:c="2"/><text:span text:style-name="T1">},</text:span></text:p>
      <text:p text:style-name="P3"><text:s text:c="2"/><text:span text:style-name="T1">{</text:span></text:p>
      <text:p text:style-name="P3"><text:s text:c="4"/><text:span text:style-name="T1">"FIELD1": 490,</text:span></text:p>
      <text:p text:style-name="P3"><text:s text:c="4"/><text:span text:style-name="T1">"courseType": "v2.ondemand",</text:span></text:p>
      <text:p text:style-name="P3"><text:s text:c="4"/><text:span text:style-name="T1">"description": "Muchas personas ya conocen al bitcoin, la moneda digital que en pocos años pasó de valer unos pocos centavos a miles de dólares. Pero es sólo la punta del iceberg de un fenómeno mucho más grande. \n\nEl blockchain, la tecnología en la que se basa el bitcoin, tiene el potencial de disrumpir los negocios, las finanzas, las leyes y hasta los gobiernos.\n\n¿Imaginas un mundo sin bancos? ¿Sin abogados? ¿Imaginas una red social que te pagara cada vez que publiques un post? ¿Una plataforma para compartir música, donde todos los ingresos queden en manos del artista? \n\nEste es uno de los primeros programas sobre blockchain disponibles en Coursera. Es dictado por Federico Ast, profesor de la Facultad de Ciencias Empresariales de la Universidad Austral, Doctor en dirección de empresas y emprendedor con amplia experiencia en la industria del blockchain. Es fundador de Crowdjury y Kleros, dos proyectos que utilizan el blockchain para la transformación de los sistemas legales y de justicia.\n\nLas 5 semanas del curso te ofrecerán un amplio panorama teórico y práctico del impacto del blockchain en el ámbito legal, tecnológico, económico y social.\n\nBill Gates, Richard Branson, Julien Assange y Al Gore son algunas de las personas que creen que esta es una de las tecnologías de mayor potencial de transformación de los próximos años.\n\n¡Bienvenido a la revolución del blockchain!",</text:span></text:p>
      <text:p text:style-name="P3"><text:s text:c="4"/><text:span text:style-name="T1">"id": "iU_-zKnCEeeF1RLK9c5stA",</text:span></text:p>
      <text:p text:style-name="P3"><text:s text:c="4"/><text:span text:style-name="T1">"slug": "blockchain-espanol",</text:span></text:p>
      <text:p text:style-name="P3"><text:s text:c="4"/><text:span text:style-name="T1">"instructorIds": "['5986304']",</text:span></text:p>
      <text:p text:style-name="P3"><text:s text:c="4"/><text:span text:style-name="T1">"specializations": "[]",</text:span></text:p>
      <text:p text:style-name="P3"><text:s text:c="4"/><text:span text:style-name="T1">"partnerIds": "['350']",</text:span></text:p>
      <text:p text:style-name="P3"><text:s text:c="4"/><text:span text:style-name="T1">"name": "La Disrupción del Blockchain"</text:span></text:p>
      <text:p text:style-name="P3"><text:s text:c="2"/><text:span text:style-name="T1">},</text:span></text:p>
      <text:p text:style-name="P3"><text:s text:c="2"/><text:span text:style-name="T1">{</text:span></text:p>
      <text:p text:style-name="P3"><text:s text:c="4"/><text:span text:style-name="T1">"FIELD1": 491,</text:span></text:p>
      <text:p text:style-name="P3"><text:s text:c="4"/><text:span text:style-name="T1">"courseType": "v2.ondemand",</text:span></text:p>
      <text:p text:style-name="P3"><text:s text:c="4"/><text:span text:style-name="T1">"description": "This course delves into a variety of processes to structure software development. It also covers the foundations of core Agile practices, such as Extreme Programming and Scrum.",</text:span></text:p>
      <text:p text:style-name="P3"><text:s text:c="4"/><text:span text:style-name="T1">"id": "6lQZLjVvEeWfzhKP8GtZlQ",</text:span></text:p>
      <text:p text:style-name="P3"><text:s text:c="4"/><text:span text:style-name="T1">"slug": "software-processes-and-agile-practices",</text:span></text:p>
      <text:p text:style-name="P3"><text:s text:c="4"/><text:span text:style-name="T1">"instructorIds": "['14283726']",</text:span></text:p>
      <text:p text:style-name="P3"><text:s text:c="4"/><text:span text:style-name="T1">"specializations": "[]",</text:span></text:p>
      <text:p text:style-name="P3"><text:s text:c="4"/><text:span text:style-name="T1">"partnerIds": "['146']",</text:span></text:p>
      <text:p text:style-name="P3"><text:s text:c="4"/><text:span text:style-name="T1">"name": "Software Processes and Agile Practices"</text:span></text:p>
      <text:p text:style-name="P3"><text:s text:c="2"/><text:span text:style-name="T1">},</text:span></text:p>
      <text:p text:style-name="P3"><text:s text:c="2"/><text:span text:style-name="T1">{</text:span></text:p>
      <text:p text:style-name="P3"><text:s text:c="4"/><text:span text:style-name="T1">"FIELD1": 492,</text:span></text:p>
      <text:p text:style-name="P3"><text:s text:c="4"/><text:span text:style-name="T1">"courseType": "v2.ondemand",</text:span></text:p>
      <text:p text:style-name="P3"><text:s text:c="4"/><text:span text:style-name="T1">"description": "El Marketing Digital ha revolucionado la forma de hacer negocios, y ninguna corporación, empresa, emprendedor o profesional puede desconocer su importancia vital para lograr el éxito.\nEste curso proporciona al alumno el dominio de los criterios estratégicos, técnicas y herramientas propias de la disciplina.\nObjetivos:\n- Comprender el ecosistema completo del Marketing </text:span><text:soft-page-break/><text:span text:style-name="T1">Digital\n- Desarrollar las mejores estrategias para conseguir los objetivos\n- Identificar las principales herramientas para ejecutar las acciones que contemplan éstas estrategias\n- Aprender a monitorear o controlar para tomar acciones correctivas",</text:span></text:p>
      <text:p text:style-name="P3"><text:s text:c="4"/><text:span text:style-name="T1">"id": "LEKyOA4REeaX4g6xdats6w",</text:span></text:p>
      <text:p text:style-name="P3"><text:s text:c="4"/><text:span text:style-name="T1">"slug": "marketing-digital-pilares",</text:span></text:p>
      <text:p text:style-name="P3"><text:s text:c="4"/><text:span text:style-name="T1">"instructorIds": "['22139224', '22139241']",</text:span></text:p>
      <text:p text:style-name="P3"><text:s text:c="4"/><text:span text:style-name="T1">"specializations": "[]",</text:span></text:p>
      <text:p text:style-name="P3"><text:s text:c="4"/><text:span text:style-name="T1">"partnerIds": "['350']",</text:span></text:p>
      <text:p text:style-name="P3"><text:s text:c="4"/><text:span text:style-name="T1">"name": "Pilares de Marketing Digital"</text:span></text:p>
      <text:p text:style-name="P3"><text:s text:c="2"/><text:span text:style-name="T1">},</text:span></text:p>
      <text:p text:style-name="P3"><text:s text:c="2"/><text:span text:style-name="T1">{</text:span></text:p>
      <text:p text:style-name="P3"><text:s text:c="4"/><text:span text:style-name="T1">"FIELD1": 493,</text:span></text:p>
      <text:p text:style-name="P3"><text:s text:c="4"/><text:span text:style-name="T1">"courseType": "v2.ondemand",</text:span></text:p>
      <text:p text:style-name="P3"><text:s text:c="4"/><text:span text:style-name="T1">"description": "En el curso matemáticas financieras se explica la relación que tiene el dinero y su valor a través del tiempo. Se abordan los temas de interés simple, interés compuesto, anualidades, perpetuidades, amortizaciones, valor presente y valor futuro, todos ellos elementos básicos que el administrador financiero deberá aplicar en los análisis de opciones de inversión o financiamiento.",</text:span></text:p>
      <text:p text:style-name="P3"><text:s text:c="4"/><text:span text:style-name="T1">"id": "SV_hEA5YEeaX4g6xdats6w",</text:span></text:p>
      <text:p text:style-name="P3"><text:s text:c="4"/><text:span text:style-name="T1">"slug": "matematicas",</text:span></text:p>
      <text:p text:style-name="P3"><text:s text:c="4"/><text:span text:style-name="T1">"instructorIds": "['11118284']",</text:span></text:p>
      <text:p text:style-name="P3"><text:s text:c="4"/><text:span text:style-name="T1">"specializations": "[]",</text:span></text:p>
      <text:p text:style-name="P3"><text:s text:c="4"/><text:span text:style-name="T1">"partnerIds": "['58']",</text:span></text:p>
      <text:p text:style-name="P3"><text:s text:c="4"/><text:span text:style-name="T1">"name": "Matemáticas financieras"</text:span></text:p>
      <text:p text:style-name="P3"><text:s text:c="2"/><text:span text:style-name="T1">},</text:span></text:p>
      <text:p text:style-name="P3"><text:s text:c="2"/><text:span text:style-name="T1">{</text:span></text:p>
      <text:p text:style-name="P3"><text:s text:c="4"/><text:span text:style-name="T1">"FIELD1": 494,</text:span></text:p>
      <text:p text:style-name="P3"><text:s text:c="4"/><text:span text:style-name="T1">"courseType": "v2.ondemand",</text:span></text:p>
      <text:p text:style-name="P3"><text:s text:c="4"/><text:span text:style-name="T1">"description": "Рынки капитала и финансовые институты – вокруг нас. Это огромная отрасль, в которой действуют могущественные игроки, часто бросающие вызовы инвесторам и широкой публике и подвергающие их серьезным рискам. \nКурс позволяет в нескучной форме познакомиться с основами современного рынка капитала, проанализировать его фундаментальные проблемы, осознать глубинные интересы участников рынка, понять истинное значение финансовых терминов и сигналов.\n\nСлушатели будут лучше понимать финансовые новости, не будут поддаваться на радужные обещания финансистов и опасные авантюры, станут более защищенными от рыночных угроз, получат возможность использовать приобретенные знания и навыки для успешного профессионального и карьерного роста как в области финансов, так и в других видах деятельности и в обычной жизни.",</text:span></text:p>
      <text:p text:style-name="P3"><text:s text:c="4"/><text:span text:style-name="T1">"id": "pDX5iINYEealyAq9mBiU-w",</text:span></text:p>
      <text:p text:style-name="P3"><text:s text:c="4"/><text:span text:style-name="T1">"slug": "rynki-kapitala-finansovyye-instituty",</text:span></text:p>
      <text:p text:style-name="P3"><text:s text:c="4"/><text:span text:style-name="T1">"instructorIds": "['17533334']",</text:span></text:p>
      <text:p text:style-name="P3"><text:s text:c="4"/><text:span text:style-name="T1">"specializations": "[]",</text:span></text:p>
      <text:p text:style-name="P3"><text:s text:c="4"/><text:span text:style-name="T1">"partnerIds": "['176', '440']",</text:span></text:p>
      <text:p text:style-name="P3"><text:s text:c="4"/><text:span text:style-name="T1">"name": "Рынки капитала и финансовые институты или \"О чужих деньгах\""</text:span></text:p>
      <text:p text:style-name="P3"><text:s text:c="2"/><text:span text:style-name="T1">},</text:span></text:p>
      <text:p text:style-name="P3"><text:s text:c="2"/><text:span text:style-name="T1">{</text:span></text:p>
      <text:p text:style-name="P3"><text:s text:c="4"/><text:span text:style-name="T1">"FIELD1": 495,</text:span></text:p>
      <text:p text:style-name="P3"><text:s text:c="4"/><text:span text:style-name="T1">"courseType": "v2.ondemand",</text:span></text:p>
      <text:p text:style-name="P3"><text:s text:c="4"/><text:span text:style-name="T1">"description": "Improving health care for veterans has become a matter of national attention and has gained increasing attention from the medical community. <text:s/>With the current surge of veterans reintegrating into civilian society it is critical to improve the training of the next cadre of providers who will provide care for our veterans. <text:s/>It is widely known that veterans receive care in all aspects of the health system, thus providers in <text:s/>veteran focused care facilities, military health serves and civilian locals must be aware of the unique needs of veterans. <text:s/>It is perhaps even more important to educate civilian providers who may </text:span><text:soft-page-break/><text:span text:style-name="T1">be unfamiliar with the unique physical, mental and emotional needs related to military service.\n\nCourse Audience\n - all health professions learners, example:\n - medical students, resident physicians, dental students,\n - nursing students, advanced practice nurses,\n - social work, pharmacy student as graduate level learners\n - as well as any and all health professionals interested in veteran-centered care\n\nWhat You Will Learn:\nThis course will provide learners the opportunity to engage with material to facilitate their understanding of the origins of Academic Medical Centers and Veterans Administration affiliations, recognize and manage the influence of bias, class, and power on the clinical encounter and self-reflect on their biases that particularly affect U.S. military veterans. <text:s text:c="2"/>This course also features several video clips from the acclaimed documentary, Where Soldiers Come From, directed by Heather Courtney.\n\n\nThe views expressed in this course are those of the authors and do not necessarily reflect the position or the policy of the Department of Veterans Affairs or the U.S. government.",</text:span></text:p>
      <text:p text:style-name="P3"><text:s text:c="4"/><text:span text:style-name="T1">"id": "Qjj3KjrWEeWO-Qq6rEZAow",</text:span></text:p>
      <text:p text:style-name="P3"><text:s text:c="4"/><text:span text:style-name="T1">"slug": "va-health-care",</text:span></text:p>
      <text:p text:style-name="P3"><text:s text:c="4"/><text:span text:style-name="T1">"instructorIds": "['1786868', '5080871']",</text:span></text:p>
      <text:p text:style-name="P3"><text:s text:c="4"/><text:span text:style-name="T1">"specializations": "[]",</text:span></text:p>
      <text:p text:style-name="P3"><text:s text:c="4"/><text:span text:style-name="T1">"partnerIds": "['3']",</text:span></text:p>
      <text:p text:style-name="P3"><text:s text:c="4"/><text:span text:style-name="T1">"name": "Service Transformed: Lessons in U.S. Veteran Centered Care"</text:span></text:p>
      <text:p text:style-name="P3"><text:s text:c="2"/><text:span text:style-name="T1">},</text:span></text:p>
      <text:p text:style-name="P3"><text:s text:c="2"/><text:span text:style-name="T1">{</text:span></text:p>
      <text:p text:style-name="P3"><text:s text:c="4"/><text:span text:style-name="T1">"FIELD1": 496,</text:span></text:p>
      <text:p text:style-name="P3"><text:s text:c="4"/><text:span text:style-name="T1">"courseType": "v2.ondemand",</text:span></text:p>
      <text:p text:style-name="P3"><text:s text:c="4"/><text:span text:style-name="T1">"description": "This course will introduce you to Virtual Reality (VR). The course will teach you everything from the basics of VR- the hardware and the history of VR- to different applications of VR, the psychology of Virtual Reality, and the challenges of the medium.\n\nThe course is designed for people who are new to VR as a medium. You may have experienced some virtual reality before, and may have some hardware- but this course is suitable to individuals who have never experienced VR and those who do not have much hardware- we will explain Mobile VR as well as devices such as the Oculus Rift and HTC Vive.\n\nIntroduction to Virtual Reality is the first course in the Virtual Reality Specialisation. A learner with no previous experience in Virtual Reality and/or game programming will be able to evaluate existing VR applications, and design, test, and implement their own VR experiences/games using Unity by the end of the specialisation.",</text:span></text:p>
      <text:p text:style-name="P3"><text:s text:c="4"/><text:span text:style-name="T1">"id": "pXYrg_jbEeaRvRLVBNP8Xg",</text:span></text:p>
      <text:p text:style-name="P3"><text:s text:c="4"/><text:span text:style-name="T1">"slug": "introduction-virtual-reality",</text:span></text:p>
      <text:p text:style-name="P3"><text:s text:c="4"/><text:span text:style-name="T1">"instructorIds": "['24333271', '1620951']",</text:span></text:p>
      <text:p text:style-name="P3"><text:s text:c="4"/><text:span text:style-name="T1">"specializations": "[]",</text:span></text:p>
      <text:p text:style-name="P3"><text:s text:c="4"/><text:span text:style-name="T1">"partnerIds": "['26', '303']",</text:span></text:p>
      <text:p text:style-name="P3"><text:s text:c="4"/><text:span text:style-name="T1">"name": "Introduction to Virtual Reality"</text:span></text:p>
      <text:p text:style-name="P3"><text:s text:c="2"/><text:span text:style-name="T1">},</text:span></text:p>
      <text:p text:style-name="P3"><text:s text:c="2"/><text:span text:style-name="T1">{</text:span></text:p>
      <text:p text:style-name="P3"><text:s text:c="4"/><text:span text:style-name="T1">"FIELD1": 497,</text:span></text:p>
      <text:p text:style-name="P3"><text:s text:c="4"/><text:span text:style-name="T1">"courseType": "v2.ondemand",</text:span></text:p>
      <text:p text:style-name="P3"><text:s text:c="4"/><text:span text:style-name="T1">"description": "This course will focus on the historical and cultural background, literary aesthetics, music, and performance of Kunqu, China’s classical opera. After viewing the lecture videos presented by scholars and renowned maestros in the field of Kunqu, students’ understanding and appreciation of Chinese performing arts, classical literature and traditional culture will be enhanced.",</text:span></text:p>
      <text:p text:style-name="P3"><text:s text:c="4"/><text:span text:style-name="T1">"id": "p_hNtStkEeWccAqzeA4VPw",</text:span></text:p>
      <text:p text:style-name="P3"><text:s text:c="4"/><text:span text:style-name="T1">"slug": "kunqu-opera",</text:span></text:p>
      <text:p text:style-name="P3"><text:s text:c="4"/><text:span text:style-name="T1">"instructorIds": "['2589622', '2589497', '5271925']",</text:span></text:p>
      <text:p text:style-name="P3"><text:s text:c="4"/><text:span text:style-name="T1">"specializations": "[]",</text:span></text:p>
      <text:p text:style-name="P3"><text:s text:c="4"/><text:span text:style-name="T1">"partnerIds": "['45']",</text:span></text:p>
      <text:p text:style-name="P3"><text:s text:c="4"/><text:span text:style-name="T1">"name": "The Beauty of Kunqu Opera"</text:span></text:p>
      <text:p text:style-name="P3"><text:s text:c="2"/><text:span text:style-name="T1">},</text:span></text:p>
      <text:p text:style-name="P3"><text:soft-page-break/><text:s text:c="2"/><text:span text:style-name="T1">{</text:span></text:p>
      <text:p text:style-name="P3"><text:s text:c="4"/><text:span text:style-name="T1">"FIELD1": 498,</text:span></text:p>
      <text:p text:style-name="P3"><text:s text:c="4"/><text:span text:style-name="T1">"courseType": "v2.ondemand",</text:span></text:p>
      <text:p text:style-name="P3"><text:s text:c="4"/><text:span text:style-name="T1">"description": "Accountants perform a wide variety of activities which include, but are not limited to, accounting, auditing, tax, management consulting, and financial management.  However, a professional accountant’s responsibility is not exclusively to satisfy the needs of an employer or professional services client.  One of the distinguishing characteristics of the accounting profession is its acceptance of the responsibility to act in the public interest. \n\nThis course will introduce you to professional guidance that enables accountants to uphold the obligation to act in the public interest while meeting their professional responsibilities to employers and clients.  You will also learn foundational knowledge of the moral dimensions of business that are helpful for recognizing and interpreting the ethical issues embedded in situations you will encounter in your career.  Topics in the course include professional standards, values and norms, ethical theories, theories of a firm and business purpose, and corporate governance.",</text:span></text:p>
      <text:p text:style-name="P3"><text:s text:c="4"/><text:span text:style-name="T1">"id": "#NAME?",</text:span></text:p>
      <text:p text:style-name="P3"><text:s text:c="4"/><text:span text:style-name="T1">"slug": "ethics",</text:span></text:p>
      <text:p text:style-name="P3"><text:s text:c="4"/><text:span text:style-name="T1">"instructorIds": "['28515913']",</text:span></text:p>
      <text:p text:style-name="P3"><text:s text:c="4"/><text:span text:style-name="T1">"specializations": "[]",</text:span></text:p>
      <text:p text:style-name="P3"><text:s text:c="4"/><text:span text:style-name="T1">"partnerIds": "['17']",</text:span></text:p>
      <text:p text:style-name="P3"><text:s text:c="4"/><text:span text:style-name="T1">"name": "Professional Responsibility and Ethics for Accountants"</text:span></text:p>
      <text:p text:style-name="P3"><text:s text:c="2"/><text:span text:style-name="T1">},</text:span></text:p>
      <text:p text:style-name="P3"><text:s text:c="2"/><text:span text:style-name="T1">{</text:span></text:p>
      <text:p text:style-name="P3"><text:s text:c="4"/><text:span text:style-name="T1">"FIELD1": 499,</text:span></text:p>
      <text:p text:style-name="P3"><text:s text:c="4"/><text:span text:style-name="T1">"courseType": "v2.ondemand",</text:span></text:p>
      <text:p text:style-name="P3"><text:s text:c="4"/><text:span text:style-name="T1">"description": "The Origins course tracks the origin of all things – from the Big Bang to the origin of the Solar System and the Earth. The course follows the evolution of life on our planet through deep geological time to present life forms.",</text:span></text:p>
      <text:p text:style-name="P3"><text:s text:c="4"/><text:span text:style-name="T1">"id": "QRDjcWLVEeWFkQ7sUCFGVQ",</text:span></text:p>
      <text:p text:style-name="P3"><text:s text:c="4"/><text:span text:style-name="T1">"slug": "origins-universe-solarsystem",</text:span></text:p>
      <text:p text:style-name="P3"><text:s text:c="4"/><text:span text:style-name="T1">"instructorIds": "['2428255', '5970141', '10165456', '10165347', '10165330', '10165304', '10165281', '10165255', '10165237', '10165197', '10165169', '10165131', '10165094', '10165080', '10165069', '10165045', '10165012']",</text:span></text:p>
      <text:p text:style-name="P3"><text:s text:c="4"/><text:span text:style-name="T1">"specializations": "[]",</text:span></text:p>
      <text:p text:style-name="P3"><text:s text:c="4"/><text:span text:style-name="T1">"partnerIds": "['63']",</text:span></text:p>
      <text:p text:style-name="P3"><text:s text:c="4"/><text:span text:style-name="T1">"name": "Origins - Formation of the Universe, Solar System, Earth and Life"</text:span></text:p>
      <text:p text:style-name="P3"><text:s text:c="2"/><text:span text:style-name="T1">}</text:span></text:p>
      <text:p text:style-name="P2">]</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4T14:27:16.966000000</meta:creation-date>
    <dc:date>2023-10-04T14:27:41.689000000</dc:date>
    <meta:editing-duration>PT25S</meta:editing-duration>
    <meta:editing-cycles>1</meta:editing-cycles>
    <meta:document-statistic meta:table-count="0" meta:image-count="0" meta:object-count="0" meta:page-count="220" meta:paragraph-count="5491" meta:word-count="109703" meta:character-count="750320" meta:non-whitespace-character-count="635204"/>
    <meta:generator>LibreOffice/7.5.4.2$Windows_X86_64 LibreOffice_project/36ccfdc35048b057fd9854c757a8b67ec53977b6</meta:generator>
  </office:meta>
</office:document-meta>
</file>